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serif"/>
    <style:font-face style:name="OpenSymbol" svg:font-family="OpenSymbol"/>
    <style:font-face style:name="sans-serif" svg:font-family="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8535in" table:align="left"/>
    </style:style>
    <style:style style:name="Table1.A" style:family="table-column">
      <style:table-column-properties style:column-width="0.7438in"/>
    </style:style>
    <style:style style:name="Table1.B" style:family="table-column">
      <style:table-column-properties style:column-width="2.2146in"/>
    </style:style>
    <style:style style:name="Table1.C" style:family="table-column">
      <style:table-column-properties style:column-width="0.7861in"/>
    </style:style>
    <style:style style:name="Table1.D" style:family="table-column">
      <style:table-column-properties style:column-width="1.109in"/>
    </style:style>
    <style:style style:name="Table1.A1" style:family="table-cell">
      <style:table-cell-properties fo:padding="0.0194in" fo:border="none"/>
    </style:style>
    <style:style style:name="Table2" style:family="table">
      <style:table-properties style:width="5.0354in" table:align="left"/>
    </style:style>
    <style:style style:name="Table2.A" style:family="table-column">
      <style:table-column-properties style:column-width="1.6431in"/>
    </style:style>
    <style:style style:name="Table2.B" style:family="table-column">
      <style:table-column-properties style:column-width="3.3924in"/>
    </style:style>
    <style:style style:name="Table2.A1" style:family="table-cell">
      <style:table-cell-properties fo:padding="0.0194in" fo:border="none"/>
    </style:style>
    <style:style style:name="Table3" style:family="table">
      <style:table-properties style:width="5.4229in" table:align="left"/>
    </style:style>
    <style:style style:name="Table3.A" style:family="table-column">
      <style:table-column-properties style:column-width="1.5965in"/>
    </style:style>
    <style:style style:name="Table3.B" style:family="table-column">
      <style:table-column-properties style:column-width="3.8264in"/>
    </style:style>
    <style:style style:name="Table3.A1" style:family="table-cell">
      <style:table-cell-properties fo:padding="0.0194in" fo:border="none"/>
    </style:style>
    <style:style style:name="Table4" style:family="table">
      <style:table-properties style:width="6.925in" style:rel-width="100%" table:align="left"/>
    </style:style>
    <style:style style:name="Table4.A" style:family="table-column">
      <style:table-column-properties style:column-width="0.1986in" style:rel-column-width="1879*"/>
    </style:style>
    <style:style style:name="Table4.B" style:family="table-column">
      <style:table-column-properties style:column-width="6.7264in" style:rel-column-width="63656*"/>
    </style:style>
    <style:style style:name="Table4.A1" style:family="table-cell">
      <style:table-cell-properties fo:padding="0.0194in" fo:border="none"/>
    </style:style>
    <style:style style:name="Table5" style:family="table">
      <style:table-properties style:width="2.4063in" table:align="left"/>
    </style:style>
    <style:style style:name="Table5.A" style:family="table-column">
      <style:table-column-properties style:column-width="0.7438in"/>
    </style:style>
    <style:style style:name="Table5.B" style:family="table-column">
      <style:table-column-properties style:column-width="1.6625in"/>
    </style:style>
    <style:style style:name="Table5.A1" style:family="table-cell">
      <style:table-cell-properties fo:padding="0.0194in" fo:border="none"/>
    </style:style>
    <style:style style:name="Table6" style:family="table">
      <style:table-properties style:width="2.7139in" table:align="left"/>
    </style:style>
    <style:style style:name="Table6.A" style:family="table-column">
      <style:table-column-properties style:column-width="1.6049in"/>
    </style:style>
    <style:style style:name="Table6.B" style:family="table-column">
      <style:table-column-properties style:column-width="1.109in"/>
    </style:style>
    <style:style style:name="Table6.A1" style:family="table-cell">
      <style:table-cell-properties fo:padding="0.0194in" fo:border="none"/>
    </style:style>
    <style:style style:name="Table7" style:family="table">
      <style:table-properties style:width="2.6139in" table:align="left"/>
    </style:style>
    <style:style style:name="Table7.A" style:family="table-column">
      <style:table-column-properties style:column-width="1.5049in"/>
    </style:style>
    <style:style style:name="Table7.B" style:family="table-column">
      <style:table-column-properties style:column-width="1.109in"/>
    </style:style>
    <style:style style:name="Table7.A1" style:family="table-cell">
      <style:table-cell-properties fo:padding="0.0194in" fo:border="none"/>
    </style:style>
    <style:style style:name="Table8" style:family="table">
      <style:table-properties style:width="2.1056in" table:align="left"/>
    </style:style>
    <style:style style:name="Table8.A" style:family="table-column">
      <style:table-column-properties style:column-width="0.9965in"/>
    </style:style>
    <style:style style:name="Table8.B" style:family="table-column">
      <style:table-column-properties style:column-width="1.109in"/>
    </style:style>
    <style:style style:name="Table8.A1" style:family="table-cell">
      <style:table-cell-properties fo:padding="0.0194in" fo:border="none"/>
    </style:style>
    <style:style style:name="Table9" style:family="table">
      <style:table-properties style:width="6.925in" style:rel-width="100%" table:align="left"/>
    </style:style>
    <style:style style:name="Table9.A" style:family="table-column">
      <style:table-column-properties style:column-width="0.1986in" style:rel-column-width="1879*"/>
    </style:style>
    <style:style style:name="Table9.B" style:family="table-column">
      <style:table-column-properties style:column-width="6.7264in" style:rel-column-width="63656*"/>
    </style:style>
    <style:style style:name="Table9.A1" style:family="table-cell">
      <style:table-cell-properties fo:padding="0.0194in" fo:border="none"/>
    </style:style>
    <style:style style:name="Table10" style:family="table">
      <style:table-properties style:width="6.925in" style:rel-width="100%" table:align="left"/>
    </style:style>
    <style:style style:name="Table10.A" style:family="table-column">
      <style:table-column-properties style:column-width="0.1986in" style:rel-column-width="1879*"/>
    </style:style>
    <style:style style:name="Table10.B" style:family="table-column">
      <style:table-column-properties style:column-width="6.7264in" style:rel-column-width="63656*"/>
    </style:style>
    <style:style style:name="Table10.A1" style:family="table-cell">
      <style:table-cell-properties fo:padding="0.0194in" fo:border="none"/>
    </style:style>
    <style:style style:name="Table11" style:family="table">
      <style:table-properties style:width="4.916in" table:align="left"/>
    </style:style>
    <style:style style:name="Table11.A" style:family="table-column">
      <style:table-column-properties style:column-width="2.4708in"/>
    </style:style>
    <style:style style:name="Table11.B" style:family="table-column">
      <style:table-column-properties style:column-width="2.4451in"/>
    </style:style>
    <style:style style:name="Table11.A1" style:family="table-cell">
      <style:table-cell-properties fo:padding="0.0194in" fo:border="none"/>
    </style:style>
    <style:style style:name="Table12" style:family="table">
      <style:table-properties style:width="6.925in" style:rel-width="100%" table:align="left"/>
    </style:style>
    <style:style style:name="Table12.A" style:family="table-column">
      <style:table-column-properties style:column-width="0.1986in" style:rel-column-width="1879*"/>
    </style:style>
    <style:style style:name="Table12.B" style:family="table-column">
      <style:table-column-properties style:column-width="6.7264in" style:rel-column-width="63656*"/>
    </style:style>
    <style:style style:name="Table12.A1" style:family="table-cell">
      <style:table-cell-properties fo:padding="0.0194in" fo:border="none"/>
    </style:style>
    <style:style style:name="Table13" style:family="table">
      <style:table-properties style:width="6.925in" style:rel-width="100%" table:align="left"/>
    </style:style>
    <style:style style:name="Table13.A" style:family="table-column">
      <style:table-column-properties style:column-width="0.1986in" style:rel-column-width="1879*"/>
    </style:style>
    <style:style style:name="Table13.B" style:family="table-column">
      <style:table-column-properties style:column-width="6.7264in" style:rel-column-width="63656*"/>
    </style:style>
    <style:style style:name="Table13.A1" style:family="table-cell">
      <style:table-cell-properties fo:padding="0.0194in" fo:border="none"/>
    </style:style>
    <style:style style:name="Table14" style:family="table">
      <style:table-properties style:width="2.775in" table:align="left"/>
    </style:style>
    <style:style style:name="Table14.A" style:family="table-column">
      <style:table-column-properties style:column-width="1.3083in"/>
    </style:style>
    <style:style style:name="Table14.B" style:family="table-column">
      <style:table-column-properties style:column-width="1.4667in"/>
    </style:style>
    <style:style style:name="Table14.A1" style:family="table-cell">
      <style:table-cell-properties fo:padding="0.0194in" fo:border="none"/>
    </style:style>
    <style:style style:name="Table15" style:family="table">
      <style:table-properties style:width="6.925in" style:rel-width="100%" table:align="left"/>
    </style:style>
    <style:style style:name="Table15.A" style:family="table-column">
      <style:table-column-properties style:column-width="0.1986in" style:rel-column-width="1879*"/>
    </style:style>
    <style:style style:name="Table15.B" style:family="table-column">
      <style:table-column-properties style:column-width="6.7264in" style:rel-column-width="63656*"/>
    </style:style>
    <style:style style:name="Table15.A1" style:family="table-cell">
      <style:table-cell-properties fo:padding="0.0194in" fo:border="none"/>
    </style:style>
    <style:style style:name="Table16" style:family="table">
      <style:table-properties style:width="6.925in" table:align="left"/>
    </style:style>
    <style:style style:name="Table16.A" style:family="table-column">
      <style:table-column-properties style:column-width="1.6604in"/>
    </style:style>
    <style:style style:name="Table16.B" style:family="table-column">
      <style:table-column-properties style:column-width="5.2646in"/>
    </style:style>
    <style:style style:name="Table16.A1" style:family="table-cell">
      <style:table-cell-properties fo:padding="0.0194in" fo:border="none"/>
    </style:style>
    <style:style style:name="Table17" style:family="table">
      <style:table-properties style:width="6.925in" style:rel-width="100%" table:align="left"/>
    </style:style>
    <style:style style:name="Table17.A" style:family="table-column">
      <style:table-column-properties style:column-width="0.1986in" style:rel-column-width="1879*"/>
    </style:style>
    <style:style style:name="Table17.B" style:family="table-column">
      <style:table-column-properties style:column-width="6.7264in" style:rel-column-width="63656*"/>
    </style:style>
    <style:style style:name="Table17.A1" style:family="table-cell">
      <style:table-cell-properties fo:padding="0.0194in" fo:border="none"/>
    </style:style>
    <style:style style:name="P1" style:family="paragraph" style:parent-style-name="Heading_20_2">
      <style:paragraph-properties fo:orphans="2" fo:widows="2"/>
      <style:text-properties fo:font-variant="small-caps" fo:color="#000000" style:font-name="sans-serif" fo:font-size="14.25pt" fo:letter-spacing="normal" fo:font-style="normal" fo:font-weight="normal"/>
    </style:style>
    <style:style style:name="P2" style:family="paragraph" style:parent-style-name="Preformatted_20_Text">
      <style:paragraph-properties fo:orphans="2" fo:widows="2"/>
      <style:text-properties fo:font-variant="normal" fo:text-transform="none" fo:color="#000000" fo:letter-spacing="normal"/>
    </style:style>
    <style:style style:name="P3" style:family="paragraph" style:parent-style-name="Preformatted_20_Text">
      <style:paragraph-properties fo:orphans="2" fo:widows="2"/>
      <style:text-properties fo:font-variant="normal" fo:text-transform="none" fo:color="#000000" fo:letter-spacing="normal" fo:font-style="normal" fo:font-weight="normal"/>
    </style:style>
    <style:style style:name="P4" style:family="paragraph" style:parent-style-name="Preformatted_20_Text">
      <style:paragraph-properties fo:orphans="2" fo:widows="2"/>
      <style:text-properties fo:font-variant="normal" fo:text-transform="none" fo:color="#000000" style:font-name="Georgia" fo:font-size="14.25pt" fo:letter-spacing="normal" fo:font-style="normal" fo:font-weight="normal"/>
    </style:style>
    <style:style style:name="P5" style:family="paragraph" style:parent-style-name="Preformatted_20_Text">
      <style:paragraph-properties fo:orphans="2" fo:widows="2"/>
    </style:style>
    <style:style style:name="P6" style:family="paragraph" style:parent-style-name="Preformatted_20_Text">
      <style:paragraph-properties fo:margin-top="0in" fo:margin-bottom="0.1965in"/>
    </style:style>
    <style:style style:name="P7" style:family="paragraph" style:parent-style-name="Preformatted_20_Text">
      <style:paragraph-properties fo:margin-top="0in" fo:margin-bottom="0.1965in" fo:orphans="2" fo:widows="2"/>
      <style:text-properties fo:font-variant="normal" fo:text-transform="none" fo:color="#000000" fo:letter-spacing="normal"/>
    </style:style>
    <style:style style:name="P8" style:family="paragraph" style:parent-style-name="Preformatted_20_Text">
      <style:paragraph-properties fo:margin-top="0in" fo:margin-bottom="0.1965in" fo:orphans="2" fo:widows="2"/>
      <style:text-properties fo:font-variant="normal" fo:text-transform="none" fo:color="#000000" fo:letter-spacing="normal" fo:font-style="normal" fo:font-weight="normal"/>
    </style:style>
    <style:style style:name="P9" style:family="paragraph" style:parent-style-name="Preformatted_20_Text">
      <style:paragraph-properties fo:margin-top="0in" fo:margin-bottom="0.1965in" fo:orphans="2" fo:widows="2"/>
      <style:text-properties fo:font-variant="normal" fo:text-transform="none" fo:color="#000000" style:font-name="Georgia" fo:font-size="14.25pt" fo:letter-spacing="normal" fo:font-style="normal" fo:font-weight="normal"/>
    </style:style>
    <style:style style:name="P10" style:family="paragraph" style:parent-style-name="Preformatted_20_Text">
      <style:paragraph-properties fo:margin-top="0in" fo:margin-bottom="0.1965in" fo:orphans="2" fo:widows="2"/>
    </style:style>
    <style:style style:name="P11" style:family="paragraph" style:parent-style-name="Table_20_Heading">
      <style:paragraph-properties fo:margin-top="0in" fo:margin-bottom="0.1965in"/>
    </style:style>
    <style:style style:name="P12" style:family="paragraph" style:parent-style-name="Table_20_Contents">
      <style:paragraph-properties fo:margin-top="0in" fo:margin-bottom="0.1965in"/>
    </style:style>
    <style:style style:name="P13" style:family="paragraph" style:parent-style-name="Heading_20_1">
      <style:text-properties fo:font-variant="small-caps" style:font-name="sans-serif"/>
    </style:style>
    <style:style style:name="P14" style:family="paragraph" style:parent-style-name="Heading_20_1">
      <style:paragraph-properties fo:orphans="2" fo:widows="2"/>
      <style:text-properties fo:font-variant="small-caps" fo:color="#000000" style:font-name="sans-serif" fo:font-size="14.25pt" fo:letter-spacing="normal" fo:font-style="normal" fo:font-weight="normal"/>
    </style:style>
    <style:style style:name="P15" style:family="paragraph" style:parent-style-name="Heading_20_1">
      <style:paragraph-properties fo:margin-left="0in" fo:margin-right="0in" fo:orphans="2" fo:widows="2" fo:text-indent="0in" style:auto-text-indent="false"/>
      <style:text-properties fo:font-variant="small-caps" fo:color="#000000" style:font-name="sans-serif" fo:font-size="14.25pt" fo:letter-spacing="normal" fo:font-style="normal" fo:font-weight="normal"/>
    </style:style>
    <style:style style:name="P16" style:family="paragraph" style:parent-style-name="Heading_20_1">
      <style:paragraph-properties fo:margin-left="0in" fo:margin-right="0in" fo:orphans="2" fo:widows="2" fo:text-indent="0in" style:auto-text-indent="false"/>
      <style:text-properties fo:font-variant="normal" fo:text-transform="none" fo:color="#000000" style:font-name="sans-serif" fo:letter-spacing="normal" fo:font-style="normal"/>
    </style:style>
    <style:style style:name="P17" style:family="paragraph" style:parent-style-name="Text_20_body">
      <style:paragraph-properties fo:margin-left="0in" fo:margin-right="0in" fo:margin-top="0in" fo:margin-bottom="0in" fo:text-indent="0in" style:auto-text-indent="false"/>
    </style:style>
    <style:style style:name="P18" style:family="paragraph" style:parent-style-name="Text_20_body">
      <style:paragraph-properties fo:margin-left="0in" fo:margin-right="0in" fo:margin-top="0in" fo:margin-bottom="0in" fo:orphans="2" fo:widows="2" fo:text-indent="0in" style:auto-text-indent="false"/>
      <style:text-properties fo:font-variant="normal" fo:text-transform="none" fo:color="#000000" style:font-name="Georgia" fo:font-size="14.25pt" fo:letter-spacing="normal" fo:font-style="normal" fo:font-weight="normal"/>
    </style:style>
    <style:style style:name="P19" style:family="paragraph" style:parent-style-name="Standard">
      <style:paragraph-properties fo:margin-left="0in" fo:margin-right="0in" fo:margin-top="0in" fo:margin-bottom="0.1965in" fo:orphans="2" fo:widows="2" fo:text-indent="0in" style:auto-text-indent="false"/>
      <style:text-properties fo:font-variant="normal" fo:text-transform="none" fo:color="#000000" style:font-name="Georgia" fo:font-size="14.25pt" fo:letter-spacing="normal" fo:font-style="normal" fo:font-weight="normal"/>
    </style:style>
    <style:style style:name="P20" style:family="paragraph" style:parent-style-name="Standard">
      <style:paragraph-properties fo:margin-left="0in" fo:margin-right="0in" fo:margin-top="0in" fo:margin-bottom="0.1965in" fo:orphans="2" fo:widows="2" fo:text-indent="0in" style:auto-text-indent="false"/>
      <style:text-properties fo:font-variant="normal" fo:text-transform="none" fo:color="#000000" fo:letter-spacing="normal"/>
    </style:style>
    <style:style style:name="P21" style:family="paragraph" style:parent-style-name="Heading_20_2">
      <style:paragraph-properties fo:margin-left="0in" fo:margin-right="0in" fo:orphans="2" fo:widows="2" fo:text-indent="0in" style:auto-text-indent="false"/>
      <style:text-properties fo:font-variant="small-caps" fo:color="#000000" style:font-name="sans-serif" fo:font-size="14.25pt" fo:letter-spacing="normal" fo:font-style="normal" fo:font-weight="normal"/>
    </style:style>
    <style:style style:name="P22" style:family="paragraph" style:parent-style-name="Text_20_body">
      <style:paragraph-properties fo:margin-left="0in" fo:margin-right="0in" fo:orphans="2" fo:widows="2" fo:text-indent="0in" style:auto-text-indent="false"/>
      <style:text-properties fo:font-variant="normal" fo:text-transform="none" fo:color="#000000" style:font-name="Georgia" fo:font-size="14.25pt" fo:letter-spacing="normal" fo:font-style="normal" fo:font-weight="normal"/>
    </style:style>
    <style:style style:name="P23" style:family="paragraph" style:parent-style-name="Text_20_body">
      <style:paragraph-properties fo:margin-left="0in" fo:margin-right="0in" fo:orphans="2" fo:widows="2" fo:text-indent="0in" style:auto-text-indent="false"/>
      <style:text-properties fo:font-variant="normal" fo:text-transform="none" fo:color="#000000" fo:letter-spacing="normal"/>
    </style:style>
    <style:style style:name="P24" style:family="paragraph" style:parent-style-name="Text_20_body">
      <style:paragraph-properties fo:margin-left="0in" fo:margin-right="0in" fo:orphans="2" fo:widows="2" fo:text-indent="0in" style:auto-text-indent="false"/>
    </style:style>
    <style:style style:name="P25" style:family="paragraph" style:parent-style-name="Preformatted_20_Text">
      <style:paragraph-properties fo:margin-left="0in" fo:margin-right="0in" fo:orphans="2" fo:widows="2" fo:text-indent="0in" style:auto-text-indent="false"/>
      <style:text-properties fo:font-variant="normal" fo:text-transform="none" fo:color="#000000" fo:letter-spacing="normal"/>
    </style:style>
    <style:style style:name="P26"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27" style:family="paragraph" style:parent-style-name="Heading_20_3">
      <style:paragraph-properties fo:orphans="2" fo:widows="2"/>
      <style:text-properties fo:font-variant="small-caps" fo:color="#000000" style:font-name="sans-serif" fo:font-size="14.25pt" fo:letter-spacing="normal" fo:font-style="normal" fo:font-weight="normal"/>
    </style:style>
    <style:style style:name="P28" style:family="paragraph" style:parent-style-name="Text_20_body">
      <style:paragraph-properties fo:orphans="2" fo:widows="2"/>
      <style:text-properties fo:font-variant="normal" fo:text-transform="none" fo:color="#000000" fo:letter-spacing="normal"/>
    </style:style>
    <style:style style:name="P29" style:family="paragraph" style:parent-style-name="Text_20_body">
      <style:paragraph-properties fo:orphans="2" fo:widows="2"/>
      <style:text-properties fo:font-variant="normal" fo:text-transform="none" fo:color="#000000" style:font-name="Georgia" fo:font-size="14.25pt" fo:letter-spacing="normal" fo:font-style="normal" fo:font-weight="normal"/>
    </style:style>
    <style:style style:name="P30" style:family="paragraph" style:parent-style-name="Text_20_body">
      <style:paragraph-properties fo:orphans="2" fo:widows="2"/>
    </style:style>
    <style:style style:name="P31" style:family="paragraph" style:parent-style-name="Text_20_body">
      <style:paragraph-properties fo:margin-top="0in" fo:margin-bottom="0in" fo:orphans="2" fo:widows="2"/>
    </style:style>
    <style:style style:name="P32" style:family="paragraph" style:parent-style-name="Standard">
      <style:paragraph-properties fo:margin-top="0in" fo:margin-bottom="0in" fo:orphans="2" fo:widows="2"/>
      <style:text-properties fo:font-size="2pt" style:font-size-asian="2pt" style:font-size-complex="2pt"/>
    </style:style>
    <style:style style:name="P33" style:family="paragraph" style:parent-style-name="Text_20_body">
      <style:paragraph-properties fo:margin-left="0.3937in" fo:margin-right="0.3937in" fo:orphans="2" fo:widows="2" fo:text-indent="0in" style:auto-text-indent="false"/>
      <style:text-properties fo:font-variant="normal" fo:text-transform="none" fo:color="#000000" fo:letter-spacing="normal"/>
    </style:style>
    <style:style style:name="P34" style:family="paragraph" style:parent-style-name="Text_20_body">
      <style:paragraph-properties fo:margin-left="0.3937in" fo:margin-right="0.3937in" fo:orphans="2" fo:widows="2" fo:text-indent="0in" style:auto-text-indent="false"/>
    </style:style>
    <style:style style:name="P35" style:family="paragraph" style:parent-style-name="Heading_20_3">
      <style:paragraph-properties fo:orphans="2" fo:widows="2"/>
      <style:text-properties fo:font-variant="small-caps" fo:color="#000000" style:font-name="sans-serif" fo:font-size="14.25pt" fo:letter-spacing="normal" fo:font-style="normal" fo:font-weight="normal"/>
    </style:style>
    <style:style style:name="P36" style:family="paragraph" style:parent-style-name="Table_20_Contents">
      <style:paragraph-properties fo:margin-top="0in" fo:margin-bottom="0.1965in"/>
    </style:style>
    <style:style style:name="P37" style:family="paragraph" style:parent-style-name="Table_20_Contents" style:list-style-name="L28">
      <style:paragraph-properties fo:margin-top="0in" fo:margin-bottom="0.1965in"/>
    </style:style>
    <style:style style:name="P38" style:family="paragraph" style:parent-style-name="Table_20_Contents" style:list-style-name="L29">
      <style:paragraph-properties fo:margin-top="0in" fo:margin-bottom="0.1965in"/>
    </style:style>
    <style:style style:name="P39" style:family="paragraph" style:parent-style-name="Table_20_Contents" style:list-style-name="L30">
      <style:paragraph-properties fo:margin-top="0in" fo:margin-bottom="0.1965in"/>
    </style:style>
    <style:style style:name="P40" style:family="paragraph" style:parent-style-name="Table_20_Contents" style:list-style-name="L37">
      <style:paragraph-properties fo:margin-top="0in" fo:margin-bottom="0.1965in"/>
    </style:style>
    <style:style style:name="P41" style:family="paragraph" style:parent-style-name="Table_20_Contents" style:list-style-name="L38">
      <style:paragraph-properties fo:margin-top="0in" fo:margin-bottom="0.1965in"/>
    </style:style>
    <style:style style:name="P42" style:family="paragraph" style:parent-style-name="Table_20_Contents" style:list-style-name="L39">
      <style:paragraph-properties fo:margin-top="0in" fo:margin-bottom="0.1965in"/>
    </style:style>
    <style:style style:name="P43" style:family="paragraph" style:parent-style-name="Table_20_Contents" style:list-style-name="L40">
      <style:paragraph-properties fo:margin-top="0in" fo:margin-bottom="0.1965in"/>
    </style:style>
    <style:style style:name="P44" style:family="paragraph" style:parent-style-name="Table_20_Contents" style:list-style-name="L41">
      <style:paragraph-properties fo:margin-top="0in" fo:margin-bottom="0.1965in"/>
    </style:style>
    <style:style style:name="P45" style:family="paragraph" style:parent-style-name="Table_20_Contents" style:list-style-name="L42">
      <style:paragraph-properties fo:margin-top="0in" fo:margin-bottom="0.1965in"/>
    </style:style>
    <style:style style:name="P46" style:family="paragraph" style:parent-style-name="Heading_20_2">
      <style:paragraph-properties fo:orphans="2" fo:widows="2"/>
      <style:text-properties fo:font-variant="normal" fo:text-transform="none" fo:color="#000000" style:font-name="Georgia" fo:font-size="14.25pt" fo:letter-spacing="normal" fo:font-style="normal" fo:font-weight="normal"/>
    </style:style>
    <style:style style:name="P47" style:family="paragraph" style:parent-style-name="Heading_20_2">
      <style:paragraph-properties fo:orphans="2" fo:widows="2"/>
      <style:text-properties fo:font-variant="normal" fo:text-transform="none" fo:color="#000000" style:font-name="Georgia" fo:font-size="14.25pt" fo:letter-spacing="normal" fo:font-style="normal" fo:font-weight="bold" style:font-weight-asian="bold" style:font-weight-complex="bold"/>
    </style:style>
    <style:style style:name="P48" style:family="paragraph" style:parent-style-name="Heading_20_2">
      <style:paragraph-properties fo:orphans="2" fo:widows="2"/>
      <style:text-properties fo:font-variant="small-caps" fo:color="#000000" style:font-name="sans-serif" fo:font-size="14.25pt" fo:letter-spacing="normal" fo:font-style="normal" fo:font-weight="normal"/>
    </style:style>
    <style:style style:name="P49" style:family="paragraph" style:parent-style-name="Heading_20_2">
      <style:paragraph-properties fo:margin-left="0in" fo:margin-right="0in" fo:orphans="2" fo:widows="2" fo:text-indent="0in" style:auto-text-indent="false"/>
      <style:text-properties fo:font-variant="small-caps" fo:color="#000000" style:font-name="sans-serif" fo:font-size="14.25pt" fo:letter-spacing="normal" fo:font-style="normal" fo:font-weight="normal"/>
    </style:style>
    <style:style style:name="P50" style:family="paragraph" style:parent-style-name="Heading_20_1">
      <style:paragraph-properties fo:margin-left="0in" fo:margin-right="0in" fo:orphans="2" fo:widows="2" fo:text-indent="0in" style:auto-text-indent="false"/>
      <style:text-properties fo:font-variant="small-caps" fo:color="#000000" style:font-name="sans-serif" fo:font-size="14.25pt" fo:letter-spacing="normal" fo:font-style="normal" fo:font-weight="normal"/>
    </style:style>
    <style:style style:name="P51" style:family="paragraph" style:parent-style-name="Preformatted_20_Text">
      <style:paragraph-properties fo:orphans="2" fo:widows="2"/>
      <style:text-properties fo:font-variant="normal" fo:text-transform="none" fo:color="#000000" style:font-name="Georgia" fo:font-size="14.25pt" fo:letter-spacing="normal" fo:font-style="normal" fo:font-weight="normal"/>
    </style:style>
    <style:style style:name="P52" style:family="paragraph" style:parent-style-name="Preformatted_20_Text">
      <style:paragraph-properties fo:orphans="2" fo:widows="2"/>
      <style:text-properties fo:font-variant="normal" fo:text-transform="none" fo:color="#000000" fo:letter-spacing="normal"/>
    </style:style>
    <style:style style:name="P53" style:family="paragraph" style:parent-style-name="Preformatted_20_Text">
      <style:paragraph-properties fo:orphans="2" fo:widows="2"/>
    </style:style>
    <style:style style:name="P54" style:family="paragraph" style:parent-style-name="Preformatted_20_Text">
      <style:paragraph-properties fo:margin-top="0in" fo:margin-bottom="0.1965in" fo:orphans="2" fo:widows="2"/>
      <style:text-properties fo:font-variant="normal" fo:text-transform="none" fo:color="#000000" style:font-name="Georgia" fo:font-size="14.25pt" fo:letter-spacing="normal" fo:font-style="normal" fo:font-weight="normal"/>
    </style:style>
    <style:style style:name="P55" style:family="paragraph" style:parent-style-name="Preformatted_20_Text">
      <style:paragraph-properties fo:margin-top="0in" fo:margin-bottom="0.1965in" fo:orphans="2" fo:widows="2"/>
      <style:text-properties fo:font-variant="normal" fo:text-transform="none" fo:color="#000000" fo:letter-spacing="normal"/>
    </style:style>
    <style:style style:name="P56" style:family="paragraph" style:parent-style-name="Preformatted_20_Text">
      <style:paragraph-properties fo:margin-top="0in" fo:margin-bottom="0.1965in" fo:orphans="2" fo:widows="2"/>
    </style:style>
    <style:style style:name="P57" style:family="paragraph" style:parent-style-name="Table_20_Heading">
      <style:paragraph-properties fo:margin-top="0in" fo:margin-bottom="0.1965in"/>
    </style:style>
    <style:style style:name="P58" style:family="paragraph" style:parent-style-name="Text_20_body">
      <style:paragraph-properties fo:orphans="2" fo:widows="2"/>
      <style:text-properties fo:font-variant="normal" fo:text-transform="none" fo:color="#000000" style:font-name="Georgia" fo:font-size="14.25pt" fo:letter-spacing="normal" fo:font-style="normal" fo:font-weight="normal"/>
    </style:style>
    <style:style style:name="P59" style:family="paragraph" style:parent-style-name="Text_20_body" style:list-style-name="L1">
      <style:paragraph-properties fo:orphans="2" fo:widows="2"/>
      <style:text-properties fo:font-variant="normal" fo:text-transform="none" fo:color="#000000" style:font-name="Georgia" fo:font-size="14.25pt" fo:letter-spacing="normal" fo:font-style="normal" fo:font-weight="normal"/>
    </style:style>
    <style:style style:name="P60" style:family="paragraph" style:parent-style-name="Text_20_body" style:list-style-name="L8">
      <style:paragraph-properties fo:orphans="2" fo:widows="2"/>
      <style:text-properties fo:font-variant="normal" fo:text-transform="none" fo:color="#000000" style:font-name="Georgia" fo:font-size="14.25pt" fo:letter-spacing="normal" fo:font-style="normal" fo:font-weight="normal"/>
    </style:style>
    <style:style style:name="P61" style:family="paragraph" style:parent-style-name="Text_20_body" style:list-style-name="L10">
      <style:paragraph-properties fo:orphans="2" fo:widows="2"/>
      <style:text-properties fo:font-variant="normal" fo:text-transform="none" fo:color="#000000" style:font-name="Georgia" fo:font-size="14.25pt" fo:letter-spacing="normal" fo:font-style="normal" fo:font-weight="normal"/>
    </style:style>
    <style:style style:name="P62" style:family="paragraph" style:parent-style-name="Text_20_body" style:list-style-name="L12">
      <style:paragraph-properties fo:orphans="2" fo:widows="2"/>
      <style:text-properties fo:font-variant="normal" fo:text-transform="none" fo:color="#000000" style:font-name="Georgia" fo:font-size="14.25pt" fo:letter-spacing="normal" fo:font-style="normal" fo:font-weight="normal"/>
    </style:style>
    <style:style style:name="P63" style:family="paragraph" style:parent-style-name="Text_20_body" style:list-style-name="L15">
      <style:paragraph-properties fo:orphans="2" fo:widows="2"/>
      <style:text-properties fo:font-variant="normal" fo:text-transform="none" fo:color="#000000" style:font-name="Georgia" fo:font-size="14.25pt" fo:letter-spacing="normal" fo:font-style="normal" fo:font-weight="normal"/>
    </style:style>
    <style:style style:name="P64" style:family="paragraph" style:parent-style-name="Text_20_body" style:list-style-name="L16">
      <style:paragraph-properties fo:orphans="2" fo:widows="2"/>
      <style:text-properties fo:font-variant="normal" fo:text-transform="none" fo:color="#000000" style:font-name="Georgia" fo:font-size="14.25pt" fo:letter-spacing="normal" fo:font-style="normal" fo:font-weight="normal"/>
    </style:style>
    <style:style style:name="P65" style:family="paragraph" style:parent-style-name="Text_20_body" style:list-style-name="L17">
      <style:paragraph-properties fo:orphans="2" fo:widows="2"/>
      <style:text-properties fo:font-variant="normal" fo:text-transform="none" fo:color="#000000" style:font-name="Georgia" fo:font-size="14.25pt" fo:letter-spacing="normal" fo:font-style="normal" fo:font-weight="normal"/>
    </style:style>
    <style:style style:name="P66" style:family="paragraph" style:parent-style-name="Text_20_body" style:list-style-name="L18">
      <style:paragraph-properties fo:orphans="2" fo:widows="2"/>
      <style:text-properties fo:font-variant="normal" fo:text-transform="none" fo:color="#000000" style:font-name="Georgia" fo:font-size="14.25pt" fo:letter-spacing="normal" fo:font-style="normal" fo:font-weight="normal"/>
    </style:style>
    <style:style style:name="P67" style:family="paragraph" style:parent-style-name="Text_20_body" style:list-style-name="L19">
      <style:paragraph-properties fo:orphans="2" fo:widows="2"/>
      <style:text-properties fo:font-variant="normal" fo:text-transform="none" fo:color="#000000" style:font-name="Georgia" fo:font-size="14.25pt" fo:letter-spacing="normal" fo:font-style="normal" fo:font-weight="normal"/>
    </style:style>
    <style:style style:name="P68" style:family="paragraph" style:parent-style-name="Text_20_body" style:list-style-name="L20">
      <style:paragraph-properties fo:orphans="2" fo:widows="2"/>
      <style:text-properties fo:font-variant="normal" fo:text-transform="none" fo:color="#000000" style:font-name="Georgia" fo:font-size="14.25pt" fo:letter-spacing="normal" fo:font-style="normal" fo:font-weight="normal"/>
    </style:style>
    <style:style style:name="P69" style:family="paragraph" style:parent-style-name="Text_20_body" style:list-style-name="L21">
      <style:paragraph-properties fo:orphans="2" fo:widows="2"/>
      <style:text-properties fo:font-variant="normal" fo:text-transform="none" fo:color="#000000" style:font-name="Georgia" fo:font-size="14.25pt" fo:letter-spacing="normal" fo:font-style="normal" fo:font-weight="normal"/>
    </style:style>
    <style:style style:name="P70" style:family="paragraph" style:parent-style-name="Text_20_body" style:list-style-name="L22">
      <style:paragraph-properties fo:orphans="2" fo:widows="2"/>
      <style:text-properties fo:font-variant="normal" fo:text-transform="none" fo:color="#000000" style:font-name="Georgia" fo:font-size="14.25pt" fo:letter-spacing="normal" fo:font-style="normal" fo:font-weight="normal"/>
    </style:style>
    <style:style style:name="P71" style:family="paragraph" style:parent-style-name="Text_20_body" style:list-style-name="L23">
      <style:paragraph-properties fo:orphans="2" fo:widows="2"/>
      <style:text-properties fo:font-variant="normal" fo:text-transform="none" fo:color="#000000" style:font-name="Georgia" fo:font-size="14.25pt" fo:letter-spacing="normal" fo:font-style="normal" fo:font-weight="normal"/>
    </style:style>
    <style:style style:name="P72" style:family="paragraph" style:parent-style-name="Text_20_body" style:list-style-name="L24">
      <style:paragraph-properties fo:orphans="2" fo:widows="2"/>
      <style:text-properties fo:font-variant="normal" fo:text-transform="none" fo:color="#000000" style:font-name="Georgia" fo:font-size="14.25pt" fo:letter-spacing="normal" fo:font-style="normal" fo:font-weight="normal"/>
    </style:style>
    <style:style style:name="P73" style:family="paragraph" style:parent-style-name="Text_20_body" style:list-style-name="L27">
      <style:paragraph-properties fo:orphans="2" fo:widows="2"/>
      <style:text-properties fo:font-variant="normal" fo:text-transform="none" fo:color="#000000" style:font-name="Georgia" fo:font-size="14.25pt" fo:letter-spacing="normal" fo:font-style="normal" fo:font-weight="normal"/>
    </style:style>
    <style:style style:name="P74" style:family="paragraph" style:parent-style-name="Text_20_body" style:list-style-name="L34">
      <style:paragraph-properties fo:orphans="2" fo:widows="2"/>
      <style:text-properties fo:font-variant="normal" fo:text-transform="none" fo:color="#000000" style:font-name="Georgia" fo:font-size="14.25pt" fo:letter-spacing="normal" fo:font-style="normal" fo:font-weight="normal"/>
    </style:style>
    <style:style style:name="P75" style:family="paragraph" style:parent-style-name="Text_20_body" style:list-style-name="L35">
      <style:paragraph-properties fo:orphans="2" fo:widows="2"/>
      <style:text-properties fo:font-variant="normal" fo:text-transform="none" fo:color="#000000" style:font-name="Georgia" fo:font-size="14.25pt" fo:letter-spacing="normal" fo:font-style="normal" fo:font-weight="normal"/>
    </style:style>
    <style:style style:name="P76" style:family="paragraph" style:parent-style-name="Text_20_body" style:list-style-name="L36">
      <style:paragraph-properties fo:orphans="2" fo:widows="2"/>
      <style:text-properties fo:font-variant="normal" fo:text-transform="none" fo:color="#000000" style:font-name="Georgia" fo:font-size="14.25pt" fo:letter-spacing="normal" fo:font-style="normal" fo:font-weight="normal"/>
    </style:style>
    <style:style style:name="P77" style:family="paragraph" style:parent-style-name="Text_20_body">
      <style:paragraph-properties fo:orphans="2" fo:widows="2"/>
    </style:style>
    <style:style style:name="P78" style:family="paragraph" style:parent-style-name="Text_20_body" style:list-style-name="L2">
      <style:paragraph-properties fo:orphans="2" fo:widows="2"/>
    </style:style>
    <style:style style:name="P79" style:family="paragraph" style:parent-style-name="Text_20_body" style:list-style-name="L3">
      <style:paragraph-properties fo:orphans="2" fo:widows="2"/>
    </style:style>
    <style:style style:name="P80" style:family="paragraph" style:parent-style-name="Text_20_body" style:list-style-name="L4">
      <style:paragraph-properties fo:orphans="2" fo:widows="2"/>
    </style:style>
    <style:style style:name="P81" style:family="paragraph" style:parent-style-name="Text_20_body" style:list-style-name="L5">
      <style:paragraph-properties fo:orphans="2" fo:widows="2"/>
    </style:style>
    <style:style style:name="P82" style:family="paragraph" style:parent-style-name="Text_20_body" style:list-style-name="L6">
      <style:paragraph-properties fo:orphans="2" fo:widows="2"/>
    </style:style>
    <style:style style:name="P83" style:family="paragraph" style:parent-style-name="Text_20_body" style:list-style-name="L7">
      <style:paragraph-properties fo:orphans="2" fo:widows="2"/>
    </style:style>
    <style:style style:name="P84" style:family="paragraph" style:parent-style-name="Text_20_body" style:list-style-name="L8">
      <style:paragraph-properties fo:orphans="2" fo:widows="2"/>
    </style:style>
    <style:style style:name="P85" style:family="paragraph" style:parent-style-name="Text_20_body" style:list-style-name="L9">
      <style:paragraph-properties fo:orphans="2" fo:widows="2"/>
    </style:style>
    <style:style style:name="P86" style:family="paragraph" style:parent-style-name="Text_20_body" style:list-style-name="L10">
      <style:paragraph-properties fo:orphans="2" fo:widows="2"/>
    </style:style>
    <style:style style:name="P87" style:family="paragraph" style:parent-style-name="Text_20_body" style:list-style-name="L11">
      <style:paragraph-properties fo:orphans="2" fo:widows="2"/>
    </style:style>
    <style:style style:name="P88" style:family="paragraph" style:parent-style-name="Text_20_body" style:list-style-name="L12">
      <style:paragraph-properties fo:orphans="2" fo:widows="2"/>
    </style:style>
    <style:style style:name="P89" style:family="paragraph" style:parent-style-name="Text_20_body" style:list-style-name="L13">
      <style:paragraph-properties fo:orphans="2" fo:widows="2"/>
    </style:style>
    <style:style style:name="P90" style:family="paragraph" style:parent-style-name="Text_20_body" style:list-style-name="L14">
      <style:paragraph-properties fo:orphans="2" fo:widows="2"/>
    </style:style>
    <style:style style:name="P91" style:family="paragraph" style:parent-style-name="Text_20_body" style:list-style-name="L16">
      <style:paragraph-properties fo:orphans="2" fo:widows="2"/>
    </style:style>
    <style:style style:name="P92" style:family="paragraph" style:parent-style-name="Text_20_body" style:list-style-name="L17">
      <style:paragraph-properties fo:orphans="2" fo:widows="2"/>
    </style:style>
    <style:style style:name="P93" style:family="paragraph" style:parent-style-name="Text_20_body" style:list-style-name="L18">
      <style:paragraph-properties fo:orphans="2" fo:widows="2"/>
    </style:style>
    <style:style style:name="P94" style:family="paragraph" style:parent-style-name="Text_20_body" style:list-style-name="L19">
      <style:paragraph-properties fo:orphans="2" fo:widows="2"/>
    </style:style>
    <style:style style:name="P95" style:family="paragraph" style:parent-style-name="Text_20_body" style:list-style-name="L20">
      <style:paragraph-properties fo:orphans="2" fo:widows="2"/>
    </style:style>
    <style:style style:name="P96" style:family="paragraph" style:parent-style-name="Text_20_body" style:list-style-name="L21">
      <style:paragraph-properties fo:orphans="2" fo:widows="2"/>
    </style:style>
    <style:style style:name="P97" style:family="paragraph" style:parent-style-name="Text_20_body" style:list-style-name="L22">
      <style:paragraph-properties fo:orphans="2" fo:widows="2"/>
    </style:style>
    <style:style style:name="P98" style:family="paragraph" style:parent-style-name="Text_20_body" style:list-style-name="L23">
      <style:paragraph-properties fo:orphans="2" fo:widows="2"/>
    </style:style>
    <style:style style:name="P99" style:family="paragraph" style:parent-style-name="Text_20_body" style:list-style-name="L24">
      <style:paragraph-properties fo:orphans="2" fo:widows="2"/>
    </style:style>
    <style:style style:name="P100" style:family="paragraph" style:parent-style-name="Text_20_body" style:list-style-name="L25">
      <style:paragraph-properties fo:orphans="2" fo:widows="2"/>
    </style:style>
    <style:style style:name="P101" style:family="paragraph" style:parent-style-name="Text_20_body" style:list-style-name="L26">
      <style:paragraph-properties fo:orphans="2" fo:widows="2"/>
    </style:style>
    <style:style style:name="P102" style:family="paragraph" style:parent-style-name="Text_20_body" style:list-style-name="L31">
      <style:paragraph-properties fo:orphans="2" fo:widows="2"/>
    </style:style>
    <style:style style:name="P103" style:family="paragraph" style:parent-style-name="Text_20_body" style:list-style-name="L32">
      <style:paragraph-properties fo:orphans="2" fo:widows="2"/>
    </style:style>
    <style:style style:name="P104" style:family="paragraph" style:parent-style-name="Text_20_body" style:list-style-name="L33">
      <style:paragraph-properties fo:orphans="2" fo:widows="2"/>
    </style:style>
    <style:style style:name="P105" style:family="paragraph" style:parent-style-name="Text_20_body" style:list-style-name="L35">
      <style:paragraph-properties fo:orphans="2" fo:widows="2"/>
    </style:style>
    <style:style style:name="P106" style:family="paragraph" style:parent-style-name="Text_20_body" style:list-style-name="L36">
      <style:paragraph-properties fo:orphans="2" fo:widows="2"/>
    </style:style>
    <style:style style:name="P107" style:family="paragraph" style:parent-style-name="Text_20_body">
      <style:paragraph-properties fo:margin-left="0in" fo:margin-right="0in" fo:orphans="2" fo:widows="2" fo:text-indent="0in" style:auto-text-indent="false"/>
      <style:text-properties fo:font-variant="normal" fo:text-transform="none" fo:color="#000000" style:font-name="Georgia" fo:font-size="14.25pt" fo:letter-spacing="normal" fo:font-style="normal" fo:font-weight="normal"/>
    </style:style>
    <style:style style:name="P108" style:family="paragraph" style:parent-style-name="Text_20_body">
      <style:paragraph-properties fo:margin-left="0in" fo:margin-right="0in" fo:orphans="2" fo:widows="2" fo:text-indent="0in" style:auto-text-indent="false"/>
    </style:style>
    <style:style style:name="P109" style:family="paragraph" style:parent-style-name="Text_20_body">
      <style:paragraph-properties fo:margin-top="0in" fo:margin-bottom="0in" fo:orphans="2" fo:widows="2"/>
    </style:style>
    <style:style style:name="T1" style:family="text">
      <style:text-properties style:font-name="Georgia" fo:font-size="14.25pt" fo:font-style="normal" fo:font-weight="normal"/>
    </style:style>
    <style:style style:name="T2" style:family="text">
      <style:text-properties fo:font-variant="normal" fo:text-transform="none" fo:color="#000000" style:font-name="Georgia" fo:font-size="14.25pt" fo:letter-spacing="normal" fo:font-style="normal" fo:font-weight="normal"/>
    </style:style>
    <style:style style:name="T3" style:family="text">
      <style:text-properties fo:font-variant="normal" fo:text-transform="none" fo:color="#000000" fo:letter-spacing="normal"/>
    </style:style>
    <style:style style:name="T4" style:family="text">
      <style:text-properties fo:font-variant="normal" fo:text-transform="none" fo:color="#5b8354" style:font-name="Georgia" fo:font-size="14.25pt" fo:letter-spacing="normal" fo:font-style="normal" style:text-underline-style="solid" style:text-underline-width="auto" style:text-underline-color="font-color" fo:font-weight="normal"/>
    </style:style>
    <style:style style:name="T5" style:family="text">
      <style:text-properties fo:font-variant="normal" fo:text-transform="none" fo:color="#5b8354" fo:letter-spacing="normal" style:text-underline-style="solid" style:text-underline-width="auto" style:text-underline-color="font-color"/>
    </style:style>
    <style:style style:name="T6" style:family="text">
      <style:text-properties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0.0138in solid #00008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Chapter 0 – Introduction</text:h>
      <text:section text:style-name="Sect1" text:name="calibre_link-90">
        <text:h text:style-name="P15" text:outline-level="1"><text:bookmark text:name="calibre_link-1926"/>Introduction</text:h>
        <text:p text:style-name="P28">“<text:span text:style-name="T1">You’ve just done in two hours what it takes the three of us two days to do.” My college roommate was working at a retail electronics store in the early 2000s. Occasionally, the store would receive a spreadsheet of thousands of product prices from its competitor. A team of three employees would print the spreadsheet onto a thick stack of paper and split it among themselves. For each product price, they would look up their store’s price and note all the products that their competitors sold for less. It usually took a couple of days.</text:span></text:p>
        <text:p text:style-name="P28">“<text:span text:style-name="T1">You know, I could write a program to do that if you have the original file for the printouts,” my roommate told them, when he saw them sitting on the floor with papers scattered and stacked around them.</text:span></text:p>
        <text:p text:style-name="P29">After a couple of hours, he had a short program that read a competitor’s price from a file, found the product in the store’s database, and noted whether the competitor was cheaper. He was still new to programming, and he spent most of his time looking up documentation in a programming book. The actual program took only a few seconds to run. My roommate and his co-workers took an extra-long lunch that day.</text:p>
        <text:p text:style-name="P29">This is the power of computer programming. A computer is like a Swiss Army knife that you can configure for countless tasks. Many people spend hours clicking and typing to perform repetitive tasks, unaware that the machine they’re using could do their job in seconds if they gave it the right instructions.</text:p>
        <text:h text:style-name="P14" text:outline-level="1"><text:bookmark text:name="calibre_link-1927"/>Whom Is This Book For?</text:h>
        <text:p text:style-name="P29">Software is at the core of so many of the tools we use today: Nearly everyone uses social networks to communicate, many people have Internet-connected computers in their phones, and most office jobs involve interacting with a computer to get work done. As a result, the demand for people who can code has skyrocketed. Countless books, interactive web tutorials, and developer boot camps promise to turn ambitious beginners into software engineers with six-figure salaries.</text:p>
        <text:p text:style-name="P29">This book is not for those people. It’s for everyone else.</text:p>
        <text:p text:style-name="P29">On its own, this book won’t turn you into a professional software developer any more than a few guitar lessons will turn you into a rock star. But if you’re an office worker, administrator, academic, or anyone else who uses a computer for <text:soft-page-break/>work or fun, you will learn the basics of programming so that you can automate simple tasks such as the following:</text:p>
        <text:list xml:id="list1140527053027920867" text:style-name="L1">
          <text:list-item>
            <text:p text:style-name="P59">Moving and renaming thousands of files and sorting them into folders</text:p>
          </text:list-item>
          <text:list-item>
            <text:p text:style-name="P59">Filling out online forms, no typing required</text:p>
          </text:list-item>
          <text:list-item>
            <text:p text:style-name="P59">Downloading files or copy text from a website whenever it updates</text:p>
          </text:list-item>
          <text:list-item>
            <text:p text:style-name="P59">Having your computer text you custom notifications</text:p>
          </text:list-item>
          <text:list-item>
            <text:p text:style-name="P59">Updating or formatting Excel spreadsheets</text:p>
          </text:list-item>
          <text:list-item>
            <text:p text:style-name="P59">Checking your email and sending out prewritten responses</text:p>
          </text:list-item>
        </text:list>
        <text:p text:style-name="P29">These tasks are simple but time-consuming for humans, and they’re often so trivial or specific that there’s no ready-made software to perform them. Armed with a little bit of programming knowledge, you can have your computer do these tasks for you.</text:p>
        <text:h text:style-name="P14" text:outline-level="1"><text:bookmark text:name="calibre_link-1928"/>Conventions</text:h>
        <text:p text:style-name="P29">This book is not designed as a reference manual; it’s a guide for beginners. The coding style sometimes goes against best practices (for example, some programs use global variables), but that’s a trade-off to make the code simpler to learn. This book is made for people to write throwaway code, so there’s not much time spent on style and elegance. Sophisticated programming concepts—like object-oriented programming, list comprehensions, <text:bookmark text:name="calibre_link-1605"/><text:bookmark text:name="calibre_link-1405"/><text:bookmark text:name="calibre_link-1313"/>and generators—aren’t covered because of the complexity they add. Veteran programmers may point out ways the code in this book could be changed to improve efficiency, but this book is mostly concerned with getting programs to work with the least amount of effort.</text:p>
        <text:h text:style-name="P14" text:outline-level="1"><text:bookmark text:name="calibre_link-1929"/>What Is Programming?</text:h>
        <text:p text:style-name="P30"><text:span text:style-name="T2">Television shows and films often show programmers furiously typing cryptic streams of 1s and 0s on glowing screens, but modern programming isn’t that mysterious. </text:span><text:span text:style-name="Emphasis"><text:span text:style-name="T2">Programming</text:span></text:span><text:span text:style-name="T2"> is simply the act of entering instructions for the computer to perform. These instructions might crunch some numbers, modify text, look up information in files, or communicate with other computers over the Internet.</text:span></text:p>
        <text:p text:style-name="P29">All programs use basic instructions as building blocks. Here are a few of the most common ones, in English:</text:p>
        <text:list xml:id="list5476959539549525469" text:style-name="L2">
          <text:list-item>
            <text:p text:style-name="P78"><text:span text:style-name="Strong_20_Emphasis"><text:span text:style-name="T3">“</text:span></text:span><text:span text:style-name="Strong_20_Emphasis"><text:span text:style-name="T2">Do this; then do that.”</text:span></text:span></text:p>
          </text:list-item>
          <text:list-item>
            <text:p text:style-name="P78"><text:span text:style-name="Strong_20_Emphasis"><text:span text:style-name="T3">“</text:span></text:span><text:span text:style-name="Strong_20_Emphasis"><text:span text:style-name="T2">If this condition is true, perform this action; otherwise, do that action.”</text:span></text:span></text:p>
          </text:list-item>
          <text:list-item>
            <text:p text:style-name="P78"><text:soft-page-break/><text:span text:style-name="Strong_20_Emphasis"><text:span text:style-name="T3">“</text:span></text:span><text:span text:style-name="Strong_20_Emphasis"><text:span text:style-name="T2">Do this action that number of times.”</text:span></text:span></text:p>
          </text:list-item>
          <text:list-item>
            <text:p text:style-name="P78"><text:span text:style-name="Strong_20_Emphasis"><text:span text:style-name="T3">“</text:span></text:span><text:span text:style-name="Strong_20_Emphasis"><text:span text:style-name="T2">Keep doing that until this condition is true.”</text:span></text:span></text:p>
          </text:list-item>
        </text:list>
        <text:p text:style-name="P30"><text:span text:style-name="T2">You can combine these building blocks to implement more intricate decisions, too. For example, here are the programming instructions, called the </text:span><text:span text:style-name="Emphasis"><text:span text:style-name="T2">source code</text:span></text:span><text:span text:style-name="T2">, for a simple program written in the Python programming language. Starting at the top, the Python software runs each line of code (some lines are run only </text:span><text:span text:style-name="Emphasis"><text:span text:style-name="T2">if</text:span></text:span><text:span text:style-name="T2"> a certain condition is true or </text:span><text:span text:style-name="Emphasis"><text:span text:style-name="T2">else</text:span></text:span><text:span text:style-name="T2"> Python runs some other line) until it reaches the bottom.</text:span></text:p>
        <text:p text:style-name="P2"><text:bookmark text:name="calibre_link-1930"/>❶ <text:span text:style-name="T1">passwordFile = open('SecretPasswordFile.txt')</text:span></text:p>
        <text:p text:style-name="P2">❷ <text:span text:style-name="T1">secretPassword = passwordFile.read()</text:span></text:p>
        <text:p text:style-name="P2">❸ <text:span text:style-name="T1">print('Enter your password.')</text:span></text:p>
        <text:p text:style-name="P2"><text:s text:c="2"/><text:span text:style-name="T1">typedPassword = input()</text:span></text:p>
        <text:p text:style-name="P2">❹ <text:span text:style-name="T1">if typedPassword == secretPassword:</text:span></text:p>
        <text:p text:style-name="P2">❺ <text:s text:c="3"/><text:span text:style-name="T1">print('Access granted')</text:span></text:p>
        <text:p text:style-name="P2">❻ <text:s text:c="3"/><text:span text:style-name="T1">if typedPassword == '12345':</text:span></text:p>
        <text:p text:style-name="P2">❼ <text:s text:c="6"/><text:span text:style-name="T1">print('That password is one that an idiot puts on their luggage.')</text:span></text:p>
        <text:p text:style-name="P2"><text:s text:c="2"/><text:span text:style-name="T1">else:</text:span></text:p>
        <text:p text:style-name="P7">❽ <text:s text:c="3"/><text:span text:style-name="T1">print('Access denied')</text:span></text:p>
        <text:p text:style-name="P30"><text:span text:style-name="T2">You might not know anything about programming, but you could probably make a reasonable guess at what the previous code does just by reading it. First, the file </text:span><text:span text:style-name="Emphasis"><text:span text:style-name="T2">SecretPasswordFile.txt</text:span></text:span><text:span text:style-name="T2"> is opened ❶, and the secret password in it is read ❷. Then, the user is prompted to input a password (from the keyboard) ❸. These two passwords are compared ❹, and if they’re the same, the program prints </text:span><text:span text:style-name="Emphasis"><text:span text:style-name="T2">Access granted</text:span></text:span><text:span text:style-name="T2"> to the screen ❺. Next, the program checks to see whether the password is </text:span><text:span text:style-name="Emphasis"><text:span text:style-name="T2">12345</text:span></text:span><text:span text:style-name="T2"> ❻ and hints that this choice might not be the best for a password ❼. If the passwords are not the same, the program prints </text:span><text:span text:style-name="Emphasis"><text:span text:style-name="T2">Access denied</text:span></text:span><text:span text:style-name="T2"> to the screen ❽.</text:span></text:p>
        <text:h text:style-name="P1" text:outline-level="2"><text:bookmark text:name="calibre_link-1931"/>What Is Python?</text:h>
        <text:p text:style-name="P30"><text:bookmark text:name="calibre_link-1841"/><text:bookmark text:name="calibre_link-1691"/><text:bookmark text:name="calibre_link-1407"/><text:bookmark text:name="calibre_link-1406"/><text:bookmark text:name="calibre_link-1315"/><text:bookmark text:name="calibre_link-1314"/><text:bookmark text:name="calibre_link-1186"/><text:bookmark text:name="calibre_link-1099"/><text:bookmark text:name="calibre_link-1055"/><text:bookmark text:name="calibre_link-966"/><text:bookmark text:name="calibre_link-434"/><text:span text:style-name="Emphasis"><text:span text:style-name="T2">Python</text:span></text:span><text:span text:style-name="T2"> refers to the Python programming language (with syntax rules for writing what is considered valid Python code) and the Python interpreter software that reads source code (written in the Python language) and performs its instructions. The Python interpreter is free to download from </text:span><text:a xlink:type="simple" xlink:href="http://python.org/" text:style-name="Internet_20_link" text:visited-style-name="Visited_20_Internet_20_Link"><text:span text:style-name="Emphasis"><text:span text:style-name="T4">http://python.org/</text:span></text:span></text:a><text:span text:style-name="T2">, and there are versions for Linux, OS X, and Windows.</text:span></text:p>
        <text:p text:style-name="P29">The name Python comes from the surreal British comedy group Monty Python, not from the snake. Python programmers are affectionately called Pythonistas, <text:soft-page-break/>and both Monty Python and serpentine references usually pepper Python tutorials and documentation.</text:p>
        <text:h text:style-name="P1" text:outline-level="2"><text:bookmark text:name="calibre_link-1932"/>Programmers Don’t Need to Know Much Math</text:h>
        <text:p text:style-name="P29">The most common anxiety I hear about learning to program is that people think it requires a lot of math. Actually, most programming doesn’t require math beyond basic arithmetic. In fact, being good at programming isn’t that different from being good at solving Sudoku puzzles.</text:p>
        <text:p text:style-name="P30"><text:span text:style-name="T2">To solve a Sudoku puzzle, the numbers 1 through 9 must be filled in for each row, each column, and each 3×3 interior square of the full 9×9 board. You find a solution by applying deduction and logic from the starting numbers. For example, since 5 appears in the top left of the Sudoku puzzle shown in </text:span><text:a xlink:type="simple" xlink:href="https://automatetheboringstuff.com/chapter0/#calibre_link-91" text:style-name="Internet_20_link" text:visited-style-name="Visited_20_Internet_20_Link"><text:span text:style-name="T4">Figure 1</text:span></text:a><text:span text:style-name="T2">, it cannot appear elsewhere in the top row, in the leftmost column, or in the top-left 3×3 square. Solving one row, column, or square at a time will provide more number clues for the rest of the puzzle.</text:span></text:p>
        <text:p text:style-name="P28"><text:bookmark text:name="calibre_link-1933"/><text:bookmark text:name="calibre_link-91"/><draw:frame draw:style-name="fr1" draw:name="graphics1" text:anchor-type="as-char" svg:width="0.7862in" svg:height="0.3929in" draw:z-index="0"><draw:image xlink:href="https://automatetheboringstuff.com/images/000037.jpg" xlink:type="simple" xlink:show="embed" xlink:actuate="onLoad"/><svg:title>A new Sudoku puzzle (left) and its solution (right). Despite using numbers, Sudoku doesn’t involve much math. (Images © Wikimedia Commons)</svg:title></draw:frame></text:p>
        <text:p text:style-name="P29">Figure 1. A new Sudoku puzzle (left) and its solution (right). Despite using numbers, Sudoku doesn’t involve much math. (Images © Wikimedia Commons)</text:p>
        <text:p text:style-name="P30"><text:span text:style-name="T2">Just because Sudoku involves numbers doesn’t mean you have to be good at math to figure out the solution. The same is true of programming. Like solving a Sudoku puzzle, writing programs involves breaking down a problem into individual, detailed steps. Similarly, when </text:span><text:span text:style-name="Emphasis"><text:span text:style-name="T2">debugging</text:span></text:span><text:span text:style-name="T2"> programs (that is, finding and fixing errors), you’ll patiently observe what the program is doing and find the cause of the bugs. And like all skills, the more you program, the better you’ll become.</text:span></text:p>
        <text:h text:style-name="P1" text:outline-level="2"><text:bookmark text:name="calibre_link-1934"/>Programming Is a Creative Activity</text:h>
        <text:p text:style-name="P29"><text:bookmark text:name="calibre_link-1316"/>Programming is a creative task, somewhat like constructing a castle out of LEGO bricks. You start with a basic idea of what you want your castle to look like and inventory your available blocks. Then you start building. Once you’ve finished building your program, you can pretty up your code just like you would your castle.</text:p>
        <text:p text:style-name="P29">The difference between programming and other creative activities is that when programming, you have all the raw materials you need in your computer; you don’t need to buy any additional canvas, paint, film, yarn, LEGO bricks, or electronic components. When your program is written, it can easily be shared <text:soft-page-break/>online with the entire world. And though you’ll make mistakes when programming, the activity is still a lot of fun.</text:p>
        <text:h text:style-name="P14" text:outline-level="1"><text:bookmark text:name="calibre_link-121"/>About This Book</text:h>
        <text:p text:style-name="P29">The first part of this book covers basic Python programming concepts, and the second part covers various tasks you can have your computer automate. Each chapter in the second part has project programs for you to study. Here’s a brief rundown of what you’ll find in each chapter:</text:p>
        <text:p text:style-name="P30"><text:a xlink:type="simple" xlink:href="https://automatetheboringstuff.com/chapter0/#calibre_link-92" text:style-name="Internet_20_link" text:visited-style-name="Visited_20_Internet_20_Link"><text:span text:style-name="Strong_20_Emphasis"><text:span text:style-name="T4">Part I</text:span></text:span></text:a></text:p>
        <text:list xml:id="list7458968220385563666" text:style-name="L3">
          <text:list-item>
            <text:p text:style-name="P79"><text:a xlink:type="simple" xlink:href="https://automatetheboringstuff.com/chapter1" text:style-name="Internet_20_link" text:visited-style-name="Visited_20_Internet_20_Link"><text:span text:style-name="Strong_20_Emphasis"><text:span text:style-name="T4">Chapter 1</text:span></text:span></text:a><text:span text:style-name="T2">. Covers expressions, the most basic type of Python instruction, and how to use the Python interactive shell software to experiment with code.</text:span></text:p>
          </text:list-item>
          <text:list-item>
            <text:p text:style-name="P79"><text:a xlink:type="simple" xlink:href="https://automatetheboringstuff.com/chapter2" text:style-name="Internet_20_link" text:visited-style-name="Visited_20_Internet_20_Link"><text:span text:style-name="Strong_20_Emphasis"><text:span text:style-name="T4">Chapter 2</text:span></text:span></text:a><text:span text:style-name="T2">. Explains how to make programs decide which instructions to execute so your code can intelligently respond to different conditions.</text:span></text:p>
          </text:list-item>
          <text:list-item>
            <text:p text:style-name="P79"><text:a xlink:type="simple" xlink:href="https://automatetheboringstuff.com/chapter3" text:style-name="Internet_20_link" text:visited-style-name="Visited_20_Internet_20_Link"><text:span text:style-name="Strong_20_Emphasis"><text:span text:style-name="T4">Chapter 3</text:span></text:span></text:a><text:span text:style-name="T2">. Instructs you on how to define your own functions so that you can organize your code into more manageable chunks.</text:span></text:p>
          </text:list-item>
          <text:list-item>
            <text:p text:style-name="P79"><text:a xlink:type="simple" xlink:href="https://automatetheboringstuff.com/chapter4" text:style-name="Internet_20_link" text:visited-style-name="Visited_20_Internet_20_Link"><text:span text:style-name="Strong_20_Emphasis"><text:span text:style-name="T4">Chapter 4</text:span></text:span></text:a><text:span text:style-name="T2">. Introduces the list data type and explains how to organize data.</text:span></text:p>
          </text:list-item>
          <text:list-item>
            <text:p text:style-name="P79"><text:a xlink:type="simple" xlink:href="https://automatetheboringstuff.com/chapter5" text:style-name="Internet_20_link" text:visited-style-name="Visited_20_Internet_20_Link"><text:span text:style-name="Strong_20_Emphasis"><text:span text:style-name="T4">Chapter 5</text:span></text:span></text:a><text:span text:style-name="T2">. Introduces the dictionary data type and shows you more powerful ways to organize data.</text:span></text:p>
          </text:list-item>
          <text:list-item>
            <text:p text:style-name="P79"><text:a xlink:type="simple" xlink:href="https://automatetheboringstuff.com/chapter6" text:style-name="Internet_20_link" text:visited-style-name="Visited_20_Internet_20_Link"><text:span text:style-name="Strong_20_Emphasis"><text:span text:style-name="T4">Chapter 6</text:span></text:span></text:a><text:span text:style-name="T2">. Covers working with text data (called </text:span><text:span text:style-name="Emphasis"><text:span text:style-name="T2">strings</text:span></text:span><text:span text:style-name="T2"> in Python).</text:span></text:p>
          </text:list-item>
        </text:list>
        <text:p text:style-name="P30"><text:a xlink:type="simple" xlink:href="https://automatetheboringstuff.com/chapter0/#calibre_link-41" text:style-name="Internet_20_link" text:visited-style-name="Visited_20_Internet_20_Link"><text:span text:style-name="Strong_20_Emphasis"><text:span text:style-name="T4">Part II</text:span></text:span></text:a></text:p>
        <text:list xml:id="list7520802159355877581" text:style-name="L4">
          <text:list-item>
            <text:p text:style-name="P80"><text:a xlink:type="simple" xlink:href="https://automatetheboringstuff.com/chapter7" text:style-name="Internet_20_link" text:visited-style-name="Visited_20_Internet_20_Link"><text:span text:style-name="Strong_20_Emphasis"><text:span text:style-name="T4">Chapter 7</text:span></text:span></text:a><text:span text:style-name="T2">. Covers how Python can manipulate strings and search for text patterns with regular expressions.</text:span></text:p>
          </text:list-item>
          <text:list-item>
            <text:p text:style-name="P80"><text:a xlink:type="simple" xlink:href="https://automatetheboringstuff.com/chapter8" text:style-name="Internet_20_link" text:visited-style-name="Visited_20_Internet_20_Link"><text:span text:style-name="Strong_20_Emphasis"><text:span text:style-name="T4">Chapter 8</text:span></text:span></text:a><text:span text:style-name="T2">. Explains how your programs can read the contents of text files and save information to files on your hard drive.</text:span></text:p>
          </text:list-item>
          <text:list-item>
            <text:p text:style-name="P80"><text:a xlink:type="simple" xlink:href="https://automatetheboringstuff.com/chapter9" text:style-name="Internet_20_link" text:visited-style-name="Visited_20_Internet_20_Link"><text:span text:style-name="Strong_20_Emphasis"><text:span text:style-name="T4">Chapter 9</text:span></text:span></text:a><text:span text:style-name="T2">. Shows how Python can copy, move, rename, and delete large numbers of files much faster than a human user can. It also explains compressing and decompressing files.</text:span></text:p>
          </text:list-item>
          <text:list-item>
            <text:p text:style-name="P80"><text:a xlink:type="simple" xlink:href="https://automatetheboringstuff.com/chapter10" text:style-name="Internet_20_link" text:visited-style-name="Visited_20_Internet_20_Link"><text:span text:style-name="Strong_20_Emphasis"><text:span text:style-name="T4">Chapter 10</text:span></text:span></text:a><text:span text:style-name="T2">. </text:span><text:bookmark text:name="calibre_link-1842"/><text:bookmark text:name="calibre_link-1409"/><text:bookmark text:name="calibre_link-1408"/><text:bookmark text:name="calibre_link-882"/><text:span text:style-name="T2">Shows how to use Python’s various bug-finding and bug-fixing tools.</text:span></text:p>
          </text:list-item>
          <text:list-item>
            <text:p text:style-name="P80"><text:a xlink:type="simple" xlink:href="https://automatetheboringstuff.com/chapter11" text:style-name="Internet_20_link" text:visited-style-name="Visited_20_Internet_20_Link"><text:span text:style-name="Strong_20_Emphasis"><text:span text:style-name="T4">Chapter 11</text:span></text:span></text:a><text:span text:style-name="T2">. Shows how to write programs that can automatically download web pages and parse them for information. This is called </text:span><text:span text:style-name="Emphasis"><text:span text:style-name="T2">web scraping</text:span></text:span><text:span text:style-name="T2">.</text:span></text:p>
          </text:list-item>
          <text:list-item>
            <text:p text:style-name="P80"><text:soft-page-break/><text:a xlink:type="simple" xlink:href="https://automatetheboringstuff.com/chapter12" text:style-name="Internet_20_link" text:visited-style-name="Visited_20_Internet_20_Link"><text:span text:style-name="Strong_20_Emphasis"><text:span text:style-name="T4">Chapter 12</text:span></text:span></text:a><text:span text:style-name="T2">. Covers programmatically manipulating Excel spreadsheets so that you don’t have to read them. This is helpful when the number of documents you have to analyze is in the hundreds or thousands.</text:span></text:p>
          </text:list-item>
          <text:list-item>
            <text:p text:style-name="P80"><text:a xlink:type="simple" xlink:href="https://automatetheboringstuff.com/chapter13" text:style-name="Internet_20_link" text:visited-style-name="Visited_20_Internet_20_Link"><text:span text:style-name="Strong_20_Emphasis"><text:span text:style-name="T4">Chapter 13</text:span></text:span></text:a><text:span text:style-name="T2">. Covers programmatically reading Word and PDF documents.</text:span></text:p>
          </text:list-item>
          <text:list-item>
            <text:p text:style-name="P80"><text:a xlink:type="simple" xlink:href="https://automatetheboringstuff.com/chapter14" text:style-name="Internet_20_link" text:visited-style-name="Visited_20_Internet_20_Link"><text:span text:style-name="Strong_20_Emphasis"><text:span text:style-name="T4">Chapter 14</text:span></text:span></text:a><text:span text:style-name="T2">. Continues to explain how to programmatically manipulate documents with CSV and JSON files.</text:span></text:p>
          </text:list-item>
          <text:list-item>
            <text:p text:style-name="P80"><text:a xlink:type="simple" xlink:href="https://automatetheboringstuff.com/chapter15" text:style-name="Internet_20_link" text:visited-style-name="Visited_20_Internet_20_Link"><text:span text:style-name="Strong_20_Emphasis"><text:span text:style-name="T4">Chapter 15</text:span></text:span></text:a><text:span text:style-name="T2">. Explains how time and dates are handled by Python programs and how to schedule your computer to perform tasks at certain times. This chapter also shows how your Python programs can launch non-Python programs.</text:span></text:p>
          </text:list-item>
          <text:list-item>
            <text:p text:style-name="P80"><text:a xlink:type="simple" xlink:href="https://automatetheboringstuff.com/chapter16" text:style-name="Internet_20_link" text:visited-style-name="Visited_20_Internet_20_Link"><text:span text:style-name="Strong_20_Emphasis"><text:span text:style-name="T4">Chapter 16</text:span></text:span></text:a><text:span text:style-name="T2">. Explains how to write programs that can send emails and text messages on your behalf.</text:span></text:p>
          </text:list-item>
          <text:list-item>
            <text:p text:style-name="P80"><text:a xlink:type="simple" xlink:href="https://automatetheboringstuff.com/chapter17" text:style-name="Internet_20_link" text:visited-style-name="Visited_20_Internet_20_Link"><text:span text:style-name="Strong_20_Emphasis"><text:span text:style-name="T4">Chapter 17</text:span></text:span></text:a><text:span text:style-name="T2">. Explains how to programmatically manipulate images such as JPEG or PNG files.</text:span></text:p>
          </text:list-item>
          <text:list-item>
            <text:p text:style-name="P80"><text:a xlink:type="simple" xlink:href="https://automatetheboringstuff.com/chapter18" text:style-name="Internet_20_link" text:visited-style-name="Visited_20_Internet_20_Link"><text:span text:style-name="Strong_20_Emphasis"><text:span text:style-name="T4">Chapter 18</text:span></text:span></text:a><text:span text:style-name="T2">. Explains how to programmatically control the mouse and keyboard to automate clicks and keypresses.</text:span></text:p>
          </text:list-item>
        </text:list>
        <text:h text:style-name="P14" text:outline-level="1"><text:bookmark text:name="calibre_link-1935"/>Downloading and Installing Python</text:h>
        <text:p text:style-name="P30"><text:span text:style-name="T2">You can download Python for Windows, OS X, and Ubuntu for free from </text:span><text:a xlink:type="simple" xlink:href="http://python.org/downloads/" text:style-name="Internet_20_link" text:visited-style-name="Visited_20_Internet_20_Link"><text:span text:style-name="Emphasis"><text:span text:style-name="T4">http://python.org/downloads/</text:span></text:span></text:a><text:span text:style-name="T2">. If you download the latest version from the website’s download page, all of the programs in this book should work.</text:span></text:p>
        <text:h text:style-name="P27" text:outline-level="3"><text:bookmark text:name="calibre_link-1936"/>Warning</text:h>
        <text:p text:style-name="P30"><text:span text:style-name="Emphasis"><text:span text:style-name="T2">Be sure to download a version of Python 3 (such as 3.4.0). The programs in this book are written to run on Python 3 and may not run correctly, if at all, on Python 2.</text:span></text:span></text:p>
        <text:p text:style-name="P29">You’ll find Python installers for 64-bit and 32-bit computers for each operating system on the download page, so first figure out which installer you need. If you bought your computer in 2007 or later, it is most likely a 64-bit system. Otherwise, you have a 32-bit version, but here’s how to find out for sure:</text:p>
        <text:list xml:id="list3681031632039515361" text:style-name="L5">
          <text:list-item>
            <text:p text:style-name="P81"><text:span text:style-name="T2">On Windows, select </text:span><text:span text:style-name="Strong_20_Emphasis"><text:span text:style-name="T2">Start</text:span></text:span><text:span text:style-name="T2">▸</text:span><text:span text:style-name="Strong_20_Emphasis"><text:span text:style-name="T2">Control Panel</text:span></text:span><text:span text:style-name="T2">▸</text:span><text:span text:style-name="Strong_20_Emphasis"><text:span text:style-name="T2">System</text:span></text:span><text:span text:style-name="T2"> and check whether System Type says 64-bit or 32-bit.</text:span></text:p>
          </text:list-item>
          <text:list-item>
            <text:p text:style-name="P81"><text:bookmark text:name="calibre_link-1843"/><text:bookmark text:name="calibre_link-1757"/><text:bookmark text:name="calibre_link-1411"/><text:bookmark text:name="calibre_link-1410"/><text:bookmark text:name="calibre_link-1187"/><text:bookmark text:name="calibre_link-967"/><text:bookmark text:name="calibre_link-895"/><text:bookmark text:name="calibre_link-812"/><text:span text:style-name="T2">On OS X, go the Apple menu, select </text:span><text:span text:style-name="Strong_20_Emphasis"><text:span text:style-name="T2">About This Mac</text:span></text:span><text:span text:style-name="T2">▸</text:span><text:span text:style-name="Strong_20_Emphasis"><text:span text:style-name="T2">More Info</text:span></text:span><text:span text:style-name="T2"> ▸ </text:span><text:span text:style-name="Strong_20_Emphasis"><text:span text:style-name="T2">System Report</text:span></text:span><text:span text:style-name="T2">▸</text:span><text:span text:style-name="Strong_20_Emphasis"><text:span text:style-name="T2">Hardware</text:span></text:span><text:span text:style-name="T2">, and then look at the Processor Name field. If it says Intel Core Solo or Intel Core Duo, you have a 32-bit machine. If it says anything else (including Intel Core 2 Duo), you have a 64-bit machine.</text:span></text:p>
          </text:list-item>
          <text:list-item>
            <text:p text:style-name="P81"><text:soft-page-break/><text:span text:style-name="T2">On Ubuntu Linux, open a Terminal and run the command </text:span><text:span text:style-name="Strong_20_Emphasis"><text:span text:style-name="Source_20_Text"><text:span text:style-name="T2">uname -m</text:span></text:span></text:span><text:span text:style-name="T2">. A response of </text:span><text:span text:style-name="Source_20_Text"><text:span text:style-name="T2">i686</text:span></text:span><text:span text:style-name="T2"> means 32-bit, and </text:span><text:span text:style-name="Source_20_Text"><text:span text:style-name="T2">x86_64</text:span></text:span><text:span text:style-name="T2"> means 64-bit.</text:span></text:p>
          </text:list-item>
        </text:list>
        <text:p text:style-name="P30"><text:span text:style-name="T2">On Windows, download the Python installer (the filename will end with </text:span><text:span text:style-name="Emphasis"><text:span text:style-name="T2">.msi</text:span></text:span><text:span text:style-name="T2">) and double-click it. Follow the instructions the installer displays on the screen to install Python, as listed here:</text:span></text:p>
        <text:list xml:id="list4866151440515091582" text:style-name="L6">
          <text:list-item>
            <text:p text:style-name="P82"><text:span text:style-name="T2">Select </text:span><text:span text:style-name="Strong_20_Emphasis"><text:span text:style-name="T2">Install for All Users</text:span></text:span><text:span text:style-name="T2"> and then click </text:span><text:span text:style-name="Strong_20_Emphasis"><text:span text:style-name="T2">Next</text:span></text:span><text:span text:style-name="T2">.</text:span></text:p>
          </text:list-item>
          <text:list-item>
            <text:p text:style-name="P82"><text:span text:style-name="T2">Install to the </text:span><text:span text:style-name="Emphasis"><text:span text:style-name="T2">C:\Python34</text:span></text:span><text:span text:style-name="T2"> folder by clicking </text:span><text:span text:style-name="Strong_20_Emphasis"><text:span text:style-name="T2">Next</text:span></text:span><text:span text:style-name="T2">.</text:span></text:p>
          </text:list-item>
          <text:list-item>
            <text:p text:style-name="P82"><text:span text:style-name="T2">Click </text:span><text:span text:style-name="Strong_20_Emphasis"><text:span text:style-name="T2">Next</text:span></text:span><text:span text:style-name="T2"> again to skip the Customize Python section.</text:span></text:p>
          </text:list-item>
        </text:list>
        <text:p text:style-name="P30"><text:span text:style-name="T2">On Mac OS X, download the </text:span><text:span text:style-name="Emphasis"><text:span text:style-name="T2">.dmg</text:span></text:span><text:span text:style-name="T2"> file that’s right for your version of OS X and double-click it. Follow the instructions the installer displays on the screen to install Python, as listed here:</text:span></text:p>
        <text:list xml:id="list4618075025481301824" text:style-name="L7">
          <text:list-item>
            <text:p text:style-name="P83"><text:span text:style-name="T2">When the DMG package opens in a new window, double-click the </text:span><text:span text:style-name="Emphasis"><text:span text:style-name="T2">Python.mpkg</text:span></text:span><text:span text:style-name="T2"> file. You may have to enter the administrator password.</text:span></text:p>
          </text:list-item>
          <text:list-item>
            <text:p text:style-name="P83"><text:span text:style-name="T2">Click </text:span><text:span text:style-name="Strong_20_Emphasis"><text:span text:style-name="T2">Continue</text:span></text:span><text:span text:style-name="T2"> through the Welcome section and click </text:span><text:span text:style-name="Strong_20_Emphasis"><text:span text:style-name="T2">Agree</text:span></text:span><text:span text:style-name="T2"> to accept the license.</text:span></text:p>
          </text:list-item>
          <text:list-item>
            <text:p text:style-name="P83"><text:span text:style-name="T2">Select </text:span><text:span text:style-name="Strong_20_Emphasis"><text:span text:style-name="T2">HD Macintosh</text:span></text:span><text:span text:style-name="T2"> (or whatever name your hard drive has) and click </text:span><text:span text:style-name="Strong_20_Emphasis"><text:span text:style-name="T2">Install</text:span></text:span><text:span text:style-name="T2">.</text:span></text:p>
          </text:list-item>
        </text:list>
        <text:p text:style-name="P29">If you’re running Ubuntu, you can install Python from the Terminal by following these steps:</text:p>
        <text:list xml:id="list7987385846356418375" text:style-name="L8">
          <text:list-item>
            <text:p text:style-name="P60">Open the Terminal window.</text:p>
          </text:list-item>
          <text:list-item>
            <text:p text:style-name="P84"><text:span text:style-name="T2">Enter </text:span><text:span text:style-name="Strong_20_Emphasis"><text:span text:style-name="Source_20_Text"><text:span text:style-name="T2">sudo apt-get install python3</text:span></text:span></text:span><text:span text:style-name="T2">.</text:span></text:p>
          </text:list-item>
          <text:list-item>
            <text:p text:style-name="P84"><text:span text:style-name="T2">Enter </text:span><text:span text:style-name="Strong_20_Emphasis"><text:span text:style-name="Source_20_Text"><text:span text:style-name="T2">sudo apt-get install idle3</text:span></text:span></text:span><text:span text:style-name="T2">.</text:span></text:p>
          </text:list-item>
          <text:list-item>
            <text:p text:style-name="P84"><text:span text:style-name="T2">Enter </text:span><text:span text:style-name="Strong_20_Emphasis"><text:span text:style-name="Source_20_Text"><text:span text:style-name="T2">sudo apt-get install python3-pip</text:span></text:span></text:span><text:span text:style-name="T2">.</text:span></text:p>
          </text:list-item>
        </text:list>
        <text:h text:style-name="P14" text:outline-level="1"><text:bookmark text:name="calibre_link-1937"/>Starting IDLE</text:h>
        <text:p text:style-name="P30"><text:span text:style-name="T2">While the </text:span><text:span text:style-name="Emphasis"><text:span text:style-name="T2">Python interpreter</text:span></text:span><text:span text:style-name="T2"> is the software that runs your Python programs, the </text:span><text:span text:style-name="Emphasis"><text:span text:style-name="T2">interactive development environment (IDLE)</text:span></text:span><text:span text:style-name="T2"> software is where you’ll enter your programs, much like a word processor. Let’s start IDLE now.</text:span></text:p>
        <text:list xml:id="list3951398188762017482" text:style-name="L9">
          <text:list-item>
            <text:p text:style-name="P85"><text:span text:style-name="T2">On Windows 7 or newer, click the Start icon in the lower-left corner of your screen, enter </text:span><text:span text:style-name="Strong_20_Emphasis"><text:span text:style-name="Source_20_Text"><text:span text:style-name="T2">IDLE</text:span></text:span></text:span><text:span text:style-name="T2"> in the search box, and select </text:span><text:span text:style-name="Strong_20_Emphasis"><text:span text:style-name="T2">IDLE (Python GUI)</text:span></text:span><text:span text:style-name="T2">.</text:span></text:p>
          </text:list-item>
          <text:list-item>
            <text:p text:style-name="P85"><text:span text:style-name="T2">On Windows XP, click the </text:span><text:span text:style-name="Strong_20_Emphasis"><text:span text:style-name="T2">Start</text:span></text:span><text:span text:style-name="T2"> button and then select </text:span><text:span text:style-name="Strong_20_Emphasis"><text:span text:style-name="T2">Programs</text:span></text:span><text:span text:style-name="T2"> ▸ </text:span><text:span text:style-name="Strong_20_Emphasis"><text:span text:style-name="T2">Python 3.4</text:span></text:span><text:span text:style-name="T2">▸</text:span><text:span text:style-name="Strong_20_Emphasis"><text:span text:style-name="T2">IDLE (Python GUI)</text:span></text:span><text:span text:style-name="T2">.</text:span></text:p>
          </text:list-item>
          <text:list-item>
            <text:p text:style-name="P85"><text:bookmark text:name="calibre_link-1413"/><text:bookmark text:name="calibre_link-1412"/><text:bookmark text:name="calibre_link-1188"/><text:bookmark text:name="calibre_link-968"/><text:bookmark text:name="calibre_link-813"/><text:bookmark text:name="calibre_link-798"/><text:bookmark text:name="calibre_link-564"/><text:span text:style-name="T2">On Mac OS X, open the Finder window, click </text:span><text:span text:style-name="Strong_20_Emphasis"><text:span text:style-name="T2">Applications</text:span></text:span><text:span text:style-name="T2">, click </text:span><text:span text:style-name="Strong_20_Emphasis"><text:span text:style-name="T2">Python 3.4</text:span></text:span><text:span text:style-name="T2">, and then click the IDLE icon.</text:span></text:p>
          </text:list-item>
          <text:list-item>
            <text:p text:style-name="P85"><text:soft-page-break/><text:span text:style-name="T2">On Ubuntu, select </text:span><text:span text:style-name="Strong_20_Emphasis"><text:span text:style-name="T2">Applications</text:span></text:span><text:span text:style-name="T2">▸</text:span><text:span text:style-name="Strong_20_Emphasis"><text:span text:style-name="T2">Accessories</text:span></text:span><text:span text:style-name="T2">▸</text:span><text:span text:style-name="Strong_20_Emphasis"><text:span text:style-name="T2">Terminal</text:span></text:span><text:span text:style-name="T2"> and then enter </text:span><text:span text:style-name="Strong_20_Emphasis"><text:span text:style-name="Source_20_Text"><text:span text:style-name="T2">idle3</text:span></text:span></text:span><text:span text:style-name="T2">. (You may also be able to click </text:span><text:span text:style-name="Strong_20_Emphasis"><text:span text:style-name="T2">Applications</text:span></text:span><text:span text:style-name="T2"> at the top of the screen, select </text:span><text:span text:style-name="Strong_20_Emphasis"><text:span text:style-name="T2">Programming</text:span></text:span><text:span text:style-name="T2">, and then click </text:span><text:span text:style-name="Strong_20_Emphasis"><text:span text:style-name="T2">IDLE 3</text:span></text:span><text:span text:style-name="T2">.)</text:span></text:p>
          </text:list-item>
        </text:list>
        <text:h text:style-name="P1" text:outline-level="2"><text:bookmark text:name="calibre_link-1938"/>The Interactive Shell</text:h>
        <text:p text:style-name="P29">No matter which operating system you’re running, the IDLE window that first appears should be mostly blank except for text that looks something like this:</text:p>
        <text:p text:style-name="P4"><text:bookmark text:name="calibre_link-1939"/>Python 3.4.0 (v3.4.0:04f714765c13, Mar 16 2014, 19:25:23) [MSC v.1600 64</text:p>
        <text:p text:style-name="P4">bit (AMD64)] on win32Type "copyright", "credits" or "license()" for more</text:p>
        <text:p text:style-name="P4">information.</text:p>
        <text:p text:style-name="P9">&gt;&gt;&gt;</text:p>
        <text:p text:style-name="P30"><text:span text:style-name="T2">This window is called the </text:span><text:span text:style-name="Emphasis"><text:span text:style-name="T2">interactive shell</text:span></text:span><text:span text:style-name="T2">. A shell is a program that lets you type instructions into the computer, much like the Terminal or Command Prompt on OS X and Windows, respectively. Python’s interactive shell lets you enter instructions for the Python interpreter software to run. The computer reads the instructions you enter and runs them immediately.</text:span></text:p>
        <text:p text:style-name="P30"><text:span text:style-name="T2">For example, enter the following into the interactive shell next to the </text:span><text:span text:style-name="Source_20_Text"><text:span text:style-name="T2">&gt;&gt;&gt;</text:span></text:span><text:span text:style-name="T2"> prompt:</text:span></text:p>
        <text:p text:style-name="P10"><text:bookmark text:name="calibre_link-1940"/><text:span text:style-name="T2">&gt;&gt;&gt; </text:span><text:span text:style-name="Strong_20_Emphasis"><text:span text:style-name="T2">print('Hello world!')</text:span></text:span></text:p>
        <text:p text:style-name="P29">After you type that line and press ENTER, the interactive shell should display this in response:</text:p>
        <text:p text:style-name="P5"><text:bookmark text:name="calibre_link-1941"/><text:span text:style-name="T2">&gt;&gt;&gt; </text:span><text:span text:style-name="Strong_20_Emphasis"><text:span text:style-name="T2">print('Hello world!')</text:span></text:span></text:p>
        <text:p text:style-name="P9">Hello world!</text:p>
        <text:h text:style-name="P14" text:outline-level="1"><text:bookmark text:name="calibre_link-1942"/>How to Find Help</text:h>
        <text:p text:style-name="P30"><text:span text:style-name="T2">Solving programming problems on your own is easier than you might think. If you’re not convinced, then let’s cause an error on purpose: Enter </text:span><text:span text:style-name="Strong_20_Emphasis"><text:span text:style-name="Source_20_Text"><text:span text:style-name="T2">'42' + 3</text:span></text:span></text:span><text:span text:style-name="T2"> into the interactive shell. You don’t need to know what this instruction means right now, but the result should look like this:</text:span></text:p>
        <text:p text:style-name="P5"><text:bookmark text:name="calibre_link-1943"/><text:span text:style-name="T3"><text:s text:c="2"/></text:span><text:span text:style-name="T2">&gt;&gt;&gt; </text:span><text:span text:style-name="Strong_20_Emphasis"><text:span text:style-name="T2">'42' + 3</text:span></text:span></text:p>
        <text:p text:style-name="P2">❶ <text:span text:style-name="T1">Traceback (most recent call last):</text:span></text:p>
        <text:p text:style-name="P2"><text:s text:c="4"/><text:span text:style-name="T1">File "&lt;pyshell#0&gt;", line 1, in &lt;module&gt;</text:span></text:p>
        <text:p text:style-name="P2"><text:s text:c="6"/><text:span text:style-name="T1">'42' + 3</text:span></text:p>
        <text:p text:style-name="P2">❷ <text:span text:style-name="T1">TypeError: Can't convert 'int' object to str implicitly</text:span></text:p>
        <text:p text:style-name="P7"><text:s text:c="2"/><text:span text:style-name="T1">&gt;&gt;&gt;</text:span></text:p>
        <text:p text:style-name="P30"><text:bookmark text:name="calibre_link-1611"/><text:bookmark text:name="calibre_link-1444"/><text:bookmark text:name="calibre_link-799"/><text:soft-page-break/><text:span text:style-name="T2">The error message ❷ appeared here because Python couldn’t understand your instruction. The traceback part ❶ of the error message shows the specific instruction and line number that Python had trouble with. If you’re not sure what to make of a particular error message, search online for the exact error message. Enter </text:span><text:span text:style-name="Strong_20_Emphasis"><text:span text:style-name="T2">“TypeError: Can’t convert ‘int’ object to str implicitly”</text:span></text:span><text:span text:style-name="T2"> (including the quotes) into your favorite search engine, and you should see tons of links explaining what the error message means and what causes it, as shown in </text:span><text:a xlink:type="simple" xlink:href="https://automatetheboringstuff.com/chapter0/#calibre_link-98" text:style-name="Internet_20_link" text:visited-style-name="Visited_20_Internet_20_Link"><text:span text:style-name="T4">Figure 2</text:span></text:a><text:span text:style-name="T2">.</text:span></text:p>
        <text:p text:style-name="P28"><text:bookmark text:name="calibre_link-1944"/><text:bookmark text:name="calibre_link-98"/><draw:frame draw:style-name="fr1" draw:name="graphics2" text:anchor-type="as-char" svg:width="0.7862in" svg:height="0.3929in" draw:z-index="1"><draw:image xlink:href="https://automatetheboringstuff.com/images/000042.jpg" xlink:type="simple" xlink:show="embed" xlink:actuate="onLoad"/><svg:title>The Google results for an error message can be very helpful.</svg:title></draw:frame></text:p>
        <text:p text:style-name="P29">Figure 2. The Google results for an error message can be very helpful.</text:p>
        <text:p text:style-name="P29">You’ll often find that someone else had the same question as you and that some other helpful person has already answered it. No one person can know everything about programming, so an everyday part of any software developer’s job is looking up answers to technical questions.</text:p>
        <text:h text:style-name="P14" text:outline-level="1"><text:bookmark text:name="calibre_link-1945"/>Asking Smart Programming Questions</text:h>
        <text:p text:style-name="P30"><text:span text:style-name="T2">If you can’t find the answer by searching online, try asking people in a web forum such as Stack Overlow (</text:span><text:a xlink:type="simple" xlink:href="http://stackoverflow.com/" text:style-name="Internet_20_link" text:visited-style-name="Visited_20_Internet_20_Link"><text:span text:style-name="Emphasis"><text:span text:style-name="T4">http://stackoverflow.com/</text:span></text:span></text:a><text:span text:style-name="T2">) or the “learn programming” subreddit at </text:span><text:a xlink:type="simple" xlink:href="http://reddit.com/r/learnprogramming/" text:style-name="Internet_20_link" text:visited-style-name="Visited_20_Internet_20_Link"><text:span text:style-name="Emphasis"><text:span text:style-name="T4">http://reddit.com/r/learnprogramming/</text:span></text:span></text:a><text:span text:style-name="T2">. But keep in mind there are smart ways to ask programming questions that help others help you. Be sure to read the Frequently Asked Questions sections these websites have about the proper way to post questions.</text:span></text:p>
        <text:p text:style-name="P29">When asking programming questions, remember to do the following:</text:p>
        <text:list xml:id="list7520722723192320557" text:style-name="L10">
          <text:list-item>
            <text:p text:style-name="P61">Explain what you are trying to do, not just what you did. This lets your helper know if you are on the wrong track.</text:p>
          </text:list-item>
          <text:list-item>
            <text:p text:style-name="P61">Specify the point at which the error happens. Does it occur at the very start of the program or only after you do a certain action?</text:p>
          </text:list-item>
          <text:list-item>
            <text:p text:style-name="P86"><text:span text:style-name="T2">Copy and paste the </text:span><text:span text:style-name="Emphasis"><text:span text:style-name="T2">entire</text:span></text:span><text:span text:style-name="T2"> error message and your code to </text:span><text:a xlink:type="simple" xlink:href="http://pastebin.com/" text:style-name="Internet_20_link" text:visited-style-name="Visited_20_Internet_20_Link"><text:span text:style-name="Emphasis"><text:span text:style-name="T4">http://pastebin.com/</text:span></text:span></text:a><text:span text:style-name="T2"> or </text:span><text:a xlink:type="simple" xlink:href="http://gist.github.com/" text:style-name="Internet_20_link" text:visited-style-name="Visited_20_Internet_20_Link"><text:span text:style-name="Emphasis"><text:span text:style-name="T4">http://gist.github.com/</text:span></text:span></text:a><text:span text:style-name="T2">.</text:span></text:p>
            <text:p text:style-name="P86"><text:span text:style-name="T2">These websites make it easy to share large amounts of code with people over the Web, without the risk of losing any text formatting. You can then put the URL of the posted code in your email or forum post. For example, here some pieces of code I’ve posted: </text:span><text:a xlink:type="simple" xlink:href="http://pastebin.com/SzP2DbFx/" text:style-name="Internet_20_link" text:visited-style-name="Visited_20_Internet_20_Link"><text:span text:style-name="Emphasis"><text:span text:style-name="T4">http://pastebin.com/SzP2DbFx/</text:span></text:span></text:a><text:span text:style-name="T2"> and </text:span><text:a xlink:type="simple" xlink:href="https://gist.github.com/asweigart/6912168/" text:style-name="Internet_20_link" text:visited-style-name="Visited_20_Internet_20_Link"><text:span text:style-name="Emphasis"><text:span text:style-name="T4">https://gist.github.com/asweigart/6912168/</text:span></text:span></text:a><text:span text:style-name="T2">.</text:span></text:p>
          </text:list-item>
          <text:list-item>
            <text:p text:style-name="P61">Explain what you’ve already tried to do to solve your problem. This tells people you’ve already put in some work to figure things out on your own.</text:p>
          </text:list-item>
          <text:list-item>
            <text:p text:style-name="P61"><text:soft-page-break/>List the version of Python you’re using. (There are some key differences between version 2 Python interpreters and version 3 Python interpreters.) Also, say which operating system and version you’re running.</text:p>
          </text:list-item>
          <text:list-item>
            <text:p text:style-name="P61">If the error came up after you made a change to your code, explain exactly what you changed.</text:p>
          </text:list-item>
          <text:list-item>
            <text:p text:style-name="P61">Say whether you’re able to reproduce the error every time you run the program or whether it happens only after you perform certain actions. Explain what those actions are, if so.</text:p>
          </text:list-item>
        </text:list>
        <text:p text:style-name="P29">Always follow good online etiquette as well. For example, don’t post your questions in all caps or make unreasonable demands of the people trying to help you.</text:p>
        <text:h text:style-name="P14" text:outline-level="1"><text:bookmark text:name="calibre_link-1946"/>Summary</text:h>
        <text:p text:style-name="P29"><text:bookmark text:name="calibre_link-1218"/>For most people, their computer is just an appliance instead of a tool. But by learning how to program, you’ll gain access to one of the most powerful tools of the modern world, and you’ll have fun along the way. Programming isn’t brain surgery—it’s fine for amateurs to experiment and make mistakes.</text:p>
        <text:p text:style-name="P30"><text:span text:style-name="T2">I love helping people discover Python. I write programming tutorials on my blog at </text:span><text:a xlink:type="simple" xlink:href="http://inventwithpython.com/blog/" text:style-name="Internet_20_link" text:visited-style-name="Visited_20_Internet_20_Link"><text:span text:style-name="Emphasis"><text:span text:style-name="T4">http://inventwithpython.com/blog/</text:span></text:span></text:a><text:span text:style-name="T2">, and you can contact me with questions at </text:span><text:a xlink:type="simple" xlink:href="mailto:al@inventwithpython.com" text:style-name="Internet_20_link" text:visited-style-name="Visited_20_Internet_20_Link"><text:span text:style-name="Emphasis"><text:span text:style-name="T4">al@inventwithpython.com</text:span></text:span></text:a><text:span text:style-name="T2">.</text:span></text:p>
        <text:p text:style-name="P29">This book will start you off from zero programming knowledge, but you may have questions beyond its scope. Remember that asking effective questions and knowing how to find answers are invaluable tools on your programming journey.</text:p>
        <text:p text:style-name="P29">Let’s begin!</text:p>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 text:outline-level="1"><text:soft-page-break/>Chapter 1 – Python Basics</text:h>
      <text:p text:style-name="P17"/>
      <text:p text:style-name="P19">The Python programming language has a wide range of syntactical constructions, standard library functions, and interactive development environment features. Fortunately, you can ignore most of that; you just need to learn enough to write some handy little programs.</text:p>
      <text:p text:style-name="P22">You will, however, have to learn some basic programming concepts before you can do anything. Like a wizard-in-training, you might think these concepts seem arcane and tedious, but with some knowledge and practice, you’ll be able to command your computer like a magic wand to perform incredible feats.</text:p>
      <text:p text:style-name="P22">This chapter has a few examples that encourage you to type into the interactive shell, which lets you execute Python instructions one at a time and shows you the results instantly. Using the interactive shell is great for learning what basic Python instructions do, so give it a try as you follow along. You’ll remember the things you do much better than the things you only read.</text:p>
      <text:h text:style-name="P15" text:outline-level="1"><text:bookmark text:name="calibre_link-1949"/>Entering Expressions into the Interactive Shell</text:h>
      <text:p text:style-name="P30"><text:bookmark text:name="calibre_link-379"/><text:bookmark text:name="calibre_link-565"/><text:bookmark text:name="calibre_link-567"/><text:bookmark text:name="calibre_link-610"/><text:bookmark text:name="calibre_link-814"/><text:bookmark text:name="calibre_link-1177"/><text:bookmark text:name="calibre_link-1779"/><text:span text:style-name="T2">You run the interactive shell by launching IDLE, which you installed with Python in the introduction. On Windows, open the Start menu, select </text:span><text:span text:style-name="Strong_20_Emphasis"><text:span text:style-name="T2">All Programs</text:span></text:span><text:span text:style-name="T2"> ▸ </text:span><text:span text:style-name="Strong_20_Emphasis"><text:span text:style-name="T2">Python 3.3</text:span></text:span><text:span text:style-name="T2">, and then select </text:span><text:span text:style-name="Strong_20_Emphasis"><text:span text:style-name="T2">IDLE (Python GUI)</text:span></text:span><text:span text:style-name="T2">. On OS X, select </text:span><text:span text:style-name="Strong_20_Emphasis"><text:span text:style-name="T2">Applications</text:span></text:span><text:span text:style-name="T2"> ▸ </text:span><text:span text:style-name="Strong_20_Emphasis"><text:span text:style-name="T2">MacPython 3.3</text:span></text:span><text:span text:style-name="T2"> ▸ </text:span><text:span text:style-name="Strong_20_Emphasis"><text:span text:style-name="T2">IDLE</text:span></text:span><text:span text:style-name="T2">. On Ubuntu, open a new Terminal window and enter </text:span><text:span text:style-name="Strong_20_Emphasis"><text:span text:style-name="Source_20_Text"><text:span text:style-name="T2">idle3</text:span></text:span></text:span><text:span text:style-name="T2">.</text:span></text:p>
      <text:p text:style-name="P30"><text:span text:style-name="T2">A window with the </text:span><text:span text:style-name="Source_20_Text"><text:span text:style-name="T2">&gt;&gt;&gt;</text:span></text:span><text:span text:style-name="T2"> prompt should appear; that’s the interactive shell. Enter </text:span><text:span text:style-name="Strong_20_Emphasis"><text:span text:style-name="Source_20_Text"><text:span text:style-name="T2">2 + 2</text:span></text:span></text:span><text:span text:style-name="T2"> at the prompt to have Python do some simple math.</text:span></text:p>
      <text:p text:style-name="P5"><text:bookmark text:name="calibre_link-1950"/><text:span text:style-name="T2">&gt;&gt;&gt; </text:span><text:span text:style-name="Strong_20_Emphasis"><text:span text:style-name="T2">2 + 2</text:span></text:span></text:p>
      <text:p text:style-name="P9">4</text:p>
      <text:p text:style-name="P29">The IDLE window should now show some text like this:</text:p>
      <text:p text:style-name="P4"><text:bookmark text:name="calibre_link-1951"/>Python 3.3.2 (v3.3.2:d047928ae3f6, May 16 2013, 00:06:53) [MSC v.1600 64 bit</text:p>
      <text:p text:style-name="P4">(AMD64)] on win32</text:p>
      <text:p text:style-name="P4">Type "copyright", "credits" or "license()" for more information.</text:p>
      <text:p text:style-name="P4">&gt;&gt;&gt; 2 + 2</text:p>
      <text:p text:style-name="P4">4</text:p>
      <text:p text:style-name="P9">&gt;&gt;&gt;</text:p>
      <text:p text:style-name="P30"><text:span text:style-name="T2">In Python, </text:span><text:span text:style-name="Source_20_Text"><text:span text:style-name="T2">2 + 2</text:span></text:span><text:span text:style-name="T2"> is called an </text:span><text:span text:style-name="Emphasis"><text:span text:style-name="T2">expression</text:span></text:span><text:span text:style-name="T2">, which is the most basic kind of programming instruction in the language. Expressions consist of </text:span><text:span text:style-name="Emphasis"><text:span text:style-name="T2">values</text:span></text:span><text:span text:style-name="T2"> (such </text:span><text:soft-page-break/><text:span text:style-name="T2">as </text:span><text:span text:style-name="Source_20_Text"><text:span text:style-name="T2">2</text:span></text:span><text:span text:style-name="T2">) and </text:span><text:span text:style-name="Emphasis"><text:span text:style-name="T2">operators</text:span></text:span><text:span text:style-name="T2"> (such as </text:span><text:span text:style-name="Source_20_Text"><text:span text:style-name="T2">+</text:span></text:span><text:span text:style-name="T2">), and they can always </text:span><text:span text:style-name="Emphasis"><text:span text:style-name="T2">evaluate</text:span></text:span><text:span text:style-name="T2"> (that is, reduce) down to a single value. That means you can use expressions anywhere in Python code that you could also use a value.</text:span></text:p>
      <text:p text:style-name="P30"><text:span text:style-name="T2">In the previous example, </text:span><text:span text:style-name="Source_20_Text"><text:span text:style-name="T2">2 + 2</text:span></text:span><text:span text:style-name="T2"> is evaluated down to a single value, </text:span><text:span text:style-name="Source_20_Text"><text:span text:style-name="T2">4</text:span></text:span><text:span text:style-name="T2">. A single value with no operators is also considered an expression, though it evaluates only to itself, as shown here:</text:span></text:p>
      <text:p text:style-name="P5"><text:bookmark text:name="calibre_link-1952"/><text:span text:style-name="T2">&gt;&gt;&gt; </text:span><text:span text:style-name="Strong_20_Emphasis"><text:span text:style-name="T2">2</text:span></text:span></text:p>
      <text:p text:style-name="P9">2</text:p>
      <text:p text:style-name="P29"><text:bookmark text:name="calibre_link-1953"/>Errors are Okay!</text:p>
      <text:p text:style-name="P30"><text:span text:style-name="T2">Programs will crash if they contain code the computer can’t understand, which will cause Python to show an error message. An error message won’t break your computer, though, so don’t be afraid to make mistakes. A </text:span><text:span text:style-name="Emphasis"><text:span text:style-name="T2">crash</text:span></text:span><text:span text:style-name="T2"> just means the program stopped running unexpectedly.</text:span></text:p>
      <text:p text:style-name="P30"><text:span text:style-name="T2">If you want to know more about an error message, you can search for the exact message text online to find out more about that specific error. You can also check out the resources at </text:span><text:a xlink:type="simple" xlink:href="http://nostarch.com/automatestuff/" text:style-name="Internet_20_link" text:visited-style-name="Visited_20_Internet_20_Link"><text:span text:style-name="Emphasis"><text:span text:style-name="T4">http://nostarch.com/automatestuff/</text:span></text:span></text:a><text:span text:style-name="T2"> to see a list of common Python error messages and their meanings.</text:span></text:p>
      <text:p text:style-name="P30"><text:bookmark text:name="calibre_link-159"/><text:bookmark text:name="calibre_link-162"/><text:bookmark text:name="calibre_link-173"/><text:bookmark text:name="calibre_link-176"/><text:bookmark text:name="calibre_link-178"/><text:bookmark text:name="calibre_link-186"/><text:bookmark text:name="calibre_link-200"/><text:bookmark text:name="calibre_link-221"/><text:bookmark text:name="calibre_link-490"/><text:bookmark text:name="calibre_link-609"/><text:bookmark text:name="calibre_link-888"/><text:bookmark text:name="calibre_link-1056"/><text:bookmark text:name="calibre_link-1097"/><text:bookmark text:name="calibre_link-1135"/><text:bookmark text:name="calibre_link-1178"/><text:bookmark text:name="calibre_link-1183"/><text:bookmark text:name="calibre_link-1295"/><text:bookmark text:name="calibre_link-1479"/><text:bookmark text:name="calibre_link-1688"/><text:span text:style-name="T2">There are plenty of other operators you can use in Python expressions, too. For example, </text:span><text:a xlink:type="simple" xlink:href="https://automatetheboringstuff.com/chapter1/#calibre_link-101" text:style-name="Internet_20_link" text:visited-style-name="Visited_20_Internet_20_Link"><text:span text:style-name="T4">Table 1-1</text:span></text:a><text:span text:style-name="T2"> lists all the math operators in Python.</text:span></text:p>
      <text:p text:style-name="P29"><text:bookmark text:name="calibre_link-101"/>Table 1-1. Math Operators from Highest to Lowest Precedence</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1">Operator</text:p>
            </table:table-cell>
            <table:table-cell table:style-name="Table1.A1" office:value-type="string">
              <text:p text:style-name="P11">Operation</text:p>
            </table:table-cell>
            <table:table-cell table:style-name="Table1.A1" office:value-type="string">
              <text:p text:style-name="P11">Example</text:p>
            </table:table-cell>
            <table:table-cell table:style-name="Table1.A1" office:value-type="string">
              <text:p text:style-name="P11">Evaluates to...</text:p>
            </table:table-cell>
          </table:table-row>
        </table:table-header-rows>
        <table:table-row>
          <table:table-cell table:style-name="Table1.A1" office:value-type="string">
            <text:p text:style-name="P12"><text:span text:style-name="Source_20_Text">**</text:span></text:p>
          </table:table-cell>
          <table:table-cell table:style-name="Table1.A1" office:value-type="string">
            <text:p text:style-name="P12">Exponent</text:p>
          </table:table-cell>
          <table:table-cell table:style-name="Table1.A1" office:value-type="string">
            <text:p text:style-name="P12"><text:span text:style-name="Source_20_Text">2 ** 3</text:span></text:p>
          </table:table-cell>
          <table:table-cell table:style-name="Table1.A1" office:value-type="string">
            <text:p text:style-name="P12"><text:span text:style-name="Source_20_Text">8</text:span></text:p>
          </table:table-cell>
        </table:table-row>
        <table:table-row>
          <table:table-cell table:style-name="Table1.A1" office:value-type="string">
            <text:p text:style-name="P12"><text:span text:style-name="Source_20_Text">%</text:span></text:p>
          </table:table-cell>
          <table:table-cell table:style-name="Table1.A1" office:value-type="string">
            <text:p text:style-name="P12">Modulus/remainder</text:p>
          </table:table-cell>
          <table:table-cell table:style-name="Table1.A1" office:value-type="string">
            <text:p text:style-name="P12"><text:span text:style-name="Source_20_Text">22 % 8</text:span></text:p>
          </table:table-cell>
          <table:table-cell table:style-name="Table1.A1" office:value-type="string">
            <text:p text:style-name="P12"><text:span text:style-name="Source_20_Text">6</text:span></text:p>
          </table:table-cell>
        </table:table-row>
        <table:table-row>
          <table:table-cell table:style-name="Table1.A1" office:value-type="string">
            <text:p text:style-name="P12"><text:span text:style-name="Source_20_Text">//</text:span></text:p>
          </table:table-cell>
          <table:table-cell table:style-name="Table1.A1" office:value-type="string">
            <text:p text:style-name="P12">Integer division/floored quotient</text:p>
          </table:table-cell>
          <table:table-cell table:style-name="Table1.A1" office:value-type="string">
            <text:p text:style-name="P12"><text:span text:style-name="Source_20_Text">22 // 8</text:span></text:p>
          </table:table-cell>
          <table:table-cell table:style-name="Table1.A1" office:value-type="string">
            <text:p text:style-name="P12"><text:span text:style-name="Source_20_Text">2</text:span></text:p>
          </table:table-cell>
        </table:table-row>
        <table:table-row>
          <table:table-cell table:style-name="Table1.A1" office:value-type="string">
            <text:p text:style-name="P12"><text:span text:style-name="Source_20_Text">/</text:span></text:p>
          </table:table-cell>
          <table:table-cell table:style-name="Table1.A1" office:value-type="string">
            <text:p text:style-name="P12">Division</text:p>
          </table:table-cell>
          <table:table-cell table:style-name="Table1.A1" office:value-type="string">
            <text:p text:style-name="P12"><text:span text:style-name="Source_20_Text">22 / 8</text:span></text:p>
          </table:table-cell>
          <table:table-cell table:style-name="Table1.A1" office:value-type="string">
            <text:p text:style-name="P12"><text:span text:style-name="Source_20_Text">2.75</text:span></text:p>
          </table:table-cell>
        </table:table-row>
        <table:table-row>
          <table:table-cell table:style-name="Table1.A1" office:value-type="string">
            <text:p text:style-name="P12"><text:span text:style-name="Source_20_Text">*</text:span></text:p>
          </table:table-cell>
          <table:table-cell table:style-name="Table1.A1" office:value-type="string">
            <text:p text:style-name="P12">Multiplication</text:p>
          </table:table-cell>
          <table:table-cell table:style-name="Table1.A1" office:value-type="string">
            <text:p text:style-name="P12"><text:span text:style-name="Source_20_Text">3 * 5</text:span></text:p>
          </table:table-cell>
          <table:table-cell table:style-name="Table1.A1" office:value-type="string">
            <text:p text:style-name="P12"><text:span text:style-name="Source_20_Text">15</text:span></text:p>
          </table:table-cell>
        </table:table-row>
        <table:table-row>
          <table:table-cell table:style-name="Table1.A1" office:value-type="string">
            <text:p text:style-name="P12"><text:span text:style-name="Source_20_Text">-</text:span></text:p>
          </table:table-cell>
          <table:table-cell table:style-name="Table1.A1" office:value-type="string">
            <text:p text:style-name="P12">Subtraction</text:p>
          </table:table-cell>
          <table:table-cell table:style-name="Table1.A1" office:value-type="string">
            <text:p text:style-name="P12"><text:span text:style-name="Source_20_Text">5 - 2</text:span></text:p>
          </table:table-cell>
          <table:table-cell table:style-name="Table1.A1" office:value-type="string">
            <text:p text:style-name="P12"><text:span text:style-name="Source_20_Text">3</text:span></text:p>
          </table:table-cell>
        </table:table-row>
        <table:table-row>
          <table:table-cell table:style-name="Table1.A1" office:value-type="string">
            <text:p text:style-name="P12"><text:span text:style-name="Source_20_Text">+</text:span></text:p>
          </table:table-cell>
          <table:table-cell table:style-name="Table1.A1" office:value-type="string">
            <text:p text:style-name="P12">Addition</text:p>
          </table:table-cell>
          <table:table-cell table:style-name="Table1.A1" office:value-type="string">
            <text:p text:style-name="P12"><text:span text:style-name="Source_20_Text">2 + 2</text:span></text:p>
          </table:table-cell>
          <table:table-cell table:style-name="Table1.A1" office:value-type="string">
            <text:p text:style-name="P12"><text:span text:style-name="Source_20_Text">4</text:span></text:p>
          </table:table-cell>
        </table:table-row>
      </table:table>
      <text:p text:style-name="P30"><text:span text:style-name="T2">The order of operations (also called </text:span><text:span text:style-name="Emphasis"><text:span text:style-name="T2">precedence</text:span></text:span><text:span text:style-name="T2">) of Python math operators is similar to that of mathematics. The </text:span><text:span text:style-name="Source_20_Text"><text:span text:style-name="T2">**</text:span></text:span><text:span text:style-name="T2"> operator is evaluated first; the </text:span><text:span text:style-name="Source_20_Text"><text:span text:style-name="T2">*</text:span></text:span><text:span text:style-name="T2">, </text:span><text:span text:style-name="Source_20_Text"><text:span text:style-name="T2">/</text:span></text:span><text:span text:style-name="T2">, </text:span><text:span text:style-name="Source_20_Text"><text:span text:style-name="T2">//</text:span></text:span><text:span text:style-name="T2">, and </text:span><text:span text:style-name="Source_20_Text"><text:span text:style-name="T2">%</text:span></text:span><text:span text:style-name="T2">operators are evaluated next, from left to right; and the </text:span><text:span text:style-name="Source_20_Text"><text:span text:style-name="T2">+</text:span></text:span><text:span text:style-name="T2"> and </text:span><text:span text:style-name="Source_20_Text"><text:span text:style-name="T2">-</text:span></text:span><text:span text:style-name="T2"> operators </text:span><text:soft-page-break/><text:span text:style-name="T2">are evaluated last (also from left to right). You can use parentheses to override the usual precedence if you need to. Enter the following expressions into the interactive shell:</text:span></text:p>
      <text:p text:style-name="P5"><text:bookmark text:name="calibre_link-1954"/><text:span text:style-name="T2">&gt;&gt;&gt; </text:span><text:span text:style-name="Strong_20_Emphasis"><text:span text:style-name="T2">2 + 3 * 6</text:span></text:span></text:p>
      <text:p text:style-name="P4">20</text:p>
      <text:p text:style-name="P5"><text:span text:style-name="T2">&gt;&gt;&gt; </text:span><text:span text:style-name="Strong_20_Emphasis"><text:span text:style-name="T2">(2 + 3) * 6</text:span></text:span></text:p>
      <text:p text:style-name="P4">30</text:p>
      <text:p text:style-name="P5"><text:span text:style-name="T2">&gt;&gt;&gt; </text:span><text:span text:style-name="Strong_20_Emphasis"><text:span text:style-name="T2">48565878 * 578453</text:span></text:span></text:p>
      <text:p text:style-name="P4">28093077826734</text:p>
      <text:p text:style-name="P5"><text:span text:style-name="T2">&gt;&gt;&gt; </text:span><text:span text:style-name="Strong_20_Emphasis"><text:span text:style-name="T2">2 ** 8</text:span></text:span></text:p>
      <text:p text:style-name="P4">256</text:p>
      <text:p text:style-name="P5"><text:span text:style-name="T2">&gt;&gt;&gt; </text:span><text:span text:style-name="Strong_20_Emphasis"><text:span text:style-name="T2">23 /</text:span></text:span><text:span text:style-name="T2"> 7</text:span></text:p>
      <text:p text:style-name="P4">3.2857142857142856</text:p>
      <text:p text:style-name="P5"><text:span text:style-name="T2">&gt;&gt;&gt; </text:span><text:span text:style-name="Strong_20_Emphasis"><text:span text:style-name="T2">23 // 7</text:span></text:span></text:p>
      <text:p text:style-name="P4">3</text:p>
      <text:p text:style-name="P5"><text:span text:style-name="T2">&gt;&gt;&gt; </text:span><text:span text:style-name="Strong_20_Emphasis"><text:span text:style-name="T2">23 % 7</text:span></text:span></text:p>
      <text:p text:style-name="P4">2</text:p>
      <text:p text:style-name="P5"><text:span text:style-name="T2">&gt;&gt;&gt; </text:span><text:span text:style-name="Strong_20_Emphasis"><text:span text:style-name="T2">2 <text:s text:c="4"/>+ <text:s text:c="11"/>2</text:span></text:span></text:p>
      <text:p text:style-name="P4">4</text:p>
      <text:p text:style-name="P5"><text:span text:style-name="T2">&gt;&gt;&gt; </text:span><text:span text:style-name="Strong_20_Emphasis"><text:span text:style-name="T2">(5 - 1) * ((7 + 1) / (3 - 1))</text:span></text:span></text:p>
      <text:p text:style-name="P9">16.0</text:p>
      <text:p text:style-name="P30"><text:span text:style-name="T2">In each case, you as the programmer must enter the expression, but Python does the hard part of evaluating it down to a single value. Python will keep evaluating parts of the expression until it becomes a single value, as shown in </text:span><text:a xlink:type="simple" xlink:href="https://automatetheboringstuff.com/chapter1/#calibre_link-102" text:style-name="Internet_20_link" text:visited-style-name="Visited_20_Internet_20_Link"><text:span text:style-name="T4">Figure 1-1</text:span></text:a><text:span text:style-name="T2">.</text:span></text:p>
      <text:p text:style-name="P28"><text:bookmark text:name="calibre_link-102"/><text:bookmark text:name="calibre_link-1955"/><draw:frame draw:style-name="fr1" draw:name="graphics3" text:anchor-type="as-char" svg:width="0.7862in" svg:height="0.3929in" draw:z-index="2"><draw:image xlink:href="https://automatetheboringstuff.com/images/000056.png" xlink:type="simple" xlink:show="embed" xlink:actuate="onLoad"/><svg:title>Evaluating an expression reduces it to a single value.</svg:title></draw:frame></text:p>
      <text:p text:style-name="P29">Figure 1-1. Evaluating an expression reduces it to a single value.</text:p>
      <text:p text:style-name="P22">These rules for putting operators and values together to form expressions are a fundamental part of Python as a programming language, just like the grammar rules that help us communicate. Here’s an example:</text:p>
      <text:list xml:id="list8772455022845342505" text:style-name="L11">
        <text:list-item>
          <text:p text:style-name="P87"><text:span text:style-name="Strong_20_Emphasis"><text:span text:style-name="T2">This is a grammatically correct English sentence.</text:span></text:span></text:p>
        </text:list-item>
        <text:list-item>
          <text:p text:style-name="P87"><text:span text:style-name="Strong_20_Emphasis"><text:span text:style-name="T2">This grammatically is sentence not English correct a.</text:span></text:span></text:p>
        </text:list-item>
      </text:list>
      <text:p text:style-name="P30"><text:span text:style-name="T2">The second line is difficult to parse because it doesn’t follow the rules of English. Similarly, if you type in a bad Python instruction, Python won’t be able to understand it and will display a </text:span><text:span text:style-name="Source_20_Text"><text:span text:style-name="T2">SyntaxError</text:span></text:span><text:span text:style-name="T2"> error message, as shown here:</text:span></text:p>
      <text:p text:style-name="P5"><text:bookmark text:name="calibre_link-1956"/><text:span text:style-name="T2">&gt;&gt;&gt; </text:span><text:span text:style-name="Strong_20_Emphasis"><text:span text:style-name="T2">5 +</text:span></text:span></text:p>
      <text:p text:style-name="P2"><text:s text:c="2"/><text:span text:style-name="T1">File "&lt;stdin&gt;", line 1</text:span></text:p>
      <text:p text:style-name="P2"><text:soft-page-break/><text:s text:c="4"/><text:span text:style-name="T1">5 +</text:span></text:p>
      <text:p text:style-name="P2"><text:s text:c="6"/><text:span text:style-name="T1">^</text:span></text:p>
      <text:p text:style-name="P4">SyntaxError: invalid syntax</text:p>
      <text:p text:style-name="P5"><text:span text:style-name="T2">&gt;&gt;&gt; </text:span><text:span text:style-name="Strong_20_Emphasis"><text:span text:style-name="T2">42 + 5 + * 2</text:span></text:span></text:p>
      <text:p text:style-name="P2"><text:s text:c="2"/><text:span text:style-name="T1">File "&lt;stdin&gt;", line 1</text:span></text:p>
      <text:p text:style-name="P2"><text:s text:c="4"/><text:span text:style-name="T1">42 + 5 + * 2</text:span></text:p>
      <text:p text:style-name="P2"><text:s text:c="13"/><text:span text:style-name="T1">^</text:span></text:p>
      <text:p text:style-name="P9">SyntaxError: invalid syntax</text:p>
      <text:p text:style-name="P29">You can always test to see whether an instruction works by typing it into the interactive shell. Don’t worry about breaking the computer: The worst thing that could happen is that Python responds with an error message. Professional software developers get error messages while writing code all the time.</text:p>
      <text:h text:style-name="P15" text:outline-level="1"><text:bookmark text:name="calibre_link-1957"/>The Integer, Floating-Point, and String Data Types</text:h>
      <text:p text:style-name="P30"><text:span text:style-name="T2">Remember that expressions are just values combined with operators, and they always evaluate down to a single value. A </text:span><text:span text:style-name="Emphasis"><text:span text:style-name="T2">data type</text:span></text:span><text:span text:style-name="T2"> is a category for values, and every value belongs to exactly one data type. The most </text:span><text:bookmark text:name="calibre_link-187"/><text:bookmark text:name="calibre_link-222"/><text:bookmark text:name="calibre_link-272"/><text:bookmark text:name="calibre_link-360"/><text:bookmark text:name="calibre_link-409"/><text:bookmark text:name="calibre_link-410"/><text:bookmark text:name="calibre_link-411"/><text:bookmark text:name="calibre_link-662"/><text:bookmark text:name="calibre_link-887"/><text:bookmark text:name="calibre_link-889"/><text:bookmark text:name="calibre_link-1636"/><text:bookmark text:name="calibre_link-1637"/><text:bookmark text:name="calibre_link-1677"/><text:span text:style-name="T2">common data types in Python are listed in </text:span><text:a xlink:type="simple" xlink:href="https://automatetheboringstuff.com/chapter1/#calibre_link-103" text:style-name="Internet_20_link" text:visited-style-name="Visited_20_Internet_20_Link"><text:span text:style-name="T4">Table 1-2</text:span></text:a><text:span text:style-name="T2">. The values </text:span><text:span text:style-name="Source_20_Text"><text:span text:style-name="T2">-2</text:span></text:span><text:span text:style-name="T2"> and </text:span><text:span text:style-name="Source_20_Text"><text:span text:style-name="T2">30</text:span></text:span><text:span text:style-name="T2">, for example, are said to be </text:span><text:span text:style-name="Emphasis"><text:span text:style-name="T2">integer</text:span></text:span><text:span text:style-name="T2"> values. The integer (or </text:span><text:span text:style-name="Emphasis"><text:span text:style-name="T2">int</text:span></text:span><text:span text:style-name="T2">) data type indicates values that are whole numbers. Numbers with a decimal point, such as </text:span><text:span text:style-name="Source_20_Text"><text:span text:style-name="T2">3.14</text:span></text:span><text:span text:style-name="T2">, are called </text:span><text:span text:style-name="Emphasis"><text:span text:style-name="T2">floating-point numbers</text:span></text:span><text:span text:style-name="T2"> (or </text:span><text:span text:style-name="Emphasis"><text:span text:style-name="T2">floats</text:span></text:span><text:span text:style-name="T2">). Note that even though the value </text:span><text:span text:style-name="Source_20_Text"><text:span text:style-name="T2">42</text:span></text:span><text:span text:style-name="T2"> is an integer, the value </text:span><text:span text:style-name="Source_20_Text"><text:span text:style-name="T2">42.0</text:span></text:span><text:span text:style-name="T2"> would be a floating-point number.</text:span></text:p>
      <text:p text:style-name="P29"><text:bookmark text:name="calibre_link-103"/>Table 1-2. Common Data Types</text:p>
      <table:table table:name="Table2" table:style-name="Table2">
        <table:table-column table:style-name="Table2.A"/>
        <table:table-column table:style-name="Table2.B"/>
        <table:table-header-rows>
          <table:table-row>
            <table:table-cell table:style-name="Table2.A1" office:value-type="string">
              <text:p text:style-name="P11">Data type</text:p>
            </table:table-cell>
            <table:table-cell table:style-name="Table2.A1" office:value-type="string">
              <text:p text:style-name="P11">Examples</text:p>
            </table:table-cell>
          </table:table-row>
        </table:table-header-rows>
        <table:table-row>
          <table:table-cell table:style-name="Table2.A1" office:value-type="string">
            <text:p text:style-name="P12">Integers</text:p>
          </table:table-cell>
          <table:table-cell table:style-name="Table2.A1" office:value-type="string">
            <text:p text:style-name="P12"><text:span text:style-name="Source_20_Text">-2</text:span>, <text:span text:style-name="Source_20_Text">-1</text:span>, <text:span text:style-name="Source_20_Text">0</text:span>, <text:span text:style-name="Source_20_Text">1</text:span>, <text:span text:style-name="Source_20_Text">2</text:span>, <text:span text:style-name="Source_20_Text">3</text:span>, <text:span text:style-name="Source_20_Text">4</text:span>, <text:span text:style-name="Source_20_Text">5</text:span></text:p>
          </table:table-cell>
        </table:table-row>
        <table:table-row>
          <table:table-cell table:style-name="Table2.A1" office:value-type="string">
            <text:p text:style-name="P12">Floating-point numbers</text:p>
          </table:table-cell>
          <table:table-cell table:style-name="Table2.A1" office:value-type="string">
            <text:p text:style-name="P12"><text:span text:style-name="Source_20_Text">-1.25</text:span>, <text:span text:style-name="Source_20_Text">-1.0</text:span>, -<text:span text:style-name="Source_20_Text">-0.5</text:span>, <text:span text:style-name="Source_20_Text">0.0</text:span>, <text:span text:style-name="Source_20_Text">0.5</text:span>, <text:span text:style-name="Source_20_Text">1.0</text:span>, <text:span text:style-name="Source_20_Text">1.25</text:span></text:p>
          </table:table-cell>
        </table:table-row>
        <table:table-row>
          <table:table-cell table:style-name="Table2.A1" office:value-type="string">
            <text:p text:style-name="P12">Strings</text:p>
          </table:table-cell>
          <table:table-cell table:style-name="Table2.A1" office:value-type="string">
            <text:p text:style-name="P12"><text:span text:style-name="Source_20_Text">'a'</text:span>, <text:span text:style-name="Source_20_Text">'aa'</text:span>, <text:span text:style-name="Source_20_Text">'aaa'</text:span>, <text:span text:style-name="Source_20_Text">'Hello!'</text:span>, <text:span text:style-name="Source_20_Text">'11 cats'</text:span></text:p>
          </table:table-cell>
        </table:table-row>
      </table:table>
      <text:p text:style-name="P30"><text:span text:style-name="T2">Python programs can also have text values called </text:span><text:span text:style-name="Emphasis"><text:span text:style-name="T2">strings</text:span></text:span><text:span text:style-name="T2">, or </text:span><text:span text:style-name="Emphasis"><text:span text:style-name="T2">strs</text:span></text:span><text:span text:style-name="T2"> (pronounced “stirs”). Always surround your string in single quote (</text:span><text:span text:style-name="Source_20_Text"><text:span text:style-name="T2">'</text:span></text:span><text:span text:style-name="T2">) characters (as in </text:span><text:span text:style-name="Source_20_Text"><text:span text:style-name="T2">'Hello'</text:span></text:span><text:span text:style-name="T2"> or </text:span><text:span text:style-name="Source_20_Text"><text:span text:style-name="T2">'Goodbye cruel world!'</text:span></text:span><text:span text:style-name="T2">) so Python knows where the string begins and ends. You can even have a string with no characters in it, </text:span><text:span text:style-name="Source_20_Text"><text:span text:style-name="T2">''</text:span></text:span><text:span text:style-name="T2">, called a </text:span><text:span text:style-name="Emphasis"><text:span text:style-name="T2">blank string</text:span></text:span><text:span text:style-name="T2">. Strings are explained in greater detail in </text:span><text:a xlink:type="simple" xlink:href="https://automatetheboringstuff.com/chapter4" text:style-name="Internet_20_link" text:visited-style-name="Visited_20_Internet_20_Link"><text:span text:style-name="T4">Chapter 4</text:span></text:a><text:span text:style-name="T2">.</text:span></text:p>
      <text:p text:style-name="P30"><text:span text:style-name="T2">If you ever see the error message </text:span><text:span text:style-name="Source_20_Text"><text:span text:style-name="T2">SyntaxError: EOL while scanning string literal</text:span></text:span><text:span text:style-name="T2">, you probably forgot the final single quote character at the end of the string, such as in this example:</text:span></text:p>
      <text:p text:style-name="P5"><text:bookmark text:name="calibre_link-1958"/><text:soft-page-break/><text:span text:style-name="T2">&gt;&gt;&gt; </text:span><text:span text:style-name="Strong_20_Emphasis"><text:span text:style-name="T2">'Hello world!</text:span></text:span></text:p>
      <text:p text:style-name="P9">SyntaxError: EOL while scanning string literal</text:p>
      <text:h text:style-name="P15" text:outline-level="1"><text:bookmark text:name="calibre_link-1959"/>String Concatenation and Replication</text:h>
      <text:p text:style-name="P30"><text:span text:style-name="T2">The meaning of an operator may change based on the data types of the values next to it. For example, </text:span><text:span text:style-name="Source_20_Text"><text:span text:style-name="T2">+</text:span></text:span><text:span text:style-name="T2"> is the addition operator when it operates on two integers or floating-point values. However, when </text:span><text:span text:style-name="Source_20_Text"><text:span text:style-name="T2">+</text:span></text:span><text:span text:style-name="T2"> is used on two string values, it joins the strings as the </text:span><text:span text:style-name="Emphasis"><text:span text:style-name="T2">string concatenation</text:span></text:span><text:span text:style-name="T2"> operator. Enter the following into the interactive shell:</text:span></text:p>
      <text:p text:style-name="P5"><text:bookmark text:name="calibre_link-1960"/><text:span text:style-name="T2">&gt;&gt;&gt; </text:span><text:span text:style-name="Strong_20_Emphasis"><text:span text:style-name="T2">'Alice' + 'Bob'</text:span></text:span></text:p>
      <text:p text:style-name="P9">'AliceBob'</text:p>
      <text:p text:style-name="P30"><text:span text:style-name="T2">The expression evaluates down to a single, new string value that combines the text of the two strings. However, if you try to use the </text:span><text:span text:style-name="Source_20_Text"><text:span text:style-name="T2">+</text:span></text:span><text:span text:style-name="T2"> operator on a string and an integer value, Python will not know how to handle this, and it will display an error message.</text:span></text:p>
      <text:p text:style-name="P5"><text:bookmark text:name="calibre_link-1961"/><text:span text:style-name="T2">&gt;&gt;&gt; </text:span><text:span text:style-name="Strong_20_Emphasis"><text:span text:style-name="T2">'Alice' + 42</text:span></text:span></text:p>
      <text:p text:style-name="P4">Traceback (most recent call last):</text:p>
      <text:p text:style-name="P2"><text:s text:c="2"/><text:span text:style-name="T1">File "&lt;pyshell#26&gt;", line 1, in &lt;module&gt;</text:span></text:p>
      <text:p text:style-name="P2"><text:s text:c="4"/><text:span text:style-name="T1">'Alice' + 42</text:span></text:p>
      <text:p text:style-name="P9">TypeError: Can't convert 'int' object to str implicitly</text:p>
      <text:p text:style-name="P30"><text:bookmark text:name="calibre_link-151"/><text:bookmark text:name="calibre_link-247"/><text:bookmark text:name="calibre_link-1489"/><text:bookmark text:name="calibre_link-1638"/><text:bookmark text:name="calibre_link-1782"/><text:bookmark text:name="calibre_link-1783"/><text:span text:style-name="T2">The error message </text:span><text:span text:style-name="Source_20_Text"><text:span text:style-name="T2">Can't convert 'int' object to str implicitly</text:span></text:span><text:span text:style-name="T2"> means that Python thought you were trying to concatenate an integer to the string </text:span><text:span text:style-name="Source_20_Text"><text:span text:style-name="T2">'Alice'</text:span></text:span><text:span text:style-name="T2">. Your code will have to explicitly convert the integer to a string, because Python cannot do this automatically. (Converting data types will be explained in </text:span><text:a xlink:type="simple" xlink:href="https://automatetheboringstuff.com/chapter1/#calibre_link-104" text:style-name="Internet_20_link" text:visited-style-name="Visited_20_Internet_20_Link"><text:span text:style-name="T4">Dissecting Your Program</text:span></text:a><text:span text:style-name="T2"> when talking about the </text:span><text:span text:style-name="Source_20_Text"><text:span text:style-name="T2">str()</text:span></text:span><text:span text:style-name="T2">, </text:span><text:span text:style-name="Source_20_Text"><text:span text:style-name="T2">int()</text:span></text:span><text:span text:style-name="T2">, and </text:span><text:span text:style-name="Source_20_Text"><text:span text:style-name="T2">float()</text:span></text:span><text:span text:style-name="T2">functions.)</text:span></text:p>
      <text:p text:style-name="P30"><text:span text:style-name="T2">The </text:span><text:span text:style-name="Source_20_Text"><text:span text:style-name="T2">*</text:span></text:span><text:span text:style-name="T2"> operator is used for multiplication when it operates on two integer or floating-point values. But when the </text:span><text:span text:style-name="Source_20_Text"><text:span text:style-name="T2">*</text:span></text:span><text:span text:style-name="T2"> operator is used on one string value and one integer value, it becomes the </text:span><text:span text:style-name="Emphasis"><text:span text:style-name="T2">string replication</text:span></text:span><text:span text:style-name="T2"> operator. Enter a string multiplied by a number into the interactive shell to see this in action.</text:span></text:p>
      <text:p text:style-name="P5"><text:bookmark text:name="calibre_link-1962"/><text:span text:style-name="T2">&gt;&gt;&gt; </text:span><text:span text:style-name="Strong_20_Emphasis"><text:span text:style-name="T2">'Alice' * 5</text:span></text:span></text:p>
      <text:p text:style-name="P9">'AliceAliceAliceAliceAlice'</text:p>
      <text:p text:style-name="P29">The expression evaluates down to a single string value that repeats the original a number of times equal to the integer value. String replication is a useful trick, but it’s not used as often as string concatenation.</text:p>
      <text:p text:style-name="P30"><text:soft-page-break/><text:span text:style-name="T2">The </text:span><text:span text:style-name="Source_20_Text"><text:span text:style-name="T2">*</text:span></text:span><text:span text:style-name="T2"> operator can be used with only two numeric values (for multiplication) or one string value and one integer value (for string replication). Otherwise, Python will just display an error message.</text:span></text:p>
      <text:p text:style-name="P5"><text:bookmark text:name="calibre_link-1963"/><text:span text:style-name="T2">&gt;&gt;&gt; </text:span><text:span text:style-name="Strong_20_Emphasis"><text:span text:style-name="T2">'Alice' * 'Bob'</text:span></text:span></text:p>
      <text:p text:style-name="P4">Traceback (most recent call last):</text:p>
      <text:p text:style-name="P2"><text:s text:c="2"/><text:span text:style-name="T1">File "&lt;pyshell#32&gt;", line 1, in &lt;module&gt;</text:span></text:p>
      <text:p text:style-name="P2"><text:s text:c="4"/><text:span text:style-name="T1">'Alice' * 'Bob'</text:span></text:p>
      <text:p text:style-name="P4">TypeError: can't multiply sequence by non-int of type 'str'</text:p>
      <text:p text:style-name="P5"><text:span text:style-name="T2">&gt;&gt;&gt; </text:span><text:span text:style-name="Strong_20_Emphasis"><text:span text:style-name="T2">'Alice' * 5.0</text:span></text:span></text:p>
      <text:p text:style-name="P4">Traceback (most recent call last):</text:p>
      <text:p text:style-name="P2"><text:s text:c="2"/><text:span text:style-name="T1">File "&lt;pyshell#33&gt;", line 1, in &lt;module&gt;</text:span></text:p>
      <text:p text:style-name="P2"><text:s text:c="4"/><text:span text:style-name="T1">'Alice' * 5.0</text:span></text:p>
      <text:p text:style-name="P9">TypeError: can't multiply sequence by non-int of type 'float'</text:p>
      <text:p text:style-name="P29">It makes sense that Python wouldn’t understand these expressions: You can’t multiply two words, and it’s hard to replicate an arbitrary string a fractional number of times.</text:p>
      <text:h text:style-name="P15" text:outline-level="1"><text:bookmark text:name="calibre_link-1964"/>Storing Values in Variables</text:h>
      <text:p text:style-name="P30"><text:span text:style-name="T2">A </text:span><text:span text:style-name="Emphasis"><text:span text:style-name="T2">variable</text:span></text:span><text:span text:style-name="T2"> is like a box in the computer’s memory where you can store a single value. If you want to use the result of an evaluated expression later in your program, you can save it inside a variable.</text:span></text:p>
      <text:h text:style-name="P1" text:outline-level="2"><text:bookmark text:name="calibre_link-1965"/>Assignment Statements</text:h>
      <text:p text:style-name="P30"><text:span text:style-name="T2">You’ll store values in variables with an </text:span><text:span text:style-name="Emphasis"><text:span text:style-name="T2">assignment statement</text:span></text:span><text:span text:style-name="T2">. An assignment statement consists of a variable name, an equal sign (called the </text:span><text:span text:style-name="Emphasis"><text:span text:style-name="T2">assignment operator</text:span></text:span><text:span text:style-name="T2">), and the value to be stored. If you enter the assignment statement </text:span><text:span text:style-name="Source_20_Text"><text:span text:style-name="T2">spam = 42</text:span></text:span><text:span text:style-name="T2">, then a variable named </text:span><text:span text:style-name="Source_20_Text"><text:span text:style-name="T2">spam</text:span></text:span><text:span text:style-name="T2"> will have the integer value </text:span><text:span text:style-name="Source_20_Text"><text:span text:style-name="T2">42</text:span></text:span><text:span text:style-name="T2"> stored in it.</text:span></text:p>
      <text:p text:style-name="P30"><text:bookmark text:name="calibre_link-1784"/><text:bookmark text:name="calibre_link-1785"/><text:span text:style-name="T2">Think of a variable as a labeled box that a value is placed in, as in </text:span><text:a xlink:type="simple" xlink:href="https://automatetheboringstuff.com/chapter1/#calibre_link-105" text:style-name="Internet_20_link" text:visited-style-name="Visited_20_Internet_20_Link"><text:span text:style-name="T4">Figure 1-2</text:span></text:a><text:span text:style-name="T2">.</text:span></text:p>
      <text:p text:style-name="P20"><draw:frame draw:style-name="fr1" draw:name="graphics4" text:anchor-type="as-char" svg:width="0.7862in" svg:height="0.3929in" draw:z-index="6"><draw:image xlink:href="https://automatetheboringstuff.com/images/000060.jpg" xlink:type="simple" xlink:show="embed" xlink:actuate="onLoad"/></draw:frame></text:p>
      <text:p text:style-name="P29">Figure 1-2. spam = 42 is like telling the program, “The variable spam now has the integer value 42 in it.”</text:p>
      <text:p text:style-name="P29">For example, enter the following into the interactive shell:</text:p>
      <text:p text:style-name="P5"><text:bookmark text:name="calibre_link-1967"/><text:span text:style-name="T3">❶ </text:span><text:span text:style-name="T2">&gt;&gt;&gt; </text:span><text:span text:style-name="Strong_20_Emphasis"><text:span text:style-name="T2">spam = 40</text:span></text:span></text:p>
      <text:p text:style-name="P5"><text:span text:style-name="T3"><text:s text:c="3"/></text:span><text:span text:style-name="T2">&gt;&gt;&gt; </text:span><text:span text:style-name="Strong_20_Emphasis"><text:span text:style-name="T2">spam</text:span></text:span></text:p>
      <text:p text:style-name="P2"><text:s text:c="3"/><text:span text:style-name="T1">40</text:span></text:p>
      <text:p text:style-name="P5"><text:soft-page-break/><text:span text:style-name="T3"><text:s text:c="3"/></text:span><text:span text:style-name="T2">&gt;&gt;&gt; </text:span><text:span text:style-name="Strong_20_Emphasis"><text:span text:style-name="T2">eggs = 2</text:span></text:span></text:p>
      <text:p text:style-name="P5"><text:span text:style-name="T3">❷ </text:span><text:span text:style-name="T2">&gt;&gt;&gt; </text:span><text:span text:style-name="Strong_20_Emphasis"><text:span text:style-name="T2">spam + eggs</text:span></text:span></text:p>
      <text:p text:style-name="P2"><text:s text:c="3"/><text:span text:style-name="T1">42</text:span></text:p>
      <text:p text:style-name="P5"><text:span text:style-name="T3"><text:s text:c="3"/></text:span><text:span text:style-name="T2">&gt;&gt;&gt; </text:span><text:span text:style-name="Strong_20_Emphasis"><text:span text:style-name="T2">spam + eggs + spam</text:span></text:span></text:p>
      <text:p text:style-name="P2"><text:s text:c="3"/><text:span text:style-name="T1">82</text:span></text:p>
      <text:p text:style-name="P5"><text:span text:style-name="T3">③ </text:span><text:span text:style-name="T2">&gt;&gt;&gt; </text:span><text:span text:style-name="Strong_20_Emphasis"><text:span text:style-name="T2">spam = spam + 2</text:span></text:span></text:p>
      <text:p text:style-name="P5"><text:span text:style-name="T3"><text:s text:c="3"/></text:span><text:span text:style-name="T2">&gt;&gt;&gt; </text:span><text:span text:style-name="Strong_20_Emphasis"><text:span text:style-name="T2">spam</text:span></text:span></text:p>
      <text:p text:style-name="P7"><text:s text:c="3"/><text:span text:style-name="T1">42</text:span></text:p>
      <text:p text:style-name="P30"><text:span text:style-name="T2">A variable is </text:span><text:span text:style-name="Emphasis"><text:span text:style-name="T2">initialized</text:span></text:span><text:span text:style-name="T2"> (or created) the first time a value is stored in it ❶. After that, you can use it in expressions with other variables and values ❷. When a variable is assigned a new value ③, the old value is forgotten, which is why </text:span><text:span text:style-name="Source_20_Text"><text:span text:style-name="T2">spam</text:span></text:span><text:span text:style-name="T2">evaluated to </text:span><text:span text:style-name="Source_20_Text"><text:span text:style-name="T2">42</text:span></text:span><text:span text:style-name="T2"> instead of </text:span><text:span text:style-name="Source_20_Text"><text:span text:style-name="T2">40</text:span></text:span><text:span text:style-name="T2"> at the end of the example. This is called </text:span><text:span text:style-name="Emphasis"><text:span text:style-name="T2">overwriting</text:span></text:span><text:span text:style-name="T2">the variable. Enter the following code into the interactive shell to try overwriting a string:</text:span></text:p>
      <text:p text:style-name="P5"><text:bookmark text:name="calibre_link-1968"/><text:span text:style-name="T2">&gt;&gt;&gt; </text:span><text:span text:style-name="Strong_20_Emphasis"><text:span text:style-name="T2">spam = 'Hello'</text:span></text:span></text:p>
      <text:p text:style-name="P5"><text:span text:style-name="T2">&gt;&gt;&gt; </text:span><text:span text:style-name="Strong_20_Emphasis"><text:span text:style-name="T2">spam</text:span></text:span></text:p>
      <text:p text:style-name="P4">'Hello'</text:p>
      <text:p text:style-name="P5"><text:span text:style-name="T2">&gt;&gt;&gt; </text:span><text:span text:style-name="Strong_20_Emphasis"><text:span text:style-name="T2">spam = 'Goodbye'</text:span></text:span></text:p>
      <text:p text:style-name="P5"><text:span text:style-name="T2">&gt;&gt;&gt; </text:span><text:span text:style-name="Strong_20_Emphasis"><text:span text:style-name="T2">spam</text:span></text:span></text:p>
      <text:p text:style-name="P9">'Goodbye'</text:p>
      <text:p text:style-name="P30"><text:span text:style-name="T2">Just like the box in </text:span><text:a xlink:type="simple" xlink:href="https://automatetheboringstuff.com/chapter1/#calibre_link-106" text:style-name="Internet_20_link" text:visited-style-name="Visited_20_Internet_20_Link"><text:span text:style-name="T4">Figure 1-3</text:span></text:a><text:span text:style-name="T2">, the </text:span><text:span text:style-name="Source_20_Text"><text:span text:style-name="T2">spam</text:span></text:span><text:span text:style-name="T2"> variable in this example stores </text:span><text:span text:style-name="Source_20_Text"><text:span text:style-name="T2">'Hello'</text:span></text:span><text:span text:style-name="T2"> until you replace it with </text:span><text:span text:style-name="Source_20_Text"><text:span text:style-name="T2">'Goodbye'</text:span></text:span><text:span text:style-name="T2">.</text:span></text:p>
      <text:p text:style-name="P28"><text:bookmark text:name="calibre_link-106"/><text:bookmark text:name="calibre_link-1969"/><draw:frame draw:style-name="fr1" draw:name="graphics5" text:anchor-type="as-char" svg:width="0.7862in" svg:height="0.3929in" draw:z-index="3"><draw:image xlink:href="https://automatetheboringstuff.com/images/000064.jpg" xlink:type="simple" xlink:show="embed" xlink:actuate="onLoad"/><svg:title>When a new value is assigned to a variable, the old one is forgotten.</svg:title></draw:frame></text:p>
      <text:p text:style-name="P29">Figure 1-3. When a new value is assigned to a variable, the old one is forgotten.</text:p>
      <text:h text:style-name="P1" text:outline-level="2"><text:bookmark text:name="calibre_link-1970"/>Variable Names</text:h>
      <text:p text:style-name="P30"><text:bookmark text:name="calibre_link-207"/><text:bookmark text:name="calibre_link-1765"/><text:bookmark text:name="calibre_link-1786"/><text:a xlink:type="simple" xlink:href="https://automatetheboringstuff.com/chapter1/#calibre_link-107" text:style-name="Internet_20_link" text:visited-style-name="Visited_20_Internet_20_Link"><text:span text:style-name="T4">Table 1-3</text:span></text:a><text:span text:style-name="T2"> has examples of legal variable names. You can name a variable anything as long as it obeys the following three rules:</text:span></text:p>
      <text:list xml:id="list8051899585921989201" text:style-name="L12">
        <text:list-item>
          <text:p text:style-name="P62">It can be only one word.</text:p>
        </text:list-item>
        <text:list-item>
          <text:p text:style-name="P88"><text:span text:style-name="T2">It can use only letters, numbers, and the underscore (</text:span><text:span text:style-name="Source_20_Text"><text:span text:style-name="T2">_</text:span></text:span><text:span text:style-name="T2">) character.</text:span></text:p>
        </text:list-item>
        <text:list-item>
          <text:p text:style-name="P62">It can’t begin with a number.</text:p>
        </text:list-item>
      </text:list>
      <text:p text:style-name="P29"><text:bookmark text:name="calibre_link-107"/>Table 1-3. Valid and Invalid Variable Names</text:p>
      <table:table table:name="Table3" table:style-name="Table3">
        <table:table-column table:style-name="Table3.A"/>
        <table:table-column table:style-name="Table3.B"/>
        <table:table-header-rows>
          <table:table-row>
            <table:table-cell table:style-name="Table3.A1" office:value-type="string">
              <text:p text:style-name="P11">Valid variable names</text:p>
            </table:table-cell>
            <table:table-cell table:style-name="Table3.A1" office:value-type="string">
              <text:p text:style-name="P11">Invalid variable names</text:p>
            </table:table-cell>
          </table:table-row>
        </table:table-header-rows>
        <table:table-row>
          <table:table-cell table:style-name="Table3.A1" office:value-type="string">
            <text:p text:style-name="P12"><text:span text:style-name="Source_20_Text">balance</text:span></text:p>
          </table:table-cell>
          <table:table-cell table:style-name="Table3.A1" office:value-type="string">
            <text:p text:style-name="P12"><text:span text:style-name="Source_20_Text">current-balance</text:span> (hyphens are not allowed)</text:p>
          </table:table-cell>
        </table:table-row>
        <text:soft-page-break/>
        <table:table-row>
          <table:table-cell table:style-name="Table3.A1" office:value-type="string">
            <text:p text:style-name="P12"><text:span text:style-name="Source_20_Text">currentBalance</text:span></text:p>
          </table:table-cell>
          <table:table-cell table:style-name="Table3.A1" office:value-type="string">
            <text:p text:style-name="P12"><text:span text:style-name="Source_20_Text">current balance</text:span> (spaces are not allowed)</text:p>
          </table:table-cell>
        </table:table-row>
        <table:table-row>
          <table:table-cell table:style-name="Table3.A1" office:value-type="string">
            <text:p text:style-name="P12"><text:span text:style-name="Source_20_Text">current_balance</text:span></text:p>
          </table:table-cell>
          <table:table-cell table:style-name="Table3.A1" office:value-type="string">
            <text:p text:style-name="P12"><text:span text:style-name="Source_20_Text">4account</text:span> (can’t begin with a number)</text:p>
          </table:table-cell>
        </table:table-row>
        <table:table-row>
          <table:table-cell table:style-name="Table3.A1" office:value-type="string">
            <text:p text:style-name="P12"><text:span text:style-name="Source_20_Text">_spam</text:span></text:p>
          </table:table-cell>
          <table:table-cell table:style-name="Table3.A1" office:value-type="string">
            <text:p text:style-name="P12"><text:span text:style-name="Source_20_Text">42</text:span> (can’t begin with a number)</text:p>
          </table:table-cell>
        </table:table-row>
        <table:table-row>
          <table:table-cell table:style-name="Table3.A1" office:value-type="string">
            <text:p text:style-name="P12"><text:span text:style-name="Source_20_Text">SPAM</text:span></text:p>
          </table:table-cell>
          <table:table-cell table:style-name="Table3.A1" office:value-type="string">
            <text:p text:style-name="P12"><text:span text:style-name="Source_20_Text">total_$um</text:span> (special characters like <text:span text:style-name="Source_20_Text">$</text:span> are not allowed)</text:p>
          </table:table-cell>
        </table:table-row>
        <table:table-row>
          <table:table-cell table:style-name="Table3.A1" office:value-type="string">
            <text:p text:style-name="P12"><text:span text:style-name="Source_20_Text">account4</text:span></text:p>
          </table:table-cell>
          <table:table-cell table:style-name="Table3.A1" office:value-type="string">
            <text:p text:style-name="P12"><text:span text:style-name="Source_20_Text">'hello'</text:span> (special characters like <text:span text:style-name="Source_20_Text">'</text:span> are not allowed)</text:p>
          </table:table-cell>
        </table:table-row>
      </table:table>
      <text:p text:style-name="P30"><text:bookmark text:name="calibre_link-300"/><text:bookmark text:name="calibre_link-306"/><text:bookmark text:name="calibre_link-621"/><text:bookmark text:name="calibre_link-815"/><text:bookmark text:name="calibre_link-891"/><text:bookmark text:name="calibre_link-892"/><text:bookmark text:name="calibre_link-1415"/><text:span text:style-name="T2">Variable names are case-sensitive, meaning that </text:span><text:span text:style-name="Source_20_Text"><text:span text:style-name="T2">spam</text:span></text:span><text:span text:style-name="T2">, </text:span><text:span text:style-name="Source_20_Text"><text:span text:style-name="T2">SPAM</text:span></text:span><text:span text:style-name="T2">, </text:span><text:span text:style-name="Source_20_Text"><text:span text:style-name="T2">Spam</text:span></text:span><text:span text:style-name="T2">, and </text:span><text:span text:style-name="Source_20_Text"><text:span text:style-name="T2">sPaM</text:span></text:span><text:span text:style-name="T2"> are four different variables. It is a Python convention to start your variables with a lowercase letter.</text:span></text:p>
      <text:p text:style-name="P30"><text:span text:style-name="T2">This book uses camelcase for variable names instead of underscores; that is, variables </text:span><text:span text:style-name="Source_20_Text"><text:span text:style-name="T2">lookLikeThis</text:span></text:span><text:span text:style-name="T2"> instead of </text:span><text:span text:style-name="Source_20_Text"><text:span text:style-name="T2">looking_like_this</text:span></text:span><text:span text:style-name="T2">. Some experienced programmers may point out that the official Python code style, PEP 8, says that underscores should be used. I unapologetically prefer camelcase and point to “A Foolish Consistency Is the Hobgoblin of Little Minds” in PEP 8 itself:</text:span></text:p>
      <text:p text:style-name="P33">“<text:span text:style-name="T1">Consistency with the style guide is important. But most importantly: know when to be inconsistent—sometimes the style guide just doesn’t apply. When in doubt, use your best judgment.”</text:span></text:p>
      <text:p text:style-name="P30"><text:span text:style-name="T2">A good variable name describes the data it contains. Imagine that you moved to a new house and labeled all of your moving boxes as </text:span><text:span text:style-name="Emphasis"><text:span text:style-name="T2">Stuff</text:span></text:span><text:span text:style-name="T2">. You’d never find anything! The variable names </text:span><text:span text:style-name="Source_20_Text"><text:span text:style-name="T2">spam</text:span></text:span><text:span text:style-name="T2">, </text:span><text:span text:style-name="Source_20_Text"><text:span text:style-name="T2">eggs</text:span></text:span><text:span text:style-name="T2">, and </text:span><text:span text:style-name="Source_20_Text"><text:span text:style-name="T2">bacon</text:span></text:span><text:span text:style-name="T2"> are used as generic names for the examples in this book and in much of Python’s documentation (inspired by the Monty Python “Spam” sketch), but in your programs, a descriptive name will help make your code more readable.</text:span></text:p>
      <text:h text:style-name="P15" text:outline-level="1"><text:bookmark text:name="calibre_link-1971"/>Your First Program</text:h>
      <text:p text:style-name="P30"><text:span text:style-name="T5"><draw:a xlink:type="simple" xlink:href="https://www.youtube.com/watch?v=buMTH6ICnqk"><draw:frame draw:style-name="fr2" draw:name="graphics6" text:anchor-type="as-char" svg:width="0.8138in" svg:height="0.4209in" draw:z-index="4"><draw:image xlink:href="https://automatetheboringstuff.com/images/youtubelogo.png" xlink:type="simple" xlink:show="embed" xlink:actuate="onLoad"/></draw:frame></draw:a></text:span><text:a xlink:type="simple" xlink:href="https://www.youtube.com/watch?v=buMTH6ICnqk" text:style-name="Internet_20_link" text:visited-style-name="Visited_20_Internet_20_Link"> </text:a><text:a xlink:type="simple" xlink:href="https://www.youtube.com/watch?v=buMTH6ICnqk" text:style-name="Internet_20_link" text:visited-style-name="Visited_20_Internet_20_Link"><text:span text:style-name="T4">Lesson 3 - Your First Program</text:span></text:a></text:p>
      <text:p text:style-name="P30"><text:span text:style-name="T2">While the interactive shell is good for running Python instructions one at a time, to write entire Python programs, you’ll type the instructions into the file editor. The </text:span><text:span text:style-name="Emphasis"><text:span text:style-name="T2">file editor</text:span></text:span><text:span text:style-name="T2"> is similar to text editors such as Notepad or TextMate, but it has some specific features for typing in source code. To open the file editor in IDLE, select </text:span><text:span text:style-name="Strong_20_Emphasis"><text:span text:style-name="T2">File</text:span></text:span><text:span text:style-name="T2">▸</text:span><text:span text:style-name="Strong_20_Emphasis"><text:span text:style-name="T2">New File</text:span></text:span><text:span text:style-name="T2">.</text:span></text:p>
      <text:p text:style-name="P29"><text:soft-page-break/>The window that appears should contain a cursor awaiting your input, but it’s different from the interactive shell, which runs Python instructions as soon as you press ENTER. The file editor lets you type in many instructions, save the file, and run the program. Here’s how you can tell the difference between the two:</text:p>
      <text:list xml:id="list7558388202168309255" text:style-name="L13">
        <text:list-item>
          <text:p text:style-name="P89"><text:span text:style-name="T2">The interactive shell window will always be the one with the </text:span><text:span text:style-name="Source_20_Text"><text:span text:style-name="T2">&gt;&gt;&gt;</text:span></text:span><text:span text:style-name="T2"> prompt.</text:span></text:p>
        </text:list-item>
        <text:list-item>
          <text:p text:style-name="P89"><text:span text:style-name="T2">The file editor window will not have the </text:span><text:span text:style-name="Source_20_Text"><text:span text:style-name="T2">&gt;&gt;&gt;</text:span></text:span><text:span text:style-name="T2"> prompt.</text:span></text:p>
        </text:list-item>
      </text:list>
      <text:p text:style-name="P29">Now it’s time to create your first program! When the file editor window opens, type the following into it:</text:p>
      <text:p text:style-name="P2"><text:bookmark text:name="calibre_link-1972"/>❶ <text:span text:style-name="T1"># This program says hello and asks for my name.</text:span></text:p>
      <text:p text:style-name="P5"/>
      <text:p text:style-name="P2">❷ <text:span text:style-name="T1">print('Hello world!')</text:span></text:p>
      <text:p text:style-name="P2"><text:s text:c="3"/><text:span text:style-name="T1">print('What is your name?') <text:s text:c="3"/># ask for their name</text:span></text:p>
      <text:p text:style-name="P2">③ <text:span text:style-name="T1">myName = input()</text:span></text:p>
      <text:p text:style-name="P2">④ <text:span text:style-name="T1">print('It is good to meet you, ' + myName)</text:span></text:p>
      <text:p text:style-name="P2">⑤ <text:span text:style-name="T1">print('The length of your name is:')</text:span></text:p>
      <text:p text:style-name="P2"><text:s text:c="3"/><text:span text:style-name="T1">print(len(myName))</text:span></text:p>
      <text:p text:style-name="P2">⑥ <text:span text:style-name="T1">print('What is your age?') <text:s text:c="3"/># ask for their age</text:span></text:p>
      <text:p text:style-name="P2"><text:s text:c="3"/><text:span text:style-name="T1">myAge = input()</text:span></text:p>
      <text:p text:style-name="P7"><text:s text:c="3"/><text:span text:style-name="T1">print('You will be ' + str(int(myAge) + 1) + ' in a year.')</text:span></text:p>
      <text:p text:style-name="P30"><text:bookmark text:name="calibre_link-1697"/><text:span text:style-name="T2">Once you’ve entered your source code, save it so that you won’t have to retype it each time you start IDLE. From the menu at the top of the file editor window, select </text:span><text:span text:style-name="Strong_20_Emphasis"><text:span text:style-name="T2">File</text:span></text:span><text:span text:style-name="T2">▸</text:span><text:span text:style-name="Strong_20_Emphasis"><text:span text:style-name="T2">Save As</text:span></text:span><text:span text:style-name="T2">. In the Save As window, enter </text:span><text:span text:style-name="Strong_20_Emphasis"><text:span text:style-name="Source_20_Text"><text:span text:style-name="T2">hello.py</text:span></text:span></text:span><text:span text:style-name="T2"> in the File Name field and then click </text:span><text:span text:style-name="Strong_20_Emphasis"><text:span text:style-name="T2">Save</text:span></text:span><text:span text:style-name="T2">.</text:span></text:p>
      <text:p text:style-name="P29">You should save your programs every once in a while as you type them. That way, if the computer crashes or you accidentally exit from IDLE, you won’t lose the code. As a shortcut, you can press CTRL-S on Windows and Linux or ⌘-S on OS X to save your file.</text:p>
      <text:p text:style-name="P30"><text:span text:style-name="T2">Once you’ve saved, let’s run our program. Select </text:span><text:span text:style-name="Strong_20_Emphasis"><text:span text:style-name="T2">Run</text:span></text:span><text:span text:style-name="T2">▸</text:span><text:span text:style-name="Strong_20_Emphasis"><text:span text:style-name="T2">Run Module</text:span></text:span><text:span text:style-name="T2"> or just press the </text:span><text:span text:style-name="Strong_20_Emphasis"><text:span text:style-name="T2">F5</text:span></text:span><text:span text:style-name="T2"> key. Your program should run in the interactive shell window that appeared when you first started IDLE. Remember, you have to press F5 from the file editor window, not the interactive shell window. Enter your name when your program asks for it. The program’s output in the interactive shell should look something like this:</text:span></text:p>
      <text:p text:style-name="P4"><text:bookmark text:name="calibre_link-1973"/>Python 3.3.2 (v3.3.2:d047928ae3f6, May 16 2013, 00:06:53) [MSC v.1600 64 bit</text:p>
      <text:p text:style-name="P4">(AMD64)] on win32</text:p>
      <text:p text:style-name="P4">Type "copyright", "credits" or "license()" for more information.</text:p>
      <text:p text:style-name="P4"><text:soft-page-break/>&gt;&gt;&gt; ================================ RESTART ================================</text:p>
      <text:p text:style-name="P4">&gt;&gt;&gt;</text:p>
      <text:p text:style-name="P4">Hello world!</text:p>
      <text:p text:style-name="P4">What is your name?</text:p>
      <text:p text:style-name="P5"><text:span text:style-name="Strong_20_Emphasis"><text:span text:style-name="T2">Al</text:span></text:span></text:p>
      <text:p text:style-name="P4">It is good to meet you, Al</text:p>
      <text:p text:style-name="P4">The length of your name is:</text:p>
      <text:p text:style-name="P4">2</text:p>
      <text:p text:style-name="P4">What is your age?</text:p>
      <text:p text:style-name="P5"><text:span text:style-name="Strong_20_Emphasis"><text:span text:style-name="T2">4</text:span></text:span></text:p>
      <text:p text:style-name="P4">You will be 5 in a year.</text:p>
      <text:p text:style-name="P9">&gt;&gt;&gt;</text:p>
      <text:p text:style-name="P30"><text:span text:style-name="T2">When there are no more lines of code to execute, the Python program </text:span><text:span text:style-name="Emphasis"><text:span text:style-name="T2">terminates</text:span></text:span><text:span text:style-name="T2">; that is, it stops running. (You can also say that the Python program </text:span><text:span text:style-name="Emphasis"><text:span text:style-name="T2">exits</text:span></text:span><text:span text:style-name="T2">.)</text:span></text:p>
      <text:p text:style-name="P30"><text:span text:style-name="T2">You can close the file editor by clicking the X at the top of the window. To reload a saved program, select </text:span><text:span text:style-name="Strong_20_Emphasis"><text:span text:style-name="T2">File</text:span></text:span><text:span text:style-name="T2">▸</text:span><text:span text:style-name="Strong_20_Emphasis"><text:span text:style-name="T2">Open</text:span></text:span><text:span text:style-name="T2"> from the menu. Do that now, and in the window that appears, choose </text:span><text:span text:style-name="Emphasis"><text:span text:style-name="Strong_20_Emphasis"><text:span text:style-name="T2">hello.py</text:span></text:span></text:span><text:span text:style-name="T2">, and click the </text:span><text:span text:style-name="Strong_20_Emphasis"><text:span text:style-name="T2">Open</text:span></text:span><text:span text:style-name="T2"> button. Your previously saved </text:span><text:span text:style-name="Emphasis"><text:span text:style-name="T2">hello.py</text:span></text:span><text:span text:style-name="T2"> program should open in the file editor window.</text:span></text:p>
      <text:h text:style-name="P15" text:outline-level="1"><text:bookmark text:name="calibre_link-104"/>Dissecting Your Program</text:h>
      <text:p text:style-name="P29">With your new program open in the file editor, let’s take a quick tour of the Python instructions it uses by looking at what each line of code does.</text:p>
      <text:h text:style-name="P1" text:outline-level="2"><text:bookmark text:name="calibre_link-1974"/>Comments</text:h>
      <text:p text:style-name="P30"><text:bookmark text:name="calibre_link-241"/><text:bookmark text:name="calibre_link-298"/><text:bookmark text:name="calibre_link-346"/><text:bookmark text:name="calibre_link-721"/><text:bookmark text:name="calibre_link-879"/><text:bookmark text:name="calibre_link-1210"/><text:bookmark text:name="calibre_link-1299"/><text:bookmark text:name="calibre_link-1317"/><text:span text:style-name="T2">The following line is called a </text:span><text:span text:style-name="Emphasis"><text:span text:style-name="T2">comment</text:span></text:span><text:span text:style-name="T2">.</text:span></text:p>
      <text:p text:style-name="P7"><text:bookmark text:name="calibre_link-1975"/>❶ <text:span text:style-name="T1"># This program says hello and asks for my name.</text:span></text:p>
      <text:p text:style-name="P30"><text:span text:style-name="T2">Python ignores comments, and you can use them to write notes or remind yourself what the code is trying to do. Any text for the rest of the line following a hash mark (</text:span><text:span text:style-name="Source_20_Text"><text:span text:style-name="T2">#</text:span></text:span><text:span text:style-name="T2">) is part of a comment.</text:span></text:p>
      <text:p text:style-name="P30"><text:span text:style-name="T2">Sometimes, programmers will put a </text:span><text:span text:style-name="Source_20_Text"><text:span text:style-name="T2">#</text:span></text:span><text:span text:style-name="T2"> in front of a line of code to temporarily remove it while testing a program. This is called </text:span><text:span text:style-name="Emphasis"><text:span text:style-name="T2">commenting out</text:span></text:span><text:span text:style-name="T2"> code, and it can be useful when you’re trying to figure out why a program doesn’t work. You can remove the </text:span><text:span text:style-name="Source_20_Text"><text:span text:style-name="T2">#</text:span></text:span><text:span text:style-name="T2"> later when you are ready to put the line back in.</text:span></text:p>
      <text:p text:style-name="P29"><text:soft-page-break/>Python also ignores the blank line after the comment. You can add as many blank lines to your program as you want. This can make your code easier to read, like paragraphs in a book.</text:p>
      <text:h text:style-name="P21" text:outline-level="2">The print() Function</text:h>
      <text:p text:style-name="P30"><text:span text:style-name="T2">The </text:span><text:span text:style-name="Source_20_Text"><text:span text:style-name="T2">print()</text:span></text:span><text:span text:style-name="T2"> function displays the string value inside the parentheses on the screen.</text:span></text:p>
      <text:p text:style-name="P2"><text:bookmark text:name="calibre_link-1977"/>❷ <text:span text:style-name="T1">print('Hello world!')</text:span></text:p>
      <text:p text:style-name="P7"><text:s text:c="3"/><text:span text:style-name="T1">print('What is your name?') # ask for their name</text:span></text:p>
      <text:p text:style-name="P30"><text:span text:style-name="T2">The line </text:span><text:span text:style-name="Source_20_Text"><text:span text:style-name="T2">print('Hello world!')</text:span></text:span><text:span text:style-name="T2"> means “Print out the text in the string </text:span><text:span text:style-name="Source_20_Text"><text:span text:style-name="T2">'Hello world!'</text:span></text:span><text:span text:style-name="T2">.” When Python executes this line, you say that Python is </text:span><text:span text:style-name="Emphasis"><text:span text:style-name="T2">calling</text:span></text:span><text:span text:style-name="T2"> the </text:span><text:span text:style-name="Source_20_Text"><text:span text:style-name="T2">print()</text:span></text:span><text:span text:style-name="T2">function and the string value is being </text:span><text:span text:style-name="Emphasis"><text:span text:style-name="T2">passed</text:span></text:span><text:span text:style-name="T2"> to the function. A value that is passed to a function call is an </text:span><text:span text:style-name="Emphasis"><text:span text:style-name="T2">argument</text:span></text:span><text:span text:style-name="T2">. Notice that the quotes are not printed to the screen. They just mark where the string begins and ends; they are not part of the string value.</text:span></text:p>
      <text:h text:style-name="P27" text:outline-level="3"><text:bookmark text:name="calibre_link-1978"/>Note</text:h>
      <text:p text:style-name="P30"><text:span text:style-name="Emphasis"><text:span text:style-name="T2">You can also use this function to put a blank line on the screen; just call </text:span></text:span><text:span text:style-name="Emphasis"><text:span text:style-name="Source_20_Text"><text:span text:style-name="T2">print()</text:span></text:span></text:span><text:span text:style-name="Emphasis"><text:span text:style-name="T2">with nothing in between the parentheses.</text:span></text:span></text:p>
      <text:p text:style-name="P30"><text:span text:style-name="T2">When writing a function name, the opening and closing parentheses at the end identify it as the name of a function. This is why in this book you’ll see </text:span><text:span text:style-name="Source_20_Text"><text:span text:style-name="T2">print()</text:span></text:span><text:span text:style-name="T2">rather than </text:span><text:span text:style-name="Source_20_Text"><text:span text:style-name="T2">print</text:span></text:span><text:span text:style-name="T2">. </text:span><text:a xlink:type="simple" xlink:href="https://automatetheboringstuff.com/chapter2" text:style-name="Internet_20_link" text:visited-style-name="Visited_20_Internet_20_Link"><text:span text:style-name="T4">Chapter 2</text:span></text:a><text:span text:style-name="T2"> describes functions in more detail.</text:span></text:p>
      <text:h text:style-name="P21" text:outline-level="2"><text:bookmark text:name="calibre_link-1979"/>The input() Function</text:h>
      <text:p text:style-name="P30"><text:span text:style-name="T2">The </text:span><text:span text:style-name="Source_20_Text"><text:span text:style-name="T2">input()</text:span></text:span><text:span text:style-name="T2"> function waits for the user to type some text on the keyboard and press ENTER.</text:span></text:p>
      <text:p text:style-name="P7"><text:bookmark text:name="calibre_link-1980"/>③ <text:span text:style-name="T1">myName = input()</text:span></text:p>
      <text:p text:style-name="P30"><text:span text:style-name="T2">This function call evaluates to a string equal to the user’s text, and the previous line of code assigns the </text:span><text:span text:style-name="Source_20_Text"><text:span text:style-name="T2">myName</text:span></text:span><text:span text:style-name="T2"> variable to this string value.</text:span></text:p>
      <text:p text:style-name="P30"><text:bookmark text:name="calibre_link-954"/><text:bookmark text:name="calibre_link-1300"/><text:span text:style-name="T2">You can think of the </text:span><text:span text:style-name="Source_20_Text"><text:span text:style-name="T2">input()</text:span></text:span><text:span text:style-name="T2"> function call as an expression that evaluates to whatever string the user typed in. If the user entered </text:span><text:span text:style-name="Source_20_Text"><text:span text:style-name="T2">'Al'</text:span></text:span><text:span text:style-name="T2">, then the expression would evaluate to </text:span><text:span text:style-name="Source_20_Text"><text:span text:style-name="T2">myName = 'Al'</text:span></text:span><text:span text:style-name="T2">.</text:span></text:p>
      <text:h text:style-name="P21" text:outline-level="2"><text:bookmark text:name="calibre_link-1981"/>Printing the User’s Name</text:h>
      <text:p text:style-name="P30"><text:span text:style-name="T2">The following call to </text:span><text:span text:style-name="Source_20_Text"><text:span text:style-name="T2">print()</text:span></text:span><text:span text:style-name="T2"> actually contains the expression </text:span><text:span text:style-name="Source_20_Text"><text:span text:style-name="T2">'It is good to meet you, ' + myName</text:span></text:span><text:span text:style-name="T2"> between the parentheses.</text:span></text:p>
      <text:p text:style-name="P7"><text:bookmark text:name="calibre_link-1982"/><text:soft-page-break/>④ <text:span text:style-name="T1">print('It is good to meet you, ' + myName)</text:span></text:p>
      <text:p text:style-name="P30"><text:span text:style-name="T2">Remember that expressions can always evaluate to a single value. If </text:span><text:span text:style-name="Source_20_Text"><text:span text:style-name="T2">'Al'</text:span></text:span><text:span text:style-name="T2"> is the value stored in </text:span><text:span text:style-name="Source_20_Text"><text:span text:style-name="T2">myName</text:span></text:span><text:span text:style-name="T2"> on the previous line, then this expression evaluates to </text:span><text:span text:style-name="Source_20_Text"><text:span text:style-name="T2">'It is good to meet you, Al'</text:span></text:span><text:span text:style-name="T2">. This single string value is then passed to </text:span><text:span text:style-name="Source_20_Text"><text:span text:style-name="T2">print()</text:span></text:span><text:span text:style-name="T2">, which prints it on the screen.</text:span></text:p>
      <text:h text:style-name="P21" text:outline-level="2"><text:bookmark text:name="calibre_link-1983"/>The len() Function</text:h>
      <text:p text:style-name="P30"><text:span text:style-name="T2">You can pass the </text:span><text:span text:style-name="Source_20_Text"><text:span text:style-name="T2">len()</text:span></text:span><text:span text:style-name="T2"> function a string value (or a variable containing a string), and the function evaluates to the integer value of the number of characters in that string.</text:span></text:p>
      <text:p text:style-name="P2"><text:bookmark text:name="calibre_link-1984"/>⑤ <text:span text:style-name="T1">print('The length of your name is:')</text:span></text:p>
      <text:p text:style-name="P7"><text:s text:c="3"/><text:span text:style-name="T1">print(len(myName))</text:span></text:p>
      <text:p text:style-name="P29">Enter the following into the interactive shell to try this:</text:p>
      <text:p text:style-name="P5"><text:bookmark text:name="calibre_link-1985"/><text:span text:style-name="T2">&gt;&gt;&gt; </text:span><text:span text:style-name="Strong_20_Emphasis"><text:span text:style-name="T2">len('hello')</text:span></text:span></text:p>
      <text:p text:style-name="P4">5</text:p>
      <text:p text:style-name="P5"><text:span text:style-name="T2">&gt;&gt;&gt; </text:span><text:span text:style-name="Strong_20_Emphasis"><text:span text:style-name="T2">len('My very energetic monster just scarfed nachos.')</text:span></text:span></text:p>
      <text:p text:style-name="P4">46</text:p>
      <text:p text:style-name="P5"><text:span text:style-name="T2">&gt;&gt;&gt; </text:span><text:span text:style-name="Strong_20_Emphasis"><text:span text:style-name="T2">len('')</text:span></text:span></text:p>
      <text:p text:style-name="P9">0</text:p>
      <text:p text:style-name="P30"><text:span text:style-name="T2">Just like those examples, </text:span><text:span text:style-name="Source_20_Text"><text:span text:style-name="T2">len(myName)</text:span></text:span><text:span text:style-name="T2"> evaluates to an integer. It is then passed to </text:span><text:span text:style-name="Source_20_Text"><text:span text:style-name="T2">print()</text:span></text:span><text:span text:style-name="T2"> to be displayed on the screen. Notice that </text:span><text:span text:style-name="Source_20_Text"><text:span text:style-name="T2">print()</text:span></text:span><text:span text:style-name="T2"> allows you to pass it either integer values or string values. But notice the error that shows up when you type the following into the interactive shell:</text:span></text:p>
      <text:p text:style-name="P5"><text:bookmark text:name="calibre_link-1986"/><text:span text:style-name="T2">&gt;&gt;&gt; </text:span><text:span text:style-name="Strong_20_Emphasis"><text:span text:style-name="T2">print('I am ' + 29 + ' years old.')</text:span></text:span></text:p>
      <text:p text:style-name="P4">Traceback (most recent call last):</text:p>
      <text:p text:style-name="P2"><text:s text:c="2"/><text:span text:style-name="T1">File "&lt;pyshell#6&gt;", line 1, in &lt;module&gt;</text:span></text:p>
      <text:p text:style-name="P2"><text:s text:c="4"/><text:span text:style-name="T1">print('I am ' + 29 + ' years old.')</text:span></text:p>
      <text:p text:style-name="P9">TypeError: Can't convert 'int' object to str implicitly</text:p>
      <text:p text:style-name="P30"><text:span text:style-name="T2">The </text:span><text:span text:style-name="Source_20_Text"><text:span text:style-name="T2">print()</text:span></text:span><text:span text:style-name="T2"> function isn’t causing that error, but rather it’s the expression you tried to pass to </text:span><text:span text:style-name="Source_20_Text"><text:span text:style-name="T2">print()</text:span></text:span><text:span text:style-name="T2">. You get the same error message if you type the expression into the interactive shell on its own.</text:span></text:p>
      <text:p text:style-name="P5"><text:bookmark text:name="calibre_link-1987"/><text:span text:style-name="T2">&gt;&gt;&gt; </text:span><text:span text:style-name="Strong_20_Emphasis"><text:span text:style-name="T2">'I am ' + 29 + ' years old.'</text:span></text:span></text:p>
      <text:p text:style-name="P4">Traceback (most recent call last):</text:p>
      <text:p text:style-name="P2"><text:s text:c="2"/><text:span text:style-name="T1">File "&lt;pyshell#7&gt;", line 1, in &lt;module&gt;</text:span></text:p>
      <text:p text:style-name="P2"><text:s text:c="4"/><text:span text:style-name="T1">'I am ' + 29 + ' years old.'</text:span></text:p>
      <text:p text:style-name="P9">TypeError: Can't convert 'int' object to str implicitly</text:p>
      <text:p text:style-name="P30"><text:bookmark text:name="calibre_link-661"/><text:bookmark text:name="calibre_link-896"/><text:bookmark text:name="calibre_link-1631"/><text:soft-page-break/><text:span text:style-name="T2">Python gives an error because you can use the </text:span><text:span text:style-name="Source_20_Text"><text:span text:style-name="T2">+</text:span></text:span><text:span text:style-name="T2"> operator only to add two integers together or concatenate two strings. You can’t add an integer to a string because this is ungrammatical in Python. You can fix this by using a string version of the integer instead, as explained in the next section.</text:span></text:p>
      <text:h text:style-name="P21" text:outline-level="2"><text:bookmark text:name="calibre_link-1988"/>The str(), int(), and float() Functions</text:h>
      <text:p text:style-name="P30"><text:span text:style-name="T2">If you want to concatenate an integer such as </text:span><text:span text:style-name="Source_20_Text"><text:span text:style-name="T2">29</text:span></text:span><text:span text:style-name="T2"> with a string to pass to </text:span><text:span text:style-name="Source_20_Text"><text:span text:style-name="T2">print()</text:span></text:span><text:span text:style-name="T2">, you’ll need to get the value </text:span><text:span text:style-name="Source_20_Text"><text:span text:style-name="T2">'29'</text:span></text:span><text:span text:style-name="T2">, which is the string form of </text:span><text:span text:style-name="Source_20_Text"><text:span text:style-name="T2">29</text:span></text:span><text:span text:style-name="T2">. The </text:span><text:span text:style-name="Source_20_Text"><text:span text:style-name="T2">str()</text:span></text:span><text:span text:style-name="T2"> function can be passed an integer value and will evaluate to a string value version of it, as follows:</text:span></text:p>
      <text:p text:style-name="P5"><text:bookmark text:name="calibre_link-1989"/><text:span text:style-name="T2">&gt;&gt;&gt; </text:span><text:span text:style-name="Strong_20_Emphasis"><text:span text:style-name="T2">str(29)</text:span></text:span></text:p>
      <text:p text:style-name="P4">'29'</text:p>
      <text:p text:style-name="P5"><text:span text:style-name="T2">&gt;&gt;&gt; </text:span><text:span text:style-name="Strong_20_Emphasis"><text:span text:style-name="T2">print('I am ' + str(29) + ' years old.')</text:span></text:span></text:p>
      <text:p text:style-name="P9">I am 29 years old.</text:p>
      <text:p text:style-name="P30"><text:span text:style-name="T2">Because </text:span><text:span text:style-name="Source_20_Text"><text:span text:style-name="T2">str(29)</text:span></text:span><text:span text:style-name="T2"> evaluates to </text:span><text:span text:style-name="Source_20_Text"><text:span text:style-name="T2">'29'</text:span></text:span><text:span text:style-name="T2">, the expression </text:span><text:span text:style-name="Source_20_Text"><text:span text:style-name="T2">'I am ' + str(29) + ' years old.'</text:span></text:span><text:span text:style-name="T2">evaluates to </text:span><text:span text:style-name="Source_20_Text"><text:span text:style-name="T2">'I am ' + '29' + ' years old.'</text:span></text:span><text:span text:style-name="T2">, which in turn evaluates to </text:span><text:span text:style-name="Source_20_Text"><text:span text:style-name="T2">'I am 29 years old.'</text:span></text:span><text:span text:style-name="T2">. This is the value that is passed to the </text:span><text:span text:style-name="Source_20_Text"><text:span text:style-name="T2">print()</text:span></text:span><text:span text:style-name="T2"> function.</text:span></text:p>
      <text:p text:style-name="P30"><text:span text:style-name="T2">The </text:span><text:span text:style-name="Source_20_Text"><text:span text:style-name="T2">str()</text:span></text:span><text:span text:style-name="T2">, </text:span><text:span text:style-name="Source_20_Text"><text:span text:style-name="T2">int()</text:span></text:span><text:span text:style-name="T2">, and </text:span><text:span text:style-name="Source_20_Text"><text:span text:style-name="T2">float()</text:span></text:span><text:span text:style-name="T2"> functions will evaluate to the string, integer, and floating-point forms of the value you pass, respectively. Try converting some values in the interactive shell with these functions, and watch what happens.</text:span></text:p>
      <text:p text:style-name="P5"><text:bookmark text:name="calibre_link-1990"/><text:span text:style-name="T2">&gt;&gt;&gt; </text:span><text:span text:style-name="Strong_20_Emphasis"><text:span text:style-name="T2">str(0)</text:span></text:span></text:p>
      <text:p text:style-name="P4">'0'</text:p>
      <text:p text:style-name="P5"><text:span text:style-name="T2">&gt;&gt;&gt; </text:span><text:span text:style-name="Strong_20_Emphasis"><text:span text:style-name="T2">str(-3.14)</text:span></text:span></text:p>
      <text:p text:style-name="P4">'-3.14'</text:p>
      <text:p text:style-name="P5"><text:span text:style-name="T2">&gt;&gt;&gt; </text:span><text:span text:style-name="Strong_20_Emphasis"><text:span text:style-name="T2">int('42')</text:span></text:span></text:p>
      <text:p text:style-name="P4">42</text:p>
      <text:p text:style-name="P5"><text:span text:style-name="T2">&gt;&gt;&gt; </text:span><text:span text:style-name="Strong_20_Emphasis"><text:span text:style-name="T2">int('-99')</text:span></text:span></text:p>
      <text:p text:style-name="P4">-99</text:p>
      <text:p text:style-name="P5"><text:span text:style-name="T2">&gt;&gt;&gt; </text:span><text:span text:style-name="Strong_20_Emphasis"><text:span text:style-name="T2">int(1.25)</text:span></text:span></text:p>
      <text:p text:style-name="P4">1</text:p>
      <text:p text:style-name="P5"><text:span text:style-name="T2">&gt;&gt;&gt; </text:span><text:span text:style-name="Strong_20_Emphasis"><text:span text:style-name="T2">int(1.99)</text:span></text:span></text:p>
      <text:p text:style-name="P4">1</text:p>
      <text:p text:style-name="P5"><text:span text:style-name="T2">&gt;&gt;&gt; </text:span><text:span text:style-name="Strong_20_Emphasis"><text:span text:style-name="T2">float('3.14')</text:span></text:span></text:p>
      <text:p text:style-name="P4">3.14</text:p>
      <text:p text:style-name="P5"><text:span text:style-name="T2">&gt;&gt;&gt; </text:span><text:span text:style-name="Strong_20_Emphasis"><text:span text:style-name="T2">float(10)</text:span></text:span></text:p>
      <text:p text:style-name="P9">10.0</text:p>
      <text:p text:style-name="P30"><text:soft-page-break/><text:span text:style-name="T2">The previous examples call the </text:span><text:span text:style-name="Source_20_Text"><text:span text:style-name="T2">str()</text:span></text:span><text:span text:style-name="T2">, </text:span><text:span text:style-name="Source_20_Text"><text:span text:style-name="T2">int()</text:span></text:span><text:span text:style-name="T2">, and </text:span><text:span text:style-name="Source_20_Text"><text:span text:style-name="T2">float()</text:span></text:span><text:span text:style-name="T2"> functions and pass them values of the other data types to obtain a string, integer, or floating-point form of those values.</text:span></text:p>
      <text:p text:style-name="P30"><text:span text:style-name="T2">The </text:span><text:span text:style-name="Source_20_Text"><text:span text:style-name="T2">str()</text:span></text:span><text:span text:style-name="T2"> function is handy when you have an integer or float that you want to concatenate to a string. The </text:span><text:span text:style-name="Source_20_Text"><text:span text:style-name="T2">int()</text:span></text:span><text:span text:style-name="T2"> function is also helpful if you have a number as a string value that you want to use in some mathematics. For example, the </text:span><text:span text:style-name="Source_20_Text"><text:span text:style-name="T2">input()</text:span></text:span><text:span text:style-name="T2">function always returns a string, even if the user enters a number. Enter </text:span><text:span text:style-name="Strong_20_Emphasis"><text:span text:style-name="Source_20_Text"><text:span text:style-name="T2">spam = input()</text:span></text:span></text:span><text:span text:style-name="T2"> into the interactive shell and enter </text:span><text:span text:style-name="Strong_20_Emphasis"><text:span text:style-name="Source_20_Text"><text:span text:style-name="T2">101</text:span></text:span></text:span><text:span text:style-name="T2"> when it waits for your text.</text:span></text:p>
      <text:p text:style-name="P5"><text:bookmark text:name="calibre_link-1991"/><text:span text:style-name="T2">&gt;&gt;&gt; </text:span><text:span text:style-name="Strong_20_Emphasis"><text:span text:style-name="T2">spam = input()</text:span></text:span></text:p>
      <text:p text:style-name="P4">101</text:p>
      <text:p text:style-name="P5"><text:span text:style-name="T2">&gt;&gt;&gt; </text:span><text:span text:style-name="Strong_20_Emphasis"><text:span text:style-name="T2">spam</text:span></text:span></text:p>
      <text:p text:style-name="P9">'101'</text:p>
      <text:p text:style-name="P30"><text:span text:style-name="T2">The value stored inside </text:span><text:span text:style-name="Source_20_Text"><text:span text:style-name="T2">spam</text:span></text:span><text:span text:style-name="T2"> isn’t the integer </text:span><text:span text:style-name="Source_20_Text"><text:span text:style-name="T2">101</text:span></text:span><text:span text:style-name="T2"> but the string </text:span><text:span text:style-name="Source_20_Text"><text:span text:style-name="T2">'101'</text:span></text:span><text:span text:style-name="T2">. If you want to do math using the value in </text:span><text:span text:style-name="Source_20_Text"><text:span text:style-name="T2">spam</text:span></text:span><text:span text:style-name="T2">, use the </text:span><text:span text:style-name="Source_20_Text"><text:span text:style-name="T2">int()</text:span></text:span><text:span text:style-name="T2"> function to get the integer form of </text:span><text:span text:style-name="Source_20_Text"><text:span text:style-name="T2">spam</text:span></text:span><text:span text:style-name="T2"> and then store this as the new value in </text:span><text:span text:style-name="Source_20_Text"><text:span text:style-name="T2">spam</text:span></text:span><text:span text:style-name="T2">.</text:span></text:p>
      <text:p text:style-name="P5"><text:bookmark text:name="calibre_link-1992"/><text:span text:style-name="T2">&gt;&gt;&gt; </text:span><text:span text:style-name="Strong_20_Emphasis"><text:span text:style-name="T2">spam = int(spam)</text:span></text:span></text:p>
      <text:p text:style-name="P5"><text:span text:style-name="T2">&gt;&gt;&gt; </text:span><text:span text:style-name="Strong_20_Emphasis"><text:span text:style-name="T2">spam</text:span></text:span></text:p>
      <text:p text:style-name="P9">101</text:p>
      <text:p text:style-name="P30"><text:span text:style-name="T2">Now you should be able to treat the </text:span><text:span text:style-name="Source_20_Text"><text:span text:style-name="T2">spam</text:span></text:span><text:span text:style-name="T2"> variable as an integer instead of a string.</text:span></text:p>
      <text:p text:style-name="P5"><text:bookmark text:name="calibre_link-1993"/><text:span text:style-name="T2">&gt;&gt;&gt; </text:span><text:span text:style-name="Strong_20_Emphasis"><text:span text:style-name="T2">spam * 10 / 5</text:span></text:span></text:p>
      <text:p text:style-name="P9">202.0</text:p>
      <text:p text:style-name="P30"><text:span text:style-name="T2">Note that if you pass a value to </text:span><text:span text:style-name="Source_20_Text"><text:span text:style-name="T2">int()</text:span></text:span><text:span text:style-name="T2"> that it cannot evaluate as an integer, Python will display an error message.</text:span></text:p>
      <text:p text:style-name="P5"><text:bookmark text:name="calibre_link-1994"/><text:span text:style-name="T2">&gt;&gt;&gt; </text:span><text:span text:style-name="Strong_20_Emphasis"><text:span text:style-name="T2">int('99.99')</text:span></text:span></text:p>
      <text:p text:style-name="P4">Traceback (most recent call last):</text:p>
      <text:p text:style-name="P2"><text:s text:c="2"/><text:span text:style-name="T1">File "&lt;pyshell#18&gt;", line 1, in &lt;module&gt;</text:span></text:p>
      <text:p text:style-name="P2"><text:s text:c="4"/><text:span text:style-name="T1">int('99.99')</text:span></text:p>
      <text:p text:style-name="P4">ValueError: invalid literal for int() with base 10: '99.99'</text:p>
      <text:p text:style-name="P5"><text:span text:style-name="T2">&gt;&gt;&gt; </text:span><text:span text:style-name="Strong_20_Emphasis"><text:span text:style-name="T2">int('twelve')</text:span></text:span></text:p>
      <text:p text:style-name="P4">Traceback (most recent call last):</text:p>
      <text:p text:style-name="P2"><text:s text:c="2"/><text:span text:style-name="T1">File "&lt;pyshell#19&gt;", line 1, in &lt;module&gt;</text:span></text:p>
      <text:p text:style-name="P2"><text:s text:c="4"/><text:span text:style-name="T1">int('twelve')</text:span></text:p>
      <text:p text:style-name="P9">ValueError: invalid literal for int() with base 10: 'twelve'</text:p>
      <text:p text:style-name="P30"><text:soft-page-break/><text:span text:style-name="T2">The </text:span><text:span text:style-name="Source_20_Text"><text:span text:style-name="T2">int()</text:span></text:span><text:span text:style-name="T2"> function is also useful if you need to round a floating-point number down. If you want to round a floating-point number up, just add </text:span><text:span text:style-name="Source_20_Text"><text:span text:style-name="T2">1</text:span></text:span><text:span text:style-name="T2"> to it afterward.</text:span></text:p>
      <text:p text:style-name="P5"><text:bookmark text:name="calibre_link-1995"/><text:span text:style-name="T2">&gt;&gt;&gt; </text:span><text:span text:style-name="Strong_20_Emphasis"><text:span text:style-name="T2">int(7.7)</text:span></text:span></text:p>
      <text:p text:style-name="P4">7</text:p>
      <text:p text:style-name="P5"><text:span text:style-name="T2">&gt;&gt;&gt; </text:span><text:span text:style-name="Strong_20_Emphasis"><text:span text:style-name="T2">int(7.7) + 1</text:span></text:span></text:p>
      <text:p text:style-name="P9">8</text:p>
      <text:p text:style-name="P30"><text:bookmark text:name="calibre_link-447"/><text:bookmark text:name="calibre_link-663"/><text:bookmark text:name="calibre_link-890"/><text:span text:style-name="T2">In your program, you used the </text:span><text:span text:style-name="Source_20_Text"><text:span text:style-name="T2">int()</text:span></text:span><text:span text:style-name="T2"> and </text:span><text:span text:style-name="Source_20_Text"><text:span text:style-name="T2">str()</text:span></text:span><text:span text:style-name="T2"> functions in the last three lines to get a value of the appropriate data type for the code.</text:span></text:p>
      <text:p text:style-name="P2"><text:bookmark text:name="calibre_link-1996"/>⑥ <text:span text:style-name="T1">print('What is your age?') # ask for their age</text:span></text:p>
      <text:p text:style-name="P2"><text:s text:c="3"/><text:span text:style-name="T1">myAge = input()</text:span></text:p>
      <text:p text:style-name="P7"><text:s text:c="3"/><text:span text:style-name="T1">print('You will be ' + str(int(myAge) + 1) + ' in a year.')</text:span></text:p>
      <text:p text:style-name="P30"><text:span text:style-name="T2">The </text:span><text:span text:style-name="Source_20_Text"><text:span text:style-name="T2">myAge</text:span></text:span><text:span text:style-name="T2"> variable contains the value returned from </text:span><text:span text:style-name="Source_20_Text"><text:span text:style-name="T2">input()</text:span></text:span><text:span text:style-name="T2">. Because the </text:span><text:span text:style-name="Source_20_Text"><text:span text:style-name="T2">input()</text:span></text:span><text:span text:style-name="T2">function always returns a string (even if the user typed in a number), you can use the </text:span><text:span text:style-name="Source_20_Text"><text:span text:style-name="T2">int(myAge)</text:span></text:span><text:span text:style-name="T2"> code to return an integer value of the string in </text:span><text:span text:style-name="Source_20_Text"><text:span text:style-name="T2">myAge</text:span></text:span><text:span text:style-name="T2">. This integer value is then added to </text:span><text:span text:style-name="Source_20_Text"><text:span text:style-name="T2">1</text:span></text:span><text:span text:style-name="T2"> in the expression </text:span><text:span text:style-name="Source_20_Text"><text:span text:style-name="T2">int(myAge) + 1</text:span></text:span><text:span text:style-name="T2">.</text:span></text:p>
      <text:p text:style-name="P30"><text:span text:style-name="T2">The result of this addition is passed to the </text:span><text:span text:style-name="Source_20_Text"><text:span text:style-name="T2">str()</text:span></text:span><text:span text:style-name="T2"> function: </text:span><text:span text:style-name="Source_20_Text"><text:span text:style-name="T2">str(int(myAge) + 1)</text:span></text:span><text:span text:style-name="T2">. The string value returned is then concatenated with the strings </text:span><text:span text:style-name="Source_20_Text"><text:span text:style-name="T2">'You will be '</text:span></text:span><text:span text:style-name="T2"> and </text:span><text:span text:style-name="Source_20_Text"><text:span text:style-name="T2">' in a year.'</text:span></text:span><text:span text:style-name="T2"> to evaluate to one large string value. This large string is finally passed to </text:span><text:span text:style-name="Source_20_Text"><text:span text:style-name="T2">print()</text:span></text:span><text:span text:style-name="T2"> to be displayed on the screen.</text:span></text:p>
      <text:p text:style-name="P30"><text:span text:style-name="T2">Let’s say the user enters the string </text:span><text:span text:style-name="Source_20_Text"><text:span text:style-name="T2">'4'</text:span></text:span><text:span text:style-name="T2"> for </text:span><text:span text:style-name="Source_20_Text"><text:span text:style-name="T2">myAge</text:span></text:span><text:span text:style-name="T2">. The string </text:span><text:span text:style-name="Source_20_Text"><text:span text:style-name="T2">'4'</text:span></text:span><text:span text:style-name="T2"> is converted to an integer, so you can add one to it. The result is </text:span><text:span text:style-name="Source_20_Text"><text:span text:style-name="T2">5</text:span></text:span><text:span text:style-name="T2">. The </text:span><text:span text:style-name="Source_20_Text"><text:span text:style-name="T2">str()</text:span></text:span><text:span text:style-name="T2"> function converts the result back to a string, so you can concatenate it with the second string, </text:span><text:span text:style-name="Source_20_Text"><text:span text:style-name="T2">'in a year.'</text:span></text:span><text:span text:style-name="T2">, to create the final message. These evaluation steps would look something like </text:span><text:a xlink:type="simple" xlink:href="https://automatetheboringstuff.com/chapter1/#calibre_link-108" text:style-name="Internet_20_link" text:visited-style-name="Visited_20_Internet_20_Link"><text:span text:style-name="T4">Figure 1-4</text:span></text:a><text:span text:style-name="T2">.</text:span></text:p>
      <text:p text:style-name="P29"><text:bookmark text:name="calibre_link-1997"/>Text and Number Equivalence</text:p>
      <text:p text:style-name="P29">Although the string value of a number is considered a completely different value from the integer or floating-point version, an integer can be equal to a floating point.</text:p>
      <text:p text:style-name="P5"><text:bookmark text:name="calibre_link-1998"/><text:span text:style-name="T2">&gt;&gt;&gt; </text:span><text:span text:style-name="Strong_20_Emphasis"><text:span text:style-name="T2">42 == '42'</text:span></text:span></text:p>
      <text:p text:style-name="P4">False</text:p>
      <text:p text:style-name="P5"><text:span text:style-name="T2">&gt;&gt;&gt; </text:span><text:span text:style-name="Strong_20_Emphasis"><text:span text:style-name="T2">42 == 42.0</text:span></text:span></text:p>
      <text:p text:style-name="P4">True</text:p>
      <text:p text:style-name="P5"><text:span text:style-name="T2">&gt;&gt;&gt; </text:span><text:span text:style-name="Strong_20_Emphasis"><text:span text:style-name="T2">42.0 == 0042.000</text:span></text:span></text:p>
      <text:p text:style-name="P9">True</text:p>
      <text:p text:style-name="P29"><text:soft-page-break/>Python makes this distinction because strings are text, while integers and floats are both numbers.</text:p>
      <text:p text:style-name="P20"><draw:frame draw:style-name="fr1" draw:name="graphics7" text:anchor-type="as-char" svg:width="0.7862in" svg:height="0.3929in" draw:z-index="5"><draw:image xlink:href="https://automatetheboringstuff.com/images/000069.png" xlink:type="simple" xlink:show="embed" xlink:actuate="onLoad"/></draw:frame></text:p>
      <text:p text:style-name="P30"><text:span text:style-name="T2">Figure 1-4. The evaluation steps, if </text:span><text:span text:style-name="Source_20_Text"><text:span text:style-name="T2">4</text:span></text:span><text:span text:style-name="T2"> was stored in </text:span><text:span text:style-name="Source_20_Text"><text:span text:style-name="T2">myAge</text:span></text:span></text:p>
      <text:h text:style-name="P15" text:outline-level="1"><text:bookmark text:name="calibre_link-2000"/>Summary</text:h>
      <text:p text:style-name="P29">You can compute expressions with a calculator or type string concatenations with a word processor. You can even do string replication easily by copying and pasting text. But expressions, and their component values—operators, variables, and function calls—are the basic building blocks that make programs. Once you know how to handle these elements, you will be able to instruct Python to operate on large amounts of data for you.</text:p>
      <text:p text:style-name="P30"><text:span text:style-name="T2">It is good to remember the different types of operators (</text:span><text:span text:style-name="Source_20_Text"><text:span text:style-name="T2">+</text:span></text:span><text:span text:style-name="T2">, </text:span><text:span text:style-name="Source_20_Text"><text:span text:style-name="T2">-</text:span></text:span><text:span text:style-name="T2">, </text:span><text:span text:style-name="Source_20_Text"><text:span text:style-name="T2">*</text:span></text:span><text:span text:style-name="T2">, </text:span><text:span text:style-name="Source_20_Text"><text:span text:style-name="T2">/</text:span></text:span><text:span text:style-name="T2">, </text:span><text:span text:style-name="Source_20_Text"><text:span text:style-name="T2">//</text:span></text:span><text:span text:style-name="T2">, </text:span><text:span text:style-name="Source_20_Text"><text:span text:style-name="T2">%</text:span></text:span><text:span text:style-name="T2">, and </text:span><text:span text:style-name="Source_20_Text"><text:span text:style-name="T2">**</text:span></text:span><text:span text:style-name="T2"> for math operations, and </text:span><text:span text:style-name="Source_20_Text"><text:span text:style-name="T2">+</text:span></text:span><text:span text:style-name="T2"> and </text:span><text:span text:style-name="Source_20_Text"><text:span text:style-name="T2">*</text:span></text:span><text:span text:style-name="T2"> for string operations) and the three data types (integers, floating-point numbers, and strings) introduced in this chapter.</text:span></text:p>
      <text:p text:style-name="P30"><text:span text:style-name="T2">A few different functions were introduced as well. The </text:span><text:span text:style-name="Source_20_Text"><text:span text:style-name="T2">print()</text:span></text:span><text:span text:style-name="T2"> and </text:span><text:span text:style-name="Source_20_Text"><text:span text:style-name="T2">input()</text:span></text:span><text:span text:style-name="T2">functions handle simple text output (to the screen) and input (from the keyboard). The </text:span><text:span text:style-name="Source_20_Text"><text:span text:style-name="T2">len()</text:span></text:span><text:span text:style-name="T2"> function takes a string and evaluates to an int of the number of characters in the string. The </text:span><text:span text:style-name="Source_20_Text"><text:span text:style-name="T2">str()</text:span></text:span><text:span text:style-name="T2">, </text:span><text:span text:style-name="Source_20_Text"><text:span text:style-name="T2">int()</text:span></text:span><text:span text:style-name="T2">, and </text:span><text:span text:style-name="Source_20_Text"><text:span text:style-name="T2">float()</text:span></text:span><text:span text:style-name="T2"> functions will evaluate to the string, integer, or floating-point number form of the value they are passed.</text:span></text:p>
      <text:p text:style-name="P30"><text:span text:style-name="T2">In the next chapter, you will learn how to tell Python to make intelligent decisions about what code to run, what code to skip, and what code to repeat based on the values it has. This is known as </text:span><text:span text:style-name="Emphasis"><text:span text:style-name="T2">flow control</text:span></text:span><text:span text:style-name="T2">, and it allows you to write programs that make intelligent decisions.</text:span></text:p>
      <text:h text:style-name="P15" text:outline-level="1"><text:bookmark text:name="calibre_link-2001"/>Practice Questions</text:h>
      <text:p text:style-name="P31"><text:bookmark text:name="calibre_link-2002"/></text:p>
      <table:table table:name="Table4" table:style-name="Table4">
        <table:table-column table:style-name="Table4.A"/>
        <table:table-column table:style-name="Table4.B"/>
        <table:table-row>
          <table:table-cell table:style-name="Table4.A1" office:value-type="string">
            <text:p text:style-name="P12"><text:bookmark text:name="calibre_link-2003"/><text:bookmark text:name="calibre_link-2004"/>Q:</text:p>
          </table:table-cell>
          <table:table-cell table:style-name="Table4.A1" office:value-type="string">
            <text:p text:style-name="P12">1. Which of the following are operators, and which are values?</text:p>
            <text:p text:style-name="Preformatted_20_Text"><text:bookmark text:name="calibre_link-2005"/>*</text:p>
            <text:p text:style-name="Preformatted_20_Text">'hello'</text:p>
            <text:p text:style-name="Preformatted_20_Text">-88.8</text:p>
            <text:p text:style-name="Preformatted_20_Text">-</text:p>
            <text:p text:style-name="Preformatted_20_Text">/</text:p>
            <text:p text:style-name="Preformatted_20_Text">+</text:p>
            <text:p text:style-name="P6">5</text:p>
          </table:table-cell>
        </table:table-row>
        <table:table-row>
          <table:table-cell table:style-name="Table4.A1" office:value-type="string">
            <text:p text:style-name="P12"><text:bookmark text:name="calibre_link-2006"/><text:bookmark text:name="calibre_link-2007"/>Q<text:soft-page-break/>:</text:p>
          </table:table-cell>
          <table:table-cell table:style-name="Table4.A1" office:value-type="string">
            <text:p text:style-name="P12">2. Which of the following is a variable, and which is a string?<text:soft-page-break/></text:p>
            <text:p text:style-name="Preformatted_20_Text"><text:bookmark text:name="calibre_link-2008"/>spam</text:p>
            <text:p text:style-name="P6">'spam'</text:p>
          </table:table-cell>
        </table:table-row>
        <table:table-row>
          <table:table-cell table:style-name="Table4.A1" office:value-type="string">
            <text:p text:style-name="P12"><text:bookmark text:name="calibre_link-2009"/><text:bookmark text:name="calibre_link-2010"/>Q:</text:p>
          </table:table-cell>
          <table:table-cell table:style-name="Table4.A1" office:value-type="string">
            <text:p text:style-name="P12">3. Name three data types.</text:p>
          </table:table-cell>
        </table:table-row>
        <table:table-row>
          <table:table-cell table:style-name="Table4.A1" office:value-type="string">
            <text:p text:style-name="P12"><text:bookmark text:name="calibre_link-2011"/><text:bookmark text:name="calibre_link-2012"/>Q:</text:p>
          </table:table-cell>
          <table:table-cell table:style-name="Table4.A1" office:value-type="string">
            <text:p text:style-name="P12">4. What is an expression made up of? What do all expressions do?</text:p>
          </table:table-cell>
        </table:table-row>
        <table:table-row>
          <table:table-cell table:style-name="Table4.A1" office:value-type="string">
            <text:p text:style-name="P12"><text:bookmark text:name="calibre_link-2013"/><text:bookmark text:name="calibre_link-2014"/>Q:</text:p>
          </table:table-cell>
          <table:table-cell table:style-name="Table4.A1" office:value-type="string">
            <text:p text:style-name="P12">5. This chapter introduced assignment statements, like <text:span text:style-name="Source_20_Text">spam = 10</text:span>. What is the difference between an expression and a statement?</text:p>
          </table:table-cell>
        </table:table-row>
        <table:table-row>
          <table:table-cell table:style-name="Table4.A1" office:value-type="string">
            <text:p text:style-name="P12"><text:bookmark text:name="calibre_link-2015"/><text:bookmark text:name="calibre_link-2016"/>Q:</text:p>
          </table:table-cell>
          <table:table-cell table:style-name="Table4.A1" office:value-type="string">
            <text:p text:style-name="P12">6. What does the variable <text:span text:style-name="Source_20_Text">bacon</text:span> contain after the following code runs?</text:p>
            <text:p text:style-name="Preformatted_20_Text"><text:bookmark text:name="calibre_link-2017"/>bacon = 20</text:p>
            <text:p text:style-name="P6">bacon + 1</text:p>
          </table:table-cell>
        </table:table-row>
        <table:table-row>
          <table:table-cell table:style-name="Table4.A1" office:value-type="string">
            <text:p text:style-name="P12"><text:bookmark text:name="calibre_link-2018"/><text:bookmark text:name="calibre_link-2019"/>Q:</text:p>
          </table:table-cell>
          <table:table-cell table:style-name="Table4.A1" office:value-type="string">
            <text:p text:style-name="P12">7. What should the following two expressions evaluate to?</text:p>
            <text:p text:style-name="Preformatted_20_Text"><text:bookmark text:name="calibre_link-2020"/>'spam' + 'spamspam'</text:p>
            <text:p text:style-name="P6">'spam' * 3</text:p>
          </table:table-cell>
        </table:table-row>
        <table:table-row>
          <table:table-cell table:style-name="Table4.A1" office:value-type="string">
            <text:p text:style-name="P12"><text:bookmark text:name="calibre_link-2021"/><text:bookmark text:name="calibre_link-2022"/>Q:</text:p>
          </table:table-cell>
          <table:table-cell table:style-name="Table4.A1" office:value-type="string">
            <text:p text:style-name="P12">8. Why is <text:span text:style-name="Source_20_Text">eggs</text:span> a valid variable name while <text:span text:style-name="Source_20_Text">100</text:span> is invalid?</text:p>
          </table:table-cell>
        </table:table-row>
        <table:table-row>
          <table:table-cell table:style-name="Table4.A1" office:value-type="string">
            <text:p text:style-name="P12"><text:bookmark text:name="calibre_link-2023"/><text:bookmark text:name="calibre_link-2024"/>Q:</text:p>
          </table:table-cell>
          <table:table-cell table:style-name="Table4.A1" office:value-type="string">
            <text:p text:style-name="P12">9. What three functions can be used to get the integer, floating-point number, or string version of a value?</text:p>
          </table:table-cell>
        </table:table-row>
        <table:table-row>
          <table:table-cell table:style-name="Table4.A1" office:value-type="string">
            <text:p text:style-name="P12"><text:bookmark text:name="calibre_link-2025"/><text:bookmark text:name="calibre_link-2026"/>Q:</text:p>
          </table:table-cell>
          <table:table-cell table:style-name="Table4.A1" office:value-type="string">
            <text:p text:style-name="P12">10. Why does this expression cause an error? How can you fix it?</text:p>
            <text:p text:style-name="P6"><text:bookmark text:name="calibre_link-2027"/>'I have eaten ' + 99 + ' burritos.'</text:p>
            <text:p text:style-name="P12"><text:span text:style-name="Strong_20_Emphasis">Extra credit:</text:span> Search online for the Python documentation for the <text:span text:style-name="Source_20_Text">len()</text:span>function. It will be on a web page titled “Built-in Functions.” Skim the list of other functions Python has, look up what the <text:span text:style-name="Source_20_Text">round()</text:span> function does, and experiment with it in the interactive shel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h text:style-name="P13" text:outline-level="1"><text:soft-page-break/>Chapter 2 – Flow Control</text:h>
      <text:p text:style-name="P18"/>
      <text:p text:style-name="P24"><text:span text:style-name="T2">So you know the basics of individual instructions and that a program is just a series of instructions. But the real strength of programming isn’t just running (or </text:span><text:span text:style-name="Emphasis"><text:span text:style-name="T2">executing</text:span></text:span><text:span text:style-name="T2">) one instruction after another like a weekend errand list. Based on how the expressions evaluate, the program can decide to skip instructions, repeat them, or choose one of several instructions to run. In fact, you almost never want your programs to start from the first line of code and simply execute every line, straight to the end. </text:span><text:span text:style-name="Emphasis"><text:span text:style-name="T2">Flow control statements</text:span></text:span><text:span text:style-name="T2"> can decide which Python instructions to execute under which conditions.</text:span></text:p>
      <text:p text:style-name="P24"><text:span text:style-name="T2">These flow control statements directly correspond to the symbols in a flowchart, so I’ll provide flowchart versions of the code discussed in this chapter. </text:span><text:a xlink:type="simple" xlink:href="https://automatetheboringstuff.com/chapter2/#calibre_link-1903" text:style-name="Internet_20_link" text:visited-style-name="Visited_20_Internet_20_Link"><text:span text:style-name="T4">Figure 2-1</text:span></text:a><text:span text:style-name="T2">shows a flowchart for what to do if it’s raining. Follow the path made by the arrows from Start to End.</text:span></text:p>
      <text:p text:style-name="P23"><text:bookmark text:name="calibre_link-2029"/><text:bookmark text:name="calibre_link-1903"/><draw:frame draw:style-name="fr1" draw:name="graphics8" text:anchor-type="as-char" svg:width="0.7862in" svg:height="0.3929in" draw:z-index="7"><draw:image xlink:href="https://automatetheboringstuff.com/images/000105.jpg" xlink:type="simple" xlink:show="embed" xlink:actuate="onLoad"/><svg:title>A flowchart to tell you what to do if it is raining</svg:title></draw:frame></text:p>
      <text:p text:style-name="P29">Figure 2-1. A flowchart to tell you what to do if it is raining</text:p>
      <text:p text:style-name="P22"><text:bookmark text:name="calibre_link-666"/><text:bookmark text:name="calibre_link-412"/><text:bookmark text:name="calibre_link-277"/>In a flowchart, there is usually more than one way to go from the start to the end. The same is true for lines of code in a computer program. Flowcharts represent these branching points with diamonds, while the other steps are represented with rectangles. The starting and ending steps are represented with rounded rectangles.</text:p>
      <text:p text:style-name="P24"><text:span text:style-name="T2">But before you learn about flow control statements, you first need to learn how to represent those </text:span><text:span text:style-name="Emphasis"><text:span text:style-name="T2">yes</text:span></text:span><text:span text:style-name="T2"> and </text:span><text:span text:style-name="Emphasis"><text:span text:style-name="T2">no</text:span></text:span><text:span text:style-name="T2"> options, and you need to understand how to write those branching points as Python code. To that end, let’s explore Boolean values, comparison operators, and Boolean operators.</text:span></text:p>
      <text:h text:style-name="P15" text:outline-level="1"><text:bookmark text:name="calibre_link-2030"/>Boolean Values</text:h>
      <text:p text:style-name="P30"><text:span text:style-name="T2">While the integer, floating-point, and string data types have an unlimited number of possible values, the </text:span><text:span text:style-name="Emphasis"><text:span text:style-name="T2">Boolean</text:span></text:span><text:span text:style-name="T2"> data type has only two values: </text:span><text:span text:style-name="Source_20_Text"><text:span text:style-name="T2">True</text:span></text:span><text:span text:style-name="T2"> and </text:span><text:span text:style-name="Source_20_Text"><text:span text:style-name="T2">False</text:span></text:span><text:span text:style-name="T2">. (Boolean is capitalized because the data type is named after mathematician George Boole.) When typed as Python code, the Boolean values </text:span><text:span text:style-name="Source_20_Text"><text:span text:style-name="T2">True</text:span></text:span><text:span text:style-name="T2"> and </text:span><text:span text:style-name="Source_20_Text"><text:span text:style-name="T2">False</text:span></text:span><text:span text:style-name="T2"> lack the quotes you place around strings, and they always start with a capital </text:span><text:span text:style-name="Emphasis"><text:span text:style-name="T2">T</text:span></text:span><text:span text:style-name="T2"> or </text:span><text:span text:style-name="Emphasis"><text:span text:style-name="T2">F</text:span></text:span><text:span text:style-name="T2">, with the rest of the word in lowercase. Enter the following into the interactive shell. (Some of these instructions are intentionally incorrect, and they’ll cause error messages to appear.)</text:span></text:p>
      <text:p text:style-name="P30"><text:bookmark text:name="calibre_link-2031"/></text:p>
      <text:p text:style-name="P5"><text:span text:style-name="T2">? &gt;&gt;&gt; </text:span><text:span text:style-name="Strong_20_Emphasis"><text:span text:style-name="T2">spam = True</text:span></text:span></text:p>
      <text:p text:style-name="P5"><text:soft-page-break/><text:span text:style-name="T3"><text:s text:c="11"/></text:span><text:span text:style-name="T2">&gt;&gt;&gt; </text:span><text:span text:style-name="Strong_20_Emphasis"><text:span text:style-name="T2">spam</text:span></text:span></text:p>
      <text:p text:style-name="P2"><text:s text:c="11"/><text:span text:style-name="T1">True</text:span></text:p>
      <text:p text:style-name="P5"><text:span text:style-name="T3"><text:s text:c="8"/></text:span><text:span text:style-name="T2">? &gt;&gt;&gt; </text:span><text:span text:style-name="Strong_20_Emphasis"><text:span text:style-name="T2">true</text:span></text:span></text:p>
      <text:p text:style-name="P2"><text:s text:c="11"/><text:span text:style-name="T1">Traceback (most recent call last):</text:span></text:p>
      <text:p text:style-name="P2"><text:s text:c="13"/><text:span text:style-name="T1">File "&lt;pyshell#2&gt;", line 1, in &lt;module&gt;</text:span></text:p>
      <text:p text:style-name="P2"><text:s text:c="15"/><text:span text:style-name="T1">true</text:span></text:p>
      <text:p text:style-name="P2"><text:s text:c="11"/><text:span text:style-name="T1">NameError: name 'true' is not defined</text:span></text:p>
      <text:p text:style-name="P5"><text:span text:style-name="T3"><text:s text:c="8"/></text:span><text:span text:style-name="T2">? &gt;&gt;&gt; </text:span><text:span text:style-name="Strong_20_Emphasis"><text:span text:style-name="T2">True = 2 + 2</text:span></text:span></text:p>
      <text:p text:style-name="P7"><text:s text:c="11"/><text:span text:style-name="T1">SyntaxError: assignment to keyword</text:span></text:p>
      <text:p text:style-name="P30"><text:bookmark text:name="calibre_link-1179"/><text:bookmark text:name="calibre_link-1159"/><text:bookmark text:name="calibre_link-958"/><text:bookmark text:name="calibre_link-957"/><text:bookmark text:name="calibre_link-763"/><text:bookmark text:name="calibre_link-762"/><text:bookmark text:name="calibre_link-667"/><text:bookmark text:name="calibre_link-561"/><text:bookmark text:name="calibre_link-348"/><text:bookmark text:name="calibre_link-181"/><text:bookmark text:name="calibre_link-175"/><text:bookmark text:name="calibre_link-174"/><text:bookmark text:name="calibre_link-171"/><text:bookmark text:name="calibre_link-170"/><text:bookmark text:name="calibre_link-160"/><text:span text:style-name="T2">Like any other value, Boolean values are used in expressions and can be stored in variables ❶. If you don’t use the proper case ❷ or you try to use </text:span><text:span text:style-name="Source_20_Text"><text:span text:style-name="T2">True</text:span></text:span><text:span text:style-name="T2"> and </text:span><text:span text:style-name="Source_20_Text"><text:span text:style-name="T2">False</text:span></text:span><text:span text:style-name="T2"> for variable names ❸, Python will give you an error message.</text:span></text:p>
      <text:h text:style-name="P15" text:outline-level="1"><text:bookmark text:name="calibre_link-2032"/>Comparison Operators</text:h>
      <text:p text:style-name="P30"><text:span text:style-name="Emphasis"><text:span text:style-name="T2">Comparison operators</text:span></text:span><text:span text:style-name="T2"> compare two values and evaluate down to a single Boolean value. </text:span><text:a xlink:type="simple" xlink:href="https://automatetheboringstuff.com/chapter2/#calibre_link-1904" text:style-name="Internet_20_link" text:visited-style-name="Visited_20_Internet_20_Link"><text:span text:style-name="T4">Table 2-1</text:span></text:a><text:span text:style-name="T2"> lists the comparison operators.</text:span></text:p>
      <text:p text:style-name="P29"><text:bookmark text:name="calibre_link-1904"/>Table 2-1. Comparison Operators</text:p>
      <table:table table:name="Table5" table:style-name="Table5">
        <table:table-column table:style-name="Table5.A"/>
        <table:table-column table:style-name="Table5.B"/>
        <table:table-header-rows>
          <table:table-row>
            <table:table-cell table:style-name="Table5.A1" office:value-type="string">
              <text:p text:style-name="P11">Operator</text:p>
            </table:table-cell>
            <table:table-cell table:style-name="Table5.A1" office:value-type="string">
              <text:p text:style-name="P11">Meaning</text:p>
            </table:table-cell>
          </table:table-row>
        </table:table-header-rows>
        <table:table-row>
          <table:table-cell table:style-name="Table5.A1" office:value-type="string">
            <text:p text:style-name="P12"><text:span text:style-name="Source_20_Text">==</text:span></text:p>
          </table:table-cell>
          <table:table-cell table:style-name="Table5.A1" office:value-type="string">
            <text:p text:style-name="P12">Equal to</text:p>
          </table:table-cell>
        </table:table-row>
        <table:table-row>
          <table:table-cell table:style-name="Table5.A1" office:value-type="string">
            <text:p text:style-name="P12"><text:span text:style-name="Source_20_Text">!=</text:span></text:p>
          </table:table-cell>
          <table:table-cell table:style-name="Table5.A1" office:value-type="string">
            <text:p text:style-name="P12">Not equal to</text:p>
          </table:table-cell>
        </table:table-row>
        <table:table-row>
          <table:table-cell table:style-name="Table5.A1" office:value-type="string">
            <text:p text:style-name="P12"><text:span text:style-name="Source_20_Text">&lt;</text:span></text:p>
          </table:table-cell>
          <table:table-cell table:style-name="Table5.A1" office:value-type="string">
            <text:p text:style-name="P12">Less than</text:p>
          </table:table-cell>
        </table:table-row>
        <table:table-row>
          <table:table-cell table:style-name="Table5.A1" office:value-type="string">
            <text:p text:style-name="P12"><text:span text:style-name="Source_20_Text">&gt;</text:span></text:p>
          </table:table-cell>
          <table:table-cell table:style-name="Table5.A1" office:value-type="string">
            <text:p text:style-name="P12">Greater than</text:p>
          </table:table-cell>
        </table:table-row>
        <table:table-row>
          <table:table-cell table:style-name="Table5.A1" office:value-type="string">
            <text:p text:style-name="P12"><text:span text:style-name="Source_20_Text">&lt;=</text:span></text:p>
          </table:table-cell>
          <table:table-cell table:style-name="Table5.A1" office:value-type="string">
            <text:p text:style-name="P12">Less than or equal to</text:p>
          </table:table-cell>
        </table:table-row>
        <table:table-row>
          <table:table-cell table:style-name="Table5.A1" office:value-type="string">
            <text:p text:style-name="P12"><text:span text:style-name="Source_20_Text">&gt;=</text:span></text:p>
          </table:table-cell>
          <table:table-cell table:style-name="Table5.A1" office:value-type="string">
            <text:p text:style-name="P12">Greater than or equal to</text:p>
          </table:table-cell>
        </table:table-row>
      </table:table>
      <text:p text:style-name="P30"><text:span text:style-name="T2">These operators evaluate to </text:span><text:span text:style-name="Source_20_Text"><text:span text:style-name="T2">True</text:span></text:span><text:span text:style-name="T2"> or </text:span><text:span text:style-name="Source_20_Text"><text:span text:style-name="T2">False</text:span></text:span><text:span text:style-name="T2"> depending on the values you give them. Let’s try some operators now, starting with </text:span><text:span text:style-name="Source_20_Text"><text:span text:style-name="T2">==</text:span></text:span><text:span text:style-name="T2"> and </text:span><text:span text:style-name="Source_20_Text"><text:span text:style-name="T2">!=</text:span></text:span><text:span text:style-name="T2">.</text:span></text:p>
      <text:p text:style-name="P30"><text:bookmark text:name="calibre_link-2033"/></text:p>
      <text:p text:style-name="P5"><text:span text:style-name="T2">&gt;&gt;&gt; </text:span><text:span text:style-name="Strong_20_Emphasis"><text:span text:style-name="T2">42 == 42</text:span></text:span></text:p>
      <text:p text:style-name="P2"><text:s text:c="8"/><text:span text:style-name="T1">True</text:span></text:p>
      <text:p text:style-name="P5"><text:span text:style-name="T3"><text:s text:c="8"/></text:span><text:span text:style-name="T2">&gt;&gt;&gt; </text:span><text:span text:style-name="Strong_20_Emphasis"><text:span text:style-name="T2">42 == 99</text:span></text:span></text:p>
      <text:p text:style-name="P2"><text:s text:c="8"/><text:span text:style-name="T1">False</text:span></text:p>
      <text:p text:style-name="P5"><text:soft-page-break/><text:span text:style-name="T3"><text:s text:c="8"/></text:span><text:span text:style-name="T2">&gt;&gt;&gt; </text:span><text:span text:style-name="Strong_20_Emphasis"><text:span text:style-name="T2">2 != 3</text:span></text:span></text:p>
      <text:p text:style-name="P2"><text:s text:c="8"/><text:span text:style-name="T1">True</text:span></text:p>
      <text:p text:style-name="P5"><text:span text:style-name="T3"><text:s text:c="8"/></text:span><text:span text:style-name="T2">&gt;&gt;&gt; </text:span><text:span text:style-name="Strong_20_Emphasis"><text:span text:style-name="T2">2 != 2</text:span></text:span></text:p>
      <text:p text:style-name="P7"><text:s text:c="8"/><text:span text:style-name="T1">False</text:span></text:p>
      <text:p text:style-name="P30"/>
      <text:p text:style-name="P30"><text:span text:style-name="T2">As you might expect, </text:span><text:span text:style-name="Source_20_Text"><text:span text:style-name="T2">==</text:span></text:span><text:span text:style-name="T2"> (equal to) evaluates to </text:span><text:span text:style-name="Source_20_Text"><text:span text:style-name="T2">True</text:span></text:span><text:span text:style-name="T2"> when the values on both sides are the same, and </text:span><text:span text:style-name="Source_20_Text"><text:span text:style-name="T2">!=</text:span></text:span><text:span text:style-name="T2"> (not equal to) evaluates to </text:span><text:span text:style-name="Source_20_Text"><text:span text:style-name="T2">True</text:span></text:span><text:span text:style-name="T2"> when the two values are different. The </text:span><text:span text:style-name="Source_20_Text"><text:span text:style-name="T2">==</text:span></text:span><text:span text:style-name="T2"> and </text:span><text:span text:style-name="Source_20_Text"><text:span text:style-name="T2">!=</text:span></text:span><text:span text:style-name="T2"> operators can actually work with values of any data type.</text:span></text:p>
      <text:p text:style-name="P30"><text:bookmark text:name="calibre_link-2034"/></text:p>
      <text:p text:style-name="P5"><text:span text:style-name="T3"><text:s text:c="3"/></text:span><text:span text:style-name="T2">&gt;&gt;&gt; </text:span><text:span text:style-name="Strong_20_Emphasis"><text:span text:style-name="T2">'hello' == 'hello'</text:span></text:span></text:p>
      <text:p text:style-name="P2"><text:s text:c="11"/><text:span text:style-name="T1">True</text:span></text:p>
      <text:p text:style-name="P5"><text:span text:style-name="T3"><text:s text:c="11"/></text:span><text:span text:style-name="T2">&gt;&gt;&gt; </text:span><text:span text:style-name="Strong_20_Emphasis"><text:span text:style-name="T2">'hello' == 'Hello'</text:span></text:span></text:p>
      <text:p text:style-name="P2"><text:s text:c="11"/><text:span text:style-name="T1">False</text:span></text:p>
      <text:p text:style-name="P5"><text:span text:style-name="T3"><text:s text:c="11"/></text:span><text:span text:style-name="T2">&gt;&gt;&gt; </text:span><text:span text:style-name="Strong_20_Emphasis"><text:span text:style-name="T2">'dog' != 'cat'</text:span></text:span></text:p>
      <text:p text:style-name="P2"><text:s text:c="11"/><text:span text:style-name="T1">True</text:span></text:p>
      <text:p text:style-name="P5"><text:span text:style-name="T3"><text:s text:c="11"/></text:span><text:span text:style-name="T2">&gt;&gt;&gt; </text:span><text:span text:style-name="Strong_20_Emphasis"><text:span text:style-name="T2">True == True</text:span></text:span></text:p>
      <text:p text:style-name="P2"><text:s text:c="11"/><text:span text:style-name="T1">True</text:span></text:p>
      <text:p text:style-name="P5"><text:span text:style-name="T3"><text:s text:c="11"/></text:span><text:span text:style-name="T2">&gt;&gt;&gt; </text:span><text:span text:style-name="Strong_20_Emphasis"><text:span text:style-name="T2">True != False</text:span></text:span></text:p>
      <text:p text:style-name="P2"><text:s text:c="11"/><text:span text:style-name="T1">True</text:span></text:p>
      <text:p text:style-name="P5"><text:span text:style-name="T3"><text:s text:c="11"/></text:span><text:span text:style-name="T2">&gt;&gt;&gt; </text:span><text:span text:style-name="Strong_20_Emphasis"><text:span text:style-name="T2">42 == 42.0</text:span></text:span></text:p>
      <text:p text:style-name="P2"><text:s text:c="11"/><text:span text:style-name="T1">True</text:span></text:p>
      <text:p text:style-name="P5"><text:span text:style-name="T3"><text:s text:c="8"/>❶ </text:span><text:span text:style-name="T2">&gt;&gt;&gt; </text:span><text:span text:style-name="Strong_20_Emphasis"><text:span text:style-name="T2">42 == '42'</text:span></text:span></text:p>
      <text:p text:style-name="P7"><text:s text:c="11"/><text:span text:style-name="T1">False</text:span></text:p>
      <text:p text:style-name="P30"/>
      <text:p text:style-name="P30"><text:bookmark text:name="calibre_link-562"/><text:bookmark text:name="calibre_link-248"/><text:bookmark text:name="calibre_link-161"/><text:bookmark text:name="calibre_link-152"/><text:span text:style-name="T2">Note that an integer or floating-point value will always be unequal to a string value. The expression </text:span><text:span text:style-name="Source_20_Text"><text:span text:style-name="T2">42 == '42'</text:span></text:span><text:span text:style-name="T2"> ❶ evaluates to </text:span><text:span text:style-name="Source_20_Text"><text:span text:style-name="T2">False</text:span></text:span><text:span text:style-name="T2"> because Python considers the integer </text:span><text:span text:style-name="Source_20_Text"><text:span text:style-name="T2">42</text:span></text:span><text:span text:style-name="T2"> to be different from the string </text:span><text:span text:style-name="Source_20_Text"><text:span text:style-name="T2">'42'</text:span></text:span><text:span text:style-name="T2">.</text:span></text:p>
      <text:p text:style-name="P30"><text:span text:style-name="T2">The </text:span><text:span text:style-name="Source_20_Text"><text:span text:style-name="T2">&lt;</text:span></text:span><text:span text:style-name="T2">, </text:span><text:span text:style-name="Source_20_Text"><text:span text:style-name="T2">&gt;</text:span></text:span><text:span text:style-name="T2">, </text:span><text:span text:style-name="Source_20_Text"><text:span text:style-name="T2">&lt;=</text:span></text:span><text:span text:style-name="T2">, and </text:span><text:span text:style-name="Source_20_Text"><text:span text:style-name="T2">&gt;=</text:span></text:span><text:span text:style-name="T2"> operators, on the other hand, work properly only with integer and floating-point values.</text:span></text:p>
      <text:p text:style-name="P30"><text:bookmark text:name="calibre_link-2035"/></text:p>
      <text:p text:style-name="P5"><text:span text:style-name="T3"><text:s text:c="3"/></text:span><text:span text:style-name="T2">&gt;&gt;&gt; </text:span><text:span text:style-name="Strong_20_Emphasis"><text:span text:style-name="T2">42 &lt; 100</text:span></text:span></text:p>
      <text:p text:style-name="P2"><text:s text:c="11"/><text:span text:style-name="T1">True</text:span></text:p>
      <text:p text:style-name="P5"><text:span text:style-name="T3"><text:s text:c="11"/></text:span><text:span text:style-name="T2">&gt;&gt;&gt; </text:span><text:span text:style-name="Strong_20_Emphasis"><text:span text:style-name="T2">42 &gt; 100</text:span></text:span></text:p>
      <text:p text:style-name="P2"><text:s text:c="11"/><text:span text:style-name="T1">False</text:span></text:p>
      <text:p text:style-name="P5"><text:span text:style-name="T3"><text:s text:c="11"/></text:span><text:span text:style-name="T2">&gt;&gt;&gt; </text:span><text:span text:style-name="Strong_20_Emphasis"><text:span text:style-name="T2">42 &lt; 42</text:span></text:span></text:p>
      <text:p text:style-name="P2"><text:s text:c="11"/><text:span text:style-name="T1">False</text:span></text:p>
      <text:p text:style-name="P5"><text:span text:style-name="T3"><text:s text:c="11"/></text:span><text:span text:style-name="T2">&gt;&gt;&gt; </text:span><text:span text:style-name="Strong_20_Emphasis"><text:span text:style-name="T2">eggCount = 42</text:span></text:span></text:p>
      <text:p text:style-name="P5"><text:soft-page-break/><text:span text:style-name="T3"><text:s text:c="8"/>❶ </text:span><text:span text:style-name="T2">&gt;&gt;&gt; </text:span><text:span text:style-name="Strong_20_Emphasis"><text:span text:style-name="T2">eggCount &lt;= 42</text:span></text:span></text:p>
      <text:p text:style-name="P2"><text:s text:c="11"/><text:span text:style-name="T1">True</text:span></text:p>
      <text:p text:style-name="P5"><text:span text:style-name="T3"><text:s text:c="11"/></text:span><text:span text:style-name="T2">&gt;&gt;&gt; </text:span><text:span text:style-name="Strong_20_Emphasis"><text:span text:style-name="T2">myAge = 29</text:span></text:span></text:p>
      <text:p text:style-name="P5"><text:span text:style-name="T3"><text:s text:c="8"/>❷ </text:span><text:span text:style-name="T2">&gt;&gt;&gt; </text:span><text:span text:style-name="Strong_20_Emphasis"><text:span text:style-name="T2">myAge &gt;= 10</text:span></text:span></text:p>
      <text:p text:style-name="P7"><text:s text:c="11"/><text:span text:style-name="T1">True</text:span></text:p>
      <text:p text:style-name="P30"/>
      <text:p text:style-name="P29"><text:bookmark text:name="calibre_link-2036"/>The Difference Between the == and = Operators</text:p>
      <text:p text:style-name="P30"><text:span text:style-name="T2">You might have noticed that the </text:span><text:span text:style-name="Source_20_Text"><text:span text:style-name="T2">==</text:span></text:span><text:span text:style-name="T2"> operator (equal to) has two equal signs, while the </text:span><text:span text:style-name="Source_20_Text"><text:span text:style-name="T2">=</text:span></text:span><text:span text:style-name="T2"> operator (assignment) has just one equal sign. It’s easy to confuse these two operators with each other. Just remember these points:</text:span></text:p>
      <text:list xml:id="list8959981098598144860" text:style-name="L14">
        <text:list-item>
          <text:p text:style-name="P90"><text:span text:style-name="T2">The </text:span><text:span text:style-name="Source_20_Text"><text:span text:style-name="T2">==</text:span></text:span><text:span text:style-name="T2"> operator (equal to) asks whether two values are the same as each other.</text:span></text:p>
        </text:list-item>
        <text:list-item>
          <text:p text:style-name="P90"><text:span text:style-name="T2">The </text:span><text:span text:style-name="Source_20_Text"><text:span text:style-name="T2">=</text:span></text:span><text:span text:style-name="T2"> operator (assignment) puts the value on the right into the variable on the left.</text:span></text:p>
        </text:list-item>
      </text:list>
      <text:p text:style-name="P30"><text:span text:style-name="T2">To help remember which is which, notice that the </text:span><text:span text:style-name="Source_20_Text"><text:span text:style-name="T2">==</text:span></text:span><text:span text:style-name="T2"> operator (equal to) consists of two characters, just like the </text:span><text:span text:style-name="Source_20_Text"><text:span text:style-name="T2">!=</text:span></text:span><text:span text:style-name="T2"> operator (not equal to) consists of two characters.</text:span></text:p>
      <text:p text:style-name="P30"><text:bookmark text:name="calibre_link-1740"/><text:bookmark text:name="calibre_link-1180"/><text:bookmark text:name="calibre_link-668"/><text:bookmark text:name="calibre_link-278"/><text:bookmark text:name="calibre_link-270"/><text:bookmark text:name="calibre_link-235"/><text:span text:style-name="T2">You’ll often use comparison operators to compare a variable’s value to some other value, like in the </text:span><text:span text:style-name="Source_20_Text"><text:span text:style-name="T2">eggCount &lt;= 42</text:span></text:span><text:span text:style-name="T2"> ❶ and </text:span><text:span text:style-name="Source_20_Text"><text:span text:style-name="T2">myAge &gt;= 10</text:span></text:span><text:span text:style-name="T2"> ❷ examples. (After all, instead of typing </text:span><text:span text:style-name="Strong_20_Emphasis"><text:span text:style-name="Source_20_Text"><text:span text:style-name="T2">'dog' != 'cat'</text:span></text:span></text:span><text:span text:style-name="T2"> in your code, you could have just typed </text:span><text:span text:style-name="Strong_20_Emphasis"><text:span text:style-name="Source_20_Text"><text:span text:style-name="T2">True</text:span></text:span></text:span><text:span text:style-name="T2">.) You’ll see more examples of this later when you learn about flow control statements.</text:span></text:p>
      <text:h text:style-name="P15" text:outline-level="1"><text:bookmark text:name="calibre_link-2037"/>Boolean Operators</text:h>
      <text:p text:style-name="P30"><text:span text:style-name="T2">The three Boolean operators (</text:span><text:span text:style-name="Source_20_Text"><text:span text:style-name="T2">and</text:span></text:span><text:span text:style-name="T2">, </text:span><text:span text:style-name="Source_20_Text"><text:span text:style-name="T2">or</text:span></text:span><text:span text:style-name="T2">, and </text:span><text:span text:style-name="Source_20_Text"><text:span text:style-name="T2">not</text:span></text:span><text:span text:style-name="T2">) are used to compare Boolean values. Like comparison operators, they evaluate these expressions down to a Boolean value. Let’s explore these operators in detail, starting with the </text:span><text:span text:style-name="Source_20_Text"><text:span text:style-name="T2">and</text:span></text:span><text:span text:style-name="T2"> operator.</text:span></text:p>
      <text:h text:style-name="P1" text:outline-level="2"><text:bookmark text:name="calibre_link-2038"/>Binary Boolean Operators</text:h>
      <text:p text:style-name="P30"><text:span text:style-name="T2">The </text:span><text:span text:style-name="Source_20_Text"><text:span text:style-name="T2">and</text:span></text:span><text:span text:style-name="T2"> and </text:span><text:span text:style-name="Source_20_Text"><text:span text:style-name="T2">or</text:span></text:span><text:span text:style-name="T2"> operators always take two Boolean values (or expressions), so they’re considered </text:span><text:span text:style-name="Emphasis"><text:span text:style-name="T2">binary</text:span></text:span><text:span text:style-name="T2"> operators. The </text:span><text:span text:style-name="Source_20_Text"><text:span text:style-name="T2">and</text:span></text:span><text:span text:style-name="T2"> operator evaluates an expression to </text:span><text:span text:style-name="Source_20_Text"><text:span text:style-name="T2">True</text:span></text:span><text:span text:style-name="T2"> if </text:span><text:span text:style-name="Emphasis"><text:span text:style-name="T2">both</text:span></text:span><text:span text:style-name="T2"> Boolean values are </text:span><text:span text:style-name="Source_20_Text"><text:span text:style-name="T2">True</text:span></text:span><text:span text:style-name="T2">; otherwise, it evaluates to </text:span><text:span text:style-name="Source_20_Text"><text:span text:style-name="T2">False</text:span></text:span><text:span text:style-name="T2">. Enter some expressions using </text:span><text:span text:style-name="Source_20_Text"><text:span text:style-name="T2">and</text:span></text:span><text:span text:style-name="T2"> into the interactive shell to see it in action.</text:span></text:p>
      <text:p text:style-name="P30"><text:bookmark text:name="calibre_link-2039"/></text:p>
      <text:p text:style-name="P5"><text:span text:style-name="T2">&gt;&gt;&gt; </text:span><text:span text:style-name="Strong_20_Emphasis"><text:span text:style-name="T2">True and True</text:span></text:span></text:p>
      <text:p text:style-name="P2"><text:s text:c="10"/><text:span text:style-name="T1">True</text:span></text:p>
      <text:p text:style-name="P5"><text:soft-page-break/><text:span text:style-name="T3"><text:s text:c="10"/></text:span><text:span text:style-name="T2">&gt;&gt;&gt; </text:span><text:span text:style-name="Strong_20_Emphasis"><text:span text:style-name="T2">True and False</text:span></text:span></text:p>
      <text:p text:style-name="P7"><text:s text:c="10"/><text:span text:style-name="T1">False</text:span></text:p>
      <text:p text:style-name="P30"/>
      <text:p text:style-name="P30"><text:span text:style-name="T2">A </text:span><text:span text:style-name="Emphasis"><text:span text:style-name="T2">truth table</text:span></text:span><text:span text:style-name="T2"> shows every possible result of a Boolean operator. </text:span><text:a xlink:type="simple" xlink:href="https://automatetheboringstuff.com/chapter2/#calibre_link-1905" text:style-name="Internet_20_link" text:visited-style-name="Visited_20_Internet_20_Link"><text:span text:style-name="T4">Table 2-2</text:span></text:a><text:span text:style-name="T2"> is the truth table for the </text:span><text:span text:style-name="Source_20_Text"><text:span text:style-name="T2">and</text:span></text:span><text:span text:style-name="T2"> operator.</text:span></text:p>
      <text:p text:style-name="P30"><text:bookmark text:name="calibre_link-1905"/><text:span text:style-name="T2">Table 2-2. The </text:span><text:span text:style-name="Source_20_Text"><text:span text:style-name="T2">and</text:span></text:span><text:span text:style-name="T2"> Operator’s Truth Table</text:span></text:p>
      <table:table table:name="Table6" table:style-name="Table6">
        <table:table-column table:style-name="Table6.A"/>
        <table:table-column table:style-name="Table6.B"/>
        <table:table-header-rows>
          <table:table-row>
            <table:table-cell table:style-name="Table6.A1" office:value-type="string">
              <text:p text:style-name="P11">Expression</text:p>
            </table:table-cell>
            <table:table-cell table:style-name="Table6.A1" office:value-type="string">
              <text:p text:style-name="P11">Evaluates to...</text:p>
            </table:table-cell>
          </table:table-row>
        </table:table-header-rows>
        <table:table-row>
          <table:table-cell table:style-name="Table6.A1" office:value-type="string">
            <text:p text:style-name="P12"><text:span text:style-name="Source_20_Text">True and True</text:span></text:p>
          </table:table-cell>
          <table:table-cell table:style-name="Table6.A1" office:value-type="string">
            <text:p text:style-name="P12"><text:span text:style-name="Source_20_Text">True</text:span></text:p>
          </table:table-cell>
        </table:table-row>
        <table:table-row>
          <table:table-cell table:style-name="Table6.A1" office:value-type="string">
            <text:p text:style-name="P12"><text:span text:style-name="Source_20_Text">True and False</text:span></text:p>
          </table:table-cell>
          <table:table-cell table:style-name="Table6.A1" office:value-type="string">
            <text:p text:style-name="P12"><text:span text:style-name="Source_20_Text">False</text:span></text:p>
          </table:table-cell>
        </table:table-row>
        <table:table-row>
          <table:table-cell table:style-name="Table6.A1" office:value-type="string">
            <text:p text:style-name="P12"><text:span text:style-name="Source_20_Text">False and True</text:span></text:p>
          </table:table-cell>
          <table:table-cell table:style-name="Table6.A1" office:value-type="string">
            <text:p text:style-name="P12"><text:span text:style-name="Source_20_Text">False</text:span></text:p>
          </table:table-cell>
        </table:table-row>
        <table:table-row>
          <table:table-cell table:style-name="Table6.A1" office:value-type="string">
            <text:p text:style-name="P12"><text:span text:style-name="Source_20_Text">False and False</text:span></text:p>
          </table:table-cell>
          <table:table-cell table:style-name="Table6.A1" office:value-type="string">
            <text:p text:style-name="P12"><text:span text:style-name="Source_20_Text">False</text:span></text:p>
          </table:table-cell>
        </table:table-row>
      </table:table>
      <text:p text:style-name="P30"><text:span text:style-name="T2">On the other hand, the </text:span><text:span text:style-name="Source_20_Text"><text:span text:style-name="T2">or</text:span></text:span><text:span text:style-name="T2"> operator evaluates an expression to </text:span><text:span text:style-name="Source_20_Text"><text:span text:style-name="T2">True</text:span></text:span><text:span text:style-name="T2"> if </text:span><text:span text:style-name="Emphasis"><text:span text:style-name="T2">either</text:span></text:span><text:span text:style-name="T2"> of the two Boolean values is </text:span><text:span text:style-name="Source_20_Text"><text:span text:style-name="T2">True</text:span></text:span><text:span text:style-name="T2">. If both are </text:span><text:span text:style-name="Source_20_Text"><text:span text:style-name="T2">False</text:span></text:span><text:span text:style-name="T2">, it evaluates to </text:span><text:span text:style-name="Source_20_Text"><text:span text:style-name="T2">False</text:span></text:span><text:span text:style-name="T2">.</text:span></text:p>
      <text:p text:style-name="P30"><text:bookmark text:name="calibre_link-2040"/></text:p>
      <text:p text:style-name="P5"><text:span text:style-name="T2">&gt;&gt;&gt; </text:span><text:span text:style-name="Strong_20_Emphasis"><text:span text:style-name="T2">False or True</text:span></text:span></text:p>
      <text:p text:style-name="P2"><text:s text:c="10"/><text:span text:style-name="T1">True</text:span></text:p>
      <text:p text:style-name="P5"><text:span text:style-name="T3"><text:s text:c="10"/></text:span><text:span text:style-name="T2">&gt;&gt;&gt; </text:span><text:span text:style-name="Strong_20_Emphasis"><text:span text:style-name="T2">False or False</text:span></text:span></text:p>
      <text:p text:style-name="P7"><text:s text:c="10"/><text:span text:style-name="T1">False</text:span></text:p>
      <text:p text:style-name="P30"/>
      <text:p text:style-name="P30"><text:span text:style-name="T2">You can see every possible outcome of the </text:span><text:span text:style-name="Source_20_Text"><text:span text:style-name="T2">or</text:span></text:span><text:span text:style-name="T2"> operator in its truth table, shown in </text:span><text:a xlink:type="simple" xlink:href="https://automatetheboringstuff.com/chapter2/#calibre_link-1906" text:style-name="Internet_20_link" text:visited-style-name="Visited_20_Internet_20_Link"><text:span text:style-name="T4">Table 2-3</text:span></text:a><text:span text:style-name="T2">.</text:span></text:p>
      <text:p text:style-name="P30"><text:bookmark text:name="calibre_link-1906"/><text:span text:style-name="T2">Table 2-3. The </text:span><text:span text:style-name="Source_20_Text"><text:span text:style-name="T2">or</text:span></text:span><text:span text:style-name="T2"> Operator’s Truth Table</text:span></text:p>
      <table:table table:name="Table7" table:style-name="Table7">
        <table:table-column table:style-name="Table7.A"/>
        <table:table-column table:style-name="Table7.B"/>
        <table:table-header-rows>
          <table:table-row>
            <table:table-cell table:style-name="Table7.A1" office:value-type="string">
              <text:p text:style-name="P11"><text:bookmark text:name="calibre_link-1184"/><text:bookmark text:name="calibre_link-1181"/><text:bookmark text:name="calibre_link-1163"/><text:bookmark text:name="calibre_link-669"/><text:bookmark text:name="calibre_link-349"/><text:bookmark text:name="calibre_link-279"/>Expression</text:p>
            </table:table-cell>
            <table:table-cell table:style-name="Table7.A1" office:value-type="string">
              <text:p text:style-name="P11">Evaluates to...</text:p>
            </table:table-cell>
          </table:table-row>
        </table:table-header-rows>
        <table:table-row>
          <table:table-cell table:style-name="Table7.A1" office:value-type="string">
            <text:p text:style-name="P12"><text:span text:style-name="Source_20_Text">True or True</text:span></text:p>
          </table:table-cell>
          <table:table-cell table:style-name="Table7.A1" office:value-type="string">
            <text:p text:style-name="P12"><text:span text:style-name="Source_20_Text">True</text:span></text:p>
          </table:table-cell>
        </table:table-row>
        <table:table-row>
          <table:table-cell table:style-name="Table7.A1" office:value-type="string">
            <text:p text:style-name="P12"><text:span text:style-name="Source_20_Text">True or False</text:span></text:p>
          </table:table-cell>
          <table:table-cell table:style-name="Table7.A1" office:value-type="string">
            <text:p text:style-name="P12"><text:span text:style-name="Source_20_Text">True</text:span></text:p>
          </table:table-cell>
        </table:table-row>
        <table:table-row>
          <table:table-cell table:style-name="Table7.A1" office:value-type="string">
            <text:p text:style-name="P12"><text:span text:style-name="Source_20_Text">False or True</text:span></text:p>
          </table:table-cell>
          <table:table-cell table:style-name="Table7.A1" office:value-type="string">
            <text:p text:style-name="P12"><text:span text:style-name="Source_20_Text">True</text:span></text:p>
          </table:table-cell>
        </table:table-row>
        <table:table-row>
          <table:table-cell table:style-name="Table7.A1" office:value-type="string">
            <text:p text:style-name="P12"><text:span text:style-name="Source_20_Text">False or False</text:span></text:p>
          </table:table-cell>
          <table:table-cell table:style-name="Table7.A1" office:value-type="string">
            <text:p text:style-name="P12"><text:span text:style-name="Source_20_Text">False</text:span></text:p>
          </table:table-cell>
        </table:table-row>
      </table:table>
      <text:p text:style-name="Standard"/>
      <text:p text:style-name="Standard"/>
      <text:h text:style-name="P21" text:outline-level="2"><text:soft-page-break/>The not Operator</text:h>
      <text:p text:style-name="P30"><text:span text:style-name="T2">Unlike </text:span><text:span text:style-name="Source_20_Text"><text:span text:style-name="T2">and</text:span></text:span><text:span text:style-name="T2"> and </text:span><text:span text:style-name="Source_20_Text"><text:span text:style-name="T2">or</text:span></text:span><text:span text:style-name="T2">, the </text:span><text:span text:style-name="Source_20_Text"><text:span text:style-name="T2">not</text:span></text:span><text:span text:style-name="T2"> operator operates on only one Boolean value (or expression). The </text:span><text:span text:style-name="Source_20_Text"><text:span text:style-name="T2">not</text:span></text:span><text:span text:style-name="T2"> operator simply evaluates to the opposite Boolean value.</text:span></text:p>
      <text:p text:style-name="P30"><text:bookmark text:name="calibre_link-2042"/></text:p>
      <text:p text:style-name="P5"><text:span text:style-name="T3"><text:s text:c="3"/></text:span><text:span text:style-name="T2">&gt;&gt;&gt; </text:span><text:span text:style-name="Strong_20_Emphasis"><text:span text:style-name="T2">not True</text:span></text:span></text:p>
      <text:p text:style-name="P2"><text:s text:c="10"/><text:span text:style-name="T1">False</text:span></text:p>
      <text:p text:style-name="P5"><text:span text:style-name="T3"><text:s text:c="10"/>❶ </text:span><text:span text:style-name="T2">&gt;&gt;&gt; </text:span><text:span text:style-name="Strong_20_Emphasis"><text:span text:style-name="T2">not not not not True</text:span></text:span></text:p>
      <text:p text:style-name="P7"><text:s text:c="10"/><text:span text:style-name="T1">True</text:span></text:p>
      <text:p text:style-name="P30"/>
      <text:p text:style-name="P30"><text:span text:style-name="T2">Much like using double negatives in speech and writing, you can nest </text:span><text:span text:style-name="Source_20_Text"><text:span text:style-name="T2">not</text:span></text:span><text:span text:style-name="T2"> operators ❶, though there’s never not no reason to do this in real programs. </text:span><text:a xlink:type="simple" xlink:href="https://automatetheboringstuff.com/chapter2/#calibre_link-1907" text:style-name="Internet_20_link" text:visited-style-name="Visited_20_Internet_20_Link"><text:span text:style-name="T4">Table 2-4</text:span></text:a><text:span text:style-name="T2"> shows the truth table for </text:span><text:span text:style-name="Source_20_Text"><text:span text:style-name="T2">not</text:span></text:span><text:span text:style-name="T2">.</text:span></text:p>
      <text:p text:style-name="P30"><text:bookmark text:name="calibre_link-1907"/><text:span text:style-name="T2">Table 2-4. The </text:span><text:span text:style-name="Source_20_Text"><text:span text:style-name="T2">not</text:span></text:span><text:span text:style-name="T2"> Operator’s Truth Table</text:span></text:p>
      <table:table table:name="Table8" table:style-name="Table8">
        <table:table-column table:style-name="Table8.A"/>
        <table:table-column table:style-name="Table8.B"/>
        <table:table-header-rows>
          <table:table-row>
            <table:table-cell table:style-name="Table8.A1" office:value-type="string">
              <text:p text:style-name="P11">Expression</text:p>
            </table:table-cell>
            <table:table-cell table:style-name="Table8.A1" office:value-type="string">
              <text:p text:style-name="P11">Evaluates to...</text:p>
            </table:table-cell>
          </table:table-row>
        </table:table-header-rows>
        <table:table-row>
          <table:table-cell table:style-name="Table8.A1" office:value-type="string">
            <text:p text:style-name="P12"><text:span text:style-name="Source_20_Text">not True</text:span></text:p>
          </table:table-cell>
          <table:table-cell table:style-name="Table8.A1" office:value-type="string">
            <text:p text:style-name="P12"><text:span text:style-name="Source_20_Text">False</text:span></text:p>
          </table:table-cell>
        </table:table-row>
        <table:table-row>
          <table:table-cell table:style-name="Table8.A1" office:value-type="string">
            <text:p text:style-name="P12"><text:span text:style-name="Source_20_Text">not False</text:span></text:p>
          </table:table-cell>
          <table:table-cell table:style-name="Table8.A1" office:value-type="string">
            <text:p text:style-name="P12"><text:span text:style-name="Source_20_Text">True</text:span></text:p>
          </table:table-cell>
        </table:table-row>
      </table:table>
      <text:h text:style-name="P15" text:outline-level="1"><text:bookmark text:name="calibre_link-2043"/>Mixing Boolean and Comparison Operators</text:h>
      <text:p text:style-name="P29">Since the comparison operators evaluate to Boolean values, you can use them in expressions with the Boolean operators.</text:p>
      <text:p text:style-name="P30"><text:span text:style-name="T2">Recall that the </text:span><text:span text:style-name="Source_20_Text"><text:span text:style-name="T2">and</text:span></text:span><text:span text:style-name="T2">, </text:span><text:span text:style-name="Source_20_Text"><text:span text:style-name="T2">or</text:span></text:span><text:span text:style-name="T2">, and </text:span><text:span text:style-name="Source_20_Text"><text:span text:style-name="T2">not</text:span></text:span><text:span text:style-name="T2"> operators are called Boolean operators because they always operate on the Boolean values </text:span><text:span text:style-name="Source_20_Text"><text:span text:style-name="T2">True</text:span></text:span><text:span text:style-name="T2"> and </text:span><text:span text:style-name="Source_20_Text"><text:span text:style-name="T2">False</text:span></text:span><text:span text:style-name="T2">. While expressions like </text:span><text:span text:style-name="Source_20_Text"><text:span text:style-name="T2">4 &lt; 5</text:span></text:span><text:span text:style-name="T2">aren’t Boolean values, they are expressions that evaluate down to Boolean values. Try entering some Boolean expressions that use comparison operators into the interactive shell.</text:span></text:p>
      <text:p text:style-name="P30"><text:bookmark text:name="calibre_link-2044"/></text:p>
      <text:p text:style-name="P5"><text:span text:style-name="T2">&gt;&gt;&gt; </text:span><text:span text:style-name="Strong_20_Emphasis"><text:span text:style-name="T2">(4 &lt; 5) and (5 &lt; 6)</text:span></text:span></text:p>
      <text:p text:style-name="P2"><text:s text:c="8"/><text:span text:style-name="T1">True</text:span></text:p>
      <text:p text:style-name="P5"><text:span text:style-name="T3"><text:s text:c="8"/></text:span><text:span text:style-name="T2">&gt;&gt;&gt; </text:span><text:span text:style-name="Strong_20_Emphasis"><text:span text:style-name="T2">(4 &lt; 5) and (9 &lt; 6)</text:span></text:span></text:p>
      <text:p text:style-name="P2"><text:s text:c="8"/><text:span text:style-name="T1">False</text:span></text:p>
      <text:p text:style-name="P5"><text:span text:style-name="T3"><text:s text:c="8"/></text:span><text:span text:style-name="T2">&gt;&gt;&gt; </text:span><text:span text:style-name="Strong_20_Emphasis"><text:span text:style-name="T2">(1 == 2) or (2 == 2)</text:span></text:span></text:p>
      <text:p text:style-name="P7"><text:s text:c="8"/><text:span text:style-name="T1">True</text:span></text:p>
      <text:p text:style-name="P30"/>
      <text:p text:style-name="P30"><text:bookmark text:name="calibre_link-1318"/><text:bookmark text:name="calibre_link-671"/><text:bookmark text:name="calibre_link-670"/><text:bookmark text:name="calibre_link-611"/><text:bookmark text:name="calibre_link-363"/><text:bookmark text:name="calibre_link-274"/><text:soft-page-break/><text:span text:style-name="T2">The computer will evaluate the left expression first, and then it will evaluate the right expression. When it knows the Boolean value for each, it will then evaluate the whole expression down to one Boolean value. You can think of the computer’s evaluation process for </text:span><text:span text:style-name="Source_20_Text"><text:span text:style-name="T2">(4 &lt; 5) and (5 &lt; 6)</text:span></text:span><text:span text:style-name="T2"> as shown in </text:span><text:a xlink:type="simple" xlink:href="https://automatetheboringstuff.com/chapter2/#calibre_link-1908" text:style-name="Internet_20_link" text:visited-style-name="Visited_20_Internet_20_Link"><text:span text:style-name="T4">Figure 2-2</text:span></text:a><text:span text:style-name="T2">.</text:span></text:p>
      <text:p text:style-name="P29">You can also use multiple Boolean operators in an expression, along with the comparison operators.</text:p>
      <text:p text:style-name="P30"><text:bookmark text:name="calibre_link-2045"/></text:p>
      <text:p text:style-name="P5"><text:span text:style-name="T2">&gt;&gt;&gt; </text:span><text:span text:style-name="Strong_20_Emphasis"><text:span text:style-name="T2">2 + 2 == 4 and not 2 + 2 == 5 and 2 * 2 == 2 + 2</text:span></text:span></text:p>
      <text:p text:style-name="P7"><text:s text:c="8"/><text:span text:style-name="T1">True</text:span></text:p>
      <text:p text:style-name="P30"/>
      <text:p text:style-name="P30"><text:span text:style-name="T2">The Boolean operators have an order of operations just like the math operators do. After any math and comparison operators evaluate, Python evaluates the </text:span><text:span text:style-name="Source_20_Text"><text:span text:style-name="T2">not</text:span></text:span><text:span text:style-name="T2">operators first, then the </text:span><text:span text:style-name="Source_20_Text"><text:span text:style-name="T2">and</text:span></text:span><text:span text:style-name="T2"> operators, and then the </text:span><text:span text:style-name="Source_20_Text"><text:span text:style-name="T2">or</text:span></text:span><text:span text:style-name="T2"> operators.</text:span></text:p>
      <text:p text:style-name="P28"><text:bookmark text:name="calibre_link-2046"/><text:bookmark text:name="calibre_link-1908"/><draw:frame draw:style-name="fr1" draw:name="graphics9" text:anchor-type="as-char" svg:width="0.7862in" svg:height="0.3929in" draw:z-index="8"><draw:image xlink:href="https://automatetheboringstuff.com/images/000023.jpg" xlink:type="simple" xlink:show="embed" xlink:actuate="onLoad"/><svg:title>The process of evaluating (4 &lt; 5) and (5 &lt; 6) to True.</svg:title></draw:frame></text:p>
      <text:p text:style-name="P30"><text:span text:style-name="T2">Figure 2-2. The process of evaluating </text:span><text:span text:style-name="Source_20_Text"><text:span text:style-name="T2">(4 &lt; 5)</text:span></text:span><text:span text:style-name="T2"> </text:span><text:span text:style-name="Emphasis"><text:span text:style-name="T2">and</text:span></text:span><text:span text:style-name="T2"> </text:span><text:span text:style-name="Source_20_Text"><text:span text:style-name="T2">(5 &lt; 6)</text:span></text:span><text:span text:style-name="T2"> to </text:span><text:span text:style-name="Source_20_Text"><text:span text:style-name="T2">True</text:span></text:span><text:span text:style-name="T2">.</text:span></text:p>
      <text:h text:style-name="P15" text:outline-level="1"><text:bookmark text:name="calibre_link-2047"/>Elements of Flow Control</text:h>
      <text:p text:style-name="P30"><text:span text:style-name="T2">Flow control statements often start with a part called the </text:span><text:span text:style-name="Emphasis"><text:span text:style-name="T2">condition</text:span></text:span><text:span text:style-name="T2">, and all are followed by a block of code called the </text:span><text:span text:style-name="Emphasis"><text:span text:style-name="T2">clause</text:span></text:span><text:span text:style-name="T2">. Before you learn about Python’s specific flow control statements, I’ll cover what a condition and a block are.</text:span></text:p>
      <text:h text:style-name="P1" text:outline-level="2"><text:bookmark text:name="calibre_link-2048"/>Conditions</text:h>
      <text:p text:style-name="P30"><text:span text:style-name="T2">The Boolean expressions you’ve seen so far could all be considered conditions, which are the same thing as expressions; </text:span><text:span text:style-name="Emphasis"><text:span text:style-name="T2">condition</text:span></text:span><text:span text:style-name="T2"> is just a more specific name in the context of flow control statements. Conditions always evaluate down to a Boolean value, </text:span><text:span text:style-name="Source_20_Text"><text:span text:style-name="T2">True</text:span></text:span><text:span text:style-name="T2"> or </text:span><text:span text:style-name="Source_20_Text"><text:span text:style-name="T2">False</text:span></text:span><text:span text:style-name="T2">. A flow control statement decides what to do based on whether its condition is </text:span><text:span text:style-name="Source_20_Text"><text:span text:style-name="T2">True</text:span></text:span><text:span text:style-name="T2"> or </text:span><text:span text:style-name="Source_20_Text"><text:span text:style-name="T2">False</text:span></text:span><text:span text:style-name="T2">, and almost every flow control statement uses a condition.</text:span></text:p>
      <text:h text:style-name="P1" text:outline-level="2"><text:bookmark text:name="calibre_link-2049"/>Blocks of Code</text:h>
      <text:p text:style-name="P30"><text:span text:style-name="T2">Lines of Python code can be grouped together in </text:span><text:span text:style-name="Emphasis"><text:span text:style-name="T2">blocks</text:span></text:span><text:span text:style-name="T2">. You can tell when a block begins and ends from the indentation of the lines of code. There are three rules for blocks.</text:span></text:p>
      <text:list xml:id="list6869327262740124866" text:style-name="L15">
        <text:list-item>
          <text:p text:style-name="P63">Blocks begin when the indentation increases.</text:p>
        </text:list-item>
        <text:list-item>
          <text:p text:style-name="P63">Blocks can contain other blocks.</text:p>
        </text:list-item>
        <text:list-item>
          <text:p text:style-name="P63"><text:soft-page-break/>Blocks end when the indentation decreases to zero or to a containing block’s indentation.</text:p>
        </text:list-item>
      </text:list>
      <text:p text:style-name="P29"><text:bookmark text:name="calibre_link-1319"/><text:bookmark text:name="calibre_link-820"/><text:bookmark text:name="calibre_link-672"/><text:bookmark text:name="calibre_link-603"/><text:bookmark text:name="calibre_link-331"/><text:bookmark text:name="calibre_link-208"/>Blocks are easier to understand by looking at some indented code, so let’s find the blocks in part of a small game program, shown here:</text:p>
      <text:p text:style-name="P30"><text:bookmark text:name="calibre_link-2050"/></text:p>
      <text:p text:style-name="P2"><text:s text:c="3"/><text:span text:style-name="T1">if name == 'Mary':</text:span></text:p>
      <text:p text:style-name="P2"><text:s text:c="10"/>❶ <text:s text:c="4"/><text:span text:style-name="T1">print('Hello Mary')</text:span></text:p>
      <text:p text:style-name="P2"><text:s text:c="16"/><text:span text:style-name="T1">if password == 'swordfish':</text:span></text:p>
      <text:p text:style-name="P2"><text:s text:c="10"/>❷ <text:s text:c="8"/><text:span text:style-name="T1">print('Access granted.')</text:span></text:p>
      <text:p text:style-name="P2"><text:s text:c="17"/><text:span text:style-name="T1">else:</text:span></text:p>
      <text:p text:style-name="P7"><text:s text:c="10"/>❸ <text:s text:c="8"/><text:span text:style-name="T1">print('Wrong password.')</text:span></text:p>
      <text:p text:style-name="P30"/>
      <text:p text:style-name="P30"><text:span text:style-name="T2">The first block of code ❶ starts at the line </text:span><text:span text:style-name="Source_20_Text"><text:span text:style-name="T2">print('Hello Mary')</text:span></text:span><text:span text:style-name="T2"> and contains all the lines after it. Inside this block is another block ❷, which has only a single line in it: </text:span><text:span text:style-name="Source_20_Text"><text:span text:style-name="T2">print('Access Granted.')</text:span></text:span><text:span text:style-name="T2">. The third block ❸ is also one line long: </text:span><text:span text:style-name="Source_20_Text"><text:span text:style-name="T2">print('Wrong password.')</text:span></text:span><text:span text:style-name="T2">.</text:span></text:p>
      <text:h text:style-name="P15" text:outline-level="1"><text:bookmark text:name="calibre_link-2051"/>Program Execution</text:h>
      <text:p text:style-name="P30"><text:span text:style-name="T2">In the previous chapter’s </text:span><text:span text:style-name="Emphasis"><text:span text:style-name="T2">hello.py</text:span></text:span><text:span text:style-name="T2"> program, Python started executing instructions at the top of the program going down, one after another. The </text:span><text:span text:style-name="Emphasis"><text:span text:style-name="T2">program execution</text:span></text:span><text:span text:style-name="T2">(or simply, </text:span><text:span text:style-name="Emphasis"><text:span text:style-name="T2">execution</text:span></text:span><text:span text:style-name="T2">) is a term for the current instruction being executed. If you print the source code on paper and put your finger on each line as it is executed, you can think of your finger as the program execution.</text:span></text:p>
      <text:p text:style-name="P29">Not all programs execute by simply going straight down, however. If you use your finger to trace through a program with flow control statements, you’ll likely find yourself jumping around the source code based on conditions, and you’ll probably skip entire clauses.</text:p>
      <text:h text:style-name="P15" text:outline-level="1"><text:bookmark text:name="calibre_link-2052"/>Flow Control Statements</text:h>
      <text:p text:style-name="P30"><text:span text:style-name="T5"><draw:a xlink:type="simple" xlink:href="https://youtu.be/lWeCgEbk-Ro"><draw:frame draw:style-name="fr2" draw:name="graphics10" text:anchor-type="as-char" svg:width="0.8138in" svg:height="0.4209in" draw:z-index="9"><draw:image xlink:href="https://automatetheboringstuff.com/images/youtubelogo.png" xlink:type="simple" xlink:show="embed" xlink:actuate="onLoad"/></draw:frame></draw:a></text:span><text:a xlink:type="simple" xlink:href="https://youtu.be/lWeCgEbk-Ro" text:style-name="Internet_20_link" text:visited-style-name="Visited_20_Internet_20_Link"> </text:a><text:a xlink:type="simple" xlink:href="https://youtu.be/lWeCgEbk-Ro" text:style-name="Internet_20_link" text:visited-style-name="Visited_20_Internet_20_Link"><text:span text:style-name="T4">Lesson 5 - if, elif, and else</text:span></text:a></text:p>
      <text:p text:style-name="P30"><text:span text:style-name="T2">Now, let’s explore the most important piece of flow control: the statements themselves. The statements represent the diamonds you saw in the flowchart in </text:span><text:a xlink:type="simple" xlink:href="https://automatetheboringstuff.com/chapter2/#calibre_link-1903" text:style-name="Internet_20_link" text:visited-style-name="Visited_20_Internet_20_Link"><text:span text:style-name="T4">Figure 2-1</text:span></text:a><text:span text:style-name="T2">, and they are the actual decisions your programs will make.</text:span></text:p>
      <text:h text:style-name="P1" text:outline-level="2"><text:bookmark text:name="calibre_link-2053"/><text:soft-page-break/>if Statements</text:h>
      <text:p text:style-name="P30"><text:span text:style-name="T2">The most common type of flow control statement is the </text:span><text:span text:style-name="Source_20_Text"><text:span text:style-name="T2">if</text:span></text:span><text:span text:style-name="T2"> statement. An </text:span><text:span text:style-name="Source_20_Text"><text:span text:style-name="T2">if</text:span></text:span><text:span text:style-name="T2">statement’s clause (that is, the block following the </text:span><text:span text:style-name="Source_20_Text"><text:span text:style-name="T2">if</text:span></text:span><text:span text:style-name="T2"> statement) will execute if the statement’s condition is </text:span><text:span text:style-name="Source_20_Text"><text:span text:style-name="T2">True</text:span></text:span><text:span text:style-name="T2">. The clause is skipped if the condition is </text:span><text:span text:style-name="Source_20_Text"><text:span text:style-name="T2">False</text:span></text:span><text:span text:style-name="T2">.</text:span></text:p>
      <text:p text:style-name="P30"><text:span text:style-name="T2">In plain English, an </text:span><text:span text:style-name="Source_20_Text"><text:span text:style-name="T2">if</text:span></text:span><text:span text:style-name="T2"> statement could be read as, “If this condition is true, execute the code in the clause.” In Python, an </text:span><text:span text:style-name="Source_20_Text"><text:span text:style-name="T2">if</text:span></text:span><text:span text:style-name="T2"> statement consists of the following:</text:span></text:p>
      <text:list xml:id="list8590282872757018603" text:style-name="L16">
        <text:list-item>
          <text:p text:style-name="P91"><text:span text:style-name="T2">The </text:span><text:span text:style-name="Source_20_Text"><text:span text:style-name="T2">if</text:span></text:span><text:span text:style-name="T2"> keyword</text:span></text:p>
        </text:list-item>
        <text:list-item>
          <text:p text:style-name="P91"><text:span text:style-name="T2">A condition (that is, an expression that evaluates to </text:span><text:span text:style-name="Source_20_Text"><text:span text:style-name="T2">True</text:span></text:span><text:span text:style-name="T2"> or </text:span><text:span text:style-name="Source_20_Text"><text:span text:style-name="T2">False</text:span></text:span><text:span text:style-name="T2">)</text:span></text:p>
        </text:list-item>
        <text:list-item>
          <text:p text:style-name="P64">A colon</text:p>
        </text:list-item>
        <text:list-item>
          <text:p text:style-name="P91"><text:span text:style-name="T2">Starting on the next line, an indented block of code (called the </text:span><text:span text:style-name="Source_20_Text"><text:span text:style-name="T2">if</text:span></text:span><text:span text:style-name="T2"> clause)</text:span></text:p>
        </text:list-item>
      </text:list>
      <text:p text:style-name="P30"><text:bookmark text:name="calibre_link-673"/><text:bookmark text:name="calibre_link-529"/><text:span text:style-name="T2">For example, let’s say you have some code that checks to see whether someone’s name is Alice. (Pretend </text:span><text:span text:style-name="Source_20_Text"><text:span text:style-name="T2">name</text:span></text:span><text:span text:style-name="T2"> was assigned some value earlier.)</text:span></text:p>
      <text:p text:style-name="P4"><text:bookmark text:name="calibre_link-2054"/>if name == 'Alice':</text:p>
      <text:p text:style-name="P7"><text:s text:c="4"/><text:span text:style-name="T1">print('Hi, Alice.')</text:span></text:p>
      <text:p text:style-name="P30"><text:span text:style-name="T2">All flow control statements end with a colon and are followed by a new block of code (the clause). This </text:span><text:span text:style-name="Source_20_Text"><text:span text:style-name="T2">if</text:span></text:span><text:span text:style-name="T2"> statement’s clause is the block with </text:span><text:span text:style-name="Source_20_Text"><text:span text:style-name="T2">print('Hi, Alice.')</text:span></text:span><text:span text:style-name="T2">. </text:span><text:a xlink:type="simple" xlink:href="https://automatetheboringstuff.com/chapter2/#calibre_link-1909" text:style-name="Internet_20_link" text:visited-style-name="Visited_20_Internet_20_Link"><text:span text:style-name="T4">Figure 2-3</text:span></text:a><text:span text:style-name="T2"> shows what a flowchart of this code would look like.</text:span></text:p>
      <text:p text:style-name="P28"><text:bookmark text:name="calibre_link-2055"/><text:bookmark text:name="calibre_link-1909"/><draw:frame draw:style-name="fr1" draw:name="graphics11" text:anchor-type="as-char" svg:width="0.7862in" svg:height="0.3929in" draw:z-index="10"><draw:image xlink:href="https://automatetheboringstuff.com/images/000019.jpg" xlink:type="simple" xlink:show="embed" xlink:actuate="onLoad"/><svg:title>The flowchart for an if statement</svg:title></draw:frame></text:p>
      <text:p text:style-name="P30"><text:span text:style-name="T2">Figure 2-3. The flowchart for an </text:span><text:span text:style-name="Source_20_Text"><text:span text:style-name="T2">if</text:span></text:span><text:span text:style-name="T2"> statement</text:span></text:p>
      <text:h text:style-name="P21" text:outline-level="2">else Statements</text:h>
      <text:p text:style-name="P30"><text:span text:style-name="T2">An </text:span><text:span text:style-name="Source_20_Text"><text:span text:style-name="T2">if</text:span></text:span><text:span text:style-name="T2"> clause can optionally be followed by an </text:span><text:span text:style-name="Source_20_Text"><text:span text:style-name="T2">else</text:span></text:span><text:span text:style-name="T2"> statement. The </text:span><text:span text:style-name="Source_20_Text"><text:span text:style-name="T2">else</text:span></text:span><text:span text:style-name="T2"> clause is executed only when the </text:span><text:span text:style-name="Source_20_Text"><text:span text:style-name="T2">if</text:span></text:span><text:span text:style-name="T2"> statement’s condition is </text:span><text:span text:style-name="Source_20_Text"><text:span text:style-name="T2">False</text:span></text:span><text:span text:style-name="T2">. In plain English, an </text:span><text:span text:style-name="Source_20_Text"><text:span text:style-name="T2">else</text:span></text:span><text:span text:style-name="T2">statement could be read as, “If this condition is true, execute this code. Or else, execute that code.” An </text:span><text:span text:style-name="Source_20_Text"><text:span text:style-name="T2">else</text:span></text:span><text:span text:style-name="T2"> statement doesn’t have a condition, and in code, an </text:span><text:span text:style-name="Source_20_Text"><text:span text:style-name="T2">else</text:span></text:span><text:span text:style-name="T2"> statement always consists of the following:</text:span></text:p>
      <text:list xml:id="list236957691170595655" text:style-name="L17">
        <text:list-item>
          <text:p text:style-name="P92"><text:span text:style-name="T2">The </text:span><text:span text:style-name="Source_20_Text"><text:span text:style-name="T2">else</text:span></text:span><text:span text:style-name="T2"> keyword</text:span></text:p>
        </text:list-item>
        <text:list-item>
          <text:p text:style-name="P65">A colon</text:p>
        </text:list-item>
        <text:list-item>
          <text:p text:style-name="P92"><text:span text:style-name="T2">Starting on the next line, an indented block of code (called the </text:span><text:span text:style-name="Source_20_Text"><text:span text:style-name="T2">else</text:span></text:span><text:span text:style-name="T2"> clause)</text:span></text:p>
        </text:list-item>
      </text:list>
      <text:p text:style-name="P30"><text:span text:style-name="T2">Returning to the Alice example, let’s look at some code that uses an </text:span><text:span text:style-name="Source_20_Text"><text:span text:style-name="T2">else</text:span></text:span><text:span text:style-name="T2"> statement to offer a different greeting if the person’s name isn’t Alice.</text:span></text:p>
      <text:p text:style-name="P30"><text:bookmark text:name="calibre_link-2057"/><text:soft-page-break/></text:p>
      <text:p text:style-name="P4">if name == 'Alice':</text:p>
      <text:p text:style-name="P2"><text:s text:c="14"/><text:span text:style-name="T1">print('Hi, Alice.')</text:span></text:p>
      <text:p text:style-name="P2"><text:s text:c="10"/><text:span text:style-name="T1">else:</text:span></text:p>
      <text:p text:style-name="P7"><text:s text:c="14"/><text:span text:style-name="T1">print('Hello, stranger.')</text:span></text:p>
      <text:p text:style-name="P30"/>
      <text:p text:style-name="P30"><text:bookmark text:name="calibre_link-674"/><text:bookmark text:name="calibre_link-527"/><text:a xlink:type="simple" xlink:href="https://automatetheboringstuff.com/chapter2/#calibre_link-1910" text:style-name="Internet_20_link" text:visited-style-name="Visited_20_Internet_20_Link"><text:span text:style-name="T4">Figure 2-4</text:span></text:a><text:span text:style-name="T2"> shows what a flowchart of this code would look like.</text:span></text:p>
      <text:p text:style-name="P28"><text:bookmark text:name="calibre_link-2058"/><text:bookmark text:name="calibre_link-1910"/><draw:frame draw:style-name="fr1" draw:name="graphics12" text:anchor-type="as-char" svg:width="0.7862in" svg:height="0.3929in" draw:z-index="11"><draw:image xlink:href="https://automatetheboringstuff.com/images/000106.png" xlink:type="simple" xlink:show="embed" xlink:actuate="onLoad"/><svg:title>The flowchart for an else statement</svg:title></draw:frame></text:p>
      <text:p text:style-name="P30"><text:span text:style-name="T2">Figure 2-4. The flowchart for an </text:span><text:span text:style-name="Source_20_Text"><text:span text:style-name="T2">else</text:span></text:span><text:span text:style-name="T2"> statement</text:span></text:p>
      <text:h text:style-name="P21" text:outline-level="2"><text:bookmark text:name="calibre_link-2059"/>elif Statements</text:h>
      <text:p text:style-name="P30"><text:span text:style-name="T2">While only one of the </text:span><text:span text:style-name="Source_20_Text"><text:span text:style-name="T2">if</text:span></text:span><text:span text:style-name="T2"> or </text:span><text:span text:style-name="Source_20_Text"><text:span text:style-name="T2">else</text:span></text:span><text:span text:style-name="T2"> clauses will execute, you may have a case where you want one of </text:span><text:span text:style-name="Emphasis"><text:span text:style-name="T2">many</text:span></text:span><text:span text:style-name="T2"> possible clauses to execute. The </text:span><text:span text:style-name="Source_20_Text"><text:span text:style-name="T2">elif</text:span></text:span><text:span text:style-name="T2"> statement is an “else if” statement that always follows an </text:span><text:span text:style-name="Source_20_Text"><text:span text:style-name="T2">if</text:span></text:span><text:span text:style-name="T2"> or another </text:span><text:span text:style-name="Source_20_Text"><text:span text:style-name="T2">elif</text:span></text:span><text:span text:style-name="T2"> statement. It provides another condition that is checked only if all of the previous conditions were </text:span><text:span text:style-name="Source_20_Text"><text:span text:style-name="T2">False</text:span></text:span><text:span text:style-name="T2">. In code, an </text:span><text:span text:style-name="Source_20_Text"><text:span text:style-name="T2">elif</text:span></text:span><text:span text:style-name="T2"> statement always consists of the following:</text:span></text:p>
      <text:list xml:id="list8303513680287500254" text:style-name="L18">
        <text:list-item>
          <text:p text:style-name="P93"><text:span text:style-name="T2">The </text:span><text:span text:style-name="Source_20_Text"><text:span text:style-name="T2">elif</text:span></text:span><text:span text:style-name="T2"> keyword</text:span></text:p>
        </text:list-item>
        <text:list-item>
          <text:p text:style-name="P93"><text:span text:style-name="T2">A condition (that is, an expression that evaluates to </text:span><text:span text:style-name="Source_20_Text"><text:span text:style-name="T2">True</text:span></text:span><text:span text:style-name="T2"> or </text:span><text:span text:style-name="Source_20_Text"><text:span text:style-name="T2">False</text:span></text:span><text:span text:style-name="T2">)</text:span></text:p>
        </text:list-item>
        <text:list-item>
          <text:p text:style-name="P66">A colon</text:p>
        </text:list-item>
        <text:list-item>
          <text:p text:style-name="P93"><text:span text:style-name="T2">Starting on the next line, an indented block of code (called the </text:span><text:span text:style-name="Source_20_Text"><text:span text:style-name="T2">elif</text:span></text:span><text:span text:style-name="T2"> clause)</text:span></text:p>
        </text:list-item>
      </text:list>
      <text:p text:style-name="P30"><text:span text:style-name="T2">Let’s add an </text:span><text:span text:style-name="Source_20_Text"><text:span text:style-name="T2">elif</text:span></text:span><text:span text:style-name="T2"> to the name checker to see this statement in action.</text:span></text:p>
      <text:p text:style-name="P30"><text:bookmark text:name="calibre_link-2060"/></text:p>
      <text:p text:style-name="P4">if name == 'Alice':</text:p>
      <text:p text:style-name="P2"><text:s text:c="14"/><text:span text:style-name="T1">print('Hi, Alice.')</text:span></text:p>
      <text:p text:style-name="P2"><text:s text:c="10"/><text:span text:style-name="T1">elif age &lt; 12:</text:span></text:p>
      <text:p text:style-name="P7"><text:s text:c="14"/><text:span text:style-name="T1">print('You are not Alice, kiddo.')</text:span></text:p>
      <text:p text:style-name="P30"/>
      <text:p text:style-name="P30"><text:span text:style-name="T2">This time, you check the person’s age, and the program will tell them something different if they’re younger than 12. You can see the flowchart for this in </text:span><text:a xlink:type="simple" xlink:href="https://automatetheboringstuff.com/chapter2/#calibre_link-1911" text:style-name="Internet_20_link" text:visited-style-name="Visited_20_Internet_20_Link"><text:span text:style-name="T4">Figure 2-5</text:span></text:a><text:span text:style-name="T2">.</text:span></text:p>
      <text:p text:style-name="P28"><text:bookmark text:name="calibre_link-2061"/><text:bookmark text:name="calibre_link-1911"/><draw:frame draw:style-name="fr1" draw:name="graphics13" text:anchor-type="as-char" svg:width="0.7862in" svg:height="0.3929in" draw:z-index="12"><draw:image xlink:href="https://automatetheboringstuff.com/images/000107.png" xlink:type="simple" xlink:show="embed" xlink:actuate="onLoad"/><svg:title>The flowchart for an elif statement</svg:title></draw:frame></text:p>
      <text:p text:style-name="P30"><text:span text:style-name="T2">Figure 2-5. The flowchart for an </text:span><text:span text:style-name="Source_20_Text"><text:span text:style-name="T2">elif</text:span></text:span><text:span text:style-name="T2"> statement</text:span></text:p>
      <text:p text:style-name="P30"><text:soft-page-break/><text:span text:style-name="T2">The </text:span><text:span text:style-name="Source_20_Text"><text:span text:style-name="T2">elif</text:span></text:span><text:span text:style-name="T2"> clause executes if </text:span><text:span text:style-name="Source_20_Text"><text:span text:style-name="T2">age &lt; 12</text:span></text:span><text:span text:style-name="T2"> is </text:span><text:span text:style-name="Source_20_Text"><text:span text:style-name="T2">True</text:span></text:span><text:span text:style-name="T2"> and </text:span><text:span text:style-name="Source_20_Text"><text:span text:style-name="T2">name == 'Alice'</text:span></text:span><text:span text:style-name="T2"> is </text:span><text:span text:style-name="Source_20_Text"><text:span text:style-name="T2">False</text:span></text:span><text:span text:style-name="T2">. However, if both of the conditions are </text:span><text:span text:style-name="Source_20_Text"><text:span text:style-name="T2">False</text:span></text:span><text:span text:style-name="T2">, then both of the clauses are skipped. It is </text:span><text:span text:style-name="Emphasis"><text:span text:style-name="T2">not</text:span></text:span><text:span text:style-name="T2">guaranteed that at least one of the clauses will be executed. When there is a chain of </text:span><text:span text:style-name="Source_20_Text"><text:span text:style-name="T2">elif</text:span></text:span><text:span text:style-name="T2"> statements, only one or none of the clauses will be executed. Once one of the statements’ conditions is found to be </text:span><text:span text:style-name="Source_20_Text"><text:span text:style-name="T2">True</text:span></text:span><text:span text:style-name="T2">, the rest of the </text:span><text:span text:style-name="Source_20_Text"><text:span text:style-name="T2">elif</text:span></text:span><text:span text:style-name="T2"> clauses are automatically skipped. For example, open a new file editor window and enter the following code, saving it as </text:span><text:span text:style-name="Emphasis"><text:span text:style-name="T2">vampire.py</text:span></text:span><text:span text:style-name="T2">:</text:span></text:p>
      <text:p text:style-name="P30"><text:bookmark text:name="calibre_link-2062"/></text:p>
      <text:p text:style-name="P4">if name == 'Alice':</text:p>
      <text:p text:style-name="P2"><text:s text:c="4"/><text:span text:style-name="T1">print('Hi, Alice.')</text:span></text:p>
      <text:p text:style-name="P4">elif age &lt; 12:</text:p>
      <text:p text:style-name="P2"><text:s text:c="4"/><text:span text:style-name="T1">print('You are not Alice, kiddo.')</text:span></text:p>
      <text:p text:style-name="P4">elif age &gt; 2000:</text:p>
      <text:p text:style-name="P2"><text:s text:c="4"/><text:span text:style-name="T1">print('Unlike you, Alice is not an undead, immortal vampire.')</text:span></text:p>
      <text:p text:style-name="P4">elif age &gt; 100:</text:p>
      <text:p text:style-name="P7"><text:s text:c="4"/><text:span text:style-name="T1">print('You are not Alice, grannie.')</text:span></text:p>
      <text:p text:style-name="P30"/>
      <text:p text:style-name="P30"><text:span text:style-name="T2">Here I’ve added two more </text:span><text:span text:style-name="Source_20_Text"><text:span text:style-name="T2">elif</text:span></text:span><text:span text:style-name="T2"> statements to make the name checker greet a person with different answers based on </text:span><text:span text:style-name="Source_20_Text"><text:span text:style-name="T2">age</text:span></text:span><text:span text:style-name="T2">. </text:span><text:a xlink:type="simple" xlink:href="https://automatetheboringstuff.com/chapter2/#calibre_link-1912" text:style-name="Internet_20_link" text:visited-style-name="Visited_20_Internet_20_Link"><text:span text:style-name="T4">Figure 2-6</text:span></text:a><text:span text:style-name="T2"> shows the flowchart for this.</text:span></text:p>
      <text:p text:style-name="P28"><text:bookmark text:name="calibre_link-2063"/><text:bookmark text:name="calibre_link-1912"/><draw:frame draw:style-name="fr1" draw:name="graphics14" text:anchor-type="as-char" svg:width="0.7862in" svg:height="0.3929in" draw:z-index="13"><draw:image xlink:href="https://automatetheboringstuff.com/images/000088.png" xlink:type="simple" xlink:show="embed" xlink:actuate="onLoad"/><svg:title>The flowchart for multiple elif statements in the vampire.py program</svg:title></draw:frame></text:p>
      <text:p text:style-name="P30"><text:span text:style-name="T2">Figure 2-6. The flowchart for multiple </text:span><text:span text:style-name="Source_20_Text"><text:span text:style-name="T2">elif</text:span></text:span><text:span text:style-name="T2"> statements in the vampire.py program</text:span></text:p>
      <text:p text:style-name="P30"><text:span text:style-name="T2">The order of the </text:span><text:span text:style-name="Source_20_Text"><text:span text:style-name="T2">elif</text:span></text:span><text:span text:style-name="T2"> statements does matter, however. Let’s rearrange them to introduce a bug. Remember that the rest of the </text:span><text:span text:style-name="Source_20_Text"><text:span text:style-name="T2">elif</text:span></text:span><text:span text:style-name="T2"> clauses are automatically skipped once a </text:span><text:span text:style-name="Source_20_Text"><text:span text:style-name="T2">True</text:span></text:span><text:span text:style-name="T2"> condition has been found, so if you swap around some of the clauses in </text:span><text:span text:style-name="Emphasis"><text:span text:style-name="T2">vampire.py</text:span></text:span><text:span text:style-name="T2">, you run into a problem. Change the code to look like the following, and save it as </text:span><text:span text:style-name="Emphasis"><text:span text:style-name="T2">vampire2.py</text:span></text:span><text:span text:style-name="T2">:</text:span></text:p>
      <text:p text:style-name="P30"><text:bookmark text:name="calibre_link-2064"/></text:p>
      <text:p text:style-name="P2"><text:s text:c="3"/><text:span text:style-name="T1">if name == 'Alice':</text:span></text:p>
      <text:p text:style-name="P2"><text:s text:c="7"/><text:span text:style-name="T1">print('Hi, Alice.')</text:span></text:p>
      <text:p text:style-name="P2"><text:s text:c="3"/><text:span text:style-name="T1">elif age &lt; 12:</text:span></text:p>
      <text:p text:style-name="P2"><text:s text:c="7"/><text:span text:style-name="T1">print('You are not Alice, kiddo.')</text:span></text:p>
      <text:p text:style-name="P2">❶ <text:span text:style-name="T1">elif age &gt; 100:</text:span></text:p>
      <text:p text:style-name="P2"><text:s text:c="7"/><text:span text:style-name="T1">print('You are not Alice, grannie.')</text:span></text:p>
      <text:p text:style-name="P2"><text:s text:c="3"/><text:span text:style-name="T1">elif age &gt; 2000:</text:span></text:p>
      <text:p text:style-name="P7"><text:s text:c="7"/><text:span text:style-name="T1">print('Unlike you, Alice is not an undead, immortal vampire.')</text:span></text:p>
      <text:p text:style-name="P30"><text:soft-page-break/></text:p>
      <text:p text:style-name="P30"><text:span text:style-name="T2">Say the </text:span><text:span text:style-name="Source_20_Text"><text:span text:style-name="T2">age</text:span></text:span><text:span text:style-name="T2"> variable contains the value </text:span><text:span text:style-name="Source_20_Text"><text:span text:style-name="T2">3000</text:span></text:span><text:span text:style-name="T2"> before this code is executed. You might expect the code to print the string </text:span><text:span text:style-name="Source_20_Text"><text:span text:style-name="T2">'Unlike you, Alice is not an undead, immortal vampire.'</text:span></text:span><text:span text:style-name="T2">. However, because the </text:span><text:span text:style-name="Source_20_Text"><text:span text:style-name="T2">age &gt; 100</text:span></text:span><text:span text:style-name="T2"> condition is </text:span><text:span text:style-name="Source_20_Text"><text:span text:style-name="T2">True</text:span></text:span><text:span text:style-name="T2"> (after all, 3000 </text:span><text:span text:style-name="Emphasis"><text:span text:style-name="T2">is</text:span></text:span><text:span text:style-name="T2">greater than 100) ❶, the string </text:span><text:span text:style-name="Source_20_Text"><text:span text:style-name="T2">'You are not Alice, grannie.'</text:span></text:span><text:span text:style-name="T2"> is printed, and the rest of the </text:span><text:span text:style-name="Source_20_Text"><text:span text:style-name="T2">elif</text:span></text:span><text:span text:style-name="T2"> statements are automatically skipped. Remember, at most only one of the clauses will be executed, and for </text:span><text:span text:style-name="Source_20_Text"><text:span text:style-name="T2">elif</text:span></text:span><text:span text:style-name="T2"> statements, the order matters!</text:span></text:p>
      <text:p text:style-name="P30"><text:a xlink:type="simple" xlink:href="https://automatetheboringstuff.com/chapter2/#calibre_link-1913" text:style-name="Internet_20_link" text:visited-style-name="Visited_20_Internet_20_Link"><text:span text:style-name="T4">Figure 2-7</text:span></text:a><text:span text:style-name="T2"> shows the flowchart for the previous code. Notice how the diamonds for </text:span><text:span text:style-name="Source_20_Text"><text:span text:style-name="T2">age &gt; 100</text:span></text:span><text:span text:style-name="T2"> and </text:span><text:span text:style-name="Source_20_Text"><text:span text:style-name="T2">age &gt; 2000</text:span></text:span><text:span text:style-name="T2"> are swapped.</text:span></text:p>
      <text:p text:style-name="P30"><text:span text:style-name="T2">Optionally, you can have an </text:span><text:span text:style-name="Source_20_Text"><text:span text:style-name="T2">else</text:span></text:span><text:span text:style-name="T2"> statement after the last </text:span><text:span text:style-name="Source_20_Text"><text:span text:style-name="T2">elif</text:span></text:span><text:span text:style-name="T2"> statement. In that case, it </text:span><text:span text:style-name="Emphasis"><text:span text:style-name="T2">is</text:span></text:span><text:span text:style-name="T2"> guaranteed that at least one (and only one) of the clauses will be executed. If the conditions in every </text:span><text:span text:style-name="Source_20_Text"><text:span text:style-name="T2">if</text:span></text:span><text:span text:style-name="T2"> and </text:span><text:span text:style-name="Source_20_Text"><text:span text:style-name="T2">elif</text:span></text:span><text:span text:style-name="T2"> statement are </text:span><text:span text:style-name="Source_20_Text"><text:span text:style-name="T2">False</text:span></text:span><text:span text:style-name="T2">, then the </text:span><text:span text:style-name="Source_20_Text"><text:span text:style-name="T2">else</text:span></text:span><text:span text:style-name="T2">clause is executed. For example, let’s re-create the Alice program to use </text:span><text:span text:style-name="Source_20_Text"><text:span text:style-name="T2">if</text:span></text:span><text:span text:style-name="T2">, </text:span><text:span text:style-name="Source_20_Text"><text:span text:style-name="T2">elif</text:span></text:span><text:span text:style-name="T2">, and </text:span><text:span text:style-name="Source_20_Text"><text:span text:style-name="T2">else</text:span></text:span><text:span text:style-name="T2"> clauses.</text:span></text:p>
      <text:p text:style-name="P30"><text:bookmark text:name="calibre_link-2065"/></text:p>
      <text:p text:style-name="P4">if name == 'Alice':</text:p>
      <text:p text:style-name="P2"><text:s text:c="4"/><text:span text:style-name="T1">print('Hi, Alice.')</text:span></text:p>
      <text:p text:style-name="P4">elif age &lt; 12:</text:p>
      <text:p text:style-name="P2"><text:s text:c="4"/><text:span text:style-name="T1">print('You are not Alice, kiddo.')</text:span></text:p>
      <text:p text:style-name="P4">else:</text:p>
      <text:p text:style-name="P7"><text:s text:c="4"/><text:span text:style-name="T1">print('You are neither Alice nor a little kid.')</text:span></text:p>
      <text:p text:style-name="P30"/>
      <text:p text:style-name="P30"><text:a xlink:type="simple" xlink:href="https://automatetheboringstuff.com/chapter2/#calibre_link-1914" text:style-name="Internet_20_link" text:visited-style-name="Visited_20_Internet_20_Link"><text:span text:style-name="T4">Figure 2-8</text:span></text:a><text:span text:style-name="T2"> shows the flowchart for this new code, which we’ll save as </text:span><text:span text:style-name="Emphasis"><text:span text:style-name="T2">littleKid.py</text:span></text:span><text:span text:style-name="T2">.</text:span></text:p>
      <text:p text:style-name="P30"><text:span text:style-name="T2">In plain English, this type of flow control structure would be, “If the first condition is true, do this. Else, if the second condition is true, do that. Otherwise, do something else.” When you use all three of these statements together, remember these rules about how to order them to avoid bugs like the one in </text:span><text:a xlink:type="simple" xlink:href="https://automatetheboringstuff.com/chapter2/#calibre_link-1913" text:style-name="Internet_20_link" text:visited-style-name="Visited_20_Internet_20_Link"><text:span text:style-name="T4">Figure 2-7</text:span></text:a><text:span text:style-name="T2">. First, there is always exactly one </text:span><text:span text:style-name="Source_20_Text"><text:span text:style-name="T2">if</text:span></text:span><text:span text:style-name="T2"> statement. Any </text:span><text:span text:style-name="Source_20_Text"><text:span text:style-name="T2">elif</text:span></text:span><text:span text:style-name="T2"> statements you need should follow the </text:span><text:span text:style-name="Source_20_Text"><text:span text:style-name="T2">if</text:span></text:span><text:span text:style-name="T2"> statement. Second, if you want to be sure that at least one clause is executed, close the structure with an </text:span><text:span text:style-name="Source_20_Text"><text:span text:style-name="T2">else</text:span></text:span><text:span text:style-name="T2"> statement.</text:span></text:p>
      <text:p text:style-name="P28"><text:bookmark text:name="calibre_link-2066"/><text:bookmark text:name="calibre_link-1913"/><draw:frame draw:style-name="fr1" draw:name="graphics15" text:anchor-type="as-char" svg:width="0.7862in" svg:height="0.3929in" draw:z-index="14"><draw:image xlink:href="https://automatetheboringstuff.com/images/000089.png" xlink:type="simple" xlink:show="embed" xlink:actuate="onLoad"/><svg:title>The flowchart for the vampire2.py program. The crossed-out path will logically never happen, because if age were greater than 2000, it would have already been greater than 100.</svg:title></draw:frame></text:p>
      <text:p text:style-name="P30"><text:span text:style-name="T2">Figure 2-7. The flowchart for the </text:span><text:span text:style-name="Emphasis"><text:span text:style-name="T2">vampire2.py program</text:span></text:span><text:span text:style-name="T2">. The crossed-out path will logically never happen, because if </text:span><text:span text:style-name="Source_20_Text"><text:span text:style-name="T2">age</text:span></text:span><text:span text:style-name="T2"> were greater than </text:span><text:span text:style-name="Source_20_Text"><text:span text:style-name="T2">2000</text:span></text:span><text:span text:style-name="T2">, it would have already been greater than </text:span><text:span text:style-name="Source_20_Text"><text:span text:style-name="T2">100</text:span></text:span><text:span text:style-name="T2">.</text:span></text:p>
      <text:p text:style-name="P28"><text:bookmark text:name="calibre_link-2067"/><text:bookmark text:name="calibre_link-1914"/><text:soft-page-break/><draw:frame draw:style-name="fr1" draw:name="graphics16" text:anchor-type="as-char" svg:width="0.7862in" svg:height="0.3929in" draw:z-index="15"><draw:image xlink:href="https://automatetheboringstuff.com/images/000090.png" xlink:type="simple" xlink:show="embed" xlink:actuate="onLoad"/><svg:title>Flowchart for the previous littleKid.py program</svg:title></draw:frame></text:p>
      <text:p text:style-name="P30"><text:span text:style-name="T2">Figure 2-8. Flowchart for the previous </text:span><text:span text:style-name="Source_20_Text"><text:span text:style-name="T2">littleKid.py</text:span></text:span><text:span text:style-name="T2"> program</text:span></text:p>
      <text:h text:style-name="P46" text:outline-level="2"/>
      <text:h text:style-name="P47" text:outline-level="2">while Loop Statements</text:h>
      <text:p text:style-name="Text_20_body"><text:line-break/></text:p>
      <text:p text:style-name="Text_20_body"><text:line-break/></text:p>
      <text:p text:style-name="P24"><text:span text:style-name="T2">You can make a block of code execute over and over again with a </text:span><text:span text:style-name="Source_20_Text"><text:span text:style-name="T2">while</text:span></text:span><text:span text:style-name="T2"> statement. The code in a </text:span><text:span text:style-name="Source_20_Text"><text:span text:style-name="T2">while</text:span></text:span><text:span text:style-name="T2"> clause will be executed as long as the </text:span><text:span text:style-name="Source_20_Text"><text:span text:style-name="T2">while</text:span></text:span><text:span text:style-name="T2"> statement’s condition is </text:span><text:span text:style-name="Source_20_Text"><text:span text:style-name="T2">True</text:span></text:span><text:span text:style-name="T2">. In code, a </text:span><text:span text:style-name="Source_20_Text"><text:span text:style-name="T2">while</text:span></text:span><text:span text:style-name="T2"> statement always consists of the following:</text:span></text:p>
      <text:list xml:id="list6265715124585226986" text:style-name="L19">
        <text:list-item>
          <text:p text:style-name="P94"><text:span text:style-name="T2">The </text:span><text:span text:style-name="Source_20_Text"><text:span text:style-name="T2">while</text:span></text:span><text:span text:style-name="T2"> keyword</text:span></text:p>
        </text:list-item>
        <text:list-item>
          <text:p text:style-name="P94"><text:span text:style-name="T2">A condition (that is, an expression that evaluates to </text:span><text:span text:style-name="Source_20_Text"><text:span text:style-name="T2">True</text:span></text:span><text:span text:style-name="T2"> or </text:span><text:span text:style-name="Source_20_Text"><text:span text:style-name="T2">False</text:span></text:span><text:span text:style-name="T2">)</text:span></text:p>
        </text:list-item>
        <text:list-item>
          <text:p text:style-name="P67">A colon</text:p>
        </text:list-item>
        <text:list-item>
          <text:p text:style-name="P94"><text:span text:style-name="T2">Starting on the next line, an indented block of code (called the </text:span><text:span text:style-name="Source_20_Text"><text:span text:style-name="T2">while</text:span></text:span><text:span text:style-name="T2"> clause)</text:span></text:p>
        </text:list-item>
      </text:list>
      <text:p text:style-name="P30"><text:bookmark text:name="calibre_link-821"/><text:span text:style-name="T2">You can see that a </text:span><text:span text:style-name="Source_20_Text"><text:span text:style-name="T2">while</text:span></text:span><text:span text:style-name="T2"> statement looks similar to an </text:span><text:span text:style-name="Source_20_Text"><text:span text:style-name="T2">if</text:span></text:span><text:span text:style-name="T2"> statement. The difference is in how they behave. At the end of an </text:span><text:span text:style-name="Source_20_Text"><text:span text:style-name="T2">if</text:span></text:span><text:span text:style-name="T2"> clause, the program execution continues after the </text:span><text:span text:style-name="Source_20_Text"><text:span text:style-name="T2">if</text:span></text:span><text:span text:style-name="T2"> statement. But at the end of a </text:span><text:span text:style-name="Source_20_Text"><text:span text:style-name="T2">while</text:span></text:span><text:span text:style-name="T2"> clause, the program execution jumps back to the start of the </text:span><text:span text:style-name="Source_20_Text"><text:span text:style-name="T2">while</text:span></text:span><text:span text:style-name="T2"> statement. The </text:span><text:span text:style-name="Source_20_Text"><text:span text:style-name="T2">while</text:span></text:span><text:span text:style-name="T2"> clause is often called the </text:span><text:span text:style-name="Emphasis"><text:span text:style-name="T2">while loop</text:span></text:span><text:span text:style-name="T2"> or just the </text:span><text:span text:style-name="Emphasis"><text:span text:style-name="T2">loop</text:span></text:span><text:span text:style-name="T2">.</text:span></text:p>
      <text:p text:style-name="P30"><text:span text:style-name="T2">Let’s look at an </text:span><text:span text:style-name="Source_20_Text"><text:span text:style-name="T2">if</text:span></text:span><text:span text:style-name="T2"> statement and a </text:span><text:span text:style-name="Source_20_Text"><text:span text:style-name="T2">while</text:span></text:span><text:span text:style-name="T2"> loop that use the same condition and take the same actions based on that condition. Here is the code with an </text:span><text:span text:style-name="Source_20_Text"><text:span text:style-name="T2">if</text:span></text:span><text:span text:style-name="T2"> statement:</text:span></text:p>
      <text:p text:style-name="P30"><text:bookmark text:name="calibre_link-2069"/></text:p>
      <text:p text:style-name="P4">spam = 0</text:p>
      <text:p text:style-name="P4">if spam &lt; 5:</text:p>
      <text:p text:style-name="P2"><text:s text:c="4"/><text:span text:style-name="T1">print('Hello, world.')</text:span></text:p>
      <text:p text:style-name="P7"><text:s text:c="4"/><text:span text:style-name="T1">spam = spam + 1</text:span></text:p>
      <text:p text:style-name="P30"/>
      <text:p text:style-name="P30"><text:span text:style-name="T2">Here is the code with a </text:span><text:span text:style-name="Source_20_Text"><text:span text:style-name="T2">while</text:span></text:span><text:span text:style-name="T2"> statement:</text:span></text:p>
      <text:p text:style-name="P30"><text:bookmark text:name="calibre_link-2070"/></text:p>
      <text:p text:style-name="P4"><text:soft-page-break/>spam = 0</text:p>
      <text:p text:style-name="P4">while spam &lt; 5:</text:p>
      <text:p text:style-name="P2"><text:s text:c="4"/><text:span text:style-name="T1">print('Hello, world.')</text:span></text:p>
      <text:p text:style-name="P7"><text:s text:c="4"/><text:span text:style-name="T1">spam = spam + 1</text:span></text:p>
      <text:p text:style-name="P30"/>
      <text:p text:style-name="P30"><text:span text:style-name="T2">These statements are similar—both </text:span><text:span text:style-name="Source_20_Text"><text:span text:style-name="T2">if</text:span></text:span><text:span text:style-name="T2"> and </text:span><text:span text:style-name="Source_20_Text"><text:span text:style-name="T2">while</text:span></text:span><text:span text:style-name="T2"> check the value of </text:span><text:span text:style-name="Source_20_Text"><text:span text:style-name="T2">spam</text:span></text:span><text:span text:style-name="T2">, and if it’s less than five, they print a message. But when you run these two code snippets, something very different happens for each one. For the </text:span><text:span text:style-name="Source_20_Text"><text:span text:style-name="T2">if</text:span></text:span><text:span text:style-name="T2"> statement, the output is simply </text:span><text:span text:style-name="Source_20_Text"><text:span text:style-name="T2">"Hello, world."</text:span></text:span><text:span text:style-name="T2">. But for the </text:span><text:span text:style-name="Source_20_Text"><text:span text:style-name="T2">while</text:span></text:span><text:span text:style-name="T2"> statement, it’s </text:span><text:span text:style-name="Source_20_Text"><text:span text:style-name="T2">"Hello, world."</text:span></text:span><text:span text:style-name="T2"> repeated five times! Take a look at the flowcharts for these two pieces of code, </text:span><text:a xlink:type="simple" xlink:href="https://automatetheboringstuff.com/chapter2/#calibre_link-1915" text:style-name="Internet_20_link" text:visited-style-name="Visited_20_Internet_20_Link"><text:span text:style-name="T4">Figure 2-9</text:span></text:a><text:span text:style-name="T2">and </text:span><text:a xlink:type="simple" xlink:href="https://automatetheboringstuff.com/chapter2/#calibre_link-1916" text:style-name="Internet_20_link" text:visited-style-name="Visited_20_Internet_20_Link"><text:span text:style-name="T4">Figure 2-10</text:span></text:a><text:span text:style-name="T2">, to see why this happens.</text:span></text:p>
      <text:p text:style-name="P28"><text:bookmark text:name="calibre_link-2071"/><text:bookmark text:name="calibre_link-1915"/><draw:frame draw:style-name="fr1" draw:name="graphics17" text:anchor-type="as-char" svg:width="0.7862in" svg:height="0.3929in" draw:z-index="16"><draw:image xlink:href="https://automatetheboringstuff.com/images/000091.png" xlink:type="simple" xlink:show="embed" xlink:actuate="onLoad"/><svg:title>The flowchart for the if statement code</svg:title></draw:frame></text:p>
      <text:p text:style-name="P30"><text:span text:style-name="T2">Figure 2-9. The flowchart for the </text:span><text:span text:style-name="Source_20_Text"><text:span text:style-name="T2">if</text:span></text:span><text:span text:style-name="T2"> statement code</text:span></text:p>
      <text:p text:style-name="P28"><text:bookmark text:name="calibre_link-2072"/><text:bookmark text:name="calibre_link-1916"/><draw:frame draw:style-name="fr1" draw:name="graphics18" text:anchor-type="as-char" svg:width="0.7862in" svg:height="0.3929in" draw:z-index="17"><draw:image xlink:href="https://automatetheboringstuff.com/images/000094.png" xlink:type="simple" xlink:show="embed" xlink:actuate="onLoad"/><svg:title>The flowchart for the while statement code</svg:title></draw:frame></text:p>
      <text:p text:style-name="P30"><text:span text:style-name="T2">Figure 2-10. The flowchart for the </text:span><text:span text:style-name="Source_20_Text"><text:span text:style-name="T2">while</text:span></text:span><text:span text:style-name="T2"> statement code</text:span></text:p>
      <text:p text:style-name="P30"><text:span text:style-name="T2">The code with the </text:span><text:span text:style-name="Source_20_Text"><text:span text:style-name="T2">if</text:span></text:span><text:span text:style-name="T2"> statement checks the condition, and it prints </text:span><text:span text:style-name="Source_20_Text"><text:span text:style-name="T2">Hello, world.</text:span></text:span><text:span text:style-name="T2">only once if that condition is true. The code with the </text:span><text:span text:style-name="Source_20_Text"><text:span text:style-name="T2">while</text:span></text:span><text:span text:style-name="T2"> loop, on the other hand, will print it five times. It stops after five prints because the integer in </text:span><text:span text:style-name="Source_20_Text"><text:span text:style-name="T2">spam</text:span></text:span><text:span text:style-name="T2"> is incremented by one at the end of each loop iteration, which means that the loop will execute five times before </text:span><text:span text:style-name="Source_20_Text"><text:span text:style-name="T2">spam &lt; 5</text:span></text:span><text:span text:style-name="T2"> is </text:span><text:span text:style-name="Source_20_Text"><text:span text:style-name="T2">False</text:span></text:span><text:span text:style-name="T2">.</text:span></text:p>
      <text:p text:style-name="P30"><text:span text:style-name="T2">In the </text:span><text:span text:style-name="Source_20_Text"><text:span text:style-name="T2">while</text:span></text:span><text:span text:style-name="T2"> loop, the condition is always checked at the start of each </text:span><text:span text:style-name="Emphasis"><text:span text:style-name="T2">iteration</text:span></text:span><text:span text:style-name="T2">(that is, each time the loop is executed). If the condition is </text:span><text:span text:style-name="Source_20_Text"><text:span text:style-name="T2">True</text:span></text:span><text:span text:style-name="T2">, then the clause is executed, and afterward, the condition is checked again. The first time the condition is found to be </text:span><text:span text:style-name="Source_20_Text"><text:span text:style-name="T2">False</text:span></text:span><text:span text:style-name="T2">, the </text:span><text:span text:style-name="Source_20_Text"><text:span text:style-name="T2">while</text:span></text:span><text:span text:style-name="T2"> clause is skipped.</text:span></text:p>
      <text:h text:style-name="P27" text:outline-level="3"><text:bookmark text:name="calibre_link-2073"/>An Annoying while Loop</text:h>
      <text:p text:style-name="P30"><text:span text:style-name="T2">Here’s a small example program that will keep asking you to type, literally, </text:span><text:span text:style-name="Strong_20_Emphasis"><text:span text:style-name="Source_20_Text"><text:span text:style-name="T2">your name</text:span></text:span></text:span><text:span text:style-name="T2">. Select </text:span><text:span text:style-name="Strong_20_Emphasis"><text:span text:style-name="T2">File</text:span></text:span><text:span text:style-name="T2">▸</text:span><text:span text:style-name="Strong_20_Emphasis"><text:span text:style-name="T2">New File</text:span></text:span><text:span text:style-name="T2"> to open a new file editor window, enter the following code, and save the file as </text:span><text:span text:style-name="Emphasis"><text:span text:style-name="T2">yourName.py</text:span></text:span><text:span text:style-name="T2">:</text:span></text:p>
      <text:p text:style-name="P29">(Click "Run" to begin the program.)</text:p>
      <text:p text:style-name="P30"><text:bookmark text:name="calibre_link-2074"/></text:p>
      <text:p text:style-name="P2">❶ <text:span text:style-name="T1">name = ''</text:span></text:p>
      <text:p text:style-name="P2">❷ <text:span text:style-name="T1">while name != 'your name':</text:span></text:p>
      <text:p text:style-name="P2"><text:s text:c="7"/><text:span text:style-name="T1">print('Please type your name.')</text:span></text:p>
      <text:p text:style-name="P2">❸ <text:s text:c="4"/><text:span text:style-name="T1">name = input()</text:span></text:p>
      <text:p text:style-name="P7"><text:soft-page-break/>❹ <text:span text:style-name="T1">print('Thank you!')</text:span></text:p>
      <text:p text:style-name="P30"/>
      <text:p text:style-name="P30"><text:span text:style-name="T2">First, the program sets the </text:span><text:span text:style-name="Source_20_Text"><text:span text:style-name="T2">name</text:span></text:span><text:span text:style-name="T2"> variable ❶ to an empty string. This is so that the </text:span><text:span text:style-name="Source_20_Text"><text:span text:style-name="T2">name != 'your name'</text:span></text:span><text:span text:style-name="T2"> condition will evaluate to </text:span><text:span text:style-name="Source_20_Text"><text:span text:style-name="T2">True</text:span></text:span><text:span text:style-name="T2"> and the program execution will enter the </text:span><text:span text:style-name="Source_20_Text"><text:span text:style-name="T2">while</text:span></text:span><text:span text:style-name="T2"> loop’s clause ❷.</text:span></text:p>
      <text:p text:style-name="P30"><text:span text:style-name="T2">The code inside this clause asks the user to type their name, which is assigned to the </text:span><text:span text:style-name="Source_20_Text"><text:span text:style-name="T2">name</text:span></text:span><text:span text:style-name="T2"> variable ❸. Since this is the last line of the block, the execution moves back to the start of the </text:span><text:span text:style-name="Source_20_Text"><text:span text:style-name="T2">while</text:span></text:span><text:span text:style-name="T2"> loop and reevaluates the condition. If the value in </text:span><text:span text:style-name="Source_20_Text"><text:span text:style-name="T2">name</text:span></text:span><text:span text:style-name="T2">is </text:span><text:span text:style-name="Emphasis"><text:span text:style-name="T2">not equal</text:span></text:span><text:span text:style-name="T2"> to the string </text:span><text:span text:style-name="Source_20_Text"><text:span text:style-name="T2">'your name'</text:span></text:span><text:span text:style-name="T2">, then the condition is </text:span><text:span text:style-name="Source_20_Text"><text:span text:style-name="T2">True</text:span></text:span><text:span text:style-name="T2">, and the execution enters the </text:span><text:span text:style-name="Source_20_Text"><text:span text:style-name="T2">while</text:span></text:span><text:span text:style-name="T2"> clause again.</text:span></text:p>
      <text:p text:style-name="P30"><text:span text:style-name="T2">But once the user types </text:span><text:span text:style-name="Strong_20_Emphasis"><text:span text:style-name="Source_20_Text"><text:span text:style-name="T2">your name</text:span></text:span></text:span><text:span text:style-name="T2">, the condition of the </text:span><text:span text:style-name="Source_20_Text"><text:span text:style-name="T2">while</text:span></text:span><text:span text:style-name="T2"> loop will be </text:span><text:span text:style-name="Source_20_Text"><text:span text:style-name="T2">'your name' != 'your name'</text:span></text:span><text:span text:style-name="T2">, which evaluates to </text:span><text:span text:style-name="Source_20_Text"><text:span text:style-name="T2">False</text:span></text:span><text:span text:style-name="T2">. The condition is now </text:span><text:span text:style-name="Source_20_Text"><text:span text:style-name="T2">False</text:span></text:span><text:span text:style-name="T2">, and instead of the program execution reentering the </text:span><text:span text:style-name="Source_20_Text"><text:span text:style-name="T2">while</text:span></text:span><text:span text:style-name="T2"> loop’s clause, it skips past it and continues running the rest of the program ❹. </text:span><text:a xlink:type="simple" xlink:href="https://automatetheboringstuff.com/chapter2/#calibre_link-1917" text:style-name="Internet_20_link" text:visited-style-name="Visited_20_Internet_20_Link"><text:span text:style-name="T4">Figure 2-11</text:span></text:a><text:span text:style-name="T2"> shows a flowchart for the </text:span><text:span text:style-name="Emphasis"><text:span text:style-name="T2">yourName.py</text:span></text:span><text:span text:style-name="T2"> program.</text:span></text:p>
      <text:p text:style-name="P28"><text:bookmark text:name="calibre_link-2075"/><text:bookmark text:name="calibre_link-1917"/><draw:frame draw:style-name="fr1" draw:name="graphics19" text:anchor-type="as-char" svg:width="0.7862in" svg:height="0.3929in" draw:z-index="18"><draw:image xlink:href="https://automatetheboringstuff.com/images/000097.png" xlink:type="simple" xlink:show="embed" xlink:actuate="onLoad"/><svg:title>A flowchart of the yourName.py program</svg:title></draw:frame></text:p>
      <text:p text:style-name="P30"><text:span text:style-name="T2">Figure 2-11. A flowchart of the </text:span><text:span text:style-name="Emphasis"><text:span text:style-name="T2">yourName.py</text:span></text:span><text:span text:style-name="T2"> program</text:span></text:p>
      <text:p text:style-name="P30"><text:span text:style-name="T2">Now, let’s see </text:span><text:span text:style-name="Emphasis"><text:span text:style-name="T2">yourName.py</text:span></text:span><text:span text:style-name="T2"> in action. Press </text:span><text:span text:style-name="Strong_20_Emphasis"><text:span text:style-name="T2">F5</text:span></text:span><text:span text:style-name="T2"> to run it, and enter something other than </text:span><text:span text:style-name="Strong_20_Emphasis"><text:span text:style-name="Source_20_Text"><text:span text:style-name="T2">your name</text:span></text:span></text:span><text:span text:style-name="T2"> a few times before you give the program what it wants.</text:span></text:p>
      <text:p text:style-name="P4"><text:bookmark text:name="calibre_link-2076"/>Please type your name.</text:p>
      <text:p text:style-name="P5"><text:span text:style-name="Strong_20_Emphasis"><text:span text:style-name="T2">Al</text:span></text:span></text:p>
      <text:p text:style-name="P4">Please type your name.</text:p>
      <text:p text:style-name="P5"><text:span text:style-name="Strong_20_Emphasis"><text:span text:style-name="T2">Albert</text:span></text:span></text:p>
      <text:p text:style-name="P4">Please type your name.</text:p>
      <text:p text:style-name="P5"><text:span text:style-name="Strong_20_Emphasis"><text:span text:style-name="T2">%#@#%*(^&amp;!!!</text:span></text:span></text:p>
      <text:p text:style-name="P4">Please type your name.</text:p>
      <text:p text:style-name="P5"><text:span text:style-name="Strong_20_Emphasis"><text:span text:style-name="T2">your name</text:span></text:span></text:p>
      <text:p text:style-name="P9">Thank you!</text:p>
      <text:p text:style-name="P30"><text:bookmark text:name="calibre_link-1034"/><text:bookmark text:name="calibre_link-872"/><text:bookmark text:name="calibre_link-676"/><text:bookmark text:name="calibre_link-285"/><text:span text:style-name="T2">If you never enter </text:span><text:span text:style-name="Strong_20_Emphasis"><text:span text:style-name="Source_20_Text"><text:span text:style-name="T2">your name</text:span></text:span></text:span><text:span text:style-name="T2">, then the </text:span><text:span text:style-name="Source_20_Text"><text:span text:style-name="T2">while</text:span></text:span><text:span text:style-name="T2"> loop’s condition will never be </text:span><text:span text:style-name="Source_20_Text"><text:span text:style-name="T2">False</text:span></text:span><text:span text:style-name="T2">, and the program will just keep asking forever. Here, the </text:span><text:span text:style-name="Source_20_Text"><text:span text:style-name="T2">input()</text:span></text:span><text:span text:style-name="T2"> call lets the user enter the right string to make the program move on. In other programs, the condition might never actually change, and that can be a problem. Let’s look at how you can break out of a </text:span><text:span text:style-name="Source_20_Text"><text:span text:style-name="T2">while</text:span></text:span><text:span text:style-name="T2"> loop.</text:span></text:p>
      <text:h text:style-name="P21" text:outline-level="2"><text:bookmark text:name="calibre_link-2077"/><text:soft-page-break/>break Statements</text:h>
      <text:p text:style-name="P30"><text:span text:style-name="T2">There is a shortcut to getting the program execution to break out of a </text:span><text:span text:style-name="Source_20_Text"><text:span text:style-name="T2">while</text:span></text:span><text:span text:style-name="T2"> loop’s clause early. If the execution reaches a </text:span><text:span text:style-name="Source_20_Text"><text:span text:style-name="T2">break</text:span></text:span><text:span text:style-name="T2"> statement, it immediately exits the </text:span><text:span text:style-name="Source_20_Text"><text:span text:style-name="T2">while</text:span></text:span><text:span text:style-name="T2"> loop’s clause. In code, a </text:span><text:span text:style-name="Source_20_Text"><text:span text:style-name="T2">break</text:span></text:span><text:span text:style-name="T2"> statement simply contains the </text:span><text:span text:style-name="Source_20_Text"><text:span text:style-name="T2">break</text:span></text:span><text:span text:style-name="T2"> keyword.</text:span></text:p>
      <text:p text:style-name="P30"><text:span text:style-name="T2">Pretty simple, right? Here’s a program that does the same thing as the previous program, but it uses a </text:span><text:span text:style-name="Source_20_Text"><text:span text:style-name="T2">break</text:span></text:span><text:span text:style-name="T2"> statement to escape the loop. Enter the following code, and save the file as </text:span><text:span text:style-name="Emphasis"><text:span text:style-name="T2">yourName2.py</text:span></text:span><text:span text:style-name="T2">:</text:span></text:p>
      <text:p text:style-name="P30"><text:bookmark text:name="calibre_link-2078"/></text:p>
      <text:p text:style-name="P2">❶ <text:span text:style-name="T1">while True:</text:span></text:p>
      <text:p text:style-name="P2"><text:s text:c="7"/><text:span text:style-name="T1">print('Please type your name.')</text:span></text:p>
      <text:p text:style-name="P2">❷ <text:s text:c="4"/><text:span text:style-name="T1">name = input()</text:span></text:p>
      <text:p text:style-name="P2">❸ <text:s text:c="4"/><text:span text:style-name="T1">if name == 'your name':</text:span></text:p>
      <text:p text:style-name="P2">❹ <text:s text:c="8"/><text:span text:style-name="T1">break</text:span></text:p>
      <text:p text:style-name="P7">❺ <text:span text:style-name="T1">print('Thank you!')</text:span></text:p>
      <text:p text:style-name="P30"/>
      <text:p text:style-name="P30"><text:span text:style-name="T2">The first line ❶ creates an </text:span><text:span text:style-name="Emphasis"><text:span text:style-name="T2">infinite loop</text:span></text:span><text:span text:style-name="T2">; it is a </text:span><text:span text:style-name="Source_20_Text"><text:span text:style-name="T2">while</text:span></text:span><text:span text:style-name="T2"> loop whose condition is always </text:span><text:span text:style-name="Source_20_Text"><text:span text:style-name="T2">True</text:span></text:span><text:span text:style-name="T2">. (The expression </text:span><text:span text:style-name="Source_20_Text"><text:span text:style-name="T2">True</text:span></text:span><text:span text:style-name="T2">, after all, always evaluates down to the value </text:span><text:span text:style-name="Source_20_Text"><text:span text:style-name="T2">True</text:span></text:span><text:span text:style-name="T2">.) The program execution will always enter the loop and will exit it only when a </text:span><text:span text:style-name="Source_20_Text"><text:span text:style-name="T2">break</text:span></text:span><text:span text:style-name="T2">statement is executed. (An infinite loop that </text:span><text:span text:style-name="Emphasis"><text:span text:style-name="T2">never</text:span></text:span><text:span text:style-name="T2"> exits is a common programming bug.)</text:span></text:p>
      <text:p text:style-name="P30"><text:span text:style-name="T2">Just like before, this program asks the user to type </text:span><text:span text:style-name="Strong_20_Emphasis"><text:span text:style-name="Source_20_Text"><text:span text:style-name="T2">your name</text:span></text:span></text:span><text:span text:style-name="T2"> ❷. Now, however, while the execution is still inside the </text:span><text:span text:style-name="Source_20_Text"><text:span text:style-name="T2">while</text:span></text:span><text:span text:style-name="T2"> loop, an </text:span><text:span text:style-name="Source_20_Text"><text:span text:style-name="T2">if</text:span></text:span><text:span text:style-name="T2"> statement gets executed ❸ to check whether </text:span><text:span text:style-name="Source_20_Text"><text:span text:style-name="T2">name</text:span></text:span><text:span text:style-name="T2"> is equal to </text:span><text:span text:style-name="Source_20_Text"><text:span text:style-name="T2">your name</text:span></text:span><text:span text:style-name="T2">. If this condition is </text:span><text:span text:style-name="Source_20_Text"><text:span text:style-name="T2">True</text:span></text:span><text:span text:style-name="T2">, the </text:span><text:span text:style-name="Source_20_Text"><text:span text:style-name="T2">break</text:span></text:span><text:span text:style-name="T2">statement is run ❹, and the execution moves out of the loop to </text:span><text:span text:style-name="Source_20_Text"><text:span text:style-name="T2">print('Thank you!')</text:span></text:span><text:span text:style-name="T2">❺. Otherwise, the </text:span><text:span text:style-name="Source_20_Text"><text:span text:style-name="T2">if</text:span></text:span><text:span text:style-name="T2"> statement’s clause with the </text:span><text:span text:style-name="Source_20_Text"><text:span text:style-name="T2">break</text:span></text:span><text:span text:style-name="T2"> statement is skipped, which puts the execution at the end of the </text:span><text:span text:style-name="Source_20_Text"><text:span text:style-name="T2">while</text:span></text:span><text:span text:style-name="T2"> loop. At this point, the program execution jumps back to the start of the </text:span><text:span text:style-name="Source_20_Text"><text:span text:style-name="T2">while</text:span></text:span><text:span text:style-name="T2"> statement ❶ to recheck the condition. Since this condition is merely the </text:span><text:span text:style-name="Source_20_Text"><text:span text:style-name="T2">True</text:span></text:span><text:span text:style-name="T2"> Boolean value, the execution enters the loop to ask the user to type </text:span><text:span text:style-name="Strong_20_Emphasis"><text:span text:style-name="Source_20_Text"><text:span text:style-name="T2">your name</text:span></text:span></text:span><text:span text:style-name="T2"> again. See </text:span><text:a xlink:type="simple" xlink:href="https://automatetheboringstuff.com/chapter2/#calibre_link-1918" text:style-name="Internet_20_link" text:visited-style-name="Visited_20_Internet_20_Link"><text:span text:style-name="T4">Figure 2-12</text:span></text:a><text:span text:style-name="T2"> for the flowchart of this program.</text:span></text:p>
      <text:p text:style-name="P30"><text:span text:style-name="T2">Run </text:span><text:span text:style-name="Emphasis"><text:span text:style-name="T2">yourName2.py</text:span></text:span><text:span text:style-name="T2">, and enter the same text you entered for </text:span><text:span text:style-name="Emphasis"><text:span text:style-name="T2">yourName.py</text:span></text:span><text:span text:style-name="T2">. The rewritten program should respond in the same way as the original.</text:span></text:p>
      <text:p text:style-name="P28"><text:bookmark text:name="calibre_link-2079"/><text:bookmark text:name="calibre_link-1918"/><draw:frame draw:style-name="fr1" draw:name="graphics20" text:anchor-type="as-char" svg:width="0.7862in" svg:height="0.3929in" draw:z-index="19"><draw:image xlink:href="https://automatetheboringstuff.com/images/000099.jpg" xlink:type="simple" xlink:show="embed" xlink:actuate="onLoad"/><svg:title>The flowchart for the yourName2.py program with an infinite loop. Note that the X path will logically never happen because the loop condition is always True.</svg:title></draw:frame></text:p>
      <text:p text:style-name="P30"><text:span text:style-name="T2">Figure 2-12. The flowchart for the </text:span><text:span text:style-name="Emphasis"><text:span text:style-name="T2">yourName2.py</text:span></text:span><text:span text:style-name="T2"> program with an infinite loop. Note that the X path will logically never happen because the loop condition is always </text:span><text:span text:style-name="Source_20_Text"><text:span text:style-name="T2">True</text:span></text:span><text:span text:style-name="T2">.</text:span></text:p>
      <text:h text:style-name="P21" text:outline-level="2"><text:bookmark text:name="calibre_link-2080"/><text:soft-page-break/>continue Statements</text:h>
      <text:p text:style-name="P30"><text:bookmark text:name="calibre_link-1035"/><text:bookmark text:name="calibre_link-677"/><text:bookmark text:name="calibre_link-364"/><text:span text:style-name="T2">Like </text:span><text:span text:style-name="Source_20_Text"><text:span text:style-name="T2">break</text:span></text:span><text:span text:style-name="T2"> statements, </text:span><text:span text:style-name="Source_20_Text"><text:span text:style-name="T2">continue</text:span></text:span><text:span text:style-name="T2"> statements are used inside loops. When the program execution reaches a </text:span><text:span text:style-name="Source_20_Text"><text:span text:style-name="T2">continue</text:span></text:span><text:span text:style-name="T2"> statement, the program execution immediately jumps back to the start of the loop and reevaluates the loop’s condition. (This is also what happens when the execution reaches the end of the loop.)</text:span></text:p>
      <text:p text:style-name="P29"><text:bookmark text:name="calibre_link-2081"/>Trapped in an Infinite Loop?</text:p>
      <text:p text:style-name="P30"><text:bookmark text:name="calibre_link-873"/><text:span text:style-name="T2">If you ever run a program that has a bug causing it to get stuck in an infinite loop, press CTRL-C. This will send a </text:span><text:span text:style-name="Source_20_Text"><text:span text:style-name="T2">KeyboardInterrupt</text:span></text:span><text:span text:style-name="T2"> error to your program and cause it to stop immediately. To try it, create a simple infinite loop in the file editor, and save it as </text:span><text:span text:style-name="Emphasis"><text:span text:style-name="T2">infiniteloop.py</text:span></text:span><text:span text:style-name="T2">.</text:span></text:p>
      <text:p text:style-name="P4"><text:bookmark text:name="calibre_link-2082"/>while True:</text:p>
      <text:p text:style-name="P7"><text:s text:c="4"/><text:span text:style-name="T1">print('Hello world!')</text:span></text:p>
      <text:p text:style-name="P30"><text:span text:style-name="T2">When you run this program, it will print </text:span><text:span text:style-name="Source_20_Text"><text:span text:style-name="T2">Hello world!</text:span></text:span><text:span text:style-name="T2"> to the screen forever, because the </text:span><text:span text:style-name="Source_20_Text"><text:span text:style-name="T2">while</text:span></text:span><text:span text:style-name="T2"> statement’s condition is always </text:span><text:span text:style-name="Source_20_Text"><text:span text:style-name="T2">True</text:span></text:span><text:span text:style-name="T2">. In IDLE’s interactive shell window, there are only two ways to stop this program: press </text:span><text:span text:style-name="Source_20_Text"><text:span text:style-name="T2">CTRL</text:span></text:span><text:span text:style-name="T2">-C or select </text:span><text:span text:style-name="Strong_20_Emphasis"><text:span text:style-name="T2">Shell ▸ restart Shell</text:span></text:span><text:span text:style-name="T2"> from the menu. </text:span><text:span text:style-name="Source_20_Text"><text:span text:style-name="T2">CTRL</text:span></text:span><text:span text:style-name="T2">-C is handy if you ever want to terminate your program immediately, even if it’s not stuck in an infinite loop.</text:span></text:p>
      <text:p text:style-name="P30"><text:span text:style-name="T2">Let’s use </text:span><text:span text:style-name="Source_20_Text"><text:span text:style-name="T2">continue</text:span></text:span><text:span text:style-name="T2"> to write a program that asks for a name and password. Enter the following code into a new file editor window and save the program as </text:span><text:span text:style-name="Emphasis"><text:span text:style-name="T2">swordfish.py</text:span></text:span><text:span text:style-name="T2">.</text:span></text:p>
      <text:p text:style-name="P30"><text:bookmark text:name="calibre_link-2083"/></text:p>
      <text:p text:style-name="P2"><text:s text:c="2"/><text:span text:style-name="T1">while True:</text:span></text:p>
      <text:p text:style-name="P2"><text:s text:c="6"/><text:span text:style-name="T1">print('Who are you?')</text:span></text:p>
      <text:p text:style-name="P2"><text:s text:c="6"/><text:span text:style-name="T1">name = input()</text:span></text:p>
      <text:p text:style-name="P2">❶ <text:s text:c="3"/><text:span text:style-name="T1">if name != 'Joe':</text:span></text:p>
      <text:p text:style-name="P2">❷ <text:s text:c="7"/><text:span text:style-name="T1">continue</text:span></text:p>
      <text:p text:style-name="P2"><text:s text:c="6"/><text:span text:style-name="T1">print('Hello, Joe. What is the password? (It is a fish.)')</text:span></text:p>
      <text:p text:style-name="P2">❸ <text:s text:c="3"/><text:span text:style-name="T1">password = input()</text:span></text:p>
      <text:p text:style-name="P2"><text:s text:c="6"/><text:span text:style-name="T1">if password == 'swordfish':</text:span></text:p>
      <text:p text:style-name="P2">❹ <text:s text:c="7"/><text:span text:style-name="T1">break</text:span></text:p>
      <text:p text:style-name="P7">❺ <text:span text:style-name="T1">print('Access granted.')</text:span></text:p>
      <text:p text:style-name="P30"/>
      <text:p text:style-name="P30"><text:span text:style-name="T2">If the user enters any name besides </text:span><text:span text:style-name="Source_20_Text"><text:span text:style-name="T2">Joe</text:span></text:span><text:span text:style-name="T2"> ❶, the </text:span><text:span text:style-name="Source_20_Text"><text:span text:style-name="T2">continue</text:span></text:span><text:span text:style-name="T2"> statement ❷ causes the program execution to jump back to the start of the loop. When it reevaluates the condition, the execution will always enter the loop, since the condition is simply the value </text:span><text:span text:style-name="Source_20_Text"><text:span text:style-name="T2">True</text:span></text:span><text:span text:style-name="T2">. Once they make it past that </text:span><text:span text:style-name="Source_20_Text"><text:span text:style-name="T2">if</text:span></text:span><text:span text:style-name="T2"> statement, the </text:span><text:soft-page-break/><text:span text:style-name="T2">user is asked for a password ❸. If the password entered is </text:span><text:span text:style-name="Source_20_Text"><text:span text:style-name="T2">swordfish</text:span></text:span><text:span text:style-name="T2">, then the </text:span><text:span text:style-name="Source_20_Text"><text:span text:style-name="T2">break</text:span></text:span><text:span text:style-name="T2"> statement ❹ is run, and the execution jumps out of the </text:span><text:span text:style-name="Source_20_Text"><text:span text:style-name="T2">while</text:span></text:span><text:span text:style-name="T2"> loop to print </text:span><text:span text:style-name="Source_20_Text"><text:span text:style-name="T2">Access granted</text:span></text:span><text:span text:style-name="T2"> ❺. Otherwise, the execution continues to the end of the </text:span><text:span text:style-name="Source_20_Text"><text:span text:style-name="T2">while</text:span></text:span><text:span text:style-name="T2"> loop, where it then jumps back to the start of the loop. See </text:span><text:a xlink:type="simple" xlink:href="https://automatetheboringstuff.com/chapter2/#calibre_link-1919" text:style-name="Internet_20_link" text:visited-style-name="Visited_20_Internet_20_Link"><text:span text:style-name="T4">Figure 2-13</text:span></text:a><text:span text:style-name="T2"> for this program’s flowchart.</text:span></text:p>
      <text:p text:style-name="P28"><text:bookmark text:name="calibre_link-2084"/><text:bookmark text:name="calibre_link-1919"/><draw:frame draw:style-name="fr1" draw:name="graphics21" text:anchor-type="as-char" svg:width="0.7862in" svg:height="0.3929in" draw:z-index="20"><draw:image xlink:href="https://automatetheboringstuff.com/images/000100.jpg" xlink:type="simple" xlink:show="embed" xlink:actuate="onLoad"/><svg:title>A flowchart for swordfish.py. The X path will logically never happen because the loop condition is always True.</svg:title></draw:frame></text:p>
      <text:p text:style-name="P30"><text:span text:style-name="T2">Figure 2-13. A flowchart for </text:span><text:span text:style-name="Emphasis"><text:span text:style-name="T2">swordfish.py</text:span></text:span><text:span text:style-name="T2">. The X path will logically never happen because the loop condition is always </text:span><text:span text:style-name="Source_20_Text"><text:span text:style-name="T2">True</text:span></text:span><text:span text:style-name="T2">.</text:span></text:p>
      <text:p text:style-name="P28"><text:bookmark text:name="calibre_link-2085"/>“<text:span text:style-name="T1">Truthy” and “Falsey” Values</text:span></text:p>
      <text:p text:style-name="P30"><text:bookmark text:name="calibre_link-1741"/><text:bookmark text:name="calibre_link-1036"/><text:bookmark text:name="calibre_link-701"/><text:bookmark text:name="calibre_link-618"/><text:bookmark text:name="calibre_link-280"/><text:span text:style-name="T2">There are some values in other data types that conditions will consider equivalent to </text:span><text:span text:style-name="Source_20_Text"><text:span text:style-name="T2">True</text:span></text:span><text:span text:style-name="T2"> and </text:span><text:span text:style-name="Source_20_Text"><text:span text:style-name="T2">False</text:span></text:span><text:span text:style-name="T2">. When used in conditions, </text:span><text:span text:style-name="Source_20_Text"><text:span text:style-name="T2">0</text:span></text:span><text:span text:style-name="T2">, </text:span><text:span text:style-name="Source_20_Text"><text:span text:style-name="T2">0.0</text:span></text:span><text:span text:style-name="T2">, and </text:span><text:span text:style-name="Source_20_Text"><text:span text:style-name="T2">''</text:span></text:span><text:span text:style-name="T2"> (the empty string) are considered </text:span><text:span text:style-name="Source_20_Text"><text:span text:style-name="T2">False</text:span></text:span><text:span text:style-name="T2">, while all other values are considered </text:span><text:span text:style-name="Source_20_Text"><text:span text:style-name="T2">True</text:span></text:span><text:span text:style-name="T2">. For example, look at the following program:</text:span></text:p>
      <text:p text:style-name="P30"><text:bookmark text:name="calibre_link-2086"/></text:p>
      <text:p text:style-name="P4">name = ''</text:p>
      <text:p text:style-name="P4">while not name:❶</text:p>
      <text:p text:style-name="P2"><text:s text:c="4"/><text:span text:style-name="T1">print('Enter your name:')</text:span></text:p>
      <text:p text:style-name="P2"><text:s text:c="4"/><text:span text:style-name="T1">name = input()</text:span></text:p>
      <text:p text:style-name="P4">print('How many guests will you have?')</text:p>
      <text:p text:style-name="P4">numOfGuests = int(input())</text:p>
      <text:p text:style-name="P4">if numOfGuests:❷</text:p>
      <text:p text:style-name="P2"><text:s text:c="4"/><text:span text:style-name="T1">print('Be sure to have enough room for all your guests.')❸</text:span></text:p>
      <text:p text:style-name="P9">print('Done')</text:p>
      <text:p text:style-name="P30"/>
      <text:p text:style-name="P30"><text:span text:style-name="T2">If the user enters a blank string for </text:span><text:span text:style-name="Source_20_Text"><text:span text:style-name="T2">name</text:span></text:span><text:span text:style-name="T2">, then the </text:span><text:span text:style-name="Source_20_Text"><text:span text:style-name="T2">while</text:span></text:span><text:span text:style-name="T2"> statement’s condition will be </text:span><text:span text:style-name="Source_20_Text"><text:span text:style-name="T2">True</text:span></text:span><text:span text:style-name="T2"> ❶, and the program continues to ask for a name. If the value for </text:span><text:span text:style-name="Source_20_Text"><text:span text:style-name="T2">numOfGuests</text:span></text:span><text:span text:style-name="T2"> is not </text:span><text:span text:style-name="Source_20_Text"><text:span text:style-name="T2">0</text:span></text:span><text:span text:style-name="T2"> ❷, then the condition is considered to be </text:span><text:span text:style-name="Source_20_Text"><text:span text:style-name="T2">True</text:span></text:span><text:span text:style-name="T2">, and the program will print a reminder for the user ❸.</text:span></text:p>
      <text:p text:style-name="P30"><text:span text:style-name="T2">You could have typed </text:span><text:span text:style-name="Source_20_Text"><text:span text:style-name="T2">not name != ''</text:span></text:span><text:span text:style-name="T2"> instead of </text:span><text:span text:style-name="Source_20_Text"><text:span text:style-name="T2">not name</text:span></text:span><text:span text:style-name="T2">, and </text:span><text:span text:style-name="Source_20_Text"><text:span text:style-name="T2">numOfGuests != 0</text:span></text:span><text:span text:style-name="T2">instead of </text:span><text:span text:style-name="Source_20_Text"><text:span text:style-name="T2">numOfGuests</text:span></text:span><text:span text:style-name="T2">, but using the truthy and falsey values can make your code easier to read.</text:span></text:p>
      <text:p text:style-name="P29">Run this program and give it some input. Until you claim to be Joe, it shouldn’t ask for a password, and once you enter the correct password, it should exit.</text:p>
      <text:p text:style-name="P4"><text:bookmark text:name="calibre_link-2087"/>Who are you?</text:p>
      <text:p text:style-name="P5"><text:span text:style-name="Strong_20_Emphasis"><text:span text:style-name="T2">I'm fine, thanks. Who are you?</text:span></text:span></text:p>
      <text:p text:style-name="P4">Who are you?</text:p>
      <text:p text:style-name="P5"><text:soft-page-break/><text:span text:style-name="Strong_20_Emphasis"><text:span text:style-name="T2">Joe</text:span></text:span></text:p>
      <text:p text:style-name="P4">Hello, Joe. What is the password? (It is a fish.)</text:p>
      <text:p text:style-name="P5"><text:span text:style-name="Strong_20_Emphasis"><text:span text:style-name="T2">Mary</text:span></text:span></text:p>
      <text:p text:style-name="P4">Who are you?</text:p>
      <text:p text:style-name="P5"><text:span text:style-name="Strong_20_Emphasis"><text:span text:style-name="T2">Joe</text:span></text:span></text:p>
      <text:p text:style-name="P4">Hello, Joe. What is the password? (It is a fish.)</text:p>
      <text:p text:style-name="P5"><text:span text:style-name="Strong_20_Emphasis"><text:span text:style-name="T2">swordfish</text:span></text:span></text:p>
      <text:p text:style-name="P9">Access granted.</text:p>
      <text:h text:style-name="P21" text:outline-level="2"><text:bookmark text:name="calibre_link-2088"/>for Loops and the range() Function</text:h>
      <text:p text:style-name="P24"><text:span text:style-name="T2">The </text:span><text:span text:style-name="Source_20_Text"><text:span text:style-name="T2">while</text:span></text:span><text:span text:style-name="T2"> loop keeps looping while its condition is </text:span><text:span text:style-name="Source_20_Text"><text:span text:style-name="T2">True</text:span></text:span><text:span text:style-name="T2"> (which is the reason for its name), but what if you want to execute a block of code only a certain number of times? You can do this with a </text:span><text:span text:style-name="Source_20_Text"><text:span text:style-name="T2">for</text:span></text:span><text:span text:style-name="T2"> loop statement and the </text:span><text:span text:style-name="Source_20_Text"><text:span text:style-name="T2">range()</text:span></text:span><text:span text:style-name="T2"> function.</text:span></text:p>
      <text:p text:style-name="P30"><text:bookmark text:name="calibre_link-333"/><text:bookmark text:name="calibre_link-210"/><text:span text:style-name="T2">In code, a </text:span><text:span text:style-name="Source_20_Text"><text:span text:style-name="T2">for</text:span></text:span><text:span text:style-name="T2"> statement looks something like </text:span><text:span text:style-name="Source_20_Text"><text:span text:style-name="T2">for i in range(5):</text:span></text:span><text:span text:style-name="T2"> and always includes the following:</text:span></text:p>
      <text:list xml:id="list5248825056706940025" text:style-name="L20">
        <text:list-item>
          <text:p text:style-name="P95"><text:span text:style-name="T2">The </text:span><text:span text:style-name="Source_20_Text"><text:span text:style-name="T2">for</text:span></text:span><text:span text:style-name="T2"> keyword</text:span></text:p>
        </text:list-item>
        <text:list-item>
          <text:p text:style-name="P68">A variable name</text:p>
        </text:list-item>
        <text:list-item>
          <text:p text:style-name="P95"><text:span text:style-name="T2">The </text:span><text:span text:style-name="Source_20_Text"><text:span text:style-name="T2">in</text:span></text:span><text:span text:style-name="T2"> keyword</text:span></text:p>
        </text:list-item>
        <text:list-item>
          <text:p text:style-name="P95"><text:span text:style-name="T2">A call to the </text:span><text:span text:style-name="Source_20_Text"><text:span text:style-name="T2">range()</text:span></text:span><text:span text:style-name="T2"> method with up to three integers passed to it</text:span></text:p>
        </text:list-item>
        <text:list-item>
          <text:p text:style-name="P68">A colon</text:p>
        </text:list-item>
        <text:list-item>
          <text:p text:style-name="P95"><text:span text:style-name="T2">Starting on the next line, an indented block of code (called the </text:span><text:span text:style-name="Source_20_Text"><text:span text:style-name="T2">for</text:span></text:span><text:span text:style-name="T2"> clause)</text:span></text:p>
        </text:list-item>
      </text:list>
      <text:p text:style-name="P30"><text:span text:style-name="T2">Let’s create a new program called </text:span><text:span text:style-name="Emphasis"><text:span text:style-name="T2">fiveTimes.py</text:span></text:span><text:span text:style-name="T2"> to help you see a </text:span><text:span text:style-name="Source_20_Text"><text:span text:style-name="T2">for</text:span></text:span><text:span text:style-name="T2"> loop in action.</text:span></text:p>
      <text:p text:style-name="P30"><text:bookmark text:name="calibre_link-2089"/></text:p>
      <text:p text:style-name="P4">print('My name is')</text:p>
      <text:p text:style-name="P4">for i in range(5):</text:p>
      <text:p text:style-name="P7"><text:s text:c="4"/><text:span text:style-name="T1">print('Jimmy Five Times (' + str(i) + ')')</text:span></text:p>
      <text:p text:style-name="P30"/>
      <text:p text:style-name="P30"><text:span text:style-name="T2">The code in the </text:span><text:span text:style-name="Source_20_Text"><text:span text:style-name="T2">for</text:span></text:span><text:span text:style-name="T2"> loop’s clause is run five times. The first time it is run, the variable </text:span><text:span text:style-name="Source_20_Text"><text:span text:style-name="T2">i</text:span></text:span><text:span text:style-name="T2"> is set to </text:span><text:span text:style-name="Source_20_Text"><text:span text:style-name="T2">0</text:span></text:span><text:span text:style-name="T2">. The </text:span><text:span text:style-name="Source_20_Text"><text:span text:style-name="T2">print()</text:span></text:span><text:span text:style-name="T2"> call in the clause will print </text:span><text:span text:style-name="Source_20_Text"><text:span text:style-name="T2">Jimmy Five Times (0)</text:span></text:span><text:span text:style-name="T2">. After Python finishes an iteration through all the code inside the </text:span><text:span text:style-name="Source_20_Text"><text:span text:style-name="T2">for</text:span></text:span><text:span text:style-name="T2"> loop’s clause, the execution goes back to the top of the loop, and the </text:span><text:span text:style-name="Source_20_Text"><text:span text:style-name="T2">for</text:span></text:span><text:span text:style-name="T2"> statement increments </text:span><text:span text:style-name="Source_20_Text"><text:span text:style-name="T2">i</text:span></text:span><text:span text:style-name="T2">by one. This is why </text:span><text:span text:style-name="Source_20_Text"><text:span text:style-name="T2">range(5)</text:span></text:span><text:span text:style-name="T2"> results in five iterations through the clause, with </text:span><text:span text:style-name="Source_20_Text"><text:span text:style-name="T2">i</text:span></text:span><text:span text:style-name="T2">being set to </text:span><text:span text:style-name="Source_20_Text"><text:span text:style-name="T2">0</text:span></text:span><text:span text:style-name="T2">, then </text:span><text:span text:style-name="Source_20_Text"><text:span text:style-name="T2">1</text:span></text:span><text:span text:style-name="T2">, then </text:span><text:span text:style-name="Source_20_Text"><text:span text:style-name="T2">2</text:span></text:span><text:span text:style-name="T2">, then </text:span><text:span text:style-name="Source_20_Text"><text:span text:style-name="T2">3</text:span></text:span><text:span text:style-name="T2">, and then </text:span><text:span text:style-name="Source_20_Text"><text:span text:style-name="T2">4</text:span></text:span><text:span text:style-name="T2">. The </text:span><text:soft-page-break/><text:span text:style-name="T2">variable </text:span><text:span text:style-name="Source_20_Text"><text:span text:style-name="T2">i</text:span></text:span><text:span text:style-name="T2"> will go up to, but will not include, the integer passed to </text:span><text:span text:style-name="Source_20_Text"><text:span text:style-name="T2">range()</text:span></text:span><text:span text:style-name="T2">. </text:span><text:a xlink:type="simple" xlink:href="https://automatetheboringstuff.com/chapter2/#calibre_link-1920" text:style-name="Internet_20_link" text:visited-style-name="Visited_20_Internet_20_Link"><text:span text:style-name="T4">Figure 2-14</text:span></text:a><text:span text:style-name="T2"> shows a flowchart for the </text:span><text:span text:style-name="Emphasis"><text:span text:style-name="T2">fiveTimes.py</text:span></text:span><text:span text:style-name="T2"> program.</text:span></text:p>
      <text:p text:style-name="P28"><text:bookmark text:name="calibre_link-2090"/><text:bookmark text:name="calibre_link-1920"/><draw:frame draw:style-name="fr1" draw:name="graphics22" text:anchor-type="as-char" svg:width="0.7862in" svg:height="0.3929in" draw:z-index="21"><draw:image xlink:href="https://automatetheboringstuff.com/images/000102.png" xlink:type="simple" xlink:show="embed" xlink:actuate="onLoad"/><svg:title>The flowchart for fiveTimes.py</svg:title></draw:frame></text:p>
      <text:p text:style-name="P30"><text:span text:style-name="T2">Figure 2-14. The flowchart for </text:span><text:span text:style-name="Emphasis"><text:span text:style-name="T2">fiveTimes.py</text:span></text:span></text:p>
      <text:p text:style-name="P30"><text:bookmark text:name="calibre_link-365"/><text:bookmark text:name="calibre_link-286"/><text:span text:style-name="T2">When you run this program, it should print </text:span><text:span text:style-name="Source_20_Text"><text:span text:style-name="T2">Jimmy Five Times</text:span></text:span><text:span text:style-name="T2"> followed by the value of </text:span><text:span text:style-name="Source_20_Text"><text:span text:style-name="T2">i</text:span></text:span><text:span text:style-name="T2"> five times before leaving the </text:span><text:span text:style-name="Source_20_Text"><text:span text:style-name="T2">for</text:span></text:span><text:span text:style-name="T2"> loop.</text:span></text:p>
      <text:p text:style-name="P4"><text:bookmark text:name="calibre_link-2091"/>My name is</text:p>
      <text:p text:style-name="P4">Jimmy Five Times (0)</text:p>
      <text:p text:style-name="P4">Jimmy Five Times (1)</text:p>
      <text:p text:style-name="P4">Jimmy Five Times (2)</text:p>
      <text:p text:style-name="P4">Jimmy Five Times (3)</text:p>
      <text:p text:style-name="P9">Jimmy Five Times (4)</text:p>
      <text:h text:style-name="P27" text:outline-level="3"><text:bookmark text:name="calibre_link-2092"/>Note</text:h>
      <text:p text:style-name="P30"><text:span text:style-name="Emphasis"><text:span text:style-name="T2">You can use </text:span></text:span><text:span text:style-name="Emphasis"><text:span text:style-name="Source_20_Text"><text:span text:style-name="T2">break</text:span></text:span></text:span><text:span text:style-name="Emphasis"><text:span text:style-name="T2"> and </text:span></text:span><text:span text:style-name="Emphasis"><text:span text:style-name="Source_20_Text"><text:span text:style-name="T2">continue</text:span></text:span></text:span><text:span text:style-name="Emphasis"><text:span text:style-name="T2"> statements inside </text:span></text:span><text:span text:style-name="Emphasis"><text:span text:style-name="Source_20_Text"><text:span text:style-name="T2">for</text:span></text:span></text:span><text:span text:style-name="Emphasis"><text:span text:style-name="T2"> loops as well. The </text:span></text:span><text:span text:style-name="Emphasis"><text:span text:style-name="Source_20_Text"><text:span text:style-name="T2">continue</text:span></text:span></text:span><text:span text:style-name="Emphasis"><text:span text:style-name="T2">statement will continue to the next value of the </text:span></text:span><text:span text:style-name="Emphasis"><text:span text:style-name="Source_20_Text"><text:span text:style-name="T2">for</text:span></text:span></text:span><text:span text:style-name="Emphasis"><text:span text:style-name="T2"> loop’s counter, as if the program execution had reached the end of the loop and returned to the start. In fact, you can use </text:span></text:span><text:span text:style-name="Emphasis"><text:span text:style-name="Source_20_Text"><text:span text:style-name="T2">continue</text:span></text:span></text:span><text:span text:style-name="Emphasis"><text:span text:style-name="T2"> and </text:span></text:span><text:span text:style-name="Emphasis"><text:span text:style-name="Source_20_Text"><text:span text:style-name="T2">break</text:span></text:span></text:span><text:span text:style-name="Emphasis"><text:span text:style-name="T2"> statements only inside </text:span></text:span><text:span text:style-name="Emphasis"><text:span text:style-name="Source_20_Text"><text:span text:style-name="T2">while</text:span></text:span></text:span><text:span text:style-name="Emphasis"><text:span text:style-name="T2"> and </text:span></text:span><text:span text:style-name="Emphasis"><text:span text:style-name="Source_20_Text"><text:span text:style-name="T2">for</text:span></text:span></text:span><text:span text:style-name="Emphasis"><text:span text:style-name="T2"> loops. If you try to use these statements elsewhere, Python will give you an error.</text:span></text:span></text:p>
      <text:p text:style-name="P30"><text:span text:style-name="T2">As another </text:span><text:span text:style-name="Source_20_Text"><text:span text:style-name="T2">for</text:span></text:span><text:span text:style-name="T2"> loop example, consider this story about the mathematician Karl Friedrich Gauss. When Gauss was a boy, a teacher wanted to give the class some busywork. The teacher told them to add up all the numbers from 0 to 100. Young Gauss came up with a clever trick to figure out the answer in a few seconds, but you can write a Python program with a </text:span><text:span text:style-name="Source_20_Text"><text:span text:style-name="T2">for</text:span></text:span><text:span text:style-name="T2"> loop to do this calculation for you.</text:span></text:p>
      <text:p text:style-name="P30"><text:bookmark text:name="calibre_link-2093"/></text:p>
      <text:p text:style-name="P2">❶ <text:span text:style-name="T1">total = 0</text:span></text:p>
      <text:p text:style-name="P2">❷ <text:span text:style-name="T1">for num in range(101):</text:span></text:p>
      <text:p text:style-name="P2">❸ <text:s text:c="4"/><text:span text:style-name="T1">total = total + num</text:span></text:p>
      <text:p text:style-name="P7">❹ <text:span text:style-name="T1">print(total)</text:span></text:p>
      <text:p text:style-name="P30"/>
      <text:p text:style-name="P30"><text:span text:style-name="T2">The result should be 5,050. When the program first starts, the </text:span><text:span text:style-name="Source_20_Text"><text:span text:style-name="T2">total</text:span></text:span><text:span text:style-name="T2"> variable is set to </text:span><text:span text:style-name="Source_20_Text"><text:span text:style-name="T2">0</text:span></text:span><text:span text:style-name="T2"> ❶. The </text:span><text:span text:style-name="Source_20_Text"><text:span text:style-name="T2">for</text:span></text:span><text:span text:style-name="T2"> loop ❷ then executes </text:span><text:span text:style-name="Source_20_Text"><text:span text:style-name="T2">total = total + num</text:span></text:span><text:span text:style-name="T2"> ❸ 100 times. By the time the loop has finished all of its 100 iterations, every integer from </text:span><text:span text:style-name="Source_20_Text"><text:span text:style-name="T2">0</text:span></text:span><text:span text:style-name="T2"> to </text:span><text:span text:style-name="Source_20_Text"><text:span text:style-name="T2">100</text:span></text:span><text:span text:style-name="T2"> will have been added to </text:span><text:span text:style-name="Source_20_Text"><text:span text:style-name="T2">total</text:span></text:span><text:span text:style-name="T2">. At this point, </text:span><text:span text:style-name="Source_20_Text"><text:span text:style-name="T2">total</text:span></text:span><text:span text:style-name="T2"> is printed to the </text:span><text:soft-page-break/><text:span text:style-name="T2">screen ❹. Even on the slowest computers, this program takes less than a second to complete.</text:span></text:p>
      <text:p text:style-name="P29">(Young Gauss figured out that there were 50 pairs of numbers that added up to 101: 1 + 100, 2 + 99, 3 + 98, 4 + 97, and so on, until 50 + 51. Since 50 × 101 is 5,050, the sum of all the numbers from 0 to 100 is 5,050. Clever kid!)</text:p>
      <text:h text:style-name="P27" text:outline-level="3"><text:bookmark text:name="calibre_link-2094"/>An Equivalent while Loop</text:h>
      <text:p text:style-name="P30"><text:span text:style-name="T2">You can actually use a </text:span><text:span text:style-name="Source_20_Text"><text:span text:style-name="T2">while</text:span></text:span><text:span text:style-name="T2"> loop to do the same thing as a </text:span><text:span text:style-name="Source_20_Text"><text:span text:style-name="T2">for</text:span></text:span><text:span text:style-name="T2"> loop; </text:span><text:span text:style-name="Source_20_Text"><text:span text:style-name="T2">for</text:span></text:span><text:span text:style-name="T2"> loops are just more concise. Let’s rewrite </text:span><text:span text:style-name="Emphasis"><text:span text:style-name="T2">fiveTimes.py</text:span></text:span><text:span text:style-name="T2"> to use a </text:span><text:span text:style-name="Source_20_Text"><text:span text:style-name="T2">while</text:span></text:span><text:span text:style-name="T2"> loop equivalent of a </text:span><text:span text:style-name="Source_20_Text"><text:span text:style-name="T2">for</text:span></text:span><text:span text:style-name="T2">loop.</text:span></text:p>
      <text:p text:style-name="P30"><text:bookmark text:name="calibre_link-2095"/></text:p>
      <text:p text:style-name="P4">print('My name is')</text:p>
      <text:p text:style-name="P4">i = 0</text:p>
      <text:p text:style-name="P4">while i &lt; 5:</text:p>
      <text:p text:style-name="P2"><text:s text:c="4"/><text:span text:style-name="T1">print('Jimmy Five Times (' + str(i) + ')')</text:span></text:p>
      <text:p text:style-name="P7"><text:s text:c="4"/><text:span text:style-name="T1">i = i + 1</text:span></text:p>
      <text:p text:style-name="P30"/>
      <text:p text:style-name="P30"><text:bookmark text:name="calibre_link-1624"/><text:bookmark text:name="calibre_link-1435"/><text:bookmark text:name="calibre_link-1037"/><text:span text:style-name="T2">If you run this program, the output should look the same as the </text:span><text:span text:style-name="Emphasis"><text:span text:style-name="T2">fiveTimes.py</text:span></text:span><text:span text:style-name="T2">program, which uses a </text:span><text:span text:style-name="Source_20_Text"><text:span text:style-name="T2">for</text:span></text:span><text:span text:style-name="T2"> loop.</text:span></text:p>
      <text:h text:style-name="P27" text:outline-level="3"><text:bookmark text:name="calibre_link-2096"/>The Starting, Stopping, and Stepping Arguments to range()</text:h>
      <text:p text:style-name="P30"><text:span text:style-name="T2">Some functions can be called with multiple arguments separated by a comma, and </text:span><text:span text:style-name="Source_20_Text"><text:span text:style-name="T2">range()</text:span></text:span><text:span text:style-name="T2"> is one of them. This lets you change the integer passed to </text:span><text:span text:style-name="Source_20_Text"><text:span text:style-name="T2">range()</text:span></text:span><text:span text:style-name="T2"> to follow any sequence of integers, including starting at a number other than zero.</text:span></text:p>
      <text:p text:style-name="P30"><text:bookmark text:name="calibre_link-2097"/></text:p>
      <text:p text:style-name="P4">for i in range(12, 16):</text:p>
      <text:p text:style-name="P7"><text:s text:c="4"/><text:span text:style-name="T1">print(i)</text:span></text:p>
      <text:p text:style-name="P30"/>
      <text:p text:style-name="P30"><text:span text:style-name="T2">The first argument will be where the </text:span><text:span text:style-name="Source_20_Text"><text:span text:style-name="T2">for</text:span></text:span><text:span text:style-name="T2"> loop’s variable starts, and the second argument will be up to, but not including, the number to stop at.</text:span></text:p>
      <text:p text:style-name="P4"><text:bookmark text:name="calibre_link-2098"/>12</text:p>
      <text:p text:style-name="P4">13</text:p>
      <text:p text:style-name="P4">14</text:p>
      <text:p text:style-name="P9">15</text:p>
      <text:p text:style-name="P30"><text:soft-page-break/><text:span text:style-name="T2">The </text:span><text:span text:style-name="Source_20_Text"><text:span text:style-name="T2">range()</text:span></text:span><text:span text:style-name="T2"> function can also be called with three arguments. The first two arguments will be the start and stop values, and the third will be the </text:span><text:span text:style-name="Emphasis"><text:span text:style-name="T2">step argument</text:span></text:span><text:span text:style-name="T2">. The step is the amount that the variable is increased by after each iteration.</text:span></text:p>
      <text:p text:style-name="P30"><text:bookmark text:name="calibre_link-2099"/></text:p>
      <text:p text:style-name="P4">for i in range(0, 10, 2):</text:p>
      <text:p text:style-name="P7"><text:s text:c="4"/><text:span text:style-name="T1">print(i)</text:span></text:p>
      <text:p text:style-name="P30"/>
      <text:p text:style-name="P30"><text:span text:style-name="T2">So calling </text:span><text:span text:style-name="Source_20_Text"><text:span text:style-name="T2">range(0, 10, 2)</text:span></text:span><text:span text:style-name="T2"> will count from zero to eight by intervals of two.</text:span></text:p>
      <text:p text:style-name="P4"><text:bookmark text:name="calibre_link-2100"/>0</text:p>
      <text:p text:style-name="P4">2</text:p>
      <text:p text:style-name="P4">4</text:p>
      <text:p text:style-name="P4">6</text:p>
      <text:p text:style-name="P9">8</text:p>
      <text:p text:style-name="P30"><text:span text:style-name="T2">The </text:span><text:span text:style-name="Source_20_Text"><text:span text:style-name="T2">range()</text:span></text:span><text:span text:style-name="T2"> function is flexible in the sequence of numbers it produces for </text:span><text:span text:style-name="Source_20_Text"><text:span text:style-name="T2">for</text:span></text:span><text:span text:style-name="T2">loops. </text:span><text:span text:style-name="Emphasis"><text:span text:style-name="T2">For</text:span></text:span><text:span text:style-name="T2"> example (I never apologize for my puns), you can even use a negative number for the step argument to make the </text:span><text:span text:style-name="Source_20_Text"><text:span text:style-name="T2">for</text:span></text:span><text:span text:style-name="T2"> loop count down instead of up.</text:span></text:p>
      <text:p text:style-name="P30"><text:bookmark text:name="calibre_link-2101"/></text:p>
      <text:p text:style-name="P4">for i in range(5, -1, -1):</text:p>
      <text:p text:style-name="P7"><text:s text:c="4"/><text:span text:style-name="T1">print(i)</text:span></text:p>
      <text:p text:style-name="P30"/>
      <text:p text:style-name="P30"><text:span text:style-name="T2">Running a </text:span><text:span text:style-name="Source_20_Text"><text:span text:style-name="T2">for</text:span></text:span><text:span text:style-name="T2"> loop to print </text:span><text:span text:style-name="Source_20_Text"><text:span text:style-name="T2">i</text:span></text:span><text:span text:style-name="T2"> with </text:span><text:span text:style-name="Source_20_Text"><text:span text:style-name="T2">range(5, -1, -1)</text:span></text:span><text:span text:style-name="T2"> should print from five down to zero.</text:span></text:p>
      <text:p text:style-name="P4"><text:bookmark text:name="calibre_link-2102"/>5</text:p>
      <text:p text:style-name="P4">4</text:p>
      <text:p text:style-name="P4">3</text:p>
      <text:p text:style-name="P4">2</text:p>
      <text:p text:style-name="P4">1</text:p>
      <text:p text:style-name="P9">0</text:p>
      <text:h text:style-name="P15" text:outline-level="1"><text:bookmark text:name="calibre_link-67"/>Importing Modules</text:h>
      <text:p text:style-name="P30"><text:span text:style-name="T5"><draw:a xlink:type="simple" xlink:href="https://youtu.be/xJLj6fWfw6k"><draw:frame draw:style-name="fr2" draw:name="graphics23" text:anchor-type="as-char" svg:width="0.8138in" svg:height="0.4209in" draw:z-index="22"><draw:image xlink:href="https://automatetheboringstuff.com/images/youtubelogo.png" xlink:type="simple" xlink:show="embed" xlink:actuate="onLoad"/></draw:frame></draw:a></text:span><text:a xlink:type="simple" xlink:href="https://youtu.be/xJLj6fWfw6k" text:style-name="Internet_20_link" text:visited-style-name="Visited_20_Internet_20_Link"> </text:a><text:a xlink:type="simple" xlink:href="https://youtu.be/xJLj6fWfw6k" text:style-name="Internet_20_link" text:visited-style-name="Visited_20_Internet_20_Link"><text:span text:style-name="T4">import Statements, sys.exit(), the pyperclip Module</text:span></text:a></text:p>
      <text:p text:style-name="P30"><text:bookmark text:name="calibre_link-1612"/><text:bookmark text:name="calibre_link-1095"/><text:bookmark text:name="calibre_link-859"/><text:bookmark text:name="calibre_link-722"/><text:bookmark text:name="calibre_link-292"/><text:soft-page-break/><text:span text:style-name="T2">All Python programs can call a basic set of functions called </text:span><text:span text:style-name="Emphasis"><text:span text:style-name="T2">built-in functions</text:span></text:span><text:span text:style-name="T2">, including the </text:span><text:span text:style-name="Source_20_Text"><text:span text:style-name="T2">print()</text:span></text:span><text:span text:style-name="T2">, </text:span><text:span text:style-name="Source_20_Text"><text:span text:style-name="T2">input()</text:span></text:span><text:span text:style-name="T2">, and </text:span><text:span text:style-name="Source_20_Text"><text:span text:style-name="T2">len()</text:span></text:span><text:span text:style-name="T2"> functions you’ve seen before. Python also comes with a set of modules called the </text:span><text:span text:style-name="Emphasis"><text:span text:style-name="T2">standard library</text:span></text:span><text:span text:style-name="T2">. Each module is a Python program that contains a related group of functions that can be embedded in your programs. For example, the </text:span><text:span text:style-name="Source_20_Text"><text:span text:style-name="T2">math</text:span></text:span><text:span text:style-name="T2"> module has mathematics-related functions, the </text:span><text:span text:style-name="Source_20_Text"><text:span text:style-name="T2">random</text:span></text:span><text:span text:style-name="T2"> module has random number–related functions, and so on.</text:span></text:p>
      <text:p text:style-name="P30"><text:span text:style-name="T2">Before you can use the functions in a module, you must import the module with an </text:span><text:span text:style-name="Source_20_Text"><text:span text:style-name="T2">import</text:span></text:span><text:span text:style-name="T2"> statement. In code, an </text:span><text:span text:style-name="Source_20_Text"><text:span text:style-name="T2">import</text:span></text:span><text:span text:style-name="T2"> statement consists of the following:</text:span></text:p>
      <text:list xml:id="list8652464534487517899" text:style-name="L21">
        <text:list-item>
          <text:p text:style-name="P96"><text:span text:style-name="T2">The </text:span><text:span text:style-name="Source_20_Text"><text:span text:style-name="T2">import</text:span></text:span><text:span text:style-name="T2"> keyword</text:span></text:p>
        </text:list-item>
        <text:list-item>
          <text:p text:style-name="P69">The name of the module</text:p>
        </text:list-item>
        <text:list-item>
          <text:p text:style-name="P69">Optionally, more module names, as long as they are separated by commas</text:p>
        </text:list-item>
      </text:list>
      <text:p text:style-name="P30"><text:span text:style-name="T2">Once you import a module, you can use all the cool functions of that module. Let’s give it a try with the </text:span><text:span text:style-name="Source_20_Text"><text:span text:style-name="T2">random</text:span></text:span><text:span text:style-name="T2"> module, which will give us access to the </text:span><text:span text:style-name="Source_20_Text"><text:span text:style-name="T2">random.randint()</text:span></text:span><text:span text:style-name="T2"> function.</text:span></text:p>
      <text:p text:style-name="P30"><text:span text:style-name="T2">Enter this code into the file editor, and save it as </text:span><text:span text:style-name="Emphasis"><text:span text:style-name="T2">printRandom.py</text:span></text:span><text:span text:style-name="T2">:</text:span></text:p>
      <text:p text:style-name="P30"><text:bookmark text:name="calibre_link-2103"/></text:p>
      <text:p text:style-name="P4">import random</text:p>
      <text:p text:style-name="P4">for i in range(5):</text:p>
      <text:p text:style-name="P7"><text:s text:c="4"/><text:span text:style-name="T1">print(random.randint(1, 10))</text:span></text:p>
      <text:p text:style-name="P30"/>
      <text:p text:style-name="P29">When you run this program, the output will look something like this:</text:p>
      <text:p text:style-name="P4"><text:bookmark text:name="calibre_link-2104"/>4</text:p>
      <text:p text:style-name="P4">1</text:p>
      <text:p text:style-name="P4">8</text:p>
      <text:p text:style-name="P4">4</text:p>
      <text:p text:style-name="P9">1</text:p>
      <text:p text:style-name="P30"><text:span text:style-name="T2">The </text:span><text:span text:style-name="Source_20_Text"><text:span text:style-name="T2">random.randint()</text:span></text:span><text:span text:style-name="T2"> function call evaluates to a random integer value between the two integers that you pass it. Since </text:span><text:span text:style-name="Source_20_Text"><text:span text:style-name="T2">randint()</text:span></text:span><text:span text:style-name="T2"> is in the </text:span><text:span text:style-name="Source_20_Text"><text:span text:style-name="T2">random</text:span></text:span><text:span text:style-name="T2"> module, you must first type </text:span><text:span text:style-name="Strong_20_Emphasis"><text:span text:style-name="Source_20_Text"><text:span text:style-name="T2">random.</text:span></text:span></text:span><text:span text:style-name="T2"> in front of the function name to tell Python to look for this function inside the </text:span><text:span text:style-name="Source_20_Text"><text:span text:style-name="T2">random</text:span></text:span><text:span text:style-name="T2"> module.</text:span></text:p>
      <text:p text:style-name="P30"><text:span text:style-name="T2">Here’s an example of an </text:span><text:span text:style-name="Source_20_Text"><text:span text:style-name="T2">import</text:span></text:span><text:span text:style-name="T2"> statement that imports four different modules:</text:span></text:p>
      <text:p text:style-name="P9"><text:bookmark text:name="calibre_link-2105"/>import random, sys, os, math</text:p>
      <text:p text:style-name="P29"><text:bookmark text:name="calibre_link-1698"/><text:bookmark text:name="calibre_link-1692"/><text:bookmark text:name="calibre_link-1320"/><text:bookmark text:name="calibre_link-604"/><text:soft-page-break/>Now we can use any of the functions in these four modules. We’ll learn more about them later in the book.</text:p>
      <text:h text:style-name="P1" text:outline-level="2"><text:bookmark text:name="calibre_link-2106"/>from import Statements</text:h>
      <text:p text:style-name="P30"><text:span text:style-name="T2">An alternative form of the </text:span><text:span text:style-name="Source_20_Text"><text:span text:style-name="T2">import</text:span></text:span><text:span text:style-name="T2"> statement is composed of the </text:span><text:span text:style-name="Source_20_Text"><text:span text:style-name="T2">from</text:span></text:span><text:span text:style-name="T2"> keyword, followed by the module name, the </text:span><text:span text:style-name="Source_20_Text"><text:span text:style-name="T2">import</text:span></text:span><text:span text:style-name="T2"> keyword, and a star; for example, </text:span><text:span text:style-name="Source_20_Text"><text:span text:style-name="T2">from random import *.</text:span></text:span></text:p>
      <text:p text:style-name="P30"><text:span text:style-name="T2">With this form of </text:span><text:span text:style-name="Source_20_Text"><text:span text:style-name="T2">import</text:span></text:span><text:span text:style-name="T2"> statement, calls to functions in </text:span><text:span text:style-name="Source_20_Text"><text:span text:style-name="T2">random</text:span></text:span><text:span text:style-name="T2"> will not need the </text:span><text:span text:style-name="Source_20_Text"><text:span text:style-name="T2">random.</text:span></text:span><text:span text:style-name="T2"> prefix. However, using the full name makes for more readable code, so it is better to use the normal form of the </text:span><text:span text:style-name="Source_20_Text"><text:span text:style-name="T2">import</text:span></text:span><text:span text:style-name="T2"> statement.</text:span></text:p>
      <text:h text:style-name="P15" text:outline-level="1"><text:bookmark text:name="calibre_link-2107"/>Ending a Program Early with sys.exit()</text:h>
      <text:p text:style-name="P30"><text:span text:style-name="T2">The last flow control concept to cover is how to terminate the program. This always happens if the program execution reaches the bottom of the instructions. However, you can cause the program to terminate, or exit, by calling the </text:span><text:span text:style-name="Source_20_Text"><text:span text:style-name="T2">sys.exit()</text:span></text:span><text:span text:style-name="T2">function. Since this function is in the </text:span><text:span text:style-name="Source_20_Text"><text:span text:style-name="T2">sys</text:span></text:span><text:span text:style-name="T2"> module, you have to import </text:span><text:span text:style-name="Source_20_Text"><text:span text:style-name="T2">sys</text:span></text:span><text:span text:style-name="T2"> before your program can use it.</text:span></text:p>
      <text:p text:style-name="P30"><text:span text:style-name="T2">Open a new file editor window and enter the following code, saving it as </text:span><text:span text:style-name="Emphasis"><text:span text:style-name="T2">exitExample.py</text:span></text:span><text:span text:style-name="T2">:</text:span></text:p>
      <text:p text:style-name="P4"><text:bookmark text:name="calibre_link-2108"/>import sys</text:p>
      <text:p text:style-name="P5"/>
      <text:p text:style-name="P4">while True:</text:p>
      <text:p text:style-name="P2"><text:s text:c="4"/><text:span text:style-name="T1">print('Type exit to exit.')</text:span></text:p>
      <text:p text:style-name="P2"><text:s text:c="4"/><text:span text:style-name="T1">response = input()</text:span></text:p>
      <text:p text:style-name="P2"><text:s text:c="4"/><text:span text:style-name="T1">if response == 'exit':</text:span></text:p>
      <text:p text:style-name="P2"><text:s text:c="8"/><text:span text:style-name="T1">sys.exit()</text:span></text:p>
      <text:p text:style-name="P7"><text:s text:c="4"/><text:span text:style-name="T1">print('You typed ' + response + '.')</text:span></text:p>
      <text:p text:style-name="P30"><text:span text:style-name="T2">Run this program in IDLE. This program has an infinite loop with no </text:span><text:span text:style-name="Source_20_Text"><text:span text:style-name="T2">break</text:span></text:span><text:span text:style-name="T2">statement inside. The only way this program will end is if the user enters </text:span><text:span text:style-name="Source_20_Text"><text:span text:style-name="T2">exit</text:span></text:span><text:span text:style-name="T2">, causing </text:span><text:span text:style-name="Source_20_Text"><text:span text:style-name="T2">sys.exit()</text:span></text:span><text:span text:style-name="T2"> to be called. When </text:span><text:span text:style-name="Source_20_Text"><text:span text:style-name="T2">response</text:span></text:span><text:span text:style-name="T2"> is equal to </text:span><text:span text:style-name="Source_20_Text"><text:span text:style-name="T2">exit</text:span></text:span><text:span text:style-name="T2">, the program ends. Since the </text:span><text:span text:style-name="Source_20_Text"><text:span text:style-name="T2">response</text:span></text:span><text:span text:style-name="T2"> variable is set by the </text:span><text:span text:style-name="Source_20_Text"><text:span text:style-name="T2">input()</text:span></text:span><text:span text:style-name="T2"> function, the user must enter </text:span><text:span text:style-name="Source_20_Text"><text:span text:style-name="T2">exit</text:span></text:span><text:span text:style-name="T2">in order to stop the program.</text:span></text:p>
      <text:h text:style-name="P15" text:outline-level="1"><text:bookmark text:name="calibre_link-2109"/>Summary</text:h>
      <text:p text:style-name="P30"><text:span text:style-name="T2">By using expressions that evaluate to </text:span><text:span text:style-name="Source_20_Text"><text:span text:style-name="T2">True</text:span></text:span><text:span text:style-name="T2"> or </text:span><text:span text:style-name="Source_20_Text"><text:span text:style-name="T2">False</text:span></text:span><text:span text:style-name="T2"> (also called </text:span><text:span text:style-name="Emphasis"><text:span text:style-name="T2">conditions</text:span></text:span><text:span text:style-name="T2">), you can write programs that make decisions on what code to execute and what code to skip. You can also execute code over and over again in a loop while a certain </text:span><text:soft-page-break/><text:span text:style-name="T2">condition evaluates to </text:span><text:span text:style-name="Source_20_Text"><text:span text:style-name="T2">True</text:span></text:span><text:span text:style-name="T2">. The </text:span><text:span text:style-name="Source_20_Text"><text:span text:style-name="T2">break</text:span></text:span><text:span text:style-name="T2"> and </text:span><text:span text:style-name="Source_20_Text"><text:span text:style-name="T2">continue</text:span></text:span><text:span text:style-name="T2"> statements are useful if you need to exit a loop or jump back to the start.</text:span></text:p>
      <text:p text:style-name="P29">These flow control statements will let you write much more intelligent programs. There’s another type of flow control that you can achieve by writing your own functions, which is the topic of the next chapter.</text:p>
      <text:h text:style-name="P15" text:outline-level="1"><text:bookmark text:name="calibre_link-2110"/>Practice Questions</text:h>
      <text:p text:style-name="P32"><text:bookmark text:name="calibre_link-2111"/></text:p>
      <table:table table:name="Table9" table:style-name="Table9">
        <table:table-column table:style-name="Table9.A"/>
        <table:table-column table:style-name="Table9.B"/>
        <table:table-row>
          <table:table-cell table:style-name="Table9.A1" office:value-type="string">
            <text:p text:style-name="P12"><text:bookmark text:name="calibre_link-2113"/><text:bookmark text:name="calibre_link-2112"/>Q:</text:p>
          </table:table-cell>
          <table:table-cell table:style-name="Table9.A1" office:value-type="string">
            <text:p text:style-name="P12">1. What are the two values of the Boolean data type? How do you write them?</text:p>
          </table:table-cell>
        </table:table-row>
        <table:table-row>
          <table:table-cell table:style-name="Table9.A1" office:value-type="string">
            <text:p text:style-name="P12"><text:bookmark text:name="calibre_link-2115"/><text:bookmark text:name="calibre_link-2114"/>Q:</text:p>
          </table:table-cell>
          <table:table-cell table:style-name="Table9.A1" office:value-type="string">
            <text:p text:style-name="P12">2. What are the three Boolean operators?</text:p>
          </table:table-cell>
        </table:table-row>
        <table:table-row>
          <table:table-cell table:style-name="Table9.A1" office:value-type="string">
            <text:p text:style-name="P12"><text:bookmark text:name="calibre_link-2117"/><text:bookmark text:name="calibre_link-2116"/>Q:</text:p>
          </table:table-cell>
          <table:table-cell table:style-name="Table9.A1" office:value-type="string">
            <text:p text:style-name="P12">3. Write out the truth tables of each Boolean operator (that is, every possible combination of Boolean values for the operator and what they evaluate to).</text:p>
          </table:table-cell>
        </table:table-row>
        <table:table-row>
          <table:table-cell table:style-name="Table9.A1" office:value-type="string">
            <text:p text:style-name="P12"><text:bookmark text:name="calibre_link-2119"/><text:bookmark text:name="calibre_link-2118"/>Q:</text:p>
          </table:table-cell>
          <table:table-cell table:style-name="Table9.A1" office:value-type="string">
            <text:p text:style-name="P12">4. What do the following expressions evaluate to?</text:p>
            <text:p text:style-name="Preformatted_20_Text"><text:bookmark text:name="calibre_link-2120"/>(5 &gt; 4) and (3 == 5)</text:p>
            <text:p text:style-name="Preformatted_20_Text">not (5 &gt; 4)</text:p>
            <text:p text:style-name="Preformatted_20_Text">(5 &gt; 4) or (3 == 5)</text:p>
            <text:p text:style-name="Preformatted_20_Text">not ((5 &gt; 4) or (3 == 5))</text:p>
            <text:p text:style-name="Preformatted_20_Text">(True and True) and (True == False)</text:p>
            <text:p text:style-name="P6">(not False) or (not True)</text:p>
          </table:table-cell>
        </table:table-row>
        <table:table-row>
          <table:table-cell table:style-name="Table9.A1" office:value-type="string">
            <text:p text:style-name="P12"><text:bookmark text:name="calibre_link-2122"/><text:bookmark text:name="calibre_link-2121"/>Q:</text:p>
          </table:table-cell>
          <table:table-cell table:style-name="Table9.A1" office:value-type="string">
            <text:p text:style-name="P12">5. What are the six comparison operators?</text:p>
          </table:table-cell>
        </table:table-row>
        <table:table-row>
          <table:table-cell table:style-name="Table9.A1" office:value-type="string">
            <text:p text:style-name="P12"><text:bookmark text:name="calibre_link-2124"/><text:bookmark text:name="calibre_link-2123"/>Q:</text:p>
          </table:table-cell>
          <table:table-cell table:style-name="Table9.A1" office:value-type="string">
            <text:p text:style-name="P12">6. What is the difference between the equal to operator and the assignment operator?</text:p>
          </table:table-cell>
        </table:table-row>
        <table:table-row>
          <table:table-cell table:style-name="Table9.A1" office:value-type="string">
            <text:p text:style-name="P12"><text:bookmark text:name="calibre_link-2126"/><text:bookmark text:name="calibre_link-2125"/>Q:</text:p>
          </table:table-cell>
          <table:table-cell table:style-name="Table9.A1" office:value-type="string">
            <text:p text:style-name="P12">7. Explain what a condition is and where you would use one.</text:p>
          </table:table-cell>
        </table:table-row>
        <table:table-row>
          <table:table-cell table:style-name="Table9.A1" office:value-type="string">
            <text:p text:style-name="P12"><text:bookmark text:name="calibre_link-2128"/><text:bookmark text:name="calibre_link-2127"/>Q:</text:p>
          </table:table-cell>
          <table:table-cell table:style-name="Table9.A1" office:value-type="string">
            <text:p text:style-name="P12">8. Identify the three blocks in this code:</text:p>
            <text:p text:style-name="Preformatted_20_Text"><text:bookmark text:name="calibre_link-2129"/>spam = 0</text:p>
            <text:p text:style-name="Preformatted_20_Text">if spam == 10:</text:p>
            <text:p text:style-name="Preformatted_20_Text"><text:s text:c="4"/>print('eggs')</text:p>
            <text:p text:style-name="Preformatted_20_Text"><text:s text:c="4"/>if spam &gt; 5:</text:p>
            <text:p text:style-name="Preformatted_20_Text"><text:s text:c="8"/>print('bacon')</text:p>
            <text:p text:style-name="Preformatted_20_Text"><text:s text:c="4"/>else:</text:p>
            <text:p text:style-name="Preformatted_20_Text"><text:s text:c="8"/>print('ham')</text:p>
            <text:p text:style-name="Preformatted_20_Text"><text:s text:c="4"/>print('spam')</text:p>
            <text:p text:style-name="P6">print('spam')</text:p>
          </table:table-cell>
        </table:table-row>
        <table:table-row>
          <table:table-cell table:style-name="Table9.A1" office:value-type="string">
            <text:p text:style-name="P12"><text:bookmark text:name="calibre_link-2131"/><text:bookmark text:name="calibre_link-2130"/>Q<text:soft-page-break/>:</text:p>
          </table:table-cell>
          <table:table-cell table:style-name="Table9.A1" office:value-type="string">
            <text:p text:style-name="P12">9. Write code that prints <text:span text:style-name="Source_20_Text">Hello</text:span> if <text:span text:style-name="Source_20_Text">1</text:span> is stored in <text:span text:style-name="Source_20_Text">spam</text:span>, prints <text:span text:style-name="Source_20_Text">Howdy</text:span> if <text:span text:style-name="Source_20_Text">2</text:span> is stored in <text:span text:style-name="Source_20_Text">spam</text:span>, and <text:soft-page-break/>prints <text:span text:style-name="Source_20_Text">Greetings!</text:span> if anything else is stored in <text:span text:style-name="Source_20_Text">spam</text:span>.</text:p>
          </table:table-cell>
        </table:table-row>
        <table:table-row>
          <table:table-cell table:style-name="Table9.A1" office:value-type="string">
            <text:p text:style-name="P12"><text:bookmark text:name="calibre_link-2133"/><text:bookmark text:name="calibre_link-2132"/>Q:</text:p>
          </table:table-cell>
          <table:table-cell table:style-name="Table9.A1" office:value-type="string">
            <text:p text:style-name="P12">10. What can you press if your program is stuck in an infinite loop?</text:p>
          </table:table-cell>
        </table:table-row>
        <table:table-row>
          <table:table-cell table:style-name="Table9.A1" office:value-type="string">
            <text:p text:style-name="P12"><text:bookmark text:name="calibre_link-2135"/><text:bookmark text:name="calibre_link-2134"/>Q:</text:p>
          </table:table-cell>
          <table:table-cell table:style-name="Table9.A1" office:value-type="string">
            <text:p text:style-name="P12">11. What is the difference between <text:span text:style-name="Source_20_Text">break</text:span> and <text:span text:style-name="Source_20_Text">continue</text:span>?</text:p>
          </table:table-cell>
        </table:table-row>
        <table:table-row>
          <table:table-cell table:style-name="Table9.A1" office:value-type="string">
            <text:p text:style-name="P12"><text:bookmark text:name="calibre_link-2137"/><text:bookmark text:name="calibre_link-2136"/>Q:</text:p>
          </table:table-cell>
          <table:table-cell table:style-name="Table9.A1" office:value-type="string">
            <text:p text:style-name="P12">12. What is the difference between <text:span text:style-name="Source_20_Text">range(10)</text:span>, <text:span text:style-name="Source_20_Text">range(0, 10)</text:span>, and <text:span text:style-name="Source_20_Text">range(0, 10, 1)</text:span>in a <text:span text:style-name="Source_20_Text">for</text:span> loop?</text:p>
          </table:table-cell>
        </table:table-row>
        <table:table-row>
          <table:table-cell table:style-name="Table9.A1" office:value-type="string">
            <text:p text:style-name="P12"><text:bookmark text:name="calibre_link-2139"/><text:bookmark text:name="calibre_link-2138"/>Q:</text:p>
          </table:table-cell>
          <table:table-cell table:style-name="Table9.A1" office:value-type="string">
            <text:p text:style-name="P12">13. Write a short program that prints the numbers <text:span text:style-name="Source_20_Text">1</text:span> to <text:span text:style-name="Source_20_Text">10</text:span> using a <text:span text:style-name="Source_20_Text">for</text:span> loop. Then write an equivalent program that prints the numbers <text:span text:style-name="Source_20_Text">1</text:span> to <text:span text:style-name="Source_20_Text">10</text:span> using a <text:span text:style-name="Source_20_Text">while</text:span>loop.</text:p>
          </table:table-cell>
        </table:table-row>
        <table:table-row>
          <table:table-cell table:style-name="Table9.A1" office:value-type="string">
            <text:p text:style-name="P12"><text:bookmark text:name="calibre_link-2141"/><text:bookmark text:name="calibre_link-2140"/>Q:</text:p>
          </table:table-cell>
          <table:table-cell table:style-name="Table9.A1" office:value-type="string">
            <text:p text:style-name="P12">14. If you had a function named <text:span text:style-name="Source_20_Text">bacon()</text:span> inside a module named <text:span text:style-name="Source_20_Text">spam</text:span>, how would you call it after importing <text:span text:style-name="Source_20_Text">spam</text:span>?</text:p>
            <text:p text:style-name="P12"><text:span text:style-name="Strong_20_Emphasis">Extra credit:</text:span> Look up the <text:span text:style-name="Source_20_Text">round()</text:span> and <text:span text:style-name="Source_20_Text">abs()</text:span> functions on the Internet, and find out what they do. Experiment with them in the interactive shel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 text:outline-level="1"><text:soft-page-break/>Chapter 3 – Functions</text:h>
      <text:p text:style-name="P17"/>
      <text:p text:style-name="P24"><text:span text:style-name="T2">You’re already familiar with the </text:span><text:span text:style-name="Source_20_Text"><text:span text:style-name="T2">print()</text:span></text:span><text:span text:style-name="T2">, </text:span><text:span text:style-name="Source_20_Text"><text:span text:style-name="T2">input()</text:span></text:span><text:span text:style-name="T2">, and </text:span><text:span text:style-name="Source_20_Text"><text:span text:style-name="T2">len()</text:span></text:span><text:span text:style-name="T2"> functions from the previous chapters. Python provides several builtin functions like these, but you can also write your own functions. A </text:span><text:span text:style-name="Emphasis"><text:span text:style-name="T2">function</text:span></text:span><text:span text:style-name="T2"> is like a mini-program within a program.</text:span></text:p>
      <text:p text:style-name="P24"><text:span text:style-name="T2">To better understand how functions work, let’s create one. Type this program into the file editor and save it as </text:span><text:span text:style-name="Emphasis"><text:span text:style-name="T2">helloFunc.py</text:span></text:span><text:span text:style-name="T2">:</text:span></text:p>
      <text:p text:style-name="P25"><text:bookmark text:name="calibre_link-2143"/>❶ <text:span text:style-name="T6">def hello():</text:span></text:p>
      <text:p text:style-name="P2">❷ <text:s text:c="4"/><text:span text:style-name="T6">print('Howdy!')</text:span></text:p>
      <text:p text:style-name="P2"><text:s text:c="7"/><text:span text:style-name="T6">print('Howdy!!!')</text:span></text:p>
      <text:p text:style-name="P2"><text:s text:c="7"/><text:span text:style-name="T6">print('Hello there.')</text:span></text:p>
      <text:p text:style-name="P2">❸ <text:span text:style-name="T6">hello()</text:span></text:p>
      <text:p text:style-name="P2"><text:s text:c="3"/><text:span text:style-name="T6">hello()</text:span></text:p>
      <text:p text:style-name="P7"><text:s text:c="3"/><text:span text:style-name="T6">hello()</text:span></text:p>
      <text:p text:style-name="P24"><text:bookmark text:name="calibre_link-1321"/><text:bookmark text:name="calibre_link-452"/><text:bookmark text:name="calibre_link-450"/><text:span text:style-name="T2">The first line is a </text:span><text:span text:style-name="Source_20_Text"><text:span text:style-name="T2">def</text:span></text:span><text:span text:style-name="T2"> statement ❶, which defines a function named </text:span><text:span text:style-name="Source_20_Text"><text:span text:style-name="T2">hello()</text:span></text:span><text:span text:style-name="T2">. The code in the block that follows the </text:span><text:span text:style-name="Source_20_Text"><text:span text:style-name="T2">def</text:span></text:span><text:span text:style-name="T2"> statement ❷ is the body of the function. This code is executed when the function is called, not when the function is first defined.</text:span></text:p>
      <text:p text:style-name="P24"><text:span text:style-name="T2">The </text:span><text:span text:style-name="Source_20_Text"><text:span text:style-name="T2">hello()</text:span></text:span><text:span text:style-name="T2"> lines after the function ❸ are function calls. In code, a function call is just the function’s name followed by parentheses, possibly with some number of arguments in between the parentheses. When the program execution reaches these calls, it will jump to the top line in the function and begin executing the code there. When it reaches the end of the function, the execution returns to the line that called the function and continues moving through the code as before.</text:span></text:p>
      <text:p text:style-name="P24"><text:span text:style-name="T2">Since this program calls </text:span><text:span text:style-name="Source_20_Text"><text:span text:style-name="T2">hello()</text:span></text:span><text:span text:style-name="T2"> three times, the code in the </text:span><text:span text:style-name="Source_20_Text"><text:span text:style-name="T2">hello()</text:span></text:span><text:span text:style-name="T2"> function is executed three times. When you run this program, the output looks like this:</text:span></text:p>
      <text:p text:style-name="P26"><text:bookmark text:name="calibre_link-2144"/>Howdy!</text:p>
      <text:p text:style-name="P3">Howdy!!!</text:p>
      <text:p text:style-name="P3">Hello there.</text:p>
      <text:p text:style-name="P3">Howdy!</text:p>
      <text:p text:style-name="P3">Howdy!!!</text:p>
      <text:p text:style-name="P3">Hello there.</text:p>
      <text:p text:style-name="P3">Howdy!</text:p>
      <text:p text:style-name="P3">Howdy!!!</text:p>
      <text:p text:style-name="P8">Hello there.</text:p>
      <text:p text:style-name="P22">A major purpose of functions is to group code that gets executed multiple times. Without a function defined, you would have to copy and paste this code each time, and the program would look like this:</text:p>
      <text:p text:style-name="P26"><text:bookmark text:name="calibre_link-2145"/>print('Howdy!')</text:p>
      <text:p text:style-name="P3">print('Howdy!!!')</text:p>
      <text:p text:style-name="P3"><text:soft-page-break/>print('Hello there.')</text:p>
      <text:p text:style-name="P3">print('Howdy!')</text:p>
      <text:p text:style-name="P3">print('Howdy!!!')</text:p>
      <text:p text:style-name="P3">print('Hello there.')</text:p>
      <text:p text:style-name="P3">print('Howdy!')</text:p>
      <text:p text:style-name="P3">print('Howdy!!!')</text:p>
      <text:p text:style-name="P8">print('Hello there.')</text:p>
      <text:p text:style-name="P22">In general, you always want to avoid duplicating code, because if you ever decide to update the code—if, for example, you find a bug you need to fix—you’ll have to remember to change the code everywhere you copied it.</text:p>
      <text:p text:style-name="P24"><text:span text:style-name="T2">As you get more programming experience, you’ll often find yourself </text:span><text:span text:style-name="Emphasis"><text:span text:style-name="T2">deduplicating</text:span></text:span><text:span text:style-name="T2">code, which means getting rid of duplicated or copy-and-pasted code. Deduplication makes your programs shorter, easier to read, and easier to update.</text:span></text:p>
      <text:h text:style-name="P15" text:outline-level="1"><text:bookmark text:name="calibre_link-2146"/>def Statements with Parameters</text:h>
      <text:p text:style-name="P30"><text:bookmark text:name="calibre_link-1495"/><text:bookmark text:name="calibre_link-1206"/><text:bookmark text:name="calibre_link-727"/><text:bookmark text:name="calibre_link-726"/><text:bookmark text:name="calibre_link-725"/><text:bookmark text:name="calibre_link-724"/><text:bookmark text:name="calibre_link-453"/><text:bookmark text:name="calibre_link-242"/><text:span text:style-name="T2">When you call the </text:span><text:span text:style-name="Source_20_Text"><text:span text:style-name="T2">print()</text:span></text:span><text:span text:style-name="T2"> or </text:span><text:span text:style-name="Source_20_Text"><text:span text:style-name="T2">len()</text:span></text:span><text:span text:style-name="T2"> function, you pass in values, called </text:span><text:span text:style-name="Emphasis"><text:span text:style-name="T2">arguments</text:span></text:span><text:span text:style-name="T2">in this context, by typing them between the parentheses. You can also define your own functions that accept arguments. Type this example into the file editor and save it as </text:span><text:span text:style-name="Emphasis"><text:span text:style-name="T2">helloFunc2.py</text:span></text:span><text:span text:style-name="T2">:</text:span></text:p>
      <text:p text:style-name="P2"><text:bookmark text:name="calibre_link-2147"/>❶ <text:span text:style-name="T1">def hello(name):</text:span></text:p>
      <text:p text:style-name="P2">❷ <text:s text:c="4"/><text:span text:style-name="T1">print('Hello ' + name)</text:span></text:p>
      <text:p text:style-name="P5"/>
      <text:p text:style-name="P2">❸ <text:span text:style-name="T1">hello('Alice')</text:span></text:p>
      <text:p text:style-name="P7"><text:s text:c="2"/><text:span text:style-name="T1">hello('Bob')</text:span></text:p>
      <text:p text:style-name="P29">When you run this program, the output looks like this:</text:p>
      <text:p text:style-name="P4"><text:bookmark text:name="calibre_link-2148"/>Hello Alice</text:p>
      <text:p text:style-name="P9">Hello Bob</text:p>
      <text:p text:style-name="P30"><text:span text:style-name="T2">The definition of the </text:span><text:span text:style-name="Source_20_Text"><text:span text:style-name="T2">hello()</text:span></text:span><text:span text:style-name="T2"> function in this program has a parameter called </text:span><text:span text:style-name="Source_20_Text"><text:span text:style-name="T2">name</text:span></text:span><text:span text:style-name="T2">❶. A </text:span><text:span text:style-name="Emphasis"><text:span text:style-name="T2">parameter</text:span></text:span><text:span text:style-name="T2"> is a variable that an argument is stored in when a function is called. The first time the </text:span><text:span text:style-name="Source_20_Text"><text:span text:style-name="T2">hello()</text:span></text:span><text:span text:style-name="T2"> function is called, it’s with the argument </text:span><text:span text:style-name="Source_20_Text"><text:span text:style-name="T2">'Alice'</text:span></text:span><text:span text:style-name="T2">❸. The program execution enters the function, and the variable </text:span><text:span text:style-name="Source_20_Text"><text:span text:style-name="T2">name</text:span></text:span><text:span text:style-name="T2"> is automatically set to </text:span><text:span text:style-name="Source_20_Text"><text:span text:style-name="T2">'Alice'</text:span></text:span><text:span text:style-name="T2">, which is what gets printed by the </text:span><text:span text:style-name="Source_20_Text"><text:span text:style-name="T2">print()</text:span></text:span><text:span text:style-name="T2"> statement ❷.</text:span></text:p>
      <text:p text:style-name="P30"><text:span text:style-name="T2">One special thing to note about parameters is that the value stored in a parameter is forgotten when the function returns. For example, if you added </text:span><text:span text:style-name="Source_20_Text"><text:span text:style-name="T2">print(name)</text:span></text:span><text:span text:style-name="T2"> after </text:span><text:span text:style-name="Source_20_Text"><text:span text:style-name="T2">hello('Bob')</text:span></text:span><text:span text:style-name="T2"> in the previous program, the program would give you a </text:span><text:span text:style-name="Source_20_Text"><text:span text:style-name="T2">NameError</text:span></text:span><text:span text:style-name="T2">because there is no variable named </text:span><text:span text:style-name="Source_20_Text"><text:span text:style-name="T2">name</text:span></text:span><text:span text:style-name="T2">. This </text:span><text:soft-page-break/><text:span text:style-name="T2">variable was destroyed after the function call </text:span><text:span text:style-name="Source_20_Text"><text:span text:style-name="T2">hello('Bob')</text:span></text:span><text:span text:style-name="T2"> had returned, so </text:span><text:span text:style-name="Source_20_Text"><text:span text:style-name="T2">print(name)</text:span></text:span><text:span text:style-name="T2"> would refer to a </text:span><text:span text:style-name="Source_20_Text"><text:span text:style-name="T2">name</text:span></text:span><text:span text:style-name="T2">variable that does not exist.</text:span></text:p>
      <text:p text:style-name="P29">This is similar to how a program’s variables are forgotten when the program terminates. I’ll talk more about why that happens later in the chapter, when I discuss what a function’s local scope is.</text:p>
      <text:h text:style-name="P15" text:outline-level="1"><text:bookmark text:name="calibre_link-2149"/>Return Values and return Statements</text:h>
      <text:p text:style-name="P30"><text:span text:style-name="T2">When you call the </text:span><text:span text:style-name="Source_20_Text"><text:span text:style-name="T2">len()</text:span></text:span><text:span text:style-name="T2"> function and pass it an argument such as </text:span><text:span text:style-name="Source_20_Text"><text:span text:style-name="T2">'Hello'</text:span></text:span><text:span text:style-name="T2">, the function call evaluates to the integer value </text:span><text:span text:style-name="Source_20_Text"><text:span text:style-name="T2">5</text:span></text:span><text:span text:style-name="T2">, which is the length of the string you passed it. In general, the value that a function call evaluates to is called the </text:span><text:span text:style-name="Emphasis"><text:span text:style-name="T2">return value</text:span></text:span><text:span text:style-name="T2"> of the function.</text:span></text:p>
      <text:p text:style-name="P30"><text:span text:style-name="T2">When creating a function using the </text:span><text:span text:style-name="Source_20_Text"><text:span text:style-name="T2">def</text:span></text:span><text:span text:style-name="T2"> statement, you can specify what the return value should be with a </text:span><text:span text:style-name="Source_20_Text"><text:span text:style-name="T2">return</text:span></text:span><text:span text:style-name="T2"> statement. A </text:span><text:span text:style-name="Source_20_Text"><text:span text:style-name="T2">return</text:span></text:span><text:span text:style-name="T2"> statement consists of the following:</text:span></text:p>
      <text:list xml:id="list8213183607276302077" text:style-name="L22">
        <text:list-item>
          <text:p text:style-name="P97"><text:span text:style-name="T2">The </text:span><text:span text:style-name="Source_20_Text"><text:span text:style-name="T2">return</text:span></text:span><text:span text:style-name="T2"> keyword</text:span></text:p>
        </text:list-item>
        <text:list-item>
          <text:p text:style-name="P70">The value or expression that the function should return</text:p>
        </text:list-item>
      </text:list>
      <text:p text:style-name="P30"><text:span text:style-name="T2">When an expression is used with a </text:span><text:span text:style-name="Source_20_Text"><text:span text:style-name="T2">return</text:span></text:span><text:span text:style-name="T2"> statement, the return value is what this expression evaluates to. For example, the following program defines a function that returns a different string depending on what number it is passed as an argument. Type this code into the file editor and save it as </text:span><text:span text:style-name="Emphasis"><text:span text:style-name="T2">magic8Ball.py</text:span></text:span><text:span text:style-name="T2">:</text:span></text:p>
      <text:p text:style-name="P2"><text:bookmark text:name="calibre_link-2150"/>❶ <text:span text:style-name="T1">import random</text:span></text:p>
      <text:p text:style-name="P2">❷ <text:span text:style-name="T1">def getAnswer(answerNumber):</text:span></text:p>
      <text:p text:style-name="P2">❸ <text:s text:c="4"/><text:span text:style-name="T1">if answerNumber == 1:</text:span></text:p>
      <text:p text:style-name="P2"><text:s text:c="11"/><text:span text:style-name="T1">return 'It is certain'</text:span></text:p>
      <text:p text:style-name="P2"><text:s text:c="7"/><text:span text:style-name="T1">elif answerNumber == 2:</text:span></text:p>
      <text:p text:style-name="P2"><text:s text:c="11"/><text:span text:style-name="T1">return 'It is decidedly so'</text:span></text:p>
      <text:p text:style-name="P2"><text:s text:c="7"/><text:span text:style-name="T1">elif answerNumber == 3:</text:span></text:p>
      <text:p text:style-name="P2"><text:s text:c="11"/><text:span text:style-name="T1">return 'Yes'</text:span></text:p>
      <text:p text:style-name="P2"><text:s text:c="7"/><text:span text:style-name="T1">elif answerNumber == 4:</text:span></text:p>
      <text:p text:style-name="P2"><text:s text:c="11"/><text:span text:style-name="T1">return 'Reply hazy try again'</text:span></text:p>
      <text:p text:style-name="P2"><text:s text:c="7"/><text:span text:style-name="T1">elif answerNumber == 5:</text:span></text:p>
      <text:p text:style-name="P2"><text:s text:c="11"/><text:span text:style-name="T1">return 'Ask again later'</text:span></text:p>
      <text:p text:style-name="P2"><text:s text:c="7"/><text:span text:style-name="T1">elif answerNumber == 6:</text:span></text:p>
      <text:p text:style-name="P2"><text:s text:c="11"/><text:span text:style-name="T1">return 'Concentrate and ask again'</text:span></text:p>
      <text:p text:style-name="P2"><text:s text:c="7"/><text:span text:style-name="T1">elif answerNumber == 7:</text:span></text:p>
      <text:p text:style-name="P2"><text:s text:c="11"/><text:span text:style-name="T1">return 'My reply is no'</text:span></text:p>
      <text:p text:style-name="P2"><text:s text:c="7"/><text:span text:style-name="T1">elif answerNumber == 8:</text:span></text:p>
      <text:p text:style-name="P2"><text:s text:c="11"/><text:span text:style-name="T1">return 'Outlook not so good'</text:span></text:p>
      <text:p text:style-name="P2"><text:s text:c="7"/><text:span text:style-name="T1">elif answerNumber == 9:</text:span></text:p>
      <text:p text:style-name="P2"><text:soft-page-break/><text:s text:c="11"/><text:span text:style-name="T1">return 'Very doubtful'</text:span></text:p>
      <text:p text:style-name="P5"/>
      <text:p text:style-name="P2">❹ <text:span text:style-name="T1">r = random.randint(1, 9)</text:span></text:p>
      <text:p text:style-name="P2">❺ <text:span text:style-name="T1">fortune = getAnswer(r)</text:span></text:p>
      <text:p text:style-name="P7">❻ <text:span text:style-name="T1">print(fortune)</text:span></text:p>
      <text:p text:style-name="P30"><text:span text:style-name="T2">When this program starts, Python first imports the </text:span><text:span text:style-name="Source_20_Text"><text:span text:style-name="T2">random</text:span></text:span><text:span text:style-name="T2"> module ❶. Then the </text:span><text:span text:style-name="Source_20_Text"><text:span text:style-name="T2">getAnswer()</text:span></text:span><text:span text:style-name="T2"> function is defined ❷. Because the function is being defined (and not called), the execution skips over the code in it. Next, the </text:span><text:span text:style-name="Source_20_Text"><text:span text:style-name="T2">random.randint()</text:span></text:span><text:span text:style-name="T2"> function is called with two arguments, </text:span><text:span text:style-name="Source_20_Text"><text:span text:style-name="T2">1</text:span></text:span><text:span text:style-name="T2"> and </text:span><text:span text:style-name="Source_20_Text"><text:span text:style-name="T2">9</text:span></text:span><text:span text:style-name="T2"> ❹. It evaluates to a random integer between </text:span><text:span text:style-name="Source_20_Text"><text:span text:style-name="T2">1</text:span></text:span><text:span text:style-name="T2">and </text:span><text:span text:style-name="Source_20_Text"><text:span text:style-name="T2">9</text:span></text:span><text:span text:style-name="T2"> (including </text:span><text:span text:style-name="Source_20_Text"><text:span text:style-name="T2">1</text:span></text:span><text:span text:style-name="T2"> and </text:span><text:span text:style-name="Source_20_Text"><text:span text:style-name="T2">9</text:span></text:span><text:span text:style-name="T2"> themselves), and this value is stored in a variable named </text:span><text:span text:style-name="Source_20_Text"><text:span text:style-name="T2">r</text:span></text:span><text:span text:style-name="T2">.</text:span></text:p>
      <text:p text:style-name="P30"><text:span text:style-name="T2">The </text:span><text:span text:style-name="Source_20_Text"><text:span text:style-name="T2">getAnswer()</text:span></text:span><text:span text:style-name="T2"> function is called with </text:span><text:span text:style-name="Source_20_Text"><text:span text:style-name="T2">r</text:span></text:span><text:span text:style-name="T2"> as the argument ❺. The program execution moves to the top of the </text:span><text:span text:style-name="Source_20_Text"><text:span text:style-name="T2">getAnswer()</text:span></text:span><text:span text:style-name="T2"> function ❸, and the value </text:span><text:span text:style-name="Source_20_Text"><text:span text:style-name="T2">r</text:span></text:span><text:span text:style-name="T2"> is stored in a parameter named </text:span><text:span text:style-name="Source_20_Text"><text:span text:style-name="T2">answerNumber</text:span></text:span><text:span text:style-name="T2">. Then, depending on this value in </text:span><text:span text:style-name="Source_20_Text"><text:span text:style-name="T2">answerNumber</text:span></text:span><text:span text:style-name="T2">, the function returns one of many possible string values. The program execution returns to the line at the bottom of the program that originally called </text:span><text:span text:style-name="Source_20_Text"><text:span text:style-name="T2">getAnswer()</text:span></text:span><text:span text:style-name="T2">❺. The returned string is assigned to a variable named </text:span><text:span text:style-name="Source_20_Text"><text:span text:style-name="T2">fortune</text:span></text:span><text:span text:style-name="T2">, which then gets passed to a </text:span><text:span text:style-name="Source_20_Text"><text:span text:style-name="T2">print()</text:span></text:span><text:span text:style-name="T2"> call ❻ and is printed to the screen.</text:span></text:p>
      <text:p text:style-name="P29"><text:bookmark text:name="calibre_link-1787"/><text:bookmark text:name="calibre_link-1156"/><text:bookmark text:name="calibre_link-941"/><text:bookmark text:name="calibre_link-729"/><text:bookmark text:name="calibre_link-728"/><text:bookmark text:name="calibre_link-413"/><text:bookmark text:name="calibre_link-243"/>Note that since you can pass return values as an argument to another function call, you could shorten these three lines:</text:p>
      <text:p text:style-name="P4"><text:bookmark text:name="calibre_link-2151"/>r = random.randint(1, 9)</text:p>
      <text:p text:style-name="P4">fortune = getAnswer(r)</text:p>
      <text:p text:style-name="P9">print(fortune)</text:p>
      <text:p text:style-name="P29">to this single equivalent line:</text:p>
      <text:p text:style-name="P9"><text:bookmark text:name="calibre_link-2152"/>print(getAnswer(random.randint(1, 9)))</text:p>
      <text:p text:style-name="P29">Remember, expressions are composed of values and operators. A function call can be used in an expression because it evaluates to its return value.</text:p>
      <text:h text:style-name="P15" text:outline-level="1"><text:bookmark text:name="calibre_link-2153"/>The None Value</text:h>
      <text:p text:style-name="P30"><text:span text:style-name="T2">In Python there is a value called </text:span><text:span text:style-name="Source_20_Text"><text:span text:style-name="T2">None</text:span></text:span><text:span text:style-name="T2">, which represents the absence of a value. </text:span><text:span text:style-name="Source_20_Text"><text:span text:style-name="T2">None</text:span></text:span><text:span text:style-name="T2">is the only value of the </text:span><text:span text:style-name="Source_20_Text"><text:span text:style-name="T2">NoneType</text:span></text:span><text:span text:style-name="T2"> data type. (Other programming languages might call this value </text:span><text:span text:style-name="Source_20_Text"><text:span text:style-name="T2">null</text:span></text:span><text:span text:style-name="T2">, </text:span><text:span text:style-name="Source_20_Text"><text:span text:style-name="T2">nil</text:span></text:span><text:span text:style-name="T2">, or </text:span><text:span text:style-name="Source_20_Text"><text:span text:style-name="T2">undefined</text:span></text:span><text:span text:style-name="T2">.) Just like the Boolean </text:span><text:span text:style-name="Source_20_Text"><text:span text:style-name="T2">True</text:span></text:span><text:span text:style-name="T2"> and </text:span><text:span text:style-name="Source_20_Text"><text:span text:style-name="T2">False</text:span></text:span><text:span text:style-name="T2"> values, </text:span><text:span text:style-name="Source_20_Text"><text:span text:style-name="T2">None</text:span></text:span><text:span text:style-name="T2"> must be typed with a capital </text:span><text:span text:style-name="Emphasis"><text:span text:style-name="T2">N</text:span></text:span><text:span text:style-name="T2">.</text:span></text:p>
      <text:p text:style-name="P30"><text:span text:style-name="T2">This value-without-a-value can be helpful when you need to store something that won’t be confused for a real value in a variable. One place where </text:span><text:span text:style-name="Source_20_Text"><text:span text:style-name="T2">None</text:span></text:span><text:span text:style-name="T2"> is used is as the return value of </text:span><text:span text:style-name="Source_20_Text"><text:span text:style-name="T2">print()</text:span></text:span><text:span text:style-name="T2">. The </text:span><text:span text:style-name="Source_20_Text"><text:span text:style-name="T2">print()</text:span></text:span><text:span text:style-name="T2"> function displays text on the </text:span><text:soft-page-break/><text:span text:style-name="T2">screen, but it doesn’t need to return anything in the same way </text:span><text:span text:style-name="Source_20_Text"><text:span text:style-name="T2">len()</text:span></text:span><text:span text:style-name="T2"> or </text:span><text:span text:style-name="Source_20_Text"><text:span text:style-name="T2">input()</text:span></text:span><text:span text:style-name="T2"> does. But since all function calls need to evaluate to a return value, </text:span><text:span text:style-name="Source_20_Text"><text:span text:style-name="T2">print()</text:span></text:span><text:span text:style-name="T2"> returns </text:span><text:span text:style-name="Source_20_Text"><text:span text:style-name="T2">None</text:span></text:span><text:span text:style-name="T2">. To see this in action, enter the following into the interactive shell:</text:span></text:p>
      <text:p text:style-name="P5"><text:bookmark text:name="calibre_link-2154"/><text:span text:style-name="T2">&gt;&gt;&gt; </text:span><text:span text:style-name="Strong_20_Emphasis"><text:span text:style-name="T2">spam = print('Hello!')</text:span></text:span></text:p>
      <text:p text:style-name="P4">Hello!</text:p>
      <text:p text:style-name="P5"><text:span text:style-name="T2">&gt;&gt;&gt; </text:span><text:span text:style-name="Strong_20_Emphasis"><text:span text:style-name="T2">None == spam</text:span></text:span></text:p>
      <text:p text:style-name="P9">True</text:p>
      <text:p text:style-name="P30"><text:span text:style-name="T2">Behind the scenes, Python adds </text:span><text:span text:style-name="Source_20_Text"><text:span text:style-name="T2">return None</text:span></text:span><text:span text:style-name="T2"> to the end of any function definition with no </text:span><text:span text:style-name="Source_20_Text"><text:span text:style-name="T2">return</text:span></text:span><text:span text:style-name="T2"> statement. This is similar to how a </text:span><text:span text:style-name="Source_20_Text"><text:span text:style-name="T2">while</text:span></text:span><text:span text:style-name="T2"> or </text:span><text:span text:style-name="Source_20_Text"><text:span text:style-name="T2">for</text:span></text:span><text:span text:style-name="T2"> loop implicitly ends with a </text:span><text:span text:style-name="Source_20_Text"><text:span text:style-name="T2">continue</text:span></text:span><text:span text:style-name="T2"> statement. Also, if you use a </text:span><text:span text:style-name="Source_20_Text"><text:span text:style-name="T2">return</text:span></text:span><text:span text:style-name="T2"> statement without a value (that is, just the </text:span><text:span text:style-name="Source_20_Text"><text:span text:style-name="T2">return</text:span></text:span><text:span text:style-name="T2"> keyword by itself), then </text:span><text:span text:style-name="Source_20_Text"><text:span text:style-name="T2">None</text:span></text:span><text:span text:style-name="T2"> is returned.</text:span></text:p>
      <text:h text:style-name="P15" text:outline-level="1"><text:bookmark text:name="calibre_link-2155"/>Keyword Arguments and print()</text:h>
      <text:p text:style-name="P30"><text:span text:style-name="T2">Most arguments are identified by their position in the function call. For example, </text:span><text:span text:style-name="Source_20_Text"><text:span text:style-name="T2">random.randint(1, 10)</text:span></text:span><text:span text:style-name="T2"> is different from </text:span><text:span text:style-name="Source_20_Text"><text:span text:style-name="T2">random.randint(10, 1)</text:span></text:span><text:span text:style-name="T2">. The function call </text:span><text:span text:style-name="Source_20_Text"><text:span text:style-name="T2">random.randint(1, 10)</text:span></text:span><text:span text:style-name="T2"> will return a random integer between </text:span><text:span text:style-name="Source_20_Text"><text:span text:style-name="T2">1</text:span></text:span><text:span text:style-name="T2"> and </text:span><text:span text:style-name="Source_20_Text"><text:span text:style-name="T2">10</text:span></text:span><text:span text:style-name="T2">, because the first argument is the low end of the range and the second argument is the high end (while </text:span><text:span text:style-name="Source_20_Text"><text:span text:style-name="T2">random.randint(10, 1)</text:span></text:span><text:span text:style-name="T2"> causes an error).</text:span></text:p>
      <text:p text:style-name="P30"><text:bookmark text:name="calibre_link-1301"/><text:span text:style-name="T2">However, </text:span><text:span text:style-name="Emphasis"><text:span text:style-name="T2">keyword arguments</text:span></text:span><text:span text:style-name="T2"> are identified by the keyword put before them in the function call. Keyword arguments are often used for optional parameters. For example, the </text:span><text:span text:style-name="Source_20_Text"><text:span text:style-name="T2">print()</text:span></text:span><text:span text:style-name="T2"> function has the optional parameters </text:span><text:span text:style-name="Source_20_Text"><text:span text:style-name="T2">end</text:span></text:span><text:span text:style-name="T2"> and </text:span><text:span text:style-name="Source_20_Text"><text:span text:style-name="T2">sep</text:span></text:span><text:span text:style-name="T2"> to specify what should be printed at the end of its arguments and between its arguments (separating them), respectively.</text:span></text:p>
      <text:p text:style-name="P29">If you ran the following program:</text:p>
      <text:p text:style-name="P4"><text:bookmark text:name="calibre_link-2156"/>print('Hello')</text:p>
      <text:p text:style-name="P9">print('World')</text:p>
      <text:p text:style-name="P29">the output would look like this:</text:p>
      <text:p text:style-name="P4"><text:bookmark text:name="calibre_link-2157"/>Hello</text:p>
      <text:p text:style-name="P9">World</text:p>
      <text:p text:style-name="P30"><text:span text:style-name="T2">The two strings appear on separate lines because the </text:span><text:span text:style-name="Source_20_Text"><text:span text:style-name="T2">print()</text:span></text:span><text:span text:style-name="T2"> function automatically adds a newline character to the end of the string it is passed. However, you can set the </text:span><text:span text:style-name="Source_20_Text"><text:span text:style-name="T2">end</text:span></text:span><text:span text:style-name="T2"> keyword argument to change this to a different string. For example, if the program were this:</text:span></text:p>
      <text:p text:style-name="P4"><text:bookmark text:name="calibre_link-2158"/><text:soft-page-break/>print('Hello', end='')</text:p>
      <text:p text:style-name="P9">print('World')</text:p>
      <text:p text:style-name="P29">the output would look like this:</text:p>
      <text:p text:style-name="P9"><text:bookmark text:name="calibre_link-2159"/>HelloWorld</text:p>
      <text:p text:style-name="P30"><text:span text:style-name="T2">The output is printed on a single line because there is no longer a new-line printed after </text:span><text:span text:style-name="Source_20_Text"><text:span text:style-name="T2">'Hello'</text:span></text:span><text:span text:style-name="T2">. Instead, the blank string is printed. This is useful if you need to disable the newline that gets added to the end of every </text:span><text:span text:style-name="Source_20_Text"><text:span text:style-name="T2">print()</text:span></text:span><text:span text:style-name="T2"> function call.</text:span></text:p>
      <text:p text:style-name="P30"><text:span text:style-name="T2">Similarly, when you pass multiple string values to </text:span><text:span text:style-name="Source_20_Text"><text:span text:style-name="T2">print()</text:span></text:span><text:span text:style-name="T2">, the function will automatically separate them with a single space. Enter the following into the interactive shell:</text:span></text:p>
      <text:p text:style-name="P5"><text:bookmark text:name="calibre_link-2160"/><text:span text:style-name="T2">&gt;&gt;&gt; </text:span><text:span text:style-name="Strong_20_Emphasis"><text:span text:style-name="T2">print('cats', 'dogs', 'mice')</text:span></text:span></text:p>
      <text:p text:style-name="P9">cats dogs mice</text:p>
      <text:p text:style-name="P30"><text:span text:style-name="T2">But you could replace the default separating string by passing the </text:span><text:span text:style-name="Source_20_Text"><text:span text:style-name="T2">sep</text:span></text:span><text:span text:style-name="T2"> keyword argument. Enter the following into the interactive shell:</text:span></text:p>
      <text:p text:style-name="P5"><text:bookmark text:name="calibre_link-2161"/><text:span text:style-name="T2">&gt;&gt;&gt; </text:span><text:span text:style-name="Strong_20_Emphasis"><text:span text:style-name="T2">print('cats', 'dogs', 'mice', sep=',')</text:span></text:span></text:p>
      <text:p text:style-name="P9">cats,dogs,mice</text:p>
      <text:p text:style-name="P29">You can add keyword arguments to the functions you write as well, but first you’ll have to learn about the list and dictionary data types in the next two chapters. For now, just know that some functions have optional keyword arguments that can be specified when the function is called.</text:p>
      <text:h text:style-name="P15" text:outline-level="1"><text:bookmark text:name="calibre_link-2162"/>Local and Global Scope</text:h>
      <text:p text:style-name="P24"><text:span text:style-name="T2">Parameters and variables that are assigned in a called function are said to exist in that function’s </text:span><text:span text:style-name="Emphasis"><text:span text:style-name="T2">local scope</text:span></text:span><text:span text:style-name="T2">. Variables that are assigned outside all functions are said to exist in the </text:span><text:span text:style-name="Emphasis"><text:span text:style-name="T2">global scope</text:span></text:span><text:span text:style-name="T2">. A variable that exists in a local scope is called a </text:span><text:span text:style-name="Emphasis"><text:span text:style-name="T2">local variable</text:span></text:span><text:span text:style-name="T2">, while a variable that exists in the global scope is called a </text:span><text:span text:style-name="Emphasis"><text:span text:style-name="T2">global variable</text:span></text:span><text:span text:style-name="T2">. A variable must be one or the other; it cannot be both local and global.</text:span></text:p>
      <text:p text:style-name="P30"><text:span text:style-name="T2">Think of a </text:span><text:span text:style-name="Emphasis"><text:span text:style-name="T2">scope</text:span></text:span><text:span text:style-name="T2"> as a container for variables. When a scope is destroyed, all the values stored in the scope’s variables are forgotten. There is only one global scope, and it is created when your program begins. When your program terminates, the global scope is destroyed, and all its variables are forgotten. Otherwise, the next time you ran your program, the variables would remember their values from the last time you ran it.</text:span></text:p>
      <text:p text:style-name="P29"><text:soft-page-break/>A local scope is created whenever a function is called. Any variables assigned in this function exist within the local scope. When the function returns, the local scope is destroyed, and these variables are forgotten. The next time you call this function, the local variables will not remember the values stored in them from the last time the function was called.</text:p>
      <text:p text:style-name="P29">Scopes matter for several reasons:</text:p>
      <text:list xml:id="list3905338255746533851" text:style-name="L23">
        <text:list-item>
          <text:p text:style-name="P71">Code in the global scope cannot use any local variables.</text:p>
        </text:list-item>
        <text:list-item>
          <text:p text:style-name="P71">However, a local scope can access global variables.</text:p>
        </text:list-item>
        <text:list-item>
          <text:p text:style-name="P71">Code in a function’s local scope cannot use variables in any other local scope.</text:p>
        </text:list-item>
        <text:list-item>
          <text:p text:style-name="P98"><text:span text:style-name="T2">You can use the same name for different variables if they are in different scopes. That is, there can be a local variable named </text:span><text:span text:style-name="Source_20_Text"><text:span text:style-name="T2">spam</text:span></text:span><text:span text:style-name="T2"> and a global variable also named </text:span><text:span text:style-name="Source_20_Text"><text:span text:style-name="T2">spam</text:span></text:span><text:span text:style-name="T2">.</text:span></text:p>
        </text:list-item>
      </text:list>
      <text:p text:style-name="P29">The reason Python has different scopes instead of just making everything a global variable is so that when variables are modified by the code in a particular call to a function, the function interacts with the rest of the program only through its parameters and the return value. This narrows down the list code lines that may be causing a bug. If your program contained nothing but global variables and had a bug because of a variable being set to a bad value, then it would be hard to track down where this bad value was set. It could have been set from anywhere in the program—and your program could be hundreds or thousands of lines long! But if the bug is because of a local variable with a bad value, you know that only the code in that one function could have set it incorrectly.</text:p>
      <text:p text:style-name="P29">While using global variables in small programs is fine, it is a bad habit to rely on global variables as your programs get larger and larger.</text:p>
      <text:h text:style-name="P1" text:outline-level="2"><text:bookmark text:name="calibre_link-2163"/>Local Variables Cannot Be Used in the Global Scope</text:h>
      <text:p text:style-name="P29">Consider this program, which will cause an error when you run it:</text:p>
      <text:p text:style-name="P4"><text:bookmark text:name="calibre_link-2164"/>def spam():</text:p>
      <text:p text:style-name="P2"><text:s text:c="4"/><text:span text:style-name="T1">eggs = 31337</text:span></text:p>
      <text:p text:style-name="P4">spam()</text:p>
      <text:p text:style-name="P9">print(eggs)</text:p>
      <text:p text:style-name="P29">If you run this program, the output will look like this:</text:p>
      <text:p text:style-name="P4"><text:bookmark text:name="calibre_link-2165"/>Traceback (most recent call last):</text:p>
      <text:p text:style-name="P2"><text:s text:c="2"/><text:span text:style-name="T1">File "C:/test3784.py", line 4, in &lt;module&gt;</text:span></text:p>
      <text:p text:style-name="P2"><text:soft-page-break/><text:s text:c="4"/><text:span text:style-name="T1">print(eggs)</text:span></text:p>
      <text:p text:style-name="P9">NameError: name 'eggs' is not defined</text:p>
      <text:p text:style-name="P30"><text:span text:style-name="T2">The error happens because the </text:span><text:span text:style-name="Source_20_Text"><text:span text:style-name="T2">eggs</text:span></text:span><text:span text:style-name="T2"> variable exists only in the local scope created when </text:span><text:span text:style-name="Source_20_Text"><text:span text:style-name="T2">spam()</text:span></text:span><text:span text:style-name="T2"> is called. Once the program execution returns from </text:span><text:span text:style-name="Source_20_Text"><text:span text:style-name="T2">spam</text:span></text:span><text:span text:style-name="T2">, that local scope is destroyed, and there is no longer a variable named </text:span><text:span text:style-name="Source_20_Text"><text:span text:style-name="T2">eggs</text:span></text:span><text:span text:style-name="T2">. So when your program tries to run </text:span><text:span text:style-name="Source_20_Text"><text:span text:style-name="T2">print(eggs)</text:span></text:span><text:span text:style-name="T2">, Python gives you an error saying that </text:span><text:span text:style-name="Source_20_Text"><text:span text:style-name="T2">eggs</text:span></text:span><text:span text:style-name="T2"> is not defined. This makes sense if you think about it; when the program execution is in the global scope, no local scopes exist, so there can’t be any local variables. This is why only global variables can be used in the global scope.</text:span></text:p>
      <text:h text:style-name="P1" text:outline-level="2"><text:bookmark text:name="calibre_link-2166"/>Local Scopes Cannot Use Variables in Other Local Scopes</text:h>
      <text:p text:style-name="P29">A new local scope is created whenever a function is called, including when a function is called from another function. Consider this program:</text:p>
      <text:p text:style-name="P2"><text:bookmark text:name="calibre_link-2167"/><text:s text:c="2"/><text:span text:style-name="T1">def spam():</text:span></text:p>
      <text:p text:style-name="P2">❶ <text:s text:c="3"/><text:span text:style-name="T1">eggs = 99</text:span></text:p>
      <text:p text:style-name="P2">❷ <text:s text:c="3"/><text:span text:style-name="T1">bacon()</text:span></text:p>
      <text:p text:style-name="P2">❸ <text:s text:c="3"/><text:span text:style-name="T1">print(eggs)</text:span></text:p>
      <text:p text:style-name="P5"/>
      <text:p text:style-name="P2"><text:s text:c="2"/><text:span text:style-name="T1">def bacon():</text:span></text:p>
      <text:p text:style-name="P2"><text:s text:c="6"/><text:span text:style-name="T1">ham = 101</text:span></text:p>
      <text:p text:style-name="P2">❹ <text:s text:c="3"/><text:span text:style-name="T1">eggs = 0</text:span></text:p>
      <text:p text:style-name="P5"/>
      <text:p text:style-name="P7">❺ <text:span text:style-name="T1">spam()</text:span></text:p>
      <text:p text:style-name="P30"><text:span text:style-name="T2">When the program starts, the </text:span><text:span text:style-name="Source_20_Text"><text:span text:style-name="T2">spam()</text:span></text:span><text:span text:style-name="T2"> function is called ❺, and a local scope is created. The local variable </text:span><text:span text:style-name="Source_20_Text"><text:span text:style-name="T2">eggs</text:span></text:span><text:span text:style-name="T2"> ❶ is set to </text:span><text:span text:style-name="Source_20_Text"><text:span text:style-name="T2">99</text:span></text:span><text:span text:style-name="T2">. Then the </text:span><text:span text:style-name="Source_20_Text"><text:span text:style-name="T2">bacon()</text:span></text:span><text:span text:style-name="T2"> function is called ❷, and a second local scope is created. Multiple local scopes can exist at the same time. In this new local scope, the local variable </text:span><text:span text:style-name="Source_20_Text"><text:span text:style-name="T2">ham</text:span></text:span><text:span text:style-name="T2"> is set to </text:span><text:span text:style-name="Source_20_Text"><text:span text:style-name="T2">101</text:span></text:span><text:span text:style-name="T2">, and a local variable </text:span><text:span text:style-name="Source_20_Text"><text:span text:style-name="T2">eggs</text:span></text:span><text:span text:style-name="T2">—which is different from the one in </text:span><text:span text:style-name="Source_20_Text"><text:span text:style-name="T2">spam()</text:span></text:span><text:span text:style-name="T2">’s local scope—is also created ❹ and set to </text:span><text:span text:style-name="Source_20_Text"><text:span text:style-name="T2">0</text:span></text:span><text:span text:style-name="T2">.</text:span></text:p>
      <text:p text:style-name="P30"><text:span text:style-name="T2">When </text:span><text:span text:style-name="Source_20_Text"><text:span text:style-name="T2">bacon()</text:span></text:span><text:span text:style-name="T2"> returns, the local scope for that call is destroyed. The program execution continues in the </text:span><text:span text:style-name="Source_20_Text"><text:span text:style-name="T2">spam()</text:span></text:span><text:span text:style-name="T2"> function to print the value of </text:span><text:span text:style-name="Source_20_Text"><text:span text:style-name="T2">eggs</text:span></text:span><text:span text:style-name="T2"> ❸, and since the local scope for the call to </text:span><text:span text:style-name="Source_20_Text"><text:span text:style-name="T2">spam()</text:span></text:span><text:span text:style-name="T2"> still exists here, the </text:span><text:span text:style-name="Source_20_Text"><text:span text:style-name="T2">eggs</text:span></text:span><text:span text:style-name="T2"> variable is set to </text:span><text:span text:style-name="Source_20_Text"><text:span text:style-name="T2">99</text:span></text:span><text:span text:style-name="T2">. This is what the program prints.</text:span></text:p>
      <text:p text:style-name="P29">The upshot is that local variables in one function are completely separate from the local variables in another function.</text:p>
      <text:h text:style-name="P1" text:outline-level="2"><text:bookmark text:name="calibre_link-2168"/><text:soft-page-break/>Global Variables Can Be Read from a Local Scope</text:h>
      <text:p text:style-name="P29">Consider the following program:</text:p>
      <text:p text:style-name="P4"><text:bookmark text:name="calibre_link-2169"/>def spam():</text:p>
      <text:p text:style-name="P2"><text:s text:c="4"/><text:span text:style-name="T1">print(eggs)</text:span></text:p>
      <text:p text:style-name="P4">eggs = 42</text:p>
      <text:p text:style-name="P4">spam()</text:p>
      <text:p text:style-name="P9">print(eggs)</text:p>
      <text:p text:style-name="P30"><text:span text:style-name="T2">Since there is no parameter named </text:span><text:span text:style-name="Source_20_Text"><text:span text:style-name="T2">eggs</text:span></text:span><text:span text:style-name="T2"> or any code that assigns </text:span><text:span text:style-name="Source_20_Text"><text:span text:style-name="T2">eggs</text:span></text:span><text:span text:style-name="T2"> a value in the </text:span><text:span text:style-name="Source_20_Text"><text:span text:style-name="T2">spam()</text:span></text:span><text:span text:style-name="T2"> function, when </text:span><text:span text:style-name="Source_20_Text"><text:span text:style-name="T2">eggs</text:span></text:span><text:span text:style-name="T2"> is used in </text:span><text:span text:style-name="Source_20_Text"><text:span text:style-name="T2">spam()</text:span></text:span><text:span text:style-name="T2">, Python considers it a reference to the global variable </text:span><text:span text:style-name="Source_20_Text"><text:span text:style-name="T2">eggs</text:span></text:span><text:span text:style-name="T2">. This is why </text:span><text:span text:style-name="Source_20_Text"><text:span text:style-name="T2">42</text:span></text:span><text:span text:style-name="T2"> is printed when the previous program is run.</text:span></text:p>
      <text:h text:style-name="P1" text:outline-level="2"><text:bookmark text:name="calibre_link-2170"/>Local and Global Variables with the Same Name</text:h>
      <text:p text:style-name="P30"><text:span text:style-name="T2">To simplify your life, avoid using local variables that have the same name as a global variable or another local variable. But technically, it’s perfectly legal to do so in Python. To see what happens, type the following code into the file editor and save it as </text:span><text:span text:style-name="Emphasis"><text:span text:style-name="T2">sameName.py</text:span></text:span><text:span text:style-name="T2">:</text:span></text:p>
      <text:p text:style-name="P2"><text:bookmark text:name="calibre_link-2171"/><text:s text:c="3"/><text:span text:style-name="T1">def spam():</text:span></text:p>
      <text:p text:style-name="P2">❶ <text:s text:c="4"/><text:span text:style-name="T1">eggs = 'spam local'</text:span></text:p>
      <text:p text:style-name="P2"><text:s text:c="7"/><text:span text:style-name="T1">print(eggs) # prints 'spam local'</text:span></text:p>
      <text:p text:style-name="P2"><text:s text:c="3"/><text:span text:style-name="T1">def bacon():</text:span></text:p>
      <text:p text:style-name="P5"/>
      <text:p text:style-name="P2">❷ <text:s text:c="4"/><text:span text:style-name="T1">eggs = 'bacon local'</text:span></text:p>
      <text:p text:style-name="P2"><text:s text:c="7"/><text:span text:style-name="T1">print(eggs) # prints 'bacon local'</text:span></text:p>
      <text:p text:style-name="P2"><text:s text:c="7"/><text:span text:style-name="T1">spam()</text:span></text:p>
      <text:p text:style-name="P2"><text:s text:c="7"/><text:span text:style-name="T1">print(eggs) # prints 'bacon local'</text:span></text:p>
      <text:p text:style-name="P5"/>
      <text:p text:style-name="P2">❸ <text:span text:style-name="T1">eggs = 'global'</text:span></text:p>
      <text:p text:style-name="P2"><text:s text:c="3"/><text:span text:style-name="T1">bacon()</text:span></text:p>
      <text:p text:style-name="P7"><text:s text:c="3"/><text:span text:style-name="T1">print(eggs) # prints 'global'</text:span></text:p>
      <text:p text:style-name="P29">When you run this program, it outputs the following:</text:p>
      <text:p text:style-name="P4"><text:bookmark text:name="calibre_link-2172"/>bacon local</text:p>
      <text:p text:style-name="P4">spam local</text:p>
      <text:p text:style-name="P4">bacon local</text:p>
      <text:p text:style-name="P9">global</text:p>
      <text:p text:style-name="P30"><text:span text:style-name="T2">There are actually three different variables in this program, but confusingly they are all named </text:span><text:span text:style-name="Source_20_Text"><text:span text:style-name="T2">eggs</text:span></text:span><text:span text:style-name="T2">. The variables are as follows:</text:span></text:p>
      <text:p text:style-name="P30"><text:soft-page-break/><text:span text:style-name="T3">❶ </text:span><text:span text:style-name="T2">A variable named </text:span><text:span text:style-name="Source_20_Text"><text:span text:style-name="T2">eggs</text:span></text:span><text:span text:style-name="T2"> that exists in a local scope when </text:span><text:span text:style-name="Source_20_Text"><text:span text:style-name="T2">spam()</text:span></text:span><text:span text:style-name="T2"> is called.</text:span></text:p>
      <text:p text:style-name="P30"><text:span text:style-name="T3">❷ </text:span><text:span text:style-name="T2">A variable named </text:span><text:span text:style-name="Source_20_Text"><text:span text:style-name="T2">eggs</text:span></text:span><text:span text:style-name="T2"> that exists in a local scope when </text:span><text:span text:style-name="Source_20_Text"><text:span text:style-name="T2">bacon()</text:span></text:span><text:span text:style-name="T2"> is called.</text:span></text:p>
      <text:p text:style-name="P30"><text:span text:style-name="T3">❸ </text:span><text:span text:style-name="T2">A variable named </text:span><text:span text:style-name="Source_20_Text"><text:span text:style-name="T2">eggs</text:span></text:span><text:span text:style-name="T2"> that exists in the global scope.</text:span></text:p>
      <text:p text:style-name="P29"><text:bookmark text:name="calibre_link-1789"/><text:bookmark text:name="calibre_link-1526"/><text:bookmark text:name="calibre_link-1323"/><text:bookmark text:name="calibre_link-755"/>Since these three separate variables all have the same name, it can be confusing to keep track of which one is being used at any given time. This is why you should avoid using the same variable name in different scopes.</text:p>
      <text:h text:style-name="P15" text:outline-level="1"><text:bookmark text:name="calibre_link-2173"/>The global Statement</text:h>
      <text:p text:style-name="P30"><text:span text:style-name="T2">If you need to modify a global variable from within a function, use the </text:span><text:span text:style-name="Source_20_Text"><text:span text:style-name="T2">global</text:span></text:span><text:span text:style-name="T2">statement. If you have a line such as </text:span><text:span text:style-name="Source_20_Text"><text:span text:style-name="T2">global eggs</text:span></text:span><text:span text:style-name="T2"> at the top of a function, it tells Python, “In this function, </text:span><text:span text:style-name="Source_20_Text"><text:span text:style-name="T2">eggs</text:span></text:span><text:span text:style-name="T2"> refers to the global variable, so don’t create a local variable with this name.” For example, type the following code into the file editor and save it as </text:span><text:span text:style-name="Emphasis"><text:span text:style-name="T2">sameName2.py</text:span></text:span><text:span text:style-name="T2">:</text:span></text:p>
      <text:p text:style-name="P2"><text:bookmark text:name="calibre_link-2174"/><text:s text:c="2"/><text:span text:style-name="T1">def spam():</text:span></text:p>
      <text:p text:style-name="P2">❶ <text:s text:c="3"/><text:span text:style-name="T1">global eggs</text:span></text:p>
      <text:p text:style-name="P2">❷ <text:s text:c="3"/><text:span text:style-name="T1">eggs = 'spam'</text:span></text:p>
      <text:p text:style-name="P5"/>
      <text:p text:style-name="P2"><text:s text:c="2"/><text:span text:style-name="T1">eggs = 'global'</text:span></text:p>
      <text:p text:style-name="P2"><text:s text:c="2"/><text:span text:style-name="T1">spam()</text:span></text:p>
      <text:p text:style-name="P7"><text:s text:c="2"/><text:span text:style-name="T1">print(eggs)</text:span></text:p>
      <text:p text:style-name="P30"><text:span text:style-name="T2">When you run this program, the final </text:span><text:span text:style-name="Source_20_Text"><text:span text:style-name="T2">print()</text:span></text:span><text:span text:style-name="T2"> call will output this:</text:span></text:p>
      <text:p text:style-name="P9"><text:bookmark text:name="calibre_link-2175"/>spam</text:p>
      <text:p text:style-name="P30"><text:span text:style-name="T2">Because </text:span><text:span text:style-name="Source_20_Text"><text:span text:style-name="T2">eggs</text:span></text:span><text:span text:style-name="T2"> is declared </text:span><text:span text:style-name="Source_20_Text"><text:span text:style-name="T2">global</text:span></text:span><text:span text:style-name="T2"> at the top of </text:span><text:span text:style-name="Source_20_Text"><text:span text:style-name="T2">spam()</text:span></text:span><text:span text:style-name="T2"> ❶, when </text:span><text:span text:style-name="Source_20_Text"><text:span text:style-name="T2">eggs</text:span></text:span><text:span text:style-name="T2"> is set to </text:span><text:span text:style-name="Source_20_Text"><text:span text:style-name="T2">'spam'</text:span></text:span><text:span text:style-name="T2"> ❷, this assignment is done to the globally scoped </text:span><text:span text:style-name="Source_20_Text"><text:span text:style-name="T2">eggs</text:span></text:span><text:span text:style-name="T2">. No local </text:span><text:span text:style-name="Source_20_Text"><text:span text:style-name="T2">eggs</text:span></text:span><text:span text:style-name="T2"> variable is created.</text:span></text:p>
      <text:p text:style-name="P29">There are four rules to tell whether a variable is in a local scope or global scope:</text:p>
      <text:list xml:id="list603231160638045175" text:style-name="L24">
        <text:list-item>
          <text:p text:style-name="P72">If a variable is being used in the global scope (that is, outside of all functions), then it is always a global variable.</text:p>
        </text:list-item>
        <text:list-item>
          <text:p text:style-name="P99"><text:span text:style-name="T2">If there is a </text:span><text:span text:style-name="Source_20_Text"><text:span text:style-name="T2">global</text:span></text:span><text:span text:style-name="T2"> statement for that variable in a function, it is a global variable.</text:span></text:p>
        </text:list-item>
        <text:list-item>
          <text:p text:style-name="P72">Otherwise, if the variable is used in an assignment statement in the function, it is a local variable.</text:p>
        </text:list-item>
        <text:list-item>
          <text:p text:style-name="P72">But if the variable is not used in an assignment statement, it is a global variable.</text:p>
        </text:list-item>
      </text:list>
      <text:p text:style-name="P30"><text:soft-page-break/><text:span text:style-name="T2">To get a better feel for these rules, here’s an example program. Type the following code into the file editor and save it as </text:span><text:span text:style-name="Emphasis"><text:span text:style-name="T2">sameName3.py</text:span></text:span><text:span text:style-name="T2">:</text:span></text:p>
      <text:p text:style-name="P2"><text:bookmark text:name="calibre_link-2176"/><text:s text:c="2"/><text:span text:style-name="T1">def spam():</text:span></text:p>
      <text:p text:style-name="P2">❶ <text:s/><text:span text:style-name="T1">global eggs</text:span></text:p>
      <text:p text:style-name="P2"><text:s text:c="4"/><text:span text:style-name="T1">eggs = 'spam' # this is the global</text:span></text:p>
      <text:p text:style-name="P5"/>
      <text:p text:style-name="P2"><text:s text:c="2"/><text:span text:style-name="T1">def bacon():</text:span></text:p>
      <text:p text:style-name="P2">❷ <text:s/><text:span text:style-name="T1">eggs = 'bacon' # this is a local</text:span></text:p>
      <text:p text:style-name="P2"><text:s text:c="2"/><text:span text:style-name="T1">def ham():</text:span></text:p>
      <text:p text:style-name="P2">❸ <text:s/><text:span text:style-name="T1">print(eggs) # this is the global</text:span></text:p>
      <text:p text:style-name="P5"/>
      <text:p text:style-name="P2"><text:s text:c="2"/><text:span text:style-name="T1">eggs = 42 # this is the global</text:span></text:p>
      <text:p text:style-name="P2"><text:s text:c="2"/><text:span text:style-name="T1">spam()</text:span></text:p>
      <text:p text:style-name="P7"><text:s text:c="2"/><text:span text:style-name="T1">print(eggs)</text:span></text:p>
      <text:p text:style-name="P30"><text:span text:style-name="T2">In the </text:span><text:span text:style-name="Source_20_Text"><text:span text:style-name="T2">spam()</text:span></text:span><text:span text:style-name="T2"> function, </text:span><text:span text:style-name="Source_20_Text"><text:span text:style-name="T2">eggs</text:span></text:span><text:span text:style-name="T2"> is the global </text:span><text:span text:style-name="Source_20_Text"><text:span text:style-name="T2">eggs</text:span></text:span><text:span text:style-name="T2"> variable, because there’s a </text:span><text:span text:style-name="Source_20_Text"><text:span text:style-name="T2">global</text:span></text:span><text:span text:style-name="T2">statement for </text:span><text:span text:style-name="Source_20_Text"><text:span text:style-name="T2">eggs</text:span></text:span><text:span text:style-name="T2"> at the beginning of the function ❶. In </text:span><text:span text:style-name="Source_20_Text"><text:span text:style-name="T2">bacon()</text:span></text:span><text:span text:style-name="T2">, </text:span><text:span text:style-name="Source_20_Text"><text:span text:style-name="T2">eggs</text:span></text:span><text:span text:style-name="T2"> is a local variable, because there’s an assignment statement for it in that function ❷. In </text:span><text:span text:style-name="Source_20_Text"><text:span text:style-name="T2">ham()</text:span></text:span><text:span text:style-name="T2"> ❸, </text:span><text:span text:style-name="Source_20_Text"><text:span text:style-name="T2">eggs</text:span></text:span><text:span text:style-name="T2"> is the global variable, because there is no assignment statement or </text:span><text:span text:style-name="Source_20_Text"><text:span text:style-name="T2">global</text:span></text:span><text:span text:style-name="T2"> statement for it in that function. If you run </text:span><text:span text:style-name="Emphasis"><text:span text:style-name="T2">sameName3.py</text:span></text:span><text:span text:style-name="T2">, the output will look like this:</text:span></text:p>
      <text:p text:style-name="P9"><text:bookmark text:name="calibre_link-2177"/>spam</text:p>
      <text:p text:style-name="P30"><text:span text:style-name="T2">In a function, a variable will either always be global or always be local. There’s no way that the code in a function can use a local variable named </text:span><text:span text:style-name="Source_20_Text"><text:span text:style-name="T2">eggs</text:span></text:span><text:span text:style-name="T2"> and then later in that same function use the global </text:span><text:span text:style-name="Source_20_Text"><text:span text:style-name="T2">eggs</text:span></text:span><text:span text:style-name="T2"> variable.</text:span></text:p>
      <text:h text:style-name="P27" text:outline-level="3"><text:bookmark text:name="calibre_link-2178"/>Note</text:h>
      <text:p text:style-name="P30"><text:span text:style-name="Emphasis"><text:span text:style-name="T2">If you ever want to modify the value stored in a global variable from in a function, you must use a </text:span></text:span><text:span text:style-name="Emphasis"><text:span text:style-name="Source_20_Text"><text:span text:style-name="T2">global</text:span></text:span></text:span><text:span text:style-name="Emphasis"><text:span text:style-name="T2"> statement on that variable.</text:span></text:span></text:p>
      <text:p text:style-name="P30"><text:span text:style-name="T2">If you try to use a local variable in a function before you assign a value to it, as in the following program, Python will give you an error. To see this, type the following into the file editor and save it as </text:span><text:span text:style-name="Emphasis"><text:span text:style-name="T2">sameName4.py</text:span></text:span><text:span text:style-name="T2">:</text:span></text:p>
      <text:p text:style-name="P2"><text:bookmark text:name="calibre_link-2179"/><text:s text:c="2"/><text:span text:style-name="T1">def spam():</text:span></text:p>
      <text:p text:style-name="P2"><text:s text:c="6"/><text:span text:style-name="T1">print(eggs) # ERROR!</text:span></text:p>
      <text:p text:style-name="P2">❶ <text:s text:c="3"/><text:span text:style-name="T1">eggs = 'spam local'</text:span></text:p>
      <text:p text:style-name="P5"/>
      <text:p text:style-name="P2">❷ <text:span text:style-name="T1">eggs = 'global'</text:span></text:p>
      <text:p text:style-name="P7"><text:s text:c="3"/><text:span text:style-name="T1">spam()</text:span></text:p>
      <text:p text:style-name="P29">If you run the previous program, it produces an error message.</text:p>
      <text:p text:style-name="P4"><text:bookmark text:name="calibre_link-2180"/><text:soft-page-break/>Traceback (most recent call last):</text:p>
      <text:p text:style-name="P2"><text:s text:c="2"/><text:span text:style-name="T1">File "C:/test3784.py", line 6, in &lt;module&gt;</text:span></text:p>
      <text:p text:style-name="P2"><text:s text:c="4"/><text:span text:style-name="T1">spam()</text:span></text:p>
      <text:p text:style-name="P2"><text:s text:c="2"/><text:span text:style-name="T1">File "C:/test3784.py", line 2, in spam</text:span></text:p>
      <text:p text:style-name="P2"><text:s text:c="4"/><text:span text:style-name="T1">print(eggs) # ERROR!</text:span></text:p>
      <text:p text:style-name="P9">UnboundLocalError: local variable 'eggs' referenced before assignment</text:p>
      <text:p text:style-name="P30"><text:span text:style-name="T2">This error happens because Python sees that there is an assignment statement for </text:span><text:span text:style-name="Source_20_Text"><text:span text:style-name="T2">eggs</text:span></text:span><text:span text:style-name="T2"> in the </text:span><text:span text:style-name="Source_20_Text"><text:span text:style-name="T2">spam()</text:span></text:span><text:span text:style-name="T2"> function ❶ and therefore considers </text:span><text:span text:style-name="Source_20_Text"><text:span text:style-name="T2">eggs</text:span></text:span><text:span text:style-name="T2"> to be local. But because </text:span><text:span text:style-name="Source_20_Text"><text:span text:style-name="T2">print(eggs)</text:span></text:span><text:span text:style-name="T2"> is executed before </text:span><text:span text:style-name="Source_20_Text"><text:span text:style-name="T2">eggs</text:span></text:span><text:span text:style-name="T2"> is assigned anything, the local variable </text:span><text:span text:style-name="Source_20_Text"><text:span text:style-name="T2">eggs</text:span></text:span><text:span text:style-name="T2">doesn’t exist. Python will </text:span><text:span text:style-name="Emphasis"><text:span text:style-name="T2">not</text:span></text:span><text:span text:style-name="T2"> fall back to using the global </text:span><text:span text:style-name="Source_20_Text"><text:span text:style-name="T2">eggs</text:span></text:span><text:span text:style-name="T2"> variable ❷.</text:span></text:p>
      <text:p text:style-name="P29"><text:bookmark text:name="calibre_link-2181"/>Functions as “Black Boxes”</text:p>
      <text:p text:style-name="P29"><text:bookmark text:name="calibre_link-1325"/><text:bookmark text:name="calibre_link-1324"/><text:bookmark text:name="calibre_link-731"/><text:bookmark text:name="calibre_link-730"/><text:bookmark text:name="calibre_link-598"/>Often, all you need to know about a function are its inputs (the parameters) and output value; you don’t always have to burden yourself with how the function’s code actually works. When you think about functions in this high-level way, it’s common to say that you’re treating the function as a “black box.”</text:p>
      <text:p text:style-name="P29">This idea is fundamental to modern programming. Later chapters in this book will show you several modules with functions that were written by other people. While you can take a peek at the source code if you’re curious, you don’t need to know how these functions work in order to use them. And because writing functions without global variables is encouraged, you usually don’t have to worry about the function’s code interacting with the rest of your program.</text:p>
      <text:h text:style-name="P15" text:outline-level="1"><text:bookmark text:name="calibre_link-2182"/>Exception Handling</text:h>
      <text:p text:style-name="P24"><text:span text:style-name="T2">Right now, getting an error, or </text:span><text:span text:style-name="Emphasis"><text:span text:style-name="T2">exception</text:span></text:span><text:span text:style-name="T2">, in your Python program means the entire program will crash. You don’t want this to happen in real-world programs. Instead, you want the program to detect errors, handle them, and then continue to run.</text:span></text:p>
      <text:p text:style-name="P30"><text:span text:style-name="T2">For example, consider the following program, which has a “divide-by-zero” error. Open a new file editor window and enter the following code, saving it as </text:span><text:span text:style-name="Emphasis"><text:span text:style-name="T2">zeroDivide.py</text:span></text:span><text:span text:style-name="T2">:</text:span></text:p>
      <text:p text:style-name="P4"><text:bookmark text:name="calibre_link-2183"/>def spam(divideBy):</text:p>
      <text:p text:style-name="P2"><text:s text:c="4"/><text:span text:style-name="T1">return 42 / divideBy</text:span></text:p>
      <text:p text:style-name="P5"/>
      <text:p text:style-name="P4">print(spam(2))</text:p>
      <text:p text:style-name="P4">print(spam(12))</text:p>
      <text:p text:style-name="P4">print(spam(0))</text:p>
      <text:p text:style-name="P9"><text:soft-page-break/>print(spam(1))</text:p>
      <text:p text:style-name="P30"><text:span text:style-name="T2">We’ve defined a function called </text:span><text:span text:style-name="Source_20_Text"><text:span text:style-name="T2">spam</text:span></text:span><text:span text:style-name="T2">, given it a parameter, and then printed the value of that function with various parameters to see what happens. This is the output you get when you run the previous code:</text:span></text:p>
      <text:p text:style-name="P4"><text:bookmark text:name="calibre_link-2184"/>21.0</text:p>
      <text:p text:style-name="P4">3.5</text:p>
      <text:p text:style-name="P4">Traceback (most recent call last):</text:p>
      <text:p text:style-name="P2"><text:s text:c="2"/><text:span text:style-name="T1">File "C:/zeroDivide.py", line 6, in &lt;module&gt;</text:span></text:p>
      <text:p text:style-name="P2"><text:s text:c="4"/><text:span text:style-name="T1">print(spam(0))</text:span></text:p>
      <text:p text:style-name="P2"><text:s text:c="2"/><text:span text:style-name="T1">File "C:/zeroDivide.py", line 2, in spam</text:span></text:p>
      <text:p text:style-name="P2"><text:s text:c="4"/><text:span text:style-name="T1">return 42 / divideBy</text:span></text:p>
      <text:p text:style-name="P9">ZeroDivisionError: division by zero</text:p>
      <text:p text:style-name="P30"><text:span text:style-name="T2">A </text:span><text:span text:style-name="Source_20_Text"><text:span text:style-name="T2">ZeroDivisionError</text:span></text:span><text:span text:style-name="T2"> happens whenever you try to divide a number by zero. From the line number given in the error message, you know that the </text:span><text:span text:style-name="Source_20_Text"><text:span text:style-name="T2">return</text:span></text:span><text:span text:style-name="T2"> statement in </text:span><text:span text:style-name="Source_20_Text"><text:span text:style-name="T2">spam()</text:span></text:span><text:span text:style-name="T2"> is causing an error.</text:span></text:p>
      <text:p text:style-name="P30"><text:span text:style-name="T2">Errors can be handled with </text:span><text:span text:style-name="Source_20_Text"><text:span text:style-name="T2">try</text:span></text:span><text:span text:style-name="T2"> and </text:span><text:span text:style-name="Source_20_Text"><text:span text:style-name="T2">except</text:span></text:span><text:span text:style-name="T2"> statements. The code that could potentially have an error is put in a </text:span><text:span text:style-name="Source_20_Text"><text:span text:style-name="T2">try</text:span></text:span><text:span text:style-name="T2"> clause. The program execution moves to the start of a following </text:span><text:span text:style-name="Source_20_Text"><text:span text:style-name="T2">except</text:span></text:span><text:span text:style-name="T2"> clause if an error happens.</text:span></text:p>
      <text:p text:style-name="P30"><text:span text:style-name="T2">You can put the previous divide-by-zero code in a </text:span><text:span text:style-name="Source_20_Text"><text:span text:style-name="T2">try</text:span></text:span><text:span text:style-name="T2"> clause and have an </text:span><text:span text:style-name="Source_20_Text"><text:span text:style-name="T2">except</text:span></text:span><text:span text:style-name="T2">clause contain code to handle what happens when this error occurs.</text:span></text:p>
      <text:p text:style-name="P4"><text:bookmark text:name="calibre_link-2185"/>def spam(divideBy):</text:p>
      <text:p text:style-name="P2"><text:s text:c="4"/><text:span text:style-name="T1">try:</text:span></text:p>
      <text:p text:style-name="P2"><text:s text:c="8"/><text:span text:style-name="T1">return 42 / divideBy</text:span></text:p>
      <text:p text:style-name="P2"><text:s text:c="4"/><text:span text:style-name="T1">except ZeroDivisionError:</text:span></text:p>
      <text:p text:style-name="P2"><text:s text:c="8"/><text:span text:style-name="T1">print('Error: Invalid argument.')</text:span></text:p>
      <text:p text:style-name="P5"/>
      <text:p text:style-name="P4">print(spam(2))</text:p>
      <text:p text:style-name="P4">print(spam(12))</text:p>
      <text:p text:style-name="P4">print(spam(0))</text:p>
      <text:p text:style-name="P9">print(spam(1))</text:p>
      <text:p text:style-name="P30"><text:span text:style-name="T2">When code in a </text:span><text:span text:style-name="Source_20_Text"><text:span text:style-name="T2">try</text:span></text:span><text:span text:style-name="T2"> clause causes an error, the program execution immediately moves to the code in the </text:span><text:span text:style-name="Source_20_Text"><text:span text:style-name="T2">except</text:span></text:span><text:span text:style-name="T2"> clause. After running that code, the execution continues as normal. The output of the previous program is as follows:</text:span></text:p>
      <text:p text:style-name="P4"><text:bookmark text:name="calibre_link-2186"/>21.0</text:p>
      <text:p text:style-name="P4">3.5</text:p>
      <text:p text:style-name="P4">Error: Invalid argument.</text:p>
      <text:p text:style-name="P4">None</text:p>
      <text:p text:style-name="P9"><text:soft-page-break/>42.0</text:p>
      <text:p text:style-name="P30"><text:span text:style-name="T2">Note that any errors that occur in function calls in a </text:span><text:span text:style-name="Source_20_Text"><text:span text:style-name="T2">try</text:span></text:span><text:span text:style-name="T2"> block will also be caught. Consider the following program, which instead has the </text:span><text:span text:style-name="Source_20_Text"><text:span text:style-name="T2">spam()</text:span></text:span><text:span text:style-name="T2"> calls in the </text:span><text:span text:style-name="Source_20_Text"><text:span text:style-name="T2">try</text:span></text:span><text:span text:style-name="T2">block:</text:span></text:p>
      <text:p text:style-name="P4"><text:bookmark text:name="calibre_link-2187"/>def spam(divideBy):</text:p>
      <text:p text:style-name="P2"><text:s text:c="4"/><text:span text:style-name="T1">return 42 / divideBy</text:span></text:p>
      <text:p text:style-name="P5"/>
      <text:p text:style-name="P4">try:</text:p>
      <text:p text:style-name="P2"><text:s text:c="4"/><text:span text:style-name="T1">print(spam(2))</text:span></text:p>
      <text:p text:style-name="P2"><text:s text:c="4"/><text:span text:style-name="T1">print(spam(12))</text:span></text:p>
      <text:p text:style-name="P2"><text:s text:c="4"/><text:span text:style-name="T1">print(spam(0))</text:span></text:p>
      <text:p text:style-name="P2"><text:s text:c="4"/><text:span text:style-name="T1">print(spam(1))</text:span></text:p>
      <text:p text:style-name="P4">except ZeroDivisionError:</text:p>
      <text:p text:style-name="P7"><text:s text:c="4"/><text:span text:style-name="T1">print('Error: Invalid argument.')</text:span></text:p>
      <text:p text:style-name="P29">When this program is run, the output looks like this:</text:p>
      <text:p text:style-name="P4"><text:bookmark text:name="calibre_link-2188"/>21.0</text:p>
      <text:p text:style-name="P4">3.5</text:p>
      <text:p text:style-name="P9">Error: Invalid argument.</text:p>
      <text:p text:style-name="P30"><text:bookmark text:name="calibre_link-776"/><text:span text:style-name="T2">The reason </text:span><text:span text:style-name="Source_20_Text"><text:span text:style-name="T2">print(spam(1))</text:span></text:span><text:span text:style-name="T2"> is never executed is because once the execution jumps to the code in the </text:span><text:span text:style-name="Source_20_Text"><text:span text:style-name="T2">except</text:span></text:span><text:span text:style-name="T2"> clause, it does not return to the </text:span><text:span text:style-name="Source_20_Text"><text:span text:style-name="T2">try</text:span></text:span><text:span text:style-name="T2"> clause. Instead, it just continues moving down as normal.</text:span></text:p>
      <text:h text:style-name="P15" text:outline-level="1"><text:bookmark text:name="calibre_link-2189"/>A Short Program: Guess the Number</text:h>
      <text:p text:style-name="P22">The toy examples I’ve show you so far are useful for introducing basic concepts, but now let’s see how everything you’ve learned comes together in a more complete program. In this section, I’ll show you a simple “guess the number” game. When you run this program, the output will look something like this:</text:p>
      <text:p text:style-name="P4"><text:bookmark text:name="calibre_link-2190"/>I am thinking of a number between 1 and 20.</text:p>
      <text:p text:style-name="P4">Take a guess.</text:p>
      <text:p text:style-name="P5"><text:span text:style-name="Strong_20_Emphasis"><text:span text:style-name="T2">10</text:span></text:span></text:p>
      <text:p text:style-name="P4">Your guess is too low.</text:p>
      <text:p text:style-name="P4">Take a guess.</text:p>
      <text:p text:style-name="P5"><text:span text:style-name="Strong_20_Emphasis"><text:span text:style-name="T2">15</text:span></text:span></text:p>
      <text:p text:style-name="P4">Your guess is too low.</text:p>
      <text:p text:style-name="P4">Take a guess.</text:p>
      <text:p text:style-name="P5"><text:span text:style-name="Strong_20_Emphasis"><text:span text:style-name="T2">17</text:span></text:span></text:p>
      <text:p text:style-name="P4">Your guess is too high.</text:p>
      <text:p text:style-name="P4"><text:soft-page-break/>Take a guess.</text:p>
      <text:p text:style-name="P5"><text:span text:style-name="Strong_20_Emphasis"><text:span text:style-name="T2">16</text:span></text:span></text:p>
      <text:p text:style-name="P9">Good job! You guessed my number in 4 guesses!</text:p>
      <text:p text:style-name="P30"><text:span text:style-name="T2">Type the following source code into the file editor, and save the file as </text:span><text:span text:style-name="Emphasis"><text:span text:style-name="T2">guessTheNumber.py</text:span></text:span><text:span text:style-name="T2">:</text:span></text:p>
      <text:p text:style-name="P4"><text:bookmark text:name="calibre_link-2191"/># This is a guess the number game.</text:p>
      <text:p text:style-name="P4">import random</text:p>
      <text:p text:style-name="P4">secretNumber = random.randint(1, 20)</text:p>
      <text:p text:style-name="P4">print('I am thinking of a number between 1 and 20.')</text:p>
      <text:p text:style-name="P5"/>
      <text:p text:style-name="P4"># Ask the player to guess 6 times.</text:p>
      <text:p text:style-name="P4">for guessesTaken in range(1, 7):</text:p>
      <text:p text:style-name="P2"><text:s text:c="4"/><text:span text:style-name="T1">print('Take a guess.')</text:span></text:p>
      <text:p text:style-name="P2"><text:s text:c="4"/><text:span text:style-name="T1">guess = int(input())</text:span></text:p>
      <text:p text:style-name="P5"/>
      <text:p text:style-name="P2"><text:s text:c="4"/><text:span text:style-name="T1">if guess &lt; secretNumber:</text:span></text:p>
      <text:p text:style-name="P2"><text:s text:c="8"/><text:span text:style-name="T1">print('Your guess is too low.')</text:span></text:p>
      <text:p text:style-name="P2"><text:s text:c="4"/><text:span text:style-name="T1">elif guess &gt; secretNumber:</text:span></text:p>
      <text:p text:style-name="P2"><text:s text:c="8"/><text:span text:style-name="T1">print('Your guess is too high.')</text:span></text:p>
      <text:p text:style-name="P2"><text:s text:c="4"/><text:span text:style-name="T1">else:</text:span></text:p>
      <text:p text:style-name="P2"><text:s text:c="8"/><text:span text:style-name="T1">break <text:s text:c="3"/># This condition is the correct guess!</text:span></text:p>
      <text:p text:style-name="P5"/>
      <text:p text:style-name="P4">if guess == secretNumber:</text:p>
      <text:p text:style-name="P2"><text:s text:c="4"/><text:span text:style-name="T1">print('Good job! You guessed my number in ' + str(guessesTaken) + ' guesses!')</text:span></text:p>
      <text:p text:style-name="P4">else:</text:p>
      <text:p text:style-name="P7"><text:s text:c="4"/><text:span text:style-name="T1">print('Nope. The number I was thinking of was ' + str(secretNumber))</text:span></text:p>
      <text:p text:style-name="P29">Let’s look at this code line by line, starting at the top.</text:p>
      <text:p text:style-name="P4"><text:bookmark text:name="calibre_link-2192"/># This is a guess the number game.</text:p>
      <text:p text:style-name="P4">import random</text:p>
      <text:p text:style-name="P9">secretNumber = random.randint(1, 20)</text:p>
      <text:p text:style-name="P30"><text:span text:style-name="T2">First, a comment at the top of the code explains what the program does. Then, the program imports the </text:span><text:span text:style-name="Source_20_Text"><text:span text:style-name="T2">random</text:span></text:span><text:span text:style-name="T2"> module so that it can use the </text:span><text:span text:style-name="Source_20_Text"><text:span text:style-name="T2">random.randint()</text:span></text:span><text:span text:style-name="T2"> function to generate a number for the user to guess. The return value, a random integer between 1 and 20, is stored in the variable </text:span><text:span text:style-name="Source_20_Text"><text:span text:style-name="T2">secretNumber</text:span></text:span><text:span text:style-name="T2">.</text:span></text:p>
      <text:p text:style-name="P4"><text:bookmark text:name="calibre_link-2193"/>print('I am thinking of a number between 1 and 20.')</text:p>
      <text:p text:style-name="P5"/>
      <text:p text:style-name="P4"># Ask the player to guess 6 times.</text:p>
      <text:p text:style-name="P4"><text:soft-page-break/>for guessesTaken in range(1, 7):</text:p>
      <text:p text:style-name="P2"><text:s text:c="4"/><text:span text:style-name="T1">print('Take a guess.')</text:span></text:p>
      <text:p text:style-name="P7"><text:s text:c="4"/><text:span text:style-name="T1">guess = int(input())</text:span></text:p>
      <text:p text:style-name="P30"><text:span text:style-name="T2">The program tells the player that it has come up with a secret number and will give the player six chances to guess it. The code that lets the player enter a guess and checks that guess is in a </text:span><text:span text:style-name="Source_20_Text"><text:span text:style-name="T2">for</text:span></text:span><text:span text:style-name="T2"> loop that will loop at most six times. The first thing that happens in the loop is that the player types in a guess. Since </text:span><text:span text:style-name="Source_20_Text"><text:span text:style-name="T2">input()</text:span></text:span><text:span text:style-name="T2"> returns a string, its return value is passed straight into </text:span><text:span text:style-name="Source_20_Text"><text:span text:style-name="T2">int()</text:span></text:span><text:span text:style-name="T2">, which translates the string into an integer value. This gets stored in a variable named </text:span><text:span text:style-name="Source_20_Text"><text:span text:style-name="T2">guess</text:span></text:span><text:span text:style-name="T2">.</text:span></text:p>
      <text:p text:style-name="P4"><text:bookmark text:name="calibre_link-2194"/>if guess &lt; secretNumber:</text:p>
      <text:p text:style-name="P2"><text:s text:c="4"/><text:span text:style-name="T1">print('Your guess is too low.')</text:span></text:p>
      <text:p text:style-name="P4">elif guess &gt; secretNumber:</text:p>
      <text:p text:style-name="P7"><text:s text:c="4"/><text:span text:style-name="T1">print('Your guess is too high.')</text:span></text:p>
      <text:p text:style-name="P29">These few lines of code check to see whether the guess is less than or greater than the secret number. In either case, a hint is printed to the screen.</text:p>
      <text:p text:style-name="P4"><text:bookmark text:name="calibre_link-2195"/>else:</text:p>
      <text:p text:style-name="P7"><text:s text:c="4"/><text:span text:style-name="T1">break <text:s text:c="3"/># This condition is the correct guess!</text:span></text:p>
      <text:p text:style-name="P30"><text:span text:style-name="T2">If the guess is neither higher nor lower than the secret number, then it must be equal to the secret number, in which case you want the program execution to break out of the </text:span><text:span text:style-name="Source_20_Text"><text:span text:style-name="T2">for</text:span></text:span><text:span text:style-name="T2"> loop.</text:span></text:p>
      <text:p text:style-name="P4"><text:bookmark text:name="calibre_link-2196"/>if guess == secretNumber:</text:p>
      <text:p text:style-name="P2"><text:s text:c="4"/><text:span text:style-name="T1">print('Good job! You guessed my number in ' + str(guessesTaken) + ' guesses!')</text:span></text:p>
      <text:p text:style-name="P4">else:</text:p>
      <text:p text:style-name="P7"><text:s text:c="4"/><text:span text:style-name="T1">print('Nope. The number I was thinking of was ' + str(secretNumber))</text:span></text:p>
      <text:p text:style-name="P30"><text:span text:style-name="T2">After the </text:span><text:span text:style-name="Source_20_Text"><text:span text:style-name="T2">for</text:span></text:span><text:span text:style-name="T2"> loop, the previous </text:span><text:span text:style-name="Source_20_Text"><text:span text:style-name="T2">if...else</text:span></text:span><text:span text:style-name="T2"> statement checks whether the player has correctly guessed the number and prints an appropriate message to the screen. In both cases, the program displays a variable that contains an integer value (</text:span><text:span text:style-name="Source_20_Text"><text:span text:style-name="T2">guessesTaken</text:span></text:span><text:span text:style-name="T2"> and </text:span><text:span text:style-name="Source_20_Text"><text:span text:style-name="T2">secretNumber</text:span></text:span><text:span text:style-name="T2">). Since it must concatenate these integer values to strings, it passes these variables to the </text:span><text:span text:style-name="Source_20_Text"><text:span text:style-name="T2">str()</text:span></text:span><text:span text:style-name="T2"> function, which returns the string value form of these integers. Now these strings can be concatenated with the </text:span><text:span text:style-name="Source_20_Text"><text:span text:style-name="T2">+</text:span></text:span><text:span text:style-name="T2">operators before finally being passed to the </text:span><text:span text:style-name="Source_20_Text"><text:span text:style-name="T2">print()</text:span></text:span><text:span text:style-name="T2"> function call.</text:span></text:p>
      <text:h text:style-name="P15" text:outline-level="1"><text:bookmark text:name="calibre_link-2197"/><text:soft-page-break/>Summary</text:h>
      <text:p text:style-name="P29">Functions are the primary way to compartmentalize your code into logical groups. Since the variables in functions exist in their own local scopes, the code in one function cannot directly affect the values of variables in other functions. This limits what code could be changing the values of your variables, which can be helpful when it comes to debugging your code.</text:p>
      <text:p text:style-name="P29">Functions are a great tool to help you organize your code. You can think of them as black boxes: They have inputs in the form of parameters and outputs in the form of return values, and the code in them doesn’t affect variables in other functions.</text:p>
      <text:p text:style-name="P30"><text:span text:style-name="T2">In previous chapters, a single error could cause your programs to crash. In this chapter, you learned about </text:span><text:span text:style-name="Source_20_Text"><text:span text:style-name="T2">try</text:span></text:span><text:span text:style-name="T2"> and </text:span><text:span text:style-name="Source_20_Text"><text:span text:style-name="T2">except</text:span></text:span><text:span text:style-name="T2"> statements, which can run code when an error has been detected. This can make your programs more resilient to common error cases.</text:span></text:p>
      <text:h text:style-name="P15" text:outline-level="1"><text:bookmark text:name="calibre_link-2198"/>Practice Questions</text:h>
      <text:p text:style-name="P31"><text:bookmark text:name="calibre_link-2199"/></text:p>
      <table:table table:name="Table10" table:style-name="Table10">
        <table:table-column table:style-name="Table10.A"/>
        <table:table-column table:style-name="Table10.B"/>
        <table:table-row>
          <table:table-cell table:style-name="Table10.A1" office:value-type="string">
            <text:p text:style-name="P12"><text:bookmark text:name="calibre_link-2201"/><text:bookmark text:name="calibre_link-2200"/>Q:</text:p>
          </table:table-cell>
          <table:table-cell table:style-name="Table10.A1" office:value-type="string">
            <text:p text:style-name="P12">1. Why are functions advantageous to have in your programs?</text:p>
          </table:table-cell>
        </table:table-row>
        <table:table-row>
          <table:table-cell table:style-name="Table10.A1" office:value-type="string">
            <text:p text:style-name="P12"><text:bookmark text:name="calibre_link-2203"/><text:bookmark text:name="calibre_link-2202"/>Q:</text:p>
          </table:table-cell>
          <table:table-cell table:style-name="Table10.A1" office:value-type="string">
            <text:p text:style-name="P12">2. When does the code in a function execute: when the function is defined or when the function is called?</text:p>
          </table:table-cell>
        </table:table-row>
        <table:table-row>
          <table:table-cell table:style-name="Table10.A1" office:value-type="string">
            <text:p text:style-name="P12"><text:bookmark text:name="calibre_link-2205"/><text:bookmark text:name="calibre_link-2204"/>Q:</text:p>
          </table:table-cell>
          <table:table-cell table:style-name="Table10.A1" office:value-type="string">
            <text:p text:style-name="P12">3. What statement creates a function?</text:p>
          </table:table-cell>
        </table:table-row>
        <table:table-row>
          <table:table-cell table:style-name="Table10.A1" office:value-type="string">
            <text:p text:style-name="P12"><text:bookmark text:name="calibre_link-2207"/><text:bookmark text:name="calibre_link-2206"/>Q:</text:p>
          </table:table-cell>
          <table:table-cell table:style-name="Table10.A1" office:value-type="string">
            <text:p text:style-name="P12">4. What is the difference between a function and a function call?</text:p>
          </table:table-cell>
        </table:table-row>
        <table:table-row>
          <table:table-cell table:style-name="Table10.A1" office:value-type="string">
            <text:p text:style-name="P12"><text:bookmark text:name="calibre_link-2209"/><text:bookmark text:name="calibre_link-2208"/>Q:</text:p>
          </table:table-cell>
          <table:table-cell table:style-name="Table10.A1" office:value-type="string">
            <text:p text:style-name="P12">5. How many global scopes are there in a Python program? How many local scopes?</text:p>
          </table:table-cell>
        </table:table-row>
        <table:table-row>
          <table:table-cell table:style-name="Table10.A1" office:value-type="string">
            <text:p text:style-name="P12"><text:bookmark text:name="calibre_link-2211"/><text:bookmark text:name="calibre_link-2210"/>Q:</text:p>
          </table:table-cell>
          <table:table-cell table:style-name="Table10.A1" office:value-type="string">
            <text:p text:style-name="P12">6. What happens to variables in a local scope when the function call returns?</text:p>
          </table:table-cell>
        </table:table-row>
        <table:table-row>
          <table:table-cell table:style-name="Table10.A1" office:value-type="string">
            <text:p text:style-name="P12"><text:bookmark text:name="calibre_link-2213"/><text:bookmark text:name="calibre_link-2212"/>Q:</text:p>
          </table:table-cell>
          <table:table-cell table:style-name="Table10.A1" office:value-type="string">
            <text:p text:style-name="P12">7. What is a return value? Can a return value be part of an expression?</text:p>
          </table:table-cell>
        </table:table-row>
        <table:table-row>
          <table:table-cell table:style-name="Table10.A1" office:value-type="string">
            <text:p text:style-name="P12"><text:bookmark text:name="calibre_link-2215"/><text:bookmark text:name="calibre_link-2214"/>Q:</text:p>
          </table:table-cell>
          <table:table-cell table:style-name="Table10.A1" office:value-type="string">
            <text:p text:style-name="P12">8. If a function does not have a return statement, what is the return value of a call to that function?</text:p>
          </table:table-cell>
        </table:table-row>
        <table:table-row>
          <table:table-cell table:style-name="Table10.A1" office:value-type="string">
            <text:p text:style-name="P12"><text:bookmark text:name="calibre_link-2217"/><text:bookmark text:name="calibre_link-2216"/>Q<text:soft-page-break/>:</text:p>
          </table:table-cell>
          <table:table-cell table:style-name="Table10.A1" office:value-type="string">
            <text:p text:style-name="P12">9. How can you force a variable in a function to refer to the global variable?<text:soft-page-break/></text:p>
          </table:table-cell>
        </table:table-row>
        <table:table-row>
          <table:table-cell table:style-name="Table10.A1" office:value-type="string">
            <text:p text:style-name="P12"><text:bookmark text:name="calibre_link-2219"/><text:bookmark text:name="calibre_link-2218"/>Q:</text:p>
          </table:table-cell>
          <table:table-cell table:style-name="Table10.A1" office:value-type="string">
            <text:p text:style-name="P12">10. What is the data type of <text:span text:style-name="Source_20_Text">None</text:span>?</text:p>
          </table:table-cell>
        </table:table-row>
        <table:table-row>
          <table:table-cell table:style-name="Table10.A1" office:value-type="string">
            <text:p text:style-name="P12"><text:bookmark text:name="calibre_link-2221"/><text:bookmark text:name="calibre_link-2220"/>Q:</text:p>
          </table:table-cell>
          <table:table-cell table:style-name="Table10.A1" office:value-type="string">
            <text:p text:style-name="P12">11. What does the <text:span text:style-name="Source_20_Text">import areallyourpetsnamederic</text:span> statement do?</text:p>
          </table:table-cell>
        </table:table-row>
        <table:table-row>
          <table:table-cell table:style-name="Table10.A1" office:value-type="string">
            <text:p text:style-name="P12"><text:bookmark text:name="calibre_link-2223"/><text:bookmark text:name="calibre_link-2222"/>Q:</text:p>
          </table:table-cell>
          <table:table-cell table:style-name="Table10.A1" office:value-type="string">
            <text:p text:style-name="P12">12. If you had a function named <text:span text:style-name="Source_20_Text">bacon()</text:span> in a module named <text:span text:style-name="Source_20_Text">spam</text:span>, how would you call it after importing <text:span text:style-name="Source_20_Text">spam</text:span>?</text:p>
          </table:table-cell>
        </table:table-row>
        <table:table-row>
          <table:table-cell table:style-name="Table10.A1" office:value-type="string">
            <text:p text:style-name="P12"><text:bookmark text:name="calibre_link-2225"/><text:bookmark text:name="calibre_link-2224"/>Q:</text:p>
          </table:table-cell>
          <table:table-cell table:style-name="Table10.A1" office:value-type="string">
            <text:p text:style-name="P12">13. How can you prevent a program from crashing when it gets an error?</text:p>
          </table:table-cell>
        </table:table-row>
        <table:table-row>
          <table:table-cell table:style-name="Table10.A1" office:value-type="string">
            <text:p text:style-name="P12"><text:bookmark text:name="calibre_link-2227"/><text:bookmark text:name="calibre_link-2226"/>Q:</text:p>
          </table:table-cell>
          <table:table-cell table:style-name="Table10.A1" office:value-type="string">
            <text:p text:style-name="P12">14. What goes in the <text:span text:style-name="Source_20_Text">try</text:span> clause? What goes in the <text:span text:style-name="Source_20_Text">except</text:span> clause?</text:p>
          </table:table-cell>
        </table:table-row>
      </table:table>
      <text:h text:style-name="P15" text:outline-level="1"><text:bookmark text:name="calibre_link-2228"/>Practice Projects</text:h>
      <text:p text:style-name="P29">For practice, write programs to do the following tasks.</text:p>
      <text:h text:style-name="P1" text:outline-level="2"><text:bookmark text:name="calibre_link-2229"/>The Collatz Sequence</text:h>
      <text:p text:style-name="P30"><text:span text:style-name="T2">Write a function named </text:span><text:span text:style-name="Source_20_Text"><text:span text:style-name="T2">collatz()</text:span></text:span><text:span text:style-name="T2"> that has one parameter named </text:span><text:span text:style-name="Source_20_Text"><text:span text:style-name="T2">number</text:span></text:span><text:span text:style-name="T2">. If </text:span><text:span text:style-name="Source_20_Text"><text:span text:style-name="T2">number</text:span></text:span><text:span text:style-name="T2">is even, then </text:span><text:span text:style-name="Source_20_Text"><text:span text:style-name="T2">collatz()</text:span></text:span><text:span text:style-name="T2"> should print </text:span><text:span text:style-name="Source_20_Text"><text:span text:style-name="T2">number // 2</text:span></text:span><text:span text:style-name="T2"> and return this value. If </text:span><text:span text:style-name="Source_20_Text"><text:span text:style-name="T2">number</text:span></text:span><text:span text:style-name="T2"> is odd, then </text:span><text:span text:style-name="Source_20_Text"><text:span text:style-name="T2">collatz()</text:span></text:span><text:span text:style-name="T2"> should print and return </text:span><text:span text:style-name="Source_20_Text"><text:span text:style-name="T2">3 * number + 1</text:span></text:span><text:span text:style-name="T2">.</text:span></text:p>
      <text:p text:style-name="P30"><text:span text:style-name="T2">Then write a program that lets the user type in an integer and that keeps calling </text:span><text:span text:style-name="Source_20_Text"><text:span text:style-name="T2">collatz()</text:span></text:span><text:span text:style-name="T2"> on that number until the function returns the value </text:span><text:span text:style-name="Source_20_Text"><text:span text:style-name="T2">1</text:span></text:span><text:span text:style-name="T2">. (Amazingly enough, this sequence actually works for any integer—sooner or later, using this sequence, you’ll arrive at 1! Even mathematicians aren’t sure why. Your program is exploring what’s called the </text:span><text:span text:style-name="Emphasis"><text:span text:style-name="T2">Collatz sequence</text:span></text:span><text:span text:style-name="T2">, sometimes called “the simplest impossible math problem.”)</text:span></text:p>
      <text:p text:style-name="P30"><text:span text:style-name="T2">Remember to convert the return value from </text:span><text:span text:style-name="Source_20_Text"><text:span text:style-name="T2">input()</text:span></text:span><text:span text:style-name="T2"> to an integer with the </text:span><text:span text:style-name="Source_20_Text"><text:span text:style-name="T2">int()</text:span></text:span><text:span text:style-name="T2">function; otherwise, it will be a string value.</text:span></text:p>
      <text:p text:style-name="P30"><text:span text:style-name="T2">Hint: An integer </text:span><text:span text:style-name="Source_20_Text"><text:span text:style-name="T2">number</text:span></text:span><text:span text:style-name="T2"> is even if </text:span><text:span text:style-name="Source_20_Text"><text:span text:style-name="T2">number % 2 == 0</text:span></text:span><text:span text:style-name="T2">, and it’s odd if </text:span><text:span text:style-name="Source_20_Text"><text:span text:style-name="T2">number % 2 == 1</text:span></text:span><text:span text:style-name="T2">.</text:span></text:p>
      <text:p text:style-name="P29">The output of this program could look something like this:</text:p>
      <text:p text:style-name="P4"><text:bookmark text:name="calibre_link-2230"/>Enter number:</text:p>
      <text:p text:style-name="P4">3</text:p>
      <text:p text:style-name="P4">10</text:p>
      <text:p text:style-name="P4">5</text:p>
      <text:p text:style-name="P4"><text:soft-page-break/>16</text:p>
      <text:p text:style-name="P4">8</text:p>
      <text:p text:style-name="P4">4</text:p>
      <text:p text:style-name="P4">2</text:p>
      <text:p text:style-name="P9">1</text:p>
      <text:h text:style-name="P1" text:outline-level="2"><text:bookmark text:name="calibre_link-2231"/>Input Validation</text:h>
      <text:p text:style-name="P30"><text:span text:style-name="T2">Add </text:span><text:span text:style-name="Source_20_Text"><text:span text:style-name="T2">try</text:span></text:span><text:span text:style-name="T2"> and </text:span><text:span text:style-name="Source_20_Text"><text:span text:style-name="T2">except</text:span></text:span><text:span text:style-name="T2"> statements to the previous project to detect whether the user types in a noninteger string. Normally, the </text:span><text:span text:style-name="Source_20_Text"><text:span text:style-name="T2">int()</text:span></text:span><text:span text:style-name="T2"> function will raise a </text:span><text:span text:style-name="Source_20_Text"><text:span text:style-name="T2">ValueError</text:span></text:span><text:span text:style-name="T2">error if it is passed a noninteger string, as in </text:span><text:span text:style-name="Source_20_Text"><text:span text:style-name="T2">int('puppy')</text:span></text:span><text:span text:style-name="T2">. In the </text:span><text:span text:style-name="Source_20_Text"><text:span text:style-name="T2">except</text:span></text:span><text:span text:style-name="T2"> clause, print a message to the user saying they must enter an integer.</text:span></text:p>
      <text:h text:style-name="P13" text:outline-level="1">Chapter 4 – Lists</text:h>
      <text:p text:style-name="P17"/>
      <text:p text:style-name="P22">One more topic you’ll need to understand before you can begin writing programs in earnest is the list data type and its cousin, the tuple. Lists and tuples can contain multiple values, which makes it easier to write programs that handle large amounts of data. And since lists themselves can contain other lists, you can use them to arrange data into hierarchical structures.</text:p>
      <text:p text:style-name="P22">In this chapter, I’ll discuss the basics of lists. I’ll also teach you about methods, which are functions that are tied to values of a certain data type. Then I’ll briefly cover the list-like tuple and string data types and how they compare to list values. In the next chapter, I’ll introduce you to the dictionary data type.</text:p>
      <text:h text:style-name="P15" text:outline-level="1"><text:bookmark text:name="calibre_link-2233"/>The List Data Type</text:h>
      <text:p text:style-name="P30"><text:bookmark text:name="calibre_link-1610"/><text:bookmark text:name="calibre_link-983"/><text:bookmark text:name="calibre_link-982"/><text:bookmark text:name="calibre_link-864"/><text:bookmark text:name="calibre_link-414"/><text:bookmark text:name="calibre_link-343"/><text:bookmark text:name="calibre_link-195"/><text:span text:style-name="T2">A </text:span><text:span text:style-name="Emphasis"><text:span text:style-name="T2">list</text:span></text:span><text:span text:style-name="T2"> is a value that contains multiple values in an ordered sequence. The term </text:span><text:span text:style-name="Emphasis"><text:span text:style-name="T2">list value</text:span></text:span><text:span text:style-name="T2"> refers to the list itself (which is a value that can be stored in a variable or passed to a function like any other value), not the values inside the list value. A list value looks like this: </text:span><text:span text:style-name="Source_20_Text"><text:span text:style-name="T2">['cat', 'bat', 'rat', 'elephant']</text:span></text:span><text:span text:style-name="T2">. Just as string values are typed with quote characters to mark where the string begins and ends, a list begins with an opening square bracket and ends with a closing square bracket, </text:span><text:span text:style-name="Source_20_Text"><text:span text:style-name="T2">[]</text:span></text:span><text:span text:style-name="T2">. Values inside the list are also called </text:span><text:span text:style-name="Emphasis"><text:span text:style-name="T2">items</text:span></text:span><text:span text:style-name="T2">. Items are separated with commas (that is, they are </text:span><text:span text:style-name="Emphasis"><text:span text:style-name="T2">comma-delimited</text:span></text:span><text:span text:style-name="T2">). For example, enter the following into the interactive shell:</text:span></text:p>
      <text:p text:style-name="P5"><text:bookmark text:name="calibre_link-2234"/><text:span text:style-name="T3"><text:s text:c="3"/></text:span><text:span text:style-name="T2">&gt;&gt;&gt; </text:span><text:span text:style-name="Strong_20_Emphasis"><text:span text:style-name="T2">[1, 2, 3]</text:span></text:span></text:p>
      <text:p text:style-name="P2"><text:s text:c="3"/><text:span text:style-name="T1">[1, 2, 3]</text:span></text:p>
      <text:p text:style-name="P5"><text:span text:style-name="T3"><text:s text:c="3"/></text:span><text:span text:style-name="T2">&gt;&gt;&gt; </text:span><text:span text:style-name="Strong_20_Emphasis"><text:span text:style-name="T2">['cat', 'bat', 'rat', 'elephant']</text:span></text:span></text:p>
      <text:p text:style-name="P2"><text:soft-page-break/><text:s text:c="3"/><text:span text:style-name="T1">['cat', 'bat', 'rat', 'elephant']</text:span></text:p>
      <text:p text:style-name="P5"><text:span text:style-name="T3"><text:s text:c="3"/></text:span><text:span text:style-name="T2">&gt;&gt;&gt; </text:span><text:span text:style-name="Strong_20_Emphasis"><text:span text:style-name="T2">['hello', 3.1415, True, None, 42]</text:span></text:span></text:p>
      <text:p text:style-name="P2"><text:s text:c="3"/><text:span text:style-name="T1">['hello', 3.1415, True, None, 42]</text:span></text:p>
      <text:p text:style-name="P5"><text:span text:style-name="T3">❶ </text:span><text:span text:style-name="T2">&gt;&gt;&gt; </text:span><text:span text:style-name="Strong_20_Emphasis"><text:span text:style-name="T2">spam = ['cat', 'bat', 'rat', 'elephant']</text:span></text:span></text:p>
      <text:p text:style-name="P5"><text:span text:style-name="T3"><text:s text:c="3"/></text:span><text:span text:style-name="T2">&gt;&gt;&gt; </text:span><text:span text:style-name="Strong_20_Emphasis"><text:span text:style-name="T2">spam</text:span></text:span></text:p>
      <text:p text:style-name="P7"><text:s text:c="3"/><text:span text:style-name="T1">['cat', 'bat', 'rat', 'elephant']</text:span></text:p>
      <text:p text:style-name="P30"><text:span text:style-name="T2">The </text:span><text:span text:style-name="Source_20_Text"><text:span text:style-name="T2">spam</text:span></text:span><text:span text:style-name="T2"> variable ❶ is still assigned only one value: the list value. But the list value itself contains other values. The value </text:span><text:span text:style-name="Source_20_Text"><text:span text:style-name="T2">[]</text:span></text:span><text:span text:style-name="T2"> is an empty list that contains no values, similar to </text:span><text:span text:style-name="Source_20_Text"><text:span text:style-name="T2">''</text:span></text:span><text:span text:style-name="T2">, the empty string.</text:span></text:p>
      <text:h text:style-name="P1" text:outline-level="2"><text:bookmark text:name="calibre_link-2235"/>Getting Individual Values in a List with Indexes</text:h>
      <text:p text:style-name="P30"><text:span text:style-name="T2">Say you have the list </text:span><text:span text:style-name="Source_20_Text"><text:span text:style-name="T2">['cat', 'bat', 'rat', 'elephant']</text:span></text:span><text:span text:style-name="T2"> stored in a variable named </text:span><text:span text:style-name="Source_20_Text"><text:span text:style-name="T2">spam</text:span></text:span><text:span text:style-name="T2">. The Python code </text:span><text:span text:style-name="Source_20_Text"><text:span text:style-name="T2">spam[0]</text:span></text:span><text:span text:style-name="T2"> would evaluate to </text:span><text:span text:style-name="Source_20_Text"><text:span text:style-name="T2">'cat'</text:span></text:span><text:span text:style-name="T2">, and </text:span><text:span text:style-name="Source_20_Text"><text:span text:style-name="T2">spam[1]</text:span></text:span><text:span text:style-name="T2"> would evaluate to </text:span><text:span text:style-name="Source_20_Text"><text:span text:style-name="T2">'bat'</text:span></text:span><text:span text:style-name="T2">, and so on. The integer inside the square brackets that follows the list is called an </text:span><text:span text:style-name="Emphasis"><text:span text:style-name="T2">index</text:span></text:span><text:span text:style-name="T2">. The first value in the list is at index </text:span><text:span text:style-name="Source_20_Text"><text:span text:style-name="T2">0</text:span></text:span><text:span text:style-name="T2">, the second value is at index </text:span><text:span text:style-name="Source_20_Text"><text:span text:style-name="T2">1</text:span></text:span><text:span text:style-name="T2">, the third value is at index </text:span><text:span text:style-name="Source_20_Text"><text:span text:style-name="T2">2</text:span></text:span><text:span text:style-name="T2">, and so on. </text:span><text:a xlink:type="simple" xlink:href="https://automatetheboringstuff.com/chapter4/#calibre_link-123" text:style-name="Internet_20_link" text:visited-style-name="Visited_20_Internet_20_Link"><text:span text:style-name="T4">Figure 4-1</text:span></text:a><text:span text:style-name="T2"> shows a list value assigned to </text:span><text:span text:style-name="Source_20_Text"><text:span text:style-name="T2">spam</text:span></text:span><text:span text:style-name="T2">, along with what the index expressions would evaluate to.</text:span></text:p>
      <text:p text:style-name="P28"><text:bookmark text:name="calibre_link-2236"/><text:bookmark text:name="calibre_link-123"/><draw:frame draw:style-name="fr1" draw:name="graphics24" text:anchor-type="as-char" svg:width="0.7862in" svg:height="0.3929in" draw:z-index="23"><draw:image xlink:href="https://automatetheboringstuff.com/images/000074.png" xlink:type="simple" xlink:show="embed" xlink:actuate="onLoad"/><svg:title>A list value stored in the variable spam, showing which value each index refers to</svg:title></draw:frame></text:p>
      <text:p text:style-name="P30"><text:span text:style-name="T2">Figure 4-1. A list value stored in the variable </text:span><text:span text:style-name="Source_20_Text"><text:span text:style-name="T2">spam</text:span></text:span><text:span text:style-name="T2">, showing which value each index refers to</text:span></text:p>
      <text:p text:style-name="P30"><text:span text:style-name="T2">For example, type the following expressions into the interactive shell. Start by assigning a list to the variable </text:span><text:span text:style-name="Source_20_Text"><text:span text:style-name="T2">spam</text:span></text:span><text:span text:style-name="T2">.</text:span></text:p>
      <text:p text:style-name="P5"><text:bookmark text:name="calibre_link-2237"/><text:span text:style-name="T3"><text:s text:c="3"/></text:span><text:span text:style-name="T2">&gt;&gt;&gt; </text:span><text:span text:style-name="Strong_20_Emphasis"><text:span text:style-name="T2">spam = ['cat', 'bat', 'rat', 'elephant']</text:span></text:span></text:p>
      <text:p text:style-name="P5"><text:span text:style-name="T3"><text:s text:c="3"/></text:span><text:span text:style-name="T2">&gt;&gt;&gt; </text:span><text:span text:style-name="Strong_20_Emphasis"><text:span text:style-name="T2">spam[0]</text:span></text:span></text:p>
      <text:p text:style-name="P2"><text:s text:c="3"/><text:span text:style-name="T1">'cat'</text:span></text:p>
      <text:p text:style-name="P5"><text:span text:style-name="T3"><text:s text:c="3"/></text:span><text:span text:style-name="T2">&gt;&gt;&gt; </text:span><text:span text:style-name="Strong_20_Emphasis"><text:span text:style-name="T2">spam[1]</text:span></text:span></text:p>
      <text:p text:style-name="P2"><text:s text:c="3"/><text:span text:style-name="T1">'bat'</text:span></text:p>
      <text:p text:style-name="P5"><text:span text:style-name="T3"><text:s text:c="3"/></text:span><text:span text:style-name="T2">&gt;&gt;&gt; </text:span><text:span text:style-name="Strong_20_Emphasis"><text:span text:style-name="T2">spam[2]</text:span></text:span></text:p>
      <text:p text:style-name="P2"><text:s text:c="3"/><text:span text:style-name="T1">'rat'</text:span></text:p>
      <text:p text:style-name="P5"><text:span text:style-name="T3"><text:s text:c="3"/></text:span><text:span text:style-name="T2">&gt;&gt;&gt; </text:span><text:span text:style-name="Strong_20_Emphasis"><text:span text:style-name="T2">spam[3]</text:span></text:span></text:p>
      <text:p text:style-name="P2"><text:s text:c="3"/><text:span text:style-name="T1">'elephant'</text:span></text:p>
      <text:p text:style-name="P5"><text:span text:style-name="T3"><text:s text:c="3"/></text:span><text:span text:style-name="T2">&gt;&gt;&gt; </text:span><text:span text:style-name="Strong_20_Emphasis"><text:span text:style-name="T2">['cat', 'bat', 'rat', 'elephant'][3]</text:span></text:span></text:p>
      <text:p text:style-name="P2"><text:s text:c="3"/><text:span text:style-name="T1">'elephant'</text:span></text:p>
      <text:p text:style-name="P2">❶ <text:span text:style-name="T1">&gt;&gt;&gt; 'Hello ' + spam[0]</text:span></text:p>
      <text:p text:style-name="P5"><text:span text:style-name="T3">❷ </text:span><text:span text:style-name="Strong_20_Emphasis"><text:span text:style-name="T2">'Hello cat'</text:span></text:span></text:p>
      <text:p text:style-name="P5"><text:span text:style-name="T3"><text:s text:c="3"/></text:span><text:span text:style-name="T2">&gt;&gt;&gt; 'The ' </text:span><text:span text:style-name="Strong_20_Emphasis"><text:span text:style-name="T2">+ spam[1] + ' ate the ' + spam[0] + '.'</text:span></text:span></text:p>
      <text:p text:style-name="P7"><text:s text:c="3"/><text:span text:style-name="T1">'The bat ate the cat.'</text:span></text:p>
      <text:p text:style-name="P30"><text:bookmark text:name="calibre_link-1749"/><text:soft-page-break/><text:span text:style-name="T2">Notice that the expression </text:span><text:span text:style-name="Source_20_Text"><text:span text:style-name="T2">'Hello ' + spam[0]</text:span></text:span><text:span text:style-name="T2"> ❶ evaluates to </text:span><text:span text:style-name="Source_20_Text"><text:span text:style-name="T2">'Hello ' + 'cat'</text:span></text:span><text:span text:style-name="T2">because </text:span><text:span text:style-name="Source_20_Text"><text:span text:style-name="T2">spam[0]</text:span></text:span><text:span text:style-name="T2"> evaluates to the string </text:span><text:span text:style-name="Source_20_Text"><text:span text:style-name="T2">'cat'</text:span></text:span><text:span text:style-name="T2">. This expression in turn evaluates to the string value </text:span><text:span text:style-name="Source_20_Text"><text:span text:style-name="T2">'Hello cat'</text:span></text:span><text:span text:style-name="T2"> ❷.</text:span></text:p>
      <text:p text:style-name="P30"><text:span text:style-name="T2">Python will give you an </text:span><text:span text:style-name="Source_20_Text"><text:span text:style-name="T2">IndexError</text:span></text:span><text:span text:style-name="T2"> error message if you use an index that exceeds the number of values in your list value.</text:span></text:p>
      <text:p text:style-name="P5"><text:bookmark text:name="calibre_link-2238"/><text:span text:style-name="T2">&gt;&gt;&gt; </text:span><text:span text:style-name="Strong_20_Emphasis"><text:span text:style-name="T2">spam = ['cat', 'bat', 'rat', 'elephant']</text:span></text:span></text:p>
      <text:p text:style-name="P5"><text:span text:style-name="T2">&gt;&gt;&gt; </text:span><text:span text:style-name="Strong_20_Emphasis"><text:span text:style-name="T2">spam[10000]</text:span></text:span></text:p>
      <text:p text:style-name="P4">Traceback (most recent call last):</text:p>
      <text:p text:style-name="P2"><text:s text:c="2"/><text:span text:style-name="T1">File "&lt;pyshell#9&gt;", line 1, in &lt;module&gt;</text:span></text:p>
      <text:p text:style-name="P2"><text:s text:c="4"/><text:span text:style-name="T1">spam[10000]</text:span></text:p>
      <text:p text:style-name="P9">IndexError: list index out of range</text:p>
      <text:p text:style-name="P30"><text:span text:style-name="T2">Indexes can be only integer values, not floats. The following example will cause a </text:span><text:span text:style-name="Source_20_Text"><text:span text:style-name="T2">TypeError</text:span></text:span><text:span text:style-name="T2"> error:</text:span></text:p>
      <text:p text:style-name="P5"><text:bookmark text:name="calibre_link-2239"/><text:span text:style-name="T2">&gt;&gt;&gt; </text:span><text:span text:style-name="Strong_20_Emphasis"><text:span text:style-name="T2">spam = ['cat', 'bat', 'rat', 'elephant']</text:span></text:span></text:p>
      <text:p text:style-name="P5"><text:span text:style-name="T2">&gt;&gt;&gt; </text:span><text:span text:style-name="Strong_20_Emphasis"><text:span text:style-name="T2">spam[1]</text:span></text:span></text:p>
      <text:p text:style-name="P4">'bat'</text:p>
      <text:p text:style-name="P5"><text:span text:style-name="T2">&gt;&gt;&gt; </text:span><text:span text:style-name="Strong_20_Emphasis"><text:span text:style-name="T2">spam[1.0]</text:span></text:span></text:p>
      <text:p text:style-name="P4">Traceback (most recent call last):</text:p>
      <text:p text:style-name="P2"><text:s text:c="2"/><text:span text:style-name="T1">File "&lt;pyshell#13&gt;", line 1, in &lt;module&gt;</text:span></text:p>
      <text:p text:style-name="P2"><text:s text:c="4"/><text:span text:style-name="T1">spam[1.0]</text:span></text:p>
      <text:p text:style-name="P4">TypeError: list indices must be integers, not float</text:p>
      <text:p text:style-name="P5"><text:span text:style-name="T2">&gt;&gt;&gt; </text:span><text:span text:style-name="Strong_20_Emphasis"><text:span text:style-name="T2">spam[int(1.0)]</text:span></text:span></text:p>
      <text:p text:style-name="P9">'bat'</text:p>
      <text:p text:style-name="P29">Lists can also contain other list values. The values in these lists of lists can be accessed using multiple indexes, like so:</text:p>
      <text:p text:style-name="P5"><text:bookmark text:name="calibre_link-2240"/><text:span text:style-name="T2">&gt;&gt;&gt; </text:span><text:span text:style-name="Strong_20_Emphasis"><text:span text:style-name="T2">spam = [['cat', 'bat'], [10, 20, 30, 40, 50]]</text:span></text:span></text:p>
      <text:p text:style-name="P5"><text:span text:style-name="T2">&gt;&gt;&gt; </text:span><text:span text:style-name="Strong_20_Emphasis"><text:span text:style-name="T2">spam[0]</text:span></text:span></text:p>
      <text:p text:style-name="P4">['cat', 'bat']</text:p>
      <text:p text:style-name="P5"><text:span text:style-name="T2">&gt;&gt;&gt; </text:span><text:span text:style-name="Strong_20_Emphasis"><text:span text:style-name="T2">spam[0][1]</text:span></text:span></text:p>
      <text:p text:style-name="P4">'bat'</text:p>
      <text:p text:style-name="P5"><text:span text:style-name="T2">&gt;&gt;&gt; </text:span><text:span text:style-name="Strong_20_Emphasis"><text:span text:style-name="T2">spam[1][4]</text:span></text:span></text:p>
      <text:p text:style-name="P9">50</text:p>
      <text:p text:style-name="P30"><text:span text:style-name="T2">The first index dictates which list value to use, and the second indicates the value within the list value. For example, </text:span><text:span text:style-name="Source_20_Text"><text:span text:style-name="T2">spam[0][1]</text:span></text:span><text:span text:style-name="T2"> prints </text:span><text:span text:style-name="Source_20_Text"><text:span text:style-name="T2">'bat'</text:span></text:span><text:span text:style-name="T2">, the second value in the first list. If you only use one index, the program will print the full list value at that index.</text:span></text:p>
      <text:h text:style-name="P1" text:outline-level="2"><text:bookmark text:name="calibre_link-2241"/><text:soft-page-break/>Negative Indexes</text:h>
      <text:p text:style-name="P30"><text:bookmark text:name="calibre_link-1680"/><text:bookmark text:name="calibre_link-1589"/><text:bookmark text:name="calibre_link-1153"/><text:bookmark text:name="calibre_link-985"/><text:bookmark text:name="calibre_link-984"/><text:bookmark text:name="calibre_link-865"/><text:bookmark text:name="calibre_link-334"/><text:bookmark text:name="calibre_link-211"/><text:span text:style-name="T2">While indexes start at </text:span><text:span text:style-name="Source_20_Text"><text:span text:style-name="T2">0</text:span></text:span><text:span text:style-name="T2"> and go up, you can also use negative integers for the index. The integer value </text:span><text:span text:style-name="Source_20_Text"><text:span text:style-name="T2">-1</text:span></text:span><text:span text:style-name="T2"> refers to the last index in a list, the value </text:span><text:span text:style-name="Source_20_Text"><text:span text:style-name="T2">-2</text:span></text:span><text:span text:style-name="T2"> refers to the second-to-last index in a list, and so on. Enter the following into the interactive shell:</text:span></text:p>
      <text:p text:style-name="P5"><text:bookmark text:name="calibre_link-2242"/><text:span text:style-name="T2">&gt;&gt;&gt; </text:span><text:span text:style-name="Strong_20_Emphasis"><text:span text:style-name="T2">spam = ['cat', 'bat', 'rat', 'elephant']</text:span></text:span></text:p>
      <text:p text:style-name="P5"><text:span text:style-name="T2">&gt;&gt;&gt; </text:span><text:span text:style-name="Strong_20_Emphasis"><text:span text:style-name="T2">spam[-1]</text:span></text:span></text:p>
      <text:p text:style-name="P4">'elephant'</text:p>
      <text:p text:style-name="P5"><text:span text:style-name="T2">&gt;&gt;&gt; </text:span><text:span text:style-name="Strong_20_Emphasis"><text:span text:style-name="T2">spam[-3]</text:span></text:span></text:p>
      <text:p text:style-name="P4">'bat'</text:p>
      <text:p text:style-name="P5"><text:span text:style-name="T2">&gt;&gt;&gt; </text:span><text:span text:style-name="Strong_20_Emphasis"><text:span text:style-name="T2">'The ' + spam[-1] + ' is afraid of the ' + spam[-3] + '.'</text:span></text:span></text:p>
      <text:p text:style-name="P9">'The elephant is afraid of the bat.'</text:p>
      <text:h text:style-name="P1" text:outline-level="2"><text:bookmark text:name="calibre_link-2243"/>Getting Sublists with Slices</text:h>
      <text:p text:style-name="P30"><text:span text:style-name="T2">Just as an index can get a single value from a list, a </text:span><text:span text:style-name="Emphasis"><text:span text:style-name="T2">slice</text:span></text:span><text:span text:style-name="T2"> can get several values from a list, in the form of a new list. A slice is typed between square brackets, like an index, but it has two integers separated by a colon. Notice the difference between indexes and slices.</text:span></text:p>
      <text:list xml:id="list1600675568285135019" text:style-name="L25">
        <text:list-item>
          <text:p text:style-name="P100"><text:span text:style-name="Source_20_Text"><text:span text:style-name="T2">spam[2]</text:span></text:span><text:span text:style-name="T2"> is a list with an index (one integer).</text:span></text:p>
        </text:list-item>
        <text:list-item>
          <text:p text:style-name="P100"><text:span text:style-name="Source_20_Text"><text:span text:style-name="T2">spam[1:4]</text:span></text:span><text:span text:style-name="T2"> is a list with a slice (two integers).</text:span></text:p>
        </text:list-item>
      </text:list>
      <text:p text:style-name="P29">In a slice, the first integer is the index where the slice starts. The second integer is the index where the slice ends. A slice goes up to, but will not include, the value at the second index. A slice evaluates to a new list value. Enter the following into the interactive shell:</text:p>
      <text:p text:style-name="P5"><text:bookmark text:name="calibre_link-2244"/><text:span text:style-name="T2">&gt;&gt;&gt; </text:span><text:span text:style-name="Strong_20_Emphasis"><text:span text:style-name="T2">spam = ['cat', 'bat', 'rat', 'elephant']</text:span></text:span></text:p>
      <text:p text:style-name="P5"><text:span text:style-name="T2">&gt;&gt;&gt; </text:span><text:span text:style-name="Strong_20_Emphasis"><text:span text:style-name="T2">spam[0:4]</text:span></text:span></text:p>
      <text:p text:style-name="P4">['cat', 'bat', 'rat', 'elephant']</text:p>
      <text:p text:style-name="P5"><text:span text:style-name="T2">&gt;&gt;&gt; </text:span><text:span text:style-name="Strong_20_Emphasis"><text:span text:style-name="T2">spam[1:3]</text:span></text:span></text:p>
      <text:p text:style-name="P4">['bat', 'rat']</text:p>
      <text:p text:style-name="P5"><text:span text:style-name="T2">&gt;&gt;&gt; </text:span><text:span text:style-name="Strong_20_Emphasis"><text:span text:style-name="T2">spam[0:-1]</text:span></text:span></text:p>
      <text:p text:style-name="P9">['cat', 'bat', 'rat']</text:p>
      <text:p text:style-name="P30"><text:span text:style-name="T2">As a shortcut, you can leave out one or both of the indexes on either side of the colon in the slice. Leaving out the first index is the same as using </text:span><text:span text:style-name="Source_20_Text"><text:span text:style-name="T2">0</text:span></text:span><text:span text:style-name="T2">, or the beginning of the list. Leaving out the second index is the same as using the length of the list, which will slice to the end of the list. Enter the following into the interactive shell:</text:span></text:p>
      <text:p text:style-name="P5"><text:bookmark text:name="calibre_link-2245"/><text:span text:style-name="T2">&gt;&gt;&gt; </text:span><text:span text:style-name="Strong_20_Emphasis"><text:span text:style-name="T2">spam = ['cat', 'bat', 'rat', 'elephant']</text:span></text:span></text:p>
      <text:p text:style-name="P5"><text:soft-page-break/><text:span text:style-name="T2">&gt;&gt;&gt; </text:span><text:span text:style-name="Strong_20_Emphasis"><text:span text:style-name="T2">spam[:2]</text:span></text:span></text:p>
      <text:p text:style-name="P4">['cat', 'bat']</text:p>
      <text:p text:style-name="P5"><text:span text:style-name="T2">&gt;&gt;&gt; </text:span><text:span text:style-name="Strong_20_Emphasis"><text:span text:style-name="T2">spam[1:]</text:span></text:span></text:p>
      <text:p text:style-name="P4">['bat', 'rat', 'elephant']</text:p>
      <text:p text:style-name="P5"><text:span text:style-name="T2">&gt;&gt;&gt; </text:span><text:span text:style-name="Strong_20_Emphasis"><text:span text:style-name="T2">spam[:]</text:span></text:span></text:p>
      <text:p text:style-name="P9">['cat', 'bat', 'rat', 'elephant']</text:p>
      <text:h text:style-name="P1" text:outline-level="2"><text:bookmark text:name="calibre_link-2246"/>Getting a List’s Length with len()</text:h>
      <text:p text:style-name="P30"><text:bookmark text:name="calibre_link-1490"/><text:bookmark text:name="calibre_link-1136"/><text:bookmark text:name="calibre_link-989"/><text:bookmark text:name="calibre_link-988"/><text:bookmark text:name="calibre_link-987"/><text:bookmark text:name="calibre_link-986"/><text:bookmark text:name="calibre_link-955"/><text:bookmark text:name="calibre_link-866"/><text:bookmark text:name="calibre_link-361"/><text:bookmark text:name="calibre_link-223"/><text:bookmark text:name="calibre_link-188"/><text:bookmark text:name="calibre_link-179"/><text:span text:style-name="T2">The </text:span><text:span text:style-name="Source_20_Text"><text:span text:style-name="T2">len()</text:span></text:span><text:span text:style-name="T2"> function will return the number of values that are in a list value passed to it, just like it can count the number of characters in a string value. Enter the following into the interactive shell:</text:span></text:p>
      <text:p text:style-name="P5"><text:bookmark text:name="calibre_link-2247"/><text:span text:style-name="T2">&gt;&gt;&gt; </text:span><text:span text:style-name="Strong_20_Emphasis"><text:span text:style-name="T2">spam = ['cat', 'dog', 'moose']</text:span></text:span></text:p>
      <text:p text:style-name="P5"><text:span text:style-name="T2">&gt;&gt;&gt; </text:span><text:span text:style-name="Strong_20_Emphasis"><text:span text:style-name="T2">len(spam)</text:span></text:span></text:p>
      <text:p text:style-name="P9">3</text:p>
      <text:h text:style-name="P1" text:outline-level="2"><text:bookmark text:name="calibre_link-2248"/>Changing Values in a List with Indexes</text:h>
      <text:p text:style-name="P30"><text:span text:style-name="T2">Normally a variable name goes on the left side of an assignment statement, like </text:span><text:span text:style-name="Source_20_Text"><text:span text:style-name="T2">spam = 42</text:span></text:span><text:span text:style-name="T2">. However, you can also use an index of a list to change the value at that index. For example, </text:span><text:span text:style-name="Source_20_Text"><text:span text:style-name="T2">spam[1] = 'aardvark'</text:span></text:span><text:span text:style-name="T2"> means “Assign the value at index </text:span><text:span text:style-name="Source_20_Text"><text:span text:style-name="T2">1</text:span></text:span><text:span text:style-name="T2"> in the list </text:span><text:span text:style-name="Source_20_Text"><text:span text:style-name="T2">spam</text:span></text:span><text:span text:style-name="T2"> to the string </text:span><text:span text:style-name="Source_20_Text"><text:span text:style-name="T2">'aardvark'</text:span></text:span><text:span text:style-name="T2">.” Enter the following into the interactive shell:</text:span></text:p>
      <text:p text:style-name="P5"><text:bookmark text:name="calibre_link-2249"/><text:span text:style-name="T2">&gt;&gt;&gt; </text:span><text:span text:style-name="Strong_20_Emphasis"><text:span text:style-name="T2">spam = ['cat', 'bat', 'rat', 'elephant']</text:span></text:span></text:p>
      <text:p text:style-name="P5"><text:span text:style-name="T2">&gt;&gt;&gt; </text:span><text:span text:style-name="Strong_20_Emphasis"><text:span text:style-name="T2">spam[1] = 'aardvark'</text:span></text:span></text:p>
      <text:p text:style-name="P5"><text:span text:style-name="T2">&gt;&gt;&gt; </text:span><text:span text:style-name="Strong_20_Emphasis"><text:span text:style-name="T2">spam</text:span></text:span></text:p>
      <text:p text:style-name="P4">['cat', 'aardvark', 'rat', 'elephant']</text:p>
      <text:p text:style-name="P5"><text:span text:style-name="T2">&gt;&gt;&gt; </text:span><text:span text:style-name="Strong_20_Emphasis"><text:span text:style-name="T2">spam[2] = spam[1]</text:span></text:span></text:p>
      <text:p text:style-name="P5"><text:span text:style-name="T2">&gt;&gt;&gt; </text:span><text:span text:style-name="Strong_20_Emphasis"><text:span text:style-name="T2">spam</text:span></text:span></text:p>
      <text:p text:style-name="P4">['cat', 'aardvark', 'aardvark', 'elephant']</text:p>
      <text:p text:style-name="P5"><text:span text:style-name="T2">&gt;&gt;&gt; </text:span><text:span text:style-name="Strong_20_Emphasis"><text:span text:style-name="T2">spam[-1] = 12345</text:span></text:span></text:p>
      <text:p text:style-name="P5"><text:span text:style-name="T2">&gt;&gt;&gt; </text:span><text:span text:style-name="Strong_20_Emphasis"><text:span text:style-name="T2">spam</text:span></text:span></text:p>
      <text:p text:style-name="P9">['cat', 'aardvark', 'aardvark', 12345]</text:p>
      <text:h text:style-name="P1" text:outline-level="2"><text:bookmark text:name="calibre_link-2250"/>List Concatenation and List Replication</text:h>
      <text:p text:style-name="P30"><text:span text:style-name="T2">The </text:span><text:span text:style-name="Source_20_Text"><text:span text:style-name="T2">+</text:span></text:span><text:span text:style-name="T2"> operator can combine two lists to create a new list value in the same way it combines two strings into a new string value. The </text:span><text:span text:style-name="Source_20_Text"><text:span text:style-name="T2">*</text:span></text:span><text:span text:style-name="T2"> operator can also be used with a list and an integer value to replicate the list. Enter the following into the interactive shell:</text:span></text:p>
      <text:p text:style-name="P5"><text:bookmark text:name="calibre_link-2251"/><text:soft-page-break/><text:span text:style-name="T2">&gt;&gt;&gt; </text:span><text:span text:style-name="Strong_20_Emphasis"><text:span text:style-name="T2">[1, 2, 3] + ['A', 'B', 'C']</text:span></text:span></text:p>
      <text:p text:style-name="P4">[1, 2, 3, 'A', 'B', 'C']</text:p>
      <text:p text:style-name="P5"><text:span text:style-name="T2">&gt;&gt;&gt; </text:span><text:span text:style-name="Strong_20_Emphasis"><text:span text:style-name="T2">['X', 'Y', 'Z'] * 3</text:span></text:span></text:p>
      <text:p text:style-name="P4">['X', 'Y', 'Z', 'X', 'Y', 'Z', 'X', 'Y', 'Z']</text:p>
      <text:p text:style-name="P5"><text:span text:style-name="T2">&gt;&gt;&gt; </text:span><text:span text:style-name="Strong_20_Emphasis"><text:span text:style-name="T2">spam = [1, 2, 3]</text:span></text:span></text:p>
      <text:p text:style-name="P5"><text:span text:style-name="T2">&gt;&gt;&gt; </text:span><text:span text:style-name="Strong_20_Emphasis"><text:span text:style-name="T2">spam = spam + ['A', 'B', 'C']</text:span></text:span></text:p>
      <text:p text:style-name="P4">&gt;&gt;&gt; spam</text:p>
      <text:p text:style-name="P9">[1, 2, 3, 'A', 'B', 'C']</text:p>
      <text:h text:style-name="P1" text:outline-level="2"><text:bookmark text:name="calibre_link-2252"/>Removing Values from Lists with del Statements</text:h>
      <text:p text:style-name="P30"><text:bookmark text:name="calibre_link-1790"/><text:bookmark text:name="calibre_link-1150"/><text:bookmark text:name="calibre_link-991"/><text:bookmark text:name="calibre_link-990"/><text:bookmark text:name="calibre_link-867"/><text:bookmark text:name="calibre_link-458"/><text:span text:style-name="T2">The </text:span><text:span text:style-name="Source_20_Text"><text:span text:style-name="T2">del</text:span></text:span><text:span text:style-name="T2"> statement will delete values at an index in a list. All of the values in the list after the deleted value will be moved up one index. For example, enter the following into the interactive shell:</text:span></text:p>
      <text:p text:style-name="P5"><text:bookmark text:name="calibre_link-2253"/><text:span text:style-name="T2">&gt;&gt;&gt; </text:span><text:span text:style-name="Strong_20_Emphasis"><text:span text:style-name="T2">spam = ['cat', 'bat', 'rat', 'elephant']</text:span></text:span></text:p>
      <text:p text:style-name="P5"><text:span text:style-name="T2">&gt;&gt;&gt; </text:span><text:span text:style-name="Strong_20_Emphasis"><text:span text:style-name="T2">del spam[2]</text:span></text:span></text:p>
      <text:p text:style-name="P5"><text:span text:style-name="T2">&gt;&gt;&gt; </text:span><text:span text:style-name="Strong_20_Emphasis"><text:span text:style-name="T2">spam</text:span></text:span></text:p>
      <text:p text:style-name="P4">['cat', 'bat', 'elephant']</text:p>
      <text:p text:style-name="P5"><text:span text:style-name="T2">&gt;&gt;&gt; </text:span><text:span text:style-name="Strong_20_Emphasis"><text:span text:style-name="T2">del spam[2]</text:span></text:span></text:p>
      <text:p text:style-name="P5"><text:span text:style-name="T2">&gt;&gt;&gt; </text:span><text:span text:style-name="Strong_20_Emphasis"><text:span text:style-name="T2">spam</text:span></text:span></text:p>
      <text:p text:style-name="P9">['cat', 'bat']</text:p>
      <text:p text:style-name="P30"><text:span text:style-name="T2">The </text:span><text:span text:style-name="Source_20_Text"><text:span text:style-name="T2">del</text:span></text:span><text:span text:style-name="T2"> statement can also be used on a simple variable to delete it, as if it were an “unassignment” statement. If you try to use the variable after deleting it, you will get a </text:span><text:span text:style-name="Source_20_Text"><text:span text:style-name="T2">NameError</text:span></text:span><text:span text:style-name="T2"> error because the variable no longer exists.</text:span></text:p>
      <text:p text:style-name="P30"><text:span text:style-name="T2">In practice, you almost never need to delete simple variables. The </text:span><text:span text:style-name="Source_20_Text"><text:span text:style-name="T2">del</text:span></text:span><text:span text:style-name="T2"> statement is mostly used to delete values from lists.</text:span></text:p>
      <text:h text:style-name="P15" text:outline-level="1"><text:bookmark text:name="calibre_link-2254"/>Working with Lists</text:h>
      <text:p text:style-name="P29">When you first begin writing programs, it’s tempting to create many individual variables to store a group of similar values. For example, if I wanted to store the names of my cats, I might be tempted to write code like this:</text:p>
      <text:p text:style-name="P4"><text:bookmark text:name="calibre_link-2255"/>catName1 = 'Zophie'</text:p>
      <text:p text:style-name="P4">catName2 = 'Pooka'</text:p>
      <text:p text:style-name="P4">catName3 = 'Simon'</text:p>
      <text:p text:style-name="P4">catName4 = 'Lady Macbeth'</text:p>
      <text:p text:style-name="P4">catName5 = 'Fat-tail'</text:p>
      <text:p text:style-name="P9">catName6 = 'Miss Cleo'</text:p>
      <text:p text:style-name="P30"><text:soft-page-break/><text:span text:style-name="T2">(I don’t actually own this many cats, I swear.) It turns out that this is a bad way to write code. For one thing, if the number of cats changes, your program will never be able to store more cats than you have variables. These types of programs also have a lot of duplicate or nearly identical code in them. Consider how much duplicate code is in the following program, which you should enter into the file editor and save as </text:span><text:span text:style-name="Emphasis"><text:span text:style-name="T2">allMyCats1.py</text:span></text:span><text:span text:style-name="T2">:</text:span></text:p>
      <text:p text:style-name="P4"><text:bookmark text:name="calibre_link-2256"/>print('Enter the name of cat 1:')</text:p>
      <text:p text:style-name="P4">catName1 = input()</text:p>
      <text:p text:style-name="P4">print('Enter the name of cat 2:')</text:p>
      <text:p text:style-name="P4">catName2 = input()</text:p>
      <text:p text:style-name="P4">print('Enter the name of cat 3:')</text:p>
      <text:p text:style-name="P4">catName3 = input()</text:p>
      <text:p text:style-name="P4">print('Enter the name of cat 4:')</text:p>
      <text:p text:style-name="P4">catName4 = input()</text:p>
      <text:p text:style-name="P4">print('Enter the name of cat 5:')</text:p>
      <text:p text:style-name="P4">catName5 = input()</text:p>
      <text:p text:style-name="P4">print('Enter the name of cat 6:')</text:p>
      <text:p text:style-name="P4">catName6 = input()</text:p>
      <text:p text:style-name="P4">print('The cat names are:')</text:p>
      <text:p text:style-name="P4">print(catName1 + ' ' + catName2 + ' ' + catName3 + ' ' + catName4 + ' ' +</text:p>
      <text:p text:style-name="P9">catName5 + ' ' + catName6)</text:p>
      <text:p text:style-name="P30"><text:span text:style-name="T2">Instead of using multiple, repetitive variables, you can use a single variable that contains a list value. For example, here’s a new and improved version of the </text:span><text:span text:style-name="Emphasis"><text:span text:style-name="T2">allMyCats1.py</text:span></text:span><text:span text:style-name="T2"> program. This new version uses a single list and can store any number of cats that the user types in. In a new file editor window, type the following source code and save it as </text:span><text:span text:style-name="Emphasis"><text:span text:style-name="T2">allMyCats2.py</text:span></text:span><text:span text:style-name="T2">:</text:span></text:p>
      <text:p text:style-name="P4"><text:bookmark text:name="calibre_link-2257"/>catNames = []</text:p>
      <text:p text:style-name="P4">while True:</text:p>
      <text:p text:style-name="P2"><text:s text:c="4"/><text:span text:style-name="T1">print('Enter the name of cat ' + str(len(catNames) + 1) +</text:span></text:p>
      <text:p text:style-name="P2"><text:s text:c="6"/><text:span text:style-name="T1">' (Or enter nothing to stop.):')</text:span></text:p>
      <text:p text:style-name="P2"><text:s text:c="4"/><text:span text:style-name="T1">name = input()</text:span></text:p>
      <text:p text:style-name="P2"><text:s text:c="4"/><text:span text:style-name="T1">if name == '':</text:span></text:p>
      <text:p text:style-name="P2"><text:s text:c="8"/><text:span text:style-name="T1">break</text:span></text:p>
      <text:p text:style-name="P2"><text:s text:c="4"/><text:span text:style-name="T1">catNames = catNames + [name] # list concatenation</text:span></text:p>
      <text:p text:style-name="P4">print('The cat names are:')</text:p>
      <text:p text:style-name="P4">for name in catNames:</text:p>
      <text:p text:style-name="P7"><text:s text:c="4"/><text:span text:style-name="T1">print(' <text:s/>' + name)</text:span></text:p>
      <text:p text:style-name="P29">When you run this program, the output will look something like this:</text:p>
      <text:p text:style-name="P4"><text:bookmark text:name="calibre_link-2258"/>Enter the name of cat 1 (Or enter nothing to stop.):</text:p>
      <text:p text:style-name="P5"><text:soft-page-break/><text:span text:style-name="Strong_20_Emphasis"><text:span text:style-name="T2">Zophie</text:span></text:span></text:p>
      <text:p text:style-name="P4">Enter the name of cat 2 (Or enter nothing to stop.):</text:p>
      <text:p text:style-name="P5"><text:span text:style-name="Strong_20_Emphasis"><text:span text:style-name="T2">Pooka</text:span></text:span></text:p>
      <text:p text:style-name="P4">Enter the name of cat 3 (Or enter nothing to stop.):</text:p>
      <text:p text:style-name="P5"><text:span text:style-name="Strong_20_Emphasis"><text:span text:style-name="T2">Simon</text:span></text:span></text:p>
      <text:p text:style-name="P4">Enter the name of cat 4 (Or enter nothing to stop.):</text:p>
      <text:p text:style-name="P5"><text:span text:style-name="Strong_20_Emphasis"><text:span text:style-name="T2">Lady Macbeth</text:span></text:span></text:p>
      <text:p text:style-name="P4">Enter the name of cat 5 (Or enter nothing to stop.):</text:p>
      <text:p text:style-name="P5"><text:span text:style-name="Strong_20_Emphasis"><text:span text:style-name="T2">Fat-tail</text:span></text:span></text:p>
      <text:p text:style-name="P4">Enter the name of cat 6 (Or enter nothing to stop.):</text:p>
      <text:p text:style-name="P5"><text:span text:style-name="Strong_20_Emphasis"><text:span text:style-name="T2">Miss Cleo</text:span></text:span></text:p>
      <text:p text:style-name="P4">Enter the name of cat 7 (Or enter nothing to stop.):</text:p>
      <text:p text:style-name="P5"/>
      <text:p text:style-name="P4">The cat names are:</text:p>
      <text:p text:style-name="P2"><text:s text:c="2"/><text:span text:style-name="T1">Zophie</text:span></text:p>
      <text:p text:style-name="P2"><text:s text:c="2"/><text:span text:style-name="T1">Pooka</text:span></text:p>
      <text:p text:style-name="P2"><text:s text:c="2"/><text:span text:style-name="T1">Simon</text:span></text:p>
      <text:p text:style-name="P2"><text:s text:c="2"/><text:span text:style-name="T1">Lady Macbeth</text:span></text:p>
      <text:p text:style-name="P2"><text:s text:c="2"/><text:span text:style-name="T1">Fat-tail</text:span></text:p>
      <text:p text:style-name="P7"><text:s text:c="2"/><text:span text:style-name="T1">Miss Cleo</text:span></text:p>
      <text:p text:style-name="P29">The benefit of using a list is that your data is now in a structure, so your program is much more flexible in processing the data than it would be with several repetitive variables.</text:p>
      <text:h text:style-name="P1" text:outline-level="2"><text:bookmark text:name="calibre_link-2259"/>Using for Loops with Lists</text:h>
      <text:p text:style-name="P24"><text:span text:style-name="T2">In </text:span><text:a xlink:type="simple" xlink:href="https://automatetheboringstuff.com/chapter2" text:style-name="Internet_20_link" text:visited-style-name="Visited_20_Internet_20_Link"><text:span text:style-name="T4">Chapter 2</text:span></text:a><text:span text:style-name="T2">, you learned about using </text:span><text:span text:style-name="Source_20_Text"><text:span text:style-name="T2">for</text:span></text:span><text:span text:style-name="T2"> loops to execute a block of code a certain number of times. Technically, a </text:span><text:span text:style-name="Source_20_Text"><text:span text:style-name="T2">for</text:span></text:span><text:span text:style-name="T2"> loop repeats the code block once for each value in a list or list-like value. For example, if you ran this code:</text:span></text:p>
      <text:p text:style-name="P4"><text:bookmark text:name="calibre_link-2260"/>for i in range(4):</text:p>
      <text:p text:style-name="P7"><text:s text:c="4"/><text:span text:style-name="T1">print(i)</text:span></text:p>
      <text:p text:style-name="P29">the output of this program would be as follows:</text:p>
      <text:p text:style-name="P4"><text:bookmark text:name="calibre_link-2261"/>0</text:p>
      <text:p text:style-name="P4">1</text:p>
      <text:p text:style-name="P4">2</text:p>
      <text:p text:style-name="P9">3</text:p>
      <text:p text:style-name="P30"><text:span text:style-name="T2">This is because the return value from </text:span><text:span text:style-name="Source_20_Text"><text:span text:style-name="T2">range(4)</text:span></text:span><text:span text:style-name="T2"> is a list-like value that Python considers similar to </text:span><text:span text:style-name="Source_20_Text"><text:span text:style-name="T2">[0, 1, 2, 3]</text:span></text:span><text:span text:style-name="T2">. The following program has the same output as the previous one:</text:span></text:p>
      <text:p text:style-name="P4"><text:bookmark text:name="calibre_link-2262"/><text:soft-page-break/>for i in [0, 1, 2, 3]:</text:p>
      <text:p text:style-name="P7"><text:s text:c="4"/><text:span text:style-name="T1">print(i)</text:span></text:p>
      <text:p text:style-name="P30"><text:span text:style-name="T2">What the previous </text:span><text:span text:style-name="Source_20_Text"><text:span text:style-name="T2">for</text:span></text:span><text:span text:style-name="T2"> loop actually does is loop through its clause with the variable </text:span><text:span text:style-name="Source_20_Text"><text:span text:style-name="T2">i</text:span></text:span><text:span text:style-name="T2"> set to a successive value in the </text:span><text:span text:style-name="Source_20_Text"><text:span text:style-name="T2">[0, 1, 2, 3]</text:span></text:span><text:span text:style-name="T2"> list in each iteration.</text:span></text:p>
      <text:h text:style-name="P27" text:outline-level="3"><text:bookmark text:name="calibre_link-2263"/>Note</text:h>
      <text:p text:style-name="P30"><text:span text:style-name="Emphasis"><text:span text:style-name="T2">In this book, I use the term</text:span></text:span><text:span text:style-name="T2"> list-like </text:span><text:span text:style-name="Emphasis"><text:span text:style-name="T2">to refer to data types that are technically named</text:span></text:span><text:span text:style-name="T2"> sequences. </text:span><text:span text:style-name="Emphasis"><text:span text:style-name="T2">You don’t need to know the technical definitions of this term, though</text:span></text:span><text:span text:style-name="T2">.</text:span></text:p>
      <text:p text:style-name="P30"><text:span text:style-name="T2">A common Python technique is to use </text:span><text:span text:style-name="Source_20_Text"><text:span text:style-name="T2">range(len(</text:span></text:span><text:span text:style-name="Emphasis"><text:span text:style-name="Source_20_Text"><text:span text:style-name="T2">someList</text:span></text:span></text:span><text:span text:style-name="Source_20_Text"><text:span text:style-name="T2">))</text:span></text:span><text:span text:style-name="T2"> with a </text:span><text:span text:style-name="Source_20_Text"><text:span text:style-name="T2">for</text:span></text:span><text:span text:style-name="T2"> loop to iterate over the indexes of a list. For example, enter the following into the interactive shell:</text:span></text:p>
      <text:p text:style-name="P5"><text:bookmark text:name="calibre_link-2264"/><text:span text:style-name="T2">&gt;&gt;&gt; </text:span><text:span text:style-name="Strong_20_Emphasis"><text:span text:style-name="T2">supplies = ['pens', 'staplers', 'flame-throwers', 'binders']</text:span></text:span></text:p>
      <text:p text:style-name="P5"><text:span text:style-name="T2">&gt;&gt;&gt; </text:span><text:span text:style-name="Strong_20_Emphasis"><text:span text:style-name="T2">for i in range(len(supplies)):</text:span></text:span></text:p>
      <text:p text:style-name="P5"><text:span text:style-name="T3"><text:s text:c="4"/></text:span><text:span text:style-name="Strong_20_Emphasis"><text:span text:style-name="T2">print('Index ' + str(i) + ' in supplies is: ' + supplies[i])</text:span></text:span></text:p>
      <text:p text:style-name="P5"/>
      <text:p text:style-name="P4">Index 0 in supplies is: pens</text:p>
      <text:p text:style-name="P4">Index 1 in supplies is: staplers</text:p>
      <text:p text:style-name="P4">Index 2 in supplies is: flame-throwers</text:p>
      <text:p text:style-name="P9">Index 3 in supplies is: binders</text:p>
      <text:p text:style-name="P30"><text:span text:style-name="T2">Using </text:span><text:span text:style-name="Source_20_Text"><text:span text:style-name="T2">range(len(supplies))</text:span></text:span><text:span text:style-name="T2"> in the previously shown </text:span><text:span text:style-name="Source_20_Text"><text:span text:style-name="T2">for</text:span></text:span><text:span text:style-name="T2"> loop is handy because the code in the loop can access the index (as the variable </text:span><text:span text:style-name="Source_20_Text"><text:span text:style-name="T2">i</text:span></text:span><text:span text:style-name="T2">) and the value at that index (as </text:span><text:span text:style-name="Source_20_Text"><text:span text:style-name="T2">supplies[i]</text:span></text:span><text:span text:style-name="T2">). Best of all, </text:span><text:span text:style-name="Source_20_Text"><text:span text:style-name="T2">range(len(supplies))</text:span></text:span><text:span text:style-name="T2"> will iterate through all the indexes of </text:span><text:span text:style-name="Source_20_Text"><text:span text:style-name="T2">supplies</text:span></text:span><text:span text:style-name="T2">, no matter how many items it contains.</text:span></text:p>
      <text:h text:style-name="P1" text:outline-level="2"><text:bookmark text:name="calibre_link-2265"/>The in and not in Operators</text:h>
      <text:p text:style-name="P30"><text:bookmark text:name="calibre_link-1160"/><text:bookmark text:name="calibre_link-1134"/><text:bookmark text:name="calibre_link-995"/><text:bookmark text:name="calibre_link-994"/><text:bookmark text:name="calibre_link-993"/><text:bookmark text:name="calibre_link-876"/><text:bookmark text:name="calibre_link-282"/><text:bookmark text:name="calibre_link-281"/><text:span text:style-name="T2">You can determine whether a value is or isn’t in a list with the </text:span><text:span text:style-name="Source_20_Text"><text:span text:style-name="T2">in</text:span></text:span><text:span text:style-name="T2"> and </text:span><text:span text:style-name="Source_20_Text"><text:span text:style-name="T2">not in</text:span></text:span><text:span text:style-name="T2">operators. Like other operators, </text:span><text:span text:style-name="Source_20_Text"><text:span text:style-name="T2">in</text:span></text:span><text:span text:style-name="T2"> and </text:span><text:span text:style-name="Source_20_Text"><text:span text:style-name="T2">not in</text:span></text:span><text:span text:style-name="T2"> are used in expressions and connect two values: a value to look for in a list and the list where it may be found. These expressions will evaluate to a Boolean value. Enter the following into the interactive shell:</text:span></text:p>
      <text:p text:style-name="P5"><text:bookmark text:name="calibre_link-2266"/><text:span text:style-name="T2">&gt;&gt;&gt; </text:span><text:span text:style-name="Strong_20_Emphasis"><text:span text:style-name="T2">'howdy' in ['hello', 'hi', 'howdy', 'heyas']</text:span></text:span></text:p>
      <text:p text:style-name="P4">True</text:p>
      <text:p text:style-name="P5"><text:span text:style-name="T2">&gt;&gt;&gt; </text:span><text:span text:style-name="Strong_20_Emphasis"><text:span text:style-name="T2">spam = ['hello', 'hi', 'howdy', 'heyas']</text:span></text:span></text:p>
      <text:p text:style-name="P5"><text:span text:style-name="T2">&gt;&gt;&gt; </text:span><text:span text:style-name="Strong_20_Emphasis"><text:span text:style-name="T2">'cat' in spam</text:span></text:span></text:p>
      <text:p text:style-name="P4">False</text:p>
      <text:p text:style-name="P5"><text:span text:style-name="T2">&gt;&gt;&gt; </text:span><text:span text:style-name="Strong_20_Emphasis"><text:span text:style-name="T2">'howdy' not in spam</text:span></text:span></text:p>
      <text:p text:style-name="P4">False</text:p>
      <text:p text:style-name="P5"><text:soft-page-break/><text:span text:style-name="T2">&gt;&gt;&gt; </text:span><text:span text:style-name="Strong_20_Emphasis"><text:span text:style-name="T2">'cat' not in spam</text:span></text:span></text:p>
      <text:p text:style-name="P9">True</text:p>
      <text:p text:style-name="P30"><text:span text:style-name="T2">For example, the following program lets the user type in a pet name and then checks to see whether the name is in a list of pets. Open a new file editor window, enter the following code, and save it as </text:span><text:span text:style-name="Emphasis"><text:span text:style-name="T2">myPets.py</text:span></text:span><text:span text:style-name="T2">:</text:span></text:p>
      <text:p text:style-name="P4"><text:bookmark text:name="calibre_link-2267"/>myPets = ['Zophie', 'Pooka', 'Fat-tail']</text:p>
      <text:p text:style-name="P4">print('Enter a pet name:')</text:p>
      <text:p text:style-name="P4">name = input()</text:p>
      <text:p text:style-name="P4">if name not in myPets:</text:p>
      <text:p text:style-name="P2"><text:s text:c="4"/><text:span text:style-name="T1">print('I do not have a pet named ' + name)</text:span></text:p>
      <text:p text:style-name="P4">else:</text:p>
      <text:p text:style-name="P7"><text:s text:c="4"/><text:span text:style-name="T1">print(name + ' is my pet.')</text:span></text:p>
      <text:p text:style-name="P29">The output may look something like this:</text:p>
      <text:p text:style-name="P4"><text:bookmark text:name="calibre_link-2268"/>Enter a pet name:</text:p>
      <text:p text:style-name="P5"><text:span text:style-name="Strong_20_Emphasis"><text:span text:style-name="T2">Footfoot</text:span></text:span></text:p>
      <text:p text:style-name="P9">I do not have a pet named Footfoot</text:p>
      <text:h text:style-name="P1" text:outline-level="2"><text:bookmark text:name="calibre_link-2269"/>The Multiple Assignment Trick</text:h>
      <text:p text:style-name="P30"><text:span text:style-name="T2">The </text:span><text:span text:style-name="Emphasis"><text:span text:style-name="T2">multiple assignment trick</text:span></text:span><text:span text:style-name="T2"> is a shortcut that lets you assign multiple variables with the values in a list in one line of code. So instead of doing this:</text:span></text:p>
      <text:p text:style-name="P5"><text:bookmark text:name="calibre_link-2270"/><text:span text:style-name="T2">&gt;&gt;&gt; </text:span><text:span text:style-name="Strong_20_Emphasis"><text:span text:style-name="T2">cat = ['fat', 'orange', 'loud']</text:span></text:span></text:p>
      <text:p text:style-name="P5"><text:span text:style-name="T2">&gt;&gt;&gt; </text:span><text:span text:style-name="Strong_20_Emphasis"><text:span text:style-name="T2">size = cat[0]</text:span></text:span></text:p>
      <text:p text:style-name="P5"><text:span text:style-name="T2">&gt;&gt;&gt; </text:span><text:span text:style-name="Strong_20_Emphasis"><text:span text:style-name="T2">color = cat[1]</text:span></text:span></text:p>
      <text:p text:style-name="P10"><text:span text:style-name="T2">&gt;&gt;&gt; </text:span><text:span text:style-name="Strong_20_Emphasis"><text:span text:style-name="T2">disposition = cat[2]</text:span></text:span></text:p>
      <text:p text:style-name="P29">you could type this line of code:</text:p>
      <text:p text:style-name="P5"><text:bookmark text:name="calibre_link-2271"/><text:span text:style-name="T2">&gt;&gt;&gt; </text:span><text:span text:style-name="Strong_20_Emphasis"><text:span text:style-name="T2">cat = ['fat', 'orange', 'loud']</text:span></text:span></text:p>
      <text:p text:style-name="P10"><text:span text:style-name="T2">&gt;&gt;&gt; </text:span><text:span text:style-name="Strong_20_Emphasis"><text:span text:style-name="T2">size, color, disposition = cat</text:span></text:span></text:p>
      <text:p text:style-name="P30"><text:bookmark text:name="calibre_link-1777"/><text:bookmark text:name="calibre_link-1689"/><text:bookmark text:name="calibre_link-1480"/><text:bookmark text:name="calibre_link-1182"/><text:bookmark text:name="calibre_link-1137"/><text:bookmark text:name="calibre_link-1098"/><text:bookmark text:name="calibre_link-996"/><text:bookmark text:name="calibre_link-491"/><text:bookmark text:name="calibre_link-253"/><text:bookmark text:name="calibre_link-224"/><text:bookmark text:name="calibre_link-201"/><text:bookmark text:name="calibre_link-189"/><text:bookmark text:name="calibre_link-180"/><text:bookmark text:name="calibre_link-177"/><text:bookmark text:name="calibre_link-163"/><text:span text:style-name="T2">The number of variables and the length of the list must be exactly equal, or Python will give you a </text:span><text:span text:style-name="Source_20_Text"><text:span text:style-name="T2">ValueError</text:span></text:span><text:span text:style-name="T2">:</text:span></text:p>
      <text:p text:style-name="P5"><text:bookmark text:name="calibre_link-2272"/><text:span text:style-name="T2">&gt;&gt;&gt; </text:span><text:span text:style-name="Strong_20_Emphasis"><text:span text:style-name="T2">cat = ['fat', 'orange', 'loud']</text:span></text:span></text:p>
      <text:p text:style-name="P5"><text:span text:style-name="T2">&gt;&gt;&gt; </text:span><text:span text:style-name="Strong_20_Emphasis"><text:span text:style-name="T2">size, color, disposition, name = cat</text:span></text:span></text:p>
      <text:p text:style-name="P4">Traceback (most recent call last):</text:p>
      <text:p text:style-name="P2"><text:s text:c="2"/><text:span text:style-name="T1">File "&lt;pyshell#84&gt;", line 1, in &lt;module&gt;</text:span></text:p>
      <text:p text:style-name="P2"><text:s text:c="4"/><text:span text:style-name="T1">size, color, disposition, name = cat</text:span></text:p>
      <text:p text:style-name="P9">ValueError: need more than 3 values to unpack</text:p>
      <text:p text:style-name="P29"><text:soft-page-break/>The multiple assignment trick can also be used to swap the values in two variables:</text:p>
      <text:p text:style-name="P5"><text:span text:style-name="T2">&gt;&gt;&gt; </text:span><text:span text:style-name="Strong_20_Emphasis"><text:span text:style-name="T2">a, b = 'Alice', 'Bob'</text:span></text:span></text:p>
      <text:p text:style-name="P5"><text:span text:style-name="T2">&gt;&gt;&gt; </text:span><text:span text:style-name="Strong_20_Emphasis"><text:span text:style-name="T2">a, b = b, a</text:span></text:span></text:p>
      <text:p text:style-name="P5"><text:span text:style-name="T2">&gt;&gt;&gt; </text:span><text:span text:style-name="Strong_20_Emphasis"><text:span text:style-name="T2">print(a)</text:span></text:span></text:p>
      <text:p text:style-name="P4">'Bob'</text:p>
      <text:p text:style-name="P5"><text:span text:style-name="T2">&gt;&gt;&gt; </text:span><text:span text:style-name="Strong_20_Emphasis"><text:span text:style-name="T2">print(b)</text:span></text:span></text:p>
      <text:p text:style-name="P9">'Alice'</text:p>
      <text:h text:style-name="P15" text:outline-level="1"><text:bookmark text:name="calibre_link-2273"/>Augmented Assignment Operators</text:h>
      <text:p text:style-name="P30"><text:span text:style-name="T2">When assigning a value to a variable, you will frequently use the variable itself. For example, after assigning </text:span><text:span text:style-name="Source_20_Text"><text:span text:style-name="T2">42</text:span></text:span><text:span text:style-name="T2"> to the variable </text:span><text:span text:style-name="Source_20_Text"><text:span text:style-name="T2">spam</text:span></text:span><text:span text:style-name="T2">, you would increase the value in </text:span><text:span text:style-name="Source_20_Text"><text:span text:style-name="T2">spam</text:span></text:span><text:span text:style-name="T2"> by </text:span><text:span text:style-name="Source_20_Text"><text:span text:style-name="T2">1</text:span></text:span><text:span text:style-name="T2"> with the following code:</text:span></text:p>
      <text:p text:style-name="P5"><text:bookmark text:name="calibre_link-2274"/><text:span text:style-name="T2">&gt;&gt;&gt; </text:span><text:span text:style-name="Strong_20_Emphasis"><text:span text:style-name="T2">spam = 42</text:span></text:span></text:p>
      <text:p text:style-name="P5"><text:span text:style-name="T2">&gt;&gt;&gt; </text:span><text:span text:style-name="Strong_20_Emphasis"><text:span text:style-name="T2">spam = spam + 1</text:span></text:span></text:p>
      <text:p text:style-name="P5"><text:span text:style-name="T2">&gt;&gt;&gt; </text:span><text:span text:style-name="Strong_20_Emphasis"><text:span text:style-name="T2">spam</text:span></text:span></text:p>
      <text:p text:style-name="P9">43</text:p>
      <text:p text:style-name="P30"><text:span text:style-name="T2">As a shortcut, you can use the augmented assignment operator </text:span><text:span text:style-name="Source_20_Text"><text:span text:style-name="T2">+=</text:span></text:span><text:span text:style-name="T2"> to do the same thing:</text:span></text:p>
      <text:p text:style-name="P5"><text:bookmark text:name="calibre_link-2275"/><text:span text:style-name="T2">&gt;&gt;&gt; </text:span><text:span text:style-name="Strong_20_Emphasis"><text:span text:style-name="T2">spam = 42</text:span></text:span></text:p>
      <text:p text:style-name="P5"><text:span text:style-name="T2">&gt;&gt;&gt; </text:span><text:span text:style-name="Strong_20_Emphasis"><text:span text:style-name="T2">spam += 1</text:span></text:span></text:p>
      <text:p text:style-name="P5"><text:span text:style-name="T2">&gt;&gt;&gt; </text:span><text:span text:style-name="Strong_20_Emphasis"><text:span text:style-name="T2">spam</text:span></text:span></text:p>
      <text:p text:style-name="P9">43</text:p>
      <text:p text:style-name="P30"><text:span text:style-name="T2">There are augmented assignment operators for the </text:span><text:span text:style-name="Source_20_Text"><text:span text:style-name="T2">+</text:span></text:span><text:span text:style-name="T2">, </text:span><text:span text:style-name="Source_20_Text"><text:span text:style-name="T2">-</text:span></text:span><text:span text:style-name="T2">, </text:span><text:span text:style-name="Source_20_Text"><text:span text:style-name="T2">*</text:span></text:span><text:span text:style-name="T2">, </text:span><text:span text:style-name="Source_20_Text"><text:span text:style-name="T2">/</text:span></text:span><text:span text:style-name="T2">, and </text:span><text:span text:style-name="Source_20_Text"><text:span text:style-name="T2">%</text:span></text:span><text:span text:style-name="T2"> operators, described in </text:span><text:a xlink:type="simple" xlink:href="https://automatetheboringstuff.com/chapter4/#calibre_link-124" text:style-name="Internet_20_link" text:visited-style-name="Visited_20_Internet_20_Link"><text:span text:style-name="T4">Table 4-1</text:span></text:a><text:span text:style-name="T2">.</text:span></text:p>
      <text:p text:style-name="P29"><text:bookmark text:name="calibre_link-124"/>Table 4-1. The Augmented Assignment Operators</text:p>
      <table:table table:name="Table11" table:style-name="Table11">
        <table:table-column table:style-name="Table11.A"/>
        <table:table-column table:style-name="Table11.B"/>
        <table:table-header-rows>
          <table:table-row>
            <table:table-cell table:style-name="Table11.A1" office:value-type="string">
              <text:p text:style-name="P11">Augmented assignment statement</text:p>
            </table:table-cell>
            <table:table-cell table:style-name="Table11.A1" office:value-type="string">
              <text:p text:style-name="P11">Equivalent assignment statement</text:p>
            </table:table-cell>
          </table:table-row>
        </table:table-header-rows>
        <table:table-row>
          <table:table-cell table:style-name="Table11.A1" office:value-type="string">
            <text:p text:style-name="P12"><text:span text:style-name="Source_20_Text">spam += 1</text:span></text:p>
          </table:table-cell>
          <table:table-cell table:style-name="Table11.A1" office:value-type="string">
            <text:p text:style-name="P12"><text:span text:style-name="Source_20_Text">spam = spam + 1</text:span></text:p>
          </table:table-cell>
        </table:table-row>
        <table:table-row>
          <table:table-cell table:style-name="Table11.A1" office:value-type="string">
            <text:p text:style-name="P12"><text:span text:style-name="Source_20_Text">spam -= 1</text:span></text:p>
          </table:table-cell>
          <table:table-cell table:style-name="Table11.A1" office:value-type="string">
            <text:p text:style-name="P12"><text:span text:style-name="Source_20_Text">spam = spam - 1</text:span></text:p>
          </table:table-cell>
        </table:table-row>
        <table:table-row>
          <table:table-cell table:style-name="Table11.A1" office:value-type="string">
            <text:p text:style-name="P12"><text:span text:style-name="Source_20_Text">spam *= 1</text:span></text:p>
          </table:table-cell>
          <table:table-cell table:style-name="Table11.A1" office:value-type="string">
            <text:p text:style-name="P12"><text:span text:style-name="Source_20_Text">spam = spam * 1</text:span></text:p>
          </table:table-cell>
        </table:table-row>
        <table:table-row>
          <table:table-cell table:style-name="Table11.A1" office:value-type="string">
            <text:p text:style-name="P12"><text:span text:style-name="Source_20_Text">spam /= 1</text:span></text:p>
          </table:table-cell>
          <table:table-cell table:style-name="Table11.A1" office:value-type="string">
            <text:p text:style-name="P12"><text:span text:style-name="Source_20_Text">spam = spam / 1</text:span></text:p>
          </table:table-cell>
        </table:table-row>
        <table:table-row>
          <table:table-cell table:style-name="Table11.A1" office:value-type="string">
            <text:p text:style-name="P12"><text:span text:style-name="Source_20_Text">spam %= 1</text:span></text:p>
          </table:table-cell>
          <table:table-cell table:style-name="Table11.A1" office:value-type="string">
            <text:p text:style-name="P12"><text:span text:style-name="Source_20_Text">spam = spam % 1</text:span><text:soft-page-break/></text:p>
          </table:table-cell>
        </table:table-row>
      </table:table>
      <text:p text:style-name="P30"><text:span text:style-name="T2">The </text:span><text:span text:style-name="Source_20_Text"><text:span text:style-name="T2">+=</text:span></text:span><text:span text:style-name="T2"> operator can also do string and list concatenation, and the </text:span><text:span text:style-name="Source_20_Text"><text:span text:style-name="T2">*=</text:span></text:span><text:span text:style-name="T2"> operator can do string and list replication. Enter the following into the interactive shell:</text:span></text:p>
      <text:p text:style-name="P5"><text:bookmark text:name="calibre_link-2276"/><text:span text:style-name="T2">&gt;&gt;&gt; </text:span><text:span text:style-name="Strong_20_Emphasis"><text:span text:style-name="T2">spam = 'Hello'</text:span></text:span></text:p>
      <text:p text:style-name="P5"><text:span text:style-name="T2">&gt;&gt;&gt; </text:span><text:span text:style-name="Strong_20_Emphasis"><text:span text:style-name="T2">spam += ' world!'</text:span></text:span></text:p>
      <text:p text:style-name="P5"><text:span text:style-name="T2">&gt;&gt;&gt; </text:span><text:span text:style-name="Strong_20_Emphasis"><text:span text:style-name="T2">spam</text:span></text:span></text:p>
      <text:p text:style-name="P9">'Hello world!'</text:p>
      <text:p text:style-name="P5"><text:bookmark text:name="calibre_link-2277"/><text:span text:style-name="T2">&gt;&gt;&gt; </text:span><text:span text:style-name="Strong_20_Emphasis"><text:span text:style-name="T2">bacon = ['Zophie']</text:span></text:span></text:p>
      <text:p text:style-name="P5"><text:span text:style-name="T2">&gt;&gt;&gt; </text:span><text:span text:style-name="Strong_20_Emphasis"><text:span text:style-name="T2">bacon *= 3</text:span></text:span></text:p>
      <text:p text:style-name="P5"><text:span text:style-name="T2">&gt;&gt;&gt; </text:span><text:span text:style-name="Strong_20_Emphasis"><text:span text:style-name="T2">bacon</text:span></text:span></text:p>
      <text:p text:style-name="P9">['Zophie', 'Zophie', 'Zophie']</text:p>
      <text:h text:style-name="P15" text:outline-level="1"><text:bookmark text:name="calibre_link-2278"/>Methods</text:h>
      <text:p text:style-name="P24"><text:span text:style-name="T2">A </text:span><text:span text:style-name="Emphasis"><text:span text:style-name="T2">method</text:span></text:span><text:span text:style-name="T2"> is the same thing as a function, except it is “called on” a value. For example, if a list value were stored in </text:span><text:span text:style-name="Source_20_Text"><text:span text:style-name="T2">spam</text:span></text:span><text:span text:style-name="T2">, you would call the </text:span><text:span text:style-name="Source_20_Text"><text:span text:style-name="T2">index()</text:span></text:span><text:span text:style-name="T2"> list method (which I’ll explain next) on that list like so: </text:span><text:span text:style-name="Source_20_Text"><text:span text:style-name="T2">spam.index('hello')</text:span></text:span><text:span text:style-name="T2">. The method part comes after the value, separated by a period.</text:span></text:p>
      <text:p text:style-name="P29">Each data type has its own set of methods. The list data type, for example, has several useful methods for finding, adding, removing, and otherwise manipulating values in a list.</text:p>
      <text:h text:style-name="P1" text:outline-level="2"><text:bookmark text:name="calibre_link-2279"/>Finding a Value in a List with the index() Method</text:h>
      <text:p text:style-name="P30"><text:span text:style-name="T2">List values have an </text:span><text:span text:style-name="Source_20_Text"><text:span text:style-name="T2">index()</text:span></text:span><text:span text:style-name="T2"> method that can be passed a value, and if that value exists in the list, the index of the value is returned. If the value isn’t in the list, then Python produces a </text:span><text:span text:style-name="Source_20_Text"><text:span text:style-name="T2">ValueError</text:span></text:span><text:span text:style-name="T2"> error. Enter the following into the interactive shell:</text:span></text:p>
      <text:p text:style-name="P5"><text:bookmark text:name="calibre_link-2280"/><text:span text:style-name="T2">&gt;&gt;&gt; </text:span><text:span text:style-name="Strong_20_Emphasis"><text:span text:style-name="T2">spam = ['hello', 'hi', 'howdy', 'heyas']</text:span></text:span></text:p>
      <text:p text:style-name="P5"><text:span text:style-name="T2">&gt;&gt;&gt; </text:span><text:span text:style-name="Strong_20_Emphasis"><text:span text:style-name="T2">spam.index('hello')</text:span></text:span></text:p>
      <text:p text:style-name="P4">0</text:p>
      <text:p text:style-name="P5"><text:span text:style-name="T2">&gt;&gt;&gt; </text:span><text:span text:style-name="Strong_20_Emphasis"><text:span text:style-name="T2">spam.index('heyas')</text:span></text:span></text:p>
      <text:p text:style-name="P4">3</text:p>
      <text:p text:style-name="P5"><text:span text:style-name="T2">&gt;&gt;&gt; </text:span><text:span text:style-name="Strong_20_Emphasis"><text:span text:style-name="T2">spam.index('howdy howdy howdy')</text:span></text:span></text:p>
      <text:p text:style-name="P4">Traceback (most recent call last):</text:p>
      <text:p text:style-name="P2"><text:s text:c="2"/><text:span text:style-name="T1">File "&lt;pyshell#31&gt;", line 1, in &lt;module&gt;</text:span></text:p>
      <text:p text:style-name="P2"><text:s text:c="4"/><text:span text:style-name="T1">spam.index('howdy howdy howdy')</text:span></text:p>
      <text:p text:style-name="P9"><text:soft-page-break/>ValueError: 'howdy howdy howdy' is not in list</text:p>
      <text:p text:style-name="P30"><text:span text:style-name="T2">When there are duplicates of the value in the list, the index of its first appearance is returned. Enter the following into the interactive shell, and notice that </text:span><text:span text:style-name="Source_20_Text"><text:span text:style-name="T2">index()</text:span></text:span><text:span text:style-name="T2">returns </text:span><text:span text:style-name="Source_20_Text"><text:span text:style-name="T2">1</text:span></text:span><text:span text:style-name="T2">, not </text:span><text:span text:style-name="Source_20_Text"><text:span text:style-name="T2">3</text:span></text:span><text:span text:style-name="T2">:</text:span></text:p>
      <text:p text:style-name="P5"><text:bookmark text:name="calibre_link-2281"/><text:span text:style-name="T2">&gt;&gt;&gt; </text:span><text:span text:style-name="Strong_20_Emphasis"><text:span text:style-name="T2">spam = ['Zophie', 'Pooka', 'Fat-tail', 'Pooka']</text:span></text:span></text:p>
      <text:p text:style-name="P5"><text:span text:style-name="T2">&gt;&gt;&gt; </text:span><text:span text:style-name="Strong_20_Emphasis"><text:span text:style-name="T2">spam.index('Pooka')</text:span></text:span></text:p>
      <text:p text:style-name="P9">1</text:p>
      <text:h text:style-name="P1" text:outline-level="2"><text:bookmark text:name="calibre_link-2282"/>Adding Values to Lists with the append() and insert() Methods</text:h>
      <text:p text:style-name="P30"><text:span text:style-name="T2">To add new values to a list, use the </text:span><text:span text:style-name="Source_20_Text"><text:span text:style-name="T2">append()</text:span></text:span><text:span text:style-name="T2"> and </text:span><text:span text:style-name="Source_20_Text"><text:span text:style-name="T2">insert()</text:span></text:span><text:span text:style-name="T2"> methods. Enter the following into the interactive shell to call the </text:span><text:span text:style-name="Source_20_Text"><text:span text:style-name="T2">append()</text:span></text:span><text:span text:style-name="T2"> method on a list value stored in the variable </text:span><text:span text:style-name="Source_20_Text"><text:span text:style-name="T2">spam</text:span></text:span><text:span text:style-name="T2">:</text:span></text:p>
      <text:p text:style-name="P5"><text:bookmark text:name="calibre_link-2283"/><text:span text:style-name="T2">&gt;&gt;&gt; </text:span><text:span text:style-name="Strong_20_Emphasis"><text:span text:style-name="T2">spam = ['cat', 'dog', 'bat']</text:span></text:span></text:p>
      <text:p text:style-name="P5"><text:span text:style-name="T2">&gt;&gt;&gt; </text:span><text:span text:style-name="Strong_20_Emphasis"><text:span text:style-name="T2">spam.append('moose')</text:span></text:span></text:p>
      <text:p text:style-name="P5"><text:span text:style-name="T2">&gt;&gt;&gt; </text:span><text:span text:style-name="Strong_20_Emphasis"><text:span text:style-name="T2">spam</text:span></text:span></text:p>
      <text:p text:style-name="P9">['cat', 'dog', 'bat', 'moose']</text:p>
      <text:p text:style-name="P30"><text:bookmark text:name="calibre_link-1481"/><text:bookmark text:name="calibre_link-1063"/><text:bookmark text:name="calibre_link-1000"/><text:span text:style-name="T2">The previous </text:span><text:span text:style-name="Source_20_Text"><text:span text:style-name="T2">append()</text:span></text:span><text:span text:style-name="T2"> method call adds the argument to the end of the list. The </text:span><text:span text:style-name="Source_20_Text"><text:span text:style-name="T2">insert()</text:span></text:span><text:span text:style-name="T2"> method can insert a value at any index in the list. The first argument to </text:span><text:span text:style-name="Source_20_Text"><text:span text:style-name="T2">insert()</text:span></text:span><text:span text:style-name="T2"> is the index for the new value, and the second argument is the new value to be inserted. Enter the following into the interactive shell:</text:span></text:p>
      <text:p text:style-name="P5"><text:bookmark text:name="calibre_link-2284"/><text:span text:style-name="T2">&gt;&gt;&gt; </text:span><text:span text:style-name="Strong_20_Emphasis"><text:span text:style-name="T2">spam = ['cat', 'dog', 'bat']</text:span></text:span></text:p>
      <text:p text:style-name="P5"><text:span text:style-name="T2">&gt;&gt;&gt; </text:span><text:span text:style-name="Strong_20_Emphasis"><text:span text:style-name="T2">spam.insert(1, 'chicken'</text:span></text:span><text:span text:style-name="T2">)</text:span></text:p>
      <text:p text:style-name="P5"><text:span text:style-name="T2">&gt;&gt;&gt; </text:span><text:span text:style-name="Strong_20_Emphasis"><text:span text:style-name="T2">spam</text:span></text:span></text:p>
      <text:p text:style-name="P9">['cat', 'chicken', 'dog', 'bat']</text:p>
      <text:p text:style-name="P30"><text:span text:style-name="T2">Notice that the code is </text:span><text:span text:style-name="Source_20_Text"><text:span text:style-name="T2">spam.append('moose')</text:span></text:span><text:span text:style-name="T2"> and </text:span><text:span text:style-name="Source_20_Text"><text:span text:style-name="T2">spam.insert(1, 'chicken')</text:span></text:span><text:span text:style-name="T2">, not </text:span><text:span text:style-name="Source_20_Text"><text:span text:style-name="T2">spam = spam.append('moose')</text:span></text:span><text:span text:style-name="T2"> and </text:span><text:span text:style-name="Source_20_Text"><text:span text:style-name="T2">spam = spam.insert(1, 'chicken')</text:span></text:span><text:span text:style-name="T2">. Neither </text:span><text:span text:style-name="Source_20_Text"><text:span text:style-name="T2">append()</text:span></text:span><text:span text:style-name="T2"> nor </text:span><text:span text:style-name="Source_20_Text"><text:span text:style-name="T2">insert()</text:span></text:span><text:span text:style-name="T2"> gives the new value of </text:span><text:span text:style-name="Source_20_Text"><text:span text:style-name="T2">spam</text:span></text:span><text:span text:style-name="T2"> as its return value. (In fact, the return value of </text:span><text:span text:style-name="Source_20_Text"><text:span text:style-name="T2">append()</text:span></text:span><text:span text:style-name="T2"> and </text:span><text:span text:style-name="Source_20_Text"><text:span text:style-name="T2">insert()</text:span></text:span><text:span text:style-name="T2"> is </text:span><text:span text:style-name="Source_20_Text"><text:span text:style-name="T2">None</text:span></text:span><text:span text:style-name="T2">, so you definitely wouldn’t want to store this as the new variable value.) Rather, the list is modified </text:span><text:span text:style-name="Emphasis"><text:span text:style-name="T2">in place</text:span></text:span><text:span text:style-name="T2">. Modifying a list in place is covered in more detail later in </text:span><text:a xlink:type="simple" xlink:href="https://automatetheboringstuff.com/chapter4/#calibre_link-125" text:style-name="Internet_20_link" text:visited-style-name="Visited_20_Internet_20_Link"><text:span text:style-name="T4">Mutable and Immutable Data Types</text:span></text:a><text:span text:style-name="T2">.</text:span></text:p>
      <text:p text:style-name="P30"><text:span text:style-name="T2">Methods belong to a single data type. The </text:span><text:span text:style-name="Source_20_Text"><text:span text:style-name="T2">append()</text:span></text:span><text:span text:style-name="T2"> and </text:span><text:span text:style-name="Source_20_Text"><text:span text:style-name="T2">insert()</text:span></text:span><text:span text:style-name="T2"> methods are list methods and can be called only on list values, not on other values such as strings or integers. Enter the following into the interactive shell, and note the </text:span><text:span text:style-name="Source_20_Text"><text:span text:style-name="T2">AttributeError</text:span></text:span><text:span text:style-name="T2"> error messages that show up:</text:span></text:p>
      <text:p text:style-name="P5"><text:bookmark text:name="calibre_link-2285"/><text:span text:style-name="T2">&gt;&gt;&gt; </text:span><text:span text:style-name="Strong_20_Emphasis"><text:span text:style-name="T2">eggs = 'hello'</text:span></text:span></text:p>
      <text:p text:style-name="P5"><text:soft-page-break/><text:span text:style-name="T2">&gt;&gt;&gt; </text:span><text:span text:style-name="Strong_20_Emphasis"><text:span text:style-name="T2">eggs.append('world')</text:span></text:span></text:p>
      <text:p text:style-name="P4">Traceback (most recent call last):</text:p>
      <text:p text:style-name="P2"><text:s text:c="2"/><text:span text:style-name="T1">File "&lt;pyshell#19&gt;", line 1, in &lt;module&gt;</text:span></text:p>
      <text:p text:style-name="P2"><text:s text:c="4"/><text:span text:style-name="T1">eggs.append('world')</text:span></text:p>
      <text:p text:style-name="P4">AttributeError: 'str' object has no attribute 'append'</text:p>
      <text:p text:style-name="P5"><text:span text:style-name="T2">&gt;&gt;&gt; </text:span><text:span text:style-name="Strong_20_Emphasis"><text:span text:style-name="T2">bacon = 42</text:span></text:span></text:p>
      <text:p text:style-name="P5"><text:span text:style-name="T2">&gt;&gt;&gt; </text:span><text:span text:style-name="Strong_20_Emphasis"><text:span text:style-name="T2">bacon.insert(1, 'world')</text:span></text:span></text:p>
      <text:p text:style-name="P4">Traceback (most recent call last):</text:p>
      <text:p text:style-name="P2"><text:s text:c="2"/><text:span text:style-name="T1">File "&lt;pyshell#22&gt;", line 1, in &lt;module&gt;</text:span></text:p>
      <text:p text:style-name="P2"><text:s text:c="4"/><text:span text:style-name="T1">bacon.insert(1, 'world')</text:span></text:p>
      <text:p text:style-name="P9">AttributeError: 'int' object has no attribute 'insert'</text:p>
      <text:h text:style-name="P1" text:outline-level="2"><text:bookmark text:name="calibre_link-2286"/>Removing Values from Lists with remove()</text:h>
      <text:p text:style-name="P30"><text:span text:style-name="T2">The </text:span><text:span text:style-name="Source_20_Text"><text:span text:style-name="T2">remove()</text:span></text:span><text:span text:style-name="T2"> method is passed the value to be removed from the list it is called on. Enter the following into the interactive shell:</text:span></text:p>
      <text:p text:style-name="P5"><text:bookmark text:name="calibre_link-2287"/><text:span text:style-name="T2">&gt;&gt;&gt; </text:span><text:span text:style-name="Strong_20_Emphasis"><text:span text:style-name="T2">spam = ['cat', 'bat', 'rat', 'elephant']</text:span></text:span></text:p>
      <text:p text:style-name="P5"><text:span text:style-name="T2">&gt;&gt;&gt; </text:span><text:span text:style-name="Strong_20_Emphasis"><text:span text:style-name="T2">spam.remove('bat')</text:span></text:span></text:p>
      <text:p text:style-name="P5"><text:span text:style-name="T2">&gt;&gt;&gt; </text:span><text:span text:style-name="Strong_20_Emphasis"><text:span text:style-name="T2">spam</text:span></text:span></text:p>
      <text:p text:style-name="P9">['cat', 'rat', 'elephant']</text:p>
      <text:p text:style-name="P30"><text:bookmark text:name="calibre_link-1603"/><text:bookmark text:name="calibre_link-1496"/><text:bookmark text:name="calibre_link-1064"/><text:bookmark text:name="calibre_link-1001"/><text:span text:style-name="T2">Attempting to delete a value that does not exist in the list will result in a </text:span><text:span text:style-name="Source_20_Text"><text:span text:style-name="T2">ValueError</text:span></text:span><text:span text:style-name="T2">error. For example, enter the following into the interactive shell and notice the error that is displayed:</text:span></text:p>
      <text:p text:style-name="P5"><text:bookmark text:name="calibre_link-2288"/><text:span text:style-name="T2">&gt;&gt;&gt; </text:span><text:span text:style-name="Strong_20_Emphasis"><text:span text:style-name="T2">spam = ['cat', 'bat', 'rat', 'elephant']</text:span></text:span></text:p>
      <text:p text:style-name="P5"><text:span text:style-name="T2">&gt;&gt;&gt; </text:span><text:span text:style-name="Strong_20_Emphasis"><text:span text:style-name="T2">spam.remove('chicken')</text:span></text:span></text:p>
      <text:p text:style-name="P4">Traceback (most recent call last):</text:p>
      <text:p text:style-name="P2"><text:s text:c="2"/><text:span text:style-name="T1">File "&lt;pyshell#11&gt;", line 1, in &lt;module&gt;</text:span></text:p>
      <text:p text:style-name="P2"><text:s text:c="4"/><text:span text:style-name="T1">spam.remove('chicken')</text:span></text:p>
      <text:p text:style-name="P9">ValueError: list.remove(x): x not in list</text:p>
      <text:p text:style-name="P29">If the value appears multiple times in the list, only the first instance of the value will be removed. Enter the following into the interactive shell:</text:p>
      <text:p text:style-name="P5"><text:bookmark text:name="calibre_link-2289"/><text:span text:style-name="T2">&gt;&gt;&gt; </text:span><text:span text:style-name="Strong_20_Emphasis"><text:span text:style-name="T2">spam = ['cat', 'bat', 'rat', 'cat', 'hat', 'cat']</text:span></text:span></text:p>
      <text:p text:style-name="P5"><text:span text:style-name="T2">&gt;&gt;&gt; </text:span><text:span text:style-name="Strong_20_Emphasis"><text:span text:style-name="T2">spam.remove('cat')</text:span></text:span></text:p>
      <text:p text:style-name="P5"><text:span text:style-name="T2">&gt;&gt;&gt; </text:span><text:span text:style-name="Strong_20_Emphasis"><text:span text:style-name="T2">spam</text:span></text:span></text:p>
      <text:p text:style-name="P9">['bat', 'rat', 'cat', 'hat', 'cat']</text:p>
      <text:p text:style-name="P30"><text:span text:style-name="T2">The </text:span><text:span text:style-name="Source_20_Text"><text:span text:style-name="T2">del</text:span></text:span><text:span text:style-name="T2"> statement is good to use when you know the index of the value you want to remove from the list. The </text:span><text:span text:style-name="Source_20_Text"><text:span text:style-name="T2">remove()</text:span></text:span><text:span text:style-name="T2"> method is good when you know the value you want to remove from the list.</text:span></text:p>
      <text:h text:style-name="P1" text:outline-level="2"><text:bookmark text:name="calibre_link-2290"/><text:soft-page-break/>Sorting the Values in a List with the sort() Method</text:h>
      <text:p text:style-name="P30"><text:span text:style-name="T2">Lists of number values or lists of strings can be sorted with the </text:span><text:span text:style-name="Source_20_Text"><text:span text:style-name="T2">sort()</text:span></text:span><text:span text:style-name="T2"> method. For example, enter the following into the interactive shell:</text:span></text:p>
      <text:p text:style-name="P5"><text:bookmark text:name="calibre_link-2291"/><text:span text:style-name="T2">&gt;&gt;&gt; </text:span><text:span text:style-name="Strong_20_Emphasis"><text:span text:style-name="T2">spam = [2, 5, 3.14, 1, -7]</text:span></text:span></text:p>
      <text:p text:style-name="P5"><text:span text:style-name="T2">&gt;&gt;&gt; </text:span><text:span text:style-name="Strong_20_Emphasis"><text:span text:style-name="T2">spam.sort()</text:span></text:span></text:p>
      <text:p text:style-name="P5"><text:span text:style-name="T2">&gt;&gt;&gt; </text:span><text:span text:style-name="Strong_20_Emphasis"><text:span text:style-name="T2">spam</text:span></text:span></text:p>
      <text:p text:style-name="P4">[-7, 1, 2, 3.14, 5]</text:p>
      <text:p text:style-name="P5"><text:span text:style-name="T2">&gt;&gt;&gt; </text:span><text:span text:style-name="Strong_20_Emphasis"><text:span text:style-name="T2">spam = ['ants', 'cats', 'dogs', 'badgers', 'elephants']</text:span></text:span></text:p>
      <text:p text:style-name="P5"><text:span text:style-name="T2">&gt;&gt;&gt; </text:span><text:span text:style-name="Strong_20_Emphasis"><text:span text:style-name="T2">spam.sort()</text:span></text:span></text:p>
      <text:p text:style-name="P5"><text:span text:style-name="T2">&gt;&gt;&gt; </text:span><text:span text:style-name="Strong_20_Emphasis"><text:span text:style-name="T2">spam</text:span></text:span></text:p>
      <text:p text:style-name="P9">['ants', 'badgers', 'cats', 'dogs', 'elephants']</text:p>
      <text:p text:style-name="P30"><text:span text:style-name="T2">You can also pass </text:span><text:span text:style-name="Source_20_Text"><text:span text:style-name="T2">True</text:span></text:span><text:span text:style-name="T2"> for the </text:span><text:span text:style-name="Source_20_Text"><text:span text:style-name="T2">reverse</text:span></text:span><text:span text:style-name="T2"> keyword argument to have </text:span><text:span text:style-name="Source_20_Text"><text:span text:style-name="T2">sort()</text:span></text:span><text:span text:style-name="T2"> sort the values in reverse order. Enter the following into the interactive shell:</text:span></text:p>
      <text:p text:style-name="P5"><text:bookmark text:name="calibre_link-2292"/><text:span text:style-name="T2">&gt;&gt;&gt; </text:span><text:span text:style-name="Strong_20_Emphasis"><text:span text:style-name="T2">spam.sort(reverse=True)</text:span></text:span></text:p>
      <text:p text:style-name="P5"><text:span text:style-name="T2">&gt;&gt;&gt; </text:span><text:span text:style-name="Strong_20_Emphasis"><text:span text:style-name="T2">spam</text:span></text:span></text:p>
      <text:p text:style-name="P9">['elephants', 'dogs', 'cats', 'badgers', 'ants']</text:p>
      <text:p text:style-name="P30"><text:span text:style-name="T2">There are three things you should note about the </text:span><text:span text:style-name="Source_20_Text"><text:span text:style-name="T2">sort()</text:span></text:span><text:span text:style-name="T2"> method. First, the </text:span><text:span text:style-name="Source_20_Text"><text:span text:style-name="T2">sort()</text:span></text:span><text:span text:style-name="T2">method sorts the list in place; don’t try to capture the return value by writing code like </text:span><text:span text:style-name="Source_20_Text"><text:span text:style-name="T2">spam = spam.sort()</text:span></text:span><text:span text:style-name="T2">.</text:span></text:p>
      <text:p text:style-name="P30"><text:bookmark text:name="calibre_link-1045"/><text:bookmark text:name="calibre_link-1002"/><text:span text:style-name="T2">Second, you cannot sort lists that have both number values </text:span><text:span text:style-name="Emphasis"><text:span text:style-name="T2">and</text:span></text:span><text:span text:style-name="T2"> string values in them, since Python doesn’t know how to compare these values. Type the following into the interactive shell and notice the </text:span><text:span text:style-name="Source_20_Text"><text:span text:style-name="T2">TypeError</text:span></text:span><text:span text:style-name="T2"> error:</text:span></text:p>
      <text:p text:style-name="P5"><text:bookmark text:name="calibre_link-2293"/><text:span text:style-name="T2">&gt;&gt;&gt; </text:span><text:span text:style-name="Strong_20_Emphasis"><text:span text:style-name="T2">spam = [1, 3, 2, 4, 'Alice', 'Bob']</text:span></text:span></text:p>
      <text:p text:style-name="P5"><text:span text:style-name="T2">&gt;&gt;&gt; </text:span><text:span text:style-name="Strong_20_Emphasis"><text:span text:style-name="T2">spam.sort()</text:span></text:span></text:p>
      <text:p text:style-name="P4">Traceback (most recent call last):</text:p>
      <text:p text:style-name="P2"><text:s/><text:span text:style-name="T1">File "&lt;pyshell#70&gt;", line 1, in &lt;module&gt;</text:span></text:p>
      <text:p text:style-name="P2"><text:s text:c="3"/><text:span text:style-name="T1">spam.sort()</text:span></text:p>
      <text:p text:style-name="P9">TypeError: unorderable types: str() &lt; int()</text:p>
      <text:p text:style-name="P30"><text:span text:style-name="T2">Third, </text:span><text:span text:style-name="Source_20_Text"><text:span text:style-name="T2">sort()</text:span></text:span><text:span text:style-name="T2"> uses “ASCIIbetical order” rather than actual alphabetical order for sorting strings. This means uppercase letters come before lowercase letters. Therefore, the lowercase </text:span><text:span text:style-name="Emphasis"><text:span text:style-name="T2">a</text:span></text:span><text:span text:style-name="T2"> is sorted so that it comes </text:span><text:span text:style-name="Emphasis"><text:span text:style-name="T2">after</text:span></text:span><text:span text:style-name="T2"> the uppercase </text:span><text:span text:style-name="Emphasis"><text:span text:style-name="T2">Z</text:span></text:span><text:span text:style-name="T2">. For an example, enter the following into the interactive shell:</text:span></text:p>
      <text:p text:style-name="P5"><text:bookmark text:name="calibre_link-2294"/><text:span text:style-name="T2">&gt;&gt;&gt; </text:span><text:span text:style-name="Strong_20_Emphasis"><text:span text:style-name="T2">spam = ['Alice', 'ants', 'Bob', 'badgers', 'Carol', 'cats']</text:span></text:span></text:p>
      <text:p text:style-name="P5"><text:span text:style-name="T2">&gt;&gt;&gt; </text:span><text:span text:style-name="Strong_20_Emphasis"><text:span text:style-name="T2">spam.sort()</text:span></text:span></text:p>
      <text:p text:style-name="P5"><text:span text:style-name="T2">&gt;&gt;&gt; </text:span><text:span text:style-name="Strong_20_Emphasis"><text:span text:style-name="T2">spam</text:span></text:span></text:p>
      <text:p text:style-name="P9">['Alice', 'Bob', 'Carol', 'ants', 'badgers', 'cats']</text:p>
      <text:p text:style-name="P30"><text:soft-page-break/><text:span text:style-name="T2">If you need to sort the values in regular alphabetical order, pass </text:span><text:span text:style-name="Source_20_Text"><text:span text:style-name="T2">str. lower</text:span></text:span><text:span text:style-name="T2"> for the </text:span><text:span text:style-name="Source_20_Text"><text:span text:style-name="T2">key</text:span></text:span><text:span text:style-name="T2"> keyword argument in the </text:span><text:span text:style-name="Source_20_Text"><text:span text:style-name="T2">sort()</text:span></text:span><text:span text:style-name="T2"> method call.</text:span></text:p>
      <text:p text:style-name="P5"><text:bookmark text:name="calibre_link-2295"/><text:span text:style-name="T2">&gt;&gt;&gt; </text:span><text:span text:style-name="Strong_20_Emphasis"><text:span text:style-name="T2">spam = ['a', 'z', 'A', 'Z']</text:span></text:span></text:p>
      <text:p text:style-name="P5"><text:span text:style-name="T2">&gt;&gt;&gt; </text:span><text:span text:style-name="Strong_20_Emphasis"><text:span text:style-name="T2">spam.sort(key=str.lower)</text:span></text:span></text:p>
      <text:p text:style-name="P5"><text:span text:style-name="T2">&gt;&gt;&gt; </text:span><text:span text:style-name="Strong_20_Emphasis"><text:span text:style-name="T2">spam</text:span></text:span></text:p>
      <text:p text:style-name="P9">['a', 'A', 'z', 'Z']</text:p>
      <text:p text:style-name="P30"><text:span text:style-name="T2">This causes the </text:span><text:span text:style-name="Source_20_Text"><text:span text:style-name="T2">sort()</text:span></text:span><text:span text:style-name="T2"> method to treat all the items in the list as if they were lowercase without actually changing the values in the list.</text:span></text:p>
      <text:h text:style-name="P15" text:outline-level="1"><text:bookmark text:name="calibre_link-2296"/>Example Program: Magic 8 Ball with a List</text:h>
      <text:p text:style-name="P30"><text:span text:style-name="T2">Using lists, you can write a much more elegant version of the previous chapter’s Magic 8 Ball program. Instead of several lines of nearly identical </text:span><text:span text:style-name="Source_20_Text"><text:span text:style-name="T2">elif</text:span></text:span><text:span text:style-name="T2"> statements, you can create a single list that the code works with. Open a new file editor window and enter the following code. Save it as </text:span><text:span text:style-name="Emphasis"><text:span text:style-name="T2">magic8Ball2.py</text:span></text:span><text:span text:style-name="T2">.</text:span></text:p>
      <text:p text:style-name="P4"><text:bookmark text:name="calibre_link-2297"/>import random</text:p>
      <text:p text:style-name="P5"/>
      <text:p text:style-name="P4">messages = ['It is certain',</text:p>
      <text:p text:style-name="P2"><text:s text:c="4"/><text:span text:style-name="T1">'It is decidedly so',</text:span></text:p>
      <text:p text:style-name="P2"><text:s text:c="4"/><text:span text:style-name="T1">'Yes definitely',</text:span></text:p>
      <text:p text:style-name="P2"><text:s text:c="4"/><text:span text:style-name="T1">'Reply hazy try again',</text:span></text:p>
      <text:p text:style-name="P2"><text:s text:c="4"/><text:span text:style-name="T1">'Ask again later',</text:span></text:p>
      <text:p text:style-name="P2"><text:s text:c="4"/><text:span text:style-name="T1">'Concentrate and ask again',</text:span></text:p>
      <text:p text:style-name="P2"><text:s text:c="4"/><text:span text:style-name="T1">'My reply is no',</text:span></text:p>
      <text:p text:style-name="P2"><text:s text:c="4"/><text:span text:style-name="T1">'Outlook not so good',</text:span></text:p>
      <text:p text:style-name="P2"><text:s text:c="4"/><text:span text:style-name="T1">'Very doubtful']</text:span></text:p>
      <text:p text:style-name="P5"/>
      <text:p text:style-name="P9">print(messages[random.randint(0, len(messages) - 1)])</text:p>
      <text:p text:style-name="P29"><text:bookmark text:name="calibre_link-2298"/>Exceptions to Indentation Rules in Python</text:p>
      <text:p text:style-name="P29"><text:bookmark text:name="calibre_link-1326"/><text:bookmark text:name="calibre_link-963"/><text:bookmark text:name="calibre_link-863"/><text:bookmark text:name="calibre_link-165"/>In most cases, the amount of indentation for a line of code tells Python what block it is in. There are some exceptions to this rule, however. For example, lists can actually span several lines in the source code file. The indentation of these lines do not matter; Python knows that until it sees the ending square bracket, the list is not finished. For example, you can have code that looks like this:</text:p>
      <text:p text:style-name="P4"><text:bookmark text:name="calibre_link-2299"/>spam = ['apples',</text:p>
      <text:p text:style-name="P2"><text:s text:c="4"/><text:span text:style-name="T1">'oranges',</text:span></text:p>
      <text:p text:style-name="P2"><text:s text:c="21"/><text:span text:style-name="T1">'bananas',</text:span></text:p>
      <text:p text:style-name="P4"><text:soft-page-break/>'cats']</text:p>
      <text:p text:style-name="P9">print(spam)</text:p>
      <text:p text:style-name="P29">Of course, practically speaking, most people use Python’s behavior to make their lists look pretty and readable, like the messages list in the Magic 8 Ball program.</text:p>
      <text:p text:style-name="P30"><text:span text:style-name="T2">You can also split up a single instruction across multiple lines using the </text:span><text:span text:style-name="Source_20_Text"><text:span text:style-name="T2">\</text:span></text:span><text:span text:style-name="T2"> line continuation character at the end. Think of </text:span><text:span text:style-name="Source_20_Text"><text:span text:style-name="T2">\</text:span></text:span><text:span text:style-name="T2"> as saying, “This instruction continues on the next line.” The indentation on the line after a </text:span><text:span text:style-name="Source_20_Text"><text:span text:style-name="T2">\</text:span></text:span><text:span text:style-name="T2"> line continuation is not significant. For example, the following is valid Python code:</text:span></text:p>
      <text:p text:style-name="P4"><text:bookmark text:name="calibre_link-2300"/>print('Four score and seven ' + \</text:p>
      <text:p text:style-name="P7"><text:s text:c="6"/><text:span text:style-name="T1">'years ago...')</text:span></text:p>
      <text:p text:style-name="P29">These tricks are useful when you want to rearrange long lines of Python code to be a bit more readable.</text:p>
      <text:p text:style-name="P30"><text:span text:style-name="T2">When you run this program, you’ll see that it works the same as the previous </text:span><text:span text:style-name="Emphasis"><text:span text:style-name="T2">magic8Ball.py</text:span></text:span><text:span text:style-name="T2"> program.</text:span></text:p>
      <text:p text:style-name="P30"><text:span text:style-name="T2">Notice the expression you use as the index into </text:span><text:span text:style-name="Source_20_Text"><text:span text:style-name="T2">messages</text:span></text:span><text:span text:style-name="T2">: </text:span><text:span text:style-name="Source_20_Text"><text:span text:style-name="T2">random.randint(0, len(messages) - 1)</text:span></text:span><text:span text:style-name="T2">. This produces a random number to use for the index, regardless of the size of </text:span><text:span text:style-name="Source_20_Text"><text:span text:style-name="T2">messages</text:span></text:span><text:span text:style-name="T2">. That is, you’ll get a random number between </text:span><text:span text:style-name="Source_20_Text"><text:span text:style-name="T2">0</text:span></text:span><text:span text:style-name="T2">and the value of </text:span><text:span text:style-name="Source_20_Text"><text:span text:style-name="T2">len(messages) - 1</text:span></text:span><text:span text:style-name="T2">. The benefit of this approach is that you can easily add and remove strings to the </text:span><text:span text:style-name="Source_20_Text"><text:span text:style-name="T2">messages</text:span></text:span><text:span text:style-name="T2"> list without changing other lines of code. If you later update your code, there will be fewer lines you have to change and fewer chances for you to introduce bugs.</text:span></text:p>
      <text:h text:style-name="P15" text:outline-level="1"><text:bookmark text:name="calibre_link-2301"/>List-like Types: Strings and Tuples</text:h>
      <text:p text:style-name="P30"><text:span text:style-name="T2">Lists aren’t the only data types that represent ordered sequences of values. For example, strings and lists are actually similar, if you consider a string to be a “list” of single text characters. Many of the things you can do with lists </text:span><text:bookmark text:name="calibre_link-1750"/><text:bookmark text:name="calibre_link-1639"/><text:bookmark text:name="calibre_link-1149"/><text:bookmark text:name="calibre_link-1003"/><text:bookmark text:name="calibre_link-858"/><text:bookmark text:name="calibre_link-415"/><text:span text:style-name="T2">can also be done with strings: indexing; slicing; and using them with </text:span><text:span text:style-name="Source_20_Text"><text:span text:style-name="T2">for</text:span></text:span><text:span text:style-name="T2"> loops, with </text:span><text:span text:style-name="Source_20_Text"><text:span text:style-name="T2">len()</text:span></text:span><text:span text:style-name="T2">, and with the </text:span><text:span text:style-name="Source_20_Text"><text:span text:style-name="T2">in</text:span></text:span><text:span text:style-name="T2"> and </text:span><text:span text:style-name="Source_20_Text"><text:span text:style-name="T2">not in</text:span></text:span><text:span text:style-name="T2"> operators. To see this, enter the following into the interactive shell:</text:span></text:p>
      <text:p text:style-name="P5"><text:bookmark text:name="calibre_link-2302"/><text:span text:style-name="T2">&gt;&gt;&gt; </text:span><text:span text:style-name="Strong_20_Emphasis"><text:span text:style-name="T2">name = 'Zophie'</text:span></text:span></text:p>
      <text:p text:style-name="P5"><text:span text:style-name="T2">&gt;&gt;&gt; </text:span><text:span text:style-name="Strong_20_Emphasis"><text:span text:style-name="T2">name[0]</text:span></text:span></text:p>
      <text:p text:style-name="P4">'Z'</text:p>
      <text:p text:style-name="P5"><text:span text:style-name="T2">&gt;&gt;&gt; </text:span><text:span text:style-name="Strong_20_Emphasis"><text:span text:style-name="T2">name[-2]</text:span></text:span></text:p>
      <text:p text:style-name="P4">'i'</text:p>
      <text:p text:style-name="P5"><text:span text:style-name="T2">&gt;&gt;&gt; </text:span><text:span text:style-name="Strong_20_Emphasis"><text:span text:style-name="T2">name[0:4]</text:span></text:span></text:p>
      <text:p text:style-name="P4">'Zoph'</text:p>
      <text:p text:style-name="P5"><text:soft-page-break/><text:span text:style-name="T2">&gt;&gt;&gt; </text:span><text:span text:style-name="Strong_20_Emphasis"><text:span text:style-name="T2">'Zo' in name</text:span></text:span></text:p>
      <text:p text:style-name="P4">True</text:p>
      <text:p text:style-name="P5"><text:span text:style-name="T2">&gt;&gt;&gt; </text:span><text:span text:style-name="Strong_20_Emphasis"><text:span text:style-name="T2">'z' in name</text:span></text:span></text:p>
      <text:p text:style-name="P4">False</text:p>
      <text:p text:style-name="P5"><text:span text:style-name="T2">&gt;&gt;&gt; </text:span><text:span text:style-name="Strong_20_Emphasis"><text:span text:style-name="T2">'p' not in name</text:span></text:span></text:p>
      <text:p text:style-name="P4">False</text:p>
      <text:p text:style-name="P5"><text:span text:style-name="T2">&gt;&gt;&gt; </text:span><text:span text:style-name="Strong_20_Emphasis"><text:span text:style-name="T2">for i in name:</text:span></text:span></text:p>
      <text:p text:style-name="P5"><text:span text:style-name="T3"><text:s text:c="8"/></text:span><text:span text:style-name="Strong_20_Emphasis"><text:span text:style-name="T2">print('* * * ' + i + ' * * *')</text:span></text:span></text:p>
      <text:p text:style-name="P5"/>
      <text:p text:style-name="P4">* * * Z * * *</text:p>
      <text:p text:style-name="P4">* * * o * * *</text:p>
      <text:p text:style-name="P4">* * * p * * *</text:p>
      <text:p text:style-name="P4">* * * h * * *</text:p>
      <text:p text:style-name="P4">* * * i * * *</text:p>
      <text:p text:style-name="P9">* * * e * * *</text:p>
      <text:h text:style-name="P1" text:outline-level="2"><text:bookmark text:name="calibre_link-125"/>Mutable and Immutable Data Types</text:h>
      <text:p text:style-name="P30"><text:span text:style-name="T2">But lists and strings are different in an important way. A list value is a </text:span><text:span text:style-name="Emphasis"><text:span text:style-name="T2">mutable</text:span></text:span><text:span text:style-name="T2">data type: It can have values added, removed, or changed. However, a string is </text:span><text:span text:style-name="Emphasis"><text:span text:style-name="T2">immutable</text:span></text:span><text:span text:style-name="T2">: It cannot be changed. Trying to reassign a single character in a string results in a </text:span><text:span text:style-name="Source_20_Text"><text:span text:style-name="T2">TypeError</text:span></text:span><text:span text:style-name="T2"> error, as you can see by entering the following into the interactive shell:</text:span></text:p>
      <text:p text:style-name="P5"><text:bookmark text:name="calibre_link-2303"/><text:span text:style-name="T2">&gt;&gt;&gt; </text:span><text:span text:style-name="Strong_20_Emphasis"><text:span text:style-name="T2">name = 'Zophie a cat'</text:span></text:span></text:p>
      <text:p text:style-name="P5"><text:span text:style-name="T2">&gt;&gt;&gt; </text:span><text:span text:style-name="Strong_20_Emphasis"><text:span text:style-name="T2">name[7] = 'the'</text:span></text:span></text:p>
      <text:p text:style-name="P4">Traceback (most recent call last):</text:p>
      <text:p text:style-name="P2"><text:s text:c="2"/><text:span text:style-name="T1">File "&lt;pyshell#50&gt;", line 1, in &lt;module&gt;</text:span></text:p>
      <text:p text:style-name="P2"><text:s text:c="4"/><text:span text:style-name="T1">name[7] = 'the'</text:span></text:p>
      <text:p text:style-name="P9">TypeError: 'str' object does not support item assignment</text:p>
      <text:p text:style-name="P30"><text:span text:style-name="T2">The proper way to “mutate” a string is to use slicing and concatenation to build a </text:span><text:span text:style-name="Emphasis"><text:span text:style-name="T2">new</text:span></text:span><text:span text:style-name="T2"> string by copying from parts of the old string. Enter the following into the interactive shell:</text:span></text:p>
      <text:p text:style-name="P5"><text:bookmark text:name="calibre_link-2304"/><text:span text:style-name="T2">&gt;&gt;&gt; </text:span><text:span text:style-name="Strong_20_Emphasis"><text:span text:style-name="T2">name = 'Zophie a cat'</text:span></text:span></text:p>
      <text:p text:style-name="P5"><text:span text:style-name="T2">&gt;&gt;&gt; </text:span><text:span text:style-name="Strong_20_Emphasis"><text:span text:style-name="T2">newName = name[0:7] + 'the' + name[8:12]</text:span></text:span></text:p>
      <text:p text:style-name="P5"><text:span text:style-name="T2">&gt;&gt;&gt; </text:span><text:span text:style-name="Strong_20_Emphasis"><text:span text:style-name="T2">name</text:span></text:span></text:p>
      <text:p text:style-name="P4">'Zophie a cat'</text:p>
      <text:p text:style-name="P5"><text:span text:style-name="T2">&gt;&gt;&gt; </text:span><text:span text:style-name="Strong_20_Emphasis"><text:span text:style-name="T2">newName</text:span></text:span></text:p>
      <text:p text:style-name="P9">'Zophie the cat'</text:p>
      <text:p text:style-name="P30"><text:soft-page-break/><text:span text:style-name="T2">We used </text:span><text:span text:style-name="Source_20_Text"><text:span text:style-name="T2">[0:7]</text:span></text:span><text:span text:style-name="T2"> and </text:span><text:span text:style-name="Source_20_Text"><text:span text:style-name="T2">[8:12]</text:span></text:span><text:span text:style-name="T2"> to refer to the characters that we don’t wish to replace. Notice that the original </text:span><text:span text:style-name="Source_20_Text"><text:span text:style-name="T2">'Zophie a cat'</text:span></text:span><text:span text:style-name="T2"> string is not modified because strings are immutable.</text:span></text:p>
      <text:p text:style-name="P30"><text:span text:style-name="T2">Although a list value </text:span><text:span text:style-name="Emphasis"><text:span text:style-name="T2">is</text:span></text:span><text:span text:style-name="T2"> mutable, the second line in the following code does not modify the list </text:span><text:span text:style-name="Source_20_Text"><text:span text:style-name="T2">eggs</text:span></text:span><text:span text:style-name="T2">:</text:span></text:p>
      <text:p text:style-name="P5"><text:bookmark text:name="calibre_link-2305"/><text:span text:style-name="T2">&gt;&gt;&gt; </text:span><text:span text:style-name="Strong_20_Emphasis"><text:span text:style-name="T2">eggs = [1, 2, 3]</text:span></text:span></text:p>
      <text:p text:style-name="P5"><text:span text:style-name="T2">&gt;&gt;&gt; </text:span><text:span text:style-name="Strong_20_Emphasis"><text:span text:style-name="T2">eggs = [4, 5, 6]</text:span></text:span></text:p>
      <text:p text:style-name="P5"><text:span text:style-name="T2">&gt;&gt;&gt; </text:span><text:span text:style-name="Strong_20_Emphasis"><text:span text:style-name="T2">eggs</text:span></text:span></text:p>
      <text:p text:style-name="P9">[4, 5, 6]</text:p>
      <text:p text:style-name="P30"><text:span text:style-name="T2">The list value in </text:span><text:span text:style-name="Source_20_Text"><text:span text:style-name="T2">eggs</text:span></text:span><text:span text:style-name="T2"> isn’t being changed here; rather, an entirely new and different list value (</text:span><text:span text:style-name="Source_20_Text"><text:span text:style-name="T2">[4, 5, 6]</text:span></text:span><text:span text:style-name="T2">) is overwriting the old list value (</text:span><text:span text:style-name="Source_20_Text"><text:span text:style-name="T2">[1, 2, 3]</text:span></text:span><text:span text:style-name="T2">). This is depicted in </text:span><text:a xlink:type="simple" xlink:href="https://automatetheboringstuff.com/chapter4/#calibre_link-126" text:style-name="Internet_20_link" text:visited-style-name="Visited_20_Internet_20_Link"><text:span text:style-name="T4">Figure 4-2</text:span></text:a><text:span text:style-name="T2">.</text:span></text:p>
      <text:p text:style-name="P30"><text:span text:style-name="T2">If you wanted to actually modify the original list in </text:span><text:span text:style-name="Source_20_Text"><text:span text:style-name="T2">eggs</text:span></text:span><text:span text:style-name="T2"> to contain </text:span><text:span text:style-name="Source_20_Text"><text:span text:style-name="T2">[4, 5, 6]</text:span></text:span><text:span text:style-name="T2">, you would have to do something like this:</text:span></text:p>
      <text:p text:style-name="P5"><text:bookmark text:name="calibre_link-2306"/><text:span text:style-name="T2">&gt;&gt;&gt; </text:span><text:span text:style-name="Strong_20_Emphasis"><text:span text:style-name="T2">eggs = [1, 2, 3]</text:span></text:span></text:p>
      <text:p text:style-name="P5"><text:span text:style-name="T2">&gt;&gt;&gt; </text:span><text:span text:style-name="Strong_20_Emphasis"><text:span text:style-name="T2">del eggs[2]</text:span></text:span></text:p>
      <text:p text:style-name="P5"><text:span text:style-name="T2">&gt;&gt;&gt; </text:span><text:span text:style-name="Strong_20_Emphasis"><text:span text:style-name="T2">del eggs[1]</text:span></text:span></text:p>
      <text:p text:style-name="P5"><text:span text:style-name="T2">&gt;&gt;&gt; </text:span><text:span text:style-name="Strong_20_Emphasis"><text:span text:style-name="T2">del eggs[0]</text:span></text:span></text:p>
      <text:p text:style-name="P5"><text:span text:style-name="T2">&gt;&gt;&gt; </text:span><text:span text:style-name="Strong_20_Emphasis"><text:span text:style-name="T2">eggs.append(4)</text:span></text:span></text:p>
      <text:p text:style-name="P5"><text:span text:style-name="T2">&gt;&gt;&gt; </text:span><text:span text:style-name="Strong_20_Emphasis"><text:span text:style-name="T2">eggs.append(5)</text:span></text:span></text:p>
      <text:p text:style-name="P5"><text:span text:style-name="T2">&gt;&gt;&gt; </text:span><text:span text:style-name="Strong_20_Emphasis"><text:span text:style-name="T2">eggs.append(6)</text:span></text:span></text:p>
      <text:p text:style-name="P5"><text:span text:style-name="T2">&gt;&gt;&gt; </text:span><text:span text:style-name="Strong_20_Emphasis"><text:span text:style-name="T2">eggs</text:span></text:span></text:p>
      <text:p text:style-name="P9">[4, 5, 6]</text:p>
      <text:p text:style-name="P28"><text:bookmark text:name="calibre_link-2307"/><text:bookmark text:name="calibre_link-126"/><draw:frame draw:style-name="fr1" draw:name="graphics25" text:anchor-type="as-char" svg:width="0.7862in" svg:height="0.3929in" draw:z-index="24"><draw:image xlink:href="https://automatetheboringstuff.com/images/000076.jpg" xlink:type="simple" xlink:show="embed" xlink:actuate="onLoad"/><svg:title>When eggs = [4, 5, 6] is executed, the contents of eggs are replaced with a new list value.</svg:title></draw:frame></text:p>
      <text:p text:style-name="P30"><text:span text:style-name="T2">Figure 4-2. When </text:span><text:span text:style-name="Source_20_Text"><text:span text:style-name="T2">eggs = [4, 5, 6]</text:span></text:span><text:span text:style-name="T2"> is executed, the contents of </text:span><text:span text:style-name="Source_20_Text"><text:span text:style-name="T2">eggs</text:span></text:span><text:span text:style-name="T2"> are replaced with a new list value.</text:span></text:p>
      <text:p text:style-name="P30"><text:span text:style-name="T2">In the first example, the list value that </text:span><text:span text:style-name="Source_20_Text"><text:span text:style-name="T2">eggs</text:span></text:span><text:span text:style-name="T2"> ends up with is the same list value it started with. It’s just that this list has been changed, rather than overwritten. </text:span><text:a xlink:type="simple" xlink:href="https://automatetheboringstuff.com/chapter4/#calibre_link-127" text:style-name="Internet_20_link" text:visited-style-name="Visited_20_Internet_20_Link"><text:span text:style-name="T4">Figure 4-3</text:span></text:a><text:span text:style-name="T2"> depicts the seven changes made by the first seven lines in the previous interactive shell example.</text:span></text:p>
      <text:p text:style-name="P28"><text:bookmark text:name="calibre_link-2308"/><text:bookmark text:name="calibre_link-127"/><draw:frame draw:style-name="fr1" draw:name="graphics26" text:anchor-type="as-char" svg:width="0.7862in" svg:height="0.3929in" draw:z-index="25"><draw:image xlink:href="https://automatetheboringstuff.com/images/000078.jpg" xlink:type="simple" xlink:show="embed" xlink:actuate="onLoad"/><svg:title>The del statement and the append() method modify the same list value in place.</svg:title></draw:frame></text:p>
      <text:p text:style-name="P30"><text:span text:style-name="T2">Figure 4-3. The </text:span><text:span text:style-name="Source_20_Text"><text:span text:style-name="T2">del</text:span></text:span><text:span text:style-name="T2"> statement and the </text:span><text:span text:style-name="Source_20_Text"><text:span text:style-name="T2">append()</text:span></text:span><text:span text:style-name="T2"> method modify the same list value in place.</text:span></text:p>
      <text:p text:style-name="P30"><text:bookmark text:name="calibre_link-1742"/><text:bookmark text:name="calibre_link-1207"/><text:bookmark text:name="calibre_link-416"/><text:bookmark text:name="calibre_link-182"/><text:soft-page-break/><text:span text:style-name="T2">Changing a value of a mutable data type (like what the </text:span><text:span text:style-name="Source_20_Text"><text:span text:style-name="T2">del</text:span></text:span><text:span text:style-name="T2"> statement and </text:span><text:span text:style-name="Source_20_Text"><text:span text:style-name="T2">append()</text:span></text:span><text:span text:style-name="T2">method do in the previous example) changes the value in place, since the variable’s value is not replaced with a new list value.</text:span></text:p>
      <text:p text:style-name="P30"><text:span text:style-name="T2">Mutable versus immutable types may seem like a meaningless distinction, but </text:span><text:a xlink:type="simple" xlink:href="https://automatetheboringstuff.com/chapter4/#calibre_link-128" text:style-name="Internet_20_link" text:visited-style-name="Visited_20_Internet_20_Link"><text:span text:style-name="T4">Passing References</text:span></text:a><text:span text:style-name="T2"> will explain the different behavior when calling functions with mutable arguments versus immutable arguments. But first, let’s find out about the tuple data type, which is an immutable form of the list data type.</text:span></text:p>
      <text:h text:style-name="P1" text:outline-level="2"><text:bookmark text:name="calibre_link-2309"/>The Tuple Data Type</text:h>
      <text:p text:style-name="P30"><text:span text:style-name="T2">The </text:span><text:span text:style-name="Emphasis"><text:span text:style-name="T2">tuple</text:span></text:span><text:span text:style-name="T2"> data type is almost identical to the list data type, except in two ways. First, tuples are typed with parentheses, </text:span><text:span text:style-name="Source_20_Text"><text:span text:style-name="T2">(</text:span></text:span><text:span text:style-name="T2"> and </text:span><text:span text:style-name="Source_20_Text"><text:span text:style-name="T2">)</text:span></text:span><text:span text:style-name="T2">, instead of square brackets, </text:span><text:span text:style-name="Source_20_Text"><text:span text:style-name="T2">[</text:span></text:span><text:span text:style-name="T2"> and </text:span><text:span text:style-name="Source_20_Text"><text:span text:style-name="T2">]</text:span></text:span><text:span text:style-name="T2">. For example, enter the following into the interactive shell:</text:span></text:p>
      <text:p text:style-name="P5"><text:bookmark text:name="calibre_link-2310"/><text:span text:style-name="T2">&gt;&gt;&gt; </text:span><text:span text:style-name="Strong_20_Emphasis"><text:span text:style-name="T2">eggs = ('hello', 42, 0.5)</text:span></text:span></text:p>
      <text:p text:style-name="P5"><text:span text:style-name="T2">&gt;&gt;&gt; </text:span><text:span text:style-name="Strong_20_Emphasis"><text:span text:style-name="T2">eggs[0]</text:span></text:span></text:p>
      <text:p text:style-name="P4">'hello'</text:p>
      <text:p text:style-name="P5"><text:span text:style-name="T2">&gt;&gt;&gt; </text:span><text:span text:style-name="Strong_20_Emphasis"><text:span text:style-name="T2">eggs[1:3]</text:span></text:span></text:p>
      <text:p text:style-name="P4">(42, 0.5)</text:p>
      <text:p text:style-name="P5"><text:span text:style-name="T2">&gt;&gt;&gt; </text:span><text:span text:style-name="Strong_20_Emphasis"><text:span text:style-name="T2">len(eggs)</text:span></text:span></text:p>
      <text:p text:style-name="P9">3</text:p>
      <text:p text:style-name="P30"><text:span text:style-name="T2">But the main way that tuples are different from lists is that tuples, like strings, are immutable. Tuples cannot have their values modified, appended, or removed. Enter the following into the interactive shell, and look at the </text:span><text:span text:style-name="Source_20_Text"><text:span text:style-name="T2">TypeError</text:span></text:span><text:span text:style-name="T2"> error message:</text:span></text:p>
      <text:p text:style-name="P5"><text:bookmark text:name="calibre_link-2311"/><text:span text:style-name="T2">&gt;&gt;&gt; </text:span><text:span text:style-name="Strong_20_Emphasis"><text:span text:style-name="T2">eggs = ('hello', 42, 0.5)</text:span></text:span></text:p>
      <text:p text:style-name="P5"><text:span text:style-name="T2">&gt;&gt;&gt; </text:span><text:span text:style-name="Strong_20_Emphasis"><text:span text:style-name="T2">eggs[1] = 99</text:span></text:span></text:p>
      <text:p text:style-name="P4">Traceback (most recent call last):</text:p>
      <text:p text:style-name="P2"><text:s text:c="2"/><text:span text:style-name="T1">File "&lt;pyshell#5&gt;", line 1, in &lt;module&gt;</text:span></text:p>
      <text:p text:style-name="P2"><text:s text:c="4"/><text:span text:style-name="T1">eggs[1] = 99</text:span></text:p>
      <text:p text:style-name="P9">TypeError: 'tuple' object does not support item assignment</text:p>
      <text:p text:style-name="P30"><text:bookmark text:name="calibre_link-1792"/><text:bookmark text:name="calibre_link-1743"/><text:bookmark text:name="calibre_link-1632"/><text:bookmark text:name="calibre_link-1446"/><text:bookmark text:name="calibre_link-1004"/><text:bookmark text:name="calibre_link-418"/><text:bookmark text:name="calibre_link-417"/><text:span text:style-name="T2">If you have only one value in your tuple, you can indicate this by placing a trailing comma after the value inside the parentheses. Otherwise, Python will think you’ve just typed a value inside regular parentheses. The comma is what lets Python know this is a tuple value. (Unlike some other programming languages, in Python it’s fine to have a trailing comma after the last item in a list or tuple.) Enter the following </text:span><text:span text:style-name="Source_20_Text"><text:span text:style-name="T2">type()</text:span></text:span><text:span text:style-name="T2"> function calls into the interactive shell to see the distinction:</text:span></text:p>
      <text:p text:style-name="P5"><text:bookmark text:name="calibre_link-2312"/><text:span text:style-name="T2">&gt;&gt;&gt; </text:span><text:span text:style-name="Strong_20_Emphasis"><text:span text:style-name="T2">type(('hello',))</text:span></text:span></text:p>
      <text:p text:style-name="P4"><text:soft-page-break/>&lt;class 'tuple'&gt;</text:p>
      <text:p text:style-name="P5"><text:span text:style-name="T2">&gt;&gt;&gt; </text:span><text:span text:style-name="Strong_20_Emphasis"><text:span text:style-name="T2">type(('hello'))</text:span></text:span></text:p>
      <text:p text:style-name="P9">&lt;class 'str'&gt;</text:p>
      <text:p text:style-name="P29">You can use tuples to convey to anyone reading your code that you don’t intend for that sequence of values to change. If you need an ordered sequence of values that never changes, use a tuple. A second benefit of using tuples instead of lists is that, because they are immutable and their contents don’t change, Python can implement some optimizations that make code using tuples slightly faster than code using lists.</text:p>
      <text:h text:style-name="P21" text:outline-level="2">Converting Types with the list() and tuple() Functions</text:h>
      <text:p text:style-name="P30"><text:span text:style-name="T2">Just like how </text:span><text:span text:style-name="Source_20_Text"><text:span text:style-name="T2">str(42)</text:span></text:span><text:span text:style-name="T2"> will return </text:span><text:span text:style-name="Source_20_Text"><text:span text:style-name="T2">'42'</text:span></text:span><text:span text:style-name="T2">, the string representation of the integer </text:span><text:span text:style-name="Source_20_Text"><text:span text:style-name="T2">42</text:span></text:span><text:span text:style-name="T2">, the functions </text:span><text:span text:style-name="Source_20_Text"><text:span text:style-name="T2">list()</text:span></text:span><text:span text:style-name="T2"> and </text:span><text:span text:style-name="Source_20_Text"><text:span text:style-name="T2">tuple()</text:span></text:span><text:span text:style-name="T2"> will return list and tuple versions of the values passed to them. Enter the following into the interactive shell, and notice that the return value is of a different data type than the value passed:</text:span></text:p>
      <text:p text:style-name="P5"><text:bookmark text:name="calibre_link-2314"/><text:span text:style-name="T2">&gt;&gt;&gt; </text:span><text:span text:style-name="Strong_20_Emphasis"><text:span text:style-name="T2">tuple(['cat', 'dog', 5])</text:span></text:span></text:p>
      <text:p text:style-name="P4">('cat', 'dog', 5)</text:p>
      <text:p text:style-name="P5"><text:span text:style-name="T2">&gt;&gt;&gt; </text:span><text:span text:style-name="Strong_20_Emphasis"><text:span text:style-name="T2">list(('cat', 'dog', 5))</text:span></text:span></text:p>
      <text:p text:style-name="P4">['cat', 'dog', 5]</text:p>
      <text:p text:style-name="P5"><text:span text:style-name="T2">&gt;&gt;&gt; </text:span><text:span text:style-name="Strong_20_Emphasis"><text:span text:style-name="T2">list('hello')</text:span></text:span></text:p>
      <text:p text:style-name="P9">['h', 'e', 'l', 'l', 'o']</text:p>
      <text:p text:style-name="P29">Converting a tuple to a list is handy if you need a mutable version of a tuple value.</text:p>
      <text:h text:style-name="P15" text:outline-level="1"><text:bookmark text:name="calibre_link-2315"/>References</text:h>
      <text:p text:style-name="P29">As you’ve seen, variables store strings and integer values. Enter the following into the interactive shell:</text:p>
      <text:p text:style-name="P5"><text:bookmark text:name="calibre_link-2316"/><text:span text:style-name="T2">&gt;&gt;&gt; </text:span><text:span text:style-name="Strong_20_Emphasis"><text:span text:style-name="T2">spam = 42</text:span></text:span></text:p>
      <text:p text:style-name="P5"><text:span text:style-name="T2">&gt;&gt;&gt; </text:span><text:span text:style-name="Strong_20_Emphasis"><text:span text:style-name="T2">cheese = spam</text:span></text:span></text:p>
      <text:p text:style-name="P5"><text:span text:style-name="T2">&gt;&gt;&gt; </text:span><text:span text:style-name="Strong_20_Emphasis"><text:span text:style-name="T2">spam = 100</text:span></text:span></text:p>
      <text:p text:style-name="P5"><text:span text:style-name="T2">&gt;&gt;&gt; </text:span><text:span text:style-name="Strong_20_Emphasis"><text:span text:style-name="T2">spam</text:span></text:span></text:p>
      <text:p text:style-name="P4">100</text:p>
      <text:p text:style-name="P5"><text:span text:style-name="T2">&gt;&gt;&gt; </text:span><text:span text:style-name="Strong_20_Emphasis"><text:span text:style-name="T2">cheese</text:span></text:span></text:p>
      <text:p text:style-name="P9">42</text:p>
      <text:p text:style-name="P30"><text:span text:style-name="T2">You assign </text:span><text:span text:style-name="Source_20_Text"><text:span text:style-name="T2">42</text:span></text:span><text:span text:style-name="T2"> to the </text:span><text:span text:style-name="Source_20_Text"><text:span text:style-name="T2">spam</text:span></text:span><text:span text:style-name="T2"> variable, and then you copy the value in </text:span><text:span text:style-name="Source_20_Text"><text:span text:style-name="T2">spam</text:span></text:span><text:span text:style-name="T2"> and assign it to the variable </text:span><text:span text:style-name="Source_20_Text"><text:span text:style-name="T2">cheese</text:span></text:span><text:span text:style-name="T2">. When you later change the value </text:span><text:soft-page-break/><text:span text:style-name="T2">in </text:span><text:span text:style-name="Source_20_Text"><text:span text:style-name="T2">spam</text:span></text:span><text:span text:style-name="T2"> to </text:span><text:span text:style-name="Source_20_Text"><text:span text:style-name="T2">100</text:span></text:span><text:span text:style-name="T2">, this doesn’t affect the value in </text:span><text:span text:style-name="Source_20_Text"><text:span text:style-name="T2">cheese</text:span></text:span><text:span text:style-name="T2">. This is because </text:span><text:span text:style-name="Source_20_Text"><text:span text:style-name="T2">spam</text:span></text:span><text:span text:style-name="T2"> and </text:span><text:span text:style-name="Source_20_Text"><text:span text:style-name="T2">cheese</text:span></text:span><text:span text:style-name="T2"> are different variables that store different values.</text:span></text:p>
      <text:p text:style-name="P30"><text:span text:style-name="T2">But lists don’t work this way. When you assign a list to a variable, you are actually assigning a list </text:span><text:span text:style-name="Emphasis"><text:span text:style-name="T2">reference</text:span></text:span><text:span text:style-name="T2"> to the variable. A reference is a value that points to some bit of data, and a list reference is a value that points to a list. Here is some code that will make this distinction easier to understand. Enter this into the interactive shell:</text:span></text:p>
      <text:p text:style-name="P5"><text:bookmark text:name="calibre_link-2317"/><text:span text:style-name="T3">❶ </text:span><text:span text:style-name="T2">&gt;&gt;&gt; </text:span><text:span text:style-name="Strong_20_Emphasis"><text:span text:style-name="T2">spam = [0, 1, 2, 3, 4, 5]</text:span></text:span></text:p>
      <text:p text:style-name="P5"><text:span text:style-name="T3">❷ </text:span><text:span text:style-name="T2">&gt;&gt;&gt; </text:span><text:span text:style-name="Strong_20_Emphasis"><text:span text:style-name="T2">cheese = spam</text:span></text:span></text:p>
      <text:p text:style-name="P5"><text:span text:style-name="T3">❸ </text:span><text:span text:style-name="T2">&gt;&gt;&gt; </text:span><text:span text:style-name="Strong_20_Emphasis"><text:span text:style-name="T2">cheese[1] = 'Hello!'</text:span></text:span></text:p>
      <text:p text:style-name="P5"><text:span text:style-name="T3"><text:s text:c="3"/></text:span><text:span text:style-name="T2">&gt;&gt;&gt; </text:span><text:span text:style-name="Strong_20_Emphasis"><text:span text:style-name="T2">spam</text:span></text:span></text:p>
      <text:p text:style-name="P2"><text:s text:c="3"/><text:span text:style-name="T1">[0, 'Hello!', 2, 3, 4, 5]</text:span></text:p>
      <text:p text:style-name="P5"><text:span text:style-name="T3"><text:s text:c="3"/></text:span><text:span text:style-name="T2">&gt;&gt;&gt; </text:span><text:span text:style-name="Strong_20_Emphasis"><text:span text:style-name="T2">cheese</text:span></text:span></text:p>
      <text:p text:style-name="P7"><text:s text:c="3"/><text:span text:style-name="T1">[0, 'Hello!', 2, 3, 4, 5]</text:span></text:p>
      <text:p text:style-name="P30"><text:span text:style-name="T2">This might look odd to you. The code changed only the </text:span><text:span text:style-name="Source_20_Text"><text:span text:style-name="T2">cheese</text:span></text:span><text:span text:style-name="T2"> list, but it seems that both the </text:span><text:span text:style-name="Source_20_Text"><text:span text:style-name="T2">cheese</text:span></text:span><text:span text:style-name="T2"> and </text:span><text:span text:style-name="Source_20_Text"><text:span text:style-name="T2">spam</text:span></text:span><text:span text:style-name="T2"> lists have changed.</text:span></text:p>
      <text:p text:style-name="P30"><text:span text:style-name="T2">When you create the list ❶, you assign a reference to it in the </text:span><text:span text:style-name="Source_20_Text"><text:span text:style-name="T2">spam</text:span></text:span><text:span text:style-name="T2"> variable. But the next line ❷ copies only the list reference in </text:span><text:span text:style-name="Source_20_Text"><text:span text:style-name="T2">spam</text:span></text:span><text:span text:style-name="T2"> to </text:span><text:span text:style-name="Source_20_Text"><text:span text:style-name="T2">cheese</text:span></text:span><text:span text:style-name="T2">, not the list value itself. This means the values stored in </text:span><text:span text:style-name="Source_20_Text"><text:span text:style-name="T2">spam</text:span></text:span><text:span text:style-name="T2"> and </text:span><text:span text:style-name="Source_20_Text"><text:span text:style-name="T2">cheese</text:span></text:span><text:span text:style-name="T2"> now both refer to the same list. There is only one underlying list because the list itself was never actually copied. So when you modify the first element of </text:span><text:span text:style-name="Source_20_Text"><text:span text:style-name="T2">cheese</text:span></text:span><text:span text:style-name="T2"> ❸, you are modifying the same list that </text:span><text:span text:style-name="Source_20_Text"><text:span text:style-name="T2">spam</text:span></text:span><text:span text:style-name="T2"> refers to.</text:span></text:p>
      <text:p text:style-name="P30"><text:span text:style-name="T2">Remember that variables are like boxes that contain values. The previous figures in this chapter show that lists in boxes aren’t exactly accurate because list variables don’t actually contain lists—they contain </text:span><text:span text:style-name="Emphasis"><text:span text:style-name="T2">references</text:span></text:span><text:span text:style-name="T2"> to lists. (These references will have ID numbers that Python uses internally, but you can ignore them.) Using boxes as a metaphor for variables, </text:span><text:a xlink:type="simple" xlink:href="https://automatetheboringstuff.com/chapter4/#calibre_link-129" text:style-name="Internet_20_link" text:visited-style-name="Visited_20_Internet_20_Link"><text:span text:style-name="T4">Figure 4-4</text:span></text:a><text:span text:style-name="T2"> shows what happens when a list is assigned to the </text:span><text:span text:style-name="Source_20_Text"><text:span text:style-name="T2">spam</text:span></text:span><text:span text:style-name="T2"> variable.</text:span></text:p>
      <text:p text:style-name="P28"><text:bookmark text:name="calibre_link-2318"/><text:bookmark text:name="calibre_link-129"/><draw:frame draw:style-name="fr1" draw:name="graphics27" text:anchor-type="as-char" svg:width="0.7862in" svg:height="0.3929in" draw:z-index="26"><draw:image xlink:href="https://automatetheboringstuff.com/images/000081.jpg" xlink:type="simple" xlink:show="embed" xlink:actuate="onLoad"/><svg:title>spam = [0, 1, 2, 3, 4, 5] stores a reference to a list, not the actual list.</svg:title></draw:frame></text:p>
      <text:p text:style-name="P30"><text:span text:style-name="T2">Figure 4-4. </text:span><text:span text:style-name="Source_20_Text"><text:span text:style-name="T2">spam = [0, 1, 2, 3, 4, 5]</text:span></text:span><text:span text:style-name="T2"> stores a reference to a list, not the actual list.</text:span></text:p>
      <text:p text:style-name="P30"><text:span text:style-name="T2">Then, in </text:span><text:a xlink:type="simple" xlink:href="https://automatetheboringstuff.com/chapter4/#calibre_link-130" text:style-name="Internet_20_link" text:visited-style-name="Visited_20_Internet_20_Link"><text:span text:style-name="T4">Figure 4-5</text:span></text:a><text:span text:style-name="T2">, the reference in </text:span><text:span text:style-name="Source_20_Text"><text:span text:style-name="T2">spam</text:span></text:span><text:span text:style-name="T2"> is copied to </text:span><text:span text:style-name="Source_20_Text"><text:span text:style-name="T2">cheese</text:span></text:span><text:span text:style-name="T2">. Only a new reference was created and stored in </text:span><text:span text:style-name="Source_20_Text"><text:span text:style-name="T2">cheese</text:span></text:span><text:span text:style-name="T2">, not a new list. Note how both references refer to the same list.</text:span></text:p>
      <text:p text:style-name="P28"><text:bookmark text:name="calibre_link-2319"/><text:bookmark text:name="calibre_link-130"/><draw:frame draw:style-name="fr1" draw:name="graphics28" text:anchor-type="as-char" svg:width="0.7862in" svg:height="0.3929in" draw:z-index="27"><draw:image xlink:href="https://automatetheboringstuff.com/images/000082.jpg" xlink:type="simple" xlink:show="embed" xlink:actuate="onLoad"/><svg:title>spam = cheese copies the reference, not the list.</svg:title></draw:frame></text:p>
      <text:p text:style-name="P30"><text:span text:style-name="T2">Figure 4-5. </text:span><text:span text:style-name="Source_20_Text"><text:span text:style-name="T2">spam = cheese</text:span></text:span><text:span text:style-name="T2"> copies the reference, not the list.</text:span></text:p>
      <text:p text:style-name="P30"><text:soft-page-break/><text:span text:style-name="T2">When you alter the list that </text:span><text:span text:style-name="Source_20_Text"><text:span text:style-name="T2">cheese</text:span></text:span><text:span text:style-name="T2"> refers to, the list that </text:span><text:span text:style-name="Source_20_Text"><text:span text:style-name="T2">spam</text:span></text:span><text:span text:style-name="T2"> refers to is also changed, because both </text:span><text:span text:style-name="Source_20_Text"><text:span text:style-name="T2">cheese</text:span></text:span><text:span text:style-name="T2"> and </text:span><text:span text:style-name="Source_20_Text"><text:span text:style-name="T2">spam</text:span></text:span><text:span text:style-name="T2"> refer to the same list. You can see this in </text:span><text:a xlink:type="simple" xlink:href="https://automatetheboringstuff.com/chapter4/#calibre_link-131" text:style-name="Internet_20_link" text:visited-style-name="Visited_20_Internet_20_Link"><text:span text:style-name="T4">Figure 4-6</text:span></text:a><text:span text:style-name="T2">.</text:span></text:p>
      <text:p text:style-name="P28"><text:bookmark text:name="calibre_link-2320"/><text:bookmark text:name="calibre_link-131"/><draw:frame draw:style-name="fr1" draw:name="graphics29" text:anchor-type="as-char" svg:width="0.7862in" svg:height="0.3929in" draw:z-index="28"><draw:image xlink:href="https://automatetheboringstuff.com/images/000071.jpg" xlink:type="simple" xlink:show="embed" xlink:actuate="onLoad"/><svg:title>cheese[1] = 'Hello!' modifies the list that both variables refer to.</svg:title></draw:frame></text:p>
      <text:p text:style-name="P30"><text:span text:style-name="T2">Figure 4-6. </text:span><text:span text:style-name="Source_20_Text"><text:span text:style-name="T2">cheese[1] = 'Hello!'</text:span></text:span><text:span text:style-name="T2"> modifies the list that both variables refer to.</text:span></text:p>
      <text:p text:style-name="P29">Variables will contain references to list values rather than list values themselves. But for strings and integer values, variables simply contain the string or integer value. Python uses references whenever variables must store values of mutable data types, such as lists or dictionaries. For values of immutable data types such as strings, integers, or tuples, Python variables will store the value itself.</text:p>
      <text:p text:style-name="P29">Although Python variables technically contain references to list or dictionary values, people often casually say that the variable contains the list or dictionary.</text:p>
      <text:h text:style-name="P1" text:outline-level="2"><text:bookmark text:name="calibre_link-128"/>Passing References</text:h>
      <text:p text:style-name="P30"><text:bookmark text:name="calibre_link-1447"/><text:bookmark text:name="calibre_link-1211"/><text:bookmark text:name="calibre_link-1006"/><text:bookmark text:name="calibre_link-1005"/><text:bookmark text:name="calibre_link-460"/><text:bookmark text:name="calibre_link-459"/><text:bookmark text:name="calibre_link-451"/><text:bookmark text:name="calibre_link-369"/><text:span text:style-name="T2">References are particularly important for understanding how arguments get passed to functions. When a function is called, the values of the arguments are copied to the parameter variables. For lists (and dictionaries, which I’ll describe in the next chapter), this means a copy of the reference is used for the parameter. To see the consequences of this, open a new file editor window, enter the following code, and save it as </text:span><text:span text:style-name="Emphasis"><text:span text:style-name="T2">passingReference.py</text:span></text:span><text:span text:style-name="T2">:</text:span></text:p>
      <text:p text:style-name="P4"><text:bookmark text:name="calibre_link-2321"/>def eggs(someParameter):</text:p>
      <text:p text:style-name="P2"><text:s text:c="4"/><text:span text:style-name="T1">someParameter.append('Hello')</text:span></text:p>
      <text:p text:style-name="P5"/>
      <text:p text:style-name="P4">spam = [1, 2, 3]</text:p>
      <text:p text:style-name="P4">eggs(spam)</text:p>
      <text:p text:style-name="P9">print(spam)</text:p>
      <text:p text:style-name="P30"><text:span text:style-name="T2">Notice that when </text:span><text:span text:style-name="Source_20_Text"><text:span text:style-name="T2">eggs()</text:span></text:span><text:span text:style-name="T2"> is called, a return value is not used to assign a new value to </text:span><text:span text:style-name="Source_20_Text"><text:span text:style-name="T2">spam</text:span></text:span><text:span text:style-name="T2">. Instead, it modifies the list in place, directly. When run, this program produces the following output:</text:span></text:p>
      <text:p text:style-name="P9"><text:bookmark text:name="calibre_link-2322"/>[1, 2, 3, 'Hello']</text:p>
      <text:p text:style-name="P30"><text:span text:style-name="T2">Even though </text:span><text:span text:style-name="Source_20_Text"><text:span text:style-name="T2">spam</text:span></text:span><text:span text:style-name="T2"> and </text:span><text:span text:style-name="Source_20_Text"><text:span text:style-name="T2">someParameter</text:span></text:span><text:span text:style-name="T2"> contain separate references, they both refer to the same list. This is why the </text:span><text:span text:style-name="Source_20_Text"><text:span text:style-name="T2">append('Hello')</text:span></text:span><text:span text:style-name="T2"> method call inside the function affects the list even after the function call has returned.</text:span></text:p>
      <text:p text:style-name="P29"><text:soft-page-break/>Keep this behavior in mind: Forgetting that Python handles list and dictionary variables this way can lead to confusing bugs.</text:p>
      <text:h text:style-name="P1" text:outline-level="2"><text:bookmark text:name="calibre_link-2323"/>The copy Module’s copy() and deepcopy() Functions</text:h>
      <text:p text:style-name="P30"><text:span text:style-name="T2">Although passing around references is often the handiest way to deal with lists and dictionaries, if the function modifies the list or dictionary that is passed, you may not want these changes in the original list or dictionary value. For this, Python provides a module named </text:span><text:span text:style-name="Source_20_Text"><text:span text:style-name="T2">copy</text:span></text:span><text:span text:style-name="T2"> that provides both the </text:span><text:span text:style-name="Source_20_Text"><text:span text:style-name="T2">copy()</text:span></text:span><text:span text:style-name="T2"> and </text:span><text:span text:style-name="Source_20_Text"><text:span text:style-name="T2">deepcopy()</text:span></text:span><text:span text:style-name="T2">functions. The first of these, </text:span><text:span text:style-name="Source_20_Text"><text:span text:style-name="T2">copy.copy()</text:span></text:span><text:span text:style-name="T2">, can be used to make a duplicate copy of a mutable value like a list or dictionary, not just a copy of a reference. Enter the following into the interactive shell:</text:span></text:p>
      <text:p text:style-name="P5"><text:bookmark text:name="calibre_link-2324"/><text:span text:style-name="T2">&gt;&gt;&gt; </text:span><text:span text:style-name="Strong_20_Emphasis"><text:span text:style-name="T2">import copy</text:span></text:span></text:p>
      <text:p text:style-name="P5"><text:span text:style-name="T2">&gt;&gt;&gt; </text:span><text:span text:style-name="Strong_20_Emphasis"><text:span text:style-name="T2">spam = ['A', 'B', 'C', 'D']</text:span></text:span></text:p>
      <text:p text:style-name="P5"><text:span text:style-name="T2">&gt;&gt;&gt; </text:span><text:span text:style-name="Strong_20_Emphasis"><text:span text:style-name="T2">cheese = copy.copy(spam)</text:span></text:span></text:p>
      <text:p text:style-name="P5"><text:span text:style-name="T2">&gt;&gt;&gt; </text:span><text:span text:style-name="Strong_20_Emphasis"><text:span text:style-name="T2">cheese[1] = 42</text:span></text:span></text:p>
      <text:p text:style-name="P5"><text:span text:style-name="T2">&gt;&gt;&gt; </text:span><text:span text:style-name="Strong_20_Emphasis"><text:span text:style-name="T2">spam</text:span></text:span></text:p>
      <text:p text:style-name="P4">['A', 'B', 'C', 'D']</text:p>
      <text:p text:style-name="P5"><text:span text:style-name="T2">&gt;&gt;&gt; </text:span><text:span text:style-name="Strong_20_Emphasis"><text:span text:style-name="T2">cheese</text:span></text:span></text:p>
      <text:p text:style-name="P9">['A', 42, 'C', 'D']</text:p>
      <text:p text:style-name="P30"><text:span text:style-name="T2">Now the </text:span><text:span text:style-name="Source_20_Text"><text:span text:style-name="T2">spam</text:span></text:span><text:span text:style-name="T2"> and </text:span><text:span text:style-name="Source_20_Text"><text:span text:style-name="T2">cheese</text:span></text:span><text:span text:style-name="T2"> variables refer to separate lists, which is why only the list in </text:span><text:span text:style-name="Source_20_Text"><text:span text:style-name="T2">cheese</text:span></text:span><text:span text:style-name="T2"> is modified when you assign </text:span><text:span text:style-name="Source_20_Text"><text:span text:style-name="T2">42</text:span></text:span><text:span text:style-name="T2"> at index </text:span><text:span text:style-name="Source_20_Text"><text:span text:style-name="T2">1</text:span></text:span><text:span text:style-name="T2">. As you can see in </text:span><text:a xlink:type="simple" xlink:href="https://automatetheboringstuff.com/chapter4/#calibre_link-132" text:style-name="Internet_20_link" text:visited-style-name="Visited_20_Internet_20_Link"><text:span text:style-name="T4">Figure 4-7</text:span></text:a><text:span text:style-name="T2">, the reference ID numbers are no longer the same for both variables because the variables refer to independent lists.</text:span></text:p>
      <text:p text:style-name="P28"><text:bookmark text:name="calibre_link-2325"/><text:bookmark text:name="calibre_link-132"/><draw:frame draw:style-name="fr1" draw:name="graphics30" text:anchor-type="as-char" svg:width="0.7862in" svg:height="0.3929in" draw:z-index="29"><draw:image xlink:href="https://automatetheboringstuff.com/images/000084.jpg" xlink:type="simple" xlink:show="embed" xlink:actuate="onLoad"/><svg:title>cheese = copy.copy(spam) creates a second list that can be modified independently of the first.</svg:title></draw:frame></text:p>
      <text:p text:style-name="P30"><text:span text:style-name="T2">Figure 4-7. </text:span><text:span text:style-name="Source_20_Text"><text:span text:style-name="T2">cheese = copy.copy(spam)</text:span></text:span><text:span text:style-name="T2"> creates a second list that can be modified independently of the first.</text:span></text:p>
      <text:p text:style-name="P30"><text:span text:style-name="T2">If the list you need to copy contains lists, then use the </text:span><text:span text:style-name="Source_20_Text"><text:span text:style-name="T2">copy.deepcopy()</text:span></text:span><text:span text:style-name="T2"> function instead of </text:span><text:span text:style-name="Source_20_Text"><text:span text:style-name="T2">copy.copy()</text:span></text:span><text:span text:style-name="T2">. The </text:span><text:span text:style-name="Source_20_Text"><text:span text:style-name="T2">deepcopy()</text:span></text:span><text:span text:style-name="T2"> function will copy these inner lists as well.</text:span></text:p>
      <text:h text:style-name="P15" text:outline-level="1"><text:bookmark text:name="calibre_link-2326"/>Summary</text:h>
      <text:p text:style-name="P29">Lists are useful data types since they allow you to write code that works on a modifiable number of values in a single variable. Later in this book, you will see programs using lists to do things that would be difficult or impossible to do without them.</text:p>
      <text:p text:style-name="P30"><text:span text:style-name="T2">Lists are mutable, meaning that their contents can change. Tuples and strings, although list-like in some respects, are immutable and cannot be changed. A </text:span><text:soft-page-break/><text:span text:style-name="T2">variable that contains a tuple or string value can be overwritten with a new tuple or string value, but this is not the same thing as modifying the existing value in place—like, say, the </text:span><text:span text:style-name="Source_20_Text"><text:span text:style-name="T2">append()</text:span></text:span><text:span text:style-name="T2"> or </text:span><text:span text:style-name="Source_20_Text"><text:span text:style-name="T2">remove()</text:span></text:span><text:span text:style-name="T2"> methods do on lists.</text:span></text:p>
      <text:p text:style-name="P30"><text:span text:style-name="T2">Variables do not store list values directly; they store </text:span><text:span text:style-name="Emphasis"><text:span text:style-name="T2">references</text:span></text:span><text:span text:style-name="T2"> to lists. This is an important distinction when copying variables or passing lists as arguments in function calls. Because the value that is being copied is the list reference, be aware that any changes you make to the list might impact another variable in your program. You can use </text:span><text:span text:style-name="Source_20_Text"><text:span text:style-name="T2">copy()</text:span></text:span><text:span text:style-name="T2"> or </text:span><text:span text:style-name="Source_20_Text"><text:span text:style-name="T2">deepcopy()</text:span></text:span><text:span text:style-name="T2"> if you want to make changes to a list in one variable without modifying the original list.</text:span></text:p>
      <text:h text:style-name="P15" text:outline-level="1"><text:bookmark text:name="calibre_link-2327"/>Practice Questions</text:h>
      <text:p text:style-name="P31"><text:bookmark text:name="calibre_link-2328"/></text:p>
      <table:table table:name="Table12" table:style-name="Table12">
        <table:table-column table:style-name="Table12.A"/>
        <table:table-column table:style-name="Table12.B"/>
        <table:table-row>
          <table:table-cell table:style-name="Table12.A1" office:value-type="string">
            <text:p text:style-name="P12"><text:bookmark text:name="calibre_link-2330"/><text:bookmark text:name="calibre_link-2329"/>Q:</text:p>
          </table:table-cell>
          <table:table-cell table:style-name="Table12.A1" office:value-type="string">
            <text:p text:style-name="P12">1. What is <text:span text:style-name="Source_20_Text">[]</text:span>?</text:p>
          </table:table-cell>
        </table:table-row>
        <table:table-row>
          <table:table-cell table:style-name="Table12.A1" office:value-type="string">
            <text:p text:style-name="P12"><text:bookmark text:name="calibre_link-2332"/><text:bookmark text:name="calibre_link-2331"/>Q:</text:p>
          </table:table-cell>
          <table:table-cell table:style-name="Table12.A1" office:value-type="string">
            <text:p text:style-name="P12">2. How would you assign the value <text:span text:style-name="Source_20_Text">'hello'</text:span> as the third value in a list stored in a variable named <text:span text:style-name="Source_20_Text">spam</text:span>? (Assume <text:span text:style-name="Source_20_Text">spam</text:span> contains <text:span text:style-name="Source_20_Text">[2, 4, 6, 8, 10]</text:span>.)</text:p>
            <text:p text:style-name="P12">For the following three questions, let’s say <text:span text:style-name="Source_20_Text">spam</text:span> contains the list <text:span text:style-name="Source_20_Text">['a', 'b', 'c', 'd']</text:span>.</text:p>
          </table:table-cell>
        </table:table-row>
        <table:table-row>
          <table:table-cell table:style-name="Table12.A1" office:value-type="string">
            <text:p text:style-name="P12"><text:bookmark text:name="calibre_link-2334"/><text:bookmark text:name="calibre_link-2333"/>Q:</text:p>
          </table:table-cell>
          <table:table-cell table:style-name="Table12.A1" office:value-type="string">
            <text:p text:style-name="P12">3. What does <text:span text:style-name="Source_20_Text">spam[int(int('3' * 2) // 11)]</text:span> evaluate to?</text:p>
          </table:table-cell>
        </table:table-row>
        <table:table-row>
          <table:table-cell table:style-name="Table12.A1" office:value-type="string">
            <text:p text:style-name="P12"><text:bookmark text:name="calibre_link-2336"/><text:bookmark text:name="calibre_link-2335"/>Q:</text:p>
          </table:table-cell>
          <table:table-cell table:style-name="Table12.A1" office:value-type="string">
            <text:p text:style-name="P12">4. What does <text:span text:style-name="Source_20_Text">spam[-1]</text:span> evaluate to?</text:p>
          </table:table-cell>
        </table:table-row>
        <table:table-row>
          <table:table-cell table:style-name="Table12.A1" office:value-type="string">
            <text:p text:style-name="P12"><text:bookmark text:name="calibre_link-2338"/><text:bookmark text:name="calibre_link-2337"/>Q:</text:p>
          </table:table-cell>
          <table:table-cell table:style-name="Table12.A1" office:value-type="string">
            <text:p text:style-name="P12">5. What does <text:span text:style-name="Source_20_Text">spam[:2]</text:span> evaluate to?</text:p>
            <text:p text:style-name="P12">For the following three questions, let’s say <text:span text:style-name="Source_20_Text">bacon</text:span> contains the list <text:span text:style-name="Source_20_Text">[3.14, 'cat', 11, 'cat', True]</text:span>.</text:p>
          </table:table-cell>
        </table:table-row>
        <table:table-row>
          <table:table-cell table:style-name="Table12.A1" office:value-type="string">
            <text:p text:style-name="P12"><text:bookmark text:name="calibre_link-2340"/><text:bookmark text:name="calibre_link-2339"/>Q:</text:p>
          </table:table-cell>
          <table:table-cell table:style-name="Table12.A1" office:value-type="string">
            <text:p text:style-name="P12">6. What does <text:span text:style-name="Source_20_Text">bacon.index('cat')</text:span> evaluate to?</text:p>
          </table:table-cell>
        </table:table-row>
        <table:table-row>
          <table:table-cell table:style-name="Table12.A1" office:value-type="string">
            <text:p text:style-name="P12"><text:bookmark text:name="calibre_link-2342"/><text:bookmark text:name="calibre_link-2341"/>Q:</text:p>
          </table:table-cell>
          <table:table-cell table:style-name="Table12.A1" office:value-type="string">
            <text:p text:style-name="P12">7. What does <text:span text:style-name="Source_20_Text">bacon.append(99)</text:span> make the list value in <text:span text:style-name="Source_20_Text">bacon</text:span> look like?</text:p>
          </table:table-cell>
        </table:table-row>
        <table:table-row>
          <table:table-cell table:style-name="Table12.A1" office:value-type="string">
            <text:p text:style-name="P12"><text:bookmark text:name="calibre_link-2344"/><text:bookmark text:name="calibre_link-2343"/>Q:</text:p>
          </table:table-cell>
          <table:table-cell table:style-name="Table12.A1" office:value-type="string">
            <text:p text:style-name="P12">8. What does <text:span text:style-name="Source_20_Text">bacon.remove('cat')</text:span> make the list value in <text:span text:style-name="Source_20_Text">bacon</text:span> look like?</text:p>
          </table:table-cell>
        </table:table-row>
        <table:table-row>
          <table:table-cell table:style-name="Table12.A1" office:value-type="string">
            <text:p text:style-name="P12"><text:bookmark text:name="calibre_link-2346"/><text:bookmark text:name="calibre_link-2345"/>Q:</text:p>
          </table:table-cell>
          <table:table-cell table:style-name="Table12.A1" office:value-type="string">
            <text:p text:style-name="P12">9. What are the operators for list concatenation and list replication?</text:p>
          </table:table-cell>
        </table:table-row>
        <text:soft-page-break/>
        <table:table-row>
          <table:table-cell table:style-name="Table12.A1" office:value-type="string">
            <text:p text:style-name="P12"><text:bookmark text:name="calibre_link-2348"/><text:bookmark text:name="calibre_link-2347"/>Q:</text:p>
          </table:table-cell>
          <table:table-cell table:style-name="Table12.A1" office:value-type="string">
            <text:p text:style-name="P12">10. What is the difference between the <text:span text:style-name="Source_20_Text">append()</text:span> and <text:span text:style-name="Source_20_Text">insert()</text:span> list methods?</text:p>
          </table:table-cell>
        </table:table-row>
        <table:table-row>
          <table:table-cell table:style-name="Table12.A1" office:value-type="string">
            <text:p text:style-name="P12"><text:bookmark text:name="calibre_link-2350"/><text:bookmark text:name="calibre_link-2349"/>Q:</text:p>
          </table:table-cell>
          <table:table-cell table:style-name="Table12.A1" office:value-type="string">
            <text:p text:style-name="P12">11. What are two ways to remove values from a list?</text:p>
          </table:table-cell>
        </table:table-row>
        <table:table-row>
          <table:table-cell table:style-name="Table12.A1" office:value-type="string">
            <text:p text:style-name="P12"><text:bookmark text:name="calibre_link-2352"/><text:bookmark text:name="calibre_link-2351"/>Q:</text:p>
          </table:table-cell>
          <table:table-cell table:style-name="Table12.A1" office:value-type="string">
            <text:p text:style-name="P12">12. Name a few ways that list values are similar to string values.</text:p>
          </table:table-cell>
        </table:table-row>
        <table:table-row>
          <table:table-cell table:style-name="Table12.A1" office:value-type="string">
            <text:p text:style-name="P12"><text:bookmark text:name="calibre_link-2354"/><text:bookmark text:name="calibre_link-2353"/>Q:</text:p>
          </table:table-cell>
          <table:table-cell table:style-name="Table12.A1" office:value-type="string">
            <text:p text:style-name="P12">13. What is the difference between lists and tuples?</text:p>
          </table:table-cell>
        </table:table-row>
        <table:table-row>
          <table:table-cell table:style-name="Table12.A1" office:value-type="string">
            <text:p text:style-name="P12"><text:bookmark text:name="calibre_link-2356"/><text:bookmark text:name="calibre_link-2355"/>Q:</text:p>
          </table:table-cell>
          <table:table-cell table:style-name="Table12.A1" office:value-type="string">
            <text:p text:style-name="P12">14. How do you type the tuple value that has just the integer value <text:span text:style-name="Source_20_Text">42</text:span> in it?</text:p>
          </table:table-cell>
        </table:table-row>
        <table:table-row>
          <table:table-cell table:style-name="Table12.A1" office:value-type="string">
            <text:p text:style-name="P12"><text:bookmark text:name="calibre_link-2358"/><text:bookmark text:name="calibre_link-2357"/>Q:</text:p>
          </table:table-cell>
          <table:table-cell table:style-name="Table12.A1" office:value-type="string">
            <text:p text:style-name="P12">15. How can you get the tuple form of a list value? How can you get the list form of a tuple value?</text:p>
          </table:table-cell>
        </table:table-row>
        <table:table-row>
          <table:table-cell table:style-name="Table12.A1" office:value-type="string">
            <text:p text:style-name="P12"><text:bookmark text:name="calibre_link-2360"/><text:bookmark text:name="calibre_link-2359"/>Q:</text:p>
          </table:table-cell>
          <table:table-cell table:style-name="Table12.A1" office:value-type="string">
            <text:p text:style-name="P12">16. Variables that “contain” list values don’t actually contain lists directly. What do they contain instead?</text:p>
          </table:table-cell>
        </table:table-row>
        <table:table-row>
          <table:table-cell table:style-name="Table12.A1" office:value-type="string">
            <text:p text:style-name="P12"><text:bookmark text:name="calibre_link-2362"/><text:bookmark text:name="calibre_link-2361"/>Q:</text:p>
          </table:table-cell>
          <table:table-cell table:style-name="Table12.A1" office:value-type="string">
            <text:p text:style-name="P12">17. What is the difference between <text:span text:style-name="Source_20_Text">copy.copy()</text:span> and <text:span text:style-name="Source_20_Text">copy.deepcopy()</text:span>?</text:p>
          </table:table-cell>
        </table:table-row>
      </table:table>
      <text:h text:style-name="P15" text:outline-level="1"><text:bookmark text:name="calibre_link-2363"/>Practice Projects</text:h>
      <text:p text:style-name="P29">For practice, write programs to do the following tasks.</text:p>
      <text:h text:style-name="P1" text:outline-level="2"><text:bookmark text:name="calibre_link-2364"/>Comma Code</text:h>
      <text:p text:style-name="P29">Say you have a list value like this:</text:p>
      <text:p text:style-name="P9"><text:bookmark text:name="calibre_link-2365"/>spam = ['apples', 'bananas', 'tofu', 'cats']</text:p>
      <text:p text:style-name="P30"><text:span text:style-name="T2">Write a function that takes a list value as an argument and returns a string with all the items separated by a comma and a space, with </text:span><text:span text:style-name="Emphasis"><text:span text:style-name="T2">and</text:span></text:span><text:span text:style-name="T2"> inserted before the last item. For example, passing the previous </text:span><text:span text:style-name="Source_20_Text"><text:span text:style-name="T2">spam</text:span></text:span><text:span text:style-name="T2"> list to the function would return </text:span><text:span text:style-name="Source_20_Text"><text:span text:style-name="T2">'apples, bananas, tofu, and cats'</text:span></text:span><text:span text:style-name="T2">. But your function should be able to work with any list value passed to it.</text:span></text:p>
      <text:h text:style-name="P1" text:outline-level="2"><text:bookmark text:name="calibre_link-2366"/>Character Picture Grid</text:h>
      <text:p text:style-name="P29">Say you have a list of lists where each value in the inner lists is a one-character string, like this:</text:p>
      <text:p text:style-name="P4"><text:bookmark text:name="calibre_link-2367"/>grid = [['.', '.', '.', '.', '.', '.'],</text:p>
      <text:p text:style-name="P2"><text:soft-page-break/><text:s text:c="8"/><text:span text:style-name="T1">['.', 'O', 'O', '.', '.', '.'],</text:span></text:p>
      <text:p text:style-name="P2"><text:s text:c="8"/><text:span text:style-name="T1">['O', 'O', 'O', 'O', '.', '.'],</text:span></text:p>
      <text:p text:style-name="P2"><text:s text:c="8"/><text:span text:style-name="T1">['O', 'O', 'O', 'O', 'O', '.'],</text:span></text:p>
      <text:p text:style-name="P2"><text:s text:c="8"/><text:span text:style-name="T1">['.', 'O', 'O', 'O', 'O', 'O'],</text:span></text:p>
      <text:p text:style-name="P2"><text:s text:c="8"/><text:span text:style-name="T1">['O', 'O', 'O', 'O', 'O', '.'],</text:span></text:p>
      <text:p text:style-name="P2"><text:s text:c="8"/><text:span text:style-name="T1">['O', 'O', 'O', 'O', '.', '.'],</text:span></text:p>
      <text:p text:style-name="P2"><text:s text:c="8"/><text:span text:style-name="T1">['.', 'O', 'O', '.', '.', '.'],</text:span></text:p>
      <text:p text:style-name="P7"><text:s text:c="8"/><text:span text:style-name="T1">['.', '.', '.', '.', '.', '.']]</text:span></text:p>
      <text:p text:style-name="P30"><text:span text:style-name="T2">You can think of </text:span><text:span text:style-name="Source_20_Text"><text:span text:style-name="T2">grid[x][y]</text:span></text:span><text:span text:style-name="T2"> as being the character at the x- and y-coordinates of a “picture” drawn with text characters. The </text:span><text:span text:style-name="Source_20_Text"><text:span text:style-name="T2">(0, 0)</text:span></text:span><text:span text:style-name="T2"> origin will be in the upper-left corner, the x-coordinates increase going right, and the y-coordinates increase going down.</text:span></text:p>
      <text:p text:style-name="P29">Copy the previous grid value, and write code that uses it to print the image.</text:p>
      <text:p text:style-name="P4"><text:bookmark text:name="calibre_link-2368"/>..OO.OO..</text:p>
      <text:p text:style-name="P4">.OOOOOOO.</text:p>
      <text:p text:style-name="P4">.OOOOOOO.</text:p>
      <text:p text:style-name="P4">..OOOOO..</text:p>
      <text:p text:style-name="P4">...OOO...</text:p>
      <text:p text:style-name="P9">....O....</text:p>
      <text:p text:style-name="P30"><text:span text:style-name="T2">Hint: You will need to use a loop in a loop in order to print </text:span><text:span text:style-name="Source_20_Text"><text:span text:style-name="T2">grid[0][0]</text:span></text:span><text:span text:style-name="T2">, then </text:span><text:span text:style-name="Source_20_Text"><text:span text:style-name="T2">grid[1][0]</text:span></text:span><text:span text:style-name="T2">, then </text:span><text:span text:style-name="Source_20_Text"><text:span text:style-name="T2">grid[2][0]</text:span></text:span><text:span text:style-name="T2">, and so on, up to </text:span><text:span text:style-name="Source_20_Text"><text:span text:style-name="T2">grid[8][0]</text:span></text:span><text:span text:style-name="T2">. This will finish the first row, so then print a newline. Then your program should print </text:span><text:span text:style-name="Source_20_Text"><text:span text:style-name="T2">grid[0][1]</text:span></text:span><text:span text:style-name="T2">, then </text:span><text:span text:style-name="Source_20_Text"><text:span text:style-name="T2">grid[1][1]</text:span></text:span><text:span text:style-name="T2">, then </text:span><text:span text:style-name="Source_20_Text"><text:span text:style-name="T2">grid[2][1]</text:span></text:span><text:span text:style-name="T2">, and so on. The last thing your program will print is </text:span><text:span text:style-name="Source_20_Text"><text:span text:style-name="T2">grid[8][5]</text:span></text:span><text:span text:style-name="T2">.</text:span></text:p>
      <text:p text:style-name="P30"><text:span text:style-name="T2">Also, remember to pass the </text:span><text:span text:style-name="Source_20_Text"><text:span text:style-name="T2">end</text:span></text:span><text:span text:style-name="T2"> keyword argument to </text:span><text:span text:style-name="Source_20_Text"><text:span text:style-name="T2">print()</text:span></text:span><text:span text:style-name="T2"> if you don’t want a newline printed automatically after each </text:span><text:span text:style-name="Source_20_Text"><text:span text:style-name="T2">print()</text:span></text:span><text:span text:style-name="T2"> call.</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 text:outline-level="1"><text:soft-page-break/>Chapter 5 – Dictionaries and Structuring Data</text:h>
      <text:p text:style-name="P17"/>
      <text:h text:style-name="P15" text:outline-level="1">Dictionaries and Structuring Data</text:h>
      <text:p text:style-name="P22"><text:bookmark text:name="calibre_link-936"/><text:bookmark text:name="calibre_link-868"/><text:bookmark text:name="calibre_link-461"/><text:bookmark text:name="calibre_link-419"/><text:bookmark text:name="calibre_link-398"/><text:bookmark text:name="calibre_link-213"/>In this chapter, I will cover the dictionary data type, which provides a flexible way to access and organize data. Then, combining dictionaries with your knowledge of lists from the previous chapter, you’ll learn how to create a data structure to model a tic-tac-toe board.</text:p>
      <text:h text:style-name="P15" text:outline-level="1"><text:bookmark text:name="calibre_link-2370"/>The Dictionary Data Type</text:h>
      <text:p text:style-name="P30"><text:span text:style-name="T2">Like a list, a </text:span><text:span text:style-name="Emphasis"><text:span text:style-name="T2">dictionary</text:span></text:span><text:span text:style-name="T2"> is a collection of many values. But unlike indexes for lists, indexes for dictionaries can use many different data types, not just integers. Indexes for dictionaries are called </text:span><text:span text:style-name="Emphasis"><text:span text:style-name="T2">keys</text:span></text:span><text:span text:style-name="T2">, and a key with its associated value is called a </text:span><text:span text:style-name="Emphasis"><text:span text:style-name="T2">key-value pair</text:span></text:span><text:span text:style-name="T2">.</text:span></text:p>
      <text:p text:style-name="P30"><text:span text:style-name="T2">In code, a dictionary is typed with braces, </text:span><text:span text:style-name="Source_20_Text"><text:span text:style-name="T2">{}</text:span></text:span><text:span text:style-name="T2">. Enter the following into the interactive shell:</text:span></text:p>
      <text:p text:style-name="P10"><text:bookmark text:name="calibre_link-2371"/><text:span text:style-name="T2">&gt;&gt;&gt; </text:span><text:span text:style-name="Strong_20_Emphasis"><text:span text:style-name="T2">myCat = {'size': 'fat', 'color': 'gray', 'disposition': 'loud'}</text:span></text:span></text:p>
      <text:p text:style-name="P30"><text:bookmark text:name="calibre_link-1007"/><text:bookmark text:name="calibre_link-870"/><text:bookmark text:name="calibre_link-462"/><text:span text:style-name="T2">This assigns a dictionary to the </text:span><text:span text:style-name="Source_20_Text"><text:span text:style-name="T2">myCat</text:span></text:span><text:span text:style-name="T2"> variable. This dictionary’s keys are </text:span><text:span text:style-name="Source_20_Text"><text:span text:style-name="T2">'size'</text:span></text:span><text:span text:style-name="T2">, </text:span><text:span text:style-name="Source_20_Text"><text:span text:style-name="T2">'color'</text:span></text:span><text:span text:style-name="T2">, and </text:span><text:span text:style-name="Source_20_Text"><text:span text:style-name="T2">'disposition'</text:span></text:span><text:span text:style-name="T2">. The values for these keys are </text:span><text:span text:style-name="Source_20_Text"><text:span text:style-name="T2">'fat'</text:span></text:span><text:span text:style-name="T2">, </text:span><text:span text:style-name="Source_20_Text"><text:span text:style-name="T2">'gray'</text:span></text:span><text:span text:style-name="T2">, and </text:span><text:span text:style-name="Source_20_Text"><text:span text:style-name="T2">'loud'</text:span></text:span><text:span text:style-name="T2">, respectively. You can access these values through their keys:</text:span></text:p>
      <text:p text:style-name="P5"><text:bookmark text:name="calibre_link-2372"/><text:span text:style-name="T2">&gt;&gt;&gt; </text:span><text:span text:style-name="Strong_20_Emphasis"><text:span text:style-name="T2">myCat['size']</text:span></text:span></text:p>
      <text:p text:style-name="P4">'fat'</text:p>
      <text:p text:style-name="P5"><text:span text:style-name="T2">&gt;&gt;&gt; </text:span><text:span text:style-name="Strong_20_Emphasis"><text:span text:style-name="T2">'My cat has ' + myCat['color'] + ' fur.'</text:span></text:span></text:p>
      <text:p text:style-name="P9">'My cat has gray fur.'</text:p>
      <text:p text:style-name="P30"><text:span text:style-name="T2">Dictionaries can still use integer values as keys, just like lists use integers for indexes, but they do not have to start at </text:span><text:span text:style-name="Source_20_Text"><text:span text:style-name="T2">0</text:span></text:span><text:span text:style-name="T2"> and can be any number.</text:span></text:p>
      <text:p text:style-name="P10"><text:bookmark text:name="calibre_link-2373"/><text:span text:style-name="T2">&gt;&gt;&gt; </text:span><text:span text:style-name="Strong_20_Emphasis"><text:span text:style-name="T2">spam = {12345: 'Luggage Combination', 42: 'The Answer'}</text:span></text:span></text:p>
      <text:h text:style-name="P1" text:outline-level="2"><text:bookmark text:name="calibre_link-2374"/>Dictionaries vs. Lists</text:h>
      <text:p text:style-name="P30"><text:span text:style-name="T2">Unlike lists, items in dictionaries are unordered. The first item in a list named </text:span><text:span text:style-name="Source_20_Text"><text:span text:style-name="T2">spam</text:span></text:span><text:span text:style-name="T2">would be </text:span><text:span text:style-name="Source_20_Text"><text:span text:style-name="T2">spam[0]</text:span></text:span><text:span text:style-name="T2">. But there is no “first” item in a dictionary. While the order of items matters for determining whether two lists are the same, it does not matter in what order the key-value pairs are typed in a dictionary. Enter the following into the interactive shell:</text:span></text:p>
      <text:p text:style-name="P5"><text:bookmark text:name="calibre_link-2375"/><text:soft-page-break/><text:span text:style-name="T2">&gt;&gt;&gt; </text:span><text:span text:style-name="Strong_20_Emphasis"><text:span text:style-name="T2">spam = ['cats', 'dogs', 'moose']</text:span></text:span></text:p>
      <text:p text:style-name="P5"><text:span text:style-name="Strong_20_Emphasis"><text:span text:style-name="T2">&gt;&gt;&gt; bacon = ['dogs', 'moose', 'cats']</text:span></text:span></text:p>
      <text:p text:style-name="P5"><text:span text:style-name="T2">&gt;&gt;&gt; </text:span><text:span text:style-name="Strong_20_Emphasis"><text:span text:style-name="T2">spam == bacon</text:span></text:span></text:p>
      <text:p text:style-name="P4">False</text:p>
      <text:p text:style-name="P5"><text:span text:style-name="T2">&gt;&gt;&gt; </text:span><text:span text:style-name="Strong_20_Emphasis"><text:span text:style-name="T2">eggs = {'name': 'Zophie', 'species': 'cat', 'age': '8'}</text:span></text:span></text:p>
      <text:p text:style-name="P5"><text:span text:style-name="T2">&gt;&gt;&gt; </text:span><text:span text:style-name="Strong_20_Emphasis"><text:span text:style-name="T2">ham = {'species': 'cat', 'age': '8', 'name': 'Zophie'}</text:span></text:span></text:p>
      <text:p text:style-name="P5"><text:span text:style-name="T2">&gt;&gt;&gt; </text:span><text:span text:style-name="Strong_20_Emphasis"><text:span text:style-name="T2">eggs == ham</text:span></text:span></text:p>
      <text:p text:style-name="P9">True</text:p>
      <text:p text:style-name="P29">Because dictionaries are not ordered, they can’t be sliced like lists.</text:p>
      <text:p text:style-name="P30"><text:span text:style-name="T2">Trying to access a key that does not exist in a dictionary will result in a </text:span><text:span text:style-name="Source_20_Text"><text:span text:style-name="T2">KeyError</text:span></text:span><text:span text:style-name="T2">error message, much like a list’s “out-of-range” </text:span><text:span text:style-name="Source_20_Text"><text:span text:style-name="T2">IndexError</text:span></text:span><text:span text:style-name="T2"> error message. Enter the following into the interactive shell, and notice the error message that shows up because there is no </text:span><text:span text:style-name="Source_20_Text"><text:span text:style-name="T2">'color'</text:span></text:span><text:span text:style-name="T2"> key:</text:span></text:p>
      <text:p text:style-name="P5"><text:bookmark text:name="calibre_link-2376"/><text:span text:style-name="Strong_20_Emphasis"><text:span text:style-name="T2">&gt;&gt;&gt; spam = {'name': 'Zophie', 'age': 7}</text:span></text:span></text:p>
      <text:p text:style-name="P5"><text:span text:style-name="Strong_20_Emphasis"><text:span text:style-name="T2">&gt;&gt;&gt; spam['color']</text:span></text:span></text:p>
      <text:p text:style-name="P4">Traceback (most recent call last):</text:p>
      <text:p text:style-name="P2"><text:s text:c="2"/><text:span text:style-name="T1">File "&lt;pyshell#1&gt;", line 1, in &lt;module&gt;</text:span></text:p>
      <text:p text:style-name="P2"><text:s text:c="4"/><text:span text:style-name="T1">spam['color']</text:span></text:p>
      <text:p text:style-name="P9">KeyError: 'color'</text:p>
      <text:p text:style-name="P30"><text:span text:style-name="T2">Though dictionaries are not ordered, the fact that you can have arbitrary values for the keys allows you to organize your data in powerful ways. Say you wanted your program to store data about your friends’ birthdays. You can use a dictionary with the names as keys and the birthdays as values. Open a new file editor window and enter the following code. Save it as </text:span><text:span text:style-name="Emphasis"><text:span text:style-name="T2">birthdays.py</text:span></text:span><text:span text:style-name="T2">.</text:span></text:p>
      <text:p text:style-name="P2"><text:bookmark text:name="calibre_link-2377"/>❶ <text:span text:style-name="T1">birthdays = {'Alice': 'Apr 1', 'Bob': 'Dec 12', 'Carol': 'Mar 4'}</text:span></text:p>
      <text:p text:style-name="P5"/>
      <text:p text:style-name="P2"><text:s text:c="3"/><text:span text:style-name="T1">while True:</text:span></text:p>
      <text:p text:style-name="P2"><text:s text:c="7"/><text:span text:style-name="T1">print('Enter a name: (blank to quit)')</text:span></text:p>
      <text:p text:style-name="P2"><text:s text:c="7"/><text:span text:style-name="T1">name = input()</text:span></text:p>
      <text:p text:style-name="P2"><text:s text:c="7"/><text:span text:style-name="T1">if name == '':</text:span></text:p>
      <text:p text:style-name="P2"><text:s text:c="11"/><text:span text:style-name="T1">break</text:span></text:p>
      <text:p text:style-name="P5"/>
      <text:p text:style-name="P2">❷ <text:s text:c="4"/><text:span text:style-name="T1">if name in birthdays:</text:span></text:p>
      <text:p text:style-name="P2">❸ <text:s text:c="8"/><text:span text:style-name="T1">print(birthdays[name] + ' is the birthday of ' + name)</text:span></text:p>
      <text:p text:style-name="P2"><text:s text:c="7"/><text:span text:style-name="T1">else:</text:span></text:p>
      <text:p text:style-name="P2"><text:s text:c="11"/><text:span text:style-name="T1">print('I do not have birthday information for ' + name)</text:span></text:p>
      <text:p text:style-name="P2"><text:s text:c="11"/><text:span text:style-name="T1">print('What is their birthday?')</text:span></text:p>
      <text:p text:style-name="P2"><text:s text:c="11"/><text:span text:style-name="T1">bday = input()</text:span></text:p>
      <text:p text:style-name="P2">❹ <text:s text:c="8"/><text:span text:style-name="T1">birthdays[name] = bday</text:span></text:p>
      <text:p text:style-name="P7"><text:soft-page-break/><text:s text:c="11"/><text:span text:style-name="T1">print('Birthday database updated.')</text:span></text:p>
      <text:p text:style-name="P30"><text:bookmark text:name="calibre_link-1781"/><text:bookmark text:name="calibre_link-1067"/><text:bookmark text:name="calibre_link-1066"/><text:bookmark text:name="calibre_link-1065"/><text:bookmark text:name="calibre_link-937"/><text:bookmark text:name="calibre_link-911"/><text:bookmark text:name="calibre_link-465"/><text:bookmark text:name="calibre_link-464"/><text:bookmark text:name="calibre_link-463"/><text:span text:style-name="T2">You create an initial dictionary and store it in </text:span><text:span text:style-name="Source_20_Text"><text:span text:style-name="T2">birthdays</text:span></text:span><text:span text:style-name="T2"> ❶. You can see if the entered name exists as a key in the dictionary with the </text:span><text:span text:style-name="Source_20_Text"><text:span text:style-name="T2">in</text:span></text:span><text:span text:style-name="T2"> keyword ❷, just as you did for lists. If the name is in the dictionary, you access the associated value using square brackets ❸; if not, you can add it using the same square bracket syntax combined with the assignment operator ❹.</text:span></text:p>
      <text:p text:style-name="P29">When you run this program, it will look like this:</text:p>
      <text:p text:style-name="P4"><text:bookmark text:name="calibre_link-2378"/>Enter a name: (blank to quit)</text:p>
      <text:p text:style-name="P5"><text:span text:style-name="Strong_20_Emphasis"><text:span text:style-name="T2">Alice</text:span></text:span></text:p>
      <text:p text:style-name="P4">Apr 1 is the birthday of Alice</text:p>
      <text:p text:style-name="P4">Enter a name: (blank to quit)</text:p>
      <text:p text:style-name="P5"><text:span text:style-name="Strong_20_Emphasis"><text:span text:style-name="T2">Eve</text:span></text:span></text:p>
      <text:p text:style-name="P4">I do not have birthday information for Eve</text:p>
      <text:p text:style-name="P4">What is their birthday?</text:p>
      <text:p text:style-name="P5"><text:span text:style-name="Strong_20_Emphasis"><text:span text:style-name="T2">Dec 5</text:span></text:span></text:p>
      <text:p text:style-name="P4">Birthday database updated.</text:p>
      <text:p text:style-name="P4">Enter a name: (blank to quit)</text:p>
      <text:p text:style-name="P5"><text:span text:style-name="Strong_20_Emphasis"><text:span text:style-name="T2">Eve</text:span></text:span></text:p>
      <text:p text:style-name="P4">Dec 5 is the birthday of Eve</text:p>
      <text:p text:style-name="P9">Enter a name: (blank to quit)</text:p>
      <text:p text:style-name="P30"><text:span text:style-name="T2">Of course, all the data you enter in this program is forgotten when the program terminates. You’ll learn how to save data to files on the hard drive in </text:span><text:a xlink:type="simple" xlink:href="https://automatetheboringstuff.com/chapter8" text:style-name="Internet_20_link" text:visited-style-name="Visited_20_Internet_20_Link"><text:span text:style-name="T4">Chapter 8</text:span></text:a><text:span text:style-name="T2">.</text:span></text:p>
      <text:h text:style-name="P1" text:outline-level="2"><text:bookmark text:name="calibre_link-2379"/>The keys(), values(), and items() Methods</text:h>
      <text:p text:style-name="P30"><text:span text:style-name="T2">There are three dictionary methods that will return list-like values of the dictionary’s keys, values, or both keys and values: </text:span><text:span text:style-name="Source_20_Text"><text:span text:style-name="T2">keys()</text:span></text:span><text:span text:style-name="T2">, </text:span><text:span text:style-name="Source_20_Text"><text:span text:style-name="T2">values()</text:span></text:span><text:span text:style-name="T2">, and </text:span><text:span text:style-name="Source_20_Text"><text:span text:style-name="T2">items()</text:span></text:span><text:span text:style-name="T2">. The values returned by these methods are not true lists: They cannot be modified and do not have an </text:span><text:span text:style-name="Source_20_Text"><text:span text:style-name="T2">append()</text:span></text:span><text:span text:style-name="T2"> method. But these data types (</text:span><text:span text:style-name="Source_20_Text"><text:span text:style-name="T2">dict_keys</text:span></text:span><text:span text:style-name="T2">, </text:span><text:bookmark text:name="calibre_link-703"/><text:span text:style-name="Source_20_Text"><text:span text:style-name="T2">dict_values</text:span></text:span><text:span text:style-name="T2">, and </text:span><text:span text:style-name="Source_20_Text"><text:span text:style-name="T2">dict_items</text:span></text:span><text:span text:style-name="T2">, respectively) </text:span><text:span text:style-name="Emphasis"><text:span text:style-name="T2">can</text:span></text:span><text:span text:style-name="T2"> be used in </text:span><text:span text:style-name="Source_20_Text"><text:span text:style-name="T2">for</text:span></text:span><text:span text:style-name="T2"> loops. To see how these methods work, enter the following into the interactive shell:</text:span></text:p>
      <text:p text:style-name="P5"><text:bookmark text:name="calibre_link-2380"/><text:span text:style-name="T2">&gt;&gt;&gt; </text:span><text:span text:style-name="Strong_20_Emphasis"><text:span text:style-name="T2">spam = {'color': 'red', 'age': 42}</text:span></text:span></text:p>
      <text:p text:style-name="P5"><text:span text:style-name="T2">&gt;&gt;&gt; </text:span><text:span text:style-name="Strong_20_Emphasis"><text:span text:style-name="T2">for v in spam.values():</text:span></text:span></text:p>
      <text:p text:style-name="P5"><text:span text:style-name="T3"><text:s text:c="8"/></text:span><text:span text:style-name="Strong_20_Emphasis"><text:span text:style-name="T2">print(v)</text:span></text:span></text:p>
      <text:p text:style-name="P5"/>
      <text:p text:style-name="P4">red</text:p>
      <text:p text:style-name="P9">42</text:p>
      <text:p text:style-name="P30"><text:soft-page-break/><text:span text:style-name="T2">Here, a </text:span><text:span text:style-name="Source_20_Text"><text:span text:style-name="T2">for</text:span></text:span><text:span text:style-name="T2"> loop iterates over each of the values in the </text:span><text:span text:style-name="Source_20_Text"><text:span text:style-name="T2">spam</text:span></text:span><text:span text:style-name="T2"> dictionary. A </text:span><text:span text:style-name="Source_20_Text"><text:span text:style-name="T2">for</text:span></text:span><text:span text:style-name="T2"> loop can also iterate over the keys or both keys and values:</text:span></text:p>
      <text:p text:style-name="P5"><text:bookmark text:name="calibre_link-2381"/><text:span text:style-name="T2">&gt;&gt;&gt; </text:span><text:span text:style-name="Strong_20_Emphasis"><text:span text:style-name="T2">for k in spam.keys():</text:span></text:span></text:p>
      <text:p text:style-name="P5"><text:span text:style-name="T3"><text:s text:c="8"/></text:span><text:span text:style-name="Strong_20_Emphasis"><text:span text:style-name="T2">print(k)</text:span></text:span></text:p>
      <text:p text:style-name="P5"/>
      <text:p text:style-name="P4">color</text:p>
      <text:p text:style-name="P4">age</text:p>
      <text:p text:style-name="P5"><text:span text:style-name="T2">&gt;&gt;&gt; </text:span><text:span text:style-name="Strong_20_Emphasis"><text:span text:style-name="T2">for i in spam.items():</text:span></text:span></text:p>
      <text:p text:style-name="P5"><text:span text:style-name="T3"><text:s text:c="8"/></text:span><text:span text:style-name="Strong_20_Emphasis"><text:span text:style-name="T2">print(i)</text:span></text:span></text:p>
      <text:p text:style-name="P5"/>
      <text:p text:style-name="P4">('color', 'red')</text:p>
      <text:p text:style-name="P9">('age', 42)</text:p>
      <text:p text:style-name="P30"><text:span text:style-name="T2">Using the </text:span><text:span text:style-name="Source_20_Text"><text:span text:style-name="T2">keys()</text:span></text:span><text:span text:style-name="T2">, </text:span><text:span text:style-name="Source_20_Text"><text:span text:style-name="T2">values()</text:span></text:span><text:span text:style-name="T2">, and </text:span><text:span text:style-name="Source_20_Text"><text:span text:style-name="T2">items()</text:span></text:span><text:span text:style-name="T2"> methods, a </text:span><text:span text:style-name="Source_20_Text"><text:span text:style-name="T2">for</text:span></text:span><text:span text:style-name="T2"> loop can iterate over the keys, values, or key-value pairs in a dictionary, respectively. Notice that the values in the </text:span><text:span text:style-name="Source_20_Text"><text:span text:style-name="T2">dict_items</text:span></text:span><text:span text:style-name="T2"> value returned by the </text:span><text:span text:style-name="Source_20_Text"><text:span text:style-name="T2">items()</text:span></text:span><text:span text:style-name="T2"> method are tuples of the key and value.</text:span></text:p>
      <text:p text:style-name="P30"><text:span text:style-name="T2">If you want a true list from one of these methods, pass its list-like return value to the </text:span><text:span text:style-name="Source_20_Text"><text:span text:style-name="T2">list()</text:span></text:span><text:span text:style-name="T2"> function. Enter the following into the interactive shell:</text:span></text:p>
      <text:p text:style-name="P5"><text:bookmark text:name="calibre_link-2382"/><text:span text:style-name="T2">&gt;&gt;&gt; </text:span><text:span text:style-name="Strong_20_Emphasis"><text:span text:style-name="T2">spam = {'color': 'red', 'age': 42}</text:span></text:span></text:p>
      <text:p text:style-name="P5"><text:span text:style-name="T2">&gt;&gt;&gt; </text:span><text:span text:style-name="Strong_20_Emphasis"><text:span text:style-name="T2">spam.keys()</text:span></text:span></text:p>
      <text:p text:style-name="P4">dict_keys(['color', 'age'])</text:p>
      <text:p text:style-name="P5"><text:span text:style-name="T2">&gt;&gt;&gt; </text:span><text:span text:style-name="Strong_20_Emphasis"><text:span text:style-name="T2">list(spam.keys())</text:span></text:span></text:p>
      <text:p text:style-name="P9">['color', 'age']</text:p>
      <text:p text:style-name="P30"><text:span text:style-name="T2">The </text:span><text:span text:style-name="Source_20_Text"><text:span text:style-name="T2">list(spam.keys())</text:span></text:span><text:span text:style-name="T2"> line takes the </text:span><text:span text:style-name="Source_20_Text"><text:span text:style-name="T2">dict_keys</text:span></text:span><text:span text:style-name="T2"> value returned from </text:span><text:span text:style-name="Source_20_Text"><text:span text:style-name="T2">keys()</text:span></text:span><text:span text:style-name="T2"> and passes it to </text:span><text:span text:style-name="Source_20_Text"><text:span text:style-name="T2">list()</text:span></text:span><text:span text:style-name="T2">, which then returns a list value of </text:span><text:span text:style-name="Source_20_Text"><text:span text:style-name="T2">['color', 'age']</text:span></text:span><text:span text:style-name="T2">.</text:span></text:p>
      <text:p text:style-name="P30"><text:span text:style-name="T2">You can also use the multiple assignment trick in a </text:span><text:span text:style-name="Source_20_Text"><text:span text:style-name="T2">for</text:span></text:span><text:span text:style-name="T2"> loop to assign the key and value to separate variables. Enter the following into the interactive shell:</text:span></text:p>
      <text:p text:style-name="P5"><text:bookmark text:name="calibre_link-2383"/><text:span text:style-name="T2">&gt;&gt;&gt; </text:span><text:span text:style-name="Strong_20_Emphasis"><text:span text:style-name="T2">spam = {'color': 'red', 'age': 42}</text:span></text:span></text:p>
      <text:p text:style-name="P5"><text:span text:style-name="T2">&gt;&gt;&gt; </text:span><text:span text:style-name="Strong_20_Emphasis"><text:span text:style-name="T2">for k, v in spam.items():</text:span></text:span></text:p>
      <text:p text:style-name="P5"><text:span text:style-name="T3"><text:s text:c="8"/></text:span><text:span text:style-name="Strong_20_Emphasis"><text:span text:style-name="T2">print('Key: ' + k + ' Value: ' + str(v))</text:span></text:span></text:p>
      <text:p text:style-name="P5"/>
      <text:p text:style-name="P4">Key: age Value: 42</text:p>
      <text:p text:style-name="P9">Key: color Value: red</text:p>
      <text:h text:style-name="P1" text:outline-level="2"><text:bookmark text:name="calibre_link-2384"/>Checking Whether a Key or Value Exists in a Dictionary</text:h>
      <text:p text:style-name="P30"><text:bookmark text:name="calibre_link-1161"/><text:bookmark text:name="calibre_link-1068"/><text:bookmark text:name="calibre_link-877"/><text:bookmark text:name="calibre_link-740"/><text:bookmark text:name="calibre_link-468"/><text:bookmark text:name="calibre_link-467"/><text:bookmark text:name="calibre_link-466"/><text:span text:style-name="T2">Recall from the previous chapter that the </text:span><text:span text:style-name="Source_20_Text"><text:span text:style-name="T2">in</text:span></text:span><text:span text:style-name="T2"> and </text:span><text:span text:style-name="Source_20_Text"><text:span text:style-name="T2">not in</text:span></text:span><text:span text:style-name="T2"> operators can check whether a value exists in a list. You can also use these operators to see whether </text:span><text:soft-page-break/><text:span text:style-name="T2">a certain key or value exists in a dictionary. Enter the following into the interactive shell:</text:span></text:p>
      <text:p text:style-name="P5"><text:bookmark text:name="calibre_link-2385"/><text:span text:style-name="T2">&gt;&gt;&gt; </text:span><text:span text:style-name="Strong_20_Emphasis"><text:span text:style-name="T2">spam = {'name': 'Zophie', 'age': 7}</text:span></text:span></text:p>
      <text:p text:style-name="P5"><text:span text:style-name="T2">&gt;&gt;&gt; </text:span><text:span text:style-name="Strong_20_Emphasis"><text:span text:style-name="T2">'name' in spam.keys()</text:span></text:span></text:p>
      <text:p text:style-name="P4">True</text:p>
      <text:p text:style-name="P5"><text:span text:style-name="T2">&gt;&gt;&gt; </text:span><text:span text:style-name="Strong_20_Emphasis"><text:span text:style-name="T2">'Zophie' in spam.values()</text:span></text:span></text:p>
      <text:p text:style-name="P4">True</text:p>
      <text:p text:style-name="P5"><text:span text:style-name="T2">&gt;&gt;&gt; </text:span><text:span text:style-name="Strong_20_Emphasis"><text:span text:style-name="T2">'color' in spam.keys()</text:span></text:span></text:p>
      <text:p text:style-name="P4">False</text:p>
      <text:p text:style-name="P5"><text:span text:style-name="T2">&gt;&gt;&gt; </text:span><text:span text:style-name="Strong_20_Emphasis"><text:span text:style-name="T2">'color' not in spam.keys()</text:span></text:span></text:p>
      <text:p text:style-name="P4">True</text:p>
      <text:p text:style-name="P5"><text:span text:style-name="T2">&gt;&gt;&gt; </text:span><text:span text:style-name="Strong_20_Emphasis"><text:span text:style-name="T2">'color' in spam</text:span></text:span></text:p>
      <text:p text:style-name="P9">False</text:p>
      <text:p text:style-name="P30"><text:span text:style-name="T2">In the previous example, notice that </text:span><text:span text:style-name="Source_20_Text"><text:span text:style-name="T2">'color' in spam</text:span></text:span><text:span text:style-name="T2"> is essentially a shorter version of writing </text:span><text:span text:style-name="Source_20_Text"><text:span text:style-name="T2">'color' in spam.keys()</text:span></text:span><text:span text:style-name="T2">. This is always the case: If you ever want to check whether a value is (or isn’t) a key in the dictionary, you can simply use the </text:span><text:span text:style-name="Source_20_Text"><text:span text:style-name="T2">in</text:span></text:span><text:span text:style-name="T2"> (or </text:span><text:span text:style-name="Source_20_Text"><text:span text:style-name="T2">not in</text:span></text:span><text:span text:style-name="T2">) keyword with the dictionary value itself.</text:span></text:p>
      <text:h text:style-name="P1" text:outline-level="2"><text:bookmark text:name="calibre_link-2386"/>The get() Method</text:h>
      <text:p text:style-name="P30"><text:span text:style-name="T2">It’s tedious to check whether a key exists in a dictionary before accessing that key’s value. Fortunately, dictionaries have a </text:span><text:span text:style-name="Source_20_Text"><text:span text:style-name="T2">get()</text:span></text:span><text:span text:style-name="T2"> method that takes two arguments: the key of the value to retrieve and a fallback value to return if that key does not exist.</text:span></text:p>
      <text:p text:style-name="P29">Enter the following into the interactive shell:</text:p>
      <text:p text:style-name="P5"><text:bookmark text:name="calibre_link-2387"/><text:span text:style-name="T2">&gt;&gt;&gt; </text:span><text:span text:style-name="Strong_20_Emphasis"><text:span text:style-name="T2">picnicItems = {'apples': 5, 'cups': 2}</text:span></text:span></text:p>
      <text:p text:style-name="P5"><text:span text:style-name="T2">&gt;&gt;&gt; </text:span><text:span text:style-name="Strong_20_Emphasis"><text:span text:style-name="T2">'I am bringing ' + str(picnicItems.get('cups', 0)) + ' cups.'</text:span></text:span></text:p>
      <text:p text:style-name="P4">'I am bringing 2 cups.'</text:p>
      <text:p text:style-name="P5"><text:span text:style-name="T2">&gt;&gt;&gt; </text:span><text:span text:style-name="Strong_20_Emphasis"><text:span text:style-name="T2">'I am bringing ' + str(picnicItems.get('eggs', 0)) + ' eggs.'</text:span></text:span></text:p>
      <text:p text:style-name="P9">'I am bringing 0 eggs.'</text:p>
      <text:p text:style-name="P30"><text:span text:style-name="T2">Because there is no </text:span><text:span text:style-name="Source_20_Text"><text:span text:style-name="T2">'eggs'</text:span></text:span><text:span text:style-name="T2"> key in the </text:span><text:span text:style-name="Source_20_Text"><text:span text:style-name="T2">picnicItems</text:span></text:span><text:span text:style-name="T2"> dictionary, the default value </text:span><text:span text:style-name="Source_20_Text"><text:span text:style-name="T2">0</text:span></text:span><text:span text:style-name="T2"> is returned by the </text:span><text:span text:style-name="Source_20_Text"><text:span text:style-name="T2">get()</text:span></text:span><text:span text:style-name="T2"> method. Without using </text:span><text:span text:style-name="Source_20_Text"><text:span text:style-name="T2">get()</text:span></text:span><text:span text:style-name="T2">, the code would have caused an error message, such as in the following example:</text:span></text:p>
      <text:p text:style-name="P5"><text:bookmark text:name="calibre_link-2388"/><text:span text:style-name="T2">&gt;&gt;&gt; </text:span><text:span text:style-name="Strong_20_Emphasis"><text:span text:style-name="T2">picnicItems = {'apples': 5, 'cups': 2}</text:span></text:span></text:p>
      <text:p text:style-name="P5"><text:span text:style-name="T2">&gt;&gt;&gt; </text:span><text:span text:style-name="Strong_20_Emphasis"><text:span text:style-name="T2">'I am bringing ' + str(picnicItems['eggs']) + ' eggs.'</text:span></text:span></text:p>
      <text:p text:style-name="P4">Traceback (most recent call last):</text:p>
      <text:p text:style-name="P2"><text:s text:c="2"/><text:span text:style-name="T1">File "&lt;pyshell#34&gt;", line 1, in &lt;module&gt;</text:span></text:p>
      <text:p text:style-name="P2"><text:s text:c="4"/><text:span text:style-name="T1">'I am bringing ' + str(picnicItems['eggs']) + ' eggs.'</text:span></text:p>
      <text:p text:style-name="P9">KeyError: 'eggs'</text:p>
      <text:h text:style-name="P1" text:outline-level="2"><text:bookmark text:name="calibre_link-2389"/><text:soft-page-break/>The setdefault() Method</text:h>
      <text:p text:style-name="P29"><text:bookmark text:name="calibre_link-1570"/><text:bookmark text:name="calibre_link-1069"/><text:bookmark text:name="calibre_link-469"/>You’ll often have to set a value in a dictionary for a certain key only if that key does not already have a value. The code looks something like this:</text:p>
      <text:p text:style-name="P4"><text:bookmark text:name="calibre_link-2390"/>spam = {'name': 'Pooka', 'age': 5}</text:p>
      <text:p text:style-name="P4">if 'color' not in spam:</text:p>
      <text:p text:style-name="P7"><text:s text:c="4"/><text:span text:style-name="T1">spam['color'] = 'black'</text:span></text:p>
      <text:p text:style-name="P30"><text:span text:style-name="T2">The </text:span><text:span text:style-name="Source_20_Text"><text:span text:style-name="T2">setdefault()</text:span></text:span><text:span text:style-name="T2"> method offers a way to do this in one line of code. The first argument passed to the method is the key to check for, and the second argument is the value to set at that key if the key does not exist. If the key does exist, the </text:span><text:span text:style-name="Source_20_Text"><text:span text:style-name="T2">setdefault()</text:span></text:span><text:span text:style-name="T2"> method returns the key’s value. Enter the following into the interactive shell:</text:span></text:p>
      <text:p text:style-name="P5"><text:bookmark text:name="calibre_link-2391"/><text:span text:style-name="T2">&gt;&gt;&gt; </text:span><text:span text:style-name="Strong_20_Emphasis"><text:span text:style-name="T2">spam = {'name': 'Pooka', 'age': 5}</text:span></text:span></text:p>
      <text:p text:style-name="P5"><text:span text:style-name="T2">&gt;&gt;&gt; </text:span><text:span text:style-name="Strong_20_Emphasis"><text:span text:style-name="T2">spam.setdefault('color', 'black')</text:span></text:span></text:p>
      <text:p text:style-name="P4">'black'</text:p>
      <text:p text:style-name="P5"><text:span text:style-name="T2">&gt;&gt;&gt; </text:span><text:span text:style-name="Strong_20_Emphasis"><text:span text:style-name="T2">spam</text:span></text:span></text:p>
      <text:p text:style-name="P4">{'color': 'black', 'age': 5, 'name': 'Pooka'}</text:p>
      <text:p text:style-name="P5"><text:span text:style-name="T2">&gt;&gt;&gt; </text:span><text:span text:style-name="Strong_20_Emphasis"><text:span text:style-name="T2">spam.setdefault('color', 'white')</text:span></text:span></text:p>
      <text:p text:style-name="P4">'black'</text:p>
      <text:p text:style-name="P5"><text:span text:style-name="T2">&gt;&gt;&gt; </text:span><text:span text:style-name="Strong_20_Emphasis"><text:span text:style-name="T2">spam</text:span></text:span></text:p>
      <text:p text:style-name="P9">{'color': 'black', 'age': 5, 'name': 'Pooka'}</text:p>
      <text:p text:style-name="P30"><text:span text:style-name="T2">The first time </text:span><text:span text:style-name="Source_20_Text"><text:span text:style-name="T2">setdefault()</text:span></text:span><text:span text:style-name="T2"> is called, the dictionary in </text:span><text:span text:style-name="Source_20_Text"><text:span text:style-name="T2">spam</text:span></text:span><text:span text:style-name="T2"> changes to </text:span><text:span text:style-name="Source_20_Text"><text:span text:style-name="T2">{'color': 'black', 'age': 5, 'name': 'Pooka'}</text:span></text:span><text:span text:style-name="T2">. The method returns the value </text:span><text:span text:style-name="Source_20_Text"><text:span text:style-name="T2">'black'</text:span></text:span><text:span text:style-name="T2"> because this is now the value set for the key </text:span><text:span text:style-name="Source_20_Text"><text:span text:style-name="T2">'color'</text:span></text:span><text:span text:style-name="T2">. When </text:span><text:span text:style-name="Source_20_Text"><text:span text:style-name="T2">spam.setdefault('color', 'white')</text:span></text:span><text:span text:style-name="T2"> is called next, the value for that key is </text:span><text:span text:style-name="Emphasis"><text:span text:style-name="T2">not</text:span></text:span><text:span text:style-name="T2"> changed to </text:span><text:span text:style-name="Source_20_Text"><text:span text:style-name="T2">'white'</text:span></text:span><text:span text:style-name="T2"> because </text:span><text:span text:style-name="Source_20_Text"><text:span text:style-name="T2">spam</text:span></text:span><text:span text:style-name="T2">already has a key named </text:span><text:span text:style-name="Source_20_Text"><text:span text:style-name="T2">'color'</text:span></text:span><text:span text:style-name="T2">.</text:span></text:p>
      <text:p text:style-name="P30"><text:span text:style-name="T2">The </text:span><text:span text:style-name="Source_20_Text"><text:span text:style-name="T2">setdefault()</text:span></text:span><text:span text:style-name="T2"> method is a nice shortcut to ensure that a key exists. Here is a short program that counts the number of occurrences of each letter in a string. Open the file editor window and enter the following code, saving it as </text:span><text:span text:style-name="Emphasis"><text:span text:style-name="T2">characterCount.py</text:span></text:span><text:span text:style-name="T2">:</text:span></text:p>
      <text:p text:style-name="P4"><text:bookmark text:name="calibre_link-2392"/>message = 'It was a bright cold day in April, and the clocks were striking thirteen.'</text:p>
      <text:p text:style-name="P4">count = {}</text:p>
      <text:p text:style-name="P5"/>
      <text:p text:style-name="P4">for character in message:</text:p>
      <text:p text:style-name="P2"><text:s text:c="4"/><text:span text:style-name="T1">count.setdefault(character, 0)</text:span></text:p>
      <text:p text:style-name="P2"><text:s text:c="4"/><text:span text:style-name="T1">count[character] = count[character] + 1</text:span></text:p>
      <text:p text:style-name="P5"/>
      <text:p text:style-name="P9">print(count)</text:p>
      <text:p text:style-name="P30"><text:soft-page-break/><text:span text:style-name="T2">The program loops over each character in the </text:span><text:span text:style-name="Source_20_Text"><text:span text:style-name="T2">message</text:span></text:span><text:span text:style-name="T2"> variable’s string, counting how often each character appears. The </text:span><text:span text:style-name="Source_20_Text"><text:span text:style-name="T2">setdefault()</text:span></text:span><text:span text:style-name="T2"> method call ensures that the key is in the </text:span><text:span text:style-name="Source_20_Text"><text:span text:style-name="T2">count</text:span></text:span><text:span text:style-name="T2"> dictionary (with a default value of </text:span><text:span text:style-name="Source_20_Text"><text:span text:style-name="T2">0</text:span></text:span><text:span text:style-name="T2">) </text:span><text:bookmark text:name="calibre_link-1294"/><text:bookmark text:name="calibre_link-1250"/><text:span text:style-name="T2">so the program doesn’t throw a </text:span><text:span text:style-name="Source_20_Text"><text:span text:style-name="T2">KeyError</text:span></text:span><text:span text:style-name="T2"> error when </text:span><text:span text:style-name="Source_20_Text"><text:span text:style-name="T2">count[character] = count[character] + 1</text:span></text:span><text:span text:style-name="T2"> is executed. When you run this program, the output will look like this:</text:span></text:p>
      <text:p text:style-name="P4"><text:bookmark text:name="calibre_link-2393"/>{' ': 13, ',': 1, '.': 1, 'A': 1, 'I': 1, 'a': 4, 'c': 3, 'b': 1, 'e': 5, 'd': 3, 'g': 2, 'i':</text:p>
      <text:p text:style-name="P9">6, 'h': 3, 'k': 2, 'l': 3, 'o': 2, 'n': 4, 'p': 1, 's': 3, 'r': 5, 't': 6, 'w': 2, 'y': 1}</text:p>
      <text:p text:style-name="P30"><text:span text:style-name="T2">From the output, you can see that the lowercase letter </text:span><text:span text:style-name="Emphasis"><text:span text:style-name="T2">c</text:span></text:span><text:span text:style-name="T2"> appears 3 times, the space character appears 13 times, and the uppercase letter </text:span><text:span text:style-name="Emphasis"><text:span text:style-name="T2">A</text:span></text:span><text:span text:style-name="T2"> appears 1 time. This program will work no matter what string is inside the </text:span><text:span text:style-name="Source_20_Text"><text:span text:style-name="T2">message</text:span></text:span><text:span text:style-name="T2"> variable, even if the string is millions of characters long!</text:span></text:p>
      <text:h text:style-name="P15" text:outline-level="1"><text:bookmark text:name="calibre_link-87"/>Pretty Printing</text:h>
      <text:p text:style-name="P30"><text:span text:style-name="T2">If you import the </text:span><text:span text:style-name="Source_20_Text"><text:span text:style-name="T2">pprint</text:span></text:span><text:span text:style-name="T2"> module into your programs, you’ll have access to the </text:span><text:span text:style-name="Source_20_Text"><text:span text:style-name="T2">pprint()</text:span></text:span><text:span text:style-name="T2"> and </text:span><text:span text:style-name="Source_20_Text"><text:span text:style-name="T2">pformat()</text:span></text:span><text:span text:style-name="T2"> functions that will “pretty print” a dictionary’s values. This is helpful when you want a cleaner display of the items in a dictionary than what </text:span><text:span text:style-name="Source_20_Text"><text:span text:style-name="T2">print()</text:span></text:span><text:span text:style-name="T2"> provides. Modify the previous </text:span><text:span text:style-name="Emphasis"><text:span text:style-name="T2">characterCount.py</text:span></text:span><text:span text:style-name="T2"> program and save it as </text:span><text:span text:style-name="Emphasis"><text:span text:style-name="T2">prettyCharacterCount.py</text:span></text:span><text:span text:style-name="T2">.</text:span></text:p>
      <text:p text:style-name="P5"><text:bookmark text:name="calibre_link-2394"/><text:span text:style-name="Strong_20_Emphasis"><text:span text:style-name="T2">import pprint</text:span></text:span></text:p>
      <text:p text:style-name="P4">message = 'It was a bright cold day in April, and the clocks were striking</text:p>
      <text:p text:style-name="P4">thirteen.'</text:p>
      <text:p text:style-name="P4">count = {}</text:p>
      <text:p text:style-name="P5"/>
      <text:p text:style-name="P4">for character in message:</text:p>
      <text:p text:style-name="P2"><text:s text:c="4"/><text:span text:style-name="T1">count.setdefault(character, 0)</text:span></text:p>
      <text:p text:style-name="P2"><text:s text:c="4"/><text:span text:style-name="T1">count[character] = count[character] + 1</text:span></text:p>
      <text:p text:style-name="P5"/>
      <text:p text:style-name="P10"><text:span text:style-name="Strong_20_Emphasis"><text:span text:style-name="T2">pprint.pprint</text:span></text:span><text:span text:style-name="T2">(count)</text:span></text:p>
      <text:p text:style-name="P29">This time, when the program is run, the output looks much cleaner, with the keys sorted.</text:p>
      <text:p text:style-name="P4"><text:bookmark text:name="calibre_link-2395"/>{' ': 13,</text:p>
      <text:p text:style-name="P2"><text:s/><text:span text:style-name="T1">',': 1,</text:span></text:p>
      <text:p text:style-name="P2"><text:s/><text:span text:style-name="T1">'.': 1,</text:span></text:p>
      <text:p text:style-name="P2"><text:s/><text:span text:style-name="T1">'A': 1,</text:span></text:p>
      <text:p text:style-name="P2"><text:s/><text:span text:style-name="T1">'I': 1,</text:span></text:p>
      <text:p text:style-name="P2"><text:s/><text:span text:style-name="T1">'a': 4,</text:span></text:p>
      <text:p text:style-name="P2"><text:s/><text:span text:style-name="T1">'b': 1,</text:span></text:p>
      <text:p text:style-name="P2"><text:s/><text:span text:style-name="T1">'c': 3,</text:span></text:p>
      <text:p text:style-name="P2"><text:soft-page-break/><text:s/><text:span text:style-name="T1">'d': 3,</text:span></text:p>
      <text:p text:style-name="P2"><text:s/><text:span text:style-name="T1">'e': 5,</text:span></text:p>
      <text:p text:style-name="P2"><text:s/><text:span text:style-name="T1">'g': 2,</text:span></text:p>
      <text:p text:style-name="P2"><text:s/><text:span text:style-name="T1">'h': 3,</text:span></text:p>
      <text:p text:style-name="P2"><text:s/><text:span text:style-name="T1">'i': 6,</text:span></text:p>
      <text:p text:style-name="P2"><text:s/><text:span text:style-name="T1">'k': 2,</text:span></text:p>
      <text:p text:style-name="P2"><text:s/><text:span text:style-name="T1">'l': 3,</text:span></text:p>
      <text:p text:style-name="P2"><text:s/><text:span text:style-name="T1">'n': 4,</text:span></text:p>
      <text:p text:style-name="P2"><text:s/><text:span text:style-name="T1">'o': 2,</text:span></text:p>
      <text:p text:style-name="P2"><text:s/><text:span text:style-name="T1">'p': 1,</text:span></text:p>
      <text:p text:style-name="P2"><text:s/><text:span text:style-name="T1">'r': 5,</text:span></text:p>
      <text:p text:style-name="P2"><text:s/><text:span text:style-name="T1">'s': 3,</text:span></text:p>
      <text:p text:style-name="P2"><text:s/><text:span text:style-name="T1">'t': 6,</text:span></text:p>
      <text:p text:style-name="P2"><text:s/><text:span text:style-name="T1">'w': 2,</text:span></text:p>
      <text:p text:style-name="P7"><text:s/><text:span text:style-name="T1">'y': 1}</text:span></text:p>
      <text:p text:style-name="P30"><text:bookmark text:name="calibre_link-406"/><text:bookmark text:name="calibre_link-231"/><text:span text:style-name="T2">The </text:span><text:span text:style-name="Source_20_Text"><text:span text:style-name="T2">pprint.pprint()</text:span></text:span><text:span text:style-name="T2"> function is especially helpful when the dictionary itself contains nested lists or dictionaries.</text:span></text:p>
      <text:p text:style-name="P30"><text:span text:style-name="T2">If you want to obtain the prettified text as a string value instead of displaying it on the screen, call </text:span><text:span text:style-name="Source_20_Text"><text:span text:style-name="T2">pprint.pformat()</text:span></text:span><text:span text:style-name="T2"> instead. These two lines are equivalent to each other:</text:span></text:p>
      <text:p text:style-name="P4"><text:bookmark text:name="calibre_link-2396"/>pprint.pprint(someDictionaryValue)</text:p>
      <text:p text:style-name="P9">print(pprint.pformat(someDictionaryValue))</text:p>
      <text:h text:style-name="P15" text:outline-level="1">Using Data Structures to Model Real-World Things</text:h>
      <text:p text:style-name="P29">Even before the Internet, it was possible to play a game of chess with someone on the other side of the world. Each player would set up a chessboard at their home and then take turns mailing a postcard to each other describing each move. To do this, the players needed a way to unambiguously describe the state of the board and their moves.</text:p>
      <text:p text:style-name="P30"><text:span text:style-name="T2">In </text:span><text:span text:style-name="Emphasis"><text:span text:style-name="T2">algebraic chess notation</text:span></text:span><text:span text:style-name="T2">, the spaces on the chessboard are identified by a number and letter coordinate, as in </text:span><text:a xlink:type="simple" xlink:href="https://automatetheboringstuff.com/chapter5/#calibre_link-1894" text:style-name="Internet_20_link" text:visited-style-name="Visited_20_Internet_20_Link"><text:span text:style-name="T4">Figure 5-1</text:span></text:a><text:span text:style-name="T2">.</text:span></text:p>
      <text:p text:style-name="P28"><text:bookmark text:name="calibre_link-2398"/><text:bookmark text:name="calibre_link-1894"/><draw:frame draw:style-name="fr1" draw:name="graphics31" text:anchor-type="as-char" svg:width="0.7862in" svg:height="0.3929in" draw:z-index="30"><draw:image xlink:href="https://automatetheboringstuff.com/images/000002.jpg" xlink:type="simple" xlink:show="embed" xlink:actuate="onLoad"/><svg:title>The coordinates of a chessboard in algebraic chess notation</svg:title></draw:frame></text:p>
      <text:p text:style-name="P29">Figure 5-1. The coordinates of a chessboard in algebraic chess notation</text:p>
      <text:p text:style-name="P30"><text:span text:style-name="T2">The chess pieces are identified by letters: </text:span><text:span text:style-name="Emphasis"><text:span text:style-name="T2">K</text:span></text:span><text:span text:style-name="T2"> for king, </text:span><text:span text:style-name="Emphasis"><text:span text:style-name="T2">Q</text:span></text:span><text:span text:style-name="T2"> for queen, </text:span><text:span text:style-name="Emphasis"><text:span text:style-name="T2">R</text:span></text:span><text:span text:style-name="T2"> for rook, </text:span><text:span text:style-name="Emphasis"><text:span text:style-name="T2">B</text:span></text:span><text:span text:style-name="T2"> for bishop, and </text:span><text:span text:style-name="Emphasis"><text:span text:style-name="T2">N</text:span></text:span><text:span text:style-name="T2"> for knight. Describing a move uses the letter of the piece and the coordinates of its destination. A pair of these moves describes </text:span><text:bookmark text:name="calibre_link-1719"/><text:bookmark text:name="calibre_link-407"/><text:span text:style-name="T2">what happens in a single turn (with white going first); for instance, </text:span><text:soft-page-break/><text:span text:style-name="T2">the notation </text:span><text:span text:style-name="Emphasis"><text:span text:style-name="T2">2. Nf3 Nc6</text:span></text:span><text:span text:style-name="T2"> indicates that white moved a knight to f3 and black moved a knight to c6 on the second turn of the game.</text:span></text:p>
      <text:p text:style-name="P29">There’s a bit more to algebraic notation than this, but the point is that you can use it to unambiguously describe a game of chess without needing to be in front of a chessboard. Your opponent can even be on the other side of the world! In fact, you don’t even need a physical chess set if you have a good memory: You can just read the mailed chess moves and update boards you have in your imagination.</text:p>
      <text:p text:style-name="P30"><text:span text:style-name="T2">Computers have good memories. A program on a modern computer can easily store billions of strings like </text:span><text:span text:style-name="Source_20_Text"><text:span text:style-name="T2">'2. Nf3 Nc6'</text:span></text:span><text:span text:style-name="T2">. This is how computers can play chess without having a physical chessboard. They model data to represent a chessboard, and you can write code to work with this model.</text:span></text:p>
      <text:p text:style-name="P29">This is where lists and dictionaries can come in. You can use them to model real-world things, like chessboards. For the first example, you’ll use a game that’s a little simpler than chess: tic-tac-toe.</text:p>
      <text:h text:style-name="P1" text:outline-level="2"><text:bookmark text:name="calibre_link-2399"/>A Tic-Tac-Toe Board</text:h>
      <text:p text:style-name="P30"><text:span text:style-name="T2">A tic-tac-toe board looks like a large hash symbol (#) with nine slots that can each contain an </text:span><text:span text:style-name="Emphasis"><text:span text:style-name="T2">X</text:span></text:span><text:span text:style-name="T2">, an </text:span><text:span text:style-name="Emphasis"><text:span text:style-name="T2">O</text:span></text:span><text:span text:style-name="T2">, or a blank. To represent the board with a dictionary, you can assign each slot a string-value key, as shown in </text:span><text:a xlink:type="simple" xlink:href="https://automatetheboringstuff.com/chapter5/#calibre_link-1895" text:style-name="Internet_20_link" text:visited-style-name="Visited_20_Internet_20_Link"><text:span text:style-name="T4">Figure 5-2</text:span></text:a><text:span text:style-name="T2">.</text:span></text:p>
      <text:p text:style-name="P30"><text:span text:style-name="T2">You can use string values to represent what’s in each slot on the board: </text:span><text:span text:style-name="Source_20_Text"><text:span text:style-name="T2">'X'</text:span></text:span><text:span text:style-name="T2">, </text:span><text:span text:style-name="Source_20_Text"><text:span text:style-name="T2">'O'</text:span></text:span><text:span text:style-name="T2">, or </text:span><text:span text:style-name="Source_20_Text"><text:span text:style-name="T2">' '</text:span></text:span><text:span text:style-name="T2"> (a space character). Thus, you’ll need to store nine strings. You can use a dictionary of values for this. The string value with the key </text:span><text:span text:style-name="Source_20_Text"><text:span text:style-name="T2">'top-R'</text:span></text:span><text:span text:style-name="T2"> can represent the top-right corner, the string value with the key </text:span><text:span text:style-name="Source_20_Text"><text:span text:style-name="T2">'low-L'</text:span></text:span><text:span text:style-name="T2"> can represent the bottom-left corner, the string value with the key </text:span><text:span text:style-name="Source_20_Text"><text:span text:style-name="T2">'mid-M'</text:span></text:span><text:span text:style-name="T2"> can represent the middle, and so on.</text:span></text:p>
      <text:p text:style-name="P28"><text:bookmark text:name="calibre_link-2400"/><text:bookmark text:name="calibre_link-1895"/><draw:frame draw:style-name="fr1" draw:name="graphics32" text:anchor-type="as-char" svg:width="0.7862in" svg:height="0.3929in" draw:z-index="31"><draw:image xlink:href="https://automatetheboringstuff.com/images/000003.png" xlink:type="simple" xlink:show="embed" xlink:actuate="onLoad"/><svg:title>The slots of a tic-tactoe board with their corresponding keys</svg:title></draw:frame></text:p>
      <text:p text:style-name="P29">Figure 5-2. The slots of a tic-tactoe board with their corresponding keys</text:p>
      <text:p text:style-name="P30"><text:span text:style-name="T2">This dictionary is a data structure that represents a tic-tac-toe board. Store this board-as-a-dictionary in a variable named </text:span><text:span text:style-name="Source_20_Text"><text:span text:style-name="T2">theBoard</text:span></text:span><text:span text:style-name="T2">. Open a new file editor window, and enter the following source code, saving it as </text:span><text:span text:style-name="Emphasis"><text:span text:style-name="T2">ticTacToe.py</text:span></text:span><text:span text:style-name="T2">:</text:span></text:p>
      <text:p text:style-name="P4"><text:bookmark text:name="calibre_link-2401"/>theBoard = {'top-L': ' ', 'top-M': ' ', 'top-R': ' ',</text:p>
      <text:p text:style-name="P2"><text:s text:c="12"/><text:span text:style-name="T1">'mid-L': ' ', 'mid-M': ' ', 'mid-R': ' ',</text:span></text:p>
      <text:p text:style-name="P7"><text:s text:c="12"/><text:span text:style-name="T1">'low-L': ' ', 'low-M': ' ', 'low-R': ' '}</text:span></text:p>
      <text:p text:style-name="P30"><text:span text:style-name="T2">The data structure stored in the </text:span><text:span text:style-name="Source_20_Text"><text:span text:style-name="T2">theBoard</text:span></text:span><text:span text:style-name="T2"> variable represents the tic-tactoe board in </text:span><text:a xlink:type="simple" xlink:href="https://automatetheboringstuff.com/chapter5/#calibre_link-1896" text:style-name="Internet_20_link" text:visited-style-name="Visited_20_Internet_20_Link"><text:span text:style-name="T4">Figure 5-3</text:span></text:a><text:span text:style-name="T2">.</text:span></text:p>
      <text:p text:style-name="P28"><text:bookmark text:name="calibre_link-2402"/><text:bookmark text:name="calibre_link-1896"/><text:soft-page-break/><draw:frame draw:style-name="fr1" draw:name="graphics33" text:anchor-type="as-char" svg:width="0.7862in" svg:height="0.3929in" draw:z-index="32"><draw:image xlink:href="https://automatetheboringstuff.com/images/000006.png" xlink:type="simple" xlink:show="embed" xlink:actuate="onLoad"/><svg:title>An empty tic-tac-toe board</svg:title></draw:frame></text:p>
      <text:p text:style-name="P29">Figure 5-3. An empty tic-tac-toe board</text:p>
      <text:p text:style-name="P30"><text:span text:style-name="T2">Since the value for every key in </text:span><text:span text:style-name="Source_20_Text"><text:span text:style-name="T2">theBoard</text:span></text:span><text:span text:style-name="T2"> is a single-space string, this dictionary represents a completely clear board. If player X went first and chose the middle space, you could represent that board with this dictionary:</text:span></text:p>
      <text:p text:style-name="P4"><text:bookmark text:name="calibre_link-2403"/>theBoard = {'top-L': ' ', 'top-M': ' ', 'top-R': ' ',</text:p>
      <text:p text:style-name="P2"><text:s text:c="12"/><text:span text:style-name="T1">'mid-L': ' ', 'mid-M': 'X', 'mid-R': ' ',</text:span></text:p>
      <text:p text:style-name="P7"><text:s text:c="12"/><text:span text:style-name="T1">'low-L': ' ', 'low-M': ' ', 'low-R': ' '}</text:span></text:p>
      <text:p text:style-name="P30"><text:span text:style-name="T2">The data structure in </text:span><text:span text:style-name="Source_20_Text"><text:span text:style-name="T2">theBoard</text:span></text:span><text:span text:style-name="T2"> now represents the tic-tac-toe board in </text:span><text:a xlink:type="simple" xlink:href="https://automatetheboringstuff.com/chapter5/#calibre_link-1897" text:style-name="Internet_20_link" text:visited-style-name="Visited_20_Internet_20_Link"><text:span text:style-name="T4">Figure 5-4</text:span></text:a><text:span text:style-name="T2">.</text:span></text:p>
      <text:p text:style-name="P28"><text:bookmark text:name="calibre_link-2404"/><text:bookmark text:name="calibre_link-1897"/><draw:frame draw:style-name="fr1" draw:name="graphics34" text:anchor-type="as-char" svg:width="0.7862in" svg:height="0.3929in" draw:z-index="33"><draw:image xlink:href="https://automatetheboringstuff.com/images/000008.png" xlink:type="simple" xlink:show="embed" xlink:actuate="onLoad"/><svg:title>The first move</svg:title></draw:frame></text:p>
      <text:p text:style-name="P29">Figure 5-4. The first move</text:p>
      <text:p text:style-name="P30"><text:span text:style-name="T2">A board where player O has won by placing </text:span><text:span text:style-name="Emphasis"><text:span text:style-name="T2">O</text:span></text:span><text:span text:style-name="T2">s across the top might look like this:</text:span></text:p>
      <text:p text:style-name="P4"><text:bookmark text:name="calibre_link-2405"/>theBoard = {'top-L': 'O', 'top-M': 'O', 'top-R': 'O',</text:p>
      <text:p text:style-name="P2"><text:s text:c="12"/><text:span text:style-name="T1">'mid-L': 'X', 'mid-M': 'X', 'mid-R': ' ',</text:span></text:p>
      <text:p text:style-name="P7"><text:s text:c="12"/><text:span text:style-name="T1">'low-L': ' ', 'low-M': ' ', 'low-R': 'X'}</text:span></text:p>
      <text:p text:style-name="P30"><text:span text:style-name="T2">The data structure in </text:span><text:span text:style-name="Source_20_Text"><text:span text:style-name="T2">theBoard</text:span></text:span><text:span text:style-name="T2"> now represents the tic-tac-toe board in </text:span><text:a xlink:type="simple" xlink:href="https://automatetheboringstuff.com/chapter5/#calibre_link-1898" text:style-name="Internet_20_link" text:visited-style-name="Visited_20_Internet_20_Link"><text:span text:style-name="T4">Figure 5-5</text:span></text:a><text:span text:style-name="T2">.</text:span></text:p>
      <text:p text:style-name="P28"><text:bookmark text:name="calibre_link-2406"/><text:bookmark text:name="calibre_link-1898"/><draw:frame draw:style-name="fr1" draw:name="graphics35" text:anchor-type="as-char" svg:width="0.7862in" svg:height="0.3929in" draw:z-index="34"><draw:image xlink:href="https://automatetheboringstuff.com/images/000010.png" xlink:type="simple" xlink:show="embed" xlink:actuate="onLoad"/><svg:title>Player O wins.</svg:title></draw:frame></text:p>
      <text:p text:style-name="P29">Figure 5-5. Player O wins.</text:p>
      <text:p text:style-name="P30"><text:span text:style-name="T2">Of course, the player sees only what is printed to the screen, not the contents of variables. Let’s create a function to print the board dictionary onto the screen. Make the following addition to </text:span><text:span text:style-name="Emphasis"><text:span text:style-name="T2">ticTacToe.py</text:span></text:span><text:span text:style-name="T2"> (new code is in bold):</text:span></text:p>
      <text:p text:style-name="P4"><text:bookmark text:name="calibre_link-2407"/>theBoard = {'top-L': ' ', 'top-M': ' ', 'top-R': ' ',</text:p>
      <text:p text:style-name="P2"><text:s text:c="12"/><text:span text:style-name="T1">'mid-L': ' ', 'mid-M': ' ', 'mid-R': ' ',</text:span></text:p>
      <text:p text:style-name="P2"><text:s text:c="12"/><text:span text:style-name="T1">'low-L': ' ', 'low-M': ' ', 'low-R': ' '}</text:span></text:p>
      <text:p text:style-name="P5"><text:span text:style-name="Strong_20_Emphasis"><text:span text:style-name="T2">def printBoard(board):</text:span></text:span></text:p>
      <text:p text:style-name="P5"><text:span text:style-name="T3"><text:s text:c="4"/></text:span><text:span text:style-name="Strong_20_Emphasis"><text:span text:style-name="T2">print(board['top-L'] + '|' + board['top-M'] + '|' + board['top-R'])</text:span></text:span></text:p>
      <text:p text:style-name="P5"><text:span text:style-name="T3"><text:s text:c="4"/></text:span><text:span text:style-name="Strong_20_Emphasis"><text:span text:style-name="T2">print('-+-+-')</text:span></text:span></text:p>
      <text:p text:style-name="P5"><text:span text:style-name="T3"><text:s text:c="4"/></text:span><text:span text:style-name="Strong_20_Emphasis"><text:span text:style-name="T2">print(board['mid-L'] + '|' + board['mid-M'] + '|' + board['mid-R'])</text:span></text:span></text:p>
      <text:p text:style-name="P5"><text:span text:style-name="T3"><text:s text:c="4"/></text:span><text:span text:style-name="Strong_20_Emphasis"><text:span text:style-name="T2">print('-+-+-')</text:span></text:span></text:p>
      <text:p text:style-name="P5"><text:span text:style-name="T3"><text:s text:c="4"/></text:span><text:span text:style-name="Strong_20_Emphasis"><text:span text:style-name="T2">print(board['low-L'] + '|' + board['low-M'] + '|' + board['low-R'])</text:span></text:span></text:p>
      <text:p text:style-name="P10"><text:soft-page-break/><text:span text:style-name="Strong_20_Emphasis"><text:span text:style-name="T2">printBoard(theBoard)</text:span></text:span></text:p>
      <text:p text:style-name="P30"><text:span text:style-name="T2">When you run this program, </text:span><text:span text:style-name="Source_20_Text"><text:span text:style-name="T2">printBoard()</text:span></text:span><text:span text:style-name="T2"> will print out a blank tic-tactoe board.</text:span></text:p>
      <text:p text:style-name="P4"><text:bookmark text:name="calibre_link-2408"/>| |</text:p>
      <text:p text:style-name="P4">-+-+-</text:p>
      <text:p text:style-name="P4">| |</text:p>
      <text:p text:style-name="P4">-+-+-</text:p>
      <text:p text:style-name="P9">| |</text:p>
      <text:p text:style-name="P30"><text:span text:style-name="T2">The </text:span><text:span text:style-name="Source_20_Text"><text:span text:style-name="T2">printBoard()</text:span></text:span><text:span text:style-name="T2"> function can handle any tic-tac-toe data structure you pass it. Try changing the code to the following:</text:span></text:p>
      <text:p text:style-name="P5"><text:bookmark text:name="calibre_link-2409"/><text:span text:style-name="T2">theBoard = </text:span><text:span text:style-name="Strong_20_Emphasis"><text:span text:style-name="T2">{'top-L': 'O', 'top-M': 'O', 'top-R': 'O', 'mid-L': 'X', 'mid-M':</text:span></text:span></text:p>
      <text:p text:style-name="P5"><text:span text:style-name="Strong_20_Emphasis"><text:span text:style-name="T2">'X', 'mid-R': ' ', 'low-L': ' ', 'low-M': ' ', 'low-R': 'X'}</text:span></text:span></text:p>
      <text:p text:style-name="P5"/>
      <text:p text:style-name="P4">def printBoard(board):</text:p>
      <text:p text:style-name="P2"><text:s text:c="4"/><text:span text:style-name="T1">print(board['top-L'] + '|' + board['top-M'] + '|' + board['top-R'])</text:span></text:p>
      <text:p text:style-name="P2"><text:s text:c="4"/><text:span text:style-name="T1">print('-+-+-')</text:span></text:p>
      <text:p text:style-name="P2"><text:s text:c="4"/><text:span text:style-name="T1">print(board['mid-L'] + '|' + board['mid-M'] + '|' + board['mid-R'])</text:span></text:p>
      <text:p text:style-name="P2"><text:s text:c="4"/><text:span text:style-name="T1">print('-+-+-')</text:span></text:p>
      <text:p text:style-name="P2"><text:s text:c="4"/><text:span text:style-name="T1">print(board['low-L'] + '|' + board['low-M'] + '|' + board['low-R'])</text:span></text:p>
      <text:p text:style-name="P9">printBoard(theBoard)</text:p>
      <text:p text:style-name="P29">Now when you run this program, the new board will be printed to the screen.</text:p>
      <text:p text:style-name="P4"><text:bookmark text:name="calibre_link-2410"/>O|O|O</text:p>
      <text:p text:style-name="P4">-+-+-</text:p>
      <text:p text:style-name="P4">X|X|</text:p>
      <text:p text:style-name="P4">-+-+-</text:p>
      <text:p text:style-name="P9">| |X</text:p>
      <text:p text:style-name="P30"><text:span text:style-name="T2">Because you created a data structure to represent a tic-tac-toe board and wrote code in </text:span><text:span text:style-name="Source_20_Text"><text:span text:style-name="T2">printBoard()</text:span></text:span><text:span text:style-name="T2"> to interpret that data structure, you now have a program that “models” the tic-tac-toe board. You could have organized your data structure differently (for example, using keys like </text:span><text:span text:style-name="Source_20_Text"><text:span text:style-name="T2">'TOP-LEFT'</text:span></text:span><text:span text:style-name="T2"> instead of </text:span><text:span text:style-name="Source_20_Text"><text:span text:style-name="T2">'top-L'</text:span></text:span><text:span text:style-name="T2">), but as long as the code works with your data structures, you will have a correctly working program.</text:span></text:p>
      <text:p text:style-name="P30"><text:span text:style-name="T2">For example, the </text:span><text:span text:style-name="Source_20_Text"><text:span text:style-name="T2">printBoard()</text:span></text:span><text:span text:style-name="T2"> function expects the tic-tac-toe data structure to be a dictionary with keys for all nine slots. If the dictionary you passed was missing, say, the </text:span><text:span text:style-name="Source_20_Text"><text:span text:style-name="T2">'mid-L'</text:span></text:span><text:span text:style-name="T2"> key, your program would no longer work.</text:span></text:p>
      <text:p text:style-name="P4"><text:bookmark text:name="calibre_link-2411"/>O|O|O</text:p>
      <text:p text:style-name="P4"><text:soft-page-break/>-+-+-</text:p>
      <text:p text:style-name="P4">Traceback (most recent call last):</text:p>
      <text:p text:style-name="P2"><text:s text:c="2"/><text:span text:style-name="T1">File "ticTacToe.py", line 10, in &lt;module&gt;</text:span></text:p>
      <text:p text:style-name="P2"><text:s text:c="4"/><text:span text:style-name="T1">printBoard(theBoard)</text:span></text:p>
      <text:p text:style-name="P2"><text:s text:c="2"/><text:span text:style-name="T1">File "ticTacToe.py", line 6, in printBoard</text:span></text:p>
      <text:p text:style-name="P2"><text:s text:c="4"/><text:span text:style-name="T1">print(board['mid-L'] + '|' + board['mid-M'] + '|' + board['mid-R'])</text:span></text:p>
      <text:p text:style-name="P9">KeyError: 'mid-L'</text:p>
      <text:p text:style-name="P30"><text:span text:style-name="T2">Now let’s add code that allows the players to enter their moves. Modify the </text:span><text:span text:style-name="Emphasis"><text:span text:style-name="T2">ticTacToe.py</text:span></text:span><text:span text:style-name="T2"> program to look like this:</text:span></text:p>
      <text:p text:style-name="P5"><text:bookmark text:name="calibre_link-2412"/><text:span text:style-name="T3"><text:s text:c="3"/></text:span><text:span text:style-name="T2">theBoard = </text:span><text:span text:style-name="Strong_20_Emphasis"><text:span text:style-name="T2">{'top-L': ' ', 'top-M': ' ', 'top-R': ' ', 'mid-L': ' ', 'mid-M': '</text:span></text:span></text:p>
      <text:p text:style-name="P5"><text:span text:style-name="T3"><text:s text:c="3"/></text:span><text:span text:style-name="Strong_20_Emphasis"><text:span text:style-name="T2">', 'mid-R': ' ', 'low-L': ' ', 'low-M': ' ', 'low-R': ' '}</text:span></text:span></text:p>
      <text:p text:style-name="P5"/>
      <text:p text:style-name="P2"><text:s text:c="3"/><text:span text:style-name="T1">def printBoard(board):</text:span></text:p>
      <text:p text:style-name="P2"><text:s text:c="7"/><text:span text:style-name="T1">print(board['top-L'] + '|' + board['top-M'] + '|' + board['top-R'])</text:span></text:p>
      <text:p text:style-name="P2"><text:s text:c="7"/><text:span text:style-name="T1">print('-+-+-')</text:span></text:p>
      <text:p text:style-name="P2"><text:s text:c="7"/><text:span text:style-name="T1">print(board['mid-L'] + '|' + board['mid-M'] + '|' + board['mid-R'])</text:span></text:p>
      <text:p text:style-name="P2"><text:s text:c="7"/><text:span text:style-name="T1">print('-+-+-')</text:span></text:p>
      <text:p text:style-name="P2"><text:s text:c="7"/><text:span text:style-name="T1">print(board['low-L'] + '|' + board['low-M'] + '|' + board['low-R'])</text:span></text:p>
      <text:p text:style-name="P5"><text:span text:style-name="T3"><text:s text:c="3"/></text:span><text:span text:style-name="Strong_20_Emphasis"><text:span text:style-name="T2">turn = 'X'</text:span></text:span></text:p>
      <text:p text:style-name="P5"><text:span text:style-name="T3"><text:s text:c="3"/></text:span><text:span text:style-name="Strong_20_Emphasis"><text:span text:style-name="T2">for i in range(9):</text:span></text:span></text:p>
      <text:p text:style-name="P5"><text:span text:style-name="T3">❶ <text:s text:c="5"/></text:span><text:span text:style-name="Strong_20_Emphasis"><text:span text:style-name="T2">printBoard(theBoard)</text:span></text:span></text:p>
      <text:p text:style-name="P5"><text:span text:style-name="T3"><text:s text:c="8"/></text:span><text:span text:style-name="Strong_20_Emphasis"><text:span text:style-name="T2">print('Turn for ' + turn + '. Move on which space?')</text:span></text:span></text:p>
      <text:p text:style-name="P5"><text:span text:style-name="T3">❷ <text:s text:c="5"/></text:span><text:span text:style-name="Strong_20_Emphasis"><text:span text:style-name="T2">move = input()</text:span></text:span></text:p>
      <text:p text:style-name="P5"><text:span text:style-name="T3">❸ <text:s text:c="5"/></text:span><text:span text:style-name="Strong_20_Emphasis"><text:span text:style-name="T2">theBoard[move] = turn</text:span></text:span></text:p>
      <text:p text:style-name="P5"><text:span text:style-name="T3">❹ <text:s text:c="5"/></text:span><text:span text:style-name="Strong_20_Emphasis"><text:span text:style-name="T2">if turn == 'X':</text:span></text:span></text:p>
      <text:p text:style-name="P5"><text:span text:style-name="T3"><text:s text:c="12"/></text:span><text:span text:style-name="Strong_20_Emphasis"><text:span text:style-name="T2">turn = 'O'</text:span></text:span></text:p>
      <text:p text:style-name="P5"><text:span text:style-name="T3"><text:s text:c="8"/></text:span><text:span text:style-name="Strong_20_Emphasis"><text:span text:style-name="T2">else:</text:span></text:span></text:p>
      <text:p text:style-name="P5"><text:span text:style-name="T3"><text:s text:c="12"/></text:span><text:span text:style-name="Strong_20_Emphasis"><text:span text:style-name="T2">turn = 'X'</text:span></text:span></text:p>
      <text:p text:style-name="P7"><text:s text:c="3"/><text:span text:style-name="T1">printBoard(theBoard)</text:span></text:p>
      <text:p text:style-name="P29"><text:bookmark text:name="calibre_link-1154"/><text:bookmark text:name="calibre_link-1008"/><text:bookmark text:name="calibre_link-470"/>The new code prints out the board at the start of each new turn ❶, gets the active player’s move ❷, updates the game board accordingly ❸, and then swaps the active player ❹ before moving on to the next turn.</text:p>
      <text:p text:style-name="P29">When you run this program, it will look something like this:</text:p>
      <text:p text:style-name="P2"><text:bookmark text:name="calibre_link-2413"/><text:s/><text:span text:style-name="T1">| |</text:span></text:p>
      <text:p text:style-name="P4">-+-+-</text:p>
      <text:p text:style-name="P2"><text:s/><text:span text:style-name="T1">| |</text:span></text:p>
      <text:p text:style-name="P4">-+-+-</text:p>
      <text:p text:style-name="P2"><text:s/><text:span text:style-name="T1">| |</text:span></text:p>
      <text:p text:style-name="P4">Turn for X. Move on which space?</text:p>
      <text:p text:style-name="P5"><text:soft-page-break/><text:span text:style-name="Strong_20_Emphasis"><text:span text:style-name="T2">mid-M</text:span></text:span></text:p>
      <text:p text:style-name="P2"><text:s/><text:span text:style-name="T1">| |</text:span></text:p>
      <text:p text:style-name="P4">-+-+-</text:p>
      <text:p text:style-name="P2"><text:s/><text:span text:style-name="T1">|X|</text:span></text:p>
      <text:p text:style-name="P4">-+-+-</text:p>
      <text:p text:style-name="P2"><text:s/><text:span text:style-name="T1">| |</text:span></text:p>
      <text:p text:style-name="P4">Turn for O. Move on which space?</text:p>
      <text:p text:style-name="P5"><text:span text:style-name="Strong_20_Emphasis"><text:span text:style-name="T2">low-L</text:span></text:span></text:p>
      <text:p text:style-name="P2"><text:s/><text:span text:style-name="T1">| |</text:span></text:p>
      <text:p text:style-name="P4">-+-+-</text:p>
      <text:p text:style-name="P2"><text:s/><text:span text:style-name="T1">|X|</text:span></text:p>
      <text:p text:style-name="P4">-+-+-</text:p>
      <text:p text:style-name="P4">O| |</text:p>
      <text:p text:style-name="P5"/>
      <text:p text:style-name="P5"><text:span text:style-name="T2">--</text:span><text:span text:style-name="Emphasis"><text:span text:style-name="T2">snip</text:span></text:span><text:span text:style-name="T2">--</text:span></text:p>
      <text:p text:style-name="P5"/>
      <text:p text:style-name="P4">O|O|X</text:p>
      <text:p text:style-name="P4">-+-+-</text:p>
      <text:p text:style-name="P4">X|X|O</text:p>
      <text:p text:style-name="P4">-+-+-</text:p>
      <text:p text:style-name="P4">O| |X</text:p>
      <text:p text:style-name="P4">Turn for X. Move on which space?</text:p>
      <text:p text:style-name="P5"><text:span text:style-name="Strong_20_Emphasis"><text:span text:style-name="T2">low-M</text:span></text:span></text:p>
      <text:p text:style-name="P4">O|O|X</text:p>
      <text:p text:style-name="P4">-+-+-</text:p>
      <text:p text:style-name="P4">X|X|O</text:p>
      <text:p text:style-name="P4">-+-+-</text:p>
      <text:p text:style-name="P9">O|X|X</text:p>
      <text:p text:style-name="P29">This isn’t a complete tic-tac-toe game—for instance, it doesn’t ever check whether a player has won—but it’s enough to see how data structures can be used in programs.</text:p>
      <text:h text:style-name="P27" text:outline-level="3"><text:bookmark text:name="calibre_link-2414"/>Note</text:h>
      <text:p text:style-name="P30"><text:span text:style-name="Emphasis"><text:span text:style-name="T2">If you are curious, the source code for a complete tic-tac-toe program is described in the resources available from</text:span></text:span><text:span text:style-name="T2"> </text:span><text:a xlink:type="simple" xlink:href="http://nostarch.com/automatestuff/" text:style-name="Internet_20_link" text:visited-style-name="Visited_20_Internet_20_Link"><text:span text:style-name="T4">http://nostarch.com/automatestuff/</text:span></text:a><text:span text:style-name="T2">.</text:span></text:p>
      <text:h text:style-name="P1" text:outline-level="2"><text:bookmark text:name="calibre_link-2415"/>Nested Dictionaries and Lists</text:h>
      <text:p text:style-name="P30"><text:span text:style-name="T2">Modeling a tic-tac-toe board was fairly simple: The board needed only a single dictionary value with nine key-value pairs. As you model more complicated things, you may find you need dictionaries and lists that contain other </text:span><text:soft-page-break/><text:span text:style-name="T2">dictionaries and lists. Lists are useful to contain an ordered series of values, and dictionaries are useful for associating keys with values. For example, here’s a program that uses a dictionary that contains other dictionaries in order to see who is bringing what to a picnic. The </text:span><text:span text:style-name="Source_20_Text"><text:span text:style-name="T2">totalBrought()</text:span></text:span><text:span text:style-name="T2"> function can read this data structure and calculate the total number of an item being brought by all the guests.</text:span></text:p>
      <text:p text:style-name="P2"><text:bookmark text:name="calibre_link-2416"/><text:s text:c="3"/><text:span text:style-name="T1">allGuests = {'Alice': {'apples': 5, 'pretzels': 12},</text:span></text:p>
      <text:p text:style-name="P2"><text:s text:c="16"/><text:span text:style-name="T1">'Bob': {'ham sandwiches': 3, 'apples': 2},</text:span></text:p>
      <text:p text:style-name="P2"><text:s text:c="16"/><text:span text:style-name="T1">'Carol': {'cups': 3, 'apple pies': 1}}</text:span></text:p>
      <text:p text:style-name="P5"/>
      <text:p text:style-name="P2"><text:s text:c="3"/><text:span text:style-name="T1">def totalBrought(guests, item):</text:span></text:p>
      <text:p text:style-name="P2"><text:s text:c="7"/><text:span text:style-name="T1">numBrought = 0</text:span></text:p>
      <text:p text:style-name="P2">❶ <text:s text:c="4"/><text:span text:style-name="T1">for k, v in guests.items():</text:span></text:p>
      <text:p text:style-name="P2">❷ <text:s text:c="8"/><text:span text:style-name="T1">numBrought = numBrought + v.get(item, 0)</text:span></text:p>
      <text:p text:style-name="P2"><text:s text:c="7"/><text:span text:style-name="T1">return numBrought</text:span></text:p>
      <text:p text:style-name="P5"/>
      <text:p text:style-name="P2"><text:s text:c="3"/><text:span text:style-name="T1">print('Number of things being brought:')</text:span></text:p>
      <text:p text:style-name="P2"><text:s text:c="3"/><text:span text:style-name="T1">print(' - Apples <text:s text:c="8"/>' + str(totalBrought(allGuests, 'apples')))</text:span></text:p>
      <text:p text:style-name="P2"><text:s text:c="3"/><text:span text:style-name="T1">print(' - Cups <text:s text:c="10"/>' + str(totalBrought(allGuests, 'cups')))</text:span></text:p>
      <text:p text:style-name="P2"><text:s text:c="3"/><text:span text:style-name="T1">print(' - Cakes <text:s text:c="9"/>' + str(totalBrought(allGuests, 'cakes')))</text:span></text:p>
      <text:p text:style-name="P2"><text:s text:c="3"/><text:span text:style-name="T1">print(' - Ham Sandwiches ' + str(totalBrought(allGuests, 'ham sandwiches')))</text:span></text:p>
      <text:p text:style-name="P7"><text:s text:c="3"/><text:span text:style-name="T1">print(' - Apple Pies <text:s text:c="4"/>' + str(totalBrought(allGuests, 'apple pies')))</text:span></text:p>
      <text:p text:style-name="P30"><text:span text:style-name="T2">Inside the </text:span><text:span text:style-name="Source_20_Text"><text:span text:style-name="T2">totalBrought()</text:span></text:span><text:span text:style-name="T2"> function, the </text:span><text:span text:style-name="Source_20_Text"><text:span text:style-name="T2">for</text:span></text:span><text:span text:style-name="T2"> loop iterates over the key-value pairs in </text:span><text:span text:style-name="Source_20_Text"><text:span text:style-name="T2">guests</text:span></text:span><text:span text:style-name="T2"> ❶. Inside the loop, the string of the guest’s name is assigned to </text:span><text:span text:style-name="Source_20_Text"><text:span text:style-name="T2">k</text:span></text:span><text:span text:style-name="T2">, and the dictionary of picnic items they’re bringing is assigned to </text:span><text:span text:style-name="Source_20_Text"><text:span text:style-name="T2">v</text:span></text:span><text:span text:style-name="T2">. If the item parameter exists as a key in this dictionary, it’s value (the quantity) is added to </text:span><text:span text:style-name="Source_20_Text"><text:span text:style-name="T2">numBrought</text:span></text:span><text:span text:style-name="T2"> ❷. If it does not exist as a key, the </text:span><text:span text:style-name="Source_20_Text"><text:span text:style-name="T2">get()</text:span></text:span><text:span text:style-name="T2"> method returns </text:span><text:span text:style-name="Source_20_Text"><text:span text:style-name="T2">0</text:span></text:span><text:span text:style-name="T2"> to be added to </text:span><text:span text:style-name="Source_20_Text"><text:span text:style-name="T2">numBrought</text:span></text:span><text:span text:style-name="T2">.</text:span></text:p>
      <text:p text:style-name="P29">The output of this program looks like this:</text:p>
      <text:p text:style-name="P4"><text:bookmark text:name="calibre_link-2417"/>Number of things being brought:</text:p>
      <text:p text:style-name="P4">- Apples 7</text:p>
      <text:p text:style-name="P4">- Cups 3</text:p>
      <text:p text:style-name="P4">- Cakes 0</text:p>
      <text:p text:style-name="P4">- Ham Sandwiches 3</text:p>
      <text:p text:style-name="P9">- Apple Pies <text:s text:c="4"/>1</text:p>
      <text:p text:style-name="P30"><text:span text:style-name="T2">This may seem like such a simple thing to model that you wouldn’t need to bother with writing a program to do it. But realize that this same </text:span><text:span text:style-name="Source_20_Text"><text:span text:style-name="T2">totalBrought()</text:span></text:span><text:span text:style-name="T2"> function could easily handle a dictionary that contains </text:span><text:soft-page-break/><text:span text:style-name="T2">thousands of guests, each bringing </text:span><text:span text:style-name="Emphasis"><text:span text:style-name="T2">thousands</text:span></text:span><text:span text:style-name="T2"> of different picnic items. Then having this information in a data structure along with the </text:span><text:span text:style-name="Source_20_Text"><text:span text:style-name="T2">totalBrought()</text:span></text:span><text:span text:style-name="T2"> function would save you a lot of time!</text:span></text:p>
      <text:p text:style-name="P29">You can model things with data structures in whatever way you like, as long as the rest of the code in your program can work with the data model correctly. When you first begin programming, don’t worry so much about the “right” way to model data. As you gain more experience, you may come up with more efficient models, but the important thing is that the data model works for your program’s needs.</text:p>
      <text:h text:style-name="P15" text:outline-level="1"><text:bookmark text:name="calibre_link-2418"/>Summary</text:h>
      <text:p text:style-name="P29">You learned all about dictionaries in this chapter. Lists and dictionaries are values that can contain multiple values, including other lists and dictionaries. Dictionaries are useful because you can map one item (the key) to another (the value), as opposed to lists, which simply contain a series of values in order. Values inside a dictionary are accessed using square brackets just as with lists. Instead of an integer index, dictionaries can have keys of a variety of data types: integers, floats, strings, or tuples. By organizing a program’s values into data structures, you can create representations of real-world objects. You saw an example of this with a tic-tac-toe board.</text:p>
      <text:h text:style-name="P15" text:outline-level="1"><text:bookmark text:name="calibre_link-2419"/>Practice Questions</text:h>
      <text:p text:style-name="P31"><text:bookmark text:name="calibre_link-2420"/></text:p>
      <table:table table:name="Table13" table:style-name="Table13">
        <table:table-column table:style-name="Table13.A"/>
        <table:table-column table:style-name="Table13.B"/>
        <table:table-row>
          <table:table-cell table:style-name="Table13.A1" office:value-type="string">
            <text:p text:style-name="P12"><text:bookmark text:name="calibre_link-2422"/><text:bookmark text:name="calibre_link-2421"/>Q:</text:p>
          </table:table-cell>
          <table:table-cell table:style-name="Table13.A1" office:value-type="string">
            <text:p text:style-name="P12">1. What does the code for an empty dictionary look like?</text:p>
          </table:table-cell>
        </table:table-row>
        <table:table-row>
          <table:table-cell table:style-name="Table13.A1" office:value-type="string">
            <text:p text:style-name="P12"><text:bookmark text:name="calibre_link-2424"/><text:bookmark text:name="calibre_link-2423"/>Q:</text:p>
          </table:table-cell>
          <table:table-cell table:style-name="Table13.A1" office:value-type="string">
            <text:p text:style-name="P12">2. What does a dictionary value with a key <text:span text:style-name="Source_20_Text">'foo'</text:span> and a value <text:span text:style-name="Source_20_Text">42</text:span> look like?</text:p>
          </table:table-cell>
        </table:table-row>
        <table:table-row>
          <table:table-cell table:style-name="Table13.A1" office:value-type="string">
            <text:p text:style-name="P12"><text:bookmark text:name="calibre_link-2426"/><text:bookmark text:name="calibre_link-2425"/>Q:</text:p>
          </table:table-cell>
          <table:table-cell table:style-name="Table13.A1" office:value-type="string">
            <text:p text:style-name="P12">3. What is the main difference between a dictionary and a list?</text:p>
          </table:table-cell>
        </table:table-row>
        <table:table-row>
          <table:table-cell table:style-name="Table13.A1" office:value-type="string">
            <text:p text:style-name="P12"><text:bookmark text:name="calibre_link-2428"/><text:bookmark text:name="calibre_link-2427"/>Q:</text:p>
          </table:table-cell>
          <table:table-cell table:style-name="Table13.A1" office:value-type="string">
            <text:p text:style-name="P12">4. What happens if you try to access <text:span text:style-name="Source_20_Text">spam['foo']</text:span> if <text:span text:style-name="Source_20_Text">spam</text:span> is <text:span text:style-name="Source_20_Text">{'bar': 100}</text:span>?</text:p>
          </table:table-cell>
        </table:table-row>
        <table:table-row>
          <table:table-cell table:style-name="Table13.A1" office:value-type="string">
            <text:p text:style-name="P12"><text:bookmark text:name="calibre_link-2430"/><text:bookmark text:name="calibre_link-2429"/>Q:</text:p>
          </table:table-cell>
          <table:table-cell table:style-name="Table13.A1" office:value-type="string">
            <text:p text:style-name="P12">5. If a dictionary is stored in <text:span text:style-name="Source_20_Text">spam</text:span>, what is the difference between the expressions <text:span text:style-name="Source_20_Text">'cat' in spam</text:span> and <text:span text:style-name="Source_20_Text">'cat' in spam.keys()</text:span>?</text:p>
          </table:table-cell>
        </table:table-row>
        <table:table-row>
          <table:table-cell table:style-name="Table13.A1" office:value-type="string">
            <text:p text:style-name="P12"><text:bookmark text:name="calibre_link-2432"/><text:bookmark text:name="calibre_link-2431"/>Q:</text:p>
          </table:table-cell>
          <table:table-cell table:style-name="Table13.A1" office:value-type="string">
            <text:p text:style-name="P12">6. If a dictionary is stored in <text:span text:style-name="Source_20_Text">spam</text:span>, what is the difference between the expressions <text:span text:style-name="Source_20_Text">'cat' in spam</text:span> and <text:span text:style-name="Source_20_Text">'cat' in spam.values()</text:span>?</text:p>
          </table:table-cell>
        </table:table-row>
        <text:soft-page-break/>
        <table:table-row>
          <table:table-cell table:style-name="Table13.A1" office:value-type="string">
            <text:p text:style-name="P12"><text:bookmark text:name="calibre_link-2434"/><text:bookmark text:name="calibre_link-2433"/>Q:</text:p>
          </table:table-cell>
          <table:table-cell table:style-name="Table13.A1" office:value-type="string">
            <text:p text:style-name="P12">7. What is a shortcut for the following code?</text:p>
            <text:p text:style-name="Preformatted_20_Text"><text:bookmark text:name="calibre_link-2435"/>if 'color' not in spam:</text:p>
            <text:p text:style-name="P6"><text:s text:c="4"/>spam['color'] = 'black'</text:p>
          </table:table-cell>
        </table:table-row>
        <table:table-row>
          <table:table-cell table:style-name="Table13.A1" office:value-type="string">
            <text:p text:style-name="P12"><text:bookmark text:name="calibre_link-2437"/><text:bookmark text:name="calibre_link-2436"/>Q:</text:p>
          </table:table-cell>
          <table:table-cell table:style-name="Table13.A1" office:value-type="string">
            <text:p text:style-name="P12">8. What module and function can be used to “pretty print” dictionary values?</text:p>
          </table:table-cell>
        </table:table-row>
      </table:table>
      <text:h text:style-name="P15" text:outline-level="1"><text:bookmark text:name="calibre_link-2438"/>Practice Projects</text:h>
      <text:p text:style-name="P29">For practice, write programs to do the following tasks.</text:p>
      <text:h text:style-name="P1" text:outline-level="2"><text:bookmark text:name="calibre_link-2439"/>Fantasy Game Inventory</text:h>
      <text:p text:style-name="P30"><text:span text:style-name="T2">You are creating a fantasy video game. The data structure to model the player’s inventory will be a dictionary where the keys are string values describing the item in the inventory and the value is an integer value detailing how many of that item the player has. For example, the dictionary value </text:span><text:span text:style-name="Source_20_Text"><text:span text:style-name="T2">{'rope': 1, 'torch': 6, 'gold coin': 42, 'dagger': 1, 'arrow': 12}</text:span></text:span><text:span text:style-name="T2"> means the player has 1 rope, 6 torches, 42 gold coins, and so on.</text:span></text:p>
      <text:p text:style-name="P30"><text:span text:style-name="T2">Write a function named </text:span><text:span text:style-name="Source_20_Text"><text:span text:style-name="T2">displayInventory()</text:span></text:span><text:span text:style-name="T2"> that would take any possible “inventory” and display it like the following:</text:span></text:p>
      <text:p text:style-name="P4"><text:bookmark text:name="calibre_link-2440"/>Inventory:</text:p>
      <text:p text:style-name="P4">12 arrow</text:p>
      <text:p text:style-name="P4">42 gold coin</text:p>
      <text:p text:style-name="P4">1 rope</text:p>
      <text:p text:style-name="P4">6 torch</text:p>
      <text:p text:style-name="P4">1 dagger</text:p>
      <text:p text:style-name="P9">Total number of items: 62</text:p>
      <text:p text:style-name="P30"><text:span text:style-name="T2">Hint: You can use a </text:span><text:span text:style-name="Source_20_Text"><text:span text:style-name="T2">for</text:span></text:span><text:span text:style-name="T2"> loop to loop through all the keys in a dictionary.</text:span></text:p>
      <text:p text:style-name="P4"><text:bookmark text:name="calibre_link-2441"/># inventory.py</text:p>
      <text:p text:style-name="P4">stuff = {'rope': 1, 'torch': 6, 'gold coin': 42, 'dagger': 1, 'arrow': 12}</text:p>
      <text:p text:style-name="P5"/>
      <text:p text:style-name="P4">def displayInventory(inventory):</text:p>
      <text:p text:style-name="P2"><text:s text:c="4"/><text:span text:style-name="T1">print("Inventory:")</text:span></text:p>
      <text:p text:style-name="P2"><text:s text:c="4"/><text:span text:style-name="T1">item_total = 0</text:span></text:p>
      <text:p text:style-name="P2"><text:s text:c="4"/><text:span text:style-name="T1">for k, v in inventory.items():</text:span></text:p>
      <text:p text:style-name="P2"><text:s text:c="8"/><text:span text:style-name="T1"># FILL IN THE CODE HERE</text:span></text:p>
      <text:p text:style-name="P2"><text:s text:c="4"/><text:span text:style-name="T1">print("Total number of items: " + str(item_total))</text:span></text:p>
      <text:p text:style-name="P5"/>
      <text:p text:style-name="P9">displayInventory(stuff)</text:p>
      <text:h text:style-name="P1" text:outline-level="2"><text:bookmark text:name="calibre_link-2442"/><text:soft-page-break/>List to Dictionary Function for Fantasy Game Inventory</text:h>
      <text:p text:style-name="P29">Imagine that a vanquished dragon’s loot is represented as a list of strings like this:</text:p>
      <text:p text:style-name="P9"><text:bookmark text:name="calibre_link-2443"/>dragonLoot = ['gold coin', 'dagger', 'gold coin', 'gold coin', 'ruby']</text:p>
      <text:p text:style-name="P30"><text:span text:style-name="T2">Write a function named </text:span><text:span text:style-name="Source_20_Text"><text:span text:style-name="T2">addToInventory(inventory, addedItems)</text:span></text:span><text:span text:style-name="T2">, where the </text:span><text:span text:style-name="Source_20_Text"><text:span text:style-name="T2">inventory</text:span></text:span><text:span text:style-name="T2">parameter is a dictionary representing the player’s inventory (like in the previous project) and the </text:span><text:span text:style-name="Source_20_Text"><text:span text:style-name="T2">addedItems</text:span></text:span><text:span text:style-name="T2"> parameter is a list like </text:span><text:span text:style-name="Source_20_Text"><text:span text:style-name="T2">dragonLoot</text:span></text:span><text:span text:style-name="T2">. The </text:span><text:span text:style-name="Source_20_Text"><text:span text:style-name="T2">addToInventory()</text:span></text:span><text:span text:style-name="T2">function should return a dictionary that represents the updated inventory. Note that the </text:span><text:span text:style-name="Source_20_Text"><text:span text:style-name="T2">addedItems</text:span></text:span><text:span text:style-name="T2"> list can contain multiples of the same item. Your code could look something like this:</text:span></text:p>
      <text:p text:style-name="P4"><text:bookmark text:name="calibre_link-2444"/>def addToInventory(inventory, addedItems):</text:p>
      <text:p text:style-name="P2"><text:s text:c="4"/><text:span text:style-name="T1"># your code goes here</text:span></text:p>
      <text:p text:style-name="P5"/>
      <text:p text:style-name="P4">inv = {'gold coin': 42, 'rope': 1}</text:p>
      <text:p text:style-name="P4">dragonLoot = ['gold coin', 'dagger', 'gold coin', 'gold coin', 'ruby']</text:p>
      <text:p text:style-name="P4">inv = addToInventory(inv, dragonLoot)</text:p>
      <text:p text:style-name="P9">displayInventory(inv)</text:p>
      <text:p text:style-name="P30"><text:span text:style-name="T2">The previous program (with your </text:span><text:span text:style-name="Source_20_Text"><text:span text:style-name="T2">displayInventory()</text:span></text:span><text:span text:style-name="T2"> function from the previous project) would output the following:</text:span></text:p>
      <text:p text:style-name="P4"><text:bookmark text:name="calibre_link-2445"/>Inventory:</text:p>
      <text:p text:style-name="P4">45 gold coin</text:p>
      <text:p text:style-name="P4">1 rope</text:p>
      <text:p text:style-name="P4">1 ruby</text:p>
      <text:p text:style-name="P4">1 dagger</text:p>
      <text:p text:style-name="P5"/>
      <text:p text:style-name="P9">Total number of items: 4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 text:outline-level="1"><text:soft-page-break/>Chapter 6 – Manipulating Strings</text:h>
      <text:p text:style-name="P17"/>
      <text:p text:style-name="P24"><text:span text:style-name="T2">Text is one of the most common forms of data your programs will handle. You already know how to concatenate two string values together with the </text:span><text:span text:style-name="Source_20_Text"><text:span text:style-name="T2">+</text:span></text:span><text:span text:style-name="T2"> operator, but you can do much more than that. You can extract partial strings from string values, add or remove spacing, convert letters to lowercase or uppercase, and check that strings are formatted correctly. You can even write Python code to access the clipboard for copying and pasting text.</text:span></text:p>
      <text:p text:style-name="P22">In this chapter, you’ll learn all this and more. Then you’ll work through two different programming projects: a simple password manager and a program to automate the boring chore of formatting pieces of text.</text:p>
      <text:h text:style-name="P15" text:outline-level="1"><text:bookmark text:name="calibre_link-2447"/>Working with Strings</text:h>
      <text:p text:style-name="P29">Let’s look at some of the ways Python lets you write, print, and access strings in your code.</text:p>
      <text:h text:style-name="P1" text:outline-level="2"><text:bookmark text:name="calibre_link-2448"/>String Literals</text:h>
      <text:p text:style-name="P30"><text:bookmark text:name="calibre_link-1642"/><text:bookmark text:name="calibre_link-1641"/><text:bookmark text:name="calibre_link-1640"/><text:bookmark text:name="calibre_link-1582"/><text:bookmark text:name="calibre_link-566"/><text:bookmark text:name="calibre_link-501"/><text:bookmark text:name="calibre_link-258"/><text:bookmark text:name="calibre_link-194"/><text:bookmark text:name="calibre_link-158"/><text:bookmark text:name="calibre_link-166"/><text:span text:style-name="T2">Typing string values in Python code is fairly straightforward: They begin and end with a single quote. But then how can you use a quote inside a string? Typing </text:span><text:span text:style-name="Strong_20_Emphasis"><text:span text:style-name="Source_20_Text"><text:span text:style-name="T2">'That is Alice's cat.'</text:span></text:span></text:span><text:span text:style-name="T2"> won’t work, because Python thinks the string ends after </text:span><text:span text:style-name="Source_20_Text"><text:span text:style-name="T2">Alice</text:span></text:span><text:span text:style-name="T2">, and the rest (</text:span><text:span text:style-name="Source_20_Text"><text:span text:style-name="T2">s cat.'</text:span></text:span><text:span text:style-name="T2">) is invalid Python code. Fortunately, there are multiple ways to type strings.</text:span></text:p>
      <text:h text:style-name="P27" text:outline-level="3"><text:bookmark text:name="calibre_link-2449"/>Double Quotes</text:h>
      <text:p text:style-name="P29">Strings can begin and end with double quotes, just as they do with single quotes. One benefit of using double quotes is that the string can have a single quote character in it. Enter the following into the interactive shell:</text:p>
      <text:p text:style-name="P10"><text:bookmark text:name="calibre_link-2450"/><text:span text:style-name="T2">&gt;&gt;&gt; </text:span><text:span text:style-name="Strong_20_Emphasis"><text:span text:style-name="T2">spam = "That is Alice's cat."</text:span></text:span></text:p>
      <text:p text:style-name="P29">Since the string begins with a double quote, Python knows that the single quote is part of the string and not marking the end of the string. However, if you need to use both single quotes and double quotes in the string, you’ll need to use escape characters.</text:p>
      <text:h text:style-name="P27" text:outline-level="3"><text:bookmark text:name="calibre_link-2451"/>Escape Characters</text:h>
      <text:p text:style-name="P30"><text:span text:style-name="T2">An </text:span><text:span text:style-name="Emphasis"><text:span text:style-name="T2">escape character</text:span></text:span><text:span text:style-name="T2"> lets you use characters that are otherwise impossible to put into a string. An escape character consists of a backslash (</text:span><text:span text:style-name="Source_20_Text"><text:span text:style-name="T2">\</text:span></text:span><text:span text:style-name="T2">) followed by the character you want to add to the string. (Despite consisting of two characters, it </text:span><text:soft-page-break/><text:span text:style-name="T2">is commonly referred to as a singular escape character.) For example, the escape character for a single quote is </text:span><text:span text:style-name="Source_20_Text"><text:span text:style-name="T2">\'</text:span></text:span><text:span text:style-name="T2">. You can use this inside a string that begins and ends with single quotes. To see how escape characters work, enter the following into the interactive shell:</text:span></text:p>
      <text:p text:style-name="P10"><text:bookmark text:name="calibre_link-2452"/><text:span text:style-name="T2">&gt;&gt;&gt; </text:span><text:span text:style-name="Strong_20_Emphasis"><text:span text:style-name="T2">spam = 'Say hi to Bob\'s mother.'</text:span></text:span></text:p>
      <text:p text:style-name="P30"><text:span text:style-name="T2">Python knows that since the single quote in </text:span><text:span text:style-name="Source_20_Text"><text:span text:style-name="T2">Bob\'s</text:span></text:span><text:span text:style-name="T2"> has a backslash, it is not a single quote meant to end the string value. The escape characters </text:span><text:span text:style-name="Source_20_Text"><text:span text:style-name="T2">\'</text:span></text:span><text:span text:style-name="T2"> and </text:span><text:span text:style-name="Source_20_Text"><text:span text:style-name="T2">\"</text:span></text:span><text:span text:style-name="T2"> let you put single quotes and double quotes inside your strings, respectively.</text:span></text:p>
      <text:p text:style-name="P30"><text:a xlink:type="simple" xlink:href="https://automatetheboringstuff.com/chapter6/#calibre_link-40" text:style-name="Internet_20_link" text:visited-style-name="Visited_20_Internet_20_Link"><text:span text:style-name="T4">Table 6-1</text:span></text:a><text:span text:style-name="T2"> lists the escape characters you can use.</text:span></text:p>
      <text:p text:style-name="P29"><text:bookmark text:name="calibre_link-40"/>Table 6-1. Escape Characters</text:p>
      <table:table table:name="Table14" table:style-name="Table14">
        <table:table-column table:style-name="Table14.A"/>
        <table:table-column table:style-name="Table14.B"/>
        <table:table-header-rows>
          <table:table-row>
            <table:table-cell table:style-name="Table14.A1" office:value-type="string">
              <text:p text:style-name="P11">Escape character</text:p>
            </table:table-cell>
            <table:table-cell table:style-name="Table14.A1" office:value-type="string">
              <text:p text:style-name="P11">Prints as</text:p>
            </table:table-cell>
          </table:table-row>
        </table:table-header-rows>
        <table:table-row>
          <table:table-cell table:style-name="Table14.A1" office:value-type="string">
            <text:p text:style-name="P12"><text:span text:style-name="Source_20_Text">\'</text:span></text:p>
          </table:table-cell>
          <table:table-cell table:style-name="Table14.A1" office:value-type="string">
            <text:p text:style-name="P12">Single quote</text:p>
          </table:table-cell>
        </table:table-row>
        <table:table-row>
          <table:table-cell table:style-name="Table14.A1" office:value-type="string">
            <text:p text:style-name="P12"><text:span text:style-name="Source_20_Text">\"</text:span></text:p>
          </table:table-cell>
          <table:table-cell table:style-name="Table14.A1" office:value-type="string">
            <text:p text:style-name="P12">Double quote</text:p>
          </table:table-cell>
        </table:table-row>
        <table:table-row>
          <table:table-cell table:style-name="Table14.A1" office:value-type="string">
            <text:p text:style-name="P12"><text:span text:style-name="Source_20_Text">\t</text:span></text:p>
          </table:table-cell>
          <table:table-cell table:style-name="Table14.A1" office:value-type="string">
            <text:p text:style-name="P12">Tab</text:p>
          </table:table-cell>
        </table:table-row>
        <table:table-row>
          <table:table-cell table:style-name="Table14.A1" office:value-type="string">
            <text:p text:style-name="P12"><text:span text:style-name="Source_20_Text">\n</text:span></text:p>
          </table:table-cell>
          <table:table-cell table:style-name="Table14.A1" office:value-type="string">
            <text:p text:style-name="P12">Newline (line break)</text:p>
          </table:table-cell>
        </table:table-row>
        <table:table-row>
          <table:table-cell table:style-name="Table14.A1" office:value-type="string">
            <text:p text:style-name="P12"><text:span text:style-name="Source_20_Text">\\</text:span></text:p>
          </table:table-cell>
          <table:table-cell table:style-name="Table14.A1" office:value-type="string">
            <text:p text:style-name="P12">Backslash</text:p>
          </table:table-cell>
        </table:table-row>
      </table:table>
      <text:p text:style-name="P29"><text:bookmark text:name="calibre_link-1737"/><text:bookmark text:name="calibre_link-1644"/><text:bookmark text:name="calibre_link-1643"/><text:bookmark text:name="calibre_link-1436"/><text:bookmark text:name="calibre_link-1133"/><text:bookmark text:name="calibre_link-205"/>Enter the following into the interactive shell:</text:p>
      <text:p text:style-name="P5"><text:bookmark text:name="calibre_link-2453"/><text:span text:style-name="T2">&gt;&gt;&gt; </text:span><text:span text:style-name="Strong_20_Emphasis"><text:span text:style-name="T2">print("Hello there!\nHow are you?\nI\'m doing fine.")</text:span></text:span></text:p>
      <text:p text:style-name="P4">Hello there!</text:p>
      <text:p text:style-name="P4">How are you?</text:p>
      <text:p text:style-name="P9">I'm doing fine.</text:p>
      <text:h text:style-name="P27" text:outline-level="3"><text:bookmark text:name="calibre_link-2454"/>Raw Strings</text:h>
      <text:p text:style-name="P30"><text:span text:style-name="T2">You can place an </text:span><text:span text:style-name="Source_20_Text"><text:span text:style-name="T2">r</text:span></text:span><text:span text:style-name="T2"> before the beginning quotation mark of a string to make it a raw string. A </text:span><text:span text:style-name="Emphasis"><text:span text:style-name="T2">raw string</text:span></text:span><text:span text:style-name="T2"> completely ignores all escape characters and prints any backslash that appears in the string. For example, type the following into the interactive shell:</text:span></text:p>
      <text:p text:style-name="P5"><text:bookmark text:name="calibre_link-2455"/><text:span text:style-name="T2">&gt;&gt;&gt; </text:span><text:span text:style-name="Strong_20_Emphasis"><text:span text:style-name="T2">print(r'That is Carol\'s cat.')</text:span></text:span></text:p>
      <text:p text:style-name="P9">That is Carol\'s cat.</text:p>
      <text:p text:style-name="P29">Because this is a raw string, Python considers the backslash as part of the string and not as the start of an escape character. Raw strings are helpful if you <text:soft-page-break/>are typing string values that contain many backslashes, such as the strings used for regular expressions described in the next chapter.</text:p>
      <text:h text:style-name="P27" text:outline-level="3"><text:bookmark text:name="calibre_link-2456"/>Multiline Strings with Triple Quotes</text:h>
      <text:p text:style-name="P30"><text:span text:style-name="T2">While you can use the </text:span><text:span text:style-name="Source_20_Text"><text:span text:style-name="T2">\n</text:span></text:span><text:span text:style-name="T2"> escape character to put a newline into a string, it is often easier to use multiline strings. A multiline string in Python begins and ends with either three single quotes or three double quotes. Any quotes, tabs, or newlines in between the “triple quotes” are considered part of the string. Python’s indentation rules for blocks do not apply to lines inside a multiline string.</text:span></text:p>
      <text:p text:style-name="P29">Open the file editor and write the following:</text:p>
      <text:p text:style-name="P4"><text:bookmark text:name="calibre_link-2457"/>print('''Dear Alice,</text:p>
      <text:p text:style-name="P5"/>
      <text:p text:style-name="P4">Eve's cat has been arrested for catnapping, cat burglary, and extortion.</text:p>
      <text:p text:style-name="P5"/>
      <text:p text:style-name="P4">Sincerely,</text:p>
      <text:p text:style-name="P9">Bob''')</text:p>
      <text:p text:style-name="P30"><text:span text:style-name="T2">Save this program as </text:span><text:span text:style-name="Emphasis"><text:span text:style-name="T2">catnapping.py</text:span></text:span><text:span text:style-name="T2"> and run it. The output will look like this:</text:span></text:p>
      <text:p text:style-name="P4"><text:bookmark text:name="calibre_link-2458"/>Dear Alice,</text:p>
      <text:p text:style-name="P5"/>
      <text:p text:style-name="P4">Eve's cat has been arrested for catnapping, cat burglary, and extortion.</text:p>
      <text:p text:style-name="P5"/>
      <text:p text:style-name="P4">Sincerely,</text:p>
      <text:p text:style-name="P9">Bob</text:p>
      <text:p text:style-name="P30"><text:bookmark text:name="calibre_link-1646"/><text:bookmark text:name="calibre_link-1645"/><text:bookmark text:name="calibre_link-1590"/><text:bookmark text:name="calibre_link-1132"/><text:bookmark text:name="calibre_link-869"/><text:bookmark text:name="calibre_link-796"/><text:bookmark text:name="calibre_link-347"/><text:bookmark text:name="calibre_link-172"/><text:span text:style-name="T2">Notice that the single quote character in </text:span><text:span text:style-name="Source_20_Text"><text:span text:style-name="T2">Eve's</text:span></text:span><text:span text:style-name="T2"> does not need to be escaped. Escaping single and double quotes is optional in raw strings. The following </text:span><text:span text:style-name="Source_20_Text"><text:span text:style-name="T2">print()</text:span></text:span><text:span text:style-name="T2">call would print identical text but doesn’t use a multiline string:</text:span></text:p>
      <text:p text:style-name="P4"><text:bookmark text:name="calibre_link-2459"/>print('Dear Alice,\n\nEve\'s cat has been arrested for catnapping, cat</text:p>
      <text:p text:style-name="P9">burglary, and extortion.\n\nSincerely,\nBob')</text:p>
      <text:h text:style-name="P27" text:outline-level="3"><text:bookmark text:name="calibre_link-2460"/>Multiline Comments</text:h>
      <text:p text:style-name="P30"><text:span text:style-name="T2">While the hash character (</text:span><text:span text:style-name="Source_20_Text"><text:span text:style-name="T2">#</text:span></text:span><text:span text:style-name="T2">) marks the beginning of a comment for the rest of the line, a multiline string is often used for comments that span multiple lines. The following is perfectly valid Python code:</text:span></text:p>
      <text:p text:style-name="P4"><text:bookmark text:name="calibre_link-2461"/>"""This is a test Python program.</text:p>
      <text:p text:style-name="P4">Written by Al Sweigart al@inventwithpython.com</text:p>
      <text:p text:style-name="P5"/>
      <text:p text:style-name="P4"><text:soft-page-break/>This program was designed for Python 3, not Python 2.</text:p>
      <text:p text:style-name="P4">"""</text:p>
      <text:p text:style-name="P5"/>
      <text:p text:style-name="P4">def spam():</text:p>
      <text:p text:style-name="P2"><text:s text:c="4"/><text:span text:style-name="T1">"""This is a multiline comment to help</text:span></text:p>
      <text:p text:style-name="P2"><text:s text:c="4"/><text:span text:style-name="T1">explain what the spam() function does."""</text:span></text:p>
      <text:p text:style-name="P7"><text:s text:c="4"/><text:span text:style-name="T1">print('Hello!')</text:span></text:p>
      <text:h text:style-name="P1" text:outline-level="2"><text:bookmark text:name="calibre_link-2462"/>Indexing and Slicing Strings</text:h>
      <text:p text:style-name="P30"><text:span text:style-name="T2">Strings use indexes and slices the same way lists do. You can think of the string </text:span><text:span text:style-name="Source_20_Text"><text:span text:style-name="T2">'Hello world!'</text:span></text:span><text:span text:style-name="T2"> as a list and each character in the string as an item with a corresponding index.</text:span></text:p>
      <text:p text:style-name="P4"><text:bookmark text:name="calibre_link-2463"/>' <text:s text:c="2"/>H <text:s text:c="2"/>e <text:s text:c="2"/>l <text:s text:c="2"/>l <text:s text:c="2"/>o <text:s text:c="6"/>w <text:s text:c="2"/>o <text:s text:c="2"/>r <text:s text:c="2"/>l <text:s text:c="2"/>d <text:s text:c="3"/>! <text:s text:c="2"/>'</text:p>
      <text:p text:style-name="P7"><text:s text:c="4"/><text:span text:style-name="T1">0 <text:s text:c="2"/>1 <text:s text:c="2"/>2 <text:s text:c="2"/>3 <text:s text:c="2"/>4 <text:s text:c="2"/>5 <text:s text:c="2"/>6 <text:s text:c="2"/>7 <text:s text:c="2"/>8 <text:s text:c="2"/>9 <text:s text:c="2"/>10 <text:s text:c="2"/>11</text:span></text:p>
      <text:p text:style-name="P30"><text:span text:style-name="T2">The space and exclamation point are included in the character count, so </text:span><text:span text:style-name="Source_20_Text"><text:span text:style-name="T2">'Hello world!'</text:span></text:span><text:span text:style-name="T2"> is 12 characters long, from </text:span><text:span text:style-name="Source_20_Text"><text:span text:style-name="T2">H</text:span></text:span><text:span text:style-name="T2"> at index 0 to </text:span><text:span text:style-name="Source_20_Text"><text:span text:style-name="T2">!</text:span></text:span><text:span text:style-name="T2"> at index 11.</text:span></text:p>
      <text:p text:style-name="P29">Enter the following into the interactive shell:</text:p>
      <text:p text:style-name="P5"><text:bookmark text:name="calibre_link-2464"/><text:span text:style-name="T2">&gt;&gt;&gt; </text:span><text:span text:style-name="Strong_20_Emphasis"><text:span text:style-name="T2">spam = 'Hello world!'</text:span></text:span></text:p>
      <text:p text:style-name="P5"><text:span text:style-name="T2">&gt;&gt;&gt; </text:span><text:span text:style-name="Strong_20_Emphasis"><text:span text:style-name="T2">spam[0]</text:span></text:span></text:p>
      <text:p text:style-name="P4">'H'</text:p>
      <text:p text:style-name="P5"><text:span text:style-name="T2">&gt;&gt;&gt; </text:span><text:span text:style-name="Strong_20_Emphasis"><text:span text:style-name="T2">spam[4]</text:span></text:span></text:p>
      <text:p text:style-name="P4">'o'</text:p>
      <text:p text:style-name="P5"><text:span text:style-name="T2">&gt;&gt;&gt; </text:span><text:span text:style-name="Strong_20_Emphasis"><text:span text:style-name="T2">spam[-1]</text:span></text:span></text:p>
      <text:p text:style-name="P4">'!'</text:p>
      <text:p text:style-name="P5"><text:span text:style-name="T2">&gt;&gt;&gt; </text:span><text:span text:style-name="Strong_20_Emphasis"><text:span text:style-name="T2">spam[0:5]</text:span></text:span></text:p>
      <text:p text:style-name="P4">'Hello'</text:p>
      <text:p text:style-name="P5"><text:span text:style-name="T2">&gt;&gt;&gt; </text:span><text:span text:style-name="Strong_20_Emphasis"><text:span text:style-name="T2">spam[:5]</text:span></text:span></text:p>
      <text:p text:style-name="P4">'Hello'</text:p>
      <text:p text:style-name="P5"><text:span text:style-name="T2">&gt;&gt;&gt; </text:span><text:span text:style-name="Strong_20_Emphasis"><text:span text:style-name="T2">spam[6:]</text:span></text:span></text:p>
      <text:p text:style-name="P9">'world!'</text:p>
      <text:p text:style-name="P30"><text:bookmark text:name="calibre_link-1648"/><text:bookmark text:name="calibre_link-1647"/><text:bookmark text:name="calibre_link-1162"/><text:bookmark text:name="calibre_link-878"/><text:bookmark text:name="calibre_link-335"/><text:bookmark text:name="calibre_link-212"/><text:span text:style-name="T2">If you specify an index, you’ll get the character at that position in the string. If you specify a range from one index to another, the starting index is included and the ending index is not. That’s why, if spam is </text:span><text:span text:style-name="Source_20_Text"><text:span text:style-name="T2">'Hello world!'</text:span></text:span><text:span text:style-name="T2">, </text:span><text:span text:style-name="Source_20_Text"><text:span text:style-name="T2">spam[0:5]</text:span></text:span><text:span text:style-name="T2"> is </text:span><text:span text:style-name="Source_20_Text"><text:span text:style-name="T2">'Hello'</text:span></text:span><text:span text:style-name="T2">. The substring you get from </text:span><text:span text:style-name="Source_20_Text"><text:span text:style-name="T2">spam[0:5]</text:span></text:span><text:span text:style-name="T2"> will include everything from </text:span><text:span text:style-name="Source_20_Text"><text:span text:style-name="T2">spam[0]</text:span></text:span><text:span text:style-name="T2"> to </text:span><text:span text:style-name="Source_20_Text"><text:span text:style-name="T2">spam[4]</text:span></text:span><text:span text:style-name="T2">, leaving out the space at index 5.</text:span></text:p>
      <text:p text:style-name="P29"><text:soft-page-break/>Note that slicing a string does not modify the original string. You can capture a slice from one variable in a separate variable. Try typing the following into the interactive shell:</text:p>
      <text:p text:style-name="P5"><text:bookmark text:name="calibre_link-2465"/><text:span text:style-name="T2">&gt;&gt;&gt; </text:span><text:span text:style-name="Strong_20_Emphasis"><text:span text:style-name="T2">spam = 'Hello world!'</text:span></text:span></text:p>
      <text:p text:style-name="P5"><text:span text:style-name="T2">&gt;&gt;&gt; </text:span><text:span text:style-name="Strong_20_Emphasis"><text:span text:style-name="T2">fizz = spam[0:5]</text:span></text:span></text:p>
      <text:p text:style-name="P5"><text:span text:style-name="T2">&gt;&gt;&gt; </text:span><text:span text:style-name="Strong_20_Emphasis"><text:span text:style-name="T2">fizz</text:span></text:span></text:p>
      <text:p text:style-name="P9">'Hello'</text:p>
      <text:p text:style-name="P29">By slicing and storing the resulting substring in another variable, you can have both the whole string and the substring handy for quick, easy access.</text:p>
      <text:h text:style-name="P1" text:outline-level="2"><text:bookmark text:name="calibre_link-2466"/>The in and not in Operators with Strings</text:h>
      <text:p text:style-name="P30"><text:span text:style-name="T2">The </text:span><text:span text:style-name="Source_20_Text"><text:span text:style-name="T2">in</text:span></text:span><text:span text:style-name="T2"> and </text:span><text:span text:style-name="Source_20_Text"><text:span text:style-name="T2">not in</text:span></text:span><text:span text:style-name="T2"> operators can be used with strings just like with list values. An expression with two strings joined using </text:span><text:span text:style-name="Source_20_Text"><text:span text:style-name="T2">in</text:span></text:span><text:span text:style-name="T2"> or </text:span><text:span text:style-name="Source_20_Text"><text:span text:style-name="T2">not in</text:span></text:span><text:span text:style-name="T2"> will evaluate to a Boolean </text:span><text:span text:style-name="Source_20_Text"><text:span text:style-name="T2">True</text:span></text:span><text:span text:style-name="T2">or </text:span><text:span text:style-name="Source_20_Text"><text:span text:style-name="T2">False</text:span></text:span><text:span text:style-name="T2">. Enter the following into the interactive shell:</text:span></text:p>
      <text:p text:style-name="P5"><text:bookmark text:name="calibre_link-2467"/><text:span text:style-name="T2">&gt;&gt;&gt; </text:span><text:span text:style-name="Strong_20_Emphasis"><text:span text:style-name="T2">'Hello' in 'Hello World'</text:span></text:span></text:p>
      <text:p text:style-name="P4">True</text:p>
      <text:p text:style-name="P5"><text:span text:style-name="T2">&gt;&gt;&gt; </text:span><text:span text:style-name="Strong_20_Emphasis"><text:span text:style-name="T2">'Hello' in 'Hello'</text:span></text:span></text:p>
      <text:p text:style-name="P4">True</text:p>
      <text:p text:style-name="P5"><text:span text:style-name="T2">&gt;&gt;&gt; </text:span><text:span text:style-name="Strong_20_Emphasis"><text:span text:style-name="T2">'HELLO' in 'Hello World'</text:span></text:span></text:p>
      <text:p text:style-name="P4">False</text:p>
      <text:p text:style-name="P5"><text:span text:style-name="T2">&gt;&gt;&gt; </text:span><text:span text:style-name="Strong_20_Emphasis"><text:span text:style-name="T2">'' in 'spam'</text:span></text:span></text:p>
      <text:p text:style-name="P4">True</text:p>
      <text:p text:style-name="P5"><text:span text:style-name="T2">&gt;&gt;&gt; </text:span><text:span text:style-name="Strong_20_Emphasis"><text:span text:style-name="T2">'cats' not in 'cats and dogs'</text:span></text:span></text:p>
      <text:p text:style-name="P9">False</text:p>
      <text:p text:style-name="P29">These expressions test whether the first string (the exact string, case sensitive) can be found within the second string.</text:p>
      <text:h text:style-name="P15" text:outline-level="1"><text:bookmark text:name="calibre_link-2468"/>Useful String Methods</text:h>
      <text:p text:style-name="P22">Several string methods analyze strings or create transformed string values. This section describes the methods you’ll be using most often.</text:p>
      <text:h text:style-name="P1" text:outline-level="2"><text:bookmark text:name="calibre_link-2469"/>The upper(), lower(), isupper(), and islower() String Methods</text:h>
      <text:p text:style-name="P30"><text:bookmark text:name="calibre_link-1775"/><text:bookmark text:name="calibre_link-1652"/><text:bookmark text:name="calibre_link-1651"/><text:bookmark text:name="calibre_link-1650"/><text:bookmark text:name="calibre_link-1649"/><text:bookmark text:name="calibre_link-1073"/><text:bookmark text:name="calibre_link-1072"/><text:bookmark text:name="calibre_link-1071"/><text:bookmark text:name="calibre_link-1070"/><text:bookmark text:name="calibre_link-1040"/><text:bookmark text:name="calibre_link-909"/><text:bookmark text:name="calibre_link-905"/><text:span text:style-name="T2">The </text:span><text:span text:style-name="Source_20_Text"><text:span text:style-name="T2">upper()</text:span></text:span><text:span text:style-name="T2"> and </text:span><text:span text:style-name="Source_20_Text"><text:span text:style-name="T2">lower()</text:span></text:span><text:span text:style-name="T2"> string methods return a new string where all the letters in the original string have been converted to uppercase or lower-case, respectively. Nonletter characters in the string remain unchanged. Enter the following into the interactive shell:</text:span></text:p>
      <text:p text:style-name="P5"><text:bookmark text:name="calibre_link-2470"/><text:span text:style-name="T2">&gt;&gt;&gt; </text:span><text:span text:style-name="Strong_20_Emphasis"><text:span text:style-name="T2">spam = 'Hello world!'</text:span></text:span></text:p>
      <text:p text:style-name="P5"><text:soft-page-break/><text:span text:style-name="T2">&gt;&gt;&gt; </text:span><text:span text:style-name="Strong_20_Emphasis"><text:span text:style-name="T2">spam = spam.upper()</text:span></text:span></text:p>
      <text:p text:style-name="P5"><text:span text:style-name="T2">&gt;&gt;&gt; </text:span><text:span text:style-name="Strong_20_Emphasis"><text:span text:style-name="T2">spam</text:span></text:span></text:p>
      <text:p text:style-name="P4">'HELLO WORLD!'</text:p>
      <text:p text:style-name="P5"><text:span text:style-name="T2">&gt;&gt;&gt; </text:span><text:span text:style-name="Strong_20_Emphasis"><text:span text:style-name="T2">spam = spam.lower()</text:span></text:span></text:p>
      <text:p text:style-name="P5"><text:span text:style-name="T2">&gt;&gt;&gt; </text:span><text:span text:style-name="Strong_20_Emphasis"><text:span text:style-name="T2">spam</text:span></text:span></text:p>
      <text:p text:style-name="P9">'hello world!'</text:p>
      <text:p text:style-name="P30"><text:span text:style-name="T2">Note that these methods do not change the string itself but return new string values. If you want to change the original string, you have to call </text:span><text:span text:style-name="Source_20_Text"><text:span text:style-name="T2">upper()</text:span></text:span><text:span text:style-name="T2"> or </text:span><text:span text:style-name="Source_20_Text"><text:span text:style-name="T2">lower()</text:span></text:span><text:span text:style-name="T2">on the string and then assign the new string to the variable where the original was stored. This is why you must use </text:span><text:span text:style-name="Source_20_Text"><text:span text:style-name="T2">spam = spam.upper()</text:span></text:span><text:span text:style-name="T2"> to change the string in </text:span><text:span text:style-name="Source_20_Text"><text:span text:style-name="T2">spam</text:span></text:span><text:span text:style-name="T2">instead of simply </text:span><text:span text:style-name="Source_20_Text"><text:span text:style-name="T2">spam.upper()</text:span></text:span><text:span text:style-name="T2">. (This is just like if a variable </text:span><text:span text:style-name="Source_20_Text"><text:span text:style-name="T2">eggs</text:span></text:span><text:span text:style-name="T2"> contains the value </text:span><text:span text:style-name="Source_20_Text"><text:span text:style-name="T2">10</text:span></text:span><text:span text:style-name="T2">. Writing </text:span><text:span text:style-name="Source_20_Text"><text:span text:style-name="T2">eggs + 3</text:span></text:span><text:span text:style-name="T2"> does not change the value of </text:span><text:span text:style-name="Source_20_Text"><text:span text:style-name="T2">eggs</text:span></text:span><text:span text:style-name="T2">, but </text:span><text:span text:style-name="Source_20_Text"><text:span text:style-name="T2">eggs = eggs + 3</text:span></text:span><text:span text:style-name="T2"> does.)</text:span></text:p>
      <text:p text:style-name="P30"><text:span text:style-name="T2">The </text:span><text:span text:style-name="Source_20_Text"><text:span text:style-name="T2">upper()</text:span></text:span><text:span text:style-name="T2"> and </text:span><text:span text:style-name="Source_20_Text"><text:span text:style-name="T2">lower()</text:span></text:span><text:span text:style-name="T2"> methods are helpful if you need to make a case-insensitive comparison. The strings </text:span><text:span text:style-name="Source_20_Text"><text:span text:style-name="T2">'great'</text:span></text:span><text:span text:style-name="T2"> and </text:span><text:span text:style-name="Source_20_Text"><text:span text:style-name="T2">'GREat'</text:span></text:span><text:span text:style-name="T2"> are not equal to each other. But in the following small program, it does not matter whether the user types </text:span><text:span text:style-name="Source_20_Text"><text:span text:style-name="T2">Great</text:span></text:span><text:span text:style-name="T2">, </text:span><text:span text:style-name="Source_20_Text"><text:span text:style-name="T2">GREAT</text:span></text:span><text:span text:style-name="T2">, or </text:span><text:span text:style-name="Source_20_Text"><text:span text:style-name="T2">grEAT</text:span></text:span><text:span text:style-name="T2">, because the string is first converted to lowercase.</text:span></text:p>
      <text:p text:style-name="P4"><text:bookmark text:name="calibre_link-2471"/>print('How are you?')</text:p>
      <text:p text:style-name="P4">feeling = input()</text:p>
      <text:p text:style-name="P4">if feeling.lower() == 'great':</text:p>
      <text:p text:style-name="P2"><text:s text:c="4"/><text:span text:style-name="T1">print('I feel great too.')</text:span></text:p>
      <text:p text:style-name="P4">else:</text:p>
      <text:p text:style-name="P7"><text:s text:c="4"/><text:span text:style-name="T1">print('I hope the rest of your day is good.')</text:span></text:p>
      <text:p text:style-name="P30"><text:span text:style-name="T2">When you run this program, the question is displayed, and entering a variation on </text:span><text:span text:style-name="Source_20_Text"><text:span text:style-name="T2">great</text:span></text:span><text:span text:style-name="T2">, such as </text:span><text:span text:style-name="Source_20_Text"><text:span text:style-name="T2">GREat</text:span></text:span><text:span text:style-name="T2">, will still give the output </text:span><text:span text:style-name="Source_20_Text"><text:span text:style-name="T2">I feel great too</text:span></text:span><text:span text:style-name="T2">. Adding code to your program to handle variations or mistakes in user input, such as inconsistent capitalization, will make your programs easier to use and less likely to fail.</text:span></text:p>
      <text:p text:style-name="P4"><text:bookmark text:name="calibre_link-2472"/>How are you?</text:p>
      <text:p text:style-name="P5"><text:span text:style-name="Strong_20_Emphasis"><text:span text:style-name="T2">GREat</text:span></text:span></text:p>
      <text:p text:style-name="P9">I feel great too.</text:p>
      <text:p text:style-name="P30"><text:span text:style-name="T2">The </text:span><text:span text:style-name="Source_20_Text"><text:span text:style-name="T2">isupper()</text:span></text:span><text:span text:style-name="T2"> and </text:span><text:span text:style-name="Source_20_Text"><text:span text:style-name="T2">islower()</text:span></text:span><text:span text:style-name="T2"> methods will return a Boolean </text:span><text:span text:style-name="Source_20_Text"><text:span text:style-name="T2">True</text:span></text:span><text:span text:style-name="T2"> value if the string has at least one letter and all the letters are uppercase or </text:span><text:bookmark text:name="calibre_link-1655"/><text:bookmark text:name="calibre_link-1654"/><text:bookmark text:name="calibre_link-1653"/><text:bookmark text:name="calibre_link-1076"/><text:bookmark text:name="calibre_link-1075"/><text:bookmark text:name="calibre_link-1074"/><text:bookmark text:name="calibre_link-900"/><text:bookmark text:name="calibre_link-899"/><text:bookmark text:name="calibre_link-898"/><text:span text:style-name="T2">lowercase, respectively. Otherwise, the method returns </text:span><text:span text:style-name="Source_20_Text"><text:span text:style-name="T2">False</text:span></text:span><text:span text:style-name="T2">. Enter the following into the interactive shell, and notice what each method call returns:</text:span></text:p>
      <text:p text:style-name="P5"><text:bookmark text:name="calibre_link-2473"/><text:span text:style-name="T2">&gt;&gt;&gt; </text:span><text:span text:style-name="Strong_20_Emphasis"><text:span text:style-name="T2">spam = 'Hello world!'</text:span></text:span></text:p>
      <text:p text:style-name="P5"><text:soft-page-break/><text:span text:style-name="T2">&gt;&gt;&gt; </text:span><text:span text:style-name="Strong_20_Emphasis"><text:span text:style-name="T2">spam.islower()</text:span></text:span></text:p>
      <text:p text:style-name="P4">False</text:p>
      <text:p text:style-name="P5"><text:span text:style-name="T2">&gt;&gt;&gt; </text:span><text:span text:style-name="Strong_20_Emphasis"><text:span text:style-name="T2">spam.isupper()</text:span></text:span></text:p>
      <text:p text:style-name="P4">False</text:p>
      <text:p text:style-name="P5"><text:span text:style-name="T2">&gt;&gt;&gt; </text:span><text:span text:style-name="Strong_20_Emphasis"><text:span text:style-name="T2">'HELLO'.isupper()</text:span></text:span></text:p>
      <text:p text:style-name="P4">True</text:p>
      <text:p text:style-name="P5"><text:span text:style-name="T2">&gt;&gt;&gt; </text:span><text:span text:style-name="Strong_20_Emphasis"><text:span text:style-name="T2">'abc12345'.islower()</text:span></text:span></text:p>
      <text:p text:style-name="P4">True</text:p>
      <text:p text:style-name="P5"><text:span text:style-name="T2">&gt;&gt;&gt; </text:span><text:span text:style-name="Strong_20_Emphasis"><text:span text:style-name="T2">'12345'.islower()</text:span></text:span></text:p>
      <text:p text:style-name="P4">False</text:p>
      <text:p text:style-name="P5"><text:span text:style-name="T2">&gt;&gt;&gt; </text:span><text:span text:style-name="Strong_20_Emphasis"><text:span text:style-name="T2">'12345'.isupper()</text:span></text:span></text:p>
      <text:p text:style-name="P9">False</text:p>
      <text:p text:style-name="P30"><text:span text:style-name="T2">Since the </text:span><text:span text:style-name="Source_20_Text"><text:span text:style-name="T2">upper()</text:span></text:span><text:span text:style-name="T2"> and </text:span><text:span text:style-name="Source_20_Text"><text:span text:style-name="T2">lower()</text:span></text:span><text:span text:style-name="T2"> string methods themselves return strings, you can call string methods on </text:span><text:span text:style-name="Emphasis"><text:span text:style-name="T2">those</text:span></text:span><text:span text:style-name="T2"> returned string values as well. Expressions that do this will look like a chain of method calls. Enter the following into the interactive shell:</text:span></text:p>
      <text:p text:style-name="P5"><text:bookmark text:name="calibre_link-2474"/><text:span text:style-name="T2">&gt;&gt;&gt; </text:span><text:span text:style-name="Strong_20_Emphasis"><text:span text:style-name="T2">'Hello'.upper()</text:span></text:span></text:p>
      <text:p text:style-name="P4">'HELLO'</text:p>
      <text:p text:style-name="P5"><text:span text:style-name="T2">&gt;&gt;&gt; </text:span><text:span text:style-name="Strong_20_Emphasis"><text:span text:style-name="T2">'Hello'.upper().lower()</text:span></text:span></text:p>
      <text:p text:style-name="P4">'hello'</text:p>
      <text:p text:style-name="P5"><text:span text:style-name="T2">&gt;&gt;&gt; </text:span><text:span text:style-name="Strong_20_Emphasis"><text:span text:style-name="T2">'Hello'.upper().lower().upper()</text:span></text:span></text:p>
      <text:p text:style-name="P4">'HELLO'</text:p>
      <text:p text:style-name="P5"><text:span text:style-name="T2">&gt;&gt;&gt; </text:span><text:span text:style-name="Strong_20_Emphasis"><text:span text:style-name="T2">'HELLO'.lower()</text:span></text:span></text:p>
      <text:p text:style-name="P4">'hello'</text:p>
      <text:p text:style-name="P5"><text:span text:style-name="T2">&gt;&gt;&gt; </text:span><text:span text:style-name="Strong_20_Emphasis"><text:span text:style-name="T2">'HELLO'.lower().islower()</text:span></text:span></text:p>
      <text:p text:style-name="P9">True</text:p>
      <text:h text:style-name="P1" text:outline-level="2"><text:bookmark text:name="calibre_link-2475"/>The isX String Methods</text:h>
      <text:p text:style-name="P30"><text:span text:style-name="T2">Along with </text:span><text:span text:style-name="Source_20_Text"><text:span text:style-name="T2">islower()</text:span></text:span><text:span text:style-name="T2"> and </text:span><text:span text:style-name="Source_20_Text"><text:span text:style-name="T2">isupper()</text:span></text:span><text:span text:style-name="T2">, there are several string methods that have names beginning with the word </text:span><text:span text:style-name="Emphasis"><text:span text:style-name="T2">is</text:span></text:span><text:span text:style-name="T2">. These methods return a Boolean value that describes the nature of the string. Here are some common </text:span><text:span text:style-name="Source_20_Text"><text:span text:style-name="T2">is</text:span></text:span><text:span text:style-name="Emphasis"><text:span text:style-name="Source_20_Text"><text:span text:style-name="T2">X</text:span></text:span></text:span><text:span text:style-name="T2"> string methods:</text:span></text:p>
      <text:list xml:id="list674172898332498388" text:style-name="L26">
        <text:list-item>
          <text:p text:style-name="P101"><text:span text:style-name="Source_20_Text"><text:span text:style-name="T2">isalpha()</text:span></text:span><text:span text:style-name="T2"> returns </text:span><text:span text:style-name="Source_20_Text"><text:span text:style-name="T2">True</text:span></text:span><text:span text:style-name="T2"> if the string consists only of letters and is not blank.</text:span></text:p>
        </text:list-item>
        <text:list-item>
          <text:p text:style-name="P101"><text:span text:style-name="Source_20_Text"><text:span text:style-name="T2">isalnum()</text:span></text:span><text:span text:style-name="T2"> returns </text:span><text:span text:style-name="Source_20_Text"><text:span text:style-name="T2">True</text:span></text:span><text:span text:style-name="T2"> if the string consists only of letters and numbers and is not blank.</text:span></text:p>
        </text:list-item>
        <text:list-item>
          <text:p text:style-name="P101"><text:span text:style-name="Source_20_Text"><text:span text:style-name="T2">isdecimal()</text:span></text:span><text:span text:style-name="T2"> returns </text:span><text:span text:style-name="Source_20_Text"><text:span text:style-name="T2">True</text:span></text:span><text:span text:style-name="T2"> if the string consists only of numeric characters and is not blank.</text:span></text:p>
        </text:list-item>
        <text:list-item>
          <text:p text:style-name="P101"><text:bookmark text:name="calibre_link-1657"/><text:bookmark text:name="calibre_link-1656"/><text:bookmark text:name="calibre_link-1078"/><text:bookmark text:name="calibre_link-1077"/><text:bookmark text:name="calibre_link-908"/><text:bookmark text:name="calibre_link-907"/><text:soft-page-break/><text:span text:style-name="Source_20_Text"><text:span text:style-name="T2">isspace()</text:span></text:span><text:span text:style-name="T2"> returns </text:span><text:span text:style-name="Source_20_Text"><text:span text:style-name="T2">True</text:span></text:span><text:span text:style-name="T2"> if the string consists only of spaces, tabs, and new-lines and is not blank.</text:span></text:p>
        </text:list-item>
        <text:list-item>
          <text:p text:style-name="P101"><text:span text:style-name="Source_20_Text"><text:span text:style-name="T2">istitle()</text:span></text:span><text:span text:style-name="T2"> returns </text:span><text:span text:style-name="Source_20_Text"><text:span text:style-name="T2">True</text:span></text:span><text:span text:style-name="T2"> if the string consists only of words that begin with an uppercase letter followed by only lowercase letters.</text:span></text:p>
        </text:list-item>
      </text:list>
      <text:p text:style-name="P29">Enter the following into the interactive shell:</text:p>
      <text:p text:style-name="P5"><text:bookmark text:name="calibre_link-2476"/><text:span text:style-name="T2">&gt;&gt;&gt; </text:span><text:span text:style-name="Strong_20_Emphasis"><text:span text:style-name="T2">'hello'.isalpha()</text:span></text:span></text:p>
      <text:p text:style-name="P4">True</text:p>
      <text:p text:style-name="P5"><text:span text:style-name="T2">&gt;&gt;&gt; </text:span><text:span text:style-name="Strong_20_Emphasis"><text:span text:style-name="T2">'hello123'.isalpha()</text:span></text:span></text:p>
      <text:p text:style-name="P4">False</text:p>
      <text:p text:style-name="P5"><text:span text:style-name="T2">&gt;&gt;&gt; </text:span><text:span text:style-name="Strong_20_Emphasis"><text:span text:style-name="T2">'hello123'.isalnum()</text:span></text:span></text:p>
      <text:p text:style-name="P4">True</text:p>
      <text:p text:style-name="P5"><text:span text:style-name="T2">&gt;&gt;&gt; </text:span><text:span text:style-name="Strong_20_Emphasis"><text:span text:style-name="T2">'hello'.isalnum()</text:span></text:span></text:p>
      <text:p text:style-name="P4">True</text:p>
      <text:p text:style-name="P5"><text:span text:style-name="T2">&gt;&gt;&gt; </text:span><text:span text:style-name="Strong_20_Emphasis"><text:span text:style-name="T2">'123'.isdecimal()</text:span></text:span></text:p>
      <text:p text:style-name="P4">True</text:p>
      <text:p text:style-name="P5"><text:span text:style-name="T2">&gt;&gt;&gt; </text:span><text:span text:style-name="Strong_20_Emphasis"><text:span text:style-name="T2">' <text:s text:c="3"/>'.isspace()</text:span></text:span></text:p>
      <text:p text:style-name="P4">True</text:p>
      <text:p text:style-name="P5"><text:span text:style-name="T2">&gt;&gt;&gt; </text:span><text:span text:style-name="Strong_20_Emphasis"><text:span text:style-name="T2">'This Is Title Case'.istitle()</text:span></text:span></text:p>
      <text:p text:style-name="P4">True</text:p>
      <text:p text:style-name="P5"><text:span text:style-name="T2">&gt;&gt;&gt; </text:span><text:span text:style-name="Strong_20_Emphasis"><text:span text:style-name="T2">'This Is Title Case 123'.istitle()</text:span></text:span></text:p>
      <text:p text:style-name="P4">True</text:p>
      <text:p text:style-name="P5"><text:span text:style-name="T2">&gt;&gt;&gt; </text:span><text:span text:style-name="Strong_20_Emphasis"><text:span text:style-name="T2">'This Is not Title Case'.istitle()</text:span></text:span></text:p>
      <text:p text:style-name="P4">False</text:p>
      <text:p text:style-name="P5"><text:span text:style-name="T2">&gt;&gt;&gt; </text:span><text:span text:style-name="Strong_20_Emphasis"><text:span text:style-name="T2">'This Is NOT Title Case Either'.istitle()</text:span></text:span></text:p>
      <text:p text:style-name="P9">False</text:p>
      <text:p text:style-name="P30"><text:span text:style-name="T2">The </text:span><text:span text:style-name="Source_20_Text"><text:span text:style-name="T2">is</text:span></text:span><text:span text:style-name="Emphasis"><text:span text:style-name="Source_20_Text"><text:span text:style-name="T2">X</text:span></text:span></text:span><text:span text:style-name="T2"> string methods are helpful when you need to validate user input. For example, the following program repeatedly asks users for their age and a password until they provide valid input. Open a new file editor window and enter this program, saving it as </text:span><text:span text:style-name="Emphasis"><text:span text:style-name="T2">validateInput.py</text:span></text:span><text:span text:style-name="T2">:</text:span></text:p>
      <text:p text:style-name="P4"><text:bookmark text:name="calibre_link-2477"/>while True:</text:p>
      <text:p text:style-name="P2"><text:s text:c="4"/><text:span text:style-name="T1">print('Enter your age:')</text:span></text:p>
      <text:p text:style-name="P2"><text:s text:c="4"/><text:span text:style-name="T1">age = input()</text:span></text:p>
      <text:p text:style-name="P2"><text:s text:c="4"/><text:span text:style-name="T1">if age.isdecimal():</text:span></text:p>
      <text:p text:style-name="P2"><text:s text:c="8"/><text:span text:style-name="T1">break</text:span></text:p>
      <text:p text:style-name="P2"><text:s text:c="4"/><text:span text:style-name="T1">print('Please enter a number for your age.')</text:span></text:p>
      <text:p text:style-name="P5"/>
      <text:p text:style-name="P4">while True:</text:p>
      <text:p text:style-name="P2"><text:s text:c="4"/><text:span text:style-name="T1">print('Select a new password (letters and numbers only):')</text:span></text:p>
      <text:p text:style-name="P2"><text:s text:c="4"/><text:span text:style-name="T1">password = input()</text:span></text:p>
      <text:p text:style-name="P2"><text:soft-page-break/><text:s text:c="4"/><text:span text:style-name="T1">if password.isalnum():</text:span></text:p>
      <text:p text:style-name="P2"><text:s text:c="8"/><text:span text:style-name="T1">break</text:span></text:p>
      <text:p text:style-name="P7"><text:s text:c="4"/><text:span text:style-name="T1">print('Passwords can only have letters and numbers.')</text:span></text:p>
      <text:p text:style-name="P30"><text:span text:style-name="T2">In the first </text:span><text:span text:style-name="Source_20_Text"><text:span text:style-name="T2">while</text:span></text:span><text:span text:style-name="T2"> loop, we ask the user for their age and store their input in </text:span><text:span text:style-name="Source_20_Text"><text:span text:style-name="T2">age</text:span></text:span><text:span text:style-name="T2">. If </text:span><text:span text:style-name="Source_20_Text"><text:span text:style-name="T2">age</text:span></text:span><text:span text:style-name="T2"> is a valid (decimal) value, we break out of this first </text:span><text:span text:style-name="Source_20_Text"><text:span text:style-name="T2">while</text:span></text:span><text:span text:style-name="T2"> loop and move on to the second, which asks for a password. Otherwise, we inform the user that they need to enter a number and again ask them to </text:span><text:bookmark text:name="calibre_link-1661"/><text:bookmark text:name="calibre_link-1660"/><text:bookmark text:name="calibre_link-1659"/><text:bookmark text:name="calibre_link-1658"/><text:bookmark text:name="calibre_link-1621"/><text:bookmark text:name="calibre_link-1606"/><text:bookmark text:name="calibre_link-1082"/><text:bookmark text:name="calibre_link-1081"/><text:bookmark text:name="calibre_link-1080"/><text:bookmark text:name="calibre_link-1079"/><text:bookmark text:name="calibre_link-914"/><text:bookmark text:name="calibre_link-557"/><text:span text:style-name="T2">enter their age. In the second </text:span><text:span text:style-name="Source_20_Text"><text:span text:style-name="T2">while</text:span></text:span><text:span text:style-name="T2">loop, we ask for a password, store the user’s input in </text:span><text:span text:style-name="Source_20_Text"><text:span text:style-name="T2">password</text:span></text:span><text:span text:style-name="T2">, and break out of the loop if the input was alphanumeric. If it wasn’t, we’re not satisfied so we tell the user the password needs to be alphanumeric and again ask them to enter a password.</text:span></text:p>
      <text:p text:style-name="P29">When run, the program’s output looks like this:</text:p>
      <text:p text:style-name="P4"><text:bookmark text:name="calibre_link-2478"/>Enter your age:</text:p>
      <text:p text:style-name="P5"><text:span text:style-name="Strong_20_Emphasis"><text:span text:style-name="T2">forty two</text:span></text:span></text:p>
      <text:p text:style-name="P4">Please enter a number for your age.</text:p>
      <text:p text:style-name="P4">Enter your age:</text:p>
      <text:p text:style-name="P5"><text:span text:style-name="Strong_20_Emphasis"><text:span text:style-name="T2">42</text:span></text:span></text:p>
      <text:p text:style-name="P4">Select a new password (letters and numbers only):</text:p>
      <text:p text:style-name="P5"><text:span text:style-name="Strong_20_Emphasis"><text:span text:style-name="T2">secr3t!</text:span></text:span></text:p>
      <text:p text:style-name="P4">Passwords can only have letters and numbers.</text:p>
      <text:p text:style-name="P4">Select a new password (letters and numbers only):</text:p>
      <text:p text:style-name="P10"><text:span text:style-name="Strong_20_Emphasis"><text:span text:style-name="T2">secr3t</text:span></text:span></text:p>
      <text:p text:style-name="P30"><text:span text:style-name="T2">Calling </text:span><text:span text:style-name="Source_20_Text"><text:span text:style-name="T2">isdecimal()</text:span></text:span><text:span text:style-name="T2"> and </text:span><text:span text:style-name="Source_20_Text"><text:span text:style-name="T2">isalnum()</text:span></text:span><text:span text:style-name="T2"> on variables, we’re able to test whether the values stored in those variables are decimal or not, alphanumeric or not. Here, these tests help us reject the input </text:span><text:span text:style-name="Source_20_Text"><text:span text:style-name="T2">forty two</text:span></text:span><text:span text:style-name="T2"> and accept </text:span><text:span text:style-name="Source_20_Text"><text:span text:style-name="T2">42</text:span></text:span><text:span text:style-name="T2">, and reject </text:span><text:span text:style-name="Source_20_Text"><text:span text:style-name="T2">secr3t!</text:span></text:span><text:span text:style-name="T2"> and accept </text:span><text:span text:style-name="Source_20_Text"><text:span text:style-name="T2">secr3t</text:span></text:span><text:span text:style-name="T2">.</text:span></text:p>
      <text:h text:style-name="P1" text:outline-level="2"><text:bookmark text:name="calibre_link-2479"/>The startswith() and endswith() String Methods</text:h>
      <text:p text:style-name="P30"><text:span text:style-name="T2">The </text:span><text:span text:style-name="Source_20_Text"><text:span text:style-name="T2">startswith()</text:span></text:span><text:span text:style-name="T2"> and </text:span><text:span text:style-name="Source_20_Text"><text:span text:style-name="T2">endswith()</text:span></text:span><text:span text:style-name="T2"> methods return </text:span><text:span text:style-name="Source_20_Text"><text:span text:style-name="T2">True</text:span></text:span><text:span text:style-name="T2"> if the string value they are called on begins or ends (respectively) with the string passed to the method; otherwise, they return </text:span><text:span text:style-name="Source_20_Text"><text:span text:style-name="T2">False</text:span></text:span><text:span text:style-name="T2">. Enter the following into the interactive shell:</text:span></text:p>
      <text:p text:style-name="P5"><text:bookmark text:name="calibre_link-2480"/><text:span text:style-name="T2">&gt;&gt;&gt; </text:span><text:span text:style-name="Strong_20_Emphasis"><text:span text:style-name="T2">'Hello world!'.startswith('Hello')</text:span></text:span></text:p>
      <text:p text:style-name="P4">True</text:p>
      <text:p text:style-name="P5"><text:span text:style-name="T2">&gt;&gt;&gt; </text:span><text:span text:style-name="Strong_20_Emphasis"><text:span text:style-name="T2">'Hello world!'.endswith('world!')</text:span></text:span></text:p>
      <text:p text:style-name="P4">True</text:p>
      <text:p text:style-name="P5"><text:span text:style-name="T2">&gt;&gt;&gt; </text:span><text:span text:style-name="Strong_20_Emphasis"><text:span text:style-name="T2">'abc123'.startswith('abcdef')</text:span></text:span></text:p>
      <text:p text:style-name="P4">False</text:p>
      <text:p text:style-name="P5"><text:soft-page-break/><text:span text:style-name="T2">&gt;&gt;&gt; </text:span><text:span text:style-name="Strong_20_Emphasis"><text:span text:style-name="T2">'abc123'.endswith('12')</text:span></text:span></text:p>
      <text:p text:style-name="P4">False</text:p>
      <text:p text:style-name="P5"><text:span text:style-name="T2">&gt;&gt;&gt; </text:span><text:span text:style-name="Strong_20_Emphasis"><text:span text:style-name="T2">'Hello world!'.startswith('Hello world!')</text:span></text:span></text:p>
      <text:p text:style-name="P4">True</text:p>
      <text:p text:style-name="P5"><text:span text:style-name="T2">&gt;&gt;&gt; </text:span><text:span text:style-name="Strong_20_Emphasis"><text:span text:style-name="T2">'Hello world!'.endswith('Hello world!')</text:span></text:span></text:p>
      <text:p text:style-name="P9">True</text:p>
      <text:p text:style-name="P30"><text:span text:style-name="T2">These methods are useful alternatives to the </text:span><text:span text:style-name="Source_20_Text"><text:span text:style-name="T2">==</text:span></text:span><text:span text:style-name="T2"> equals operator if you need to check only whether the first or last part of the string, rather than the whole thing, is equal to another string.</text:span></text:p>
      <text:h text:style-name="P1" text:outline-level="2"><text:bookmark text:name="calibre_link-2481"/>The join() and split() String Methods</text:h>
      <text:p text:style-name="P30"><text:span text:style-name="T2">The </text:span><text:span text:style-name="Source_20_Text"><text:span text:style-name="T2">join()</text:span></text:span><text:span text:style-name="T2"> method is useful when you have a list of strings that need to be joined together into a single string value. The </text:span><text:span text:style-name="Source_20_Text"><text:span text:style-name="T2">join()</text:span></text:span><text:span text:style-name="T2"> method is called on a string, gets passed a list of strings, and returns a string. The returned string is the concatenation of each string in the passed-in list. For example, enter the following into the interactive shell:</text:span></text:p>
      <text:p text:style-name="P5"><text:bookmark text:name="calibre_link-2482"/><text:span text:style-name="T2">&gt;&gt;&gt; </text:span><text:span text:style-name="Strong_20_Emphasis"><text:span text:style-name="T2">', '.join(['cats', 'rats', 'bats'])</text:span></text:span></text:p>
      <text:p text:style-name="P4">'cats, rats, bats'</text:p>
      <text:p text:style-name="P5"><text:span text:style-name="T2">&gt;&gt;&gt; </text:span><text:span text:style-name="Strong_20_Emphasis"><text:span text:style-name="T2">' '.join(['My', 'name', 'is', 'Simon'])</text:span></text:span></text:p>
      <text:p text:style-name="P4">'My name is Simon'</text:p>
      <text:p text:style-name="P5"><text:span text:style-name="T2">&gt;&gt;&gt; </text:span><text:span text:style-name="Strong_20_Emphasis"><text:span text:style-name="T2">'ABC'.join(['My', 'name', 'is', 'Simon'])</text:span></text:span></text:p>
      <text:p text:style-name="P9">'MyABCnameABCisABCSimon'</text:p>
      <text:p text:style-name="P30"><text:span text:style-name="T2">Notice that the string </text:span><text:span text:style-name="Source_20_Text"><text:span text:style-name="T2">join()</text:span></text:span><text:span text:style-name="T2"> calls on is inserted between each string of the list argument. For example, when </text:span><text:span text:style-name="Source_20_Text"><text:span text:style-name="T2">join(['cats', 'rats', 'bats'])</text:span></text:span><text:span text:style-name="T2"> is called on the </text:span><text:span text:style-name="Source_20_Text"><text:span text:style-name="T2">', '</text:span></text:span><text:span text:style-name="T2">string, the returned string is ‘cats, rats, bats’.</text:span></text:p>
      <text:p text:style-name="P30"><text:span text:style-name="T2">Remember that </text:span><text:span text:style-name="Source_20_Text"><text:span text:style-name="T2">join()</text:span></text:span><text:span text:style-name="T2"> is called on a string value and is passed a list value. (It’s easy to accidentally call it the other way around.) The </text:span><text:span text:style-name="Source_20_Text"><text:span text:style-name="T2">split()</text:span></text:span><text:span text:style-name="T2"> method does the opposite: It’s called on a string value and returns a list of strings. Enter the following into the interactive shell:</text:span></text:p>
      <text:p text:style-name="P5"><text:bookmark text:name="calibre_link-2483"/><text:span text:style-name="T2">&gt;&gt;&gt; </text:span><text:span text:style-name="Strong_20_Emphasis"><text:span text:style-name="T2">'My name is Simon'.split()</text:span></text:span></text:p>
      <text:p text:style-name="P9">['My', 'name', 'is', 'Simon']</text:p>
      <text:p text:style-name="P30"><text:span text:style-name="T2">By default, the string </text:span><text:span text:style-name="Source_20_Text"><text:span text:style-name="T2">'My name is Simon'</text:span></text:span><text:span text:style-name="T2"> is split wherever whitespace characters such as the space, tab, or newline characters are found. These whitespace characters are not included in the strings in the returned list. You can pass a delimiter string to the </text:span><text:span text:style-name="Source_20_Text"><text:span text:style-name="T2">split()</text:span></text:span><text:span text:style-name="T2"> method to specify a different string to split upon. For example, enter the following into the interactive shell:</text:span></text:p>
      <text:p text:style-name="P5"><text:bookmark text:name="calibre_link-2484"/><text:span text:style-name="T2">&gt;&gt;&gt; </text:span><text:span text:style-name="Strong_20_Emphasis"><text:span text:style-name="T2">'MyABCnameABCisABCSimon'.split('ABC')</text:span></text:span></text:p>
      <text:p text:style-name="P4"><text:soft-page-break/>['My', 'name', 'is', 'Simon']</text:p>
      <text:p text:style-name="P5"><text:span text:style-name="T2">&gt;&gt;&gt; </text:span><text:span text:style-name="Strong_20_Emphasis"><text:span text:style-name="T2">'My name is Simon'.split('m')</text:span></text:span></text:p>
      <text:p text:style-name="P9">['My na', 'e is Si', 'on']</text:p>
      <text:p text:style-name="P30"><text:span text:style-name="T2">A common use of </text:span><text:span text:style-name="Source_20_Text"><text:span text:style-name="T2">split()</text:span></text:span><text:span text:style-name="T2"> is to split a multiline string along the newline characters. Enter the following into the interactive shell:</text:span></text:p>
      <text:p text:style-name="P5"><text:bookmark text:name="calibre_link-2485"/><text:span text:style-name="T2">&gt;&gt;&gt;</text:span><text:span text:style-name="Strong_20_Emphasis"><text:span text:style-name="T2"> spam = '''Dear Alice,</text:span></text:span></text:p>
      <text:p text:style-name="P5"><text:span text:style-name="Strong_20_Emphasis"><text:span text:style-name="T2">How have you been? I am fine.</text:span></text:span></text:p>
      <text:p text:style-name="P5"><text:span text:style-name="Strong_20_Emphasis"><text:span text:style-name="T2">There is a container in the fridge</text:span></text:span></text:p>
      <text:p text:style-name="P5"><text:span text:style-name="Strong_20_Emphasis"><text:span text:style-name="T2">that is labeled "Milk Experiment".</text:span></text:span></text:p>
      <text:p text:style-name="P5"/>
      <text:p text:style-name="P5"><text:span text:style-name="Strong_20_Emphasis"><text:span text:style-name="T2">Please do not drink it.</text:span></text:span></text:p>
      <text:p text:style-name="P5"><text:span text:style-name="Strong_20_Emphasis"><text:span text:style-name="T2">Sincerely,</text:span></text:span></text:p>
      <text:p text:style-name="P5"><text:span text:style-name="Strong_20_Emphasis"><text:span text:style-name="T2">Bob'''</text:span></text:span></text:p>
      <text:p text:style-name="P5"><text:span text:style-name="T2">&gt;&gt;&gt; </text:span><text:span text:style-name="Strong_20_Emphasis"><text:span text:style-name="T2">spam.split('\n')</text:span></text:span></text:p>
      <text:p text:style-name="P4">['Dear Alice,', 'How have you been? I am fine.', 'There is a container in the</text:p>
      <text:p text:style-name="P4">fridge', 'that is labeled "Milk Experiment".', '', 'Please do not drink it.',</text:p>
      <text:p text:style-name="P9">'Sincerely,', 'Bob']</text:p>
      <text:p text:style-name="P30"><text:bookmark text:name="calibre_link-1664"/><text:bookmark text:name="calibre_link-1663"/><text:bookmark text:name="calibre_link-1662"/><text:bookmark text:name="calibre_link-1501"/><text:bookmark text:name="calibre_link-1085"/><text:bookmark text:name="calibre_link-1084"/><text:bookmark text:name="calibre_link-1083"/><text:bookmark text:name="calibre_link-1009"/><text:bookmark text:name="calibre_link-925"/><text:bookmark text:name="calibre_link-314"/><text:span text:style-name="T2">Passing </text:span><text:span text:style-name="Source_20_Text"><text:span text:style-name="T2">split()</text:span></text:span><text:span text:style-name="T2"> the argument </text:span><text:span text:style-name="Source_20_Text"><text:span text:style-name="T2">'\n'</text:span></text:span><text:span text:style-name="T2"> lets us split the multiline string stored in </text:span><text:span text:style-name="Source_20_Text"><text:span text:style-name="T2">spam</text:span></text:span><text:span text:style-name="T2">along the newlines and return a list in which each item corresponds to one line of the string.</text:span></text:p>
      <text:h text:style-name="P1" text:outline-level="2"><text:bookmark text:name="calibre_link-2486"/>Justifying Text with rjust(), ljust(), and center()</text:h>
      <text:p text:style-name="P30"><text:span text:style-name="T2">The </text:span><text:span text:style-name="Source_20_Text"><text:span text:style-name="T2">rjust()</text:span></text:span><text:span text:style-name="T2"> and </text:span><text:span text:style-name="Source_20_Text"><text:span text:style-name="T2">ljust()</text:span></text:span><text:span text:style-name="T2"> string methods return a padded version of the string they are called on, with spaces inserted to justify the text. The first argument to both methods is an integer length for the justified string. Enter the following into the interactive shell:</text:span></text:p>
      <text:p text:style-name="P5"><text:bookmark text:name="calibre_link-2487"/><text:span text:style-name="T2">&gt;&gt;&gt; </text:span><text:span text:style-name="Strong_20_Emphasis"><text:span text:style-name="T2">'Hello'.rjust(10)</text:span></text:span></text:p>
      <text:p text:style-name="P4">' <text:s text:c="4"/>Hello'</text:p>
      <text:p text:style-name="P5"><text:span text:style-name="T2">&gt;&gt;&gt; </text:span><text:span text:style-name="Strong_20_Emphasis"><text:span text:style-name="T2">'Hello'.rjust(20)</text:span></text:span></text:p>
      <text:p text:style-name="P4">' <text:s text:c="14"/>Hello'</text:p>
      <text:p text:style-name="P5"><text:span text:style-name="T2">&gt;&gt;&gt; </text:span><text:span text:style-name="Strong_20_Emphasis"><text:span text:style-name="T2">'Hello World'.rjust(20)</text:span></text:span></text:p>
      <text:p text:style-name="P4">' <text:s text:c="8"/>Hello World'</text:p>
      <text:p text:style-name="P5"><text:span text:style-name="T2">&gt;&gt;&gt; </text:span><text:span text:style-name="Strong_20_Emphasis"><text:span text:style-name="T2">'Hello'.ljust(10)</text:span></text:span></text:p>
      <text:p text:style-name="P9">'Hello <text:s text:c="4"/>'</text:p>
      <text:p text:style-name="P30"><text:span text:style-name="Source_20_Text"><text:span text:style-name="T2">'Hello'.rjust(10)</text:span></text:span><text:span text:style-name="T2"> says that we want to right-justify </text:span><text:span text:style-name="Source_20_Text"><text:span text:style-name="T2">'Hello'</text:span></text:span><text:span text:style-name="T2"> in a string of total length </text:span><text:span text:style-name="Source_20_Text"><text:span text:style-name="T2">10</text:span></text:span><text:span text:style-name="T2">. </text:span><text:span text:style-name="Source_20_Text"><text:span text:style-name="T2">'Hello'</text:span></text:span><text:span text:style-name="T2"> is five characters, so five spaces will be added to its left, giving us a string of 10 characters with </text:span><text:span text:style-name="Source_20_Text"><text:span text:style-name="T2">'Hello'</text:span></text:span><text:span text:style-name="T2"> justified right.</text:span></text:p>
      <text:p text:style-name="P30"><text:soft-page-break/><text:span text:style-name="T2">An optional second argument to </text:span><text:span text:style-name="Source_20_Text"><text:span text:style-name="T2">rjust()</text:span></text:span><text:span text:style-name="T2"> and </text:span><text:span text:style-name="Source_20_Text"><text:span text:style-name="T2">ljust()</text:span></text:span><text:span text:style-name="T2"> will specify a fill character other than a space character. Enter the following into the interactive shell:</text:span></text:p>
      <text:p text:style-name="P5"><text:bookmark text:name="calibre_link-2488"/><text:span text:style-name="T2">&gt;&gt;&gt; </text:span><text:span text:style-name="Strong_20_Emphasis"><text:span text:style-name="T2">'Hello'.rjust(20, '*')</text:span></text:span></text:p>
      <text:p text:style-name="P4">'***************Hello'</text:p>
      <text:p text:style-name="P5"><text:span text:style-name="T2">&gt;&gt;&gt; </text:span><text:span text:style-name="Strong_20_Emphasis"><text:span text:style-name="T2">'Hello'.ljust(20, '-')</text:span></text:span></text:p>
      <text:p text:style-name="P9">'Hello---------------'</text:p>
      <text:p text:style-name="P30"><text:span text:style-name="T2">The </text:span><text:span text:style-name="Source_20_Text"><text:span text:style-name="T2">center()</text:span></text:span><text:span text:style-name="T2"> string method works like </text:span><text:span text:style-name="Source_20_Text"><text:span text:style-name="T2">ljust()</text:span></text:span><text:span text:style-name="T2"> and </text:span><text:span text:style-name="Source_20_Text"><text:span text:style-name="T2">rjust()</text:span></text:span><text:span text:style-name="T2"> but centers the text rather than justifying it to the left or right. Enter the following into the interactive shell:</text:span></text:p>
      <text:p text:style-name="P5"><text:bookmark text:name="calibre_link-2489"/><text:span text:style-name="T2">&gt;&gt;&gt; </text:span><text:span text:style-name="Strong_20_Emphasis"><text:span text:style-name="T2">'Hello'.center(20)</text:span></text:span></text:p>
      <text:p text:style-name="P4">' <text:s text:c="6"/>Hello <text:s text:c="6"/>'</text:p>
      <text:p text:style-name="P5"><text:span text:style-name="T2">&gt;&gt;&gt; </text:span><text:span text:style-name="Strong_20_Emphasis"><text:span text:style-name="T2">'Hello'.center(20, '=')</text:span></text:span></text:p>
      <text:p text:style-name="P9">'=======Hello========'</text:p>
      <text:p text:style-name="P30"><text:span text:style-name="T2">These methods are especially useful when you need to print tabular data that has the correct spacing. Open a new file editor window and enter the following code, saving it as </text:span><text:span text:style-name="Emphasis"><text:span text:style-name="T2">picnicTable.py</text:span></text:span><text:span text:style-name="T2">:</text:span></text:p>
      <text:p text:style-name="P4"><text:bookmark text:name="calibre_link-2490"/>def printPicnic(itemsDict, leftWidth, rightWidth):</text:p>
      <text:p text:style-name="P2"><text:s text:c="4"/><text:span text:style-name="T1">print('PICNIC ITEMS'.center(leftWidth + rightWidth, '-'))</text:span></text:p>
      <text:p text:style-name="P2"><text:s text:c="4"/><text:span text:style-name="T1">for k, v in itemsDict.items():</text:span></text:p>
      <text:p text:style-name="P2"><text:s text:c="8"/><text:span text:style-name="T1">print(k.ljust(leftWidth, '.') + str(v).rjust(rightWidth))</text:span></text:p>
      <text:p text:style-name="P4">picnicItems = {'sandwiches': 4, 'apples': 12, 'cups': 4, 'cookies': 8000}</text:p>
      <text:p text:style-name="P4">printPicnic(picnicItems, 12, 5)</text:p>
      <text:p text:style-name="P9">printPicnic(picnicItems, 20, 6)</text:p>
      <text:p text:style-name="P30"><text:bookmark text:name="calibre_link-1839"/><text:bookmark text:name="calibre_link-1674"/><text:bookmark text:name="calibre_link-1667"/><text:bookmark text:name="calibre_link-1666"/><text:bookmark text:name="calibre_link-1665"/><text:bookmark text:name="calibre_link-1511"/><text:bookmark text:name="calibre_link-1088"/><text:bookmark text:name="calibre_link-1087"/><text:bookmark text:name="calibre_link-1086"/><text:bookmark text:name="calibre_link-1041"/><text:span text:style-name="T2">In this program, we define a </text:span><text:span text:style-name="Source_20_Text"><text:span text:style-name="T2">printPicnic()</text:span></text:span><text:span text:style-name="T2"> method that will take in a dictionary of information and use </text:span><text:span text:style-name="Source_20_Text"><text:span text:style-name="T2">center()</text:span></text:span><text:span text:style-name="T2">, </text:span><text:span text:style-name="Source_20_Text"><text:span text:style-name="T2">ljust()</text:span></text:span><text:span text:style-name="T2">, and </text:span><text:span text:style-name="Source_20_Text"><text:span text:style-name="T2">rjust()</text:span></text:span><text:span text:style-name="T2"> to display that information in a neatly aligned table-like format.</text:span></text:p>
      <text:p text:style-name="P30"><text:span text:style-name="T2">The dictionary that we’ll pass to </text:span><text:span text:style-name="Source_20_Text"><text:span text:style-name="T2">printPicnic()</text:span></text:span><text:span text:style-name="T2"> is </text:span><text:span text:style-name="Source_20_Text"><text:span text:style-name="T2">picnicItems</text:span></text:span><text:span text:style-name="T2">. In </text:span><text:span text:style-name="Source_20_Text"><text:span text:style-name="T2">picnicItems</text:span></text:span><text:span text:style-name="T2">, we have 4 sandwiches, 12 apples, 4 cups, and 8000 cookies. We want to organize this information into two columns, with the name of the item on the left and the quantity on the right.</text:span></text:p>
      <text:p text:style-name="P30"><text:span text:style-name="T2">To do this, we decide how wide we want the left and right columns to be. Along with our dictionary, we’ll pass these values to </text:span><text:span text:style-name="Source_20_Text"><text:span text:style-name="T2">printPicnic()</text:span></text:span><text:span text:style-name="T2">.</text:span></text:p>
      <text:p text:style-name="P30"><text:span text:style-name="Source_20_Text"><text:span text:style-name="T2">printPicnic()</text:span></text:span><text:span text:style-name="T2"> takes in a dictionary, a </text:span><text:span text:style-name="Source_20_Text"><text:span text:style-name="T2">leftWidth</text:span></text:span><text:span text:style-name="T2"> for the left column of a table, and a </text:span><text:span text:style-name="Source_20_Text"><text:span text:style-name="T2">rightWidth</text:span></text:span><text:span text:style-name="T2"> for the right column. It prints a title, </text:span><text:span text:style-name="Source_20_Text"><text:span text:style-name="T2">PICNIC ITEMS</text:span></text:span><text:span text:style-name="T2">, centered above the table. Then, it loops through the dictionary, printing each key-value pair on a line with the key justified left and padded by periods, and the value justified right and padded by spaces.</text:span></text:p>
      <text:p text:style-name="P30"><text:soft-page-break/><text:span text:style-name="T2">After defining </text:span><text:span text:style-name="Source_20_Text"><text:span text:style-name="T2">printPicnic()</text:span></text:span><text:span text:style-name="T2">, we define the dictionary </text:span><text:span text:style-name="Source_20_Text"><text:span text:style-name="T2">picnicItems</text:span></text:span><text:span text:style-name="T2"> and call </text:span><text:span text:style-name="Source_20_Text"><text:span text:style-name="T2">printPicnic()</text:span></text:span><text:span text:style-name="T2"> twice, passing it different widths for the left and right table columns.</text:span></text:p>
      <text:p text:style-name="P29">When you run this program, the picnic items are displayed twice. The first time the left column is 12 characters wide, and the right column is 5 characters wide. The second time they are 20 and 6 characters wide, respectively.</text:p>
      <text:p text:style-name="P4"><text:bookmark text:name="calibre_link-2491"/>---PICNIC ITEMS--</text:p>
      <text:p text:style-name="P4">sandwiches.. <text:s text:c="3"/>4</text:p>
      <text:p text:style-name="P4">apples...... <text:s text:c="2"/>12</text:p>
      <text:p text:style-name="P4">cups........ <text:s text:c="3"/>4</text:p>
      <text:p text:style-name="P4">cookies..... 8000</text:p>
      <text:p text:style-name="P4">-------PICNIC ITEMS-------</text:p>
      <text:p text:style-name="P4">sandwiches.......... <text:s text:c="4"/>4</text:p>
      <text:p text:style-name="P4">apples.............. <text:s text:c="3"/>12</text:p>
      <text:p text:style-name="P4">cups................ <text:s text:c="4"/>4</text:p>
      <text:p text:style-name="P9">cookies............. <text:s/>8000</text:p>
      <text:p text:style-name="P30"><text:span text:style-name="T2">Using </text:span><text:span text:style-name="Source_20_Text"><text:span text:style-name="T2">rjust()</text:span></text:span><text:span text:style-name="T2">, </text:span><text:span text:style-name="Source_20_Text"><text:span text:style-name="T2">ljust()</text:span></text:span><text:span text:style-name="T2">, and </text:span><text:span text:style-name="Source_20_Text"><text:span text:style-name="T2">center()</text:span></text:span><text:span text:style-name="T2"> lets you ensure that strings are neatly aligned, even if you aren’t sure how many characters long your strings are.</text:span></text:p>
      <text:h text:style-name="P1" text:outline-level="2"><text:bookmark text:name="calibre_link-2492"/>Removing Whitespace with strip(), rstrip(), and lstrip()</text:h>
      <text:p text:style-name="P30"><text:span text:style-name="T2">Sometimes you may want to strip off whitespace characters (space, tab, and newline) from the left side, right side, or both sides of a string. The </text:span><text:span text:style-name="Source_20_Text"><text:span text:style-name="T2">strip()</text:span></text:span><text:span text:style-name="T2"> string method will return a new string without any whitespace </text:span><text:bookmark text:name="calibre_link-1668"/><text:bookmark text:name="calibre_link-1404"/><text:bookmark text:name="calibre_link-1219"/><text:bookmark text:name="calibre_link-1090"/><text:bookmark text:name="calibre_link-1089"/><text:bookmark text:name="calibre_link-370"/><text:span text:style-name="T2">characters at the beginning or end. The </text:span><text:span text:style-name="Source_20_Text"><text:span text:style-name="T2">lstrip()</text:span></text:span><text:span text:style-name="T2"> and </text:span><text:span text:style-name="Source_20_Text"><text:span text:style-name="T2">rstrip()</text:span></text:span><text:span text:style-name="T2"> methods will remove whitespace characters from the left and right ends, respectively. Enter the following into the interactive shell:</text:span></text:p>
      <text:p text:style-name="P5"><text:bookmark text:name="calibre_link-2493"/><text:span text:style-name="T2">&gt;&gt;&gt; </text:span><text:span text:style-name="Strong_20_Emphasis"><text:span text:style-name="T2">spam = ' <text:s text:c="3"/>Hello World <text:s text:c="4"/>'</text:span></text:span></text:p>
      <text:p text:style-name="P5"><text:span text:style-name="T2">&gt;&gt;&gt; </text:span><text:span text:style-name="Strong_20_Emphasis"><text:span text:style-name="T2">spam.strip()</text:span></text:span></text:p>
      <text:p text:style-name="P4">'Hello World'</text:p>
      <text:p text:style-name="P5"><text:span text:style-name="T2">&gt;&gt;&gt; </text:span><text:span text:style-name="Strong_20_Emphasis"><text:span text:style-name="T2">spam.lstrip()</text:span></text:span></text:p>
      <text:p text:style-name="P4">'Hello World '</text:p>
      <text:p text:style-name="P5"><text:span text:style-name="T2">&gt;&gt;&gt; </text:span><text:span text:style-name="Strong_20_Emphasis"><text:span text:style-name="T2">spam.rstrip()</text:span></text:span></text:p>
      <text:p text:style-name="P9">' <text:s text:c="3"/>Hello World'</text:p>
      <text:p text:style-name="P29">Optionally, a string argument will specify which characters on the ends should be stripped. Enter the following into the interactive shell:</text:p>
      <text:p text:style-name="P5"><text:bookmark text:name="calibre_link-2494"/><text:span text:style-name="T2">&gt;&gt;&gt; </text:span><text:span text:style-name="Strong_20_Emphasis"><text:span text:style-name="T2">spam = 'SpamSpamBaconSpamEggsSpamSpam'</text:span></text:span></text:p>
      <text:p text:style-name="P5"><text:span text:style-name="T2">&gt;&gt;&gt; </text:span><text:span text:style-name="Strong_20_Emphasis"><text:span text:style-name="T2">spam.strip('ampS')</text:span></text:span></text:p>
      <text:p text:style-name="P9">'BaconSpamEggs'</text:p>
      <text:p text:style-name="P30"><text:soft-page-break/><text:span text:style-name="T2">Passing </text:span><text:span text:style-name="Source_20_Text"><text:span text:style-name="T2">strip()</text:span></text:span><text:span text:style-name="T2"> the argument </text:span><text:span text:style-name="Source_20_Text"><text:span text:style-name="T2">'ampS'</text:span></text:span><text:span text:style-name="T2"> will tell it to strip occurences of </text:span><text:span text:style-name="Source_20_Text"><text:span text:style-name="T2">a</text:span></text:span><text:span text:style-name="T2">, </text:span><text:span text:style-name="Source_20_Text"><text:span text:style-name="T2">m</text:span></text:span><text:span text:style-name="T2">, </text:span><text:span text:style-name="Source_20_Text"><text:span text:style-name="T2">p</text:span></text:span><text:span text:style-name="T2">, and capital </text:span><text:span text:style-name="Source_20_Text"><text:span text:style-name="T2">S</text:span></text:span><text:span text:style-name="T2"> from the ends of the string stored in </text:span><text:span text:style-name="Source_20_Text"><text:span text:style-name="T2">spam</text:span></text:span><text:span text:style-name="T2">. The order of the characters in the string passed to </text:span><text:span text:style-name="Source_20_Text"><text:span text:style-name="T2">strip()</text:span></text:span><text:span text:style-name="T2"> does not matter: </text:span><text:span text:style-name="Source_20_Text"><text:span text:style-name="T2">strip('ampS')</text:span></text:span><text:span text:style-name="T2"> will do the same thing as </text:span><text:span text:style-name="Source_20_Text"><text:span text:style-name="T2">strip('mapS')</text:span></text:span><text:span text:style-name="T2"> or </text:span><text:span text:style-name="Source_20_Text"><text:span text:style-name="T2">strip('Spam')</text:span></text:span><text:span text:style-name="T2">.</text:span></text:p>
      <text:h text:style-name="P1" text:outline-level="2"><text:bookmark text:name="calibre_link-2495"/>Copying and Pasting Strings with the pyperclip Module</text:h>
      <text:p text:style-name="P30"><text:span text:style-name="T2">The </text:span><text:span text:style-name="Source_20_Text"><text:span text:style-name="T2">pyperclip</text:span></text:span><text:span text:style-name="T2"> module has </text:span><text:span text:style-name="Source_20_Text"><text:span text:style-name="T2">copy()</text:span></text:span><text:span text:style-name="T2"> and </text:span><text:span text:style-name="Source_20_Text"><text:span text:style-name="T2">paste()</text:span></text:span><text:span text:style-name="T2"> functions that can send text to and receive text from your computer’s clipboard. Sending the output of your program to the clipboard will make it easy to paste it to an email, word processor, or some other software.</text:span></text:p>
      <text:p text:style-name="P30"><text:span text:style-name="T2">Pyperclip does not come with Python. To install it, follow the directions for installing third-party modules in Appendix A. After installing the </text:span><text:span text:style-name="Source_20_Text"><text:span text:style-name="T2">pyperclip</text:span></text:span><text:span text:style-name="T2">module, enter the following into the interactive shell:</text:span></text:p>
      <text:p text:style-name="P5"><text:bookmark text:name="calibre_link-2496"/><text:span text:style-name="T2">&gt;&gt;&gt; </text:span><text:span text:style-name="Strong_20_Emphasis"><text:span text:style-name="T2">import pyperclip</text:span></text:span></text:p>
      <text:p text:style-name="P5"><text:span text:style-name="T2">&gt;&gt;&gt; </text:span><text:span text:style-name="Strong_20_Emphasis"><text:span text:style-name="T2">pyperclip.copy('Hello world!')</text:span></text:span></text:p>
      <text:p text:style-name="P5"><text:span text:style-name="T2">&gt;&gt;&gt; </text:span><text:span text:style-name="Strong_20_Emphasis"><text:span text:style-name="T2">pyperclip.paste()</text:span></text:span></text:p>
      <text:p text:style-name="P9">'Hello world!'</text:p>
      <text:p text:style-name="P30"><text:span text:style-name="T2">Of course, if something outside of your program changes the clipboard contents, the </text:span><text:span text:style-name="Source_20_Text"><text:span text:style-name="T2">paste()</text:span></text:span><text:span text:style-name="T2"> function will return it. For example, if I copied this sentence to the clipboard and then called </text:span><text:span text:style-name="Source_20_Text"><text:span text:style-name="T2">paste()</text:span></text:span><text:span text:style-name="T2">, it would look like this:</text:span></text:p>
      <text:p text:style-name="P5"><text:bookmark text:name="calibre_link-2497"/><text:span text:style-name="T2">&gt;&gt;&gt; </text:span><text:span text:style-name="Strong_20_Emphasis"><text:span text:style-name="T2">pyperclip.paste()</text:span></text:span></text:p>
      <text:p text:style-name="P4">'For example, if I copied this sentence to the clipboard and then called</text:p>
      <text:p text:style-name="P9">paste(), it would look like this:'</text:p>
      <text:p text:style-name="P29"><text:bookmark text:name="calibre_link-2498"/>Running Python Scripts Outside of IDLE</text:p>
      <text:p text:style-name="P29"><text:bookmark text:name="calibre_link-1531"/><text:bookmark text:name="calibre_link-1327"/><text:bookmark text:name="calibre_link-1214"/><text:bookmark text:name="calibre_link-1213"/><text:bookmark text:name="calibre_link-1212"/><text:bookmark text:name="calibre_link-816"/>So far, you’ve been running your Python scripts using the interactive shell and file editor in IDLE. However, you won’t want to go through the inconvenience of opening IDLE and the Python script each time you want to run a script. Fortunately, there are shortcuts you can set up to make running Python scripts easier. The steps are slightly different for Windows, OS X, and Linux, but each is described in Appendix B. Turn to Appendix B to learn how to run your Python scripts conveniently and be able to pass command line arguments to them. (You will not be able to pass command line arguments to your programs using IDLE.)</text:p>
      <text:h text:style-name="P15" text:outline-level="1"><text:bookmark text:name="calibre_link-2499"/>Project: Password Locker</text:h>
      <text:p text:style-name="P29">You probably have accounts on many different websites. It’s a bad habit to use the same password for each of them because if any of those sites has a security <text:soft-page-break/>breach, the hackers will learn the password to all of your other accounts. It’s best to use password manager software on your computer that uses one master password to unlock the password manager. Then you can copy any account password to the clipboard and paste it into the website’s Password field.</text:p>
      <text:p text:style-name="P29">The password manager program you’ll create in this example isn’t secure, but it offers a basic demonstration of how such programs work.</text:p>
      <text:p text:style-name="P29"><text:bookmark text:name="calibre_link-2500"/>The Chapter Projects</text:p>
      <text:p text:style-name="P29">This is the first “chapter project” of the book. From here on, each chapter will have projects that demonstrate the concepts covered in the chapter. The projects are written in a style that takes you from a blank file editor window to a full, working program. Just like with the interactive shell examples, don’t only read the project sections—follow along on your computer!</text:p>
      <text:h text:style-name="P1" text:outline-level="2"><text:bookmark text:name="calibre_link-2501"/>Step 1: Program Design and Data Structures</text:h>
      <text:p text:style-name="P30"><text:span text:style-name="T2">You want to be able to run this program with a command line argument that is the account’s name—for instance, </text:span><text:span text:style-name="Emphasis"><text:span text:style-name="T2">email</text:span></text:span><text:span text:style-name="T2"> or </text:span><text:span text:style-name="Emphasis"><text:span text:style-name="T2">blog</text:span></text:span><text:span text:style-name="T2">. That account’s password will be copied to the clipboard so that the user can paste it into a Password field. This way, the user can have long, complicated passwords without having to memorize them.</text:span></text:p>
      <text:p text:style-name="P30"><text:span text:style-name="T2">Open a new file editor window and save the program as </text:span><text:span text:style-name="Emphasis"><text:span text:style-name="T2">pw.py</text:span></text:span><text:span text:style-name="T2">. You need to start the program with a </text:span><text:span text:style-name="Source_20_Text"><text:span text:style-name="T2">#!</text:span></text:span><text:span text:style-name="T2"> (</text:span><text:span text:style-name="Emphasis"><text:span text:style-name="T2">shebang</text:span></text:span><text:span text:style-name="T2">) line (see Appendix B) and should also write a comment that briefly describes the program. Since you want to associate each account’s name with its password, you can store these as </text:span><text:bookmark text:name="calibre_link-1216"/><text:bookmark text:name="calibre_link-1215"/><text:span text:style-name="T2">strings in a dictionary. The dictionary will be the data structure that organizes your account and password data. Make your program look like the following:</text:span></text:p>
      <text:p text:style-name="P4"><text:bookmark text:name="calibre_link-2502"/>#! python3</text:p>
      <text:p text:style-name="P4"># pw.py - An insecure password locker program.</text:p>
      <text:p text:style-name="P5"/>
      <text:p text:style-name="P4">PASSWORDS = {'email': 'F7minlBDDuvMJuxESSKHFhTxFtjVB6',</text:p>
      <text:p text:style-name="P2"><text:s text:c="13"/><text:span text:style-name="T1">'blog': 'VmALvQyKAxiVH5G8v01if1MLZF3sdt',</text:span></text:p>
      <text:p text:style-name="P7"><text:s text:c="13"/><text:span text:style-name="T1">'luggage': '12345'}</text:span></text:p>
      <text:h text:style-name="P1" text:outline-level="2"><text:bookmark text:name="calibre_link-2503"/>Step 2: Handle Command Line Arguments</text:h>
      <text:p text:style-name="P30"><text:span text:style-name="T2">The command line arguments will be stored in the variable </text:span><text:span text:style-name="Source_20_Text"><text:span text:style-name="T2">sys.argv</text:span></text:span><text:span text:style-name="T2">. (See Appendix B for more information on how to use command line arguments in your programs.) The first item in the </text:span><text:span text:style-name="Source_20_Text"><text:span text:style-name="T2">sys.argv</text:span></text:span><text:span text:style-name="T2"> list should always be a string containing the program’s filename (</text:span><text:span text:style-name="Source_20_Text"><text:span text:style-name="T2">'pw.py'</text:span></text:span><text:span text:style-name="T2">), and the second item should be the first command line argument. For this program, this argument is the name of </text:span><text:soft-page-break/><text:span text:style-name="T2">the account whose password you want. Since the command line argument is mandatory, you display a usage message to the user if they forget to add it (that is, if the </text:span><text:span text:style-name="Source_20_Text"><text:span text:style-name="T2">sys.argv</text:span></text:span><text:span text:style-name="T2"> list has fewer than two values in it). Make your program look like the following:</text:span></text:p>
      <text:p text:style-name="P4"><text:bookmark text:name="calibre_link-2504"/>#! python3</text:p>
      <text:p text:style-name="P4"># pw.py - An insecure password locker program.</text:p>
      <text:p text:style-name="P5"/>
      <text:p text:style-name="P4">PASSWORDS = {'email': 'F7minlBDDuvMJuxESSKHFhTxFtjVB6',</text:p>
      <text:p text:style-name="P2"><text:s text:c="13"/><text:span text:style-name="T1">'blog': 'VmALvQyKAxiVH5G8v01if1MLZF3sdt',</text:span></text:p>
      <text:p text:style-name="P2"><text:s text:c="13"/><text:span text:style-name="T1">'luggage': '12345'}</text:span></text:p>
      <text:p text:style-name="P5"/>
      <text:p text:style-name="P5"><text:span text:style-name="Strong_20_Emphasis"><text:span text:style-name="T2">import sys</text:span></text:span></text:p>
      <text:p text:style-name="P5"><text:span text:style-name="Strong_20_Emphasis"><text:span text:style-name="T2">if len(sys.argv) &lt; 2:</text:span></text:span></text:p>
      <text:p text:style-name="P5"><text:span text:style-name="T3"><text:s text:c="4"/></text:span><text:span text:style-name="Strong_20_Emphasis"><text:span text:style-name="T2">print('Usage: python pw.py [account] - copy account password')</text:span></text:span></text:p>
      <text:p text:style-name="P5"><text:span text:style-name="T3"><text:s text:c="4"/></text:span><text:span text:style-name="Strong_20_Emphasis"><text:span text:style-name="T2">sys.exit()</text:span></text:span></text:p>
      <text:p text:style-name="P5"/>
      <text:p text:style-name="P10"><text:span text:style-name="Strong_20_Emphasis"><text:span text:style-name="T2">account = sys.argv[1] <text:s text:c="5"/># first command line arg is the account name</text:span></text:span></text:p>
      <text:h text:style-name="P1" text:outline-level="2"><text:bookmark text:name="calibre_link-2505"/>Step 3: Copy the Right Password</text:h>
      <text:p text:style-name="P30"><text:span text:style-name="T2">Now that the account name is stored as a string in the variable </text:span><text:span text:style-name="Source_20_Text"><text:span text:style-name="T2">account</text:span></text:span><text:span text:style-name="T2">, you need to see whether it exists in the </text:span><text:span text:style-name="Source_20_Text"><text:span text:style-name="T2">PASSWORDS</text:span></text:span><text:span text:style-name="T2"> dictionary as a key. If so, you want to copy the key’s value to the clipboard using </text:span><text:span text:style-name="Source_20_Text"><text:span text:style-name="T2">pyperclip.copy()</text:span></text:span><text:span text:style-name="T2">. (Since you’re using the </text:span><text:span text:style-name="Source_20_Text"><text:span text:style-name="T2">pyperclip</text:span></text:span><text:span text:style-name="T2"> module, you need to import it.) Note that you don’t actually </text:span><text:span text:style-name="Emphasis"><text:span text:style-name="T2">need</text:span></text:span><text:span text:style-name="T2"> the </text:span><text:span text:style-name="Source_20_Text"><text:span text:style-name="T2">account</text:span></text:span><text:span text:style-name="T2"> variable; you could just use </text:span><text:span text:style-name="Source_20_Text"><text:span text:style-name="T2">sys.argv[1]</text:span></text:span><text:span text:style-name="T2"> everywhere </text:span><text:span text:style-name="Source_20_Text"><text:span text:style-name="T2">account</text:span></text:span><text:span text:style-name="T2"> is used in this program. But a variable named </text:span><text:span text:style-name="Source_20_Text"><text:span text:style-name="T2">account</text:span></text:span><text:span text:style-name="T2"> is much more readable than something cryptic like </text:span><text:span text:style-name="Source_20_Text"><text:span text:style-name="T2">sys.argv[1]</text:span></text:span><text:span text:style-name="T2">.</text:span></text:p>
      <text:p text:style-name="P29">Make your program look like the following:</text:p>
      <text:p text:style-name="P4"><text:bookmark text:name="calibre_link-2506"/>#! python3</text:p>
      <text:p text:style-name="P4"># pw.py - An insecure password locker program.</text:p>
      <text:p text:style-name="P4">PASSWORDS = {'email': 'F7minlBDDuvMJuxESSKHFhTxFtjVB6',</text:p>
      <text:p text:style-name="P2"><text:s text:c="13"/><text:span text:style-name="T1">'blog': 'VmALvQyKAxiVH5G8v01if1MLZF3sdt',</text:span></text:p>
      <text:p text:style-name="P2"><text:s text:c="13"/><text:span text:style-name="T1">'luggage': '12345'}</text:span></text:p>
      <text:p text:style-name="P5"/>
      <text:p text:style-name="P5"><text:span text:style-name="T2">import sys, </text:span><text:span text:style-name="Strong_20_Emphasis"><text:span text:style-name="T2">pyperclip</text:span></text:span></text:p>
      <text:p text:style-name="P4">if len(sys.argv) &lt; 2:</text:p>
      <text:p text:style-name="P2"><text:s text:c="4"/><text:span text:style-name="T1">print('Usage: py pw.py [account] - copy account password')</text:span></text:p>
      <text:p text:style-name="P2"><text:s text:c="4"/><text:span text:style-name="T1">sys.exit()</text:span></text:p>
      <text:p text:style-name="P5"/>
      <text:p text:style-name="P4">account = sys.argv[1] <text:s text:c="2"/># first command line arg is the account name</text:p>
      <text:p text:style-name="P5"/>
      <text:p text:style-name="P5"><text:span text:style-name="Strong_20_Emphasis"><text:span text:style-name="T2">if account in PASSWORDS:</text:span></text:span></text:p>
      <text:p text:style-name="P5"><text:soft-page-break/><text:span text:style-name="T3"><text:s text:c="4"/></text:span><text:span text:style-name="Strong_20_Emphasis"><text:span text:style-name="T2">pyperclip.copy(PASSWORDS[account])</text:span></text:span></text:p>
      <text:p text:style-name="P5"><text:span text:style-name="T3"><text:s text:c="4"/></text:span><text:span text:style-name="Strong_20_Emphasis"><text:span text:style-name="T2">print('Password for ' + account + ' copied to clipboard.')</text:span></text:span></text:p>
      <text:p text:style-name="P5"><text:span text:style-name="Strong_20_Emphasis"><text:span text:style-name="T2">else:</text:span></text:span></text:p>
      <text:p text:style-name="P10"><text:span text:style-name="T3"><text:s text:c="4"/></text:span><text:span text:style-name="Strong_20_Emphasis"><text:span text:style-name="T2">print('There is no account named ' + account)</text:span></text:span></text:p>
      <text:p text:style-name="P30"><text:span text:style-name="T2">This new code looks in the </text:span><text:span text:style-name="Source_20_Text"><text:span text:style-name="T2">PASSWORDS</text:span></text:span><text:span text:style-name="T2"> dictionary for the account name. If the account name is a key in the dictionary, we get the value corresponding to that key, copy it to the clipboard, and print a message saying that we copied the value. Otherwise, we print a message saying there’s no account with that name.</text:span></text:p>
      <text:p text:style-name="P30"><text:span text:style-name="T2">That’s the complete script. Using the instructions in Appendix B for launching command line programs easily, you now have a fast way to copy your account passwords to the clipboard. You will have to modify the </text:span><text:span text:style-name="Source_20_Text"><text:span text:style-name="T2">PASSWORDS</text:span></text:span><text:span text:style-name="T2"> dictionary value in the source whenever you want to update the program with a new password.</text:span></text:p>
      <text:p text:style-name="P30"><text:span text:style-name="T2">Of course, you probably don’t want to keep all your passwords in one place where anyone could easily copy them. But you can modify this program and use it to quickly copy regular text to the clipboard. Say you are sending out several emails that have many of the same stock paragraphs in common. You could put each paragraph as a value in the </text:span><text:span text:style-name="Source_20_Text"><text:span text:style-name="T2">PASSWORDS</text:span></text:span><text:span text:style-name="T2"> dictionary (you’d probably want to rename the dictionary at this point), and then you would have a way to quickly select and copy one of many standard pieces of text to the clipboard.</text:span></text:p>
      <text:p text:style-name="P30"><text:span text:style-name="T2">On Windows, you can create a batch file to run this program with the WIN-R Run window. (For more about batch files, see Appendix B.) Type the following into the file editor and save the file as </text:span><text:span text:style-name="Emphasis"><text:span text:style-name="T2">pw.bat</text:span></text:span><text:span text:style-name="T2"> in the </text:span><text:span text:style-name="Emphasis"><text:span text:style-name="T2">C:\Windows</text:span></text:span><text:span text:style-name="T2"> folder:</text:span></text:p>
      <text:p text:style-name="P4"><text:bookmark text:name="calibre_link-2507"/>@py.exe C:\Python34\pw.py %*</text:p>
      <text:p text:style-name="P9">@pause</text:p>
      <text:p text:style-name="P30"><text:span text:style-name="T2">With this batch file created, running the password-safe program on Windows is just a matter of pressing WIN-R and typing </text:span><text:span text:style-name="Source_20_Text"><text:span text:style-name="T2">pw &lt;account name&gt;</text:span></text:span><text:span text:style-name="T2">.</text:span></text:p>
      <text:h text:style-name="P15" text:outline-level="1"><text:bookmark text:name="calibre_link-2508"/>Project: Adding Bullets to Wiki Markup</text:h>
      <text:p text:style-name="P29"><text:bookmark text:name="calibre_link-1328"/><text:bookmark text:name="calibre_link-295"/><text:bookmark text:name="calibre_link-294"/><text:bookmark text:name="calibre_link-293"/>When editing a Wikipedia article, you can create a bulleted list by putting each list item on its own line and placing a star in front. But say you have a really large list that you want to add bullet points to. You could just type those stars at the beginning of each line, one by one. Or you could automate this task with a short Python script.</text:p>
      <text:p text:style-name="P30"><text:span text:style-name="T2">The </text:span><text:span text:style-name="Emphasis"><text:span text:style-name="T2">bulletPointAdder.py</text:span></text:span><text:span text:style-name="T2"> script will get the text from the clipboard, add a star and space to the beginning of each line, and then paste this new text to the </text:span><text:soft-page-break/><text:span text:style-name="T2">clipboard. For example, if I copied the following text (for the Wikipedia article “List of Lists of Lists”) to the clipboard:</text:span></text:p>
      <text:p text:style-name="P4"><text:bookmark text:name="calibre_link-2509"/>Lists of animals</text:p>
      <text:p text:style-name="P4">Lists of aquarium life</text:p>
      <text:p text:style-name="P4">Lists of biologists by author abbreviation</text:p>
      <text:p text:style-name="P9">Lists of cultivars</text:p>
      <text:p text:style-name="P30"><text:span text:style-name="T2">and then ran the </text:span><text:span text:style-name="Emphasis"><text:span text:style-name="T2">bulletPointAdder.py</text:span></text:span><text:span text:style-name="T2"> program, the clipboard would then contain the following:</text:span></text:p>
      <text:p text:style-name="P4"><text:bookmark text:name="calibre_link-2510"/>* Lists of animals</text:p>
      <text:p text:style-name="P4">* Lists of aquarium life</text:p>
      <text:p text:style-name="P4">* Lists of biologists by author abbreviation</text:p>
      <text:p text:style-name="P9">* Lists of cultivars</text:p>
      <text:p text:style-name="P29">This star-prefixed text is ready to be pasted into a Wikipedia article as a bulleted list.</text:p>
      <text:h text:style-name="P1" text:outline-level="2"><text:bookmark text:name="calibre_link-2511"/>Step 1: Copy and Paste from the Clipboard</text:h>
      <text:p text:style-name="P30"><text:span text:style-name="T2">You want the </text:span><text:span text:style-name="Emphasis"><text:span text:style-name="T2">bulletPointAdder.py</text:span></text:span><text:span text:style-name="T2"> program to do the following:</text:span></text:p>
      <text:list xml:id="list5143495667601562862" text:style-name="L27">
        <text:list-item>
          <text:p text:style-name="P73">Paste text from the clipboard</text:p>
        </text:list-item>
        <text:list-item>
          <text:p text:style-name="P73">Do something to it</text:p>
        </text:list-item>
        <text:list-item>
          <text:p text:style-name="P73">Copy the new text to the clipboard</text:p>
        </text:list-item>
      </text:list>
      <text:p text:style-name="P30"><text:span text:style-name="T2">That second step is a little tricky, but steps 1 and 3 are pretty straightforward: They just involve the </text:span><text:span text:style-name="Source_20_Text"><text:span text:style-name="T2">pyperclip.copy()</text:span></text:span><text:span text:style-name="T2"> and </text:span><text:span text:style-name="Source_20_Text"><text:span text:style-name="T2">pyperclip.paste()</text:span></text:span><text:span text:style-name="T2"> functions. For now, let’s just write the part of the program that covers steps 1 and 3. Enter the following, saving the program as </text:span><text:span text:style-name="Emphasis"><text:span text:style-name="T2">bulletPointAdder.py</text:span></text:span><text:span text:style-name="T2">:</text:span></text:p>
      <text:p text:style-name="P4"><text:bookmark text:name="calibre_link-2512"/>#! python3</text:p>
      <text:p text:style-name="P4"># bulletPointAdder.py - Adds Wikipedia bullet points to the start</text:p>
      <text:p text:style-name="P4"># of each line of text on the clipboard.</text:p>
      <text:p text:style-name="P5"/>
      <text:p text:style-name="P4">import pyperclip</text:p>
      <text:p text:style-name="P4">text = pyperclip.paste()</text:p>
      <text:p text:style-name="P5"/>
      <text:p text:style-name="P4"># TODO: Separate lines and add stars.</text:p>
      <text:p text:style-name="P5"/>
      <text:p text:style-name="P9">pyperclip.copy(text)</text:p>
      <text:p text:style-name="P30"><text:bookmark text:name="calibre_link-296"/><text:span text:style-name="T2">The </text:span><text:span text:style-name="Source_20_Text"><text:span text:style-name="T2">TODO</text:span></text:span><text:span text:style-name="T2"> comment is a reminder that you should complete this part of the program eventually. The next step is to actually implement that piece of the program.</text:span></text:p>
      <text:h text:style-name="P1" text:outline-level="2"><text:bookmark text:name="calibre_link-2513"/><text:soft-page-break/>Step 2: Separate the Lines of Text and Add the Star</text:h>
      <text:p text:style-name="P30"><text:span text:style-name="T2">The call to </text:span><text:span text:style-name="Source_20_Text"><text:span text:style-name="T2">pyperclip.paste()</text:span></text:span><text:span text:style-name="T2"> returns all the text on the clipboard as one big string. If we used the “List of Lists of Lists” example, the string stored in </text:span><text:span text:style-name="Source_20_Text"><text:span text:style-name="T2">text</text:span></text:span><text:span text:style-name="T2"> would look like this:</text:span></text:p>
      <text:p text:style-name="P4"><text:bookmark text:name="calibre_link-2514"/>'Lists of animals\nLists of aquarium life\nLists of biologists by author</text:p>
      <text:p text:style-name="P9">abbreviation\nLists of cultivars'</text:p>
      <text:p text:style-name="P30"><text:span text:style-name="T2">The </text:span><text:span text:style-name="Source_20_Text"><text:span text:style-name="T2">\n</text:span></text:span><text:span text:style-name="T2"> newline characters in this string cause it to be displayed with multiple lines when it is printed or pasted from the clipboard. There are many “lines” in this one string value. You want to add a star to the start of each of these lines.</text:span></text:p>
      <text:p text:style-name="P30"><text:span text:style-name="T2">You could write code that searches for each </text:span><text:span text:style-name="Source_20_Text"><text:span text:style-name="T2">\n</text:span></text:span><text:span text:style-name="T2"> newline character in the string and then adds the star just after that. But it would be easier to use the </text:span><text:span text:style-name="Source_20_Text"><text:span text:style-name="T2">split()</text:span></text:span><text:span text:style-name="T2"> method to return a list of strings, one for each line in the original string, and then add the star to the front of each string in the list.</text:span></text:p>
      <text:p text:style-name="P29">Make your program look like the following:</text:p>
      <text:p text:style-name="P4"><text:bookmark text:name="calibre_link-2515"/>#! python3</text:p>
      <text:p text:style-name="P4"># bulletPointAdder.py - Adds Wikipedia bullet points to the start</text:p>
      <text:p text:style-name="P4"># of each line of text on the clipboard.</text:p>
      <text:p text:style-name="P5"/>
      <text:p text:style-name="P4">import pyperclip</text:p>
      <text:p text:style-name="P4">text = pyperclip.paste()</text:p>
      <text:p text:style-name="P5"/>
      <text:p text:style-name="P5"><text:span text:style-name="Strong_20_Emphasis"><text:span text:style-name="T2"># Separate lines and add stars.</text:span></text:span></text:p>
      <text:p text:style-name="P5"><text:span text:style-name="Strong_20_Emphasis"><text:span text:style-name="T2">lines = text.split('\n')</text:span></text:span></text:p>
      <text:p text:style-name="P5"><text:span text:style-name="Strong_20_Emphasis"><text:span text:style-name="T2">for i in range(len(lines)): <text:s text:c="3"/># loop through all indexes in the "lines" list</text:span></text:span></text:p>
      <text:p text:style-name="P5"><text:span text:style-name="T3"><text:s text:c="4"/></text:span><text:span text:style-name="Strong_20_Emphasis"><text:span text:style-name="T2">lines[i] = '* ' + lines[i] # add star to each string in "lines" list</text:span></text:span></text:p>
      <text:p text:style-name="P5"/>
      <text:p text:style-name="P9">pyperclip.copy(text)</text:p>
      <text:p text:style-name="P30"><text:span text:style-name="T2">We split the text along its newlines to get a list in which each item is one line of the text. We store the list in </text:span><text:span text:style-name="Source_20_Text"><text:span text:style-name="T2">lines</text:span></text:span><text:span text:style-name="T2"> and then loop through the items in </text:span><text:span text:style-name="Source_20_Text"><text:span text:style-name="T2">lines</text:span></text:span><text:span text:style-name="T2">. For each line, we add a star and a space to the start of the line. Now each string in </text:span><text:span text:style-name="Source_20_Text"><text:span text:style-name="T2">lines</text:span></text:span><text:span text:style-name="T2">begins with a star.</text:span></text:p>
      <text:h text:style-name="P1" text:outline-level="2"><text:bookmark text:name="calibre_link-2516"/>Step 3: Join the Modified Lines</text:h>
      <text:p text:style-name="P30"><text:bookmark text:name="calibre_link-297"/><text:span text:style-name="T2">The </text:span><text:span text:style-name="Source_20_Text"><text:span text:style-name="T2">lines</text:span></text:span><text:span text:style-name="T2"> list now contains modified lines that start with stars. But </text:span><text:span text:style-name="Source_20_Text"><text:span text:style-name="T2">pyperclip.copy()</text:span></text:span><text:span text:style-name="T2"> is expecting a single string value, not a list of string values. To make this single string value, pass </text:span><text:span text:style-name="Source_20_Text"><text:span text:style-name="T2">lines</text:span></text:span><text:span text:style-name="T2"> into the </text:span><text:span text:style-name="Source_20_Text"><text:span text:style-name="T2">join()</text:span></text:span><text:span text:style-name="T2"> method to get a single string joined from the list’s strings. Make your program look like the following:</text:span></text:p>
      <text:p text:style-name="P4"><text:bookmark text:name="calibre_link-2517"/><text:soft-page-break/>#! python3</text:p>
      <text:p text:style-name="P4"># bulletPointAdder.py - Adds Wikipedia bullet points to the start</text:p>
      <text:p text:style-name="P4"># of each line of text on the clipboard.</text:p>
      <text:p text:style-name="P5"/>
      <text:p text:style-name="P4">import pyperclip</text:p>
      <text:p text:style-name="P4">text = pyperclip.paste()</text:p>
      <text:p text:style-name="P5"/>
      <text:p text:style-name="P4"># Separate lines and add stars.</text:p>
      <text:p text:style-name="P4">lines = text.split('\n')</text:p>
      <text:p text:style-name="P4">for i in range(len(lines)): <text:s text:c="3"/># loop through all indexes for "lines" list</text:p>
      <text:p text:style-name="P2"><text:s text:c="4"/><text:span text:style-name="T1">lines[i] = '* ' + lines[i] # add star to each string in "lines" list</text:span></text:p>
      <text:p text:style-name="P5"><text:span text:style-name="Strong_20_Emphasis"><text:span text:style-name="T2">text = '\n'.join(lines)</text:span></text:span></text:p>
      <text:p text:style-name="P9">pyperclip.copy(text)</text:p>
      <text:p text:style-name="P29">When this program is run, it replaces the text on the clipboard with text that has stars at the start of each line. Now the program is complete, and you can try running it with text copied to the clipboard.</text:p>
      <text:p text:style-name="P29">Even if you don’t need to automate this specific task, you might want to automate some other kind of text manipulation, such as removing trailing spaces from the end of lines or converting text to uppercase or lowercase. Whatever your needs, you can use the clipboard for input and output.</text:p>
      <text:h text:style-name="P15" text:outline-level="1"><text:bookmark text:name="calibre_link-2518"/>Summary</text:h>
      <text:p text:style-name="P29">Text is a common form of data, and Python comes with many helpful string methods to process the text stored in string values. You will make use of indexing, slicing, and string methods in almost every Python program you write.</text:p>
      <text:p text:style-name="P30"><text:span text:style-name="T2">The programs you are writing now don’t seem too sophisticated—they don’t have graphical user interfaces with images and colorful text. So far, you’re displaying text with </text:span><text:span text:style-name="Source_20_Text"><text:span text:style-name="T2">print()</text:span></text:span><text:span text:style-name="T2"> and letting the user enter text with </text:span><text:span text:style-name="Source_20_Text"><text:span text:style-name="T2">input()</text:span></text:span><text:span text:style-name="T2">. However, the user can quickly enter large amounts of text through the clipboard. This ability provides a useful avenue for writing programs that manipulate massive amounts of text. These text-based programs might not have flashy windows or graphics, but they can get a lot of useful work done quickly.</text:span></text:p>
      <text:p text:style-name="P29">Another way to manipulate large amounts of text is reading and writing files directly off the hard drive. You’ll learn how to do this with Python in the next chapter.</text:p>
      <text:p text:style-name="P29">That just about covers all the basic concepts of Python programming! You’ll continue to learn new concepts throughout the rest of this book, but you now <text:soft-page-break/>know enough to start writing some useful programs that can automate tasks. You might not think you have enough Python knowledge to do things such as download web pages, update spreadsheets, or send text messages, but that’s where Python modules come in! These modules, written by other programmers, provide functions that make it easy for you to do all these things. So let’s learn how to write real programs to do useful automated tasks.</text:p>
      <text:h text:style-name="P15" text:outline-level="1"><text:bookmark text:name="calibre_link-2519"/>Practice Questions</text:h>
      <text:p text:style-name="P31"><text:bookmark text:name="calibre_link-2520"/></text:p>
      <table:table table:name="Table15" table:style-name="Table15">
        <table:table-column table:style-name="Table15.A"/>
        <table:table-column table:style-name="Table15.B"/>
        <table:table-row>
          <table:table-cell table:style-name="Table15.A1" office:value-type="string">
            <text:p text:style-name="P12"><text:bookmark text:name="calibre_link-2522"/><text:bookmark text:name="calibre_link-2521"/>Q:</text:p>
          </table:table-cell>
          <table:table-cell table:style-name="Table15.A1" office:value-type="string">
            <text:p text:style-name="P12">1. What are escape characters?</text:p>
          </table:table-cell>
        </table:table-row>
        <table:table-row>
          <table:table-cell table:style-name="Table15.A1" office:value-type="string">
            <text:p text:style-name="P12"><text:bookmark text:name="calibre_link-2524"/><text:bookmark text:name="calibre_link-2523"/>Q:</text:p>
          </table:table-cell>
          <table:table-cell table:style-name="Table15.A1" office:value-type="string">
            <text:p text:style-name="P12">2. What do the <text:span text:style-name="Source_20_Text">\n</text:span> and <text:span text:style-name="Source_20_Text">\t</text:span> escape characters represent?</text:p>
          </table:table-cell>
        </table:table-row>
        <table:table-row>
          <table:table-cell table:style-name="Table15.A1" office:value-type="string">
            <text:p text:style-name="P12"><text:bookmark text:name="calibre_link-2526"/><text:bookmark text:name="calibre_link-2525"/>Q:</text:p>
          </table:table-cell>
          <table:table-cell table:style-name="Table15.A1" office:value-type="string">
            <text:p text:style-name="P12">3. How can you put a <text:span text:style-name="Source_20_Text">\</text:span> backslash character in a string?</text:p>
          </table:table-cell>
        </table:table-row>
        <table:table-row>
          <table:table-cell table:style-name="Table15.A1" office:value-type="string">
            <text:p text:style-name="P12"><text:bookmark text:name="calibre_link-2528"/><text:bookmark text:name="calibre_link-2527"/>Q:</text:p>
          </table:table-cell>
          <table:table-cell table:style-name="Table15.A1" office:value-type="string">
            <text:p text:style-name="P12">4. The string value <text:span text:style-name="Source_20_Text">"Howl's Moving Castle"</text:span> is a valid string. Why isn’t it a problem that the single quote character in the word <text:span text:style-name="Source_20_Text">Howl's</text:span> isn’t escaped?</text:p>
          </table:table-cell>
        </table:table-row>
        <table:table-row>
          <table:table-cell table:style-name="Table15.A1" office:value-type="string">
            <text:p text:style-name="P12"><text:bookmark text:name="calibre_link-2530"/><text:bookmark text:name="calibre_link-2529"/>Q:</text:p>
          </table:table-cell>
          <table:table-cell table:style-name="Table15.A1" office:value-type="string">
            <text:p text:style-name="P12">5. If you don’t want to put <text:span text:style-name="Source_20_Text">\n</text:span> in your string, how can you write a string with newlines in it?</text:p>
          </table:table-cell>
        </table:table-row>
        <table:table-row>
          <table:table-cell table:style-name="Table15.A1" office:value-type="string">
            <text:p text:style-name="P12"><text:bookmark text:name="calibre_link-2532"/><text:bookmark text:name="calibre_link-2531"/>Q:</text:p>
          </table:table-cell>
          <table:table-cell table:style-name="Table15.A1" office:value-type="string">
            <text:p text:style-name="P12">6. What do the following expressions evaluate to?</text:p>
            <text:list xml:id="list2216288575112117186" text:style-name="L28">
              <text:list-item>
                <text:p text:style-name="P37"><text:span text:style-name="Source_20_Text">'Hello world!'[1]</text:span></text:p>
              </text:list-item>
              <text:list-item>
                <text:p text:style-name="P37"><text:span text:style-name="Source_20_Text">'Hello world!'[0:5]</text:span></text:p>
              </text:list-item>
              <text:list-item>
                <text:p text:style-name="P37"><text:span text:style-name="Source_20_Text">'Hello world!'[:5]</text:span></text:p>
              </text:list-item>
              <text:list-item>
                <text:p text:style-name="P37"><text:span text:style-name="Source_20_Text">'Hello world!'[3:]</text:span></text:p>
              </text:list-item>
            </text:list>
          </table:table-cell>
        </table:table-row>
        <table:table-row>
          <table:table-cell table:style-name="Table15.A1" office:value-type="string">
            <text:p text:style-name="P12"><text:bookmark text:name="calibre_link-2534"/><text:bookmark text:name="calibre_link-2533"/>Q:</text:p>
          </table:table-cell>
          <table:table-cell table:style-name="Table15.A1" office:value-type="string">
            <text:p text:style-name="P12">7. What do the following expressions evaluate to?</text:p>
            <text:list xml:id="list474735981194612214" text:style-name="L29">
              <text:list-item>
                <text:p text:style-name="P38"><text:span text:style-name="Source_20_Text">'Hello'.upper()</text:span></text:p>
              </text:list-item>
              <text:list-item>
                <text:p text:style-name="P38"><text:span text:style-name="Source_20_Text">'Hello'.upper().isupper()</text:span></text:p>
              </text:list-item>
              <text:list-item>
                <text:p text:style-name="P38"><text:span text:style-name="Source_20_Text">'Hello'.upper().lower()</text:span></text:p>
              </text:list-item>
            </text:list>
          </table:table-cell>
        </table:table-row>
        <table:table-row>
          <table:table-cell table:style-name="Table15.A1" office:value-type="string">
            <text:p text:style-name="P12"><text:bookmark text:name="calibre_link-2536"/><text:bookmark text:name="calibre_link-2535"/>Q:</text:p>
          </table:table-cell>
          <table:table-cell table:style-name="Table15.A1" office:value-type="string">
            <text:p text:style-name="P12">8. What do the following expressions evaluate to?</text:p>
            <text:list xml:id="list5335042146490884021" text:style-name="L30">
              <text:list-item>
                <text:p text:style-name="P39"><text:soft-page-break/><text:span text:style-name="Source_20_Text">'Remember, remember, the fifth of November.'.split()</text:span></text:p>
              </text:list-item>
              <text:list-item>
                <text:p text:style-name="P39"><text:span text:style-name="Source_20_Text">'-'.join('There can be only one.'.split())</text:span></text:p>
              </text:list-item>
            </text:list>
          </table:table-cell>
        </table:table-row>
        <table:table-row>
          <table:table-cell table:style-name="Table15.A1" office:value-type="string">
            <text:p text:style-name="P12"><text:bookmark text:name="calibre_link-2538"/><text:bookmark text:name="calibre_link-2537"/>Q:</text:p>
          </table:table-cell>
          <table:table-cell table:style-name="Table15.A1" office:value-type="string">
            <text:p text:style-name="P12">9. What string methods can you use to right-justify, left-justify, and center a string?</text:p>
          </table:table-cell>
        </table:table-row>
        <table:table-row>
          <table:table-cell table:style-name="Table15.A1" office:value-type="string">
            <text:p text:style-name="P12"><text:bookmark text:name="calibre_link-2540"/><text:bookmark text:name="calibre_link-2539"/>Q:</text:p>
          </table:table-cell>
          <table:table-cell table:style-name="Table15.A1" office:value-type="string">
            <text:p text:style-name="P12">10. How can you trim whitespace characters from the beginning or end of a string?</text:p>
          </table:table-cell>
        </table:table-row>
      </table:table>
      <text:h text:style-name="P15" text:outline-level="1"><text:bookmark text:name="calibre_link-2541"/>Practice Project</text:h>
      <text:p text:style-name="P29">For practice, write a program that does the following.</text:p>
      <text:h text:style-name="P1" text:outline-level="2"><text:bookmark text:name="calibre_link-2542"/>Table Printer</text:h>
      <text:p text:style-name="P30"><text:span text:style-name="T2">Write a function named </text:span><text:span text:style-name="Source_20_Text"><text:span text:style-name="T2">printTable()</text:span></text:span><text:span text:style-name="T2"> that takes a list of lists of strings and displays it in a well-organized table with each column right-justified. Assume that all the inner lists will contain the same number of strings. For example, the value could look like this:</text:span></text:p>
      <text:p text:style-name="P4"><text:bookmark text:name="calibre_link-2543"/>tableData = [['apples', 'oranges', 'cherries', 'banana'],</text:p>
      <text:p text:style-name="P2"><text:s text:c="13"/><text:span text:style-name="T1">['Alice', 'Bob', 'Carol', 'David'],</text:span></text:p>
      <text:p text:style-name="P7"><text:s text:c="13"/><text:span text:style-name="T1">['dogs', 'cats', 'moose', 'goose']]</text:span></text:p>
      <text:p text:style-name="P30"><text:span text:style-name="T2">Your </text:span><text:span text:style-name="Source_20_Text"><text:span text:style-name="T2">printTable()</text:span></text:span><text:span text:style-name="T2"> function would print the following:</text:span></text:p>
      <text:p text:style-name="P2"><text:bookmark text:name="calibre_link-2544"/><text:s text:c="2"/><text:span text:style-name="T1">apples Alice <text:s/>dogs</text:span></text:p>
      <text:p text:style-name="P2"><text:s/><text:span text:style-name="T1">oranges <text:s text:c="2"/>Bob <text:s/>cats</text:span></text:p>
      <text:p text:style-name="P4">cherries Carol moose</text:p>
      <text:p text:style-name="P7"><text:s text:c="2"/><text:span text:style-name="T1">banana David goose</text:span></text:p>
      <text:p text:style-name="P30"><text:span text:style-name="T2">Hint: Your code will first have to find the longest string in each of the inner lists so that the whole column can be wide enough to fit all the strings. You can store the maximum width of each column as a list of integers. The </text:span><text:span text:style-name="Source_20_Text"><text:span text:style-name="T2">printTable()</text:span></text:span><text:span text:style-name="T2"> function can begin with </text:span><text:span text:style-name="Source_20_Text"><text:span text:style-name="T2">colWidths = [0] * len(tableData)</text:span></text:span><text:span text:style-name="T2">, which will create a list containing the same number of </text:span><text:span text:style-name="Source_20_Text"><text:span text:style-name="T2">0</text:span></text:span><text:span text:style-name="T2"> values as the number of inner lists in </text:span><text:span text:style-name="Source_20_Text"><text:span text:style-name="T2">tableData</text:span></text:span><text:span text:style-name="T2">. That way, </text:span><text:span text:style-name="Source_20_Text"><text:span text:style-name="T2">colWidths[0]</text:span></text:span><text:span text:style-name="T2"> can store the width of the longest string in </text:span><text:span text:style-name="Source_20_Text"><text:span text:style-name="T2">tableData[0]</text:span></text:span><text:span text:style-name="T2">, </text:span><text:span text:style-name="Source_20_Text"><text:span text:style-name="T2">colWidths[1]</text:span></text:span><text:span text:style-name="T2">can store the width of the longest string in </text:span><text:span text:style-name="Source_20_Text"><text:span text:style-name="T2">tableData[1]</text:span></text:span><text:span text:style-name="T2">, and so on. You can then find the largest value in the </text:span><text:span text:style-name="Source_20_Text"><text:span text:style-name="T2">colWidths</text:span></text:span><text:span text:style-name="T2"> list to find out what integer width to pass to the </text:span><text:span text:style-name="Source_20_Text"><text:span text:style-name="T2">rjust()</text:span></text:span><text:span text:style-name="T2"> string method.</text:span></text:p>
      <text:p text:style-name="Standard"/>
      <text:p text:style-name="Standard"/>
      <text:h text:style-name="P16" text:outline-level="1"><text:soft-page-break/>Chapter 7 – Pattern Matching with Regular Expressions</text:h>
      <text:p text:style-name="Standard"/>
      <text:p text:style-name="P24"><text:span text:style-name="T2">You may be familiar with searching for text by pressing CTRL-F and typing in the words you’re looking for. </text:span><text:span text:style-name="Emphasis"><text:span text:style-name="T2">Regular expressions</text:span></text:span><text:span text:style-name="T2"> go one step further: They allow you to specify a </text:span><text:span text:style-name="Emphasis"><text:span text:style-name="T2">pattern</text:span></text:span><text:span text:style-name="T2"> of text to search for. You may not know a business’s exact phone number, but if you live in the United States or Canada, you know it will be three digits, followed by a hyphen, and then four more digits (and optionally, a three-digit area code at the start). This is how you, as a human, know a phone number when you see it: 415-555-1234 is a phone number, but 4,155,551,234 is not.</text:span></text:p>
      <text:p text:style-name="P22">Regular expressions are helpful, but not many non-programmers know about them even though most modern text editors and word processors, such as Microsoft Word or OpenOffice, have find and find-and-replace features that can search based on regular expressions. Regular expressions are huge time-savers, not just for software users but also for <text:bookmark text:name="calibre_link-1452"/>programmers. In fact, tech writer Cory Doctorow argues that even before teaching programming, we should be teaching regular expressions:</text:p>
      <text:p text:style-name="P34"><text:span text:style-name="T3">“</text:span><text:span text:style-name="T2">Knowing [regular expressions] can mean the difference between solving a problem in 3 steps and solving it in 3,000 steps. When you’re a nerd, you forget that the problems you solve with a couple keystrokes can take other people days of tedious, error-prone work to slog through.”[</text:span><text:bookmark text:name="calibre_link-62"/><text:a xlink:type="simple" xlink:href="https://automatetheboringstuff.com/chapter7/#calibre_link-59" text:style-name="Internet_20_link" text:visited-style-name="Visited_20_Internet_20_Link"><text:span text:style-name="T4">1</text:span></text:a><text:span text:style-name="T2">]</text:span></text:p>
      <text:p text:style-name="P24"><text:span text:style-name="T2">In this chapter, you’ll start by writing a program to find text patterns </text:span><text:span text:style-name="Emphasis"><text:span text:style-name="T2">without</text:span></text:span><text:span text:style-name="T2">using regular expressions and then see how to use regular expressions to make the code much less bloated. I’ll show you basic matching with regular expressions and then move on to some more powerful features, such as string substitution and creating your own character classes. Finally, at the end of the chapter, you’ll write a program that can automatically extract phone numbers and email addresses from a block of text.</text:span></text:p>
      <text:h text:style-name="P15" text:outline-level="1"><text:bookmark text:name="calibre_link-2547"/>Finding Patterns of Text Without Regular Expressions</text:h>
      <text:p text:style-name="P29">Say you want to find a phone number in a string. You know the pattern: three numbers, a hyphen, three numbers, a hyphen, and four numbers. Here’s an example: 415-555-4242.</text:p>
      <text:p text:style-name="P30"><text:span text:style-name="T2">Let’s use a function named </text:span><text:span text:style-name="Source_20_Text"><text:span text:style-name="T2">isPhoneNumber()</text:span></text:span><text:span text:style-name="T2"> to check whether a string matches this pattern, returning either </text:span><text:span text:style-name="Source_20_Text"><text:span text:style-name="T2">True</text:span></text:span><text:span text:style-name="T2"> or </text:span><text:span text:style-name="Source_20_Text"><text:span text:style-name="T2">False</text:span></text:span><text:span text:style-name="T2">. Open a new file editor window and enter the following code; then save the file as </text:span><text:span text:style-name="Emphasis"><text:span text:style-name="T2">isPhoneNumber.py</text:span></text:span><text:span text:style-name="T2">:</text:span></text:p>
      <text:p text:style-name="P2"><text:bookmark text:name="calibre_link-2548"/><text:soft-page-break/><text:s text:c="3"/><text:span text:style-name="T1">def isPhoneNumber(text):</text:span></text:p>
      <text:p text:style-name="P2">❶ <text:s text:c="4"/><text:span text:style-name="T1">if len(text) != 12:</text:span></text:p>
      <text:p text:style-name="P2"><text:s text:c="11"/><text:span text:style-name="T1">return False</text:span></text:p>
      <text:p text:style-name="P2"><text:s text:c="7"/><text:span text:style-name="T1">for i in range(0, 3):</text:span></text:p>
      <text:p text:style-name="P2">❷ <text:s text:c="8"/><text:span text:style-name="T1">if not text[i].isdecimal():</text:span></text:p>
      <text:p text:style-name="P2"><text:s text:c="15"/><text:span text:style-name="T1">return False</text:span></text:p>
      <text:p text:style-name="P2">❸ <text:s text:c="4"/><text:span text:style-name="T1">if text[3] != '-':</text:span></text:p>
      <text:p text:style-name="P2"><text:s text:c="11"/><text:span text:style-name="T1">return False</text:span></text:p>
      <text:p text:style-name="P2"><text:s text:c="7"/><text:span text:style-name="T1">for i in range(4, 7):</text:span></text:p>
      <text:p text:style-name="P2">❹ <text:s text:c="8"/><text:span text:style-name="T1">if not text[i].isdecimal():</text:span></text:p>
      <text:p text:style-name="P2"><text:s text:c="15"/><text:span text:style-name="T1">return False</text:span></text:p>
      <text:p text:style-name="P2">❺ <text:s text:c="4"/><text:span text:style-name="T1">if text[7] != '-':</text:span></text:p>
      <text:p text:style-name="P2"><text:s text:c="11"/><text:span text:style-name="T1">return False</text:span></text:p>
      <text:p text:style-name="P2"><text:s text:c="7"/><text:span text:style-name="T1">for i in range(8, 12):</text:span></text:p>
      <text:p text:style-name="P2">❻ <text:s text:c="8"/><text:span text:style-name="T1">if not text[i].isdecimal():</text:span></text:p>
      <text:p text:style-name="P2"><text:s text:c="15"/><text:span text:style-name="T1">return False</text:span></text:p>
      <text:p text:style-name="P2">❼ <text:s text:c="4"/><text:span text:style-name="T1">return True</text:span></text:p>
      <text:p text:style-name="P5"/>
      <text:p text:style-name="P2"><text:s text:c="3"/><text:span text:style-name="T1">print('415-555-4242 is a phone number:')</text:span></text:p>
      <text:p text:style-name="P2"><text:s text:c="3"/><text:span text:style-name="T1">print(isPhoneNumber('415-555-4242'))</text:span></text:p>
      <text:p text:style-name="P2"><text:s text:c="3"/><text:span text:style-name="T1">print('Moshi moshi is a phone number:')</text:span></text:p>
      <text:p text:style-name="P7"><text:s text:c="3"/><text:span text:style-name="T1">print(isPhoneNumber('Moshi moshi'))</text:span></text:p>
      <text:p text:style-name="P29">When this program is run, the output looks like this:</text:p>
      <text:p text:style-name="P4"><text:bookmark text:name="calibre_link-2549"/>415-555-4242 is a phone number:</text:p>
      <text:p text:style-name="P4">True</text:p>
      <text:p text:style-name="P4">Moshi moshi is a phone number:</text:p>
      <text:p text:style-name="P9">False</text:p>
      <text:p text:style-name="P30"><text:span text:style-name="T2">The </text:span><text:span text:style-name="Source_20_Text"><text:span text:style-name="T2">isPhoneNumber()</text:span></text:span><text:span text:style-name="T2"> function has code that does several checks to see whether the string in </text:span><text:span text:style-name="Source_20_Text"><text:span text:style-name="T2">text</text:span></text:span><text:span text:style-name="T2"> is a valid phone number. If any of these checks fail, the function returns </text:span><text:span text:style-name="Source_20_Text"><text:span text:style-name="T2">False</text:span></text:span><text:span text:style-name="T2">. First the code checks that the string is exactly 12 characters ❶. Then it checks that the area code (that is, the first three characters in </text:span><text:span text:style-name="Source_20_Text"><text:span text:style-name="T2">text</text:span></text:span><text:span text:style-name="T2">) consists of only numeric characters ❷. The rest of the function checks that the string follows the pattern of a phone number: The number must have the first hyphen after the area code ❸, three more numeric characters ❹, then another hyphen ❺, and finally four more numbers ❻. If the program execution manages to get past all the checks, it returns </text:span><text:span text:style-name="Source_20_Text"><text:span text:style-name="T2">True</text:span></text:span><text:span text:style-name="T2"> ❼.</text:span></text:p>
      <text:p text:style-name="P30"><text:span text:style-name="T2">Calling </text:span><text:span text:style-name="Source_20_Text"><text:span text:style-name="T2">isPhoneNumber()</text:span></text:span><text:span text:style-name="T2"> with the argument </text:span><text:span text:style-name="Source_20_Text"><text:span text:style-name="T2">'415-555-4242'</text:span></text:span><text:span text:style-name="T2"> will return </text:span><text:span text:style-name="Source_20_Text"><text:span text:style-name="T2">True</text:span></text:span><text:span text:style-name="T2">. Calling </text:span><text:span text:style-name="Source_20_Text"><text:span text:style-name="T2">isPhoneNumber()</text:span></text:span><text:span text:style-name="T2"> with </text:span><text:span text:style-name="Source_20_Text"><text:span text:style-name="T2">'Moshi moshi'</text:span></text:span><text:span text:style-name="T2"> will return </text:span><text:span text:style-name="Source_20_Text"><text:span text:style-name="T2">False</text:span></text:span><text:span text:style-name="T2">; the first test fails because </text:span><text:span text:style-name="Source_20_Text"><text:span text:style-name="T2">'Moshi moshi'</text:span></text:span><text:span text:style-name="T2"> is not 12 characters long.</text:span></text:p>
      <text:p text:style-name="P30"><text:soft-page-break/><text:span text:style-name="T2">You would have to add even more code to find this pattern of text in a larger string. Replace the last four </text:span><text:span text:style-name="Source_20_Text"><text:span text:style-name="T2">print()</text:span></text:span><text:span text:style-name="T2"> function calls in </text:span><text:span text:style-name="Emphasis"><text:span text:style-name="T2">isPhoneNumber.py</text:span></text:span><text:span text:style-name="T2"> with the following:</text:span></text:p>
      <text:p text:style-name="P2"><text:bookmark text:name="calibre_link-2550"/><text:s text:c="3"/><text:span text:style-name="T1">message = 'Call me at 415-555-1011 tomorrow. 415-555-9999 is my office.'</text:span></text:p>
      <text:p text:style-name="P2"><text:s text:c="3"/><text:span text:style-name="T1">for i in range(len(message)):</text:span></text:p>
      <text:p text:style-name="P2">❶ <text:s text:c="4"/><text:span text:style-name="T1">chunk = message[i:i+12]</text:span></text:p>
      <text:p text:style-name="P2">❷ <text:s text:c="4"/><text:span text:style-name="T1">if isPhoneNumber(chunk):</text:span></text:p>
      <text:p text:style-name="P2"><text:s text:c="9"/><text:span text:style-name="T1">print('Phone number found: ' + chunk)</text:span></text:p>
      <text:p text:style-name="P7"><text:s text:c="3"/><text:span text:style-name="T1">print('Done')</text:span></text:p>
      <text:p text:style-name="P29">When this program is run, the output will look like this:</text:p>
      <text:p text:style-name="P4"><text:bookmark text:name="calibre_link-2551"/>Phone number found: 415-555-1011</text:p>
      <text:p text:style-name="P4">Phone number found: 415-555-9999</text:p>
      <text:p text:style-name="P9">Done</text:p>
      <text:p text:style-name="P30"><text:span text:style-name="T2">On each iteration of the </text:span><text:span text:style-name="Source_20_Text"><text:span text:style-name="T2">for</text:span></text:span><text:span text:style-name="T2"> loop, a new chunk of 12 characters from </text:span><text:span text:style-name="Source_20_Text"><text:span text:style-name="T2">message</text:span></text:span><text:span text:style-name="T2"> is assigned to the variable </text:span><text:span text:style-name="Source_20_Text"><text:span text:style-name="T2">chunk</text:span></text:span><text:span text:style-name="T2"> ❶. For example, on the first iteration, </text:span><text:span text:style-name="Source_20_Text"><text:span text:style-name="T2">i</text:span></text:span><text:span text:style-name="T2"> is </text:span><text:span text:style-name="Source_20_Text"><text:span text:style-name="T2">0</text:span></text:span><text:span text:style-name="T2">, and </text:span><text:span text:style-name="Source_20_Text"><text:span text:style-name="T2">chunk</text:span></text:span><text:span text:style-name="T2"> is assigned </text:span><text:span text:style-name="Source_20_Text"><text:span text:style-name="T2">message[0:12]</text:span></text:span><text:span text:style-name="T2"> (that is, the string </text:span><text:span text:style-name="Source_20_Text"><text:span text:style-name="T2">'Call me at 4'</text:span></text:span><text:span text:style-name="T2">). On the next iteration, </text:span><text:span text:style-name="Source_20_Text"><text:span text:style-name="T2">i</text:span></text:span><text:span text:style-name="T2"> is </text:span><text:span text:style-name="Source_20_Text"><text:span text:style-name="T2">1</text:span></text:span><text:span text:style-name="T2">, and </text:span><text:span text:style-name="Source_20_Text"><text:span text:style-name="T2">chunk</text:span></text:span><text:span text:style-name="T2"> is assigned </text:span><text:span text:style-name="Source_20_Text"><text:span text:style-name="T2">message[1:13]</text:span></text:span><text:span text:style-name="T2"> (the string </text:span><text:span text:style-name="Source_20_Text"><text:span text:style-name="T2">'all me at 41'</text:span></text:span><text:span text:style-name="T2">).</text:span></text:p>
      <text:p text:style-name="P30"><text:span text:style-name="T2">You pass </text:span><text:span text:style-name="Source_20_Text"><text:span text:style-name="T2">chunk</text:span></text:span><text:span text:style-name="T2"> to </text:span><text:span text:style-name="Source_20_Text"><text:span text:style-name="T2">isPhoneNumber()</text:span></text:span><text:span text:style-name="T2"> to see whether it matches the phone number pattern ❷, and if so, you print the chunk.</text:span></text:p>
      <text:p text:style-name="P30"><text:span text:style-name="T2">Continue to loop through </text:span><text:span text:style-name="Source_20_Text"><text:span text:style-name="T2">message</text:span></text:span><text:span text:style-name="T2">, and eventually the 12 characters in </text:span><text:span text:style-name="Source_20_Text"><text:span text:style-name="T2">chunk</text:span></text:span><text:span text:style-name="T2"> will be a phone number. The loop goes through the entire string, testing each 12-character piece and printing any </text:span><text:span text:style-name="Source_20_Text"><text:span text:style-name="T2">chunk</text:span></text:span><text:span text:style-name="T2"> it finds that satisfies </text:span><text:span text:style-name="Source_20_Text"><text:span text:style-name="T2">isPhoneNumber()</text:span></text:span><text:span text:style-name="T2">. Once we’re done going through </text:span><text:span text:style-name="Source_20_Text"><text:span text:style-name="T2">message</text:span></text:span><text:span text:style-name="T2">, we print </text:span><text:span text:style-name="Source_20_Text"><text:span text:style-name="T2">Done</text:span></text:span><text:span text:style-name="T2">.</text:span></text:p>
      <text:p text:style-name="P30"><text:bookmark text:name="calibre_link-1780"/><text:bookmark text:name="calibre_link-1454"/><text:bookmark text:name="calibre_link-1453"/><text:bookmark text:name="calibre_link-1449"/><text:span text:style-name="T2">While the string in </text:span><text:span text:style-name="Source_20_Text"><text:span text:style-name="T2">message</text:span></text:span><text:span text:style-name="T2"> is short in this example, it could be millions of characters long and the program would still run in less than a second. A similar program that finds phone numbers using regular expressions would also run in less than a second, but regular expressions make it quicker to write these programs.</text:span></text:p>
      <text:h text:style-name="P15" text:outline-level="1"><text:bookmark text:name="calibre_link-2552"/>Finding Patterns of Text with Regular Expressions</text:h>
      <text:p text:style-name="P30"><text:span text:style-name="T2">The previous phone number–finding program works, but it uses a lot of code to do something limited: The </text:span><text:span text:style-name="Source_20_Text"><text:span text:style-name="T2">isPhoneNumber()</text:span></text:span><text:span text:style-name="T2"> function is 17 lines but can find only one pattern of phone numbers. What about a phone number formatted like 415.555.4242 or (415) 555-4242? What if the phone number had an extension, like 415-555-4242 x99? The </text:span><text:span text:style-name="Source_20_Text"><text:span text:style-name="T2">isPhoneNumber()</text:span></text:span><text:span text:style-name="T2"> function would fail to </text:span><text:soft-page-break/><text:span text:style-name="T2">validate them. You could add yet more code for these additional patterns, but there is an easier way.</text:span></text:p>
      <text:p text:style-name="P30"><text:span text:style-name="T2">Regular expressions, called </text:span><text:span text:style-name="Emphasis"><text:span text:style-name="T2">regexes</text:span></text:span><text:span text:style-name="T2"> for short, are descriptions for a pattern of text. For example, a </text:span><text:span text:style-name="Source_20_Text"><text:span text:style-name="T2">\d</text:span></text:span><text:span text:style-name="T2"> in a regex stands for a digit character—that is, any single numeral 0 to 9. The regex </text:span><text:span text:style-name="Source_20_Text"><text:span text:style-name="T2">\d\d\d-\d\d\d-\d\d\d\d</text:span></text:span><text:span text:style-name="T2"> is used by Python to match the same text the previous </text:span><text:span text:style-name="Source_20_Text"><text:span text:style-name="T2">isPhoneNumber()</text:span></text:span><text:span text:style-name="T2"> function did: a string of three numbers, a hyphen, three more numbers, another hyphen, and four numbers. Any other string would not match the </text:span><text:span text:style-name="Source_20_Text"><text:span text:style-name="T2">\d\d\d-\d\d\d-\d\d \d\d</text:span></text:span><text:span text:style-name="T2"> regex.</text:span></text:p>
      <text:p text:style-name="P30"><text:span text:style-name="T2">But regular expressions can be much more sophisticated. For example, adding a </text:span><text:span text:style-name="Source_20_Text"><text:span text:style-name="T2">3</text:span></text:span><text:span text:style-name="T2">in curly brackets (</text:span><text:span text:style-name="Source_20_Text"><text:span text:style-name="T2">{3}</text:span></text:span><text:span text:style-name="T2">) after a pattern is like saying, “Match this pattern three times.” So the slightly shorter regex </text:span><text:span text:style-name="Source_20_Text"><text:span text:style-name="T2">\d{3}-\d{3}-\d{4}</text:span></text:span><text:span text:style-name="T2"> also matches the correct phone number format.</text:span></text:p>
      <text:h text:style-name="P1" text:outline-level="2"><text:bookmark text:name="calibre_link-2553"/>Creating Regex Objects</text:h>
      <text:p text:style-name="P30"><text:span text:style-name="T2">All the regex functions in Python are in the </text:span><text:span text:style-name="Source_20_Text"><text:span text:style-name="T2">re</text:span></text:span><text:span text:style-name="T2"> module. Enter the following into the interactive shell to import this module:</text:span></text:p>
      <text:p text:style-name="P10"><text:bookmark text:name="calibre_link-2554"/><text:span text:style-name="T2">&gt;&gt;&gt; </text:span><text:span text:style-name="Strong_20_Emphasis"><text:span text:style-name="T2">import re</text:span></text:span></text:p>
      <text:h text:style-name="P27" text:outline-level="3"><text:bookmark text:name="calibre_link-2555"/>Note</text:h>
      <text:p text:style-name="P30"><text:span text:style-name="Emphasis"><text:span text:style-name="T2">Most of the examples that follow in this chapter will require the </text:span></text:span><text:span text:style-name="Emphasis"><text:span text:style-name="Source_20_Text"><text:span text:style-name="T2">re</text:span></text:span></text:span><text:span text:style-name="Emphasis"><text:span text:style-name="T2"> module, so remember to import it at the beginning of any script you write or any time you restart IDLE. Otherwise, you’ll get a </text:span></text:span><text:span text:style-name="Emphasis"><text:span text:style-name="Source_20_Text"><text:span text:style-name="T2">NameError: name 're' is not defined</text:span></text:span></text:span><text:span text:style-name="Emphasis"><text:span text:style-name="T2"> error message.</text:span></text:span></text:p>
      <text:p text:style-name="P30"><text:span text:style-name="T2">Passing a string value representing your regular expression to </text:span><text:span text:style-name="Source_20_Text"><text:span text:style-name="T2">re.compile()</text:span></text:span><text:span text:style-name="T2"> returns a </text:span><text:span text:style-name="Source_20_Text"><text:span text:style-name="T2">Regex</text:span></text:span><text:span text:style-name="T2"> pattern object (or simply, a </text:span><text:span text:style-name="Source_20_Text"><text:span text:style-name="T2">Regex</text:span></text:span><text:span text:style-name="T2"> object).</text:span></text:p>
      <text:p text:style-name="P30"><text:span text:style-name="T2">To create a </text:span><text:span text:style-name="Source_20_Text"><text:span text:style-name="T2">Regex</text:span></text:span><text:span text:style-name="T2"> object that matches the phone number pattern, enter the following into the interactive shell. (Remember that </text:span><text:span text:style-name="Source_20_Text"><text:span text:style-name="T2">\d</text:span></text:span><text:span text:style-name="T2"> means “a digit character” and </text:span><text:span text:style-name="Source_20_Text"><text:span text:style-name="T2">\d\d\d-\d\d\d-\d\d\d\d</text:span></text:span><text:span text:style-name="T2"> is the regular expression for the correct phone number pattern.)</text:span></text:p>
      <text:p text:style-name="P10"><text:bookmark text:name="calibre_link-2556"/><text:span text:style-name="T2">&gt;&gt;&gt; </text:span><text:span text:style-name="Strong_20_Emphasis"><text:span text:style-name="T2">phoneNumRegex = re.compile(r'\d\d\d-\d\d\d-\d\d\d\d')</text:span></text:span></text:p>
      <text:p text:style-name="P30"><text:bookmark text:name="calibre_link-1544"/><text:bookmark text:name="calibre_link-1455"/><text:bookmark text:name="calibre_link-1450"/><text:bookmark text:name="calibre_link-1437"/><text:bookmark text:name="calibre_link-1054"/><text:bookmark text:name="calibre_link-766"/><text:bookmark text:name="calibre_link-350"/><text:bookmark text:name="calibre_link-259"/><text:bookmark text:name="calibre_link-167"/><text:span text:style-name="T2">Now the </text:span><text:span text:style-name="Source_20_Text"><text:span text:style-name="T2">phoneNumRegex</text:span></text:span><text:span text:style-name="T2"> variable contains a </text:span><text:span text:style-name="Source_20_Text"><text:span text:style-name="T2">Regex</text:span></text:span><text:span text:style-name="T2"> object.</text:span></text:p>
      <text:p text:style-name="P29"><text:bookmark text:name="calibre_link-2557"/>Passing Raw Strings to re.compile( )</text:p>
      <text:p text:style-name="P30"><text:span text:style-name="T2">Remember that escape characters in Python use the backslash (\). The string value </text:span><text:span text:style-name="Source_20_Text"><text:span text:style-name="T2">'\n'</text:span></text:span><text:span text:style-name="T2"> represents a single newline character, not a backslash followed by a lowercase </text:span><text:span text:style-name="Emphasis"><text:span text:style-name="T2">n</text:span></text:span><text:span text:style-name="T2">. You need to enter the escape character </text:span><text:span text:style-name="Source_20_Text"><text:span text:style-name="T2">\\</text:span></text:span><text:span text:style-name="T2"> to print a single </text:span><text:soft-page-break/><text:span text:style-name="T2">backslash. So </text:span><text:span text:style-name="Source_20_Text"><text:span text:style-name="T2">'\\n'</text:span></text:span><text:span text:style-name="T2"> is the string that represents a backslash followed by a lowercase </text:span><text:span text:style-name="Emphasis"><text:span text:style-name="T2">n</text:span></text:span><text:span text:style-name="T2">. However, by putting an </text:span><text:span text:style-name="Source_20_Text"><text:span text:style-name="T2">r</text:span></text:span><text:span text:style-name="T2"> before the first quote of the string value, you can mark the string as a </text:span><text:span text:style-name="Emphasis"><text:span text:style-name="T2">raw string</text:span></text:span><text:span text:style-name="T2">, which does not escape characters.</text:span></text:p>
      <text:p text:style-name="P30"><text:span text:style-name="T2">Since regular expressions frequently use backslashes in them, it is convenient to pass raw strings to the </text:span><text:span text:style-name="Source_20_Text"><text:span text:style-name="T2">re.compile()</text:span></text:span><text:span text:style-name="T2"> function instead of typing extra backslashes. Typing </text:span><text:span text:style-name="Source_20_Text"><text:span text:style-name="T2">r'\d\d\d-\d\d\d-\d\d\d\d'</text:span></text:span><text:span text:style-name="T2"> is much easier than typing </text:span><text:span text:style-name="Source_20_Text"><text:span text:style-name="T2">'\\d\\d\\d-\\d\\d\\d-\\d\\d\\d\\d'</text:span></text:span><text:span text:style-name="T2">.</text:span></text:p>
      <text:h text:style-name="P1" text:outline-level="2"><text:bookmark text:name="calibre_link-2558"/>Matching Regex Objects</text:h>
      <text:p text:style-name="P30"><text:span text:style-name="T2">A </text:span><text:span text:style-name="Source_20_Text"><text:span text:style-name="T2">Regex</text:span></text:span><text:span text:style-name="T2"> object’s </text:span><text:span text:style-name="Source_20_Text"><text:span text:style-name="T2">search()</text:span></text:span><text:span text:style-name="T2"> method searches the string it is passed for any matches to the regex. The </text:span><text:span text:style-name="Source_20_Text"><text:span text:style-name="T2">search()</text:span></text:span><text:span text:style-name="T2"> method will return </text:span><text:span text:style-name="Source_20_Text"><text:span text:style-name="T2">None</text:span></text:span><text:span text:style-name="T2"> if the regex pattern is not found in the string. If the pattern </text:span><text:span text:style-name="Emphasis"><text:span text:style-name="T2">is</text:span></text:span><text:span text:style-name="T2"> found, the </text:span><text:span text:style-name="Source_20_Text"><text:span text:style-name="T2">search()</text:span></text:span><text:span text:style-name="T2"> method returns a </text:span><text:span text:style-name="Source_20_Text"><text:span text:style-name="T2">Match</text:span></text:span><text:span text:style-name="T2"> object. </text:span><text:span text:style-name="Source_20_Text"><text:span text:style-name="T2">Match</text:span></text:span><text:span text:style-name="T2">objects have a </text:span><text:span text:style-name="Source_20_Text"><text:span text:style-name="T2">group()</text:span></text:span><text:span text:style-name="T2"> method that will return the actual matched text from the searched string. (I’ll explain groups shortly.) For example, enter the following into the interactive shell:</text:span></text:p>
      <text:p text:style-name="P5"><text:bookmark text:name="calibre_link-2559"/><text:span text:style-name="T2">&gt;&gt;&gt; </text:span><text:span text:style-name="Strong_20_Emphasis"><text:span text:style-name="T2">phoneNumRegex = re.compile(r'\d\d\d-\d\d\d-\d\d\d\d')</text:span></text:span></text:p>
      <text:p text:style-name="P5"><text:span text:style-name="T2">&gt;&gt;&gt; </text:span><text:span text:style-name="Strong_20_Emphasis"><text:span text:style-name="T2">mo = phoneNumRegex.search('My number is 415-555-4242.')</text:span></text:span></text:p>
      <text:p text:style-name="P5"><text:span text:style-name="T2">&gt;&gt;&gt; </text:span><text:span text:style-name="Strong_20_Emphasis"><text:span text:style-name="T2">print('Phone number found: ' + mo.group())</text:span></text:span></text:p>
      <text:p text:style-name="P9">Phone number found: 415-555-4242</text:p>
      <text:p text:style-name="P30"><text:span text:style-name="T2">The </text:span><text:span text:style-name="Source_20_Text"><text:span text:style-name="T2">mo</text:span></text:span><text:span text:style-name="T2"> variable name is just a generic name to use for </text:span><text:span text:style-name="Source_20_Text"><text:span text:style-name="T2">Match</text:span></text:span><text:span text:style-name="T2"> objects. This example might seem complicated at first, but it is much shorter than the earlier </text:span><text:span text:style-name="Emphasis"><text:span text:style-name="T2">isPhoneNumber.py</text:span></text:span><text:span text:style-name="T2"> program and does the same thing.</text:span></text:p>
      <text:p text:style-name="P30"><text:span text:style-name="T2">Here, we pass our desired pattern to </text:span><text:span text:style-name="Source_20_Text"><text:span text:style-name="T2">re.compile()</text:span></text:span><text:span text:style-name="T2"> and store the resulting </text:span><text:span text:style-name="Source_20_Text"><text:span text:style-name="T2">Regex</text:span></text:span><text:span text:style-name="T2">object in </text:span><text:span text:style-name="Source_20_Text"><text:span text:style-name="T2">phoneNumRegex</text:span></text:span><text:span text:style-name="T2">. Then we call </text:span><text:span text:style-name="Source_20_Text"><text:span text:style-name="T2">search()</text:span></text:span><text:span text:style-name="T2"> on </text:span><text:span text:style-name="Source_20_Text"><text:span text:style-name="T2">phoneNumRegex</text:span></text:span><text:span text:style-name="T2"> and pass </text:span><text:span text:style-name="Source_20_Text"><text:span text:style-name="T2">search()</text:span></text:span><text:span text:style-name="T2">the string we want to search for a match. The result of the search gets stored in the variable </text:span><text:span text:style-name="Source_20_Text"><text:span text:style-name="T2">mo</text:span></text:span><text:span text:style-name="T2">. In this example, we know that our pattern will be found in the string, so we know that a </text:span><text:span text:style-name="Source_20_Text"><text:span text:style-name="T2">Match</text:span></text:span><text:span text:style-name="T2"> object will be returned. Knowing that </text:span><text:span text:style-name="Source_20_Text"><text:span text:style-name="T2">mo</text:span></text:span><text:span text:style-name="T2"> contains a </text:span><text:span text:style-name="Source_20_Text"><text:span text:style-name="T2">Match</text:span></text:span><text:span text:style-name="T2">object and not the null value </text:span><text:span text:style-name="Source_20_Text"><text:span text:style-name="T2">None</text:span></text:span><text:span text:style-name="T2">, we can call </text:span><text:span text:style-name="Source_20_Text"><text:span text:style-name="T2">group()</text:span></text:span><text:span text:style-name="T2"> on </text:span><text:span text:style-name="Source_20_Text"><text:span text:style-name="T2">mo</text:span></text:span><text:span text:style-name="T2"> to return the match. Writing </text:span><text:span text:style-name="Source_20_Text"><text:span text:style-name="T2">mo.group()</text:span></text:span><text:span text:style-name="T2"> inside our print statement displays the whole match, </text:span><text:span text:style-name="Source_20_Text"><text:span text:style-name="T2">415-555-4242</text:span></text:span><text:span text:style-name="T2">.</text:span></text:p>
      <text:h text:style-name="P1" text:outline-level="2"><text:bookmark text:name="calibre_link-2560"/>Review of Regular Expression Matching</text:h>
      <text:p text:style-name="P29"><text:bookmark text:name="calibre_link-1456"/><text:bookmark text:name="calibre_link-1208"/><text:bookmark text:name="calibre_link-768"/><text:bookmark text:name="calibre_link-767"/><text:bookmark text:name="calibre_link-351"/><text:bookmark text:name="calibre_link-183"/>While there are several steps to using regular expressions in Python, each step is fairly simple.</text:p>
      <text:list xml:id="list5518911631699255309" text:style-name="L31">
        <text:list-item>
          <text:p text:style-name="P102"><text:span text:style-name="T2">Import the regex module with </text:span><text:span text:style-name="Source_20_Text"><text:span text:style-name="T2">import re</text:span></text:span><text:span text:style-name="T2">.</text:span></text:p>
        </text:list-item>
        <text:list-item>
          <text:p text:style-name="P102"><text:span text:style-name="T2">Create a </text:span><text:span text:style-name="Source_20_Text"><text:span text:style-name="T2">Regex</text:span></text:span><text:span text:style-name="T2"> object with the </text:span><text:span text:style-name="Source_20_Text"><text:span text:style-name="T2">re.compile()</text:span></text:span><text:span text:style-name="T2"> function. (Remember to use a raw string.)</text:span></text:p>
        </text:list-item>
        <text:list-item>
          <text:p text:style-name="P102"><text:soft-page-break/><text:span text:style-name="T2">Pass the string you want to search into the </text:span><text:span text:style-name="Source_20_Text"><text:span text:style-name="T2">Regex</text:span></text:span><text:span text:style-name="T2"> object’s </text:span><text:span text:style-name="Source_20_Text"><text:span text:style-name="T2">search()</text:span></text:span><text:span text:style-name="T2"> method. This returns a </text:span><text:span text:style-name="Source_20_Text"><text:span text:style-name="T2">Match</text:span></text:span><text:span text:style-name="T2"> object.</text:span></text:p>
        </text:list-item>
        <text:list-item>
          <text:p text:style-name="P102"><text:span text:style-name="T2">Call the </text:span><text:span text:style-name="Source_20_Text"><text:span text:style-name="T2">Match</text:span></text:span><text:span text:style-name="T2"> object’s </text:span><text:span text:style-name="Source_20_Text"><text:span text:style-name="T2">group()</text:span></text:span><text:span text:style-name="T2"> method to return a string of the actual matched text.</text:span></text:p>
        </text:list-item>
      </text:list>
      <text:h text:style-name="P27" text:outline-level="3"><text:bookmark text:name="calibre_link-2561"/>Note</text:h>
      <text:p text:style-name="P30"><text:span text:style-name="Emphasis"><text:span text:style-name="T2">While I encourage you to enter the example code into the interactive shell, you should also make use of web-based regular expression testers, which can show you exactly how a regex matches a piece of text that you enter. I recommend the tester at</text:span></text:span><text:span text:style-name="T2"> </text:span><text:a xlink:type="simple" xlink:href="http://regexpal.com/" text:style-name="Internet_20_link" text:visited-style-name="Visited_20_Internet_20_Link"><text:span text:style-name="T4">http://regexpal.com/</text:span></text:a><text:span text:style-name="T2">.</text:span></text:p>
      <text:h text:style-name="P15" text:outline-level="1"><text:bookmark text:name="calibre_link-2562"/>More Pattern Matching with Regular Expressions</text:h>
      <text:p text:style-name="P22">Now that you know the basic steps for creating and finding regular expression objects with Python, you’re ready to try some of their more powerful pattern-matching capabilities.</text:p>
      <text:h text:style-name="P21" text:outline-level="2"><text:bookmark text:name="calibre_link-2563"/>Grouping with Parentheses</text:h>
      <text:p text:style-name="P30"><text:span text:style-name="T2">Say you want to separate the area code from the rest of the phone number. Adding parentheses will create </text:span><text:span text:style-name="Emphasis"><text:span text:style-name="T2">groups</text:span></text:span><text:span text:style-name="T2"> in the regex: </text:span><text:span text:style-name="Source_20_Text"><text:span text:style-name="T2">(\d\d\d)-(\d\d\d-\d\d\d\d)</text:span></text:span><text:span text:style-name="T2">. Then you can use the </text:span><text:span text:style-name="Source_20_Text"><text:span text:style-name="T2">group()</text:span></text:span><text:span text:style-name="T2"> match object method to grab the matching text from just one group.</text:span></text:p>
      <text:p text:style-name="P30"><text:span text:style-name="T2">The first set of parentheses in a regex string will be group </text:span><text:span text:style-name="Source_20_Text"><text:span text:style-name="T2">1</text:span></text:span><text:span text:style-name="T2">. The second set will be group </text:span><text:span text:style-name="Source_20_Text"><text:span text:style-name="T2">2</text:span></text:span><text:span text:style-name="T2">. By passing the integer </text:span><text:span text:style-name="Source_20_Text"><text:span text:style-name="T2">1</text:span></text:span><text:span text:style-name="T2"> or </text:span><text:span text:style-name="Source_20_Text"><text:span text:style-name="T2">2</text:span></text:span><text:span text:style-name="T2"> to the </text:span><text:span text:style-name="Source_20_Text"><text:span text:style-name="T2">group()</text:span></text:span><text:span text:style-name="T2"> match object method, you can grab different parts of the matched text. Passing </text:span><text:span text:style-name="Source_20_Text"><text:span text:style-name="T2">0</text:span></text:span><text:span text:style-name="T2"> or nothing to the </text:span><text:span text:style-name="Source_20_Text"><text:span text:style-name="T2">group()</text:span></text:span><text:span text:style-name="T2">method will return the entire matched text. Enter the following into the interactive shell:</text:span></text:p>
      <text:p text:style-name="P5"><text:bookmark text:name="calibre_link-2564"/><text:span text:style-name="T2">&gt;&gt;&gt; </text:span><text:span text:style-name="Strong_20_Emphasis"><text:span text:style-name="T2">phoneNumRegex = re.compile(r'(\d\d\d)-(\d\d\d-\d\d\d\d)')</text:span></text:span></text:p>
      <text:p text:style-name="P5"><text:span text:style-name="T2">&gt;&gt;&gt; </text:span><text:span text:style-name="Strong_20_Emphasis"><text:span text:style-name="T2">mo = phoneNumRegex.search('My number is 415-555-4242.')</text:span></text:span></text:p>
      <text:p text:style-name="P5"><text:span text:style-name="T2">&gt;&gt;&gt; </text:span><text:span text:style-name="Strong_20_Emphasis"><text:span text:style-name="T2">mo.group(1)</text:span></text:span></text:p>
      <text:p text:style-name="P4">'415'</text:p>
      <text:p text:style-name="P5"><text:span text:style-name="T2">&gt;&gt;&gt; </text:span><text:span text:style-name="Strong_20_Emphasis"><text:span text:style-name="T2">mo.group(2)</text:span></text:span></text:p>
      <text:p text:style-name="P4">'555-4242'</text:p>
      <text:p text:style-name="P5"><text:span text:style-name="T2">&gt;&gt;&gt; </text:span><text:span text:style-name="Strong_20_Emphasis"><text:span text:style-name="T2">mo.group(0)</text:span></text:span></text:p>
      <text:p text:style-name="P4">'415-555-4242'</text:p>
      <text:p text:style-name="P5"><text:span text:style-name="T2">&gt;&gt;&gt; </text:span><text:span text:style-name="Strong_20_Emphasis"><text:span text:style-name="T2">mo.group()</text:span></text:span></text:p>
      <text:p text:style-name="P9">'415-555-4242'</text:p>
      <text:p text:style-name="P30"><text:bookmark text:name="calibre_link-184"/><text:bookmark text:name="calibre_link-769"/><text:bookmark text:name="calibre_link-1275"/><text:bookmark text:name="calibre_link-1457"/><text:span text:style-name="T2">If you would like to retrieve all the groups at once, use the </text:span><text:span text:style-name="Source_20_Text"><text:span text:style-name="T2">groups()</text:span></text:span><text:span text:style-name="T2"> method—note the plural form for the name.</text:span></text:p>
      <text:p text:style-name="P5"><text:bookmark text:name="calibre_link-2565"/><text:soft-page-break/><text:span text:style-name="T2">&gt;&gt;&gt; </text:span><text:span text:style-name="Strong_20_Emphasis"><text:span text:style-name="T2">mo.groups()</text:span></text:span></text:p>
      <text:p text:style-name="P4">('415', '555-4242')</text:p>
      <text:p text:style-name="P5"><text:span text:style-name="T2">&gt;&gt;&gt; </text:span><text:span text:style-name="Strong_20_Emphasis"><text:span text:style-name="T2">areaCode, mainNumber = mo.groups()</text:span></text:span></text:p>
      <text:p text:style-name="P5"><text:span text:style-name="T2">&gt;&gt;&gt; </text:span><text:span text:style-name="Strong_20_Emphasis"><text:span text:style-name="T2">print(areaCode)</text:span></text:span></text:p>
      <text:p text:style-name="P4">415</text:p>
      <text:p text:style-name="P5"><text:span text:style-name="T2">&gt;&gt;&gt; </text:span><text:span text:style-name="Strong_20_Emphasis"><text:span text:style-name="T2">print(mainNumber)</text:span></text:span></text:p>
      <text:p text:style-name="P9">555-4242</text:p>
      <text:p text:style-name="P30"><text:span text:style-name="T2">Since </text:span><text:span text:style-name="Source_20_Text"><text:span text:style-name="T2">mo.groups()</text:span></text:span><text:span text:style-name="T2"> returns a tuple of multiple values, you can use the multiple-assignment trick to assign each value to a separate variable, as in the previous </text:span><text:span text:style-name="Source_20_Text"><text:span text:style-name="T2">areaCode, mainNumber = mo.groups()</text:span></text:span><text:span text:style-name="T2"> line.</text:span></text:p>
      <text:p text:style-name="P30"><text:span text:style-name="T2">Parentheses have a special meaning in regular expressions, but what do you do if you need to match a parenthesis in your text? For instance, maybe the phone numbers you are trying to match have the area code set in parentheses. In this case, you need to escape the </text:span><text:span text:style-name="Source_20_Text"><text:span text:style-name="T2">(</text:span></text:span><text:span text:style-name="T2"> and </text:span><text:span text:style-name="Source_20_Text"><text:span text:style-name="T2">)</text:span></text:span><text:span text:style-name="T2"> characters with a backslash. Enter the following into the interactive shell:</text:span></text:p>
      <text:p text:style-name="P5"><text:bookmark text:name="calibre_link-2566"/><text:span text:style-name="T2">&gt;&gt;&gt; </text:span><text:span text:style-name="Strong_20_Emphasis"><text:span text:style-name="T2">phoneNumRegex = re.compile(r'(\(\d\d\d\)) (\d\d\d-\d\d\d\d)')</text:span></text:span></text:p>
      <text:p text:style-name="P5"><text:span text:style-name="T2">&gt;&gt;&gt; </text:span><text:span text:style-name="Strong_20_Emphasis"><text:span text:style-name="T2">mo = phoneNumRegex.search('My phone number is (415) 555-4242.')</text:span></text:span></text:p>
      <text:p text:style-name="P5"><text:span text:style-name="T2">&gt;&gt;&gt; </text:span><text:span text:style-name="Strong_20_Emphasis"><text:span text:style-name="T2">mo.group(1)</text:span></text:span></text:p>
      <text:p text:style-name="P4">'(415)'</text:p>
      <text:p text:style-name="P5"><text:span text:style-name="T2">&gt;&gt;&gt; </text:span><text:span text:style-name="Strong_20_Emphasis"><text:span text:style-name="T2">mo.group(2)</text:span></text:span></text:p>
      <text:p text:style-name="P9">'555-4242'</text:p>
      <text:p text:style-name="P30"><text:span text:style-name="T2">The </text:span><text:span text:style-name="Source_20_Text"><text:span text:style-name="T2">\(</text:span></text:span><text:span text:style-name="T2"> and </text:span><text:span text:style-name="Source_20_Text"><text:span text:style-name="T2">\)</text:span></text:span><text:span text:style-name="T2"> escape characters in the raw string passed to </text:span><text:span text:style-name="Source_20_Text"><text:span text:style-name="T2">re.compile()</text:span></text:span><text:span text:style-name="T2"> will match actual parenthesis characters.</text:span></text:p>
      <text:h text:style-name="P21" text:outline-level="2"><text:bookmark text:name="calibre_link-2567"/>Matching Multiple Groups with the Pipe</text:h>
      <text:p text:style-name="P30"><text:span text:style-name="T2">The </text:span><text:span text:style-name="Source_20_Text"><text:span text:style-name="T2">|</text:span></text:span><text:span text:style-name="T2"> character is called a </text:span><text:span text:style-name="Emphasis"><text:span text:style-name="T2">pipe</text:span></text:span><text:span text:style-name="T2">. You can use it anywhere you want to match one of many expressions. For example, the regular expression </text:span><text:span text:style-name="Source_20_Text"><text:span text:style-name="T2">r'Batman|Tina Fey'</text:span></text:span><text:span text:style-name="T2"> will match either </text:span><text:span text:style-name="Source_20_Text"><text:span text:style-name="T2">'Batman'</text:span></text:span><text:span text:style-name="T2"> or </text:span><text:span text:style-name="Source_20_Text"><text:span text:style-name="T2">'Tina Fey'</text:span></text:span><text:span text:style-name="T2">.</text:span></text:p>
      <text:p text:style-name="P30"><text:span text:style-name="T2">When </text:span><text:span text:style-name="Emphasis"><text:span text:style-name="T2">both</text:span></text:span><text:span text:style-name="T2"> Batman and Tina Fey occur in the searched string, the first occurrence of matching text will be returned as the </text:span><text:span text:style-name="Source_20_Text"><text:span text:style-name="T2">Match</text:span></text:span><text:span text:style-name="T2"> object. Enter the following into the interactive shell:</text:span></text:p>
      <text:p text:style-name="P5"><text:bookmark text:name="calibre_link-2568"/><text:span text:style-name="T2">&gt;&gt;&gt; </text:span><text:span text:style-name="Strong_20_Emphasis"><text:span text:style-name="T2">heroRegex = re.compile (r'Batman|Tina Fey')</text:span></text:span></text:p>
      <text:p text:style-name="P5"><text:span text:style-name="T2">&gt;&gt;&gt; </text:span><text:span text:style-name="Strong_20_Emphasis"><text:span text:style-name="T2">mo1 = heroRegex.search('Batman and Tina Fey.')</text:span></text:span></text:p>
      <text:p text:style-name="P5"><text:span text:style-name="T2">&gt;&gt;&gt; </text:span><text:span text:style-name="Strong_20_Emphasis"><text:span text:style-name="T2">mo1.group()</text:span></text:span></text:p>
      <text:p text:style-name="P4">'Batman'</text:p>
      <text:p text:style-name="P5"/>
      <text:p text:style-name="P5"><text:span text:style-name="T2">&gt;&gt;&gt; </text:span><text:span text:style-name="Strong_20_Emphasis"><text:span text:style-name="T2">mo2 = heroRegex.search('Tina Fey and Batman.')</text:span></text:span></text:p>
      <text:p text:style-name="P5"><text:span text:style-name="T2">&gt;&gt;&gt; </text:span><text:span text:style-name="Strong_20_Emphasis"><text:span text:style-name="T2">mo2.group()</text:span></text:span></text:p>
      <text:p text:style-name="P9"><text:soft-page-break/>'Tina Fey'</text:p>
      <text:h text:style-name="P27" text:outline-level="3"><text:bookmark text:name="calibre_link-2569"/>Note</text:h>
      <text:p text:style-name="P30"><text:span text:style-name="Emphasis"><text:span text:style-name="T2">You can find</text:span></text:span><text:span text:style-name="T2"> all </text:span><text:span text:style-name="Emphasis"><text:span text:style-name="T2">matching occurrences with the </text:span></text:span><text:span text:style-name="Emphasis"><text:span text:style-name="Source_20_Text"><text:span text:style-name="T2">findall()</text:span></text:span></text:span><text:span text:style-name="Emphasis"><text:span text:style-name="T2"> method that’s discussed in </text:span></text:span><text:a xlink:type="simple" xlink:href="https://automatetheboringstuff.com/chapter7/#calibre_link-60" text:style-name="Internet_20_link" text:visited-style-name="Visited_20_Internet_20_Link"><text:span text:style-name="Emphasis"><text:span text:style-name="T4">The findall() Method</text:span></text:span></text:a><text:span text:style-name="Emphasis"><text:span text:style-name="T2">.</text:span></text:span></text:p>
      <text:p text:style-name="P30"><text:bookmark text:name="calibre_link-192"/><text:bookmark text:name="calibre_link-770"/><text:bookmark text:name="calibre_link-1420"/><text:bookmark text:name="calibre_link-1458"/><text:span text:style-name="T2">You can also use the pipe to match one of several patterns as part of your regex. For example, say you wanted to match any of the strings </text:span><text:span text:style-name="Source_20_Text"><text:span text:style-name="T2">'Batman'</text:span></text:span><text:span text:style-name="T2">, </text:span><text:span text:style-name="Source_20_Text"><text:span text:style-name="T2">'Batmobile'</text:span></text:span><text:span text:style-name="T2">, </text:span><text:span text:style-name="Source_20_Text"><text:span text:style-name="T2">'Batcopter'</text:span></text:span><text:span text:style-name="T2">, and </text:span><text:span text:style-name="Source_20_Text"><text:span text:style-name="T2">'Batbat'</text:span></text:span><text:span text:style-name="T2">. Since all these strings start with </text:span><text:span text:style-name="Source_20_Text"><text:span text:style-name="T2">Bat</text:span></text:span><text:span text:style-name="T2">, it would be nice if you could specify that prefix only once. This can be done with parentheses. Enter the following into the interactive shell:</text:span></text:p>
      <text:p text:style-name="P5"><text:bookmark text:name="calibre_link-2570"/><text:span text:style-name="T2">&gt;&gt;&gt; </text:span><text:span text:style-name="Strong_20_Emphasis"><text:span text:style-name="T2">batRegex = re.compile(r'Bat(man|mobile|copter|bat)')</text:span></text:span></text:p>
      <text:p text:style-name="P5"><text:span text:style-name="T2">&gt;&gt;&gt; </text:span><text:span text:style-name="Strong_20_Emphasis"><text:span text:style-name="T2">mo = batRegex.search('Batmobile lost a wheel')</text:span></text:span></text:p>
      <text:p text:style-name="P5"><text:span text:style-name="T2">&gt;&gt;&gt; </text:span><text:span text:style-name="Strong_20_Emphasis"><text:span text:style-name="T2">mo.group()</text:span></text:span></text:p>
      <text:p text:style-name="P4">'Batmobile'</text:p>
      <text:p text:style-name="P5"><text:span text:style-name="T2">&gt;&gt;&gt; </text:span><text:span text:style-name="Strong_20_Emphasis"><text:span text:style-name="T2">mo.group(1)</text:span></text:span></text:p>
      <text:p text:style-name="P9">'mobile'</text:p>
      <text:p text:style-name="P30"><text:span text:style-name="T2">The method call </text:span><text:span text:style-name="Source_20_Text"><text:span text:style-name="T2">mo.group()</text:span></text:span><text:span text:style-name="T2"> returns the full matched text </text:span><text:span text:style-name="Source_20_Text"><text:span text:style-name="T2">'Batmobile'</text:span></text:span><text:span text:style-name="T2">, while </text:span><text:span text:style-name="Source_20_Text"><text:span text:style-name="T2">mo.group(1)</text:span></text:span><text:span text:style-name="T2"> returns just the part of the matched text inside the first parentheses group, </text:span><text:span text:style-name="Source_20_Text"><text:span text:style-name="T2">'mobile'</text:span></text:span><text:span text:style-name="T2">. By using the pipe character and grouping parentheses, you can specify several alternative patterns you would like your regex to match.</text:span></text:p>
      <text:p text:style-name="P30"><text:span text:style-name="T2">If you need to match an actual pipe character, escape it with a backslash, like </text:span><text:span text:style-name="Source_20_Text"><text:span text:style-name="T2">\|</text:span></text:span><text:span text:style-name="T2">.</text:span></text:p>
      <text:h text:style-name="P21" text:outline-level="2"><text:bookmark text:name="calibre_link-2571"/>Optional Matching with the Question Mark</text:h>
      <text:p text:style-name="P24"><text:span text:style-name="T2">Sometimes there is a pattern that you want to match only optionally. That is, the regex should find a match whether or not that bit of text is there. The </text:span><text:span text:style-name="Source_20_Text"><text:span text:style-name="T2">?</text:span></text:span><text:span text:style-name="T2"> character flags the group that precedes it as an optional part of the pattern. For example, enter the following into the interactive shell:</text:span></text:p>
      <text:p text:style-name="P5"><text:bookmark text:name="calibre_link-2572"/><text:span text:style-name="T2">&gt;&gt;&gt; </text:span><text:span text:style-name="Strong_20_Emphasis"><text:span text:style-name="T2">batRegex = re.compile(r'Bat(wo)?man')</text:span></text:span></text:p>
      <text:p text:style-name="P5"><text:span text:style-name="T2">&gt;&gt;&gt; </text:span><text:span text:style-name="Strong_20_Emphasis"><text:span text:style-name="T2">mo1 = batRegex.search('The Adventures of Batman')</text:span></text:span></text:p>
      <text:p text:style-name="P5"><text:span text:style-name="T2">&gt;&gt;&gt; </text:span><text:span text:style-name="Strong_20_Emphasis"><text:span text:style-name="T2">mo1.group()</text:span></text:span></text:p>
      <text:p text:style-name="P4">'Batman'</text:p>
      <text:p text:style-name="P5"/>
      <text:p text:style-name="P5"><text:span text:style-name="T2">&gt;&gt;&gt; </text:span><text:span text:style-name="Strong_20_Emphasis"><text:span text:style-name="T2">mo2 = batRegex.search('The Adventures of Batwoman')</text:span></text:span></text:p>
      <text:p text:style-name="P5"><text:span text:style-name="T2">&gt;&gt;&gt; </text:span><text:span text:style-name="Strong_20_Emphasis"><text:span text:style-name="T2">mo2.group()</text:span></text:span></text:p>
      <text:p text:style-name="P9">'Batwoman'</text:p>
      <text:p text:style-name="P30"><text:soft-page-break/><text:span text:style-name="T2">The </text:span><text:span text:style-name="Source_20_Text"><text:span text:style-name="T2">(wo)?</text:span></text:span><text:span text:style-name="T2"> part of the regular expression means that the pattern </text:span><text:span text:style-name="Source_20_Text"><text:span text:style-name="T2">wo</text:span></text:span><text:span text:style-name="T2"> is an optional group. The regex will match text that has zero instances or one instance of </text:span><text:span text:style-name="Emphasis"><text:span text:style-name="T2">wo</text:span></text:span><text:span text:style-name="T2"> in it. This is why the regex matches both </text:span><text:span text:style-name="Source_20_Text"><text:span text:style-name="T2">'Batwoman'</text:span></text:span><text:span text:style-name="T2"> and </text:span><text:span text:style-name="Source_20_Text"><text:span text:style-name="T2">'Batman'</text:span></text:span><text:span text:style-name="T2">.</text:span></text:p>
      <text:p text:style-name="P29">Using the earlier phone number example, you can make the regex look for phone numbers that do or do not have an area code. Enter the following into the interactive shell:</text:p>
      <text:p text:style-name="P5"><text:bookmark text:name="calibre_link-2573"/><text:span text:style-name="T2">&gt;&gt;&gt; </text:span><text:span text:style-name="Strong_20_Emphasis"><text:span text:style-name="T2">phoneRegex = re.compile(r'(\d\d\d-)?\d\d\d-\d\d\d\d')</text:span></text:span></text:p>
      <text:p text:style-name="P5"><text:span text:style-name="T2">&gt;&gt;&gt; </text:span><text:span text:style-name="Strong_20_Emphasis"><text:span text:style-name="T2">mo1 = phoneRegex.search('My number is 415-555-4242')</text:span></text:span></text:p>
      <text:p text:style-name="P5"><text:span text:style-name="T2">&gt;&gt;&gt; </text:span><text:span text:style-name="Strong_20_Emphasis"><text:span text:style-name="T2">mo1.group()</text:span></text:span></text:p>
      <text:p text:style-name="P4">'415-555-4242'</text:p>
      <text:p text:style-name="P5"/>
      <text:p text:style-name="P5"><text:span text:style-name="T2">&gt;&gt;&gt; </text:span><text:span text:style-name="Strong_20_Emphasis"><text:span text:style-name="T2">mo2 = phoneRegex.search('My number is 555-4242')</text:span></text:span></text:p>
      <text:p text:style-name="P5"><text:span text:style-name="T2">&gt;&gt;&gt; </text:span><text:span text:style-name="Strong_20_Emphasis"><text:span text:style-name="T2">mo2.group()</text:span></text:span></text:p>
      <text:p text:style-name="P9">'555-4242'</text:p>
      <text:p text:style-name="P30"><text:bookmark text:name="calibre_link-190"/><text:bookmark text:name="calibre_link-197"/><text:bookmark text:name="calibre_link-771"/><text:bookmark text:name="calibre_link-772"/><text:bookmark text:name="calibre_link-1283"/><text:bookmark text:name="calibre_link-1459"/><text:bookmark text:name="calibre_link-1460"/><text:bookmark text:name="calibre_link-1613"/><text:span text:style-name="T2">You can think of the </text:span><text:span text:style-name="Source_20_Text"><text:span text:style-name="T2">?</text:span></text:span><text:span text:style-name="T2"> as saying, “Match zero or one of the group preceding this question mark.”</text:span></text:p>
      <text:p text:style-name="P30"><text:span text:style-name="T2">If you need to match an actual question mark character, escape it with </text:span><text:span text:style-name="Source_20_Text"><text:span text:style-name="T2">\?</text:span></text:span><text:span text:style-name="T2">.</text:span></text:p>
      <text:h text:style-name="P1" text:outline-level="2"><text:bookmark text:name="calibre_link-2574"/>Matching Zero or More with the Star</text:h>
      <text:p text:style-name="P30"><text:span text:style-name="T2">The </text:span><text:span text:style-name="Source_20_Text"><text:span text:style-name="T2">*</text:span></text:span><text:span text:style-name="T2"> (called the </text:span><text:span text:style-name="Emphasis"><text:span text:style-name="T2">star</text:span></text:span><text:span text:style-name="T2"> or </text:span><text:span text:style-name="Emphasis"><text:span text:style-name="T2">asterisk</text:span></text:span><text:span text:style-name="T2">) means “match zero or more”—the group that precedes the star can occur any number of times in the text. It can be completely absent or repeated over and over again. Let’s look at the Batman example again.</text:span></text:p>
      <text:p text:style-name="P5"><text:bookmark text:name="calibre_link-2575"/><text:span text:style-name="T2">&gt;&gt;&gt; </text:span><text:span text:style-name="Strong_20_Emphasis"><text:span text:style-name="T2">batRegex = re.compile(r'Bat(wo)*man')</text:span></text:span></text:p>
      <text:p text:style-name="P5"><text:span text:style-name="T2">&gt;&gt;&gt; </text:span><text:span text:style-name="Strong_20_Emphasis"><text:span text:style-name="T2">mo1 = batRegex.search('The Adventures of Batman')</text:span></text:span></text:p>
      <text:p text:style-name="P5"><text:span text:style-name="T2">&gt;&gt;&gt; </text:span><text:span text:style-name="Strong_20_Emphasis"><text:span text:style-name="T2">mo1.group()</text:span></text:span></text:p>
      <text:p text:style-name="P4">'Batman'</text:p>
      <text:p text:style-name="P5"/>
      <text:p text:style-name="P5"><text:span text:style-name="T2">&gt;&gt;&gt; </text:span><text:span text:style-name="Strong_20_Emphasis"><text:span text:style-name="T2">mo2 = batRegex.search('The Adventures of Batwoman')</text:span></text:span></text:p>
      <text:p text:style-name="P5"><text:span text:style-name="T2">&gt;&gt;&gt; </text:span><text:span text:style-name="Strong_20_Emphasis"><text:span text:style-name="T2">mo2.group()</text:span></text:span></text:p>
      <text:p text:style-name="P4">'Batwoman'</text:p>
      <text:p text:style-name="P5"/>
      <text:p text:style-name="P5"><text:span text:style-name="T2">&gt;&gt;&gt; </text:span><text:span text:style-name="Strong_20_Emphasis"><text:span text:style-name="T2">mo3 = batRegex.search('The Adventures of Batwowowowoman')</text:span></text:span></text:p>
      <text:p text:style-name="P5"><text:span text:style-name="T2">&gt;&gt;&gt; </text:span><text:span text:style-name="Strong_20_Emphasis"><text:span text:style-name="T2">mo3.group()</text:span></text:span></text:p>
      <text:p text:style-name="P9">'Batwowowowoman'</text:p>
      <text:p text:style-name="P30"><text:span text:style-name="T2">For </text:span><text:span text:style-name="Source_20_Text"><text:span text:style-name="T2">'Batman'</text:span></text:span><text:span text:style-name="T2">, the </text:span><text:span text:style-name="Source_20_Text"><text:span text:style-name="T2">(wo)*</text:span></text:span><text:span text:style-name="T2"> part of the regex matches zero instances of </text:span><text:span text:style-name="Source_20_Text"><text:span text:style-name="T2">wo</text:span></text:span><text:span text:style-name="T2"> in the string; for </text:span><text:span text:style-name="Source_20_Text"><text:span text:style-name="T2">'Batwoman'</text:span></text:span><text:span text:style-name="T2">, the </text:span><text:span text:style-name="Source_20_Text"><text:span text:style-name="T2">(wo)*</text:span></text:span><text:span text:style-name="T2"> matches one instance of </text:span><text:span text:style-name="Source_20_Text"><text:span text:style-name="T2">wo</text:span></text:span><text:span text:style-name="T2">; and for </text:span><text:span text:style-name="Source_20_Text"><text:span text:style-name="T2">'Batwowowowoman'</text:span></text:span><text:span text:style-name="T2">, </text:span><text:span text:style-name="Source_20_Text"><text:span text:style-name="T2">(wo)*</text:span></text:span><text:span text:style-name="T2">matches four instances of </text:span><text:span text:style-name="Source_20_Text"><text:span text:style-name="T2">wo</text:span></text:span><text:span text:style-name="T2">.</text:span></text:p>
      <text:p text:style-name="P30"><text:soft-page-break/><text:span text:style-name="T2">If you need to match an actual star character, prefix the star in the regular expression with a backslash, </text:span><text:span text:style-name="Source_20_Text"><text:span text:style-name="T2">\*</text:span></text:span><text:span text:style-name="T2">.</text:span></text:p>
      <text:h text:style-name="P1" text:outline-level="2"><text:bookmark text:name="calibre_link-2576"/>Matching One or More with the Plus</text:h>
      <text:p text:style-name="P30"><text:span text:style-name="T2">While </text:span><text:span text:style-name="Source_20_Text"><text:span text:style-name="T2">*</text:span></text:span><text:span text:style-name="T2"> means “match zero or more,” the </text:span><text:span text:style-name="Source_20_Text"><text:span text:style-name="T2">+</text:span></text:span><text:span text:style-name="T2"> (or </text:span><text:span text:style-name="Emphasis"><text:span text:style-name="T2">plus</text:span></text:span><text:span text:style-name="T2">) means “match one or more.” Unlike the star, which does not require its group to appear in the matched string, the group preceding a plus must appear </text:span><text:span text:style-name="Emphasis"><text:span text:style-name="T2">at least once</text:span></text:span><text:span text:style-name="T2">. It is not optional. Enter the following into the interactive shell, and compare it with the star regexes in the previous section:</text:span></text:p>
      <text:p text:style-name="P5"><text:bookmark text:name="calibre_link-2577"/><text:span text:style-name="T2">&gt;&gt;&gt; </text:span><text:span text:style-name="Strong_20_Emphasis"><text:span text:style-name="T2">batRegex = re.compile(r'Bat(wo)+man')</text:span></text:span></text:p>
      <text:p text:style-name="P5"><text:span text:style-name="T2">&gt;&gt;&gt; </text:span><text:span text:style-name="Strong_20_Emphasis"><text:span text:style-name="T2">mo1 = batRegex.search('The Adventures of Batwoman')</text:span></text:span></text:p>
      <text:p text:style-name="P5"><text:span text:style-name="T2">&gt;&gt;&gt; </text:span><text:span text:style-name="Strong_20_Emphasis"><text:span text:style-name="T2">mo1.group()</text:span></text:span></text:p>
      <text:p text:style-name="P4">'Batwoman'</text:p>
      <text:p text:style-name="P5"/>
      <text:p text:style-name="P5"><text:span text:style-name="T2">&gt;&gt;&gt; </text:span><text:span text:style-name="Strong_20_Emphasis"><text:span text:style-name="T2">mo2 = batRegex.search('The Adventures of Batwowowowoman')</text:span></text:span></text:p>
      <text:p text:style-name="P5"><text:span text:style-name="T2">&gt;&gt;&gt; </text:span><text:span text:style-name="Strong_20_Emphasis"><text:span text:style-name="T2">mo2.group()</text:span></text:span></text:p>
      <text:p text:style-name="P4">'Batwowowowoman'</text:p>
      <text:p text:style-name="P5"/>
      <text:p text:style-name="P5"><text:span text:style-name="T2">&gt;&gt;&gt; </text:span><text:span text:style-name="Strong_20_Emphasis"><text:span text:style-name="T2">mo3 = batRegex.search('The Adventures of Batman')</text:span></text:span></text:p>
      <text:p text:style-name="P5"><text:span text:style-name="T2">&gt;&gt;&gt; </text:span><text:span text:style-name="Strong_20_Emphasis"><text:span text:style-name="T2">mo3 == None</text:span></text:span></text:p>
      <text:p text:style-name="P9">True</text:p>
      <text:p text:style-name="P30"><text:bookmark text:name="calibre_link-214"/><text:bookmark text:name="calibre_link-215"/><text:bookmark text:name="calibre_link-399"/><text:bookmark text:name="calibre_link-400"/><text:bookmark text:name="calibre_link-764"/><text:bookmark text:name="calibre_link-773"/><text:bookmark text:name="calibre_link-774"/><text:bookmark text:name="calibre_link-1461"/><text:bookmark text:name="calibre_link-1462"/><text:span text:style-name="T2">The regex </text:span><text:span text:style-name="Source_20_Text"><text:span text:style-name="T2">Bat(wo)+man</text:span></text:span><text:span text:style-name="T2"> will not match the string </text:span><text:span text:style-name="Source_20_Text"><text:span text:style-name="T2">'The Adventures of Batman'</text:span></text:span><text:span text:style-name="T2"> because at least one </text:span><text:span text:style-name="Source_20_Text"><text:span text:style-name="T2">wo</text:span></text:span><text:span text:style-name="T2"> is required by the plus sign.</text:span></text:p>
      <text:p text:style-name="P30"><text:span text:style-name="T2">If you need to match an actual plus sign character, prefix the plus sign with a backslash to escape it: </text:span><text:span text:style-name="Source_20_Text"><text:span text:style-name="T2">\+</text:span></text:span><text:span text:style-name="T2">.</text:span></text:p>
      <text:h text:style-name="P1" text:outline-level="2"><text:bookmark text:name="calibre_link-2578"/>Matching Specific Repetitions with Curly Brackets</text:h>
      <text:p text:style-name="P30"><text:span text:style-name="T2">If you have a group that you want to repeat a specific number of times, follow the group in your regex with a number in curly brackets. For example, the regex </text:span><text:span text:style-name="Source_20_Text"><text:span text:style-name="T2">(Ha){3}</text:span></text:span><text:span text:style-name="T2"> will match the string </text:span><text:span text:style-name="Source_20_Text"><text:span text:style-name="T2">'HaHaHa'</text:span></text:span><text:span text:style-name="T2">, but it will not match </text:span><text:span text:style-name="Source_20_Text"><text:span text:style-name="T2">'HaHa'</text:span></text:span><text:span text:style-name="T2">, since the latter has only two repeats of the </text:span><text:span text:style-name="Source_20_Text"><text:span text:style-name="T2">(Ha)</text:span></text:span><text:span text:style-name="T2"> group.</text:span></text:p>
      <text:p text:style-name="P30"><text:span text:style-name="T2">Instead of one number, you can specify a range by writing a minimum, a comma, and a maximum in between the curly brackets. For example, the regex </text:span><text:span text:style-name="Source_20_Text"><text:span text:style-name="T2">(Ha){3,5}</text:span></text:span><text:span text:style-name="T2">will match </text:span><text:span text:style-name="Source_20_Text"><text:span text:style-name="T2">'HaHaHa'</text:span></text:span><text:span text:style-name="T2">, </text:span><text:span text:style-name="Source_20_Text"><text:span text:style-name="T2">'HaHaHaHa'</text:span></text:span><text:span text:style-name="T2">, and </text:span><text:span text:style-name="Source_20_Text"><text:span text:style-name="T2">'HaHaHaHaHa'</text:span></text:span><text:span text:style-name="T2">.</text:span></text:p>
      <text:p text:style-name="P30"><text:span text:style-name="T2">You can also leave out the first or second number in the curly brackets to leave the minimum or maximum unbounded. For example, </text:span><text:span text:style-name="Source_20_Text"><text:span text:style-name="T2">(Ha){3,}</text:span></text:span><text:span text:style-name="T2"> will match three or more instances of the </text:span><text:span text:style-name="Source_20_Text"><text:span text:style-name="T2">(Ha)</text:span></text:span><text:span text:style-name="T2"> group, while </text:span><text:span text:style-name="Source_20_Text"><text:span text:style-name="T2">(Ha){,5}</text:span></text:span><text:span text:style-name="T2"> will match zero to five instances. Curly brackets can help make your regular expressions shorter. These two regular expressions match identical patterns:</text:span></text:p>
      <text:p text:style-name="P4"><text:bookmark text:name="calibre_link-2579"/><text:soft-page-break/>(Ha){3}</text:p>
      <text:p text:style-name="P9">(Ha)(Ha)(Ha)</text:p>
      <text:p text:style-name="P29">And these two regular expressions also match identical patterns:</text:p>
      <text:p text:style-name="P4"><text:bookmark text:name="calibre_link-2580"/>(Ha){3,5}</text:p>
      <text:p text:style-name="P9">((Ha)(Ha)(Ha))|((Ha)(Ha)(Ha)(Ha))|((Ha)(Ha)(Ha)(Ha)(Ha))</text:p>
      <text:p text:style-name="P29">Enter the following into the interactive shell:</text:p>
      <text:p text:style-name="P5"><text:bookmark text:name="calibre_link-2581"/><text:span text:style-name="T2">&gt;&gt;&gt; </text:span><text:span text:style-name="Strong_20_Emphasis"><text:span text:style-name="T2">haRegex = re.compile(r'(Ha){3}')</text:span></text:span></text:p>
      <text:p text:style-name="P5"><text:span text:style-name="T2">&gt;&gt;&gt; </text:span><text:span text:style-name="Strong_20_Emphasis"><text:span text:style-name="T2">mo1 = haRegex.search('HaHaHa')</text:span></text:span></text:p>
      <text:p text:style-name="P5"><text:span text:style-name="T2">&gt;&gt;&gt; </text:span><text:span text:style-name="Strong_20_Emphasis"><text:span text:style-name="T2">mo1.group()</text:span></text:span></text:p>
      <text:p text:style-name="P4">'HaHaHa'</text:p>
      <text:p text:style-name="P5"/>
      <text:p text:style-name="P5"><text:span text:style-name="T2">&gt;&gt;&gt; </text:span><text:span text:style-name="Strong_20_Emphasis"><text:span text:style-name="T2">mo2 = haRegex.search('Ha')</text:span></text:span></text:p>
      <text:p text:style-name="P5"><text:span text:style-name="T2">&gt;&gt;&gt; </text:span><text:span text:style-name="Strong_20_Emphasis"><text:span text:style-name="T2">mo2 == None</text:span></text:span></text:p>
      <text:p text:style-name="P9">True</text:p>
      <text:p text:style-name="P30"><text:span text:style-name="T2">Here, </text:span><text:span text:style-name="Source_20_Text"><text:span text:style-name="T2">(Ha){3}</text:span></text:span><text:span text:style-name="T2"> matches </text:span><text:span text:style-name="Source_20_Text"><text:span text:style-name="T2">'HaHaHa'</text:span></text:span><text:span text:style-name="T2"> but not </text:span><text:span text:style-name="Source_20_Text"><text:span text:style-name="T2">'Ha'</text:span></text:span><text:span text:style-name="T2">. Since it doesn’t match </text:span><text:span text:style-name="Source_20_Text"><text:span text:style-name="T2">'Ha'</text:span></text:span><text:span text:style-name="T2">, </text:span><text:span text:style-name="Source_20_Text"><text:span text:style-name="T2">search()</text:span></text:span><text:span text:style-name="T2">returns </text:span><text:span text:style-name="Source_20_Text"><text:span text:style-name="T2">None</text:span></text:span><text:span text:style-name="T2">.</text:span></text:p>
      <text:h text:style-name="P15" text:outline-level="1"><text:bookmark text:name="calibre_link-2582"/>Greedy and Nongreedy Matching</text:h>
      <text:p text:style-name="P30"><text:span text:style-name="T2">Since </text:span><text:span text:style-name="Source_20_Text"><text:span text:style-name="T2">(Ha){3,5}</text:span></text:span><text:span text:style-name="T2"> can match three, four, or five instances of </text:span><text:span text:style-name="Source_20_Text"><text:span text:style-name="T2">Ha</text:span></text:span><text:span text:style-name="T2"> in the string </text:span><text:span text:style-name="Source_20_Text"><text:span text:style-name="T2">'HaHaHaHaHa'</text:span></text:span><text:span text:style-name="T2">, you may wonder why the </text:span><text:span text:style-name="Source_20_Text"><text:span text:style-name="T2">Match</text:span></text:span><text:span text:style-name="T2"> object’s call to </text:span><text:span text:style-name="Source_20_Text"><text:span text:style-name="T2">group()</text:span></text:span><text:span text:style-name="T2"> in the </text:span><text:bookmark text:name="calibre_link-655"/><text:bookmark text:name="calibre_link-775"/><text:bookmark text:name="calibre_link-1157"/><text:bookmark text:name="calibre_link-1463"/><text:bookmark text:name="calibre_link-1464"/><text:span text:style-name="T2">previous curly bracket example returns </text:span><text:span text:style-name="Source_20_Text"><text:span text:style-name="T2">'HaHaHaHaHa'</text:span></text:span><text:span text:style-name="T2"> instead of the shorter possibilities. After all, </text:span><text:span text:style-name="Source_20_Text"><text:span text:style-name="T2">'HaHaHa'</text:span></text:span><text:span text:style-name="T2"> and </text:span><text:span text:style-name="Source_20_Text"><text:span text:style-name="T2">'HaHaHaHa'</text:span></text:span><text:span text:style-name="T2"> are also valid matches of the regular expression </text:span><text:span text:style-name="Source_20_Text"><text:span text:style-name="T2">(Ha){3,5}</text:span></text:span><text:span text:style-name="T2">.</text:span></text:p>
      <text:p text:style-name="P30"><text:span text:style-name="T2">Python’s regular expressions are </text:span><text:span text:style-name="Emphasis"><text:span text:style-name="T2">greedy</text:span></text:span><text:span text:style-name="T2"> by default, which means that in ambiguous situations they will match the longest string possible. The </text:span><text:span text:style-name="Emphasis"><text:span text:style-name="T2">non-greedy</text:span></text:span><text:span text:style-name="T2">version of the curly brackets, which matches the shortest string possible, has the closing curly bracket followed by a question mark.</text:span></text:p>
      <text:p text:style-name="P29">Enter the following into the interactive shell, and notice the difference between the greedy and nongreedy forms of the curly brackets searching the same string:</text:p>
      <text:p text:style-name="P5"><text:bookmark text:name="calibre_link-2583"/><text:span text:style-name="T2">&gt;&gt;&gt; </text:span><text:span text:style-name="Strong_20_Emphasis"><text:span text:style-name="T2">greedyHaRegex = re.compile(r'(Ha){3,5}')</text:span></text:span></text:p>
      <text:p text:style-name="P5"><text:span text:style-name="T2">&gt;&gt;&gt; </text:span><text:span text:style-name="Strong_20_Emphasis"><text:span text:style-name="T2">mo1 = greedyHaRegex.search('HaHaHaHaHa')</text:span></text:span></text:p>
      <text:p text:style-name="P5"><text:span text:style-name="T2">&gt;&gt;&gt; </text:span><text:span text:style-name="Strong_20_Emphasis"><text:span text:style-name="T2">mo1.group()</text:span></text:span></text:p>
      <text:p text:style-name="P4">'HaHaHaHaHa'</text:p>
      <text:p text:style-name="P5"/>
      <text:p text:style-name="P5"><text:span text:style-name="T2">&gt;&gt;&gt; </text:span><text:span text:style-name="Strong_20_Emphasis"><text:span text:style-name="T2">nongreedyHaRegex = re.compile(r'(Ha){3,5}?')</text:span></text:span></text:p>
      <text:p text:style-name="P5"><text:soft-page-break/><text:span text:style-name="T2">&gt;&gt;&gt; </text:span><text:span text:style-name="Strong_20_Emphasis"><text:span text:style-name="T2">mo2 = nongreedyHaRegex.search('HaHaHaHaHa')</text:span></text:span></text:p>
      <text:p text:style-name="P5"><text:span text:style-name="T2">&gt;&gt;&gt; </text:span><text:span text:style-name="Strong_20_Emphasis"><text:span text:style-name="T2">mo2.group()</text:span></text:span></text:p>
      <text:p text:style-name="P9">'HaHaHa'</text:p>
      <text:p text:style-name="P29">Note that the question mark can have two meanings in regular expressions: declaring a nongreedy match or flagging an optional group. These meanings are entirely unrelated.</text:p>
      <text:h text:style-name="P15" text:outline-level="1">The findall() Method</text:h>
      <text:p text:style-name="P30"><text:span text:style-name="T2">In addition to the </text:span><text:span text:style-name="Source_20_Text"><text:span text:style-name="T2">search()</text:span></text:span><text:span text:style-name="T2"> method, </text:span><text:span text:style-name="Source_20_Text"><text:span text:style-name="T2">Regex</text:span></text:span><text:span text:style-name="T2"> objects also have a </text:span><text:span text:style-name="Source_20_Text"><text:span text:style-name="T2">findall()</text:span></text:span><text:span text:style-name="T2"> method. While </text:span><text:span text:style-name="Source_20_Text"><text:span text:style-name="T2">search()</text:span></text:span><text:span text:style-name="T2"> will return a </text:span><text:span text:style-name="Source_20_Text"><text:span text:style-name="T2">Match</text:span></text:span><text:span text:style-name="T2"> object of the </text:span><text:span text:style-name="Emphasis"><text:span text:style-name="T2">first</text:span></text:span><text:span text:style-name="T2"> matched text in the searched string, the </text:span><text:span text:style-name="Source_20_Text"><text:span text:style-name="T2">findall()</text:span></text:span><text:span text:style-name="T2"> method will return the strings of </text:span><text:span text:style-name="Emphasis"><text:span text:style-name="T2">every</text:span></text:span><text:span text:style-name="T2"> match in the searched string. To see how </text:span><text:span text:style-name="Source_20_Text"><text:span text:style-name="T2">search()</text:span></text:span><text:span text:style-name="T2"> returns a </text:span><text:span text:style-name="Source_20_Text"><text:span text:style-name="T2">Match</text:span></text:span><text:span text:style-name="T2"> object only on the first instance of matching text, enter the following into the interactive shell:</text:span></text:p>
      <text:p text:style-name="P5"><text:bookmark text:name="calibre_link-2584"/><text:span text:style-name="T2">&gt;&gt;&gt; </text:span><text:span text:style-name="Strong_20_Emphasis"><text:span text:style-name="T2">phoneNumRegex = re.compile(r'\d\d\d-\d\d\d-\d\d\d\d')</text:span></text:span></text:p>
      <text:p text:style-name="P5"><text:span text:style-name="T2">&gt;&gt;&gt; </text:span><text:span text:style-name="Strong_20_Emphasis"><text:span text:style-name="T2">mo = phoneNumRegex.search('Cell: 415-555-9999 Work: 212-555-0000')</text:span></text:span></text:p>
      <text:p text:style-name="P5"><text:span text:style-name="T2">&gt;&gt;&gt; </text:span><text:span text:style-name="Strong_20_Emphasis"><text:span text:style-name="T2">mo.group()</text:span></text:span></text:p>
      <text:p text:style-name="P9">'415-555-9999'</text:p>
      <text:p text:style-name="P30"><text:span text:style-name="T2">On the other hand, </text:span><text:span text:style-name="Source_20_Text"><text:span text:style-name="T2">findall()</text:span></text:span><text:span text:style-name="T2"> will not return a </text:span><text:span text:style-name="Source_20_Text"><text:span text:style-name="T2">Match</text:span></text:span><text:span text:style-name="T2"> object but a list of strings—</text:span><text:span text:style-name="Emphasis"><text:span text:style-name="T2">as long as there are no groups in the regular expression</text:span></text:span><text:span text:style-name="T2">. Each string in the list is a piece of the searched text that matched the regular expression. Enter the following into the interactive shell:</text:span></text:p>
      <text:p text:style-name="P5"><text:bookmark text:name="calibre_link-2585"/><text:span text:style-name="T2">&gt;&gt;&gt; </text:span><text:span text:style-name="Strong_20_Emphasis"><text:span text:style-name="T2">phoneNumRegex = re.compile(r'\d\d\d-\d\d\d-\d\d\d\d') # has no groups</text:span></text:span></text:p>
      <text:p text:style-name="P5"><text:span text:style-name="T2">&gt;&gt;&gt; </text:span><text:span text:style-name="Strong_20_Emphasis"><text:span text:style-name="T2">phoneNumRegex.findall('Cell: 415-555-9999 Work: 212-555-0000')</text:span></text:span></text:p>
      <text:p text:style-name="P9">['415-555-9999', '212-555-0000']</text:p>
      <text:p text:style-name="P30"><text:span text:style-name="T2">If there </text:span><text:span text:style-name="Emphasis"><text:span text:style-name="T2">are</text:span></text:span><text:span text:style-name="T2"> groups in the regular expression, then </text:span><text:span text:style-name="Source_20_Text"><text:span text:style-name="T2">findall()</text:span></text:span><text:span text:style-name="T2"> will return a list of tuples. Each tuple represents a found match, and its items are the </text:span><text:bookmark text:name="calibre_link-317"/><text:bookmark text:name="calibre_link-403"/><text:bookmark text:name="calibre_link-404"/><text:bookmark text:name="calibre_link-1465"/><text:bookmark text:name="calibre_link-1520"/><text:bookmark text:name="calibre_link-1521"/><text:bookmark text:name="calibre_link-1797"/><text:bookmark text:name="calibre_link-1798"/><text:span text:style-name="T2">matched strings for each group in the regex. To see </text:span><text:span text:style-name="Source_20_Text"><text:span text:style-name="T2">findall()</text:span></text:span><text:span text:style-name="T2"> in action, enter the following into the interactive shell (notice that the regular expression being compiled now has groups in parentheses):</text:span></text:p>
      <text:p text:style-name="P5"><text:bookmark text:name="calibre_link-2586"/><text:span text:style-name="T2">&gt;&gt;&gt; </text:span><text:span text:style-name="Strong_20_Emphasis"><text:span text:style-name="T2">phoneNumRegex = re.compile(r'(\d\d\d)-(\d\d\d)-(\d\d\d\d)') # has groups</text:span></text:span></text:p>
      <text:p text:style-name="P5"><text:span text:style-name="T2">&gt;&gt;&gt; </text:span><text:span text:style-name="Strong_20_Emphasis"><text:span text:style-name="T2">phoneNumRegex.findall('Cell: 415-555-9999 Work: 212-555-0000')</text:span></text:span></text:p>
      <text:p text:style-name="P9">[('415', '555', '9999'), ('212', '555', '0000')]</text:p>
      <text:p text:style-name="P30"><text:span text:style-name="T2">To summarize what the </text:span><text:span text:style-name="Source_20_Text"><text:span text:style-name="T2">findall()</text:span></text:span><text:span text:style-name="T2"> method returns, remember the following:</text:span></text:p>
      <text:list xml:id="list271017027533649850" text:style-name="L32">
        <text:list-item>
          <text:p text:style-name="P103"><text:soft-page-break/><text:span text:style-name="T2">When called on a regex with no groups, such as </text:span><text:span text:style-name="Source_20_Text"><text:span text:style-name="T2">\d\d\d-\d\d\d-\d\d\d\d</text:span></text:span><text:span text:style-name="T2">, the method </text:span><text:span text:style-name="Source_20_Text"><text:span text:style-name="T2">findall()</text:span></text:span><text:span text:style-name="T2"> returns a list of string matches, such as </text:span><text:span text:style-name="Source_20_Text"><text:span text:style-name="T2">['415-555-9999', '212-555-0000']</text:span></text:span><text:span text:style-name="T2">.</text:span></text:p>
        </text:list-item>
        <text:list-item>
          <text:p text:style-name="P103"><text:span text:style-name="T2">When called on a regex that has groups, such as </text:span><text:span text:style-name="Source_20_Text"><text:span text:style-name="T2">(\d\d\d)-(\d\d\d)-(\d\ d\d\d)</text:span></text:span><text:span text:style-name="T2">, the method </text:span><text:span text:style-name="Source_20_Text"><text:span text:style-name="T2">findall()</text:span></text:span><text:span text:style-name="T2"> returns a list of tuples of strings (one string for each group), such as </text:span><text:span text:style-name="Source_20_Text"><text:span text:style-name="T2">[('415', '555', '9999'), ('212', '555', '0000')]</text:span></text:span><text:span text:style-name="T2">.</text:span></text:p>
        </text:list-item>
      </text:list>
      <text:h text:style-name="P15" text:outline-level="1"><text:bookmark text:name="calibre_link-2587"/>Character Classes</text:h>
      <text:p text:style-name="P30"><text:span text:style-name="T2">In the earlier phone number regex example, you learned that </text:span><text:span text:style-name="Source_20_Text"><text:span text:style-name="T2">\d</text:span></text:span><text:span text:style-name="T2"> could stand for any numeric digit. That is, </text:span><text:span text:style-name="Source_20_Text"><text:span text:style-name="T2">\d</text:span></text:span><text:span text:style-name="T2"> is shorthand for the regular expression </text:span><text:span text:style-name="Source_20_Text"><text:span text:style-name="T2">(0|1|2|3|4|5|6|7|8|9)</text:span></text:span><text:span text:style-name="T2">. There are many such </text:span><text:span text:style-name="Emphasis"><text:span text:style-name="T2">shorthand character classes</text:span></text:span><text:span text:style-name="T2">, as shown in </text:span><text:a xlink:type="simple" xlink:href="https://automatetheboringstuff.com/chapter7/#calibre_link-61" text:style-name="Internet_20_link" text:visited-style-name="Visited_20_Internet_20_Link"><text:span text:style-name="T4">Table 7-1</text:span></text:a><text:span text:style-name="T2">.</text:span></text:p>
      <text:p text:style-name="P29"><text:bookmark text:name="calibre_link-61"/>Table 7-1. Shorthand Codes for Common Character Classes</text:p>
      <table:table table:name="Table16" table:style-name="Table16">
        <table:table-column table:style-name="Table16.A"/>
        <table:table-column table:style-name="Table16.B"/>
        <table:table-header-rows>
          <table:table-row>
            <table:table-cell table:style-name="Table16.A1" office:value-type="string">
              <text:p text:style-name="P11">Shorthand character class</text:p>
            </table:table-cell>
            <table:table-cell table:style-name="Table16.A1" office:value-type="string">
              <text:p text:style-name="P11">Represents</text:p>
            </table:table-cell>
          </table:table-row>
        </table:table-header-rows>
        <table:table-row>
          <table:table-cell table:style-name="Table16.A1" office:value-type="string">
            <text:p text:style-name="P12"><text:span text:style-name="Source_20_Text">\d</text:span></text:p>
          </table:table-cell>
          <table:table-cell table:style-name="Table16.A1" office:value-type="string">
            <text:p text:style-name="P12">Any numeric digit from 0 to 9.</text:p>
          </table:table-cell>
        </table:table-row>
        <table:table-row>
          <table:table-cell table:style-name="Table16.A1" office:value-type="string">
            <text:p text:style-name="P12"><text:span text:style-name="Source_20_Text">\D</text:span></text:p>
          </table:table-cell>
          <table:table-cell table:style-name="Table16.A1" office:value-type="string">
            <text:p text:style-name="P12">Any character that is <text:span text:style-name="Emphasis">not</text:span> a numeric digit from 0 to 9.</text:p>
          </table:table-cell>
        </table:table-row>
        <table:table-row>
          <table:table-cell table:style-name="Table16.A1" office:value-type="string">
            <text:p text:style-name="P12"><text:span text:style-name="Source_20_Text">\w</text:span></text:p>
          </table:table-cell>
          <table:table-cell table:style-name="Table16.A1" office:value-type="string">
            <text:p text:style-name="P12">Any letter, numeric digit, or the underscore character. (Think of this as matching “word” characters.)</text:p>
          </table:table-cell>
        </table:table-row>
        <table:table-row>
          <table:table-cell table:style-name="Table16.A1" office:value-type="string">
            <text:p text:style-name="P12"><text:span text:style-name="Source_20_Text">\W</text:span></text:p>
          </table:table-cell>
          <table:table-cell table:style-name="Table16.A1" office:value-type="string">
            <text:p text:style-name="P12">Any character that is <text:span text:style-name="Emphasis">not</text:span> a letter, numeric digit, or the underscore character.</text:p>
          </table:table-cell>
        </table:table-row>
        <table:table-row>
          <table:table-cell table:style-name="Table16.A1" office:value-type="string">
            <text:p text:style-name="P12"><text:span text:style-name="Source_20_Text">\s</text:span></text:p>
          </table:table-cell>
          <table:table-cell table:style-name="Table16.A1" office:value-type="string">
            <text:p text:style-name="P12">Any space, tab, or newline character. (Think of this as matching “space” characters.)</text:p>
          </table:table-cell>
        </table:table-row>
        <table:table-row>
          <table:table-cell table:style-name="Table16.A1" office:value-type="string">
            <text:p text:style-name="P12"><text:span text:style-name="Source_20_Text">\S</text:span></text:p>
          </table:table-cell>
          <table:table-cell table:style-name="Table16.A1" office:value-type="string">
            <text:p text:style-name="P12">Any character that is <text:span text:style-name="Emphasis">not</text:span> a space, tab, or newline.</text:p>
          </table:table-cell>
        </table:table-row>
      </table:table>
      <text:p text:style-name="P30"><text:span text:style-name="T2">Character classes are nice for shortening regular expressions. The character class </text:span><text:span text:style-name="Source_20_Text"><text:span text:style-name="T2">[0-5]</text:span></text:span><text:span text:style-name="T2"> will match only the numbers </text:span><text:span text:style-name="Source_20_Text"><text:span text:style-name="T2">0</text:span></text:span><text:span text:style-name="T2"> to </text:span><text:span text:style-name="Source_20_Text"><text:span text:style-name="T2">5</text:span></text:span><text:span text:style-name="T2">; this is much shorter than typing </text:span><text:span text:style-name="Source_20_Text"><text:span text:style-name="T2">(0|1|2|3|4|5)</text:span></text:span><text:span text:style-name="T2">.</text:span></text:p>
      <text:p text:style-name="P29">For example, enter the following into the interactive shell:</text:p>
      <text:p text:style-name="P5"><text:bookmark text:name="calibre_link-2588"/><text:span text:style-name="T2">&gt;&gt;&gt; </text:span><text:span text:style-name="Strong_20_Emphasis"><text:span text:style-name="T2">xmasRegex = re.compile(r'\d+\s\w+')</text:span></text:span></text:p>
      <text:p text:style-name="P5"><text:span text:style-name="T2">&gt;&gt;&gt; </text:span><text:span text:style-name="Strong_20_Emphasis"><text:span text:style-name="T2">xmasRegex.findall('12 drummers, 11 pipers, 10 lords, 9 ladies, 8 maids, 7</text:span></text:span></text:p>
      <text:p text:style-name="P5"><text:span text:style-name="Strong_20_Emphasis"><text:span text:style-name="T2">swans, 6 geese, 5 rings, 4 birds, 3 hens, 2 doves, 1 partridge')</text:span></text:span></text:p>
      <text:p text:style-name="P4">['12 drummers', '11 pipers', '10 lords', '9 ladies', '8 maids', '7 swans', '6</text:p>
      <text:p text:style-name="P9">geese', '5 rings', '4 birds', '3 hens', '2 doves', '1 partridge']</text:p>
      <text:p text:style-name="P30"><text:bookmark text:name="calibre_link-202"/><text:bookmark text:name="calibre_link-203"/><text:bookmark text:name="calibre_link-153"/><text:bookmark text:name="calibre_link-301"/><text:bookmark text:name="calibre_link-302"/><text:bookmark text:name="calibre_link-493"/><text:bookmark text:name="calibre_link-1152"/><text:bookmark text:name="calibre_link-1466"/><text:bookmark text:name="calibre_link-1467"/><text:soft-page-break/><text:span text:style-name="T2">The regular expression </text:span><text:span text:style-name="Source_20_Text"><text:span text:style-name="T2">\d+\s\w+</text:span></text:span><text:span text:style-name="T2"> will match text that has one or more numeric digits (</text:span><text:span text:style-name="Source_20_Text"><text:span text:style-name="T2">\d+</text:span></text:span><text:span text:style-name="T2">), followed by a whitespace character (</text:span><text:span text:style-name="Source_20_Text"><text:span text:style-name="T2">\s</text:span></text:span><text:span text:style-name="T2">), followed by one or more letter/digit/underscore characters (</text:span><text:span text:style-name="Source_20_Text"><text:span text:style-name="T2">\w+</text:span></text:span><text:span text:style-name="T2">). The </text:span><text:span text:style-name="Source_20_Text"><text:span text:style-name="T2">findall()</text:span></text:span><text:span text:style-name="T2"> method returns all matching strings of the regex pattern in a list.</text:span></text:p>
      <text:h text:style-name="P15" text:outline-level="1"><text:bookmark text:name="calibre_link-2589"/>Making Your Own Character Classes</text:h>
      <text:p text:style-name="P30"><text:span text:style-name="T2">There are times when you want to match a set of characters but the shorthand character classes (</text:span><text:span text:style-name="Source_20_Text"><text:span text:style-name="T2">\d</text:span></text:span><text:span text:style-name="T2">, </text:span><text:span text:style-name="Source_20_Text"><text:span text:style-name="T2">\w</text:span></text:span><text:span text:style-name="T2">, </text:span><text:span text:style-name="Source_20_Text"><text:span text:style-name="T2">\s</text:span></text:span><text:span text:style-name="T2">, and so on) are too broad. You can define your own character class using square brackets. For example, the character class </text:span><text:span text:style-name="Source_20_Text"><text:span text:style-name="T2">[aeiouAEIOU]</text:span></text:span><text:span text:style-name="T2"> will match any vowel, both lowercase and uppercase. Enter the following into the interactive shell:</text:span></text:p>
      <text:p text:style-name="P5"><text:bookmark text:name="calibre_link-2590"/><text:span text:style-name="T2">&gt;&gt;&gt; </text:span><text:span text:style-name="Strong_20_Emphasis"><text:span text:style-name="T2">vowelRegex = re.compile(r'[aeiouAEIOU]')</text:span></text:span></text:p>
      <text:p text:style-name="P5"><text:span text:style-name="T2">&gt;&gt;&gt; </text:span><text:span text:style-name="Strong_20_Emphasis"><text:span text:style-name="T2">vowelRegex.findall('Robocop eats baby food. BABY FOOD.')</text:span></text:span></text:p>
      <text:p text:style-name="P9">['o', 'o', 'o', 'e', 'a', 'a', 'o', 'o', 'A', 'O', 'O']</text:p>
      <text:p text:style-name="P30"><text:span text:style-name="T2">You can also include ranges of letters or numbers by using a hyphen. For example, the character class </text:span><text:span text:style-name="Source_20_Text"><text:span text:style-name="T2">[a-zA-Z0-9]</text:span></text:span><text:span text:style-name="T2"> will match all lowercase letters, uppercase letters, and numbers.</text:span></text:p>
      <text:p text:style-name="P30"><text:span text:style-name="T2">Note that inside the square brackets, the normal regular expression symbols are not interpreted as such. This means you do not need to escape the </text:span><text:span text:style-name="Source_20_Text"><text:span text:style-name="T2">.</text:span></text:span><text:span text:style-name="T2">, </text:span><text:span text:style-name="Source_20_Text"><text:span text:style-name="T2">*</text:span></text:span><text:span text:style-name="T2">, </text:span><text:span text:style-name="Source_20_Text"><text:span text:style-name="T2">?</text:span></text:span><text:span text:style-name="T2">, or </text:span><text:span text:style-name="Source_20_Text"><text:span text:style-name="T2">()</text:span></text:span><text:span text:style-name="T2">characters with a preceding backslash. For example, the character class </text:span><text:span text:style-name="Source_20_Text"><text:span text:style-name="T2">[0-5.]</text:span></text:span><text:span text:style-name="T2"> will match digits </text:span><text:span text:style-name="Source_20_Text"><text:span text:style-name="T2">0</text:span></text:span><text:span text:style-name="T2"> to </text:span><text:span text:style-name="Source_20_Text"><text:span text:style-name="T2">5</text:span></text:span><text:span text:style-name="T2"> and a period. You do not need to write it as </text:span><text:span text:style-name="Source_20_Text"><text:span text:style-name="T2">[0-5\.]</text:span></text:span><text:span text:style-name="T2">.</text:span></text:p>
      <text:p text:style-name="P30"><text:span text:style-name="T2">By placing a caret character (</text:span><text:span text:style-name="Source_20_Text"><text:span text:style-name="T2">^</text:span></text:span><text:span text:style-name="T2">) just after the character class’s opening bracket, you can make a </text:span><text:span text:style-name="Emphasis"><text:span text:style-name="T2">negative character class</text:span></text:span><text:span text:style-name="T2">. A negative character class will match all the characters that are </text:span><text:span text:style-name="Emphasis"><text:span text:style-name="T2">not</text:span></text:span><text:span text:style-name="T2"> in the character class. For example, enter the following into the interactive shell:</text:span></text:p>
      <text:p text:style-name="P5"><text:bookmark text:name="calibre_link-2591"/><text:span text:style-name="T2">&gt;&gt;&gt; </text:span><text:span text:style-name="Strong_20_Emphasis"><text:span text:style-name="T2">consonantRegex = re.compile(r'[^aeiouAEIOU]')</text:span></text:span></text:p>
      <text:p text:style-name="P5"><text:span text:style-name="T2">&gt;&gt;&gt; </text:span><text:span text:style-name="Strong_20_Emphasis"><text:span text:style-name="T2">consonantRegex.findall('Robocop eats baby food. BABY FOOD.')</text:span></text:span></text:p>
      <text:p text:style-name="P4">['R', 'b', 'c', 'p', ' ', 't', 's', ' ', 'b', 'b', 'y', ' ', 'f', 'd', '.', '</text:p>
      <text:p text:style-name="P9">', 'B', 'B', 'Y', ' ', 'F', 'D', '.']</text:p>
      <text:p text:style-name="P29">Now, instead of matching every vowel, we’re matching every character that isn’t a vowel.</text:p>
      <text:h text:style-name="P15" text:outline-level="1"><text:bookmark text:name="calibre_link-2592"/>The Caret and Dollar Sign Characters</text:h>
      <text:p text:style-name="P30"><text:span text:style-name="T2">You can also use the caret symbol (</text:span><text:span text:style-name="Source_20_Text"><text:span text:style-name="T2">^</text:span></text:span><text:span text:style-name="T2">) at the start of a regex to indicate that a match must occur at the </text:span><text:span text:style-name="Emphasis"><text:span text:style-name="T2">beginning</text:span></text:span><text:span text:style-name="T2"> of the searched text. Likewise, you can put a dollar sign (</text:span><text:span text:style-name="Source_20_Text"><text:span text:style-name="T2">$</text:span></text:span><text:span text:style-name="T2">) at the end of the regex to indicate the string must </text:span><text:span text:style-name="Emphasis"><text:span text:style-name="T2">end</text:span></text:span><text:span text:style-name="T2"> with this regex pattern. And you can use the </text:span><text:span text:style-name="Source_20_Text"><text:span text:style-name="T2">^</text:span></text:span><text:span text:style-name="T2"> and </text:span><text:span text:style-name="Source_20_Text"><text:span text:style-name="T2">$</text:span></text:span><text:span text:style-name="T2"> together to indicate that the entire </text:span><text:soft-page-break/><text:span text:style-name="T2">string must match the regex—that is, it’s not enough for a match to be made on some subset of the string.</text:span></text:p>
      <text:p text:style-name="P30"><text:bookmark text:name="calibre_link-155"/><text:bookmark text:name="calibre_link-156"/><text:bookmark text:name="calibre_link-495"/><text:bookmark text:name="calibre_link-496"/><text:bookmark text:name="calibre_link-1468"/><text:bookmark text:name="calibre_link-1840"/><text:span text:style-name="T2">For example, the </text:span><text:span text:style-name="Source_20_Text"><text:span text:style-name="T2">r'^Hello'</text:span></text:span><text:span text:style-name="T2"> regular expression string matches strings that begin with </text:span><text:span text:style-name="Source_20_Text"><text:span text:style-name="T2">'Hello'</text:span></text:span><text:span text:style-name="T2">. Enter the following into the interactive shell:</text:span></text:p>
      <text:p text:style-name="P5"><text:bookmark text:name="calibre_link-2593"/><text:span text:style-name="T2">&gt;&gt;&gt; </text:span><text:span text:style-name="Strong_20_Emphasis"><text:span text:style-name="T2">beginsWithHello = re.compile(r'^Hello')</text:span></text:span></text:p>
      <text:p text:style-name="P5"><text:span text:style-name="T2">&gt;&gt;&gt; </text:span><text:span text:style-name="Strong_20_Emphasis"><text:span text:style-name="T2">beginsWithHello.search('Hello world!')</text:span></text:span></text:p>
      <text:p text:style-name="P4">&lt;_sre.SRE_Match object; span=(0, 5), match='Hello'&gt;</text:p>
      <text:p text:style-name="P5"><text:span text:style-name="T2">&gt;&gt;&gt; </text:span><text:span text:style-name="Strong_20_Emphasis"><text:span text:style-name="T2">beginsWithHello.search('He said hello.') == None</text:span></text:span></text:p>
      <text:p text:style-name="P9">True</text:p>
      <text:p text:style-name="P30"><text:span text:style-name="T2">The </text:span><text:span text:style-name="Source_20_Text"><text:span text:style-name="T2">r'\d$'</text:span></text:span><text:span text:style-name="T2"> regular expression string matches strings that end with a numeric character from 0 to 9. Enter the following into the interactive shell:</text:span></text:p>
      <text:p text:style-name="P5"><text:bookmark text:name="calibre_link-2594"/><text:span text:style-name="T2">&gt;&gt;&gt; </text:span><text:span text:style-name="Strong_20_Emphasis"><text:span text:style-name="T2">endsWithNumber = re.compile(r'\d$')</text:span></text:span></text:p>
      <text:p text:style-name="P5"><text:span text:style-name="T2">&gt;&gt;&gt; </text:span><text:span text:style-name="Strong_20_Emphasis"><text:span text:style-name="T2">endsWithNumber.search('Your number is 42')</text:span></text:span></text:p>
      <text:p text:style-name="P4">&lt;_sre.SRE_Match object; span=(16, 17), match='2'&gt;</text:p>
      <text:p text:style-name="P5"><text:span text:style-name="T2">&gt;&gt;&gt; </text:span><text:span text:style-name="Strong_20_Emphasis"><text:span text:style-name="T2">endsWithNumber.search('Your number is forty two.') == None</text:span></text:span></text:p>
      <text:p text:style-name="P9">True</text:p>
      <text:p text:style-name="P30"><text:span text:style-name="T2">The </text:span><text:span text:style-name="Source_20_Text"><text:span text:style-name="T2">r'^\d+$'</text:span></text:span><text:span text:style-name="T2"> regular expression string matches strings that both begin and end with one or more numeric characters. Enter the following into the interactive shell:</text:span></text:p>
      <text:p text:style-name="P5"><text:bookmark text:name="calibre_link-2595"/><text:span text:style-name="T2">&gt;&gt;&gt; </text:span><text:span text:style-name="Strong_20_Emphasis"><text:span text:style-name="T2">wholeStringIsNum = re.compile(r'^\d+$')</text:span></text:span></text:p>
      <text:p text:style-name="P5"><text:span text:style-name="T2">&gt;&gt;&gt; </text:span><text:span text:style-name="Strong_20_Emphasis"><text:span text:style-name="T2">wholeStringIsNum.search('1234567890')</text:span></text:span></text:p>
      <text:p text:style-name="P4">&lt;_sre.SRE_Match object; span=(0, 10), match='1234567890'&gt;</text:p>
      <text:p text:style-name="P5"><text:span text:style-name="T2">&gt;&gt;&gt; </text:span><text:span text:style-name="Strong_20_Emphasis"><text:span text:style-name="T2">wholeStringIsNum.search('12345xyz67890') == None</text:span></text:span></text:p>
      <text:p text:style-name="P4">True</text:p>
      <text:p text:style-name="P5"><text:span text:style-name="T2">&gt;&gt;&gt; </text:span><text:span text:style-name="Strong_20_Emphasis"><text:span text:style-name="T2">wholeStringIsNum.search('12 34567890') == None</text:span></text:span></text:p>
      <text:p text:style-name="P9">True</text:p>
      <text:p text:style-name="P30"><text:span text:style-name="T2">The last two </text:span><text:span text:style-name="Source_20_Text"><text:span text:style-name="T2">search()</text:span></text:span><text:span text:style-name="T2"> calls in the previous interactive shell example demonstrate how the entire string must match the regex if </text:span><text:span text:style-name="Source_20_Text"><text:span text:style-name="T2">^</text:span></text:span><text:span text:style-name="T2"> and </text:span><text:span text:style-name="Source_20_Text"><text:span text:style-name="T2">$</text:span></text:span><text:span text:style-name="T2"> are used.</text:span></text:p>
      <text:p text:style-name="P29">I always confuse the meanings of these two symbols, so I use the mnemonic “Carrots cost dollars” to remind myself that the caret comes first and the dollar sign comes last.</text:p>
      <text:h text:style-name="P15" text:outline-level="1">The Wildcard Character</text:h>
      <text:p text:style-name="P30"><text:span text:style-name="T2">The </text:span><text:span text:style-name="Source_20_Text"><text:span text:style-name="T2">.</text:span></text:span><text:span text:style-name="T2"> (or </text:span><text:span text:style-name="Emphasis"><text:span text:style-name="T2">dot</text:span></text:span><text:span text:style-name="T2">) character in a regular expression is called a </text:span><text:span text:style-name="Emphasis"><text:span text:style-name="T2">wildcard</text:span></text:span><text:span text:style-name="T2"> and will match any character except for a newline. For example, enter the following into the interactive shell:</text:span></text:p>
      <text:p text:style-name="P5"><text:bookmark text:name="calibre_link-2597"/><text:soft-page-break/><text:span text:style-name="T2">&gt;&gt;&gt; </text:span><text:span text:style-name="Strong_20_Emphasis"><text:span text:style-name="T2">atRegex = re.compile(r'.at')</text:span></text:span></text:p>
      <text:p text:style-name="P5"><text:span text:style-name="T2">&gt;&gt;&gt; </text:span><text:span text:style-name="Strong_20_Emphasis"><text:span text:style-name="T2">atRegex.findall('The cat in the hat sat on the flat mat.')</text:span></text:span></text:p>
      <text:p text:style-name="P9">['cat', 'hat', 'sat', 'lat', 'mat']</text:p>
      <text:p text:style-name="P30"><text:bookmark text:name="calibre_link-198"/><text:bookmark text:name="calibre_link-498"/><text:bookmark text:name="calibre_link-765"/><text:bookmark text:name="calibre_link-1158"/><text:bookmark text:name="calibre_link-1614"/><text:bookmark text:name="calibre_link-1615"/><text:span text:style-name="T2">Remember that the dot character will match just one character, which is why the match for the text </text:span><text:span text:style-name="Source_20_Text"><text:span text:style-name="T2">flat</text:span></text:span><text:span text:style-name="T2"> in the previous example matched only </text:span><text:span text:style-name="Source_20_Text"><text:span text:style-name="T2">lat</text:span></text:span><text:span text:style-name="T2">. To match an actual dot, escape the dot with a backslash: </text:span><text:span text:style-name="Source_20_Text"><text:span text:style-name="T2">\.</text:span></text:span><text:span text:style-name="T2">.</text:span></text:p>
      <text:h text:style-name="P1" text:outline-level="2"><text:bookmark text:name="calibre_link-2598"/>Matching Everything with Dot-Star</text:h>
      <text:p text:style-name="P30"><text:span text:style-name="T2">Sometimes you will want to match everything and anything. For example, say you want to match the string </text:span><text:span text:style-name="Source_20_Text"><text:span text:style-name="T2">'First Name:'</text:span></text:span><text:span text:style-name="T2">, followed by any and all text, followed by </text:span><text:span text:style-name="Source_20_Text"><text:span text:style-name="T2">'Last Name:'</text:span></text:span><text:span text:style-name="T2">, and then followed by anything again. You can use the dot-star (</text:span><text:span text:style-name="Source_20_Text"><text:span text:style-name="T2">.*</text:span></text:span><text:span text:style-name="T2">) to stand in for that “anything.” Remember that the dot character means “any single character except the newline,” and the star character means “zero or more of the preceding character.”</text:span></text:p>
      <text:p text:style-name="P29">Enter the following into the interactive shell:</text:p>
      <text:p text:style-name="P5"><text:bookmark text:name="calibre_link-2599"/><text:span text:style-name="T2">&gt;&gt;&gt; </text:span><text:span text:style-name="Strong_20_Emphasis"><text:span text:style-name="T2">nameRegex = re.compile(r'First Name: (.*) Last Name: (.*)')</text:span></text:span></text:p>
      <text:p text:style-name="P5"><text:span text:style-name="T2">&gt;&gt;&gt; </text:span><text:span text:style-name="Strong_20_Emphasis"><text:span text:style-name="T2">mo = nameRegex.search('First Name: Al Last Name: Sweigart')</text:span></text:span></text:p>
      <text:p text:style-name="P5"><text:span text:style-name="T2">&gt;&gt;&gt; </text:span><text:span text:style-name="Strong_20_Emphasis"><text:span text:style-name="T2">mo.group(1)</text:span></text:span></text:p>
      <text:p text:style-name="P4">'Al'</text:p>
      <text:p text:style-name="P5"><text:span text:style-name="T2">&gt;&gt;&gt; </text:span><text:span text:style-name="Strong_20_Emphasis"><text:span text:style-name="T2">mo.group(2)</text:span></text:span></text:p>
      <text:p text:style-name="P9">'Sweigart'</text:p>
      <text:p text:style-name="P30"><text:span text:style-name="T2">The dot-star uses </text:span><text:span text:style-name="Emphasis"><text:span text:style-name="T2">greedy</text:span></text:span><text:span text:style-name="T2"> mode: It will always try to match as much text as possible. To match any and all text in a </text:span><text:span text:style-name="Emphasis"><text:span text:style-name="T2">nongreedy</text:span></text:span><text:span text:style-name="T2"> fashion, use the dot, star, and question mark (</text:span><text:span text:style-name="Source_20_Text"><text:span text:style-name="T2">.*?</text:span></text:span><text:span text:style-name="T2">). Like with curly brackets, the question mark tells Python to match in a nongreedy way.</text:span></text:p>
      <text:p text:style-name="P29">Enter the following into the interactive shell to see the difference between the greedy and nongreedy versions:</text:p>
      <text:p text:style-name="P5"><text:bookmark text:name="calibre_link-2600"/><text:span text:style-name="T2">&gt;&gt;&gt; </text:span><text:span text:style-name="Strong_20_Emphasis"><text:span text:style-name="T2">nongreedyRegex = re.compile(r'&lt;.*?&gt;')</text:span></text:span></text:p>
      <text:p text:style-name="P5"><text:span text:style-name="T2">&gt;&gt;&gt; </text:span><text:span text:style-name="Strong_20_Emphasis"><text:span text:style-name="T2">mo = nongreedyRegex.search('&lt;To serve man&gt; for dinner.&gt;')</text:span></text:span></text:p>
      <text:p text:style-name="P5"><text:span text:style-name="T2">&gt;&gt;&gt; </text:span><text:span text:style-name="Strong_20_Emphasis"><text:span text:style-name="T2">mo.group()</text:span></text:span></text:p>
      <text:p text:style-name="P4">'&lt;To serve man&gt;'</text:p>
      <text:p text:style-name="P5"/>
      <text:p text:style-name="P5"><text:span text:style-name="T2">&gt;&gt;&gt; </text:span><text:span text:style-name="Strong_20_Emphasis"><text:span text:style-name="T2">greedyRegex = re.compile(r'&lt;.*&gt;')</text:span></text:span></text:p>
      <text:p text:style-name="P5"><text:span text:style-name="T2">&gt;&gt;&gt; </text:span><text:span text:style-name="Strong_20_Emphasis"><text:span text:style-name="T2">mo = greedyRegex.search('&lt;To serve man&gt; for dinner.&gt;')</text:span></text:span></text:p>
      <text:p text:style-name="P5"><text:span text:style-name="T2">&gt;&gt;&gt; </text:span><text:span text:style-name="Strong_20_Emphasis"><text:span text:style-name="T2">mo.group()</text:span></text:span></text:p>
      <text:p text:style-name="P9">'&lt;To serve man&gt; for dinner.&gt;'</text:p>
      <text:p text:style-name="P30"><text:soft-page-break/><text:span text:style-name="T2">Both regexes roughly translate to “Match an opening angle bracket, followed by anything, followed by a closing angle bracket.” But the string </text:span><text:span text:style-name="Source_20_Text"><text:span text:style-name="T2">'&lt;To serve man&gt; for dinner.&gt;'</text:span></text:span><text:span text:style-name="T2"> has two possible matches for the closing angle bracket. In the nongreedy version of the regex, Python matches the shortest possible string: </text:span><text:span text:style-name="Source_20_Text"><text:span text:style-name="T2">'&lt;To serve man&gt;'</text:span></text:span><text:span text:style-name="T2">. In the greedy version, Python matches the longest possible string: </text:span><text:span text:style-name="Source_20_Text"><text:span text:style-name="T2">'&lt;To serve man&gt; for dinner.&gt;'</text:span></text:span><text:span text:style-name="T2">.</text:span></text:p>
      <text:h text:style-name="P1" text:outline-level="2"><text:bookmark text:name="calibre_link-2601"/>Matching Newlines with the Dot Character</text:h>
      <text:p text:style-name="P30"><text:bookmark text:name="calibre_link-168"/><text:bookmark text:name="calibre_link-204"/><text:bookmark text:name="calibre_link-216"/><text:bookmark text:name="calibre_link-154"/><text:bookmark text:name="calibre_link-191"/><text:bookmark text:name="calibre_link-193"/><text:bookmark text:name="calibre_link-196"/><text:bookmark text:name="calibre_link-199"/><text:bookmark text:name="calibre_link-260"/><text:bookmark text:name="calibre_link-303"/><text:bookmark text:name="calibre_link-318"/><text:bookmark text:name="calibre_link-401"/><text:bookmark text:name="calibre_link-494"/><text:bookmark text:name="calibre_link-1284"/><text:bookmark text:name="calibre_link-1421"/><text:bookmark text:name="calibre_link-1469"/><text:bookmark text:name="calibre_link-1616"/><text:span text:style-name="T2">The dot-star will match everything except a newline. By passing </text:span><text:span text:style-name="Source_20_Text"><text:span text:style-name="T2">re.DOTALL</text:span></text:span><text:span text:style-name="T2"> as the second argument to </text:span><text:span text:style-name="Source_20_Text"><text:span text:style-name="T2">re.compile()</text:span></text:span><text:span text:style-name="T2">, you can make the dot character match </text:span><text:span text:style-name="Emphasis"><text:span text:style-name="T2">all</text:span></text:span><text:span text:style-name="T2">characters, including the newline character.</text:span></text:p>
      <text:p text:style-name="P29">Enter the following into the interactive shell:</text:p>
      <text:p text:style-name="P5"><text:bookmark text:name="calibre_link-2602"/><text:span text:style-name="T2">&gt;&gt;&gt; </text:span><text:span text:style-name="Strong_20_Emphasis"><text:span text:style-name="T2">noNewlineRegex = re.compile('.*')</text:span></text:span></text:p>
      <text:p text:style-name="P5"><text:span text:style-name="T2">&gt;&gt;&gt; </text:span><text:span text:style-name="Strong_20_Emphasis"><text:span text:style-name="T2">noNewlineRegex.search('Serve the public trust.\nProtect the innocent.</text:span></text:span></text:p>
      <text:p text:style-name="P5"><text:span text:style-name="Strong_20_Emphasis"><text:span text:style-name="T2">\nUphold the law.').group()</text:span></text:span></text:p>
      <text:p text:style-name="P4">'Serve the public trust.'</text:p>
      <text:p text:style-name="P5"/>
      <text:p text:style-name="P5"><text:span text:style-name="T2">&gt;&gt;&gt; </text:span><text:span text:style-name="Strong_20_Emphasis"><text:span text:style-name="T2">newlineRegex = re.compile('.*', re.DOTALL)</text:span></text:span></text:p>
      <text:p text:style-name="P5"><text:span text:style-name="T2">&gt;&gt;&gt; </text:span><text:span text:style-name="Strong_20_Emphasis"><text:span text:style-name="T2">newlineRegex.search('Serve the public trust.\nProtect the innocent.</text:span></text:span></text:p>
      <text:p text:style-name="P5"><text:span text:style-name="Strong_20_Emphasis"><text:span text:style-name="T2">\nUphold the law.').group()</text:span></text:span></text:p>
      <text:p text:style-name="P9">'Serve the public trust.\nProtect the innocent.\nUphold the law.'</text:p>
      <text:p text:style-name="P30"><text:span text:style-name="T2">The regex </text:span><text:span text:style-name="Source_20_Text"><text:span text:style-name="T2">noNewlineRegex</text:span></text:span><text:span text:style-name="T2">, which did not have </text:span><text:span text:style-name="Source_20_Text"><text:span text:style-name="T2">re.DOTALL</text:span></text:span><text:span text:style-name="T2"> passed to the </text:span><text:span text:style-name="Source_20_Text"><text:span text:style-name="T2">re.compile()</text:span></text:span><text:span text:style-name="T2">call that created it, will match everything only up to the first newline character, whereas </text:span><text:span text:style-name="Source_20_Text"><text:span text:style-name="T2">newlineRegex</text:span></text:span><text:span text:style-name="T2">, which </text:span><text:span text:style-name="Emphasis"><text:span text:style-name="T2">did</text:span></text:span><text:span text:style-name="T2"> have </text:span><text:span text:style-name="Source_20_Text"><text:span text:style-name="T2">re.DOTALL</text:span></text:span><text:span text:style-name="T2"> passed to </text:span><text:span text:style-name="Source_20_Text"><text:span text:style-name="T2">re.compile()</text:span></text:span><text:span text:style-name="T2">, matches everything. This is why the </text:span><text:span text:style-name="Source_20_Text"><text:span text:style-name="T2">newlineRegex.search()</text:span></text:span><text:span text:style-name="T2"> call matches the full string, including its newline characters.</text:span></text:p>
      <text:h text:style-name="P15" text:outline-level="1"><text:bookmark text:name="calibre_link-2603"/>Review of Regex Symbols</text:h>
      <text:p text:style-name="P29">This chapter covered a lot of notation, so here’s a quick review of what you learned:</text:p>
      <text:list xml:id="list4410552566709526137" text:style-name="L33">
        <text:list-item>
          <text:p text:style-name="P104"><text:span text:style-name="T2">The </text:span><text:span text:style-name="Source_20_Text"><text:span text:style-name="T2">?</text:span></text:span><text:span text:style-name="T2"> matches zero or one of the preceding group.</text:span></text:p>
        </text:list-item>
        <text:list-item>
          <text:p text:style-name="P104"><text:span text:style-name="T2">The </text:span><text:span text:style-name="Source_20_Text"><text:span text:style-name="T2">*</text:span></text:span><text:span text:style-name="T2"> matches zero or more of the preceding group.</text:span></text:p>
        </text:list-item>
        <text:list-item>
          <text:p text:style-name="P104"><text:span text:style-name="T2">The </text:span><text:span text:style-name="Source_20_Text"><text:span text:style-name="T2">+</text:span></text:span><text:span text:style-name="T2"> matches one or more of the preceding group.</text:span></text:p>
        </text:list-item>
        <text:list-item>
          <text:p text:style-name="P104"><text:span text:style-name="T2">The </text:span><text:span text:style-name="Source_20_Text"><text:span text:style-name="T2">{n}</text:span></text:span><text:span text:style-name="T2"> matches exactly </text:span><text:span text:style-name="Emphasis"><text:span text:style-name="T2">n</text:span></text:span><text:span text:style-name="T2"> of the preceding group.</text:span></text:p>
        </text:list-item>
        <text:list-item>
          <text:p text:style-name="P104"><text:span text:style-name="T2">The </text:span><text:span text:style-name="Source_20_Text"><text:span text:style-name="T2">{n,}</text:span></text:span><text:span text:style-name="T2"> matches </text:span><text:span text:style-name="Emphasis"><text:span text:style-name="T2">n</text:span></text:span><text:span text:style-name="T2"> or more of the preceding group.</text:span></text:p>
        </text:list-item>
        <text:list-item>
          <text:p text:style-name="P104"><text:span text:style-name="T2">The </text:span><text:span text:style-name="Source_20_Text"><text:span text:style-name="T2">{,m}</text:span></text:span><text:span text:style-name="T2"> matches 0 to </text:span><text:span text:style-name="Emphasis"><text:span text:style-name="T2">m</text:span></text:span><text:span text:style-name="T2"> of the preceding group.</text:span></text:p>
        </text:list-item>
        <text:list-item>
          <text:p text:style-name="P104"><text:soft-page-break/><text:span text:style-name="T2">The </text:span><text:span text:style-name="Source_20_Text"><text:span text:style-name="T2">{n,m}</text:span></text:span><text:span text:style-name="T2"> matches at least </text:span><text:span text:style-name="Emphasis"><text:span text:style-name="T2">n</text:span></text:span><text:span text:style-name="T2"> and at most </text:span><text:span text:style-name="Emphasis"><text:span text:style-name="T2">m</text:span></text:span><text:span text:style-name="T2"> of the preceding group.</text:span></text:p>
        </text:list-item>
        <text:list-item>
          <text:p text:style-name="P104"><text:span text:style-name="Source_20_Text"><text:span text:style-name="T2">{n,m}?</text:span></text:span><text:span text:style-name="T2"> or </text:span><text:span text:style-name="Source_20_Text"><text:span text:style-name="T2">*?</text:span></text:span><text:span text:style-name="T2"> or </text:span><text:span text:style-name="Source_20_Text"><text:span text:style-name="T2">+?</text:span></text:span><text:span text:style-name="T2"> performs a nongreedy match of the preceding group.</text:span></text:p>
        </text:list-item>
        <text:list-item>
          <text:p text:style-name="P104"><text:span text:style-name="Source_20_Text"><text:span text:style-name="T2">^spam</text:span></text:span><text:span text:style-name="T2"> means the string must begin with </text:span><text:span text:style-name="Emphasis"><text:span text:style-name="T2">spam</text:span></text:span><text:span text:style-name="T2">.</text:span></text:p>
        </text:list-item>
        <text:list-item>
          <text:p text:style-name="P104"><text:span text:style-name="Source_20_Text"><text:span text:style-name="T2">spam$</text:span></text:span><text:span text:style-name="T2"> means the string must end with </text:span><text:span text:style-name="Emphasis"><text:span text:style-name="T2">spam</text:span></text:span><text:span text:style-name="T2">.</text:span></text:p>
        </text:list-item>
        <text:list-item>
          <text:p text:style-name="P104"><text:span text:style-name="T2">The </text:span><text:span text:style-name="Source_20_Text"><text:span text:style-name="T2">.</text:span></text:span><text:span text:style-name="T2"> matches any character, except newline characters.</text:span></text:p>
        </text:list-item>
        <text:list-item>
          <text:p text:style-name="P104"><text:span text:style-name="Source_20_Text"><text:span text:style-name="T2">\d</text:span></text:span><text:span text:style-name="T2">, </text:span><text:span text:style-name="Source_20_Text"><text:span text:style-name="T2">\w</text:span></text:span><text:span text:style-name="T2">, and </text:span><text:span text:style-name="Source_20_Text"><text:span text:style-name="T2">\s</text:span></text:span><text:span text:style-name="T2"> match a digit, word, or space character, respectively.</text:span></text:p>
        </text:list-item>
        <text:list-item>
          <text:p text:style-name="P104"><text:span text:style-name="Source_20_Text"><text:span text:style-name="T2">\D</text:span></text:span><text:span text:style-name="T2">, </text:span><text:span text:style-name="Source_20_Text"><text:span text:style-name="T2">\W</text:span></text:span><text:span text:style-name="T2">, and </text:span><text:span text:style-name="Source_20_Text"><text:span text:style-name="T2">\S</text:span></text:span><text:span text:style-name="T2"> match anything except a digit, word, or space character, respectively.</text:span></text:p>
        </text:list-item>
        <text:list-item>
          <text:p text:style-name="P104"><text:span text:style-name="Source_20_Text"><text:span text:style-name="T2">[abc]</text:span></text:span><text:span text:style-name="T2"> matches any character between the brackets (such as </text:span><text:span text:style-name="Emphasis"><text:span text:style-name="T2">a</text:span></text:span><text:span text:style-name="T2">, </text:span><text:span text:style-name="Emphasis"><text:span text:style-name="T2">b</text:span></text:span><text:span text:style-name="T2">, or </text:span><text:span text:style-name="Emphasis"><text:span text:style-name="T2">c</text:span></text:span><text:span text:style-name="T2">).</text:span></text:p>
        </text:list-item>
        <text:list-item>
          <text:p text:style-name="P104"><text:span text:style-name="Source_20_Text"><text:span text:style-name="T2">[^abc]</text:span></text:span><text:span text:style-name="T2"> matches any character that isn’t between the brackets.</text:span></text:p>
        </text:list-item>
      </text:list>
      <text:h text:style-name="P15" text:outline-level="1"><text:bookmark text:name="calibre_link-2604"/>Case-Insensitive Matching</text:h>
      <text:p text:style-name="P29"><text:bookmark text:name="calibre_link-307"/><text:bookmark text:name="calibre_link-1470"/><text:bookmark text:name="calibre_link-1471"/><text:bookmark text:name="calibre_link-1669"/><text:bookmark text:name="calibre_link-1681"/>Normally, regular expressions match text with the exact casing you specify. For example, the following regexes match completely different strings:</text:p>
      <text:p text:style-name="P5"><text:bookmark text:name="calibre_link-2605"/><text:span text:style-name="T2">&gt;&gt;&gt; </text:span><text:span text:style-name="Strong_20_Emphasis"><text:span text:style-name="T2">regex1 = re.compile('Robocop')</text:span></text:span></text:p>
      <text:p text:style-name="P5"><text:span text:style-name="T2">&gt;&gt;&gt; </text:span><text:span text:style-name="Strong_20_Emphasis"><text:span text:style-name="T2">regex2 = re.compile('ROBOCOP')</text:span></text:span></text:p>
      <text:p text:style-name="P5"><text:span text:style-name="T2">&gt;&gt;&gt; </text:span><text:span text:style-name="Strong_20_Emphasis"><text:span text:style-name="T2">regex3 = re.compile('robOcop')</text:span></text:span></text:p>
      <text:p text:style-name="P10"><text:span text:style-name="T2">&gt;&gt;&gt; </text:span><text:span text:style-name="Strong_20_Emphasis"><text:span text:style-name="T2">regex4 = re.compile('RobocOp')</text:span></text:span></text:p>
      <text:p text:style-name="P30"><text:span text:style-name="T2">But sometimes you care only about matching the letters without worrying whether they’re uppercase or lowercase. To make your regex case-insensitive, you can pass </text:span><text:span text:style-name="Source_20_Text"><text:span text:style-name="T2">re.IGNORECASE</text:span></text:span><text:span text:style-name="T2"> or </text:span><text:span text:style-name="Source_20_Text"><text:span text:style-name="T2">re.I</text:span></text:span><text:span text:style-name="T2"> as a second argument to </text:span><text:span text:style-name="Source_20_Text"><text:span text:style-name="T2">re.compile()</text:span></text:span><text:span text:style-name="T2">. Enter the following into the interactive shell:</text:span></text:p>
      <text:p text:style-name="P5"><text:bookmark text:name="calibre_link-2606"/><text:span text:style-name="T2">&gt;&gt;&gt; </text:span><text:span text:style-name="Strong_20_Emphasis"><text:span text:style-name="T2">robocop = re.compile(r'robocop', re.I)</text:span></text:span></text:p>
      <text:p text:style-name="P5"><text:span text:style-name="T2">&gt;&gt;&gt; </text:span><text:span text:style-name="Strong_20_Emphasis"><text:span text:style-name="T2">robocop.search('Robocop is part man, part machine, all cop.').group()</text:span></text:span></text:p>
      <text:p text:style-name="P4">'Robocop'</text:p>
      <text:p text:style-name="P5"/>
      <text:p text:style-name="P5"><text:span text:style-name="T2">&gt;&gt;&gt; </text:span><text:span text:style-name="Strong_20_Emphasis"><text:span text:style-name="T2">robocop.search('ROBOCOP protects the innocent.').group()</text:span></text:span></text:p>
      <text:p text:style-name="P4">'ROBOCOP'</text:p>
      <text:p text:style-name="P5"/>
      <text:p text:style-name="P5"><text:span text:style-name="T2">&gt;&gt;&gt; </text:span><text:span text:style-name="Strong_20_Emphasis"><text:span text:style-name="T2">robocop.search('Al, why does your programming book talk about robocop so much?').group()</text:span></text:span></text:p>
      <text:p text:style-name="P9">'robocop'</text:p>
      <text:h text:style-name="P15" text:outline-level="1"><text:bookmark text:name="calibre_link-2607"/>Substituting Strings with the sub() Method</text:h>
      <text:p text:style-name="P30"><text:span text:style-name="T2">Regular expressions can not only find text patterns but can also substitute new text in place of those patterns. The </text:span><text:span text:style-name="Source_20_Text"><text:span text:style-name="T2">sub()</text:span></text:span><text:span text:style-name="T2"> method for </text:span><text:span text:style-name="Source_20_Text"><text:span text:style-name="T2">Regex</text:span></text:span><text:span text:style-name="T2"> objects is passed </text:span><text:soft-page-break/><text:span text:style-name="T2">two arguments. The first argument is a string to replace any matches. The second is the string for the regular expression. The </text:span><text:span text:style-name="Source_20_Text"><text:span text:style-name="T2">sub()</text:span></text:span><text:span text:style-name="T2"> method returns a string with the substitutions applied.</text:span></text:p>
      <text:p text:style-name="P29">For example, enter the following into the interactive shell:</text:p>
      <text:p text:style-name="P5"><text:bookmark text:name="calibre_link-2608"/><text:span text:style-name="T2">&gt;&gt;&gt; </text:span><text:span text:style-name="Strong_20_Emphasis"><text:span text:style-name="T2">namesRegex = re.compile(r'Agent \w+')</text:span></text:span></text:p>
      <text:p text:style-name="P5"><text:span text:style-name="T2">&gt;&gt;&gt; </text:span><text:span text:style-name="Strong_20_Emphasis"><text:span text:style-name="T2">namesRegex.sub('CENSORED', 'Agent Alice gave the secret documents to Agent Bob.')</text:span></text:span></text:p>
      <text:p text:style-name="P9">'CENSORED gave the secret documents to CENSORED.'</text:p>
      <text:p text:style-name="P30"><text:span text:style-name="T2">Sometimes you may need to use the matched text itself as part of the substitution. In the first argument to </text:span><text:span text:style-name="Source_20_Text"><text:span text:style-name="T2">sub()</text:span></text:span><text:span text:style-name="T2">, you can type </text:span><text:span text:style-name="Source_20_Text"><text:span text:style-name="T2">\1</text:span></text:span><text:span text:style-name="T2">, </text:span><text:span text:style-name="Source_20_Text"><text:span text:style-name="T2">\2</text:span></text:span><text:span text:style-name="T2">, </text:span><text:span text:style-name="Source_20_Text"><text:span text:style-name="T2">\3</text:span></text:span><text:span text:style-name="T2">, and so on, to mean “Enter the text of group </text:span><text:span text:style-name="Source_20_Text"><text:span text:style-name="T2">1</text:span></text:span><text:span text:style-name="T2">, </text:span><text:span text:style-name="Source_20_Text"><text:span text:style-name="T2">2</text:span></text:span><text:span text:style-name="T2">, </text:span><text:span text:style-name="Source_20_Text"><text:span text:style-name="T2">3</text:span></text:span><text:span text:style-name="T2">, and so on, in the substitution.”</text:span></text:p>
      <text:p text:style-name="P30"><text:span text:style-name="T2">For example, say you want to censor the names of the secret agents by showing just the first letters of their names. To do this, you could use the regex </text:span><text:span text:style-name="Source_20_Text"><text:span text:style-name="T2">Agent (\w)\w*</text:span></text:span><text:span text:style-name="T2"> and pass </text:span><text:span text:style-name="Source_20_Text"><text:span text:style-name="T2">r'\1****'</text:span></text:span><text:span text:style-name="T2"> as the first argument to </text:span><text:span text:style-name="Source_20_Text"><text:span text:style-name="T2">sub()</text:span></text:span><text:span text:style-name="T2">. The </text:span><text:span text:style-name="Source_20_Text"><text:span text:style-name="T2">\1</text:span></text:span><text:span text:style-name="T2"> in that string will be replaced by whatever text was matched by group </text:span><text:span text:style-name="Source_20_Text"><text:span text:style-name="T2">1</text:span></text:span><text:span text:style-name="T2">—that is, the </text:span><text:span text:style-name="Source_20_Text"><text:span text:style-name="T2">(\w)</text:span></text:span><text:span text:style-name="T2"> group of the regular expression.</text:span></text:p>
      <text:p text:style-name="P5"><text:bookmark text:name="calibre_link-2609"/><text:span text:style-name="T2">&gt;&gt;&gt; </text:span><text:span text:style-name="Strong_20_Emphasis"><text:span text:style-name="T2">agentNamesRegex = re.compile(r'Agent (\w)\w*')</text:span></text:span></text:p>
      <text:p text:style-name="P5"><text:span text:style-name="T2">&gt;&gt;&gt; </text:span><text:span text:style-name="Strong_20_Emphasis"><text:span text:style-name="T2">agentNamesRegex.sub(r'\1****', 'Agent Alice told Agent Carol that Agent</text:span></text:span></text:p>
      <text:p text:style-name="P5"><text:span text:style-name="Strong_20_Emphasis"><text:span text:style-name="T2">Eve knew Agent Bob was a double agent.')</text:span></text:span></text:p>
      <text:p text:style-name="P9">A**** told C**** that E**** knew B**** was a double agent.'</text:p>
      <text:h text:style-name="P15" text:outline-level="1"><text:bookmark text:name="calibre_link-2610"/>Managing Complex Regexes</text:h>
      <text:p text:style-name="P30"><text:bookmark text:name="calibre_link-185"/><text:bookmark text:name="calibre_link-206"/><text:bookmark text:name="calibre_link-271"/><text:bookmark text:name="calibre_link-352"/><text:bookmark text:name="calibre_link-1276"/><text:bookmark text:name="calibre_link-1472"/><text:bookmark text:name="calibre_link-1473"/><text:bookmark text:name="calibre_link-1738"/><text:span text:style-name="T2">Regular expressions are fine if the text pattern you need to match is simple. But matching complicated text patterns might require long, convoluted regular expressions. You can mitigate this by telling the </text:span><text:span text:style-name="Source_20_Text"><text:span text:style-name="T2">re.compile()</text:span></text:span><text:span text:style-name="T2"> function to ignore whitespace and comments inside the regular expression string. This “verbose mode” can be enabled by passing the variable </text:span><text:span text:style-name="Source_20_Text"><text:span text:style-name="T2">re.VERBOSE</text:span></text:span><text:span text:style-name="T2"> as the second argument to </text:span><text:span text:style-name="Source_20_Text"><text:span text:style-name="T2">re.compile()</text:span></text:span><text:span text:style-name="T2">.</text:span></text:p>
      <text:p text:style-name="P29">Now instead of a hard-to-read regular expression like this:</text:p>
      <text:p text:style-name="P4"><text:bookmark text:name="calibre_link-2611"/>phoneRegex = re.compile(r'((\d{3}|\(\d{3}\))?(\s|-|\.)?\d{3}(\s|-|\.)\d{4}</text:p>
      <text:p text:style-name="P9">(\s*(ext|x|ext.)\s*\d{2,5})?)')</text:p>
      <text:p text:style-name="P29">you can spread the regular expression over multiple lines with comments like this:</text:p>
      <text:p text:style-name="P4"><text:bookmark text:name="calibre_link-2612"/>phoneRegex = re.compile(r'''(</text:p>
      <text:p text:style-name="P2"><text:s text:c="4"/><text:span text:style-name="T1">(\d{3}|\(\d{3}\))? <text:s text:c="11"/># area code</text:span></text:p>
      <text:p text:style-name="P2"><text:s text:c="4"/><text:span text:style-name="T1">(\s|-|\.)? <text:s text:c="19"/># separator</text:span></text:p>
      <text:p text:style-name="P2"><text:soft-page-break/><text:s text:c="4"/><text:span text:style-name="T1">\d{3} <text:s text:c="24"/># first 3 digits</text:span></text:p>
      <text:p text:style-name="P2"><text:s text:c="4"/><text:span text:style-name="T1">(\s|-|\.) <text:s text:c="20"/># separator</text:span></text:p>
      <text:p text:style-name="P2"><text:s text:c="4"/><text:span text:style-name="T1">\d{4} <text:s text:c="24"/># last 4 digits</text:span></text:p>
      <text:p text:style-name="P2"><text:s text:c="4"/><text:span text:style-name="T1">(\s*(ext|x|ext.)\s*\d{2,5})? <text:s/># extension</text:span></text:p>
      <text:p text:style-name="P7"><text:s text:c="4"/><text:span text:style-name="T1">)''', re.VERBOSE)</text:span></text:p>
      <text:p text:style-name="P30"><text:span text:style-name="T2">Note how the previous example uses the triple-quote syntax (</text:span><text:span text:style-name="Source_20_Text"><text:span text:style-name="T2">'''</text:span></text:span><text:span text:style-name="T2">) to create a multiline string so that you can spread the regular expression definition over many lines, making it much more legible.</text:span></text:p>
      <text:p text:style-name="P30"><text:span text:style-name="T2">The comment rules inside the regular expression string are the same as regular Python code: The </text:span><text:span text:style-name="Source_20_Text"><text:span text:style-name="T2">#</text:span></text:span><text:span text:style-name="T2"> symbol and everything after it to the end of the line are ignored. Also, the extra spaces inside the multiline string for the regular expression are not considered part of the text pattern to be matched. This lets you organize the regular expression so it’s easier to read.</text:span></text:p>
      <text:h text:style-name="P15" text:outline-level="1"><text:bookmark text:name="calibre_link-2613"/>Combining re.IGNORECASE, re.DOTALL, and re.VERBOSE</text:h>
      <text:p text:style-name="P30"><text:span text:style-name="T2">What if you want to use </text:span><text:span text:style-name="Source_20_Text"><text:span text:style-name="T2">re.VERBOSE</text:span></text:span><text:span text:style-name="T2"> to write comments in your regular expression but also want to use </text:span><text:span text:style-name="Source_20_Text"><text:span text:style-name="T2">re.IGNORECASE</text:span></text:span><text:span text:style-name="T2"> to ignore capitalization? Unfortunately, the </text:span><text:span text:style-name="Source_20_Text"><text:span text:style-name="T2">re.compile()</text:span></text:span><text:span text:style-name="T2"> function takes only a single value as its second argument. You can get around this limitation by combining the </text:span><text:span text:style-name="Source_20_Text"><text:span text:style-name="T2">re.IGNORECASE</text:span></text:span><text:span text:style-name="T2">, </text:span><text:span text:style-name="Source_20_Text"><text:span text:style-name="T2">re.DOTALL</text:span></text:span><text:span text:style-name="T2">, and </text:span><text:span text:style-name="Source_20_Text"><text:span text:style-name="T2">re.VERBOSE</text:span></text:span><text:span text:style-name="T2">variables using the pipe character (</text:span><text:span text:style-name="Source_20_Text"><text:span text:style-name="T2">|</text:span></text:span><text:span text:style-name="T2">), which in this context is known as the </text:span><text:span text:style-name="Emphasis"><text:span text:style-name="T2">bitwise or</text:span></text:span><text:span text:style-name="T2"> operator.</text:span></text:p>
      <text:p text:style-name="P30"><text:bookmark text:name="calibre_link-530"/><text:bookmark text:name="calibre_link-531"/><text:bookmark text:name="calibre_link-1252"/><text:bookmark text:name="calibre_link-1253"/><text:bookmark text:name="calibre_link-1329"/><text:bookmark text:name="calibre_link-1474"/><text:span text:style-name="T2">So if you want a regular expression that’s case-insensitive </text:span><text:span text:style-name="Emphasis"><text:span text:style-name="T2">and</text:span></text:span><text:span text:style-name="T2"> includes newlines to match the dot character, you would form your </text:span><text:span text:style-name="Source_20_Text"><text:span text:style-name="T2">re.compile()</text:span></text:span><text:span text:style-name="T2"> call like this:</text:span></text:p>
      <text:p text:style-name="P10"><text:bookmark text:name="calibre_link-2614"/><text:span text:style-name="T2">&gt;&gt;&gt; </text:span><text:span text:style-name="Strong_20_Emphasis"><text:span text:style-name="T2">someRegexValue = re.compile('foo', re.IGNORECASE | re.DOTALL)</text:span></text:span></text:p>
      <text:p text:style-name="P29">All three options for the second argument will look like this:</text:p>
      <text:p text:style-name="P10"><text:bookmark text:name="calibre_link-2615"/><text:span text:style-name="T2">&gt;&gt;&gt; </text:span><text:span text:style-name="Strong_20_Emphasis"><text:span text:style-name="T2">someRegexValue = re.compile('foo', re.IGNORECASE | re.DOTALL | re.VERBOSE)</text:span></text:span></text:p>
      <text:p text:style-name="P30"><text:span text:style-name="T2">This syntax is a little old-fashioned and originates from early versions of Python. The details of the bitwise operators are beyond the scope of this book, but check out the resources at </text:span><text:a xlink:type="simple" xlink:href="http://nostarch.com/automatestuff/" text:style-name="Internet_20_link" text:visited-style-name="Visited_20_Internet_20_Link"><text:span text:style-name="Emphasis"><text:span text:style-name="T4">http://nostarch.com/automatestuff/</text:span></text:span></text:a><text:span text:style-name="T2"> for more information. You can also pass other options for the second argument; they’re uncommon, but you can read more about them in the resources, too.</text:span></text:p>
      <text:h text:style-name="P15" text:outline-level="1"><text:bookmark text:name="calibre_link-2616"/><text:soft-page-break/>Project: Phone Number and Email Address Extractor</text:h>
      <text:p text:style-name="P29">Say you have the boring task of finding every phone number and email address in a long web page or document. If you manually scroll through the page, you might end up searching for a long time. But if you had a program that could search the text in your clipboard for phone numbers and email addresses, you could simply press CTRL-A to select all the text, press CTRL-C to copy it to the clipboard, and then run your program. It could replace the text on the clipboard with just the phone numbers and email addresses it finds.</text:p>
      <text:p text:style-name="P29">Whenever you’re tackling a new project, it can be tempting to dive right into writing code. But more often than not, it’s best to take a step back and consider the bigger picture. I recommend first drawing up a high-level plan for what your program needs to do. Don’t think about the actual code yet—you can worry about that later. Right now, stick to broad strokes.</text:p>
      <text:p text:style-name="P29">For example, your phone and email address extractor will need to do the following:</text:p>
      <text:list xml:id="list8796370532705453383" text:style-name="L34">
        <text:list-item>
          <text:p text:style-name="P74">Get the text off the clipboard.</text:p>
        </text:list-item>
        <text:list-item>
          <text:p text:style-name="P74">Find all phone numbers and email addresses in the text.</text:p>
        </text:list-item>
        <text:list-item>
          <text:p text:style-name="P74">Paste them onto the clipboard.</text:p>
        </text:list-item>
      </text:list>
      <text:p text:style-name="P29">Now you can start thinking about how this might work in code. The code will need to do the following:</text:p>
      <text:list xml:id="list5471427623057431014" text:style-name="L35">
        <text:list-item>
          <text:p text:style-name="P105"><text:span text:style-name="T2">Use the </text:span><text:span text:style-name="Source_20_Text"><text:span text:style-name="T2">pyperclip</text:span></text:span><text:span text:style-name="T2"> module to copy and paste strings.</text:span></text:p>
        </text:list-item>
        <text:list-item>
          <text:p text:style-name="P75">Create two regexes, one for matching phone numbers and the other for matching email addresses.</text:p>
        </text:list-item>
        <text:list-item>
          <text:p text:style-name="P75">Find all matches, not just the first match, of both regexes.</text:p>
        </text:list-item>
        <text:list-item>
          <text:p text:style-name="P75">Neatly format the matched strings into a single string to paste.</text:p>
        </text:list-item>
        <text:list-item>
          <text:p text:style-name="P75">Display some kind of message if no matches were found in the text.</text:p>
        </text:list-item>
      </text:list>
      <text:p text:style-name="P29"><text:bookmark text:name="calibre_link-532"/><text:bookmark text:name="calibre_link-1254"/>This list is like a road map for the project. As you write the code, you can focus on each of these steps separately. Each step is fairly manageable and expressed in terms of things you already know how to do in Python.</text:p>
      <text:h text:style-name="P1" text:outline-level="2"><text:bookmark text:name="calibre_link-2617"/>Step 1: Create a Regex for Phone Numbers</text:h>
      <text:p text:style-name="P30"><text:span text:style-name="T2">First, you have to create a regular expression to search for phone numbers. Create a new file, enter the following, and save it as </text:span><text:span text:style-name="Emphasis"><text:span text:style-name="T2">phoneAndEmail.py</text:span></text:span><text:span text:style-name="T2">:</text:span></text:p>
      <text:p text:style-name="P4"><text:bookmark text:name="calibre_link-2618"/>#! python3</text:p>
      <text:p text:style-name="P4"><text:soft-page-break/># phoneAndEmail.py - Finds phone numbers and email addresses on the clipboard.</text:p>
      <text:p text:style-name="P5"/>
      <text:p text:style-name="P4">import pyperclip, re</text:p>
      <text:p text:style-name="P5"/>
      <text:p text:style-name="P4">phoneRegex = re.compile(r'''(</text:p>
      <text:p text:style-name="P2"><text:s text:c="4"/><text:span text:style-name="T1">(\d{3}|\(\d{3}\))? <text:s text:c="15"/># area code</text:span></text:p>
      <text:p text:style-name="P2"><text:s text:c="4"/><text:span text:style-name="T1">(\s|-|\.)? <text:s text:c="23"/># separator</text:span></text:p>
      <text:p text:style-name="P2"><text:s text:c="4"/><text:span text:style-name="T1">(\d{3}) <text:s text:c="26"/># first 3 digits</text:span></text:p>
      <text:p text:style-name="P2"><text:s text:c="4"/><text:span text:style-name="T1">(\s|-|\.) <text:s text:c="24"/># separator</text:span></text:p>
      <text:p text:style-name="P2"><text:s text:c="4"/><text:span text:style-name="T1">(\d{4}) <text:s text:c="26"/># last 4 digits</text:span></text:p>
      <text:p text:style-name="P2"><text:s text:c="4"/><text:span text:style-name="T1">(\s*(ext|x|ext.)\s*(\d{2,5}))? <text:s text:c="3"/># extension</text:span></text:p>
      <text:p text:style-name="P2"><text:s text:c="4"/><text:span text:style-name="T1">)''', re.VERBOSE)</text:span></text:p>
      <text:p text:style-name="P5"/>
      <text:p text:style-name="P4"># TODO: Create email regex.</text:p>
      <text:p text:style-name="P5"/>
      <text:p text:style-name="P4"># TODO: Find matches in clipboard text.</text:p>
      <text:p text:style-name="P5"/>
      <text:p text:style-name="P9"># TODO: Copy results to the clipboard.</text:p>
      <text:p text:style-name="P30"><text:span text:style-name="T2">The </text:span><text:span text:style-name="Source_20_Text"><text:span text:style-name="T2">TODO</text:span></text:span><text:span text:style-name="T2"> comments are just a skeleton for the program. They’ll be replaced as you write the actual code.</text:span></text:p>
      <text:p text:style-name="P30"><text:span text:style-name="T2">The phone number begins with an </text:span><text:span text:style-name="Emphasis"><text:span text:style-name="T2">optional</text:span></text:span><text:span text:style-name="T2"> area code, so the area code group is followed with a question mark. Since the area code can be just three digits (that is, </text:span><text:span text:style-name="Source_20_Text"><text:span text:style-name="T2">\d{3}</text:span></text:span><text:span text:style-name="T2">) </text:span><text:span text:style-name="Emphasis"><text:span text:style-name="T2">or</text:span></text:span><text:span text:style-name="T2"> three digits within parentheses (that is, </text:span><text:span text:style-name="Source_20_Text"><text:span text:style-name="T2">\(\d{3}\)</text:span></text:span><text:span text:style-name="T2">), you should have a pipe joining those parts. You can add the regex comment </text:span><text:span text:style-name="Source_20_Text"><text:span text:style-name="T2"># Area code</text:span></text:span><text:span text:style-name="T2"> to this part of the multiline string to help you remember what </text:span><text:span text:style-name="Source_20_Text"><text:span text:style-name="T2">(\d{3}|\(\d{3}\))?</text:span></text:span><text:span text:style-name="T2"> is supposed to match.</text:span></text:p>
      <text:p text:style-name="P30"><text:span text:style-name="T2">The phone number separator character can be a space (</text:span><text:span text:style-name="Source_20_Text"><text:span text:style-name="T2">\s</text:span></text:span><text:span text:style-name="T2">), hyphen (</text:span><text:span text:style-name="Source_20_Text"><text:span text:style-name="T2">-</text:span></text:span><text:span text:style-name="T2">), or period (</text:span><text:span text:style-name="Source_20_Text"><text:span text:style-name="T2">.</text:span></text:span><text:span text:style-name="T2">), so these parts should also be joined by pipes. The next few parts of the regular expression are straightforward: three digits, followed by another separator, followed by four digits. The last part is an optional extension made up of any number of spaces followed by </text:span><text:span text:style-name="Source_20_Text"><text:span text:style-name="T2">ext</text:span></text:span><text:span text:style-name="T2">, </text:span><text:span text:style-name="Source_20_Text"><text:span text:style-name="T2">x</text:span></text:span><text:span text:style-name="T2">, or </text:span><text:span text:style-name="Source_20_Text"><text:span text:style-name="T2">ext.</text:span></text:span><text:span text:style-name="T2">, followed by two to five digits.</text:span></text:p>
      <text:h text:style-name="P1" text:outline-level="2"><text:bookmark text:name="calibre_link-2619"/>Step 2: Create a Regex for Email Addresses</text:h>
      <text:p text:style-name="P29">You will also need a regular expression that can match email addresses. Make your program look like the following:</text:p>
      <text:p text:style-name="P2"><text:bookmark text:name="calibre_link-2620"/><text:s text:c="3"/><text:span text:style-name="T1">#! python3</text:span></text:p>
      <text:p text:style-name="P2"><text:s text:c="3"/><text:span text:style-name="T1"># phoneAndEmail.py - Finds phone numbers and email addresses on the clipboard.</text:span></text:p>
      <text:p text:style-name="P2"><text:soft-page-break/><text:s text:c="3"/><text:span text:style-name="T1">import pyperclip, re</text:span></text:p>
      <text:p text:style-name="P5"/>
      <text:p text:style-name="P2"><text:s text:c="3"/><text:span text:style-name="T1">phoneRegex = re.compile(r'''(</text:span></text:p>
      <text:p text:style-name="P5"><text:span text:style-name="T3"><text:s text:c="3"/></text:span><text:span text:style-name="Emphasis"><text:span text:style-name="T2">--snip--</text:span></text:span></text:p>
      <text:p text:style-name="P5"/>
      <text:p text:style-name="P5"><text:span text:style-name="T3"><text:s text:c="3"/></text:span><text:span text:style-name="Strong_20_Emphasis"><text:span text:style-name="T2"># Create email regex.</text:span></text:span></text:p>
      <text:p text:style-name="P5"><text:span text:style-name="T3"><text:s text:c="3"/></text:span><text:span text:style-name="Strong_20_Emphasis"><text:span text:style-name="T2">emailRegex = re.compile(r'''(</text:span></text:span></text:p>
      <text:p text:style-name="P5"><text:span text:style-name="T3">❶ <text:s text:c="4"/></text:span><text:span text:style-name="Strong_20_Emphasis"><text:span text:style-name="T2">[a-zA-Z0-9._%+-]+ <text:s text:c="5"/># username</text:span></text:span></text:p>
      <text:p text:style-name="P5"><text:span text:style-name="T3">❷ <text:s text:c="4"/></text:span><text:span text:style-name="Strong_20_Emphasis"><text:span text:style-name="T2">@ <text:s text:c="21"/># @ symbol</text:span></text:span></text:p>
      <text:p text:style-name="P5"><text:span text:style-name="T3">❸ <text:s text:c="4"/></text:span><text:span text:style-name="Strong_20_Emphasis"><text:span text:style-name="T2">[a-zA-Z0-9.-]+ <text:s text:c="8"/># domain name</text:span></text:span></text:p>
      <text:p text:style-name="P5"><text:span text:style-name="T3"><text:s text:c="7"/></text:span><text:span text:style-name="Strong_20_Emphasis"><text:span text:style-name="T2">(\.[a-zA-Z]{2,4}) <text:s text:c="5"/># dot-something</text:span></text:span></text:p>
      <text:p text:style-name="P5"><text:span text:style-name="T3"><text:s text:c="7"/></text:span><text:span text:style-name="Strong_20_Emphasis"><text:span text:style-name="T2">)''', re.VERBOSE)</text:span></text:span></text:p>
      <text:p text:style-name="P5"/>
      <text:p text:style-name="P2"><text:s text:c="3"/><text:span text:style-name="T1"># TODO: Find matches in clipboard text.</text:span></text:p>
      <text:p text:style-name="P5"/>
      <text:p text:style-name="P7"><text:s text:c="3"/><text:span text:style-name="T1"># TODO: Copy results to the clipboard.</text:span></text:p>
      <text:p text:style-name="P30"><text:bookmark text:name="calibre_link-533"/><text:bookmark text:name="calibre_link-1255"/><text:bookmark text:name="calibre_link-1729"/><text:span text:style-name="T2">The username part of the email address ❶ is one or more characters that can be any of the following: lowercase and uppercase letters, numbers, a dot, an underscore, a percent sign, a plus sign, or a hyphen. You can put all of these into a character class: </text:span><text:span text:style-name="Source_20_Text"><text:span text:style-name="T2">[a-zA-Z0-9._%+-]</text:span></text:span><text:span text:style-name="T2">.</text:span></text:p>
      <text:p text:style-name="P30"><text:span text:style-name="T2">The domain and username are separated by an </text:span><text:span text:style-name="Emphasis"><text:span text:style-name="T2">@</text:span></text:span><text:span text:style-name="T2"> symbol ❷. The domain name ❸ has a slightly less permissive character class with only letters, numbers, periods, and hyphens: </text:span><text:span text:style-name="Source_20_Text"><text:span text:style-name="T2">[a-zA-Z0-9.-]</text:span></text:span><text:span text:style-name="T2">. And last will be the “dot-com” part (technically known as the </text:span><text:span text:style-name="Emphasis"><text:span text:style-name="T2">top-level domain</text:span></text:span><text:span text:style-name="T2">), which can really be dot-anything. This is between two and four characters.</text:span></text:p>
      <text:p text:style-name="P29">The format for email addresses has a lot of weird rules. This regular expression won’t match every possible valid email address, but it’ll match almost any typical email address you’ll encounter.</text:p>
      <text:h text:style-name="P1" text:outline-level="2"><text:bookmark text:name="calibre_link-2621"/>Step 3: Find All Matches in the Clipboard Text</text:h>
      <text:p text:style-name="P30"><text:span text:style-name="T2">Now that you have specified the regular expressions for phone numbers and email addresses, you can let Python’s </text:span><text:span text:style-name="Source_20_Text"><text:span text:style-name="T2">re</text:span></text:span><text:span text:style-name="T2"> module do the hard work of finding all the matches on the clipboard. The </text:span><text:span text:style-name="Source_20_Text"><text:span text:style-name="T2">pyperclip.paste()</text:span></text:span><text:span text:style-name="T2"> function will get a string value of the text on the clipboard, and the </text:span><text:span text:style-name="Source_20_Text"><text:span text:style-name="T2">findall()</text:span></text:span><text:span text:style-name="T2"> regex method will return a list of tuples.</text:span></text:p>
      <text:p text:style-name="P29">Make your program look like the following:</text:p>
      <text:p text:style-name="P2"><text:bookmark text:name="calibre_link-2622"/><text:s text:c="3"/><text:span text:style-name="T1">#! python3</text:span></text:p>
      <text:p text:style-name="P2"><text:s text:c="3"/><text:span text:style-name="T1"># phoneAndEmail.py - Finds phone numbers and email addresses on the clipboard.</text:span></text:p>
      <text:p text:style-name="P5"/>
      <text:p text:style-name="P2"><text:soft-page-break/><text:s text:c="3"/><text:span text:style-name="T1">import pyperclip, re</text:span></text:p>
      <text:p text:style-name="P5"/>
      <text:p text:style-name="P2"><text:s text:c="3"/><text:span text:style-name="T1">phoneRegex = re.compile(r'''(</text:span></text:p>
      <text:p text:style-name="P5"><text:span text:style-name="T3"><text:s text:c="3"/></text:span><text:span text:style-name="Emphasis"><text:span text:style-name="T2">--snip--</text:span></text:span></text:p>
      <text:p text:style-name="P5"/>
      <text:p text:style-name="P5"><text:span text:style-name="T3"><text:s text:c="3"/></text:span><text:span text:style-name="Strong_20_Emphasis"><text:span text:style-name="T2"># Find matches in clipboard text.</text:span></text:span></text:p>
      <text:p text:style-name="P5"><text:span text:style-name="T3"><text:s text:c="3"/></text:span><text:span text:style-name="Strong_20_Emphasis"><text:span text:style-name="T2">text = str(pyperclip.paste())</text:span></text:span></text:p>
      <text:p text:style-name="P5"><text:span text:style-name="T3">❶ </text:span><text:span text:style-name="Strong_20_Emphasis"><text:span text:style-name="T2">matches = []</text:span></text:span></text:p>
      <text:p text:style-name="P5"><text:span text:style-name="T3">❷ </text:span><text:span text:style-name="Strong_20_Emphasis"><text:span text:style-name="T2">for groups in phoneRegex.findall(text):</text:span></text:span></text:p>
      <text:p text:style-name="P5"><text:span text:style-name="T3"><text:s text:c="7"/></text:span><text:span text:style-name="Strong_20_Emphasis"><text:span text:style-name="T2">phoneNum = '-'.join([groups[1], groups[3], groups[5]])</text:span></text:span></text:p>
      <text:p text:style-name="P5"><text:span text:style-name="T3"><text:s text:c="7"/></text:span><text:span text:style-name="Strong_20_Emphasis"><text:span text:style-name="T2">if groups[8] != '':</text:span></text:span></text:p>
      <text:p text:style-name="P5"><text:span text:style-name="T3"><text:s text:c="11"/></text:span><text:span text:style-name="Strong_20_Emphasis"><text:span text:style-name="T2">phoneNum += ' x' + groups[8]</text:span></text:span></text:p>
      <text:p text:style-name="P5"><text:span text:style-name="T3"><text:s text:c="7"/></text:span><text:span text:style-name="Strong_20_Emphasis"><text:span text:style-name="T2">matches.append(phoneNum)</text:span></text:span></text:p>
      <text:p text:style-name="P5"><text:span text:style-name="T3">❸ </text:span><text:span text:style-name="Strong_20_Emphasis"><text:span text:style-name="T2">for groups in emailRegex.findall(text):</text:span></text:span></text:p>
      <text:p text:style-name="P5"><text:span text:style-name="T3"><text:s text:c="7"/></text:span><text:span text:style-name="Strong_20_Emphasis"><text:span text:style-name="T2">matches.append(groups[0])</text:span></text:span></text:p>
      <text:p text:style-name="P5"/>
      <text:p text:style-name="P7"><text:s text:c="3"/><text:span text:style-name="T1"># TODO: Copy results to the clipboard.</text:span></text:p>
      <text:p text:style-name="P30"><text:bookmark text:name="calibre_link-534"/><text:bookmark text:name="calibre_link-1256"/><text:span text:style-name="T2">There is one tuple for each match, and each tuple contains strings for each group in the regular expression. Remember that group </text:span><text:span text:style-name="Source_20_Text"><text:span text:style-name="T2">0</text:span></text:span><text:span text:style-name="T2"> matches the entire regular expression, so the group at index </text:span><text:span text:style-name="Source_20_Text"><text:span text:style-name="T2">0</text:span></text:span><text:span text:style-name="T2"> of the tuple is the one you are interested in.</text:span></text:p>
      <text:p text:style-name="P30"><text:span text:style-name="T2">As you can see at ❶, you’ll store the matches in a list variable named </text:span><text:span text:style-name="Source_20_Text"><text:span text:style-name="T2">matches</text:span></text:span><text:span text:style-name="T2">. It starts off as an empty list, and a couple </text:span><text:span text:style-name="Source_20_Text"><text:span text:style-name="T2">for</text:span></text:span><text:span text:style-name="T2"> loops. For the email addresses, you append group </text:span><text:span text:style-name="Source_20_Text"><text:span text:style-name="T2">0</text:span></text:span><text:span text:style-name="T2"> of each match ❸. For the matched phone numbers, you don’t want to just append group </text:span><text:span text:style-name="Source_20_Text"><text:span text:style-name="T2">0</text:span></text:span><text:span text:style-name="T2">. While the program </text:span><text:span text:style-name="Emphasis"><text:span text:style-name="T2">detects</text:span></text:span><text:span text:style-name="T2"> phone numbers in several formats, you want the phone number appended to be in a single, standard format. The </text:span><text:span text:style-name="Source_20_Text"><text:span text:style-name="T2">phoneNum</text:span></text:span><text:span text:style-name="T2"> variable contains a string built from groups </text:span><text:span text:style-name="Source_20_Text"><text:span text:style-name="T2">1</text:span></text:span><text:span text:style-name="T2">, </text:span><text:span text:style-name="Source_20_Text"><text:span text:style-name="T2">3</text:span></text:span><text:span text:style-name="T2">, </text:span><text:span text:style-name="Source_20_Text"><text:span text:style-name="T2">5</text:span></text:span><text:span text:style-name="T2">, and </text:span><text:span text:style-name="Source_20_Text"><text:span text:style-name="T2">8</text:span></text:span><text:span text:style-name="T2"> of the matched text ❷. (These groups are the area code, first three digits, last four digits, and extension.)</text:span></text:p>
      <text:h text:style-name="P1" text:outline-level="2"><text:bookmark text:name="calibre_link-2623"/>Step 4: Join the Matches into a String for the Clipboard</text:h>
      <text:p text:style-name="P30"><text:span text:style-name="T2">Now that you have the email addresses and phone numbers as a list of strings in </text:span><text:span text:style-name="Source_20_Text"><text:span text:style-name="T2">matches</text:span></text:span><text:span text:style-name="T2">, you want to put them on the clipboard. The </text:span><text:span text:style-name="Source_20_Text"><text:span text:style-name="T2">pyperclip.copy()</text:span></text:span><text:span text:style-name="T2"> function takes only a single string value, not a list of strings, so you call the </text:span><text:span text:style-name="Source_20_Text"><text:span text:style-name="T2">join()</text:span></text:span><text:span text:style-name="T2"> method on </text:span><text:span text:style-name="Source_20_Text"><text:span text:style-name="T2">matches</text:span></text:span><text:span text:style-name="T2">.</text:span></text:p>
      <text:p text:style-name="P29">To make it easier to see that the program is working, let’s print any matches you find to the terminal. And if no phone numbers or email addresses were found, the program should tell the user this.</text:p>
      <text:p text:style-name="P29">Make your program look like the following:</text:p>
      <text:p text:style-name="P4"><text:bookmark text:name="calibre_link-2624"/><text:soft-page-break/>#! python3</text:p>
      <text:p text:style-name="P4"># phoneAndEmail.py - Finds phone numbers and email addresses on the clipboard.</text:p>
      <text:p text:style-name="P5"/>
      <text:p text:style-name="P5"><text:span text:style-name="Emphasis"><text:span text:style-name="T2">--snip--</text:span></text:span></text:p>
      <text:p text:style-name="P4">for groups in emailRegex.findall(text):</text:p>
      <text:p text:style-name="P2"><text:s text:c="4"/><text:span text:style-name="T1">matches.append(groups[0])</text:span></text:p>
      <text:p text:style-name="P5"/>
      <text:p text:style-name="P5"><text:span text:style-name="Strong_20_Emphasis"><text:span text:style-name="T2"># Copy results to the clipboard.</text:span></text:span></text:p>
      <text:p text:style-name="P5"><text:span text:style-name="Strong_20_Emphasis"><text:span text:style-name="T2">if len(matches) &gt; 0:</text:span></text:span></text:p>
      <text:p text:style-name="P5"><text:span text:style-name="T3"><text:s text:c="4"/></text:span><text:span text:style-name="Strong_20_Emphasis"><text:span text:style-name="T2">pyperclip.copy('\n'.join(matches))</text:span></text:span></text:p>
      <text:p text:style-name="P5"><text:span text:style-name="T3"><text:s text:c="4"/></text:span><text:span text:style-name="Strong_20_Emphasis"><text:span text:style-name="T2">print('Copied to clipboard:')</text:span></text:span></text:p>
      <text:p text:style-name="P5"><text:span text:style-name="T3"><text:s text:c="4"/></text:span><text:span text:style-name="Strong_20_Emphasis"><text:span text:style-name="T2">print('\n'.join(matches))</text:span></text:span></text:p>
      <text:p text:style-name="P5"><text:span text:style-name="Strong_20_Emphasis"><text:span text:style-name="T2">else:</text:span></text:span></text:p>
      <text:p text:style-name="P10"><text:span text:style-name="T3"><text:s text:c="4"/></text:span><text:span text:style-name="Strong_20_Emphasis"><text:span text:style-name="T2">print('No phone numbers or email addresses found.')</text:span></text:span></text:p>
      <text:h text:style-name="P1" text:outline-level="2"><text:bookmark text:name="calibre_link-2625"/>Running the Program</text:h>
      <text:p text:style-name="P30"><text:span text:style-name="T2">For an example, open your web browser to the No Starch Press contact page at </text:span><text:a xlink:type="simple" xlink:href="http://www.nostarch.com/contactus.htm" text:style-name="Internet_20_link" text:visited-style-name="Visited_20_Internet_20_Link"><text:span text:style-name="Emphasis"><text:span text:style-name="T4">http://www.nostarch.com/contactus.htm</text:span></text:span></text:a><text:span text:style-name="T2">, press CTRL-A to select all the text on the page, and press CTRL-C to copy it to the clipboard. When you run this program, the output will look something like this:</text:span></text:p>
      <text:p text:style-name="P4"><text:bookmark text:name="calibre_link-2626"/>Copied to clipboard:</text:p>
      <text:p text:style-name="P4">800-420-7240</text:p>
      <text:p text:style-name="P4">415-863-9900</text:p>
      <text:p text:style-name="P4">415-863-9950</text:p>
      <text:p text:style-name="P4">info@nostarch.com</text:p>
      <text:p text:style-name="P4">media@nostarch.com</text:p>
      <text:p text:style-name="P4">academic@nostarch.com</text:p>
      <text:p text:style-name="P9">help@nostarch.com</text:p>
      <text:h text:style-name="P1" text:outline-level="2"><text:bookmark text:name="calibre_link-2627"/>Ideas for Similar Programs</text:h>
      <text:p text:style-name="P30"><text:span text:style-name="T2">Identifying patterns of text (and possibly substituting them with the </text:span><text:span text:style-name="Source_20_Text"><text:span text:style-name="T2">sub()</text:span></text:span><text:span text:style-name="T2"> method) has many different potential applications.</text:span></text:p>
      <text:list xml:id="list1095218587804882116" text:style-name="L36">
        <text:list-item>
          <text:p text:style-name="P106"><text:span text:style-name="T2">Find website URLs that begin with </text:span><text:span text:style-name="Emphasis"><text:span text:style-name="T2">http://</text:span></text:span><text:span text:style-name="T2"> or </text:span><text:span text:style-name="Emphasis"><text:span text:style-name="T2">https://</text:span></text:span><text:span text:style-name="T2">.</text:span></text:p>
        </text:list-item>
        <text:list-item>
          <text:p text:style-name="P76">Clean up dates in different date formats (such as 3/14/2015, 03-14-2015, and 2015/3/14) by replacing them with dates in a single, standard format.</text:p>
        </text:list-item>
        <text:list-item>
          <text:p text:style-name="P76"><text:soft-page-break/>Remove sensitive information such as Social Security or credit card numbers.</text:p>
        </text:list-item>
        <text:list-item>
          <text:p text:style-name="P76">Find common typos such as multiple spaces between words, accidentally accidentally repeated words, or multiple exclamation marks at the end of sentences. Those are annoying!!</text:p>
        </text:list-item>
      </text:list>
      <text:h text:style-name="P15" text:outline-level="1"><text:bookmark text:name="calibre_link-2628"/>Summary</text:h>
      <text:p text:style-name="P29">While a computer can search for text quickly, it must be told precisely what to look for. Regular expressions allow you to specify the precise patterns of characters you are looking for. In fact, some word processing and spreadsheet applications provide find-and-replace features that allow you to search using regular expressions.</text:p>
      <text:p text:style-name="P30"><text:span text:style-name="T2">The </text:span><text:span text:style-name="Source_20_Text"><text:span text:style-name="T2">re</text:span></text:span><text:span text:style-name="T2"> module that comes with Python lets you compile </text:span><text:span text:style-name="Source_20_Text"><text:span text:style-name="T2">Regex</text:span></text:span><text:span text:style-name="T2"> objects. These values have several methods: </text:span><text:span text:style-name="Source_20_Text"><text:span text:style-name="T2">search()</text:span></text:span><text:span text:style-name="T2"> to find a single match, </text:span><text:span text:style-name="Source_20_Text"><text:span text:style-name="T2">findall()</text:span></text:span><text:span text:style-name="T2"> to find all matching instances, and </text:span><text:span text:style-name="Source_20_Text"><text:span text:style-name="T2">sub()</text:span></text:span><text:span text:style-name="T2"> to do a find-and-replace substitution of text.</text:span></text:p>
      <text:p text:style-name="P30"><text:span text:style-name="T2">There’s a bit more to regular expression syntax than is described in this chapter. You can find out more in the official Python documentation at </text:span><text:a xlink:type="simple" xlink:href="http://docs.python.org/3/library/re.html" text:style-name="Internet_20_link" text:visited-style-name="Visited_20_Internet_20_Link"><text:span text:style-name="Emphasis"><text:span text:style-name="T4">http://docs.python.org/3/library/re.html</text:span></text:span></text:a><text:span text:style-name="T2">. The tutorial website </text:span><text:a xlink:type="simple" xlink:href="http://www.regular-expressions.info/" text:style-name="Internet_20_link" text:visited-style-name="Visited_20_Internet_20_Link"><text:span text:style-name="Emphasis"><text:span text:style-name="T4">http://www.regular-expressions.info/</text:span></text:span></text:a><text:span text:style-name="T2"> is also a useful resource.</text:span></text:p>
      <text:p text:style-name="P29">Now that you have expertise manipulating and matching strings, it’s time to dive into how to read from and write to files on your computer’s hard drive.</text:p>
      <text:h text:style-name="P15" text:outline-level="1"><text:bookmark text:name="calibre_link-2629"/>Practice Questions</text:h>
      <text:p text:style-name="P31"><text:bookmark text:name="calibre_link-2630"/></text:p>
      <table:table table:name="Table17" table:style-name="Table17">
        <table:table-column table:style-name="Table17.A"/>
        <table:table-column table:style-name="Table17.B"/>
        <table:table-row>
          <table:table-cell table:style-name="Table17.A1" office:value-type="string">
            <text:p text:style-name="P12"><text:bookmark text:name="calibre_link-2631"/><text:bookmark text:name="calibre_link-2632"/>Q:</text:p>
          </table:table-cell>
          <table:table-cell table:style-name="Table17.A1" office:value-type="string">
            <text:p text:style-name="P12">1. What is the function that creates <text:span text:style-name="Source_20_Text">Regex</text:span> objects?</text:p>
          </table:table-cell>
        </table:table-row>
        <table:table-row>
          <table:table-cell table:style-name="Table17.A1" office:value-type="string">
            <text:p text:style-name="P12"><text:bookmark text:name="calibre_link-2633"/><text:bookmark text:name="calibre_link-2634"/>Q:</text:p>
          </table:table-cell>
          <table:table-cell table:style-name="Table17.A1" office:value-type="string">
            <text:p text:style-name="P12">2. Why are raw strings often used when creating <text:span text:style-name="Source_20_Text">Regex</text:span> objects?</text:p>
          </table:table-cell>
        </table:table-row>
        <table:table-row>
          <table:table-cell table:style-name="Table17.A1" office:value-type="string">
            <text:p text:style-name="P12"><text:bookmark text:name="calibre_link-2635"/><text:bookmark text:name="calibre_link-2636"/>Q:</text:p>
          </table:table-cell>
          <table:table-cell table:style-name="Table17.A1" office:value-type="string">
            <text:p text:style-name="P12">3. What does the <text:span text:style-name="Source_20_Text">search()</text:span> method return?</text:p>
          </table:table-cell>
        </table:table-row>
        <table:table-row>
          <table:table-cell table:style-name="Table17.A1" office:value-type="string">
            <text:p text:style-name="P12"><text:bookmark text:name="calibre_link-2637"/><text:bookmark text:name="calibre_link-2638"/>Q:</text:p>
          </table:table-cell>
          <table:table-cell table:style-name="Table17.A1" office:value-type="string">
            <text:p text:style-name="P12">4. How do you get the actual strings that match the pattern from a <text:span text:style-name="Source_20_Text">Match</text:span>object?</text:p>
          </table:table-cell>
        </table:table-row>
        <table:table-row>
          <table:table-cell table:style-name="Table17.A1" office:value-type="string">
            <text:p text:style-name="P12"><text:bookmark text:name="calibre_link-2639"/><text:bookmark text:name="calibre_link-2640"/>Q:</text:p>
          </table:table-cell>
          <table:table-cell table:style-name="Table17.A1" office:value-type="string">
            <text:p text:style-name="P12">5. In the regex created from <text:span text:style-name="Source_20_Text">r'(\d\d\d)-(\d\d\d-\d\d\d\d)'</text:span>, what does group <text:span text:style-name="Source_20_Text">0</text:span>cover? Group <text:span text:style-name="Source_20_Text">1</text:span>? Group <text:span text:style-name="Source_20_Text">2</text:span>?</text:p>
          </table:table-cell>
        </table:table-row>
        <table:table-row>
          <table:table-cell table:style-name="Table17.A1" office:value-type="string">
            <text:p text:style-name="P12"><text:bookmark text:name="calibre_link-2641"/><text:bookmark text:name="calibre_link-2642"/>Q<text:soft-page-break/>:</text:p>
          </table:table-cell>
          <table:table-cell table:style-name="Table17.A1" office:value-type="string">
            <text:p text:style-name="P12">6. Parentheses and periods have specific meanings in regular expression syntax. How would you <text:soft-page-break/>specify that you want a regex to match actual parentheses and period characters?</text:p>
          </table:table-cell>
        </table:table-row>
        <table:table-row>
          <table:table-cell table:style-name="Table17.A1" office:value-type="string">
            <text:p text:style-name="P12"><text:bookmark text:name="calibre_link-2643"/><text:bookmark text:name="calibre_link-2644"/>Q:</text:p>
          </table:table-cell>
          <table:table-cell table:style-name="Table17.A1" office:value-type="string">
            <text:p text:style-name="P12">7. The <text:span text:style-name="Source_20_Text">findall()</text:span> method returns a list of strings or a list of tuples of strings. What makes it return one or the other?</text:p>
          </table:table-cell>
        </table:table-row>
        <table:table-row>
          <table:table-cell table:style-name="Table17.A1" office:value-type="string">
            <text:p text:style-name="P12"><text:bookmark text:name="calibre_link-2645"/><text:bookmark text:name="calibre_link-2646"/>Q:</text:p>
          </table:table-cell>
          <table:table-cell table:style-name="Table17.A1" office:value-type="string">
            <text:p text:style-name="P12">8. What does the <text:span text:style-name="Source_20_Text">|</text:span> character signify in regular expressions?</text:p>
          </table:table-cell>
        </table:table-row>
        <table:table-row>
          <table:table-cell table:style-name="Table17.A1" office:value-type="string">
            <text:p text:style-name="P12"><text:bookmark text:name="calibre_link-2647"/><text:bookmark text:name="calibre_link-2648"/>Q:</text:p>
          </table:table-cell>
          <table:table-cell table:style-name="Table17.A1" office:value-type="string">
            <text:p text:style-name="P12">9. What two things does the <text:span text:style-name="Source_20_Text">?</text:span> character signify in regular expressions?</text:p>
          </table:table-cell>
        </table:table-row>
        <table:table-row>
          <table:table-cell table:style-name="Table17.A1" office:value-type="string">
            <text:p text:style-name="P12"><text:bookmark text:name="calibre_link-2649"/><text:bookmark text:name="calibre_link-2650"/>Q:</text:p>
          </table:table-cell>
          <table:table-cell table:style-name="Table17.A1" office:value-type="string">
            <text:p text:style-name="P12">10. What is the difference between the <text:span text:style-name="Source_20_Text">+</text:span> and <text:span text:style-name="Source_20_Text">*</text:span> characters in regular expressions?</text:p>
          </table:table-cell>
        </table:table-row>
        <table:table-row>
          <table:table-cell table:style-name="Table17.A1" office:value-type="string">
            <text:p text:style-name="P12"><text:bookmark text:name="calibre_link-2651"/><text:bookmark text:name="calibre_link-2652"/>Q:</text:p>
          </table:table-cell>
          <table:table-cell table:style-name="Table17.A1" office:value-type="string">
            <text:p text:style-name="P12">11. What is the difference between <text:span text:style-name="Source_20_Text">{3}</text:span> and <text:span text:style-name="Source_20_Text">{3,5}</text:span> in regular expressions?</text:p>
          </table:table-cell>
        </table:table-row>
        <table:table-row>
          <table:table-cell table:style-name="Table17.A1" office:value-type="string">
            <text:p text:style-name="P12"><text:bookmark text:name="calibre_link-2653"/><text:bookmark text:name="calibre_link-2654"/>Q:</text:p>
          </table:table-cell>
          <table:table-cell table:style-name="Table17.A1" office:value-type="string">
            <text:p text:style-name="P12">12. What do the <text:span text:style-name="Source_20_Text">\d</text:span>, <text:span text:style-name="Source_20_Text">\w</text:span>, and <text:span text:style-name="Source_20_Text">\s</text:span> shorthand character classes signify in regular expressions?</text:p>
          </table:table-cell>
        </table:table-row>
        <table:table-row>
          <table:table-cell table:style-name="Table17.A1" office:value-type="string">
            <text:p text:style-name="P12"><text:bookmark text:name="calibre_link-2655"/><text:bookmark text:name="calibre_link-2656"/>Q:</text:p>
          </table:table-cell>
          <table:table-cell table:style-name="Table17.A1" office:value-type="string">
            <text:p text:style-name="P12">13. What do the <text:span text:style-name="Source_20_Text">\D</text:span>, <text:span text:style-name="Source_20_Text">\W</text:span>, and <text:span text:style-name="Source_20_Text">\S</text:span> shorthand character classes signify in regular expressions?</text:p>
          </table:table-cell>
        </table:table-row>
        <table:table-row>
          <table:table-cell table:style-name="Table17.A1" office:value-type="string">
            <text:p text:style-name="P12"><text:bookmark text:name="calibre_link-2657"/><text:bookmark text:name="calibre_link-2658"/>Q:</text:p>
          </table:table-cell>
          <table:table-cell table:style-name="Table17.A1" office:value-type="string">
            <text:p text:style-name="P12">14. How do you make a regular expression case-insensitive?</text:p>
          </table:table-cell>
        </table:table-row>
        <table:table-row>
          <table:table-cell table:style-name="Table17.A1" office:value-type="string">
            <text:p text:style-name="P12"><text:bookmark text:name="calibre_link-2659"/><text:bookmark text:name="calibre_link-2660"/>Q:</text:p>
          </table:table-cell>
          <table:table-cell table:style-name="Table17.A1" office:value-type="string">
            <text:p text:style-name="P12">15. What does the <text:span text:style-name="Source_20_Text">.</text:span> character normally match? What does it match if <text:span text:style-name="Source_20_Text">re.DOTALL</text:span>is passed as the second argument to <text:span text:style-name="Source_20_Text">re.compile()</text:span>?</text:p>
          </table:table-cell>
        </table:table-row>
        <table:table-row>
          <table:table-cell table:style-name="Table17.A1" office:value-type="string">
            <text:p text:style-name="P12"><text:bookmark text:name="calibre_link-2661"/><text:bookmark text:name="calibre_link-2662"/>Q:</text:p>
          </table:table-cell>
          <table:table-cell table:style-name="Table17.A1" office:value-type="string">
            <text:p text:style-name="P12">16. What is the difference between these two: <text:span text:style-name="Source_20_Text">.*</text:span> and <text:span text:style-name="Source_20_Text">.*?</text:span></text:p>
          </table:table-cell>
        </table:table-row>
        <table:table-row>
          <table:table-cell table:style-name="Table17.A1" office:value-type="string">
            <text:p text:style-name="P12"><text:bookmark text:name="calibre_link-2663"/><text:bookmark text:name="calibre_link-2664"/>Q:</text:p>
          </table:table-cell>
          <table:table-cell table:style-name="Table17.A1" office:value-type="string">
            <text:p text:style-name="P12">17. What is the character class syntax to match all numbers and lowercase letters?</text:p>
          </table:table-cell>
        </table:table-row>
        <table:table-row>
          <table:table-cell table:style-name="Table17.A1" office:value-type="string">
            <text:p text:style-name="P12"><text:bookmark text:name="calibre_link-2665"/><text:bookmark text:name="calibre_link-2666"/>Q:</text:p>
          </table:table-cell>
          <table:table-cell table:style-name="Table17.A1" office:value-type="string">
            <text:p text:style-name="P12">18. If <text:span text:style-name="Source_20_Text">numRegex = re.compile(r'\d+')</text:span>, what will <text:span text:style-name="Source_20_Text">numRegex.sub('X', '12 drummers, 11 pipers, five rings, 3 hens')</text:span> return?</text:p>
          </table:table-cell>
        </table:table-row>
        <table:table-row>
          <table:table-cell table:style-name="Table17.A1" office:value-type="string">
            <text:p text:style-name="P12"><text:bookmark text:name="calibre_link-2667"/><text:bookmark text:name="calibre_link-2668"/>Q:</text:p>
          </table:table-cell>
          <table:table-cell table:style-name="Table17.A1" office:value-type="string">
            <text:p text:style-name="P12">19. What does passing <text:span text:style-name="Source_20_Text">re.VERBOSE</text:span> as the second argument to <text:span text:style-name="Source_20_Text">re.compile()</text:span> allow you to do?</text:p>
          </table:table-cell>
        </table:table-row>
        <table:table-row>
          <table:table-cell table:style-name="Table17.A1" office:value-type="string">
            <text:p text:style-name="P12"><text:bookmark text:name="calibre_link-2669"/><text:bookmark text:name="calibre_link-2670"/>Q:</text:p>
          </table:table-cell>
          <table:table-cell table:style-name="Table17.A1" office:value-type="string">
            <text:p text:style-name="P12">20. How would you write a regex that matches a number with commas for every three digits? It must match the following:</text:p>
            <text:list xml:id="list3929743184038725831" text:style-name="L37">
              <text:list-item>
                <text:p text:style-name="P40"><text:soft-page-break/><text:span text:style-name="Source_20_Text">'42'</text:span></text:p>
              </text:list-item>
              <text:list-item>
                <text:p text:style-name="P40"><text:span text:style-name="Source_20_Text">'1,234'</text:span></text:p>
              </text:list-item>
              <text:list-item>
                <text:p text:style-name="P40"><text:span text:style-name="Source_20_Text">'6,368,745'</text:span></text:p>
              </text:list-item>
            </text:list>
            <text:p text:style-name="P12">but not the following:</text:p>
            <text:list xml:id="list3161323036416079910" text:style-name="L38">
              <text:list-item>
                <text:p text:style-name="P41"><text:span text:style-name="Source_20_Text">'12,34,567'</text:span> (which has only two digits between the commas)</text:p>
              </text:list-item>
              <text:list-item>
                <text:p text:style-name="P41"><text:span text:style-name="Source_20_Text">'1234'</text:span> (which lacks commas)</text:p>
              </text:list-item>
            </text:list>
          </table:table-cell>
        </table:table-row>
        <table:table-row>
          <table:table-cell table:style-name="Table17.A1" office:value-type="string">
            <text:p text:style-name="P12"><text:bookmark text:name="calibre_link-2671"/><text:bookmark text:name="calibre_link-2672"/>Q:</text:p>
          </table:table-cell>
          <table:table-cell table:style-name="Table17.A1" office:value-type="string">
            <text:p text:style-name="P12">21. How would you write a regex that matches the full name of someone whose last name is Nakamoto? You can assume that the first name that comes before it will always be one word that begins with a capital letter. The regex must match the following:</text:p>
            <text:list xml:id="list5759085099154547582" text:style-name="L39">
              <text:list-item>
                <text:p text:style-name="P42"><text:span text:style-name="Source_20_Text">'Satoshi Nakamoto'</text:span></text:p>
              </text:list-item>
              <text:list-item>
                <text:p text:style-name="P42"><text:span text:style-name="Source_20_Text">'Alice Nakamoto'</text:span></text:p>
              </text:list-item>
              <text:list-item>
                <text:p text:style-name="P42"><text:span text:style-name="Source_20_Text">'Robocop Nakamoto'</text:span></text:p>
              </text:list-item>
            </text:list>
            <text:p text:style-name="P12">but not the following:</text:p>
            <text:list xml:id="list1348870858409293148" text:style-name="L40">
              <text:list-item>
                <text:p text:style-name="P43"><text:span text:style-name="Source_20_Text">'satoshi Nakamoto'</text:span> (where the first name is not capitalized)</text:p>
              </text:list-item>
              <text:list-item>
                <text:p text:style-name="P43"><text:span text:style-name="Source_20_Text">'Mr. Nakamoto'</text:span> (where the preceding word has a nonletter character)</text:p>
              </text:list-item>
              <text:list-item>
                <text:p text:style-name="P43"><text:span text:style-name="Source_20_Text">'Nakamoto'</text:span> (which has no first name)</text:p>
              </text:list-item>
              <text:list-item>
                <text:p text:style-name="P43"><text:span text:style-name="Source_20_Text">'Satoshi nakamoto'</text:span> (where Nakamoto is not capitalized)</text:p>
              </text:list-item>
            </text:list>
          </table:table-cell>
        </table:table-row>
        <table:table-row>
          <table:table-cell table:style-name="Table17.A1" office:value-type="string">
            <text:p text:style-name="P12"><text:bookmark text:name="calibre_link-2673"/><text:bookmark text:name="calibre_link-2674"/>Q:</text:p>
          </table:table-cell>
          <table:table-cell table:style-name="Table17.A1" office:value-type="string">
            <text:p text:style-name="P12">22. How would you write a regex that matches a sentence where the first word is either <text:span text:style-name="Emphasis">Alice</text:span>, <text:span text:style-name="Emphasis">Bob</text:span>, or <text:span text:style-name="Emphasis">Carol</text:span>; the second word is either <text:span text:style-name="Emphasis">eats</text:span>, <text:span text:style-name="Emphasis">pets</text:span>, or <text:span text:style-name="Emphasis">throws</text:span>; the third word is <text:span text:style-name="Emphasis">apples</text:span>, <text:span text:style-name="Emphasis">cats</text:span>, or <text:span text:style-name="Emphasis">baseballs</text:span>; and the sentence ends with a period? This regex should be case-insensitive. It must match the following:</text:p>
            <text:list xml:id="list508767961479686595" text:style-name="L41">
              <text:list-item>
                <text:p text:style-name="P44"><text:span text:style-name="Source_20_Text">'Alice eats apples.'</text:span></text:p>
              </text:list-item>
              <text:list-item>
                <text:p text:style-name="P44"><text:span text:style-name="Source_20_Text">'Bob pets cats.'</text:span></text:p>
              </text:list-item>
              <text:list-item>
                <text:p text:style-name="P44"><text:span text:style-name="Source_20_Text">'Carol throws baseballs.'</text:span></text:p>
              </text:list-item>
              <text:list-item>
                <text:p text:style-name="P44"><text:span text:style-name="Source_20_Text">'Alice throws Apples.'</text:span></text:p>
              </text:list-item>
              <text:list-item>
                <text:p text:style-name="P44"><text:soft-page-break/><text:span text:style-name="Source_20_Text">'BOB EATS CATS.'</text:span></text:p>
              </text:list-item>
            </text:list>
            <text:p text:style-name="P12">but not the following:</text:p>
            <text:list xml:id="list4702622113608019707" text:style-name="L42">
              <text:list-item>
                <text:p text:style-name="P45"><text:span text:style-name="Source_20_Text">'Robocop eats apples.'</text:span></text:p>
              </text:list-item>
              <text:list-item>
                <text:p text:style-name="P45"><text:span text:style-name="Source_20_Text">'ALICE THROWS FOOTBALLS.'</text:span></text:p>
              </text:list-item>
              <text:list-item>
                <text:p text:style-name="P45"><text:span text:style-name="Source_20_Text">'Carol eats 7 cats.'</text:span></text:p>
              </text:list-item>
            </text:list>
          </table:table-cell>
        </table:table-row>
      </table:table>
      <text:h text:style-name="P15" text:outline-level="1"><text:bookmark text:name="calibre_link-2675"/>Practice Projects</text:h>
      <text:p text:style-name="P29">For practice, write programs to do the following tasks.</text:p>
      <text:h text:style-name="P1" text:outline-level="2"><text:bookmark text:name="calibre_link-2676"/>Strong Password Detection</text:h>
      <text:p text:style-name="P29">Write a function that uses regular expressions to make sure the password string it is passed is strong. A strong password is defined as one that is at least eight characters long, contains both uppercase and lowercase characters, and has at least one digit. You may need to test the string against multiple regex patterns to validate its strength.</text:p>
      <text:h text:style-name="P1" text:outline-level="2"><text:bookmark text:name="calibre_link-2677"/>Regex Version of strip()</text:h>
      <text:p text:style-name="P30"><text:span text:style-name="T2">Write a function that takes a string and does the same thing as the </text:span><text:span text:style-name="Source_20_Text"><text:span text:style-name="T2">strip()</text:span></text:span><text:span text:style-name="T2"> string method. If no other arguments are passed other than the string to strip, then whitespace characters will be removed from the beginning and end of the string. Otherwise, the characters specified in the second argument to the function will be removed from the string.</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serif"/>
    <style:font-face style:name="OpenSymbol" svg:font-family="OpenSymbol"/>
    <style:font-face style:name="sans-serif" svg:font-family="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vin Camp</meta:initial-creator>
    <meta:creation-date>2019-07-11T15:35:39.52</meta:creation-date>
    <dc:date>2019-07-11T15:48:50.46</dc:date>
    <dc:creator>Kevin Camp</dc:creator>
    <meta:editing-duration>PT9M58S</meta:editing-duration>
    <meta:editing-cycles>30</meta:editing-cycles>
    <meta:generator>OpenOffice/4.1.5$Win32 OpenOffice.org_project/415m1$Build-9789</meta:generator>
    <meta:document-statistic meta:table-count="17" meta:image-count="35" meta:object-count="0" meta:page-count="166" meta:paragraph-count="3530" meta:word-count="45145" meta:character-count="265061"/>
  </office:meta>
</office:document-meta>
</file>